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0" table:default-cell-style-name="ce3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Cancertype</text:p>
          </table:table-cell>
          <table:table-cell table:style-name="ce1" office:value-type="string" calcext:value-type="string">
            <text:p>ABCC1</text:p>
          </table:table-cell>
          <table:table-cell table:style-name="ce1" office:value-type="string" calcext:value-type="string">
            <text:p>ABL1</text:p>
          </table:table-cell>
          <table:table-cell table:style-name="ce1" office:value-type="string" calcext:value-type="string">
            <text:p>ACD</text:p>
          </table:table-cell>
          <table:table-cell table:style-name="ce1" office:value-type="string" calcext:value-type="string">
            <text:p>ACTB</text:p>
          </table:table-cell>
          <table:table-cell table:style-name="ce1" office:value-type="string" calcext:value-type="string">
            <text:p>ACTL6A</text:p>
          </table:table-cell>
          <table:table-cell table:style-name="ce1" office:value-type="string" calcext:value-type="string">
            <text:p>ACTR1A</text:p>
          </table:table-cell>
          <table:table-cell table:style-name="ce1" office:value-type="string" calcext:value-type="string">
            <text:p>ACTR5</text:p>
          </table:table-cell>
          <table:table-cell table:style-name="ce1" office:value-type="string" calcext:value-type="string">
            <text:p>ACTR8</text:p>
          </table:table-cell>
          <table:table-cell table:style-name="ce1" office:value-type="string" calcext:value-type="string">
            <text:p>AEN</text:p>
          </table:table-cell>
          <table:table-cell table:style-name="ce1" office:value-type="string" calcext:value-type="string">
            <text:p>AHCYL1</text:p>
          </table:table-cell>
          <table:table-cell table:style-name="ce1" office:value-type="string" calcext:value-type="string">
            <text:p>ALKBH1</text:p>
          </table:table-cell>
          <table:table-cell table:style-name="ce1" office:value-type="string" calcext:value-type="string">
            <text:p>ALKBH2</text:p>
          </table:table-cell>
          <table:table-cell table:style-name="ce1" office:value-type="string" calcext:value-type="string">
            <text:p>ALKBH3</text:p>
          </table:table-cell>
          <table:table-cell table:style-name="ce1" office:value-type="string" calcext:value-type="string">
            <text:p>AMN1</text:p>
          </table:table-cell>
          <table:table-cell table:style-name="ce1" office:value-type="string" calcext:value-type="string">
            <text:p>ANAPC2</text:p>
          </table:table-cell>
          <table:table-cell table:style-name="ce1" office:value-type="string" calcext:value-type="string">
            <text:p>ANKRD17</text:p>
          </table:table-cell>
          <table:table-cell table:style-name="ce1" office:value-type="string" calcext:value-type="string">
            <text:p>ANKRD28</text:p>
          </table:table-cell>
          <table:table-cell table:style-name="ce1" office:value-type="string" calcext:value-type="string">
            <text:p>ANKRD44</text:p>
          </table:table-cell>
          <table:table-cell table:style-name="ce1" office:value-type="string" calcext:value-type="string">
            <text:p>ANKRD52</text:p>
          </table:table-cell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APITD1</text:p>
          </table:table-cell>
          <table:table-cell table:style-name="ce1" office:value-type="string" calcext:value-type="string">
            <text:p>APLF</text:p>
          </table:table-cell>
          <table:table-cell table:style-name="ce1" office:value-type="string" calcext:value-type="string">
            <text:p>APTX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ID1A</text:p>
          </table:table-cell>
          <table:table-cell table:style-name="ce1" office:value-type="string" calcext:value-type="string">
            <text:p>ARID1B</text:p>
          </table:table-cell>
          <table:table-cell table:style-name="ce1" office:value-type="string" calcext:value-type="string">
            <text:p>ARID2</text:p>
          </table:table-cell>
          <table:table-cell table:style-name="ce1" office:value-type="string" calcext:value-type="string">
            <text:p>ARID3A</text:p>
          </table:table-cell>
          <table:table-cell table:style-name="ce1" office:value-type="string" calcext:value-type="string">
            <text:p>ARPC4</text:p>
          </table:table-cell>
          <table:table-cell table:style-name="ce1" office:value-type="string" calcext:value-type="string">
            <text:p>ASCC1</text:p>
          </table:table-cell>
          <table:table-cell table:style-name="ce1" office:value-type="string" calcext:value-type="string">
            <text:p>ASCC3</text:p>
          </table:table-cell>
          <table:table-cell table:style-name="ce1" office:value-type="string" calcext:value-type="string">
            <text:p>ASF1A</text:p>
          </table:table-cell>
          <table:table-cell table:style-name="ce1" office:value-type="string" calcext:value-type="string">
            <text:p>ASF1B</text:p>
          </table:table-cell>
          <table:table-cell table:style-name="ce1" office:value-type="string" calcext:value-type="string">
            <text:p>ASH2L</text:p>
          </table:table-cell>
          <table:table-cell table:style-name="ce1" office:value-type="string" calcext:value-type="string">
            <text:p>ASNA1</text:p>
          </table:table-cell>
          <table:table-cell table:style-name="ce1" office:value-type="string" calcext:value-type="string">
            <text:p>ATAD5</text:p>
          </table:table-cell>
          <table:table-cell table:style-name="ce1" office:value-type="string" calcext:value-type="string">
            <text:p>ATF2</text:p>
          </table:table-cell>
          <table:table-cell table:style-name="ce1" office:value-type="string" calcext:value-type="string">
            <text:p>ATM</text:p>
          </table:table-cell>
          <table:table-cell table:style-name="ce1" office:value-type="string" calcext:value-type="string">
            <text:p>ATR</text:p>
          </table:table-cell>
          <table:table-cell table:style-name="ce1" office:value-type="string" calcext:value-type="string">
            <text:p>ATRIP</text:p>
          </table:table-cell>
          <table:table-cell table:style-name="ce1" office:value-type="string" calcext:value-type="string">
            <text:p>ATRX</text:p>
          </table:table-cell>
          <table:table-cell table:style-name="ce1" office:value-type="string" calcext:value-type="string">
            <text:p>ATXN3</text:p>
          </table:table-cell>
          <table:table-cell table:style-name="ce1" office:value-type="string" calcext:value-type="string">
            <text:p>ATXN7L3</text:p>
          </table:table-cell>
          <table:table-cell table:style-name="ce1" office:value-type="string" calcext:value-type="string">
            <text:p>BABAM1</text:p>
          </table:table-cell>
          <table:table-cell table:style-name="ce1" office:value-type="string" calcext:value-type="string">
            <text:p>BAP1</text:p>
          </table:table-cell>
          <table:table-cell table:style-name="ce1" office:value-type="string" calcext:value-type="string">
            <text:p>BARD1</text:p>
          </table:table-cell>
          <table:table-cell table:style-name="ce1" office:value-type="string" calcext:value-type="string">
            <text:p>BAZ1A</text:p>
          </table:table-cell>
        </table:table-row>
        <table:table-row table:style-name="ro1">
          <table:table-cell table:style-name="ce2" table:number-columns-repeated="50"/>
        </table:table-row>
        <table:table-row table:style-name="ro2">
          <table:table-cell office:value-type="string" calcext:value-type="string">
            <text:p>TCGA-04-1337-01A-01R-1564-13</text:p>
          </table:table-cell>
          <table:table-cell office:value-type="string" calcext:value-type="string">
            <text:p>OV</text:p>
          </table:table-cell>
          <table:table-cell office:value-type="float" office:value="13.4553365" calcext:value-type="float">
            <text:p>13.4553365</text:p>
          </table:table-cell>
          <table:table-cell office:value-type="float" office:value="24.8612" calcext:value-type="float">
            <text:p>24.8612</text:p>
          </table:table-cell>
          <table:table-cell office:value-type="float" office:value="219.47153" calcext:value-type="float">
            <text:p>219.47153</text:p>
          </table:table-cell>
          <table:table-cell office:value-type="float" office:value="4278.5709" calcext:value-type="float">
            <text:p>4278.5709</text:p>
          </table:table-cell>
          <table:table-cell office:value-type="float" office:value="37.831629" calcext:value-type="float">
            <text:p>37.831629</text:p>
          </table:table-cell>
          <table:table-cell office:value-type="float" office:value="113.01158" calcext:value-type="float">
            <text:p>113.01158</text:p>
          </table:table-cell>
          <table:table-cell office:value-type="float" office:value="11.723923" calcext:value-type="float">
            <text:p>11.723923</text:p>
          </table:table-cell>
          <table:table-cell office:value-type="float" office:value="22.725534" calcext:value-type="float">
            <text:p>22.725534</text:p>
          </table:table-cell>
          <table:table-cell office:value-type="float" office:value="39.175123" calcext:value-type="float">
            <text:p>39.175123</text:p>
          </table:table-cell>
          <table:table-cell office:value-type="float" office:value="68.1196" calcext:value-type="float">
            <text:p>68.1196</text:p>
          </table:table-cell>
          <table:table-cell office:value-type="float" office:value="6.930001" calcext:value-type="float">
            <text:p>6.930001</text:p>
          </table:table-cell>
          <table:table-cell office:value-type="float" office:value="68.917733" calcext:value-type="float">
            <text:p>68.917733</text:p>
          </table:table-cell>
          <table:table-cell office:value-type="float" office:value="7.110477" calcext:value-type="float">
            <text:p>7.110477</text:p>
          </table:table-cell>
          <table:table-cell office:value-type="float" office:value="3.493787" calcext:value-type="float">
            <text:p>3.493787</text:p>
          </table:table-cell>
          <table:table-cell office:value-type="float" office:value="143.673283" calcext:value-type="float">
            <text:p>143.673283</text:p>
          </table:table-cell>
          <table:table-cell office:value-type="float" office:value="11.873496" calcext:value-type="float">
            <text:p>11.873496</text:p>
          </table:table-cell>
          <table:table-cell office:value-type="float" office:value="5.494637" calcext:value-type="float">
            <text:p>5.494637</text:p>
          </table:table-cell>
          <table:table-cell office:value-type="float" office:value="0.43484602" calcext:value-type="float">
            <text:p>0.43484602</text:p>
          </table:table-cell>
          <table:table-cell office:value-type="float" office:value="106.42014" calcext:value-type="float">
            <text:p>106.42014</text:p>
          </table:table-cell>
          <table:table-cell office:value-type="float" office:value="1556.6644" calcext:value-type="float">
            <text:p>1556.6644</text:p>
          </table:table-cell>
          <table:table-cell office:value-type="float" office:value="89.26929" calcext:value-type="float">
            <text:p>89.26929</text:p>
          </table:table-cell>
          <table:table-cell office:value-type="float" office:value="5.0277251" calcext:value-type="float">
            <text:p>5.0277251</text:p>
          </table:table-cell>
          <table:table-cell office:value-type="float" office:value="0.42721221" calcext:value-type="float">
            <text:p>0.42721221</text:p>
          </table:table-cell>
          <table:table-cell office:value-type="float" office:value="4.71987" calcext:value-type="float">
            <text:p>4.71987</text:p>
          </table:table-cell>
          <table:table-cell office:value-type="float" office:value="0.94060203" calcext:value-type="float">
            <text:p>0.94060203</text:p>
          </table:table-cell>
          <table:table-cell office:value-type="float" office:value="13.821618" calcext:value-type="float">
            <text:p>13.821618</text:p>
          </table:table-cell>
          <table:table-cell office:value-type="float" office:value="3.1652549" calcext:value-type="float">
            <text:p>3.1652549</text:p>
          </table:table-cell>
          <table:table-cell office:value-type="float" office:value="3.6194646" calcext:value-type="float">
            <text:p>3.6194646</text:p>
          </table:table-cell>
          <table:table-cell office:value-type="float" office:value="5.08896" calcext:value-type="float">
            <text:p>5.08896</text:p>
          </table:table-cell>
          <table:table-cell office:value-type="float" office:value="213.20379" calcext:value-type="float">
            <text:p>213.20379</text:p>
          </table:table-cell>
          <table:table-cell office:value-type="float" office:value="5.859573" calcext:value-type="float">
            <text:p>5.859573</text:p>
          </table:table-cell>
          <table:table-cell office:value-type="float" office:value="0.8511965" calcext:value-type="float">
            <text:p>0.8511965</text:p>
          </table:table-cell>
          <table:table-cell office:value-type="float" office:value="12.53497" calcext:value-type="float">
            <text:p>12.53497</text:p>
          </table:table-cell>
          <table:table-cell office:value-type="float" office:value="41.400178" calcext:value-type="float">
            <text:p>41.400178</text:p>
          </table:table-cell>
          <table:table-cell office:value-type="float" office:value="15.604444" calcext:value-type="float">
            <text:p>15.604444</text:p>
          </table:table-cell>
          <table:table-cell office:value-type="float" office:value="199.53161" calcext:value-type="float">
            <text:p>199.53161</text:p>
          </table:table-cell>
          <table:table-cell office:value-type="float" office:value="1.0357681" calcext:value-type="float">
            <text:p>1.0357681</text:p>
          </table:table-cell>
          <table:table-cell office:value-type="float" office:value="5.551687" calcext:value-type="float">
            <text:p>5.551687</text:p>
          </table:table-cell>
          <table:table-cell office:value-type="float" office:value="3.267706" calcext:value-type="float">
            <text:p>3.267706</text:p>
          </table:table-cell>
          <table:table-cell office:value-type="float" office:value="4.38018" calcext:value-type="float">
            <text:p>4.38018</text:p>
          </table:table-cell>
          <table:table-cell office:value-type="float" office:value="15.884643" calcext:value-type="float">
            <text:p>15.884643</text:p>
          </table:table-cell>
          <table:table-cell office:value-type="float" office:value="4.21344" calcext:value-type="float">
            <text:p>4.21344</text:p>
          </table:table-cell>
          <table:table-cell office:value-type="float" office:value="5.735448" calcext:value-type="float">
            <text:p>5.735448</text:p>
          </table:table-cell>
          <table:table-cell office:value-type="float" office:value="181.6851" calcext:value-type="float">
            <text:p>181.6851</text:p>
          </table:table-cell>
          <table:table-cell office:value-type="float" office:value="143.43799" calcext:value-type="float">
            <text:p>143.43799</text:p>
          </table:table-cell>
          <table:table-cell office:value-type="float" office:value="312.17784" calcext:value-type="float">
            <text:p>312.17784</text:p>
          </table:table-cell>
          <table:table-cell office:value-type="float" office:value="0.29338331" calcext:value-type="float">
            <text:p>0.29338331</text:p>
          </table:table-cell>
          <table:table-cell office:value-type="float" office:value="4.448277" calcext:value-type="float">
            <text:p>4.448277</text:p>
          </table:table-cell>
        </table:table-row>
        <table:table-row table:style-name="ro2">
          <table:table-cell office:value-type="string" calcext:value-type="string">
            <text:p>TCGA-04-1361-01A-01R-1565-13</text:p>
          </table:table-cell>
          <table:table-cell office:value-type="string" calcext:value-type="string">
            <text:p>OV</text:p>
          </table:table-cell>
          <table:table-cell office:value-type="float" office:value="7.3217953" calcext:value-type="float">
            <text:p>7.3217953</text:p>
          </table:table-cell>
          <table:table-cell office:value-type="float" office:value="9.61365" calcext:value-type="float">
            <text:p>9.61365</text:p>
          </table:table-cell>
          <table:table-cell office:value-type="float" office:value="133.81154" calcext:value-type="float">
            <text:p>133.81154</text:p>
          </table:table-cell>
          <table:table-cell office:value-type="float" office:value="2852.0339" calcext:value-type="float">
            <text:p>2852.0339</text:p>
          </table:table-cell>
          <table:table-cell office:value-type="float" office:value="52.249053" calcext:value-type="float">
            <text:p>52.249053</text:p>
          </table:table-cell>
          <table:table-cell office:value-type="float" office:value="60.2387" calcext:value-type="float">
            <text:p>60.2387</text:p>
          </table:table-cell>
          <table:table-cell office:value-type="float" office:value="7.626632" calcext:value-type="float">
            <text:p>7.626632</text:p>
          </table:table-cell>
          <table:table-cell office:value-type="float" office:value="20.818404" calcext:value-type="float">
            <text:p>20.818404</text:p>
          </table:table-cell>
          <table:table-cell office:value-type="float" office:value="26.609103" calcext:value-type="float">
            <text:p>26.609103</text:p>
          </table:table-cell>
          <table:table-cell office:value-type="float" office:value="183.05706" calcext:value-type="float">
            <text:p>183.05706</text:p>
          </table:table-cell>
          <table:table-cell office:value-type="float" office:value="6.334649" calcext:value-type="float">
            <text:p>6.334649</text:p>
          </table:table-cell>
          <table:table-cell office:value-type="float" office:value="39.374049" calcext:value-type="float">
            <text:p>39.374049</text:p>
          </table:table-cell>
          <table:table-cell office:value-type="float" office:value="7.396203" calcext:value-type="float">
            <text:p>7.396203</text:p>
          </table:table-cell>
          <table:table-cell office:value-type="float" office:value="4.754398" calcext:value-type="float">
            <text:p>4.754398</text:p>
          </table:table-cell>
          <table:table-cell office:value-type="float" office:value="65.866462" calcext:value-type="float">
            <text:p>65.866462</text:p>
          </table:table-cell>
          <table:table-cell office:value-type="float" office:value="6.456709" calcext:value-type="float">
            <text:p>6.456709</text:p>
          </table:table-cell>
          <table:table-cell office:value-type="float" office:value="3.727328" calcext:value-type="float">
            <text:p>3.727328</text:p>
          </table:table-cell>
          <table:table-cell office:value-type="float" office:value="0.36933878" calcext:value-type="float">
            <text:p>0.36933878</text:p>
          </table:table-cell>
          <table:table-cell office:value-type="float" office:value="41.9508" calcext:value-type="float">
            <text:p>41.9508</text:p>
          </table:table-cell>
          <table:table-cell office:value-type="float" office:value="1485.7501" calcext:value-type="float">
            <text:p>1485.7501</text:p>
          </table:table-cell>
          <table:table-cell office:value-type="float" office:value="103.50891" calcext:value-type="float">
            <text:p>103.50891</text:p>
          </table:table-cell>
          <table:table-cell office:value-type="float" office:value="4.1910006" calcext:value-type="float">
            <text:p>4.1910006</text:p>
          </table:table-cell>
          <table:table-cell office:value-type="float" office:value="0.31943935" calcext:value-type="float">
            <text:p>0.31943935</text:p>
          </table:table-cell>
          <table:table-cell office:value-type="float" office:value="6.453707" calcext:value-type="float">
            <text:p>6.453707</text:p>
          </table:table-cell>
          <table:table-cell office:value-type="float" office:value="10.61976598" calcext:value-type="float">
            <text:p>10.61976598</text:p>
          </table:table-cell>
          <table:table-cell office:value-type="float" office:value="27.379127" calcext:value-type="float">
            <text:p>27.379127</text:p>
          </table:table-cell>
          <table:table-cell office:value-type="float" office:value="3.0448752" calcext:value-type="float">
            <text:p>3.0448752</text:p>
          </table:table-cell>
          <table:table-cell office:value-type="float" office:value="4.2934079" calcext:value-type="float">
            <text:p>4.2934079</text:p>
          </table:table-cell>
          <table:table-cell office:value-type="float" office:value="1.399063" calcext:value-type="float">
            <text:p>1.399063</text:p>
          </table:table-cell>
          <table:table-cell office:value-type="float" office:value="168.48139" calcext:value-type="float">
            <text:p>168.48139</text:p>
          </table:table-cell>
          <table:table-cell office:value-type="float" office:value="5.695199" calcext:value-type="float">
            <text:p>5.695199</text:p>
          </table:table-cell>
          <table:table-cell office:value-type="float" office:value="1.6200521" calcext:value-type="float">
            <text:p>1.6200521</text:p>
          </table:table-cell>
          <table:table-cell office:value-type="float" office:value="31.93919" calcext:value-type="float">
            <text:p>31.93919</text:p>
          </table:table-cell>
          <table:table-cell office:value-type="float" office:value="39.354749" calcext:value-type="float">
            <text:p>39.354749</text:p>
          </table:table-cell>
          <table:table-cell office:value-type="float" office:value="14.906206" calcext:value-type="float">
            <text:p>14.906206</text:p>
          </table:table-cell>
          <table:table-cell office:value-type="float" office:value="112.83877" calcext:value-type="float">
            <text:p>112.83877</text:p>
          </table:table-cell>
          <table:table-cell office:value-type="float" office:value="1.5209169" calcext:value-type="float">
            <text:p>1.5209169</text:p>
          </table:table-cell>
          <table:table-cell office:value-type="float" office:value="13.208588" calcext:value-type="float">
            <text:p>13.208588</text:p>
          </table:table-cell>
          <table:table-cell office:value-type="float" office:value="3.249235" calcext:value-type="float">
            <text:p>3.249235</text:p>
          </table:table-cell>
          <table:table-cell office:value-type="float" office:value="3.410503" calcext:value-type="float">
            <text:p>3.410503</text:p>
          </table:table-cell>
          <table:table-cell office:value-type="float" office:value="13.169606" calcext:value-type="float">
            <text:p>13.169606</text:p>
          </table:table-cell>
          <table:table-cell office:value-type="float" office:value="5.782947" calcext:value-type="float">
            <text:p>5.782947</text:p>
          </table:table-cell>
          <table:table-cell office:value-type="float" office:value="7.888768" calcext:value-type="float">
            <text:p>7.888768</text:p>
          </table:table-cell>
          <table:table-cell office:value-type="float" office:value="109.41209" calcext:value-type="float">
            <text:p>109.41209</text:p>
          </table:table-cell>
          <table:table-cell office:value-type="float" office:value="120.49971" calcext:value-type="float">
            <text:p>120.49971</text:p>
          </table:table-cell>
          <table:table-cell office:value-type="float" office:value="188.38688" calcext:value-type="float">
            <text:p>188.38688</text:p>
          </table:table-cell>
          <table:table-cell office:value-type="float" office:value="0.92934737" calcext:value-type="float">
            <text:p>0.92934737</text:p>
          </table:table-cell>
          <table:table-cell office:value-type="float" office:value="9.416925" calcext:value-type="float">
            <text:p>9.416925</text:p>
          </table:table-cell>
        </table:table-row>
        <table:table-row table:style-name="ro2">
          <table:table-cell office:value-type="string" calcext:value-type="string">
            <text:p>TCGA-04-1362-01A-01R-1565-13</text:p>
          </table:table-cell>
          <table:table-cell office:value-type="string" calcext:value-type="string">
            <text:p>OV</text:p>
          </table:table-cell>
          <table:table-cell office:value-type="float" office:value="5.6862654" calcext:value-type="float">
            <text:p>5.6862654</text:p>
          </table:table-cell>
          <table:table-cell office:value-type="float" office:value="20.158226" calcext:value-type="float">
            <text:p>20.158226</text:p>
          </table:table-cell>
          <table:table-cell office:value-type="float" office:value="64.56569" calcext:value-type="float">
            <text:p>64.56569</text:p>
          </table:table-cell>
          <table:table-cell office:value-type="float" office:value="2580.0153" calcext:value-type="float">
            <text:p>2580.0153</text:p>
          </table:table-cell>
          <table:table-cell office:value-type="float" office:value="86.957022" calcext:value-type="float">
            <text:p>86.957022</text:p>
          </table:table-cell>
          <table:table-cell office:value-type="float" office:value="71.50034" calcext:value-type="float">
            <text:p>71.50034</text:p>
          </table:table-cell>
          <table:table-cell office:value-type="float" office:value="6.017835" calcext:value-type="float">
            <text:p>6.017835</text:p>
          </table:table-cell>
          <table:table-cell office:value-type="float" office:value="16.203692" calcext:value-type="float">
            <text:p>16.203692</text:p>
          </table:table-cell>
          <table:table-cell office:value-type="float" office:value="16.70114" calcext:value-type="float">
            <text:p>16.70114</text:p>
          </table:table-cell>
          <table:table-cell office:value-type="float" office:value="123.20082" calcext:value-type="float">
            <text:p>123.20082</text:p>
          </table:table-cell>
          <table:table-cell office:value-type="float" office:value="5.475518" calcext:value-type="float">
            <text:p>5.475518</text:p>
          </table:table-cell>
          <table:table-cell office:value-type="float" office:value="43.426749" calcext:value-type="float">
            <text:p>43.426749</text:p>
          </table:table-cell>
          <table:table-cell office:value-type="float" office:value="12.502961" calcext:value-type="float">
            <text:p>12.502961</text:p>
          </table:table-cell>
          <table:table-cell office:value-type="float" office:value="4.555784" calcext:value-type="float">
            <text:p>4.555784</text:p>
          </table:table-cell>
          <table:table-cell office:value-type="float" office:value="90.522665" calcext:value-type="float">
            <text:p>90.522665</text:p>
          </table:table-cell>
          <table:table-cell office:value-type="float" office:value="18.62719" calcext:value-type="float">
            <text:p>18.62719</text:p>
          </table:table-cell>
          <table:table-cell office:value-type="float" office:value="11.267719" calcext:value-type="float">
            <text:p>11.267719</text:p>
          </table:table-cell>
          <table:table-cell office:value-type="float" office:value="0.30342668" calcext:value-type="float">
            <text:p>0.30342668</text:p>
          </table:table-cell>
          <table:table-cell office:value-type="float" office:value="105.6806" calcext:value-type="float">
            <text:p>105.6806</text:p>
          </table:table-cell>
          <table:table-cell office:value-type="float" office:value="1395.5606" calcext:value-type="float">
            <text:p>1395.5606</text:p>
          </table:table-cell>
          <table:table-cell office:value-type="float" office:value="92.19816" calcext:value-type="float">
            <text:p>92.19816</text:p>
          </table:table-cell>
          <table:table-cell office:value-type="float" office:value="12.3352001" calcext:value-type="float">
            <text:p>12.3352001</text:p>
          </table:table-cell>
          <table:table-cell office:value-type="float" office:value="0.24137383" calcext:value-type="float">
            <text:p>0.24137383</text:p>
          </table:table-cell>
          <table:table-cell office:value-type="float" office:value="4.411944" calcext:value-type="float">
            <text:p>4.411944</text:p>
          </table:table-cell>
          <table:table-cell office:value-type="float" office:value="3.39219674" calcext:value-type="float">
            <text:p>3.39219674</text:p>
          </table:table-cell>
          <table:table-cell office:value-type="float" office:value="40.29955" calcext:value-type="float">
            <text:p>40.29955</text:p>
          </table:table-cell>
          <table:table-cell office:value-type="float" office:value="3.6768383" calcext:value-type="float">
            <text:p>3.6768383</text:p>
          </table:table-cell>
          <table:table-cell office:value-type="float" office:value="4.7221991" calcext:value-type="float">
            <text:p>4.7221991</text:p>
          </table:table-cell>
          <table:table-cell office:value-type="float" office:value="2.6058317" calcext:value-type="float">
            <text:p>2.6058317</text:p>
          </table:table-cell>
          <table:table-cell office:value-type="float" office:value="151.40106" calcext:value-type="float">
            <text:p>151.40106</text:p>
          </table:table-cell>
          <table:table-cell office:value-type="float" office:value="7.153699" calcext:value-type="float">
            <text:p>7.153699</text:p>
          </table:table-cell>
          <table:table-cell office:value-type="float" office:value="1.7580445" calcext:value-type="float">
            <text:p>1.7580445</text:p>
          </table:table-cell>
          <table:table-cell office:value-type="float" office:value="20.86401" calcext:value-type="float">
            <text:p>20.86401</text:p>
          </table:table-cell>
          <table:table-cell office:value-type="float" office:value="69.970423" calcext:value-type="float">
            <text:p>69.970423</text:p>
          </table:table-cell>
          <table:table-cell office:value-type="float" office:value="19.048403" calcext:value-type="float">
            <text:p>19.048403</text:p>
          </table:table-cell>
          <table:table-cell office:value-type="float" office:value="166.01286" calcext:value-type="float">
            <text:p>166.01286</text:p>
          </table:table-cell>
          <table:table-cell office:value-type="float" office:value="2.1068041" calcext:value-type="float">
            <text:p>2.1068041</text:p>
          </table:table-cell>
          <table:table-cell office:value-type="float" office:value="12.061676" calcext:value-type="float">
            <text:p>12.061676</text:p>
          </table:table-cell>
          <table:table-cell office:value-type="float" office:value="4.081564" calcext:value-type="float">
            <text:p>4.081564</text:p>
          </table:table-cell>
          <table:table-cell office:value-type="float" office:value="5.441435" calcext:value-type="float">
            <text:p>5.441435</text:p>
          </table:table-cell>
          <table:table-cell office:value-type="float" office:value="8.940882" calcext:value-type="float">
            <text:p>8.940882</text:p>
          </table:table-cell>
          <table:table-cell office:value-type="float" office:value="6.500729" calcext:value-type="float">
            <text:p>6.500729</text:p>
          </table:table-cell>
          <table:table-cell office:value-type="float" office:value="7.188523" calcext:value-type="float">
            <text:p>7.188523</text:p>
          </table:table-cell>
          <table:table-cell office:value-type="float" office:value="272.05412" calcext:value-type="float">
            <text:p>272.05412</text:p>
          </table:table-cell>
          <table:table-cell office:value-type="float" office:value="108.57747" calcext:value-type="float">
            <text:p>108.57747</text:p>
          </table:table-cell>
          <table:table-cell office:value-type="float" office:value="185.76539" calcext:value-type="float">
            <text:p>185.76539</text:p>
          </table:table-cell>
          <table:table-cell office:value-type="float" office:value="1.09146805" calcext:value-type="float">
            <text:p>1.09146805</text:p>
          </table:table-cell>
          <table:table-cell office:value-type="float" office:value="5.811949" calcext:value-type="float">
            <text:p>5.811949</text:p>
          </table:table-cell>
        </table:table-row>
        <table:table-row table:style-name="ro2">
          <table:table-cell office:value-type="string" calcext:value-type="string">
            <text:p>TCGA-04-1365-01A-01R-1565-13</text:p>
          </table:table-cell>
          <table:table-cell office:value-type="string" calcext:value-type="string">
            <text:p>OV</text:p>
          </table:table-cell>
          <table:table-cell office:value-type="float" office:value="5.4566191" calcext:value-type="float">
            <text:p>5.4566191</text:p>
          </table:table-cell>
          <table:table-cell office:value-type="float" office:value="12.973075" calcext:value-type="float">
            <text:p>12.973075</text:p>
          </table:table-cell>
          <table:table-cell office:value-type="float" office:value="126.76554" calcext:value-type="float">
            <text:p>126.76554</text:p>
          </table:table-cell>
          <table:table-cell office:value-type="float" office:value="3189.8162" calcext:value-type="float">
            <text:p>3189.8162</text:p>
          </table:table-cell>
          <table:table-cell office:value-type="float" office:value="77.861189" calcext:value-type="float">
            <text:p>77.861189</text:p>
          </table:table-cell>
          <table:table-cell office:value-type="float" office:value="71.8486" calcext:value-type="float">
            <text:p>71.8486</text:p>
          </table:table-cell>
          <table:table-cell office:value-type="float" office:value="6.144598" calcext:value-type="float">
            <text:p>6.144598</text:p>
          </table:table-cell>
          <table:table-cell office:value-type="float" office:value="10.684125" calcext:value-type="float">
            <text:p>10.684125</text:p>
          </table:table-cell>
          <table:table-cell office:value-type="float" office:value="18.007293" calcext:value-type="float">
            <text:p>18.007293</text:p>
          </table:table-cell>
          <table:table-cell office:value-type="float" office:value="63.89345" calcext:value-type="float">
            <text:p>63.89345</text:p>
          </table:table-cell>
          <table:table-cell office:value-type="float" office:value="4.581455" calcext:value-type="float">
            <text:p>4.581455</text:p>
          </table:table-cell>
          <table:table-cell office:value-type="float" office:value="39.698061" calcext:value-type="float">
            <text:p>39.698061</text:p>
          </table:table-cell>
          <table:table-cell office:value-type="float" office:value="8.92462" calcext:value-type="float">
            <text:p>8.92462</text:p>
          </table:table-cell>
          <table:table-cell office:value-type="float" office:value="5.673171" calcext:value-type="float">
            <text:p>5.673171</text:p>
          </table:table-cell>
          <table:table-cell office:value-type="float" office:value="53.368277" calcext:value-type="float">
            <text:p>53.368277</text:p>
          </table:table-cell>
          <table:table-cell office:value-type="float" office:value="10.195223" calcext:value-type="float">
            <text:p>10.195223</text:p>
          </table:table-cell>
          <table:table-cell office:value-type="float" office:value="2.56895" calcext:value-type="float">
            <text:p>2.56895</text:p>
          </table:table-cell>
          <table:table-cell office:value-type="float" office:value="0.26739446" calcext:value-type="float">
            <text:p>0.26739446</text:p>
          </table:table-cell>
          <table:table-cell office:value-type="float" office:value="50.58655" calcext:value-type="float">
            <text:p>50.58655</text:p>
          </table:table-cell>
          <table:table-cell office:value-type="float" office:value="2109.7569" calcext:value-type="float">
            <text:p>2109.7569</text:p>
          </table:table-cell>
          <table:table-cell office:value-type="float" office:value="125.24851" calcext:value-type="float">
            <text:p>125.24851</text:p>
          </table:table-cell>
          <table:table-cell office:value-type="float" office:value="7.5725282" calcext:value-type="float">
            <text:p>7.5725282</text:p>
          </table:table-cell>
          <table:table-cell office:value-type="float" office:value="0.33565251" calcext:value-type="float">
            <text:p>0.33565251</text:p>
          </table:table-cell>
          <table:table-cell office:value-type="float" office:value="7.182642" calcext:value-type="float">
            <text:p>7.182642</text:p>
          </table:table-cell>
          <table:table-cell office:value-type="float" office:value="1.31157879" calcext:value-type="float">
            <text:p>1.31157879</text:p>
          </table:table-cell>
          <table:table-cell office:value-type="float" office:value="51.067144" calcext:value-type="float">
            <text:p>51.067144</text:p>
          </table:table-cell>
          <table:table-cell office:value-type="float" office:value="1.9486566" calcext:value-type="float">
            <text:p>1.9486566</text:p>
          </table:table-cell>
          <table:table-cell office:value-type="float" office:value="4.4844345" calcext:value-type="float">
            <text:p>4.4844345</text:p>
          </table:table-cell>
          <table:table-cell office:value-type="float" office:value="2.4317642" calcext:value-type="float">
            <text:p>2.4317642</text:p>
          </table:table-cell>
          <table:table-cell office:value-type="float" office:value="185.89543" calcext:value-type="float">
            <text:p>185.89543</text:p>
          </table:table-cell>
          <table:table-cell office:value-type="float" office:value="7.352808" calcext:value-type="float">
            <text:p>7.352808</text:p>
          </table:table-cell>
          <table:table-cell office:value-type="float" office:value="2.1931286" calcext:value-type="float">
            <text:p>2.1931286</text:p>
          </table:table-cell>
          <table:table-cell office:value-type="float" office:value="35.55167" calcext:value-type="float">
            <text:p>35.55167</text:p>
          </table:table-cell>
          <table:table-cell office:value-type="float" office:value="65.933729" calcext:value-type="float">
            <text:p>65.933729</text:p>
          </table:table-cell>
          <table:table-cell office:value-type="float" office:value="22.855283" calcext:value-type="float">
            <text:p>22.855283</text:p>
          </table:table-cell>
          <table:table-cell office:value-type="float" office:value="120.1359" calcext:value-type="float">
            <text:p>120.1359</text:p>
          </table:table-cell>
          <table:table-cell office:value-type="float" office:value="1.6049025" calcext:value-type="float">
            <text:p>1.6049025</text:p>
          </table:table-cell>
          <table:table-cell office:value-type="float" office:value="10.175054" calcext:value-type="float">
            <text:p>10.175054</text:p>
          </table:table-cell>
          <table:table-cell office:value-type="float" office:value="1.632885" calcext:value-type="float">
            <text:p>1.632885</text:p>
          </table:table-cell>
          <table:table-cell office:value-type="float" office:value="3.09959" calcext:value-type="float">
            <text:p>3.09959</text:p>
          </table:table-cell>
          <table:table-cell office:value-type="float" office:value="7.24054" calcext:value-type="float">
            <text:p>7.24054</text:p>
          </table:table-cell>
          <table:table-cell office:value-type="float" office:value="4.239907" calcext:value-type="float">
            <text:p>4.239907</text:p>
          </table:table-cell>
          <table:table-cell office:value-type="float" office:value="4.08936" calcext:value-type="float">
            <text:p>4.08936</text:p>
          </table:table-cell>
          <table:table-cell office:value-type="float" office:value="120.08203" calcext:value-type="float">
            <text:p>120.08203</text:p>
          </table:table-cell>
          <table:table-cell office:value-type="float" office:value="107.87452" calcext:value-type="float">
            <text:p>107.87452</text:p>
          </table:table-cell>
          <table:table-cell office:value-type="float" office:value="90.34691" calcext:value-type="float">
            <text:p>90.34691</text:p>
          </table:table-cell>
          <table:table-cell office:value-type="float" office:value="1.97793634" calcext:value-type="float">
            <text:p>1.97793634</text:p>
          </table:table-cell>
          <table:table-cell office:value-type="float" office:value="11.952323" calcext:value-type="float">
            <text:p>11.952323</text:p>
          </table:table-cell>
        </table:table-row>
        <table:table-row table:style-name="ro2">
          <table:table-cell office:value-type="string" calcext:value-type="string">
            <text:p>TCGA-04-1536-01A-01R-1566-13</text:p>
          </table:table-cell>
          <table:table-cell office:value-type="string" calcext:value-type="string">
            <text:p>OV</text:p>
          </table:table-cell>
          <table:table-cell office:value-type="float" office:value="4.3788693" calcext:value-type="float">
            <text:p>4.3788693</text:p>
          </table:table-cell>
          <table:table-cell office:value-type="float" office:value="4.669312" calcext:value-type="float">
            <text:p>4.669312</text:p>
          </table:table-cell>
          <table:table-cell office:value-type="float" office:value="277.91265" calcext:value-type="float">
            <text:p>277.91265</text:p>
          </table:table-cell>
          <table:table-cell office:value-type="float" office:value="2572.5467" calcext:value-type="float">
            <text:p>2572.5467</text:p>
          </table:table-cell>
          <table:table-cell office:value-type="float" office:value="39.859189" calcext:value-type="float">
            <text:p>39.859189</text:p>
          </table:table-cell>
          <table:table-cell office:value-type="float" office:value="118.32848" calcext:value-type="float">
            <text:p>118.32848</text:p>
          </table:table-cell>
          <table:table-cell office:value-type="float" office:value="9.083184" calcext:value-type="float">
            <text:p>9.083184</text:p>
          </table:table-cell>
          <table:table-cell office:value-type="float" office:value="5.947958" calcext:value-type="float">
            <text:p>5.947958</text:p>
          </table:table-cell>
          <table:table-cell office:value-type="float" office:value="17.484551" calcext:value-type="float">
            <text:p>17.484551</text:p>
          </table:table-cell>
          <table:table-cell office:value-type="float" office:value="135.98559" calcext:value-type="float">
            <text:p>135.98559</text:p>
          </table:table-cell>
          <table:table-cell office:value-type="float" office:value="7.408337" calcext:value-type="float">
            <text:p>7.408337</text:p>
          </table:table-cell>
          <table:table-cell office:value-type="float" office:value="131.395951" calcext:value-type="float">
            <text:p>131.395951</text:p>
          </table:table-cell>
          <table:table-cell office:value-type="float" office:value="6.676222" calcext:value-type="float">
            <text:p>6.676222</text:p>
          </table:table-cell>
          <table:table-cell office:value-type="float" office:value="3.371386" calcext:value-type="float">
            <text:p>3.371386</text:p>
          </table:table-cell>
          <table:table-cell office:value-type="float" office:value="16.008634" calcext:value-type="float">
            <text:p>16.008634</text:p>
          </table:table-cell>
          <table:table-cell office:value-type="float" office:value="4.742636" calcext:value-type="float">
            <text:p>4.742636</text:p>
          </table:table-cell>
          <table:table-cell office:value-type="float" office:value="3.659959" calcext:value-type="float">
            <text:p>3.659959</text:p>
          </table:table-cell>
          <table:table-cell office:value-type="float" office:value="0.21368975" calcext:value-type="float">
            <text:p>0.21368975</text:p>
          </table:table-cell>
          <table:table-cell office:value-type="float" office:value="45.05859" calcext:value-type="float">
            <text:p>45.05859</text:p>
          </table:table-cell>
          <table:table-cell office:value-type="float" office:value="2496.2063" calcext:value-type="float">
            <text:p>2496.2063</text:p>
          </table:table-cell>
          <table:table-cell office:value-type="float" office:value="119.66304" calcext:value-type="float">
            <text:p>119.66304</text:p>
          </table:table-cell>
          <table:table-cell office:value-type="float" office:value="5.133837" calcext:value-type="float">
            <text:p>5.133837</text:p>
          </table:table-cell>
          <table:table-cell office:value-type="float" office:value="0.19377449" calcext:value-type="float">
            <text:p>0.19377449</text:p>
          </table:table-cell>
          <table:table-cell office:value-type="float" office:value="5.901813" calcext:value-type="float">
            <text:p>5.901813</text:p>
          </table:table-cell>
          <table:table-cell office:value-type="float" office:value="15.96448944" calcext:value-type="float">
            <text:p>15.96448944</text:p>
          </table:table-cell>
          <table:table-cell office:value-type="float" office:value="26.420127" calcext:value-type="float">
            <text:p>26.420127</text:p>
          </table:table-cell>
          <table:table-cell office:value-type="float" office:value="3.3506994" calcext:value-type="float">
            <text:p>3.3506994</text:p>
          </table:table-cell>
          <table:table-cell office:value-type="float" office:value="8.7080859" calcext:value-type="float">
            <text:p>8.7080859</text:p>
          </table:table-cell>
          <table:table-cell office:value-type="float" office:value="0.9330325" calcext:value-type="float">
            <text:p>0.9330325</text:p>
          </table:table-cell>
          <table:table-cell office:value-type="float" office:value="158.59836" calcext:value-type="float">
            <text:p>158.59836</text:p>
          </table:table-cell>
          <table:table-cell office:value-type="float" office:value="4.146177" calcext:value-type="float">
            <text:p>4.146177</text:p>
          </table:table-cell>
          <table:table-cell office:value-type="float" office:value="1.9731004" calcext:value-type="float">
            <text:p>1.9731004</text:p>
          </table:table-cell>
          <table:table-cell office:value-type="float" office:value="41.47356" calcext:value-type="float">
            <text:p>41.47356</text:p>
          </table:table-cell>
          <table:table-cell office:value-type="float" office:value="91.043383" calcext:value-type="float">
            <text:p>91.043383</text:p>
          </table:table-cell>
          <table:table-cell office:value-type="float" office:value="22.472207" calcext:value-type="float">
            <text:p>22.472207</text:p>
          </table:table-cell>
          <table:table-cell office:value-type="float" office:value="216.10258" calcext:value-type="float">
            <text:p>216.10258</text:p>
          </table:table-cell>
          <table:table-cell office:value-type="float" office:value="1.1299793" calcext:value-type="float">
            <text:p>1.1299793</text:p>
          </table:table-cell>
          <table:table-cell office:value-type="float" office:value="13.589381" calcext:value-type="float">
            <text:p>13.589381</text:p>
          </table:table-cell>
          <table:table-cell office:value-type="float" office:value="1.258538" calcext:value-type="float">
            <text:p>1.258538</text:p>
          </table:table-cell>
          <table:table-cell office:value-type="float" office:value="4.395507" calcext:value-type="float">
            <text:p>4.395507</text:p>
          </table:table-cell>
          <table:table-cell office:value-type="float" office:value="13.182365" calcext:value-type="float">
            <text:p>13.182365</text:p>
          </table:table-cell>
          <table:table-cell office:value-type="float" office:value="6.484191" calcext:value-type="float">
            <text:p>6.484191</text:p>
          </table:table-cell>
          <table:table-cell office:value-type="float" office:value="8.60459" calcext:value-type="float">
            <text:p>8.60459</text:p>
          </table:table-cell>
          <table:table-cell office:value-type="float" office:value="97.57539" calcext:value-type="float">
            <text:p>97.57539</text:p>
          </table:table-cell>
          <table:table-cell office:value-type="float" office:value="130.8283" calcext:value-type="float">
            <text:p>130.8283</text:p>
          </table:table-cell>
          <table:table-cell office:value-type="float" office:value="63.33932" calcext:value-type="float">
            <text:p>63.33932</text:p>
          </table:table-cell>
          <table:table-cell office:value-type="float" office:value="0.22800301" calcext:value-type="float">
            <text:p>0.22800301</text:p>
          </table:table-cell>
          <table:table-cell office:value-type="float" office:value="14.580703" calcext:value-type="float">
            <text:p>14.580703</text:p>
          </table:table-cell>
        </table:table-row>
        <table:table-row table:style-name="ro2">
          <table:table-cell office:value-type="string" calcext:value-type="string">
            <text:p>TCGA-05-4249-01A-01R-1107-07</text:p>
          </table:table-cell>
          <table:table-cell office:value-type="string" calcext:value-type="string">
            <text:p>LUAD</text:p>
          </table:table-cell>
          <table:table-cell office:value-type="float" office:value="10.8946257" calcext:value-type="float">
            <text:p>10.8946257</text:p>
          </table:table-cell>
          <table:table-cell office:value-type="float" office:value="11.940555" calcext:value-type="float">
            <text:p>11.940555</text:p>
          </table:table-cell>
          <table:table-cell office:value-type="float" office:value="72.81091" calcext:value-type="float">
            <text:p>72.81091</text:p>
          </table:table-cell>
          <table:table-cell office:value-type="float" office:value="2557.3666" calcext:value-type="float">
            <text:p>2557.3666</text:p>
          </table:table-cell>
          <table:table-cell office:value-type="float" office:value="39.953834" calcext:value-type="float">
            <text:p>39.953834</text:p>
          </table:table-cell>
          <table:table-cell office:value-type="float" office:value="101.4417" calcext:value-type="float">
            <text:p>101.4417</text:p>
          </table:table-cell>
          <table:table-cell office:value-type="float" office:value="15.41643" calcext:value-type="float">
            <text:p>15.41643</text:p>
          </table:table-cell>
          <table:table-cell office:value-type="float" office:value="33.548219" calcext:value-type="float">
            <text:p>33.548219</text:p>
          </table:table-cell>
          <table:table-cell office:value-type="float" office:value="34.461214" calcext:value-type="float">
            <text:p>34.461214</text:p>
          </table:table-cell>
          <table:table-cell office:value-type="float" office:value="113.32749" calcext:value-type="float">
            <text:p>113.32749</text:p>
          </table:table-cell>
          <table:table-cell office:value-type="float" office:value="7.056497" calcext:value-type="float">
            <text:p>7.056497</text:p>
          </table:table-cell>
          <table:table-cell office:value-type="float" office:value="50.182783" calcext:value-type="float">
            <text:p>50.182783</text:p>
          </table:table-cell>
          <table:table-cell office:value-type="float" office:value="9.685568" calcext:value-type="float">
            <text:p>9.685568</text:p>
          </table:table-cell>
          <table:table-cell office:value-type="float" office:value="2.960239" calcext:value-type="float">
            <text:p>2.960239</text:p>
          </table:table-cell>
          <table:table-cell office:value-type="float" office:value="38.263463" calcext:value-type="float">
            <text:p>38.263463</text:p>
          </table:table-cell>
          <table:table-cell office:value-type="float" office:value="10.574251" calcext:value-type="float">
            <text:p>10.574251</text:p>
          </table:table-cell>
          <table:table-cell office:value-type="float" office:value="5.795235" calcext:value-type="float">
            <text:p>5.795235</text:p>
          </table:table-cell>
          <table:table-cell office:value-type="float" office:value="1.90298867" calcext:value-type="float">
            <text:p>1.90298867</text:p>
          </table:table-cell>
          <table:table-cell office:value-type="float" office:value="59.46496" calcext:value-type="float">
            <text:p>59.46496</text:p>
          </table:table-cell>
          <table:table-cell office:value-type="float" office:value="1013.7568" calcext:value-type="float">
            <text:p>1013.7568</text:p>
          </table:table-cell>
          <table:table-cell office:value-type="float" office:value="58.14498" calcext:value-type="float">
            <text:p>58.14498</text:p>
          </table:table-cell>
          <table:table-cell office:value-type="float" office:value="1.8585081" calcext:value-type="float">
            <text:p>1.8585081</text:p>
          </table:table-cell>
          <table:table-cell office:value-type="float" office:value="0.1179983" calcext:value-type="float">
            <text:p>0.1179983</text:p>
          </table:table-cell>
          <table:table-cell office:value-type="float" office:value="6.087923" calcext:value-type="float">
            <text:p>6.087923</text:p>
          </table:table-cell>
          <table:table-cell office:value-type="float" office:value="0.30206464" calcext:value-type="float">
            <text:p>0.30206464</text:p>
          </table:table-cell>
          <table:table-cell office:value-type="float" office:value="35.790639" calcext:value-type="float">
            <text:p>35.790639</text:p>
          </table:table-cell>
          <table:table-cell office:value-type="float" office:value="4.634472" calcext:value-type="float">
            <text:p>4.634472</text:p>
          </table:table-cell>
          <table:table-cell office:value-type="float" office:value="5.229722" calcext:value-type="float">
            <text:p>5.229722</text:p>
          </table:table-cell>
          <table:table-cell office:value-type="float" office:value="3.966346" calcext:value-type="float">
            <text:p>3.966346</text:p>
          </table:table-cell>
          <table:table-cell office:value-type="float" office:value="162.16894" calcext:value-type="float">
            <text:p>162.16894</text:p>
          </table:table-cell>
          <table:table-cell office:value-type="float" office:value="4.995594" calcext:value-type="float">
            <text:p>4.995594</text:p>
          </table:table-cell>
          <table:table-cell office:value-type="float" office:value="5.2948014" calcext:value-type="float">
            <text:p>5.2948014</text:p>
          </table:table-cell>
          <table:table-cell office:value-type="float" office:value="59.33424" calcext:value-type="float">
            <text:p>59.33424</text:p>
          </table:table-cell>
          <table:table-cell office:value-type="float" office:value="6.984514" calcext:value-type="float">
            <text:p>6.984514</text:p>
          </table:table-cell>
          <table:table-cell office:value-type="float" office:value="25.929019" calcext:value-type="float">
            <text:p>25.929019</text:p>
          </table:table-cell>
          <table:table-cell office:value-type="float" office:value="154.69622" calcext:value-type="float">
            <text:p>154.69622</text:p>
          </table:table-cell>
          <table:table-cell office:value-type="float" office:value="1.2869962" calcext:value-type="float">
            <text:p>1.2869962</text:p>
          </table:table-cell>
          <table:table-cell office:value-type="float" office:value="12.529977" calcext:value-type="float">
            <text:p>12.529977</text:p>
          </table:table-cell>
          <table:table-cell office:value-type="float" office:value="7.215843" calcext:value-type="float">
            <text:p>7.215843</text:p>
          </table:table-cell>
          <table:table-cell office:value-type="float" office:value="3.68403" calcext:value-type="float">
            <text:p>3.68403</text:p>
          </table:table-cell>
          <table:table-cell office:value-type="float" office:value="6.427598" calcext:value-type="float">
            <text:p>6.427598</text:p>
          </table:table-cell>
          <table:table-cell office:value-type="float" office:value="5.006804" calcext:value-type="float">
            <text:p>5.006804</text:p>
          </table:table-cell>
          <table:table-cell office:value-type="float" office:value="9.124367" calcext:value-type="float">
            <text:p>9.124367</text:p>
          </table:table-cell>
          <table:table-cell office:value-type="float" office:value="257.85992" calcext:value-type="float">
            <text:p>257.85992</text:p>
          </table:table-cell>
          <table:table-cell office:value-type="float" office:value="67.19011" calcext:value-type="float">
            <text:p>67.19011</text:p>
          </table:table-cell>
          <table:table-cell office:value-type="float" office:value="124.02358" calcext:value-type="float">
            <text:p>124.02358</text:p>
          </table:table-cell>
          <table:table-cell office:value-type="float" office:value="1.63703976" calcext:value-type="float">
            <text:p>1.63703976</text:p>
          </table:table-cell>
          <table:table-cell office:value-type="float" office:value="13.588798" calcext:value-type="float">
            <text:p>13.588798</text:p>
          </table:table-cell>
        </table:table-row>
        <table:table-row table:style-name="ro2">
          <table:table-cell office:value-type="string" calcext:value-type="string">
            <text:p>TCGA-05-4390-01A-02R-1755-07</text:p>
          </table:table-cell>
          <table:table-cell office:value-type="string" calcext:value-type="string">
            <text:p>LUAD</text:p>
          </table:table-cell>
          <table:table-cell office:value-type="float" office:value="7.8388842" calcext:value-type="float">
            <text:p>7.8388842</text:p>
          </table:table-cell>
          <table:table-cell office:value-type="float" office:value="7.180356" calcext:value-type="float">
            <text:p>7.180356</text:p>
          </table:table-cell>
          <table:table-cell office:value-type="float" office:value="91.1984" calcext:value-type="float">
            <text:p>91.1984</text:p>
          </table:table-cell>
          <table:table-cell office:value-type="float" office:value="3330.3331" calcext:value-type="float">
            <text:p>3330.3331</text:p>
          </table:table-cell>
          <table:table-cell office:value-type="float" office:value="47.140669" calcext:value-type="float">
            <text:p>47.140669</text:p>
          </table:table-cell>
          <table:table-cell office:value-type="float" office:value="75.92464" calcext:value-type="float">
            <text:p>75.92464</text:p>
          </table:table-cell>
          <table:table-cell office:value-type="float" office:value="10.335574" calcext:value-type="float">
            <text:p>10.335574</text:p>
          </table:table-cell>
          <table:table-cell office:value-type="float" office:value="26.118688" calcext:value-type="float">
            <text:p>26.118688</text:p>
          </table:table-cell>
          <table:table-cell office:value-type="float" office:value="88.181101" calcext:value-type="float">
            <text:p>88.181101</text:p>
          </table:table-cell>
          <table:table-cell office:value-type="float" office:value="51.22011" calcext:value-type="float">
            <text:p>51.22011</text:p>
          </table:table-cell>
          <table:table-cell office:value-type="float" office:value="10.795325" calcext:value-type="float">
            <text:p>10.795325</text:p>
          </table:table-cell>
          <table:table-cell office:value-type="float" office:value="87.035725" calcext:value-type="float">
            <text:p>87.035725</text:p>
          </table:table-cell>
          <table:table-cell office:value-type="float" office:value="6.276414" calcext:value-type="float">
            <text:p>6.276414</text:p>
          </table:table-cell>
          <table:table-cell office:value-type="float" office:value="1.721731" calcext:value-type="float">
            <text:p>1.721731</text:p>
          </table:table-cell>
          <table:table-cell office:value-type="float" office:value="34.312357" calcext:value-type="float">
            <text:p>34.312357</text:p>
          </table:table-cell>
          <table:table-cell office:value-type="float" office:value="8.194905" calcext:value-type="float">
            <text:p>8.194905</text:p>
          </table:table-cell>
          <table:table-cell office:value-type="float" office:value="3.926333" calcext:value-type="float">
            <text:p>3.926333</text:p>
          </table:table-cell>
          <table:table-cell office:value-type="float" office:value="0.24143188" calcext:value-type="float">
            <text:p>0.24143188</text:p>
          </table:table-cell>
          <table:table-cell office:value-type="float" office:value="78.72411" calcext:value-type="float">
            <text:p>78.72411</text:p>
          </table:table-cell>
          <table:table-cell office:value-type="float" office:value="2205.5838" calcext:value-type="float">
            <text:p>2205.5838</text:p>
          </table:table-cell>
          <table:table-cell office:value-type="float" office:value="60.66761" calcext:value-type="float">
            <text:p>60.66761</text:p>
          </table:table-cell>
          <table:table-cell office:value-type="float" office:value="3.1030041" calcext:value-type="float">
            <text:p>3.1030041</text:p>
          </table:table-cell>
          <table:table-cell office:value-type="float" office:value="0.27268142" calcext:value-type="float">
            <text:p>0.27268142</text:p>
          </table:table-cell>
          <table:table-cell office:value-type="float" office:value="9.081729" calcext:value-type="float">
            <text:p>9.081729</text:p>
          </table:table-cell>
          <table:table-cell office:value-type="float" office:value="0.08175454" calcext:value-type="float">
            <text:p>0.08175454</text:p>
          </table:table-cell>
          <table:table-cell office:value-type="float" office:value="25.81865" calcext:value-type="float">
            <text:p>25.81865</text:p>
          </table:table-cell>
          <table:table-cell office:value-type="float" office:value="2.7903337" calcext:value-type="float">
            <text:p>2.7903337</text:p>
          </table:table-cell>
          <table:table-cell office:value-type="float" office:value="3.1602448" calcext:value-type="float">
            <text:p>3.1602448</text:p>
          </table:table-cell>
          <table:table-cell office:value-type="float" office:value="6.4745875" calcext:value-type="float">
            <text:p>6.4745875</text:p>
          </table:table-cell>
          <table:table-cell office:value-type="float" office:value="161.51061" calcext:value-type="float">
            <text:p>161.51061</text:p>
          </table:table-cell>
          <table:table-cell office:value-type="float" office:value="3.295866" calcext:value-type="float">
            <text:p>3.295866</text:p>
          </table:table-cell>
          <table:table-cell office:value-type="float" office:value="2.5510825" calcext:value-type="float">
            <text:p>2.5510825</text:p>
          </table:table-cell>
          <table:table-cell office:value-type="float" office:value="24.01315" calcext:value-type="float">
            <text:p>24.01315</text:p>
          </table:table-cell>
          <table:table-cell office:value-type="float" office:value="34.735882" calcext:value-type="float">
            <text:p>34.735882</text:p>
          </table:table-cell>
          <table:table-cell office:value-type="float" office:value="40.008691" calcext:value-type="float">
            <text:p>40.008691</text:p>
          </table:table-cell>
          <table:table-cell office:value-type="float" office:value="124.92909" calcext:value-type="float">
            <text:p>124.92909</text:p>
          </table:table-cell>
          <table:table-cell office:value-type="float" office:value="1.759257" calcext:value-type="float">
            <text:p>1.759257</text:p>
          </table:table-cell>
          <table:table-cell office:value-type="float" office:value="9.146062" calcext:value-type="float">
            <text:p>9.146062</text:p>
          </table:table-cell>
          <table:table-cell office:value-type="float" office:value="2.711319" calcext:value-type="float">
            <text:p>2.711319</text:p>
          </table:table-cell>
          <table:table-cell office:value-type="float" office:value="2.330003" calcext:value-type="float">
            <text:p>2.330003</text:p>
          </table:table-cell>
          <table:table-cell office:value-type="float" office:value="10.06012" calcext:value-type="float">
            <text:p>10.06012</text:p>
          </table:table-cell>
          <table:table-cell office:value-type="float" office:value="3.918443" calcext:value-type="float">
            <text:p>3.918443</text:p>
          </table:table-cell>
          <table:table-cell office:value-type="float" office:value="9.761115" calcext:value-type="float">
            <text:p>9.761115</text:p>
          </table:table-cell>
          <table:table-cell office:value-type="float" office:value="249.67462" calcext:value-type="float">
            <text:p>249.67462</text:p>
          </table:table-cell>
          <table:table-cell office:value-type="float" office:value="93.37764" calcext:value-type="float">
            <text:p>93.37764</text:p>
          </table:table-cell>
          <table:table-cell office:value-type="float" office:value="157.08348" calcext:value-type="float">
            <text:p>157.08348</text:p>
          </table:table-cell>
          <table:table-cell office:value-type="float" office:value="1.06600568" calcext:value-type="float">
            <text:p>1.06600568</text:p>
          </table:table-cell>
          <table:table-cell office:value-type="float" office:value="19.983632" calcext:value-type="float">
            <text:p>19.983632</text:p>
          </table:table-cell>
        </table:table-row>
        <table:table-row table:style-name="ro2">
          <table:table-cell office:value-type="string" calcext:value-type="string">
            <text:p>TCGA-05-4420-01A-01R-1206-07</text:p>
          </table:table-cell>
          <table:table-cell office:value-type="string" calcext:value-type="string">
            <text:p>LUAD</text:p>
          </table:table-cell>
          <table:table-cell office:value-type="float" office:value="3.603743" calcext:value-type="float">
            <text:p>3.603743</text:p>
          </table:table-cell>
          <table:table-cell office:value-type="float" office:value="7.76449" calcext:value-type="float">
            <text:p>7.76449</text:p>
          </table:table-cell>
          <table:table-cell office:value-type="float" office:value="46.02214" calcext:value-type="float">
            <text:p>46.02214</text:p>
          </table:table-cell>
          <table:table-cell office:value-type="float" office:value="2130.1216" calcext:value-type="float">
            <text:p>2130.1216</text:p>
          </table:table-cell>
          <table:table-cell office:value-type="float" office:value="68.424791" calcext:value-type="float">
            <text:p>68.424791</text:p>
          </table:table-cell>
          <table:table-cell office:value-type="float" office:value="87.39375" calcext:value-type="float">
            <text:p>87.39375</text:p>
          </table:table-cell>
          <table:table-cell office:value-type="float" office:value="7.367734" calcext:value-type="float">
            <text:p>7.367734</text:p>
          </table:table-cell>
          <table:table-cell office:value-type="float" office:value="20.911757" calcext:value-type="float">
            <text:p>20.911757</text:p>
          </table:table-cell>
          <table:table-cell office:value-type="float" office:value="64.310523" calcext:value-type="float">
            <text:p>64.310523</text:p>
          </table:table-cell>
          <table:table-cell office:value-type="float" office:value="73.43917" calcext:value-type="float">
            <text:p>73.43917</text:p>
          </table:table-cell>
          <table:table-cell office:value-type="float" office:value="3.54477" calcext:value-type="float">
            <text:p>3.54477</text:p>
          </table:table-cell>
          <table:table-cell office:value-type="float" office:value="68.502353" calcext:value-type="float">
            <text:p>68.502353</text:p>
          </table:table-cell>
          <table:table-cell office:value-type="float" office:value="5.930221" calcext:value-type="float">
            <text:p>5.930221</text:p>
          </table:table-cell>
          <table:table-cell office:value-type="float" office:value="3.608267" calcext:value-type="float">
            <text:p>3.608267</text:p>
          </table:table-cell>
          <table:table-cell office:value-type="float" office:value="40.5828" calcext:value-type="float">
            <text:p>40.5828</text:p>
          </table:table-cell>
          <table:table-cell office:value-type="float" office:value="13.626638" calcext:value-type="float">
            <text:p>13.626638</text:p>
          </table:table-cell>
          <table:table-cell office:value-type="float" office:value="3.62907" calcext:value-type="float">
            <text:p>3.62907</text:p>
          </table:table-cell>
          <table:table-cell office:value-type="float" office:value="0.16675008" calcext:value-type="float">
            <text:p>0.16675008</text:p>
          </table:table-cell>
          <table:table-cell office:value-type="float" office:value="44.42977" calcext:value-type="float">
            <text:p>44.42977</text:p>
          </table:table-cell>
          <table:table-cell office:value-type="float" office:value="1095.0726" calcext:value-type="float">
            <text:p>1095.0726</text:p>
          </table:table-cell>
          <table:table-cell office:value-type="float" office:value="66.25673" calcext:value-type="float">
            <text:p>66.25673</text:p>
          </table:table-cell>
          <table:table-cell office:value-type="float" office:value="9.5604095" calcext:value-type="float">
            <text:p>9.5604095</text:p>
          </table:table-cell>
          <table:table-cell office:value-type="float" office:value="0.61279623" calcext:value-type="float">
            <text:p>0.61279623</text:p>
          </table:table-cell>
          <table:table-cell office:value-type="float" office:value="12.676356" calcext:value-type="float">
            <text:p>12.676356</text:p>
          </table:table-cell>
          <table:table-cell office:value-type="float" office:value="0.26415673" calcext:value-type="float">
            <text:p>0.26415673</text:p>
          </table:table-cell>
          <table:table-cell office:value-type="float" office:value="20.498362" calcext:value-type="float">
            <text:p>20.498362</text:p>
          </table:table-cell>
          <table:table-cell office:value-type="float" office:value="1.4211849" calcext:value-type="float">
            <text:p>1.4211849</text:p>
          </table:table-cell>
          <table:table-cell office:value-type="float" office:value="2.2159588" calcext:value-type="float">
            <text:p>2.2159588</text:p>
          </table:table-cell>
          <table:table-cell office:value-type="float" office:value="5.0742984" calcext:value-type="float">
            <text:p>5.0742984</text:p>
          </table:table-cell>
          <table:table-cell office:value-type="float" office:value="216.55154" calcext:value-type="float">
            <text:p>216.55154</text:p>
          </table:table-cell>
          <table:table-cell office:value-type="float" office:value="4.290517" calcext:value-type="float">
            <text:p>4.290517</text:p>
          </table:table-cell>
          <table:table-cell office:value-type="float" office:value="1.9635531" calcext:value-type="float">
            <text:p>1.9635531</text:p>
          </table:table-cell>
          <table:table-cell office:value-type="float" office:value="13.28136" calcext:value-type="float">
            <text:p>13.28136</text:p>
          </table:table-cell>
          <table:table-cell office:value-type="float" office:value="41.431112" calcext:value-type="float">
            <text:p>41.431112</text:p>
          </table:table-cell>
          <table:table-cell office:value-type="float" office:value="22.311349" calcext:value-type="float">
            <text:p>22.311349</text:p>
          </table:table-cell>
          <table:table-cell office:value-type="float" office:value="107.1531" calcext:value-type="float">
            <text:p>107.1531</text:p>
          </table:table-cell>
          <table:table-cell office:value-type="float" office:value="0.7688945" calcext:value-type="float">
            <text:p>0.7688945</text:p>
          </table:table-cell>
          <table:table-cell office:value-type="float" office:value="8.7995" calcext:value-type="float">
            <text:p>8.7995</text:p>
          </table:table-cell>
          <table:table-cell office:value-type="float" office:value="4.775207" calcext:value-type="float">
            <text:p>4.775207</text:p>
          </table:table-cell>
          <table:table-cell office:value-type="float" office:value="4.858783" calcext:value-type="float">
            <text:p>4.858783</text:p>
          </table:table-cell>
          <table:table-cell office:value-type="float" office:value="7.87349" calcext:value-type="float">
            <text:p>7.87349</text:p>
          </table:table-cell>
          <table:table-cell office:value-type="float" office:value="3.204938" calcext:value-type="float">
            <text:p>3.204938</text:p>
          </table:table-cell>
          <table:table-cell office:value-type="float" office:value="3.585729" calcext:value-type="float">
            <text:p>3.585729</text:p>
          </table:table-cell>
          <table:table-cell office:value-type="float" office:value="174.41368" calcext:value-type="float">
            <text:p>174.41368</text:p>
          </table:table-cell>
          <table:table-cell office:value-type="float" office:value="111.44452" calcext:value-type="float">
            <text:p>111.44452</text:p>
          </table:table-cell>
          <table:table-cell office:value-type="float" office:value="137.94319" calcext:value-type="float">
            <text:p>137.94319</text:p>
          </table:table-cell>
          <table:table-cell office:value-type="float" office:value="1.31272615" calcext:value-type="float">
            <text:p>1.31272615</text:p>
          </table:table-cell>
          <table:table-cell office:value-type="float" office:value="6.164531" calcext:value-type="float">
            <text:p>6.164531</text:p>
          </table:table-cell>
        </table:table-row>
        <table:table-row table:style-name="ro2">
          <table:table-cell office:value-type="string" calcext:value-type="string">
            <text:p>TCGA-05-4433-01A-22R-1858-07</text:p>
          </table:table-cell>
          <table:table-cell office:value-type="string" calcext:value-type="string">
            <text:p>LUAD</text:p>
          </table:table-cell>
          <table:table-cell office:value-type="float" office:value="12.7632209" calcext:value-type="float">
            <text:p>12.7632209</text:p>
          </table:table-cell>
          <table:table-cell office:value-type="float" office:value="11.198902" calcext:value-type="float">
            <text:p>11.198902</text:p>
          </table:table-cell>
          <table:table-cell office:value-type="float" office:value="83.13294" calcext:value-type="float">
            <text:p>83.13294</text:p>
          </table:table-cell>
          <table:table-cell office:value-type="float" office:value="2679.3225" calcext:value-type="float">
            <text:p>2679.3225</text:p>
          </table:table-cell>
          <table:table-cell office:value-type="float" office:value="40.737937" calcext:value-type="float">
            <text:p>40.737937</text:p>
          </table:table-cell>
          <table:table-cell office:value-type="float" office:value="99.29816" calcext:value-type="float">
            <text:p>99.29816</text:p>
          </table:table-cell>
          <table:table-cell office:value-type="float" office:value="6.231132" calcext:value-type="float">
            <text:p>6.231132</text:p>
          </table:table-cell>
          <table:table-cell office:value-type="float" office:value="31.392962" calcext:value-type="float">
            <text:p>31.392962</text:p>
          </table:table-cell>
          <table:table-cell office:value-type="float" office:value="46.340019" calcext:value-type="float">
            <text:p>46.340019</text:p>
          </table:table-cell>
          <table:table-cell office:value-type="float" office:value="72.03985" calcext:value-type="float">
            <text:p>72.03985</text:p>
          </table:table-cell>
          <table:table-cell office:value-type="float" office:value="5.813218" calcext:value-type="float">
            <text:p>5.813218</text:p>
          </table:table-cell>
          <table:table-cell office:value-type="float" office:value="17.841501" calcext:value-type="float">
            <text:p>17.841501</text:p>
          </table:table-cell>
          <table:table-cell office:value-type="float" office:value="7.140179" calcext:value-type="float">
            <text:p>7.140179</text:p>
          </table:table-cell>
          <table:table-cell office:value-type="float" office:value="4.023649" calcext:value-type="float">
            <text:p>4.023649</text:p>
          </table:table-cell>
          <table:table-cell office:value-type="float" office:value="45.753549" calcext:value-type="float">
            <text:p>45.753549</text:p>
          </table:table-cell>
          <table:table-cell office:value-type="float" office:value="15.709739" calcext:value-type="float">
            <text:p>15.709739</text:p>
          </table:table-cell>
          <table:table-cell office:value-type="float" office:value="5.694225" calcext:value-type="float">
            <text:p>5.694225</text:p>
          </table:table-cell>
          <table:table-cell office:value-type="float" office:value="1.21506126" calcext:value-type="float">
            <text:p>1.21506126</text:p>
          </table:table-cell>
          <table:table-cell office:value-type="float" office:value="80.631" calcext:value-type="float">
            <text:p>80.631</text:p>
          </table:table-cell>
          <table:table-cell office:value-type="float" office:value="899.2529" calcext:value-type="float">
            <text:p>899.2529</text:p>
          </table:table-cell>
          <table:table-cell office:value-type="float" office:value="67.25308" calcext:value-type="float">
            <text:p>67.25308</text:p>
          </table:table-cell>
          <table:table-cell office:value-type="float" office:value="4.617611" calcext:value-type="float">
            <text:p>4.617611</text:p>
          </table:table-cell>
          <table:table-cell office:value-type="float" office:value="0.28681712" calcext:value-type="float">
            <text:p>0.28681712</text:p>
          </table:table-cell>
          <table:table-cell office:value-type="float" office:value="6.031298" calcext:value-type="float">
            <text:p>6.031298</text:p>
          </table:table-cell>
          <table:table-cell office:value-type="float" office:value="0.41242651" calcext:value-type="float">
            <text:p>0.41242651</text:p>
          </table:table-cell>
          <table:table-cell office:value-type="float" office:value="50.18502" calcext:value-type="float">
            <text:p>50.18502</text:p>
          </table:table-cell>
          <table:table-cell office:value-type="float" office:value="4.882191" calcext:value-type="float">
            <text:p>4.882191</text:p>
          </table:table-cell>
          <table:table-cell office:value-type="float" office:value="4.7305189" calcext:value-type="float">
            <text:p>4.7305189</text:p>
          </table:table-cell>
          <table:table-cell office:value-type="float" office:value="2.2737069" calcext:value-type="float">
            <text:p>2.2737069</text:p>
          </table:table-cell>
          <table:table-cell office:value-type="float" office:value="247.66095" calcext:value-type="float">
            <text:p>247.66095</text:p>
          </table:table-cell>
          <table:table-cell office:value-type="float" office:value="3.720268" calcext:value-type="float">
            <text:p>3.720268</text:p>
          </table:table-cell>
          <table:table-cell office:value-type="float" office:value="3.8328463" calcext:value-type="float">
            <text:p>3.8328463</text:p>
          </table:table-cell>
          <table:table-cell office:value-type="float" office:value="28.29111" calcext:value-type="float">
            <text:p>28.29111</text:p>
          </table:table-cell>
          <table:table-cell office:value-type="float" office:value="18.636482" calcext:value-type="float">
            <text:p>18.636482</text:p>
          </table:table-cell>
          <table:table-cell office:value-type="float" office:value="30.782941" calcext:value-type="float">
            <text:p>30.782941</text:p>
          </table:table-cell>
          <table:table-cell office:value-type="float" office:value="86.06257" calcext:value-type="float">
            <text:p>86.06257</text:p>
          </table:table-cell>
          <table:table-cell office:value-type="float" office:value="2.252211" calcext:value-type="float">
            <text:p>2.252211</text:p>
          </table:table-cell>
          <table:table-cell office:value-type="float" office:value="9.992129" calcext:value-type="float">
            <text:p>9.992129</text:p>
          </table:table-cell>
          <table:table-cell office:value-type="float" office:value="5.745867" calcext:value-type="float">
            <text:p>5.745867</text:p>
          </table:table-cell>
          <table:table-cell office:value-type="float" office:value="4.279745" calcext:value-type="float">
            <text:p>4.279745</text:p>
          </table:table-cell>
          <table:table-cell office:value-type="float" office:value="8.002446" calcext:value-type="float">
            <text:p>8.002446</text:p>
          </table:table-cell>
          <table:table-cell office:value-type="float" office:value="6.883884" calcext:value-type="float">
            <text:p>6.883884</text:p>
          </table:table-cell>
          <table:table-cell office:value-type="float" office:value="9.885485" calcext:value-type="float">
            <text:p>9.885485</text:p>
          </table:table-cell>
          <table:table-cell office:value-type="float" office:value="222.55247" calcext:value-type="float">
            <text:p>222.55247</text:p>
          </table:table-cell>
          <table:table-cell office:value-type="float" office:value="58.7523" calcext:value-type="float">
            <text:p>58.7523</text:p>
          </table:table-cell>
          <table:table-cell office:value-type="float" office:value="186.4694" calcext:value-type="float">
            <text:p>186.4694</text:p>
          </table:table-cell>
          <table:table-cell office:value-type="float" office:value="1.80899709" calcext:value-type="float">
            <text:p>1.80899709</text:p>
          </table:table-cell>
          <table:table-cell office:value-type="float" office:value="11.730503" calcext:value-type="float">
            <text:p>11.730503</text:p>
          </table:table-cell>
        </table:table-row>
        <table:table-row table:style-name="ro2">
          <table:table-cell office:value-type="string" calcext:value-type="string">
            <text:p>TCGA-05-4434-01A-01R-1206-07</text:p>
          </table:table-cell>
          <table:table-cell office:value-type="string" calcext:value-type="string">
            <text:p>LUAD</text:p>
          </table:table-cell>
          <table:table-cell office:value-type="float" office:value="10.8295927" calcext:value-type="float">
            <text:p>10.8295927</text:p>
          </table:table-cell>
          <table:table-cell office:value-type="float" office:value="8.926539" calcext:value-type="float">
            <text:p>8.926539</text:p>
          </table:table-cell>
          <table:table-cell office:value-type="float" office:value="116.59979" calcext:value-type="float">
            <text:p>116.59979</text:p>
          </table:table-cell>
          <table:table-cell office:value-type="float" office:value="2612.7112" calcext:value-type="float">
            <text:p>2612.7112</text:p>
          </table:table-cell>
          <table:table-cell office:value-type="float" office:value="51.805798" calcext:value-type="float">
            <text:p>51.805798</text:p>
          </table:table-cell>
          <table:table-cell office:value-type="float" office:value="86.37869" calcext:value-type="float">
            <text:p>86.37869</text:p>
          </table:table-cell>
          <table:table-cell office:value-type="float" office:value="8.327355" calcext:value-type="float">
            <text:p>8.327355</text:p>
          </table:table-cell>
          <table:table-cell office:value-type="float" office:value="24.620952" calcext:value-type="float">
            <text:p>24.620952</text:p>
          </table:table-cell>
          <table:table-cell office:value-type="float" office:value="74.150048" calcext:value-type="float">
            <text:p>74.150048</text:p>
          </table:table-cell>
          <table:table-cell office:value-type="float" office:value="62.74594" calcext:value-type="float">
            <text:p>62.74594</text:p>
          </table:table-cell>
          <table:table-cell office:value-type="float" office:value="7.483567" calcext:value-type="float">
            <text:p>7.483567</text:p>
          </table:table-cell>
          <table:table-cell office:value-type="float" office:value="35.615312" calcext:value-type="float">
            <text:p>35.615312</text:p>
          </table:table-cell>
          <table:table-cell office:value-type="float" office:value="7.127921" calcext:value-type="float">
            <text:p>7.127921</text:p>
          </table:table-cell>
          <table:table-cell office:value-type="float" office:value="2.70113" calcext:value-type="float">
            <text:p>2.70113</text:p>
          </table:table-cell>
          <table:table-cell office:value-type="float" office:value="48.17769" calcext:value-type="float">
            <text:p>48.17769</text:p>
          </table:table-cell>
          <table:table-cell office:value-type="float" office:value="10.182735" calcext:value-type="float">
            <text:p>10.182735</text:p>
          </table:table-cell>
          <table:table-cell office:value-type="float" office:value="3.857217" calcext:value-type="float">
            <text:p>3.857217</text:p>
          </table:table-cell>
          <table:table-cell office:value-type="float" office:value="1.36179589" calcext:value-type="float">
            <text:p>1.36179589</text:p>
          </table:table-cell>
          <table:table-cell office:value-type="float" office:value="78.35131" calcext:value-type="float">
            <text:p>78.35131</text:p>
          </table:table-cell>
          <table:table-cell office:value-type="float" office:value="1183.6837" calcext:value-type="float">
            <text:p>1183.6837</text:p>
          </table:table-cell>
          <table:table-cell office:value-type="float" office:value="90.33655" calcext:value-type="float">
            <text:p>90.33655</text:p>
          </table:table-cell>
          <table:table-cell office:value-type="float" office:value="5.9324147" calcext:value-type="float">
            <text:p>5.9324147</text:p>
          </table:table-cell>
          <table:table-cell office:value-type="float" office:value="0.29997833" calcext:value-type="float">
            <text:p>0.29997833</text:p>
          </table:table-cell>
          <table:table-cell office:value-type="float" office:value="8.353711" calcext:value-type="float">
            <text:p>8.353711</text:p>
          </table:table-cell>
          <table:table-cell office:value-type="float" office:value="0.78432188" calcext:value-type="float">
            <text:p>0.78432188</text:p>
          </table:table-cell>
          <table:table-cell office:value-type="float" office:value="25.86375" calcext:value-type="float">
            <text:p>25.86375</text:p>
          </table:table-cell>
          <table:table-cell office:value-type="float" office:value="2.1411973" calcext:value-type="float">
            <text:p>2.1411973</text:p>
          </table:table-cell>
          <table:table-cell office:value-type="float" office:value="2.3365162" calcext:value-type="float">
            <text:p>2.3365162</text:p>
          </table:table-cell>
          <table:table-cell office:value-type="float" office:value="2.4236514" calcext:value-type="float">
            <text:p>2.4236514</text:p>
          </table:table-cell>
          <table:table-cell office:value-type="float" office:value="207.29387" calcext:value-type="float">
            <text:p>207.29387</text:p>
          </table:table-cell>
          <table:table-cell office:value-type="float" office:value="5.105693" calcext:value-type="float">
            <text:p>5.105693</text:p>
          </table:table-cell>
          <table:table-cell office:value-type="float" office:value="1.5719283" calcext:value-type="float">
            <text:p>1.5719283</text:p>
          </table:table-cell>
          <table:table-cell office:value-type="float" office:value="20.28189" calcext:value-type="float">
            <text:p>20.28189</text:p>
          </table:table-cell>
          <table:table-cell office:value-type="float" office:value="17.74098" calcext:value-type="float">
            <text:p>17.74098</text:p>
          </table:table-cell>
          <table:table-cell office:value-type="float" office:value="22.548011" calcext:value-type="float">
            <text:p>22.548011</text:p>
          </table:table-cell>
          <table:table-cell office:value-type="float" office:value="97.15442" calcext:value-type="float">
            <text:p>97.15442</text:p>
          </table:table-cell>
          <table:table-cell office:value-type="float" office:value="1.9876568" calcext:value-type="float">
            <text:p>1.9876568</text:p>
          </table:table-cell>
          <table:table-cell office:value-type="float" office:value="9.746708" calcext:value-type="float">
            <text:p>9.746708</text:p>
          </table:table-cell>
          <table:table-cell office:value-type="float" office:value="6.711098" calcext:value-type="float">
            <text:p>6.711098</text:p>
          </table:table-cell>
          <table:table-cell office:value-type="float" office:value="4.464991" calcext:value-type="float">
            <text:p>4.464991</text:p>
          </table:table-cell>
          <table:table-cell office:value-type="float" office:value="10.866437" calcext:value-type="float">
            <text:p>10.866437</text:p>
          </table:table-cell>
          <table:table-cell office:value-type="float" office:value="3.398053" calcext:value-type="float">
            <text:p>3.398053</text:p>
          </table:table-cell>
          <table:table-cell office:value-type="float" office:value="6.658382" calcext:value-type="float">
            <text:p>6.658382</text:p>
          </table:table-cell>
          <table:table-cell office:value-type="float" office:value="176.88071" calcext:value-type="float">
            <text:p>176.88071</text:p>
          </table:table-cell>
          <table:table-cell office:value-type="float" office:value="90.27851" calcext:value-type="float">
            <text:p>90.27851</text:p>
          </table:table-cell>
          <table:table-cell office:value-type="float" office:value="146.70243" calcext:value-type="float">
            <text:p>146.70243</text:p>
          </table:table-cell>
          <table:table-cell office:value-type="float" office:value="1.08358683" calcext:value-type="float">
            <text:p>1.08358683</text:p>
          </table:table-cell>
          <table:table-cell office:value-type="float" office:value="9.21269" calcext:value-type="float">
            <text:p>9.21269</text:p>
          </table:table-cell>
        </table:table-row>
        <table:table-row table:style-name="ro2">
          <table:table-cell office:value-type="string" calcext:value-type="string">
            <text:p>TCGA-05-5429-01A-01R-1628-07</text:p>
          </table:table-cell>
          <table:table-cell office:value-type="string" calcext:value-type="string">
            <text:p>LUAD</text:p>
          </table:table-cell>
          <table:table-cell office:value-type="float" office:value="8.5159328" calcext:value-type="float">
            <text:p>8.5159328</text:p>
          </table:table-cell>
          <table:table-cell office:value-type="float" office:value="6.392187" calcext:value-type="float">
            <text:p>6.392187</text:p>
          </table:table-cell>
          <table:table-cell office:value-type="float" office:value="79.34054" calcext:value-type="float">
            <text:p>79.34054</text:p>
          </table:table-cell>
          <table:table-cell office:value-type="float" office:value="3366.7892" calcext:value-type="float">
            <text:p>3366.7892</text:p>
          </table:table-cell>
          <table:table-cell office:value-type="float" office:value="114.07962" calcext:value-type="float">
            <text:p>114.07962</text:p>
          </table:table-cell>
          <table:table-cell office:value-type="float" office:value="61.19368" calcext:value-type="float">
            <text:p>61.19368</text:p>
          </table:table-cell>
          <table:table-cell office:value-type="float" office:value="7.676771" calcext:value-type="float">
            <text:p>7.676771</text:p>
          </table:table-cell>
          <table:table-cell office:value-type="float" office:value="32.849666" calcext:value-type="float">
            <text:p>32.849666</text:p>
          </table:table-cell>
          <table:table-cell office:value-type="float" office:value="85.23517" calcext:value-type="float">
            <text:p>85.23517</text:p>
          </table:table-cell>
          <table:table-cell office:value-type="float" office:value="90.07223" calcext:value-type="float">
            <text:p>90.07223</text:p>
          </table:table-cell>
          <table:table-cell office:value-type="float" office:value="8.473491" calcext:value-type="float">
            <text:p>8.473491</text:p>
          </table:table-cell>
          <table:table-cell office:value-type="float" office:value="78.568813" calcext:value-type="float">
            <text:p>78.568813</text:p>
          </table:table-cell>
          <table:table-cell office:value-type="float" office:value="10.677143" calcext:value-type="float">
            <text:p>10.677143</text:p>
          </table:table-cell>
          <table:table-cell office:value-type="float" office:value="4.497981" calcext:value-type="float">
            <text:p>4.497981</text:p>
          </table:table-cell>
          <table:table-cell office:value-type="float" office:value="33.290688" calcext:value-type="float">
            <text:p>33.290688</text:p>
          </table:table-cell>
          <table:table-cell office:value-type="float" office:value="8.506889" calcext:value-type="float">
            <text:p>8.506889</text:p>
          </table:table-cell>
          <table:table-cell office:value-type="float" office:value="4.142937" calcext:value-type="float">
            <text:p>4.142937</text:p>
          </table:table-cell>
          <table:table-cell office:value-type="float" office:value="0.39732588" calcext:value-type="float">
            <text:p>0.39732588</text:p>
          </table:table-cell>
          <table:table-cell office:value-type="float" office:value="26.83968" calcext:value-type="float">
            <text:p>26.83968</text:p>
          </table:table-cell>
          <table:table-cell office:value-type="float" office:value="1715.8309" calcext:value-type="float">
            <text:p>1715.8309</text:p>
          </table:table-cell>
          <table:table-cell office:value-type="float" office:value="92.86562" calcext:value-type="float">
            <text:p>92.86562</text:p>
          </table:table-cell>
          <table:table-cell office:value-type="float" office:value="2.9438667" calcext:value-type="float">
            <text:p>2.9438667</text:p>
          </table:table-cell>
          <table:table-cell office:value-type="float" office:value="0.2579586" calcext:value-type="float">
            <text:p>0.2579586</text:p>
          </table:table-cell>
          <table:table-cell office:value-type="float" office:value="10.353432" calcext:value-type="float">
            <text:p>10.353432</text:p>
          </table:table-cell>
          <table:table-cell office:value-type="float" office:value="0.38987162" calcext:value-type="float">
            <text:p>0.38987162</text:p>
          </table:table-cell>
          <table:table-cell office:value-type="float" office:value="11.177058" calcext:value-type="float">
            <text:p>11.177058</text:p>
          </table:table-cell>
          <table:table-cell office:value-type="float" office:value="1.5620054" calcext:value-type="float">
            <text:p>1.5620054</text:p>
          </table:table-cell>
          <table:table-cell office:value-type="float" office:value="2.7411645" calcext:value-type="float">
            <text:p>2.7411645</text:p>
          </table:table-cell>
          <table:table-cell office:value-type="float" office:value="0.867421" calcext:value-type="float">
            <text:p>0.867421</text:p>
          </table:table-cell>
          <table:table-cell office:value-type="float" office:value="377.77272" calcext:value-type="float">
            <text:p>377.77272</text:p>
          </table:table-cell>
          <table:table-cell office:value-type="float" office:value="5.095971" calcext:value-type="float">
            <text:p>5.095971</text:p>
          </table:table-cell>
          <table:table-cell office:value-type="float" office:value="1.6063523" calcext:value-type="float">
            <text:p>1.6063523</text:p>
          </table:table-cell>
          <table:table-cell office:value-type="float" office:value="19.49569" calcext:value-type="float">
            <text:p>19.49569</text:p>
          </table:table-cell>
          <table:table-cell office:value-type="float" office:value="34.475516" calcext:value-type="float">
            <text:p>34.475516</text:p>
          </table:table-cell>
          <table:table-cell office:value-type="float" office:value="30.338492" calcext:value-type="float">
            <text:p>30.338492</text:p>
          </table:table-cell>
          <table:table-cell office:value-type="float" office:value="253.21653" calcext:value-type="float">
            <text:p>253.21653</text:p>
          </table:table-cell>
          <table:table-cell office:value-type="float" office:value="1.2969363" calcext:value-type="float">
            <text:p>1.2969363</text:p>
          </table:table-cell>
          <table:table-cell office:value-type="float" office:value="10.431155" calcext:value-type="float">
            <text:p>10.431155</text:p>
          </table:table-cell>
          <table:table-cell office:value-type="float" office:value="2.708419" calcext:value-type="float">
            <text:p>2.708419</text:p>
          </table:table-cell>
          <table:table-cell office:value-type="float" office:value="4.961463" calcext:value-type="float">
            <text:p>4.961463</text:p>
          </table:table-cell>
          <table:table-cell office:value-type="float" office:value="7.268904" calcext:value-type="float">
            <text:p>7.268904</text:p>
          </table:table-cell>
          <table:table-cell office:value-type="float" office:value="2.97017" calcext:value-type="float">
            <text:p>2.97017</text:p>
          </table:table-cell>
          <table:table-cell office:value-type="float" office:value="5.847343" calcext:value-type="float">
            <text:p>5.847343</text:p>
          </table:table-cell>
          <table:table-cell office:value-type="float" office:value="125.09098" calcext:value-type="float">
            <text:p>125.09098</text:p>
          </table:table-cell>
          <table:table-cell office:value-type="float" office:value="97.97841" calcext:value-type="float">
            <text:p>97.97841</text:p>
          </table:table-cell>
          <table:table-cell office:value-type="float" office:value="93.33483" calcext:value-type="float">
            <text:p>93.33483</text:p>
          </table:table-cell>
          <table:table-cell office:value-type="float" office:value="1.35562008" calcext:value-type="float">
            <text:p>1.35562008</text:p>
          </table:table-cell>
          <table:table-cell office:value-type="float" office:value="7.427758" calcext:value-type="float">
            <text:p>7.427758</text:p>
          </table:table-cell>
        </table:table-row>
        <table:table-row table:style-name="ro2">
          <table:table-cell office:value-type="string" calcext:value-type="string">
            <text:p>TCGA-06-0178-01A-01R-1849-01</text:p>
          </table:table-cell>
          <table:table-cell office:value-type="string" calcext:value-type="string">
            <text:p>GBM</text:p>
          </table:table-cell>
          <table:table-cell office:value-type="float" office:value="1.4057399" calcext:value-type="float">
            <text:p>1.4057399</text:p>
          </table:table-cell>
          <table:table-cell office:value-type="float" office:value="7.263524" calcext:value-type="float">
            <text:p>7.263524</text:p>
          </table:table-cell>
          <table:table-cell office:value-type="float" office:value="172.89337" calcext:value-type="float">
            <text:p>172.89337</text:p>
          </table:table-cell>
          <table:table-cell office:value-type="float" office:value="3051.5571" calcext:value-type="float">
            <text:p>3051.5571</text:p>
          </table:table-cell>
          <table:table-cell office:value-type="float" office:value="145.389374" calcext:value-type="float">
            <text:p>145.389374</text:p>
          </table:table-cell>
          <table:table-cell office:value-type="float" office:value="192.09464" calcext:value-type="float">
            <text:p>192.09464</text:p>
          </table:table-cell>
          <table:table-cell office:value-type="float" office:value="14.924272" calcext:value-type="float">
            <text:p>14.924272</text:p>
          </table:table-cell>
          <table:table-cell office:value-type="float" office:value="30.567072" calcext:value-type="float">
            <text:p>30.567072</text:p>
          </table:table-cell>
          <table:table-cell office:value-type="float" office:value="34.404914" calcext:value-type="float">
            <text:p>34.404914</text:p>
          </table:table-cell>
          <table:table-cell office:value-type="float" office:value="125.63986" calcext:value-type="float">
            <text:p>125.63986</text:p>
          </table:table-cell>
          <table:table-cell office:value-type="float" office:value="12.376701" calcext:value-type="float">
            <text:p>12.376701</text:p>
          </table:table-cell>
          <table:table-cell office:value-type="float" office:value="338.298098" calcext:value-type="float">
            <text:p>338.298098</text:p>
          </table:table-cell>
          <table:table-cell office:value-type="float" office:value="10.177466" calcext:value-type="float">
            <text:p>10.177466</text:p>
          </table:table-cell>
          <table:table-cell office:value-type="float" office:value="12.610659" calcext:value-type="float">
            <text:p>12.610659</text:p>
          </table:table-cell>
          <table:table-cell office:value-type="float" office:value="41.265888" calcext:value-type="float">
            <text:p>41.265888</text:p>
          </table:table-cell>
          <table:table-cell office:value-type="float" office:value="2.68892" calcext:value-type="float">
            <text:p>2.68892</text:p>
          </table:table-cell>
          <table:table-cell office:value-type="float" office:value="2.263335" calcext:value-type="float">
            <text:p>2.263335</text:p>
          </table:table-cell>
          <table:table-cell office:value-type="float" office:value="0.92235802" calcext:value-type="float">
            <text:p>0.92235802</text:p>
          </table:table-cell>
          <table:table-cell office:value-type="float" office:value="21.57814" calcext:value-type="float">
            <text:p>21.57814</text:p>
          </table:table-cell>
          <table:table-cell office:value-type="float" office:value="4538.7217" calcext:value-type="float">
            <text:p>4538.7217</text:p>
          </table:table-cell>
          <table:table-cell office:value-type="float" office:value="56.20656" calcext:value-type="float">
            <text:p>56.20656</text:p>
          </table:table-cell>
          <table:table-cell office:value-type="float" office:value="6.7142213" calcext:value-type="float">
            <text:p>6.7142213</text:p>
          </table:table-cell>
          <table:table-cell office:value-type="float" office:value="0.1854451" calcext:value-type="float">
            <text:p>0.1854451</text:p>
          </table:table-cell>
          <table:table-cell office:value-type="float" office:value="23.121631" calcext:value-type="float">
            <text:p>23.121631</text:p>
          </table:table-cell>
          <table:table-cell office:value-type="float" office:value="2.74997411" calcext:value-type="float">
            <text:p>2.74997411</text:p>
          </table:table-cell>
          <table:table-cell office:value-type="float" office:value="9.584964" calcext:value-type="float">
            <text:p>9.584964</text:p>
          </table:table-cell>
          <table:table-cell office:value-type="float" office:value="0.8370161" calcext:value-type="float">
            <text:p>0.8370161</text:p>
          </table:table-cell>
          <table:table-cell office:value-type="float" office:value="2.5970681" calcext:value-type="float">
            <text:p>2.5970681</text:p>
          </table:table-cell>
          <table:table-cell office:value-type="float" office:value="0.5031568" calcext:value-type="float">
            <text:p>0.5031568</text:p>
          </table:table-cell>
          <table:table-cell office:value-type="float" office:value="600.64326" calcext:value-type="float">
            <text:p>600.64326</text:p>
          </table:table-cell>
          <table:table-cell office:value-type="float" office:value="17.497363" calcext:value-type="float">
            <text:p>17.497363</text:p>
          </table:table-cell>
          <table:table-cell office:value-type="float" office:value="0.5049656" calcext:value-type="float">
            <text:p>0.5049656</text:p>
          </table:table-cell>
          <table:table-cell office:value-type="float" office:value="34.36553" calcext:value-type="float">
            <text:p>34.36553</text:p>
          </table:table-cell>
          <table:table-cell office:value-type="float" office:value="37.993695" calcext:value-type="float">
            <text:p>37.993695</text:p>
          </table:table-cell>
          <table:table-cell office:value-type="float" office:value="29.92307" calcext:value-type="float">
            <text:p>29.92307</text:p>
          </table:table-cell>
          <table:table-cell office:value-type="float" office:value="903.31242" calcext:value-type="float">
            <text:p>903.31242</text:p>
          </table:table-cell>
          <table:table-cell office:value-type="float" office:value="1.3516354" calcext:value-type="float">
            <text:p>1.3516354</text:p>
          </table:table-cell>
          <table:table-cell office:value-type="float" office:value="7.800072" calcext:value-type="float">
            <text:p>7.800072</text:p>
          </table:table-cell>
          <table:table-cell office:value-type="float" office:value="4.586365" calcext:value-type="float">
            <text:p>4.586365</text:p>
          </table:table-cell>
          <table:table-cell office:value-type="float" office:value="1.908535" calcext:value-type="float">
            <text:p>1.908535</text:p>
          </table:table-cell>
          <table:table-cell office:value-type="float" office:value="12.573321" calcext:value-type="float">
            <text:p>12.573321</text:p>
          </table:table-cell>
          <table:table-cell office:value-type="float" office:value="1.102358" calcext:value-type="float">
            <text:p>1.102358</text:p>
          </table:table-cell>
          <table:table-cell office:value-type="float" office:value="2.893459" calcext:value-type="float">
            <text:p>2.893459</text:p>
          </table:table-cell>
          <table:table-cell office:value-type="float" office:value="102.66447" calcext:value-type="float">
            <text:p>102.66447</text:p>
          </table:table-cell>
          <table:table-cell office:value-type="float" office:value="286.75515" calcext:value-type="float">
            <text:p>286.75515</text:p>
          </table:table-cell>
          <table:table-cell office:value-type="float" office:value="113.87389" calcext:value-type="float">
            <text:p>113.87389</text:p>
          </table:table-cell>
          <table:table-cell office:value-type="float" office:value="1.44115017" calcext:value-type="float">
            <text:p>1.44115017</text:p>
          </table:table-cell>
          <table:table-cell office:value-type="float" office:value="3.96504" calcext:value-type="float">
            <text:p>3.96504</text:p>
          </table:table-cell>
        </table:table-row>
        <table:table-row table:style-name="ro2">
          <table:table-cell office:value-type="string" calcext:value-type="string">
            <text:p>TCGA-06-0187-01A-01R-1849-01</text:p>
          </table:table-cell>
          <table:table-cell office:value-type="string" calcext:value-type="string">
            <text:p>GBM</text:p>
          </table:table-cell>
          <table:table-cell office:value-type="float" office:value="3.845978" calcext:value-type="float">
            <text:p>3.845978</text:p>
          </table:table-cell>
          <table:table-cell office:value-type="float" office:value="18.877459" calcext:value-type="float">
            <text:p>18.877459</text:p>
          </table:table-cell>
          <table:table-cell office:value-type="float" office:value="156.58065" calcext:value-type="float">
            <text:p>156.58065</text:p>
          </table:table-cell>
          <table:table-cell office:value-type="float" office:value="3740.9295" calcext:value-type="float">
            <text:p>3740.9295</text:p>
          </table:table-cell>
          <table:table-cell office:value-type="float" office:value="32.960658" calcext:value-type="float">
            <text:p>32.960658</text:p>
          </table:table-cell>
          <table:table-cell office:value-type="float" office:value="78.12691" calcext:value-type="float">
            <text:p>78.12691</text:p>
          </table:table-cell>
          <table:table-cell office:value-type="float" office:value="9.309085" calcext:value-type="float">
            <text:p>9.309085</text:p>
          </table:table-cell>
          <table:table-cell office:value-type="float" office:value="35.961495" calcext:value-type="float">
            <text:p>35.961495</text:p>
          </table:table-cell>
          <table:table-cell office:value-type="float" office:value="41.770912" calcext:value-type="float">
            <text:p>41.770912</text:p>
          </table:table-cell>
          <table:table-cell office:value-type="float" office:value="446.16776" calcext:value-type="float">
            <text:p>446.16776</text:p>
          </table:table-cell>
          <table:table-cell office:value-type="float" office:value="6.436931" calcext:value-type="float">
            <text:p>6.436931</text:p>
          </table:table-cell>
          <table:table-cell office:value-type="float" office:value="64.443911" calcext:value-type="float">
            <text:p>64.443911</text:p>
          </table:table-cell>
          <table:table-cell office:value-type="float" office:value="6.794603" calcext:value-type="float">
            <text:p>6.794603</text:p>
          </table:table-cell>
          <table:table-cell office:value-type="float" office:value="4.541723" calcext:value-type="float">
            <text:p>4.541723</text:p>
          </table:table-cell>
          <table:table-cell office:value-type="float" office:value="59.693115" calcext:value-type="float">
            <text:p>59.693115</text:p>
          </table:table-cell>
          <table:table-cell office:value-type="float" office:value="13.865304" calcext:value-type="float">
            <text:p>13.865304</text:p>
          </table:table-cell>
          <table:table-cell office:value-type="float" office:value="4.988032" calcext:value-type="float">
            <text:p>4.988032</text:p>
          </table:table-cell>
          <table:table-cell office:value-type="float" office:value="0.77896969" calcext:value-type="float">
            <text:p>0.77896969</text:p>
          </table:table-cell>
          <table:table-cell office:value-type="float" office:value="100.39577" calcext:value-type="float">
            <text:p>100.39577</text:p>
          </table:table-cell>
          <table:table-cell office:value-type="float" office:value="1153.4084" calcext:value-type="float">
            <text:p>1153.4084</text:p>
          </table:table-cell>
          <table:table-cell office:value-type="float" office:value="45.60615" calcext:value-type="float">
            <text:p>45.60615</text:p>
          </table:table-cell>
          <table:table-cell office:value-type="float" office:value="4.2994542" calcext:value-type="float">
            <text:p>4.2994542</text:p>
          </table:table-cell>
          <table:table-cell office:value-type="float" office:value="0.15514826" calcext:value-type="float">
            <text:p>0.15514826</text:p>
          </table:table-cell>
          <table:table-cell office:value-type="float" office:value="5.302462" calcext:value-type="float">
            <text:p>5.302462</text:p>
          </table:table-cell>
          <table:table-cell office:value-type="float" office:value="3.57262906" calcext:value-type="float">
            <text:p>3.57262906</text:p>
          </table:table-cell>
          <table:table-cell office:value-type="float" office:value="44.374882" calcext:value-type="float">
            <text:p>44.374882</text:p>
          </table:table-cell>
          <table:table-cell office:value-type="float" office:value="1.6635689" calcext:value-type="float">
            <text:p>1.6635689</text:p>
          </table:table-cell>
          <table:table-cell office:value-type="float" office:value="3.122718" calcext:value-type="float">
            <text:p>3.122718</text:p>
          </table:table-cell>
          <table:table-cell office:value-type="float" office:value="1.4584028" calcext:value-type="float">
            <text:p>1.4584028</text:p>
          </table:table-cell>
          <table:table-cell office:value-type="float" office:value="207.0719" calcext:value-type="float">
            <text:p>207.0719</text:p>
          </table:table-cell>
          <table:table-cell office:value-type="float" office:value="3.804975" calcext:value-type="float">
            <text:p>3.804975</text:p>
          </table:table-cell>
          <table:table-cell office:value-type="float" office:value="1.3765481" calcext:value-type="float">
            <text:p>1.3765481</text:p>
          </table:table-cell>
          <table:table-cell office:value-type="float" office:value="18.64428" calcext:value-type="float">
            <text:p>18.64428</text:p>
          </table:table-cell>
          <table:table-cell office:value-type="float" office:value="22.180823" calcext:value-type="float">
            <text:p>22.180823</text:p>
          </table:table-cell>
          <table:table-cell office:value-type="float" office:value="25.108482" calcext:value-type="float">
            <text:p>25.108482</text:p>
          </table:table-cell>
          <table:table-cell office:value-type="float" office:value="210.71104" calcext:value-type="float">
            <text:p>210.71104</text:p>
          </table:table-cell>
          <table:table-cell office:value-type="float" office:value="1.0936254" calcext:value-type="float">
            <text:p>1.0936254</text:p>
          </table:table-cell>
          <table:table-cell office:value-type="float" office:value="11.290909" calcext:value-type="float">
            <text:p>11.290909</text:p>
          </table:table-cell>
          <table:table-cell office:value-type="float" office:value="4.437375" calcext:value-type="float">
            <text:p>4.437375</text:p>
          </table:table-cell>
          <table:table-cell office:value-type="float" office:value="2.771941" calcext:value-type="float">
            <text:p>2.771941</text:p>
          </table:table-cell>
          <table:table-cell office:value-type="float" office:value="13.355668" calcext:value-type="float">
            <text:p>13.355668</text:p>
          </table:table-cell>
          <table:table-cell office:value-type="float" office:value="3.673498" calcext:value-type="float">
            <text:p>3.673498</text:p>
          </table:table-cell>
          <table:table-cell office:value-type="float" office:value="4.250786" calcext:value-type="float">
            <text:p>4.250786</text:p>
          </table:table-cell>
          <table:table-cell office:value-type="float" office:value="122.02571" calcext:value-type="float">
            <text:p>122.02571</text:p>
          </table:table-cell>
          <table:table-cell office:value-type="float" office:value="90.17212" calcext:value-type="float">
            <text:p>90.17212</text:p>
          </table:table-cell>
          <table:table-cell office:value-type="float" office:value="213.61329" calcext:value-type="float">
            <text:p>213.61329</text:p>
          </table:table-cell>
          <table:table-cell office:value-type="float" office:value="3.08232454" calcext:value-type="float">
            <text:p>3.08232454</text:p>
          </table:table-cell>
          <table:table-cell office:value-type="float" office:value="4.611454" calcext:value-type="float">
            <text:p>4.611454</text:p>
          </table:table-cell>
        </table:table-row>
        <table:table-row table:style-name="ro2">
          <table:table-cell office:value-type="string" calcext:value-type="string">
            <text:p>TCGA-06-0190-01A-01R-1849-01</text:p>
          </table:table-cell>
          <table:table-cell office:value-type="string" calcext:value-type="string">
            <text:p>GBM</text:p>
          </table:table-cell>
          <table:table-cell office:value-type="float" office:value="3.0706705" calcext:value-type="float">
            <text:p>3.0706705</text:p>
          </table:table-cell>
          <table:table-cell office:value-type="float" office:value="13.631765" calcext:value-type="float">
            <text:p>13.631765</text:p>
          </table:table-cell>
          <table:table-cell office:value-type="float" office:value="143.44586" calcext:value-type="float">
            <text:p>143.44586</text:p>
          </table:table-cell>
          <table:table-cell office:value-type="float" office:value="5030.0559" calcext:value-type="float">
            <text:p>5030.0559</text:p>
          </table:table-cell>
          <table:table-cell office:value-type="float" office:value="36.809647" calcext:value-type="float">
            <text:p>36.809647</text:p>
          </table:table-cell>
          <table:table-cell office:value-type="float" office:value="71.16228" calcext:value-type="float">
            <text:p>71.16228</text:p>
          </table:table-cell>
          <table:table-cell office:value-type="float" office:value="7.132685" calcext:value-type="float">
            <text:p>7.132685</text:p>
          </table:table-cell>
          <table:table-cell office:value-type="float" office:value="37.498887" calcext:value-type="float">
            <text:p>37.498887</text:p>
          </table:table-cell>
          <table:table-cell office:value-type="float" office:value="100.947914" calcext:value-type="float">
            <text:p>100.947914</text:p>
          </table:table-cell>
          <table:table-cell office:value-type="float" office:value="75.27938" calcext:value-type="float">
            <text:p>75.27938</text:p>
          </table:table-cell>
          <table:table-cell office:value-type="float" office:value="7.666696" calcext:value-type="float">
            <text:p>7.666696</text:p>
          </table:table-cell>
          <table:table-cell office:value-type="float" office:value="52.897186" calcext:value-type="float">
            <text:p>52.897186</text:p>
          </table:table-cell>
          <table:table-cell office:value-type="float" office:value="6.002247" calcext:value-type="float">
            <text:p>6.002247</text:p>
          </table:table-cell>
          <table:table-cell office:value-type="float" office:value="2.671935" calcext:value-type="float">
            <text:p>2.671935</text:p>
          </table:table-cell>
          <table:table-cell office:value-type="float" office:value="59.499154" calcext:value-type="float">
            <text:p>59.499154</text:p>
          </table:table-cell>
          <table:table-cell office:value-type="float" office:value="9.465466" calcext:value-type="float">
            <text:p>9.465466</text:p>
          </table:table-cell>
          <table:table-cell office:value-type="float" office:value="3.230465" calcext:value-type="float">
            <text:p>3.230465</text:p>
          </table:table-cell>
          <table:table-cell office:value-type="float" office:value="0.98933948" calcext:value-type="float">
            <text:p>0.98933948</text:p>
          </table:table-cell>
          <table:table-cell office:value-type="float" office:value="79.91891" calcext:value-type="float">
            <text:p>79.91891</text:p>
          </table:table-cell>
          <table:table-cell office:value-type="float" office:value="1216.6221" calcext:value-type="float">
            <text:p>1216.6221</text:p>
          </table:table-cell>
          <table:table-cell office:value-type="float" office:value="62.66942" calcext:value-type="float">
            <text:p>62.66942</text:p>
          </table:table-cell>
          <table:table-cell office:value-type="float" office:value="1.6242824" calcext:value-type="float">
            <text:p>1.6242824</text:p>
          </table:table-cell>
          <table:table-cell office:value-type="float" office:value="0.42575174" calcext:value-type="float">
            <text:p>0.42575174</text:p>
          </table:table-cell>
          <table:table-cell office:value-type="float" office:value="9.532181" calcext:value-type="float">
            <text:p>9.532181</text:p>
          </table:table-cell>
          <table:table-cell office:value-type="float" office:value="1.54061301" calcext:value-type="float">
            <text:p>1.54061301</text:p>
          </table:table-cell>
          <table:table-cell office:value-type="float" office:value="19.94572" calcext:value-type="float">
            <text:p>19.94572</text:p>
          </table:table-cell>
          <table:table-cell office:value-type="float" office:value="2.5078296" calcext:value-type="float">
            <text:p>2.5078296</text:p>
          </table:table-cell>
          <table:table-cell office:value-type="float" office:value="2.1308884" calcext:value-type="float">
            <text:p>2.1308884</text:p>
          </table:table-cell>
          <table:table-cell office:value-type="float" office:value="1.9070741" calcext:value-type="float">
            <text:p>1.9070741</text:p>
          </table:table-cell>
          <table:table-cell office:value-type="float" office:value="252.36186" calcext:value-type="float">
            <text:p>252.36186</text:p>
          </table:table-cell>
          <table:table-cell office:value-type="float" office:value="4.202956" calcext:value-type="float">
            <text:p>4.202956</text:p>
          </table:table-cell>
          <table:table-cell office:value-type="float" office:value="3.7139604" calcext:value-type="float">
            <text:p>3.7139604</text:p>
          </table:table-cell>
          <table:table-cell office:value-type="float" office:value="30.19033" calcext:value-type="float">
            <text:p>30.19033</text:p>
          </table:table-cell>
          <table:table-cell office:value-type="float" office:value="24.513819" calcext:value-type="float">
            <text:p>24.513819</text:p>
          </table:table-cell>
          <table:table-cell office:value-type="float" office:value="26.595649" calcext:value-type="float">
            <text:p>26.595649</text:p>
          </table:table-cell>
          <table:table-cell office:value-type="float" office:value="244.47383" calcext:value-type="float">
            <text:p>244.47383</text:p>
          </table:table-cell>
          <table:table-cell office:value-type="float" office:value="0.9562198" calcext:value-type="float">
            <text:p>0.9562198</text:p>
          </table:table-cell>
          <table:table-cell office:value-type="float" office:value="10.410743" calcext:value-type="float">
            <text:p>10.410743</text:p>
          </table:table-cell>
          <table:table-cell office:value-type="float" office:value="3.992111" calcext:value-type="float">
            <text:p>3.992111</text:p>
          </table:table-cell>
          <table:table-cell office:value-type="float" office:value="3.398042" calcext:value-type="float">
            <text:p>3.398042</text:p>
          </table:table-cell>
          <table:table-cell office:value-type="float" office:value="12.751437" calcext:value-type="float">
            <text:p>12.751437</text:p>
          </table:table-cell>
          <table:table-cell office:value-type="float" office:value="3.049482" calcext:value-type="float">
            <text:p>3.049482</text:p>
          </table:table-cell>
          <table:table-cell office:value-type="float" office:value="5.031858" calcext:value-type="float">
            <text:p>5.031858</text:p>
          </table:table-cell>
          <table:table-cell office:value-type="float" office:value="114.00874" calcext:value-type="float">
            <text:p>114.00874</text:p>
          </table:table-cell>
          <table:table-cell office:value-type="float" office:value="153.55192" calcext:value-type="float">
            <text:p>153.55192</text:p>
          </table:table-cell>
          <table:table-cell office:value-type="float" office:value="210.15656" calcext:value-type="float">
            <text:p>210.15656</text:p>
          </table:table-cell>
          <table:table-cell office:value-type="float" office:value="2.05035791" calcext:value-type="float">
            <text:p>2.05035791</text:p>
          </table:table-cell>
          <table:table-cell office:value-type="float" office:value="5.7424" calcext:value-type="float">
            <text:p>5.7424</text:p>
          </table:table-cell>
        </table:table-row>
        <table:table-row table:style-name="ro2">
          <table:table-cell office:value-type="string" calcext:value-type="string">
            <text:p>TCGA-06-0190-02A-01R-2005-01</text:p>
          </table:table-cell>
          <table:table-cell office:value-type="string" calcext:value-type="string">
            <text:p>GBM</text:p>
          </table:table-cell>
          <table:table-cell office:value-type="float" office:value="4.7945014" calcext:value-type="float">
            <text:p>4.7945014</text:p>
          </table:table-cell>
          <table:table-cell office:value-type="float" office:value="22.296548" calcext:value-type="float">
            <text:p>22.296548</text:p>
          </table:table-cell>
          <table:table-cell office:value-type="float" office:value="115.95225" calcext:value-type="float">
            <text:p>115.95225</text:p>
          </table:table-cell>
          <table:table-cell office:value-type="float" office:value="5056.8405" calcext:value-type="float">
            <text:p>5056.8405</text:p>
          </table:table-cell>
          <table:table-cell office:value-type="float" office:value="43.128911" calcext:value-type="float">
            <text:p>43.128911</text:p>
          </table:table-cell>
          <table:table-cell office:value-type="float" office:value="91.8309" calcext:value-type="float">
            <text:p>91.8309</text:p>
          </table:table-cell>
          <table:table-cell office:value-type="float" office:value="7.42797" calcext:value-type="float">
            <text:p>7.42797</text:p>
          </table:table-cell>
          <table:table-cell office:value-type="float" office:value="32.50378" calcext:value-type="float">
            <text:p>32.50378</text:p>
          </table:table-cell>
          <table:table-cell office:value-type="float" office:value="41.795674" calcext:value-type="float">
            <text:p>41.795674</text:p>
          </table:table-cell>
          <table:table-cell office:value-type="float" office:value="85.88078" calcext:value-type="float">
            <text:p>85.88078</text:p>
          </table:table-cell>
          <table:table-cell office:value-type="float" office:value="6.832281" calcext:value-type="float">
            <text:p>6.832281</text:p>
          </table:table-cell>
          <table:table-cell office:value-type="float" office:value="41.465772" calcext:value-type="float">
            <text:p>41.465772</text:p>
          </table:table-cell>
          <table:table-cell office:value-type="float" office:value="6.122575" calcext:value-type="float">
            <text:p>6.122575</text:p>
          </table:table-cell>
          <table:table-cell office:value-type="float" office:value="2.092613" calcext:value-type="float">
            <text:p>2.092613</text:p>
          </table:table-cell>
          <table:table-cell office:value-type="float" office:value="39.929419" calcext:value-type="float">
            <text:p>39.929419</text:p>
          </table:table-cell>
          <table:table-cell office:value-type="float" office:value="11.5891" calcext:value-type="float">
            <text:p>11.5891</text:p>
          </table:table-cell>
          <table:table-cell office:value-type="float" office:value="8.501941" calcext:value-type="float">
            <text:p>8.501941</text:p>
          </table:table-cell>
          <table:table-cell office:value-type="float" office:value="1.03292422" calcext:value-type="float">
            <text:p>1.03292422</text:p>
          </table:table-cell>
          <table:table-cell office:value-type="float" office:value="77.3457" calcext:value-type="float">
            <text:p>77.3457</text:p>
          </table:table-cell>
          <table:table-cell office:value-type="float" office:value="1047.6084" calcext:value-type="float">
            <text:p>1047.6084</text:p>
          </table:table-cell>
          <table:table-cell office:value-type="float" office:value="70.65746" calcext:value-type="float">
            <text:p>70.65746</text:p>
          </table:table-cell>
          <table:table-cell office:value-type="float" office:value="2.2512345" calcext:value-type="float">
            <text:p>2.2512345</text:p>
          </table:table-cell>
          <table:table-cell office:value-type="float" office:value="0.56454158" calcext:value-type="float">
            <text:p>0.56454158</text:p>
          </table:table-cell>
          <table:table-cell office:value-type="float" office:value="7.547334" calcext:value-type="float">
            <text:p>7.547334</text:p>
          </table:table-cell>
          <table:table-cell office:value-type="float" office:value="2.0375622" calcext:value-type="float">
            <text:p>2.0375622</text:p>
          </table:table-cell>
          <table:table-cell office:value-type="float" office:value="25.676811" calcext:value-type="float">
            <text:p>25.676811</text:p>
          </table:table-cell>
          <table:table-cell office:value-type="float" office:value="3.808364" calcext:value-type="float">
            <text:p>3.808364</text:p>
          </table:table-cell>
          <table:table-cell office:value-type="float" office:value="2.5395992" calcext:value-type="float">
            <text:p>2.5395992</text:p>
          </table:table-cell>
          <table:table-cell office:value-type="float" office:value="3.0399068" calcext:value-type="float">
            <text:p>3.0399068</text:p>
          </table:table-cell>
          <table:table-cell office:value-type="float" office:value="195.87245" calcext:value-type="float">
            <text:p>195.87245</text:p>
          </table:table-cell>
          <table:table-cell office:value-type="float" office:value="4.542217" calcext:value-type="float">
            <text:p>4.542217</text:p>
          </table:table-cell>
          <table:table-cell office:value-type="float" office:value="2.0619742" calcext:value-type="float">
            <text:p>2.0619742</text:p>
          </table:table-cell>
          <table:table-cell office:value-type="float" office:value="21.8231" calcext:value-type="float">
            <text:p>21.8231</text:p>
          </table:table-cell>
          <table:table-cell office:value-type="float" office:value="29.570456" calcext:value-type="float">
            <text:p>29.570456</text:p>
          </table:table-cell>
          <table:table-cell office:value-type="float" office:value="24.950402" calcext:value-type="float">
            <text:p>24.950402</text:p>
          </table:table-cell>
          <table:table-cell office:value-type="float" office:value="167.43314" calcext:value-type="float">
            <text:p>167.43314</text:p>
          </table:table-cell>
          <table:table-cell office:value-type="float" office:value="1.3873302" calcext:value-type="float">
            <text:p>1.3873302</text:p>
          </table:table-cell>
          <table:table-cell office:value-type="float" office:value="11.840587" calcext:value-type="float">
            <text:p>11.840587</text:p>
          </table:table-cell>
          <table:table-cell office:value-type="float" office:value="3.921032" calcext:value-type="float">
            <text:p>3.921032</text:p>
          </table:table-cell>
          <table:table-cell office:value-type="float" office:value="3.485352" calcext:value-type="float">
            <text:p>3.485352</text:p>
          </table:table-cell>
          <table:table-cell office:value-type="float" office:value="13.412793" calcext:value-type="float">
            <text:p>13.412793</text:p>
          </table:table-cell>
          <table:table-cell office:value-type="float" office:value="4.0773" calcext:value-type="float">
            <text:p>4.0773</text:p>
          </table:table-cell>
          <table:table-cell office:value-type="float" office:value="6.934169" calcext:value-type="float">
            <text:p>6.934169</text:p>
          </table:table-cell>
          <table:table-cell office:value-type="float" office:value="107.11879" calcext:value-type="float">
            <text:p>107.11879</text:p>
          </table:table-cell>
          <table:table-cell office:value-type="float" office:value="119.93315" calcext:value-type="float">
            <text:p>119.93315</text:p>
          </table:table-cell>
          <table:table-cell office:value-type="float" office:value="218.77795" calcext:value-type="float">
            <text:p>218.77795</text:p>
          </table:table-cell>
          <table:table-cell office:value-type="float" office:value="1.12317153" calcext:value-type="float">
            <text:p>1.12317153</text:p>
          </table:table-cell>
          <table:table-cell office:value-type="float" office:value="9.155909" calcext:value-type="float">
            <text:p>9.155909</text:p>
          </table:table-cell>
        </table:table-row>
        <table:table-row table:style-name="ro2">
          <table:table-cell office:value-type="string" calcext:value-type="string">
            <text:p>TCGA-06-0210-01A-01R-1849-01</text:p>
          </table:table-cell>
          <table:table-cell office:value-type="string" calcext:value-type="string">
            <text:p>GBM</text:p>
          </table:table-cell>
          <table:table-cell office:value-type="float" office:value="3.2696758" calcext:value-type="float">
            <text:p>3.2696758</text:p>
          </table:table-cell>
          <table:table-cell office:value-type="float" office:value="9.687548" calcext:value-type="float">
            <text:p>9.687548</text:p>
          </table:table-cell>
          <table:table-cell office:value-type="float" office:value="162.40873" calcext:value-type="float">
            <text:p>162.40873</text:p>
          </table:table-cell>
          <table:table-cell office:value-type="float" office:value="5495.7418" calcext:value-type="float">
            <text:p>5495.7418</text:p>
          </table:table-cell>
          <table:table-cell office:value-type="float" office:value="32.055627" calcext:value-type="float">
            <text:p>32.055627</text:p>
          </table:table-cell>
          <table:table-cell office:value-type="float" office:value="56.31585" calcext:value-type="float">
            <text:p>56.31585</text:p>
          </table:table-cell>
          <table:table-cell office:value-type="float" office:value="8.110342" calcext:value-type="float">
            <text:p>8.110342</text:p>
          </table:table-cell>
          <table:table-cell office:value-type="float" office:value="38.787485" calcext:value-type="float">
            <text:p>38.787485</text:p>
          </table:table-cell>
          <table:table-cell office:value-type="float" office:value="73.464432" calcext:value-type="float">
            <text:p>73.464432</text:p>
          </table:table-cell>
          <table:table-cell office:value-type="float" office:value="138.36178" calcext:value-type="float">
            <text:p>138.36178</text:p>
          </table:table-cell>
          <table:table-cell office:value-type="float" office:value="7.705742" calcext:value-type="float">
            <text:p>7.705742</text:p>
          </table:table-cell>
          <table:table-cell office:value-type="float" office:value="76.124283" calcext:value-type="float">
            <text:p>76.124283</text:p>
          </table:table-cell>
          <table:table-cell office:value-type="float" office:value="10.996525" calcext:value-type="float">
            <text:p>10.996525</text:p>
          </table:table-cell>
          <table:table-cell office:value-type="float" office:value="5.493762" calcext:value-type="float">
            <text:p>5.493762</text:p>
          </table:table-cell>
          <table:table-cell office:value-type="float" office:value="32.920863" calcext:value-type="float">
            <text:p>32.920863</text:p>
          </table:table-cell>
          <table:table-cell office:value-type="float" office:value="10.82535" calcext:value-type="float">
            <text:p>10.82535</text:p>
          </table:table-cell>
          <table:table-cell office:value-type="float" office:value="6.008652" calcext:value-type="float">
            <text:p>6.008652</text:p>
          </table:table-cell>
          <table:table-cell office:value-type="float" office:value="0.88047143" calcext:value-type="float">
            <text:p>0.88047143</text:p>
          </table:table-cell>
          <table:table-cell office:value-type="float" office:value="78.06525" calcext:value-type="float">
            <text:p>78.06525</text:p>
          </table:table-cell>
          <table:table-cell office:value-type="float" office:value="1073.7397" calcext:value-type="float">
            <text:p>1073.7397</text:p>
          </table:table-cell>
          <table:table-cell office:value-type="float" office:value="51.99489" calcext:value-type="float">
            <text:p>51.99489</text:p>
          </table:table-cell>
          <table:table-cell office:value-type="float" office:value="3.9735629" calcext:value-type="float">
            <text:p>3.9735629</text:p>
          </table:table-cell>
          <table:table-cell office:value-type="float" office:value="0.35927559" calcext:value-type="float">
            <text:p>0.35927559</text:p>
          </table:table-cell>
          <table:table-cell office:value-type="float" office:value="6.57272" calcext:value-type="float">
            <text:p>6.57272</text:p>
          </table:table-cell>
          <table:table-cell office:value-type="float" office:value="1.53370106" calcext:value-type="float">
            <text:p>1.53370106</text:p>
          </table:table-cell>
          <table:table-cell office:value-type="float" office:value="23.719957" calcext:value-type="float">
            <text:p>23.719957</text:p>
          </table:table-cell>
          <table:table-cell office:value-type="float" office:value="2.6414893" calcext:value-type="float">
            <text:p>2.6414893</text:p>
          </table:table-cell>
          <table:table-cell office:value-type="float" office:value="3.0404798" calcext:value-type="float">
            <text:p>3.0404798</text:p>
          </table:table-cell>
          <table:table-cell office:value-type="float" office:value="1.9932103" calcext:value-type="float">
            <text:p>1.9932103</text:p>
          </table:table-cell>
          <table:table-cell office:value-type="float" office:value="236.24052" calcext:value-type="float">
            <text:p>236.24052</text:p>
          </table:table-cell>
          <table:table-cell office:value-type="float" office:value="4.451722" calcext:value-type="float">
            <text:p>4.451722</text:p>
          </table:table-cell>
          <table:table-cell office:value-type="float" office:value="2.7969951" calcext:value-type="float">
            <text:p>2.7969951</text:p>
          </table:table-cell>
          <table:table-cell office:value-type="float" office:value="28.40421" calcext:value-type="float">
            <text:p>28.40421</text:p>
          </table:table-cell>
          <table:table-cell office:value-type="float" office:value="10.265369" calcext:value-type="float">
            <text:p>10.265369</text:p>
          </table:table-cell>
          <table:table-cell office:value-type="float" office:value="24.114025" calcext:value-type="float">
            <text:p>24.114025</text:p>
          </table:table-cell>
          <table:table-cell office:value-type="float" office:value="172.59296" calcext:value-type="float">
            <text:p>172.59296</text:p>
          </table:table-cell>
          <table:table-cell office:value-type="float" office:value="1.0994431" calcext:value-type="float">
            <text:p>1.0994431</text:p>
          </table:table-cell>
          <table:table-cell office:value-type="float" office:value="13.780882" calcext:value-type="float">
            <text:p>13.780882</text:p>
          </table:table-cell>
          <table:table-cell office:value-type="float" office:value="5.831573" calcext:value-type="float">
            <text:p>5.831573</text:p>
          </table:table-cell>
          <table:table-cell office:value-type="float" office:value="2.814854" calcext:value-type="float">
            <text:p>2.814854</text:p>
          </table:table-cell>
          <table:table-cell office:value-type="float" office:value="9.588373" calcext:value-type="float">
            <text:p>9.588373</text:p>
          </table:table-cell>
          <table:table-cell office:value-type="float" office:value="4.140751" calcext:value-type="float">
            <text:p>4.140751</text:p>
          </table:table-cell>
          <table:table-cell office:value-type="float" office:value="5.89419" calcext:value-type="float">
            <text:p>5.89419</text:p>
          </table:table-cell>
          <table:table-cell office:value-type="float" office:value="169.01146" calcext:value-type="float">
            <text:p>169.01146</text:p>
          </table:table-cell>
          <table:table-cell office:value-type="float" office:value="102.69619" calcext:value-type="float">
            <text:p>102.69619</text:p>
          </table:table-cell>
          <table:table-cell office:value-type="float" office:value="206.9375" calcext:value-type="float">
            <text:p>206.9375</text:p>
          </table:table-cell>
          <table:table-cell office:value-type="float" office:value="1.68073439" calcext:value-type="float">
            <text:p>1.68073439</text:p>
          </table:table-cell>
          <table:table-cell office:value-type="float" office:value="4.908505" calcext:value-type="float">
            <text:p>4.908505</text:p>
          </table:table-cell>
        </table:table-row>
        <table:table-row table:style-name="ro2">
          <table:table-cell office:value-type="string" calcext:value-type="string">
            <text:p>TCGA-06-0686-01A-01R-1849-01</text:p>
          </table:table-cell>
          <table:table-cell office:value-type="string" calcext:value-type="string">
            <text:p>GBM</text:p>
          </table:table-cell>
          <table:table-cell office:value-type="float" office:value="2.4865046" calcext:value-type="float">
            <text:p>2.4865046</text:p>
          </table:table-cell>
          <table:table-cell office:value-type="float" office:value="14.615235" calcext:value-type="float">
            <text:p>14.615235</text:p>
          </table:table-cell>
          <table:table-cell office:value-type="float" office:value="177.73805" calcext:value-type="float">
            <text:p>177.73805</text:p>
          </table:table-cell>
          <table:table-cell office:value-type="float" office:value="4491.2919" calcext:value-type="float">
            <text:p>4491.2919</text:p>
          </table:table-cell>
          <table:table-cell office:value-type="float" office:value="41.098031" calcext:value-type="float">
            <text:p>41.098031</text:p>
          </table:table-cell>
          <table:table-cell office:value-type="float" office:value="150.40896" calcext:value-type="float">
            <text:p>150.40896</text:p>
          </table:table-cell>
          <table:table-cell office:value-type="float" office:value="8.764667" calcext:value-type="float">
            <text:p>8.764667</text:p>
          </table:table-cell>
          <table:table-cell office:value-type="float" office:value="40.499776" calcext:value-type="float">
            <text:p>40.499776</text:p>
          </table:table-cell>
          <table:table-cell office:value-type="float" office:value="97.506503" calcext:value-type="float">
            <text:p>97.506503</text:p>
          </table:table-cell>
          <table:table-cell office:value-type="float" office:value="85.7586" calcext:value-type="float">
            <text:p>85.7586</text:p>
          </table:table-cell>
          <table:table-cell office:value-type="float" office:value="6.70075" calcext:value-type="float">
            <text:p>6.70075</text:p>
          </table:table-cell>
          <table:table-cell office:value-type="float" office:value="95.294222" calcext:value-type="float">
            <text:p>95.294222</text:p>
          </table:table-cell>
          <table:table-cell office:value-type="float" office:value="9.198781" calcext:value-type="float">
            <text:p>9.198781</text:p>
          </table:table-cell>
          <table:table-cell office:value-type="float" office:value="5.189447" calcext:value-type="float">
            <text:p>5.189447</text:p>
          </table:table-cell>
          <table:table-cell office:value-type="float" office:value="74.065135" calcext:value-type="float">
            <text:p>74.065135</text:p>
          </table:table-cell>
          <table:table-cell office:value-type="float" office:value="7.216887" calcext:value-type="float">
            <text:p>7.216887</text:p>
          </table:table-cell>
          <table:table-cell office:value-type="float" office:value="4.847366" calcext:value-type="float">
            <text:p>4.847366</text:p>
          </table:table-cell>
          <table:table-cell office:value-type="float" office:value="0.79316365" calcext:value-type="float">
            <text:p>0.79316365</text:p>
          </table:table-cell>
          <table:table-cell office:value-type="float" office:value="53.82092" calcext:value-type="float">
            <text:p>53.82092</text:p>
          </table:table-cell>
          <table:table-cell office:value-type="float" office:value="1538.2975" calcext:value-type="float">
            <text:p>1538.2975</text:p>
          </table:table-cell>
          <table:table-cell office:value-type="float" office:value="50.65182" calcext:value-type="float">
            <text:p>50.65182</text:p>
          </table:table-cell>
          <table:table-cell office:value-type="float" office:value="3.0773607" calcext:value-type="float">
            <text:p>3.0773607</text:p>
          </table:table-cell>
          <table:table-cell office:value-type="float" office:value="0.17275078" calcext:value-type="float">
            <text:p>0.17275078</text:p>
          </table:table-cell>
          <table:table-cell office:value-type="float" office:value="10.1544" calcext:value-type="float">
            <text:p>10.1544</text:p>
          </table:table-cell>
          <table:table-cell office:value-type="float" office:value="1.7381862" calcext:value-type="float">
            <text:p>1.7381862</text:p>
          </table:table-cell>
          <table:table-cell office:value-type="float" office:value="21.890074" calcext:value-type="float">
            <text:p>21.890074</text:p>
          </table:table-cell>
          <table:table-cell office:value-type="float" office:value="2.312931" calcext:value-type="float">
            <text:p>2.312931</text:p>
          </table:table-cell>
          <table:table-cell office:value-type="float" office:value="1.8551955" calcext:value-type="float">
            <text:p>1.8551955</text:p>
          </table:table-cell>
          <table:table-cell office:value-type="float" office:value="2.1738198" calcext:value-type="float">
            <text:p>2.1738198</text:p>
          </table:table-cell>
          <table:table-cell office:value-type="float" office:value="234.02436" calcext:value-type="float">
            <text:p>234.02436</text:p>
          </table:table-cell>
          <table:table-cell office:value-type="float" office:value="4.82347" calcext:value-type="float">
            <text:p>4.82347</text:p>
          </table:table-cell>
          <table:table-cell office:value-type="float" office:value="1.8430016" calcext:value-type="float">
            <text:p>1.8430016</text:p>
          </table:table-cell>
          <table:table-cell office:value-type="float" office:value="30.34878" calcext:value-type="float">
            <text:p>30.34878</text:p>
          </table:table-cell>
          <table:table-cell office:value-type="float" office:value="32.382393" calcext:value-type="float">
            <text:p>32.382393</text:p>
          </table:table-cell>
          <table:table-cell office:value-type="float" office:value="27.095187" calcext:value-type="float">
            <text:p>27.095187</text:p>
          </table:table-cell>
          <table:table-cell office:value-type="float" office:value="201.92284" calcext:value-type="float">
            <text:p>201.92284</text:p>
          </table:table-cell>
          <table:table-cell office:value-type="float" office:value="1.6467005" calcext:value-type="float">
            <text:p>1.6467005</text:p>
          </table:table-cell>
          <table:table-cell office:value-type="float" office:value="7.42403" calcext:value-type="float">
            <text:p>7.42403</text:p>
          </table:table-cell>
          <table:table-cell office:value-type="float" office:value="2.823878" calcext:value-type="float">
            <text:p>2.823878</text:p>
          </table:table-cell>
          <table:table-cell office:value-type="float" office:value="2.447662" calcext:value-type="float">
            <text:p>2.447662</text:p>
          </table:table-cell>
          <table:table-cell office:value-type="float" office:value="16.131068" calcext:value-type="float">
            <text:p>16.131068</text:p>
          </table:table-cell>
          <table:table-cell office:value-type="float" office:value="2.712865" calcext:value-type="float">
            <text:p>2.712865</text:p>
          </table:table-cell>
          <table:table-cell office:value-type="float" office:value="4.441404" calcext:value-type="float">
            <text:p>4.441404</text:p>
          </table:table-cell>
          <table:table-cell office:value-type="float" office:value="147.46994" calcext:value-type="float">
            <text:p>147.46994</text:p>
          </table:table-cell>
          <table:table-cell office:value-type="float" office:value="124.96123" calcext:value-type="float">
            <text:p>124.96123</text:p>
          </table:table-cell>
          <table:table-cell office:value-type="float" office:value="303.75641" calcext:value-type="float">
            <text:p>303.75641</text:p>
          </table:table-cell>
          <table:table-cell office:value-type="float" office:value="0.96151935" calcext:value-type="float">
            <text:p>0.96151935</text:p>
          </table:table-cell>
          <table:table-cell office:value-type="float" office:value="4.652493" calcext:value-type="float">
            <text:p>4.652493</text:p>
          </table:table-cell>
        </table:table-row>
        <table:table-row table:style-name="ro2">
          <table:table-cell office:value-type="string" calcext:value-type="string">
            <text:p>TCGA-06-0745-01A-01R-1849-01</text:p>
          </table:table-cell>
          <table:table-cell office:value-type="string" calcext:value-type="string">
            <text:p>GBM</text:p>
          </table:table-cell>
          <table:table-cell office:value-type="float" office:value="1.6178546" calcext:value-type="float">
            <text:p>1.6178546</text:p>
          </table:table-cell>
          <table:table-cell office:value-type="float" office:value="10.468788" calcext:value-type="float">
            <text:p>10.468788</text:p>
          </table:table-cell>
          <table:table-cell office:value-type="float" office:value="269.86084" calcext:value-type="float">
            <text:p>269.86084</text:p>
          </table:table-cell>
          <table:table-cell office:value-type="float" office:value="4599.1491" calcext:value-type="float">
            <text:p>4599.1491</text:p>
          </table:table-cell>
          <table:table-cell office:value-type="float" office:value="55.986897" calcext:value-type="float">
            <text:p>55.986897</text:p>
          </table:table-cell>
          <table:table-cell office:value-type="float" office:value="86.28981" calcext:value-type="float">
            <text:p>86.28981</text:p>
          </table:table-cell>
          <table:table-cell office:value-type="float" office:value="10.373147" calcext:value-type="float">
            <text:p>10.373147</text:p>
          </table:table-cell>
          <table:table-cell office:value-type="float" office:value="17.772589" calcext:value-type="float">
            <text:p>17.772589</text:p>
          </table:table-cell>
          <table:table-cell office:value-type="float" office:value="128.3507" calcext:value-type="float">
            <text:p>128.3507</text:p>
          </table:table-cell>
          <table:table-cell office:value-type="float" office:value="127.76129" calcext:value-type="float">
            <text:p>127.76129</text:p>
          </table:table-cell>
          <table:table-cell office:value-type="float" office:value="7.280558" calcext:value-type="float">
            <text:p>7.280558</text:p>
          </table:table-cell>
          <table:table-cell office:value-type="float" office:value="112.81039" calcext:value-type="float">
            <text:p>112.81039</text:p>
          </table:table-cell>
          <table:table-cell office:value-type="float" office:value="8.828536" calcext:value-type="float">
            <text:p>8.828536</text:p>
          </table:table-cell>
          <table:table-cell office:value-type="float" office:value="9.716843" calcext:value-type="float">
            <text:p>9.716843</text:p>
          </table:table-cell>
          <table:table-cell office:value-type="float" office:value="43.356089" calcext:value-type="float">
            <text:p>43.356089</text:p>
          </table:table-cell>
          <table:table-cell office:value-type="float" office:value="6.665946" calcext:value-type="float">
            <text:p>6.665946</text:p>
          </table:table-cell>
          <table:table-cell office:value-type="float" office:value="3.546126" calcext:value-type="float">
            <text:p>3.546126</text:p>
          </table:table-cell>
          <table:table-cell office:value-type="float" office:value="0.96982093" calcext:value-type="float">
            <text:p>0.96982093</text:p>
          </table:table-cell>
          <table:table-cell office:value-type="float" office:value="38.13734" calcext:value-type="float">
            <text:p>38.13734</text:p>
          </table:table-cell>
          <table:table-cell office:value-type="float" office:value="844.2473" calcext:value-type="float">
            <text:p>844.2473</text:p>
          </table:table-cell>
          <table:table-cell office:value-type="float" office:value="52.83341" calcext:value-type="float">
            <text:p>52.83341</text:p>
          </table:table-cell>
          <table:table-cell office:value-type="float" office:value="2.9654655" calcext:value-type="float">
            <text:p>2.9654655</text:p>
          </table:table-cell>
          <table:table-cell office:value-type="float" office:value="0.38456799" calcext:value-type="float">
            <text:p>0.38456799</text:p>
          </table:table-cell>
          <table:table-cell office:value-type="float" office:value="8.197613" calcext:value-type="float">
            <text:p>8.197613</text:p>
          </table:table-cell>
          <table:table-cell office:value-type="float" office:value="0.86678802" calcext:value-type="float">
            <text:p>0.86678802</text:p>
          </table:table-cell>
          <table:table-cell office:value-type="float" office:value="17.117267" calcext:value-type="float">
            <text:p>17.117267</text:p>
          </table:table-cell>
          <table:table-cell office:value-type="float" office:value="1.8518325" calcext:value-type="float">
            <text:p>1.8518325</text:p>
          </table:table-cell>
          <table:table-cell office:value-type="float" office:value="2.5426771" calcext:value-type="float">
            <text:p>2.5426771</text:p>
          </table:table-cell>
          <table:table-cell office:value-type="float" office:value="2.1040605" calcext:value-type="float">
            <text:p>2.1040605</text:p>
          </table:table-cell>
          <table:table-cell office:value-type="float" office:value="304.50037" calcext:value-type="float">
            <text:p>304.50037</text:p>
          </table:table-cell>
          <table:table-cell office:value-type="float" office:value="6.570518" calcext:value-type="float">
            <text:p>6.570518</text:p>
          </table:table-cell>
          <table:table-cell office:value-type="float" office:value="2.010878" calcext:value-type="float">
            <text:p>2.010878</text:p>
          </table:table-cell>
          <table:table-cell office:value-type="float" office:value="36.68519" calcext:value-type="float">
            <text:p>36.68519</text:p>
          </table:table-cell>
          <table:table-cell office:value-type="float" office:value="33.86154" calcext:value-type="float">
            <text:p>33.86154</text:p>
          </table:table-cell>
          <table:table-cell office:value-type="float" office:value="23.833089" calcext:value-type="float">
            <text:p>23.833089</text:p>
          </table:table-cell>
          <table:table-cell office:value-type="float" office:value="327.75805" calcext:value-type="float">
            <text:p>327.75805</text:p>
          </table:table-cell>
          <table:table-cell office:value-type="float" office:value="1.1196465" calcext:value-type="float">
            <text:p>1.1196465</text:p>
          </table:table-cell>
          <table:table-cell office:value-type="float" office:value="9.466247" calcext:value-type="float">
            <text:p>9.466247</text:p>
          </table:table-cell>
          <table:table-cell office:value-type="float" office:value="3.568129" calcext:value-type="float">
            <text:p>3.568129</text:p>
          </table:table-cell>
          <table:table-cell office:value-type="float" office:value="2.682969" calcext:value-type="float">
            <text:p>2.682969</text:p>
          </table:table-cell>
          <table:table-cell office:value-type="float" office:value="6.712533" calcext:value-type="float">
            <text:p>6.712533</text:p>
          </table:table-cell>
          <table:table-cell office:value-type="float" office:value="2.488879" calcext:value-type="float">
            <text:p>2.488879</text:p>
          </table:table-cell>
          <table:table-cell office:value-type="float" office:value="3.872427" calcext:value-type="float">
            <text:p>3.872427</text:p>
          </table:table-cell>
          <table:table-cell office:value-type="float" office:value="138.31494" calcext:value-type="float">
            <text:p>138.31494</text:p>
          </table:table-cell>
          <table:table-cell office:value-type="float" office:value="149.64004" calcext:value-type="float">
            <text:p>149.64004</text:p>
          </table:table-cell>
          <table:table-cell office:value-type="float" office:value="147.584" calcext:value-type="float">
            <text:p>147.584</text:p>
          </table:table-cell>
          <table:table-cell office:value-type="float" office:value="0.8588358" calcext:value-type="float">
            <text:p>0.8588358</text:p>
          </table:table-cell>
          <table:table-cell office:value-type="float" office:value="2.056973" calcext:value-type="float">
            <text:p>2.056973</text:p>
          </table:table-cell>
        </table:table-row>
        <table:table-row table:style-name="ro2">
          <table:table-cell office:value-type="string" calcext:value-type="string">
            <text:p>TCGA-06-0749-01A-01R-1849-01</text:p>
          </table:table-cell>
          <table:table-cell office:value-type="string" calcext:value-type="string">
            <text:p>GBM</text:p>
          </table:table-cell>
          <table:table-cell office:value-type="float" office:value="1.688156" calcext:value-type="float">
            <text:p>1.688156</text:p>
          </table:table-cell>
          <table:table-cell office:value-type="float" office:value="9.320382" calcext:value-type="float">
            <text:p>9.320382</text:p>
          </table:table-cell>
          <table:table-cell office:value-type="float" office:value="172.80554" calcext:value-type="float">
            <text:p>172.80554</text:p>
          </table:table-cell>
          <table:table-cell office:value-type="float" office:value="3474.6352" calcext:value-type="float">
            <text:p>3474.6352</text:p>
          </table:table-cell>
          <table:table-cell office:value-type="float" office:value="31.295855" calcext:value-type="float">
            <text:p>31.295855</text:p>
          </table:table-cell>
          <table:table-cell office:value-type="float" office:value="150.46458" calcext:value-type="float">
            <text:p>150.46458</text:p>
          </table:table-cell>
          <table:table-cell office:value-type="float" office:value="9.045152" calcext:value-type="float">
            <text:p>9.045152</text:p>
          </table:table-cell>
          <table:table-cell office:value-type="float" office:value="28.280653" calcext:value-type="float">
            <text:p>28.280653</text:p>
          </table:table-cell>
          <table:table-cell office:value-type="float" office:value="46.1115" calcext:value-type="float">
            <text:p>46.1115</text:p>
          </table:table-cell>
          <table:table-cell office:value-type="float" office:value="403.6931" calcext:value-type="float">
            <text:p>403.6931</text:p>
          </table:table-cell>
          <table:table-cell office:value-type="float" office:value="7.856957" calcext:value-type="float">
            <text:p>7.856957</text:p>
          </table:table-cell>
          <table:table-cell office:value-type="float" office:value="117.968443" calcext:value-type="float">
            <text:p>117.968443</text:p>
          </table:table-cell>
          <table:table-cell office:value-type="float" office:value="11.4429" calcext:value-type="float">
            <text:p>11.4429</text:p>
          </table:table-cell>
          <table:table-cell office:value-type="float" office:value="9.786775" calcext:value-type="float">
            <text:p>9.786775</text:p>
          </table:table-cell>
          <table:table-cell office:value-type="float" office:value="84.788314" calcext:value-type="float">
            <text:p>84.788314</text:p>
          </table:table-cell>
          <table:table-cell office:value-type="float" office:value="7.12524" calcext:value-type="float">
            <text:p>7.12524</text:p>
          </table:table-cell>
          <table:table-cell office:value-type="float" office:value="2.777222" calcext:value-type="float">
            <text:p>2.777222</text:p>
          </table:table-cell>
          <table:table-cell office:value-type="float" office:value="1.09574832" calcext:value-type="float">
            <text:p>1.09574832</text:p>
          </table:table-cell>
          <table:table-cell office:value-type="float" office:value="52.33095" calcext:value-type="float">
            <text:p>52.33095</text:p>
          </table:table-cell>
          <table:table-cell office:value-type="float" office:value="1065.1191" calcext:value-type="float">
            <text:p>1065.1191</text:p>
          </table:table-cell>
          <table:table-cell office:value-type="float" office:value="63.84568" calcext:value-type="float">
            <text:p>63.84568</text:p>
          </table:table-cell>
          <table:table-cell office:value-type="float" office:value="7.3592918" calcext:value-type="float">
            <text:p>7.3592918</text:p>
          </table:table-cell>
          <table:table-cell office:value-type="float" office:value="0.35353653" calcext:value-type="float">
            <text:p>0.35353653</text:p>
          </table:table-cell>
          <table:table-cell office:value-type="float" office:value="10.83586" calcext:value-type="float">
            <text:p>10.83586</text:p>
          </table:table-cell>
          <table:table-cell office:value-type="float" office:value="1.62759542" calcext:value-type="float">
            <text:p>1.62759542</text:p>
          </table:table-cell>
          <table:table-cell office:value-type="float" office:value="19.150925" calcext:value-type="float">
            <text:p>19.150925</text:p>
          </table:table-cell>
          <table:table-cell office:value-type="float" office:value="1.8325711" calcext:value-type="float">
            <text:p>1.8325711</text:p>
          </table:table-cell>
          <table:table-cell office:value-type="float" office:value="1.7642022" calcext:value-type="float">
            <text:p>1.7642022</text:p>
          </table:table-cell>
          <table:table-cell office:value-type="float" office:value="1.711057" calcext:value-type="float">
            <text:p>1.711057</text:p>
          </table:table-cell>
          <table:table-cell office:value-type="float" office:value="335.16818" calcext:value-type="float">
            <text:p>335.16818</text:p>
          </table:table-cell>
          <table:table-cell office:value-type="float" office:value="6.248798" calcext:value-type="float">
            <text:p>6.248798</text:p>
          </table:table-cell>
          <table:table-cell office:value-type="float" office:value="1.3129951" calcext:value-type="float">
            <text:p>1.3129951</text:p>
          </table:table-cell>
          <table:table-cell office:value-type="float" office:value="44.67682" calcext:value-type="float">
            <text:p>44.67682</text:p>
          </table:table-cell>
          <table:table-cell office:value-type="float" office:value="7.661554" calcext:value-type="float">
            <text:p>7.661554</text:p>
          </table:table-cell>
          <table:table-cell office:value-type="float" office:value="25.528718" calcext:value-type="float">
            <text:p>25.528718</text:p>
          </table:table-cell>
          <table:table-cell office:value-type="float" office:value="376.91762" calcext:value-type="float">
            <text:p>376.91762</text:p>
          </table:table-cell>
          <table:table-cell office:value-type="float" office:value="0.6756265" calcext:value-type="float">
            <text:p>0.6756265</text:p>
          </table:table-cell>
          <table:table-cell office:value-type="float" office:value="9.712284" calcext:value-type="float">
            <text:p>9.712284</text:p>
          </table:table-cell>
          <table:table-cell office:value-type="float" office:value="4.881548" calcext:value-type="float">
            <text:p>4.881548</text:p>
          </table:table-cell>
          <table:table-cell office:value-type="float" office:value="2.404241" calcext:value-type="float">
            <text:p>2.404241</text:p>
          </table:table-cell>
          <table:table-cell office:value-type="float" office:value="13.19402" calcext:value-type="float">
            <text:p>13.19402</text:p>
          </table:table-cell>
          <table:table-cell office:value-type="float" office:value="3.246472" calcext:value-type="float">
            <text:p>3.246472</text:p>
          </table:table-cell>
          <table:table-cell office:value-type="float" office:value="5.399528" calcext:value-type="float">
            <text:p>5.399528</text:p>
          </table:table-cell>
          <table:table-cell office:value-type="float" office:value="215.34713" calcext:value-type="float">
            <text:p>215.34713</text:p>
          </table:table-cell>
          <table:table-cell office:value-type="float" office:value="219.02472" calcext:value-type="float">
            <text:p>219.02472</text:p>
          </table:table-cell>
          <table:table-cell office:value-type="float" office:value="280.23983" calcext:value-type="float">
            <text:p>280.23983</text:p>
          </table:table-cell>
          <table:table-cell office:value-type="float" office:value="0.23514123" calcext:value-type="float">
            <text:p>0.23514123</text:p>
          </table:table-cell>
          <table:table-cell office:value-type="float" office:value="1.950825" calcext:value-type="float">
            <text:p>1.950825</text:p>
          </table:table-cell>
        </table:table-row>
        <table:table-row table:style-name="ro2">
          <table:table-cell office:value-type="string" calcext:value-type="string">
            <text:p>TCGA-06-2557-01A-01R-1849-01</text:p>
          </table:table-cell>
          <table:table-cell office:value-type="string" calcext:value-type="string">
            <text:p>GBM</text:p>
          </table:table-cell>
          <table:table-cell office:value-type="float" office:value="2.3485368" calcext:value-type="float">
            <text:p>2.3485368</text:p>
          </table:table-cell>
          <table:table-cell office:value-type="float" office:value="9.661403" calcext:value-type="float">
            <text:p>9.661403</text:p>
          </table:table-cell>
          <table:table-cell office:value-type="float" office:value="99.32798" calcext:value-type="float">
            <text:p>99.32798</text:p>
          </table:table-cell>
          <table:table-cell office:value-type="float" office:value="3119.8737" calcext:value-type="float">
            <text:p>3119.8737</text:p>
          </table:table-cell>
          <table:table-cell office:value-type="float" office:value="30.464904" calcext:value-type="float">
            <text:p>30.464904</text:p>
          </table:table-cell>
          <table:table-cell office:value-type="float" office:value="80.54429" calcext:value-type="float">
            <text:p>80.54429</text:p>
          </table:table-cell>
          <table:table-cell office:value-type="float" office:value="12.690242" calcext:value-type="float">
            <text:p>12.690242</text:p>
          </table:table-cell>
          <table:table-cell office:value-type="float" office:value="36.658623" calcext:value-type="float">
            <text:p>36.658623</text:p>
          </table:table-cell>
          <table:table-cell office:value-type="float" office:value="82.979075" calcext:value-type="float">
            <text:p>82.979075</text:p>
          </table:table-cell>
          <table:table-cell office:value-type="float" office:value="297.28853" calcext:value-type="float">
            <text:p>297.28853</text:p>
          </table:table-cell>
          <table:table-cell office:value-type="float" office:value="5.448056" calcext:value-type="float">
            <text:p>5.448056</text:p>
          </table:table-cell>
          <table:table-cell office:value-type="float" office:value="63.848615" calcext:value-type="float">
            <text:p>63.848615</text:p>
          </table:table-cell>
          <table:table-cell office:value-type="float" office:value="5.941225" calcext:value-type="float">
            <text:p>5.941225</text:p>
          </table:table-cell>
          <table:table-cell office:value-type="float" office:value="4.00667" calcext:value-type="float">
            <text:p>4.00667</text:p>
          </table:table-cell>
          <table:table-cell office:value-type="float" office:value="43.985554" calcext:value-type="float">
            <text:p>43.985554</text:p>
          </table:table-cell>
          <table:table-cell office:value-type="float" office:value="8.79896" calcext:value-type="float">
            <text:p>8.79896</text:p>
          </table:table-cell>
          <table:table-cell office:value-type="float" office:value="3.348594" calcext:value-type="float">
            <text:p>3.348594</text:p>
          </table:table-cell>
          <table:table-cell office:value-type="float" office:value="1.65781968" calcext:value-type="float">
            <text:p>1.65781968</text:p>
          </table:table-cell>
          <table:table-cell office:value-type="float" office:value="71.10886" calcext:value-type="float">
            <text:p>71.10886</text:p>
          </table:table-cell>
          <table:table-cell office:value-type="float" office:value="1132.0697" calcext:value-type="float">
            <text:p>1132.0697</text:p>
          </table:table-cell>
          <table:table-cell office:value-type="float" office:value="64.92549" calcext:value-type="float">
            <text:p>64.92549</text:p>
          </table:table-cell>
          <table:table-cell office:value-type="float" office:value="3.9313256" calcext:value-type="float">
            <text:p>3.9313256</text:p>
          </table:table-cell>
          <table:table-cell office:value-type="float" office:value="0.13989816" calcext:value-type="float">
            <text:p>0.13989816</text:p>
          </table:table-cell>
          <table:table-cell office:value-type="float" office:value="6.162649" calcext:value-type="float">
            <text:p>6.162649</text:p>
          </table:table-cell>
          <table:table-cell office:value-type="float" office:value="2.71416132" calcext:value-type="float">
            <text:p>2.71416132</text:p>
          </table:table-cell>
          <table:table-cell office:value-type="float" office:value="41.405178" calcext:value-type="float">
            <text:p>41.405178</text:p>
          </table:table-cell>
          <table:table-cell office:value-type="float" office:value="2.1156466" calcext:value-type="float">
            <text:p>2.1156466</text:p>
          </table:table-cell>
          <table:table-cell office:value-type="float" office:value="3.4336943" calcext:value-type="float">
            <text:p>3.4336943</text:p>
          </table:table-cell>
          <table:table-cell office:value-type="float" office:value="1.5287077" calcext:value-type="float">
            <text:p>1.5287077</text:p>
          </table:table-cell>
          <table:table-cell office:value-type="float" office:value="177.48575" calcext:value-type="float">
            <text:p>177.48575</text:p>
          </table:table-cell>
          <table:table-cell office:value-type="float" office:value="3.552298" calcext:value-type="float">
            <text:p>3.552298</text:p>
          </table:table-cell>
          <table:table-cell office:value-type="float" office:value="2.0597684" calcext:value-type="float">
            <text:p>2.0597684</text:p>
          </table:table-cell>
          <table:table-cell office:value-type="float" office:value="26.27476" calcext:value-type="float">
            <text:p>26.27476</text:p>
          </table:table-cell>
          <table:table-cell office:value-type="float" office:value="21.489108" calcext:value-type="float">
            <text:p>21.489108</text:p>
          </table:table-cell>
          <table:table-cell office:value-type="float" office:value="22.645934" calcext:value-type="float">
            <text:p>22.645934</text:p>
          </table:table-cell>
          <table:table-cell office:value-type="float" office:value="177.96244" calcext:value-type="float">
            <text:p>177.96244</text:p>
          </table:table-cell>
          <table:table-cell office:value-type="float" office:value="2.1550584" calcext:value-type="float">
            <text:p>2.1550584</text:p>
          </table:table-cell>
          <table:table-cell office:value-type="float" office:value="11.655147" calcext:value-type="float">
            <text:p>11.655147</text:p>
          </table:table-cell>
          <table:table-cell office:value-type="float" office:value="6.651421" calcext:value-type="float">
            <text:p>6.651421</text:p>
          </table:table-cell>
          <table:table-cell office:value-type="float" office:value="2.627592" calcext:value-type="float">
            <text:p>2.627592</text:p>
          </table:table-cell>
          <table:table-cell office:value-type="float" office:value="12.501142" calcext:value-type="float">
            <text:p>12.501142</text:p>
          </table:table-cell>
          <table:table-cell office:value-type="float" office:value="4.714394" calcext:value-type="float">
            <text:p>4.714394</text:p>
          </table:table-cell>
          <table:table-cell office:value-type="float" office:value="4.655209" calcext:value-type="float">
            <text:p>4.655209</text:p>
          </table:table-cell>
          <table:table-cell office:value-type="float" office:value="157.52246" calcext:value-type="float">
            <text:p>157.52246</text:p>
          </table:table-cell>
          <table:table-cell office:value-type="float" office:value="108.09961" calcext:value-type="float">
            <text:p>108.09961</text:p>
          </table:table-cell>
          <table:table-cell office:value-type="float" office:value="221.70894" calcext:value-type="float">
            <text:p>221.70894</text:p>
          </table:table-cell>
          <table:table-cell office:value-type="float" office:value="2.57649381" calcext:value-type="float">
            <text:p>2.57649381</text:p>
          </table:table-cell>
          <table:table-cell office:value-type="float" office:value="4.59592" calcext:value-type="float">
            <text:p>4.59592</text:p>
          </table:table-cell>
        </table:table-row>
        <table:table-row table:style-name="ro2">
          <table:table-cell office:value-type="string" calcext:value-type="string">
            <text:p>TCGA-06-2559-01A-01R-1849-01</text:p>
          </table:table-cell>
          <table:table-cell office:value-type="string" calcext:value-type="string">
            <text:p>GBM</text:p>
          </table:table-cell>
          <table:table-cell office:value-type="float" office:value="2.6588299" calcext:value-type="float">
            <text:p>2.6588299</text:p>
          </table:table-cell>
          <table:table-cell office:value-type="float" office:value="15.83429" calcext:value-type="float">
            <text:p>15.83429</text:p>
          </table:table-cell>
          <table:table-cell office:value-type="float" office:value="116.85433" calcext:value-type="float">
            <text:p>116.85433</text:p>
          </table:table-cell>
          <table:table-cell office:value-type="float" office:value="2830.2118" calcext:value-type="float">
            <text:p>2830.2118</text:p>
          </table:table-cell>
          <table:table-cell office:value-type="float" office:value="43.124545" calcext:value-type="float">
            <text:p>43.124545</text:p>
          </table:table-cell>
          <table:table-cell office:value-type="float" office:value="67.39989" calcext:value-type="float">
            <text:p>67.39989</text:p>
          </table:table-cell>
          <table:table-cell office:value-type="float" office:value="5.70059" calcext:value-type="float">
            <text:p>5.70059</text:p>
          </table:table-cell>
          <table:table-cell office:value-type="float" office:value="32.528803" calcext:value-type="float">
            <text:p>32.528803</text:p>
          </table:table-cell>
          <table:table-cell office:value-type="float" office:value="66.73691" calcext:value-type="float">
            <text:p>66.73691</text:p>
          </table:table-cell>
          <table:table-cell office:value-type="float" office:value="121.00981" calcext:value-type="float">
            <text:p>121.00981</text:p>
          </table:table-cell>
          <table:table-cell office:value-type="float" office:value="6.051986" calcext:value-type="float">
            <text:p>6.051986</text:p>
          </table:table-cell>
          <table:table-cell office:value-type="float" office:value="79.560481" calcext:value-type="float">
            <text:p>79.560481</text:p>
          </table:table-cell>
          <table:table-cell office:value-type="float" office:value="5.634708" calcext:value-type="float">
            <text:p>5.634708</text:p>
          </table:table-cell>
          <table:table-cell office:value-type="float" office:value="4.696224" calcext:value-type="float">
            <text:p>4.696224</text:p>
          </table:table-cell>
          <table:table-cell office:value-type="float" office:value="43.20827" calcext:value-type="float">
            <text:p>43.20827</text:p>
          </table:table-cell>
          <table:table-cell office:value-type="float" office:value="11.951616" calcext:value-type="float">
            <text:p>11.951616</text:p>
          </table:table-cell>
          <table:table-cell office:value-type="float" office:value="7.187322" calcext:value-type="float">
            <text:p>7.187322</text:p>
          </table:table-cell>
          <table:table-cell office:value-type="float" office:value="1.03628048" calcext:value-type="float">
            <text:p>1.03628048</text:p>
          </table:table-cell>
          <table:table-cell office:value-type="float" office:value="60.18021" calcext:value-type="float">
            <text:p>60.18021</text:p>
          </table:table-cell>
          <table:table-cell office:value-type="float" office:value="1223.7861" calcext:value-type="float">
            <text:p>1223.7861</text:p>
          </table:table-cell>
          <table:table-cell office:value-type="float" office:value="31.81645" calcext:value-type="float">
            <text:p>31.81645</text:p>
          </table:table-cell>
          <table:table-cell office:value-type="float" office:value="2.0034271" calcext:value-type="float">
            <text:p>2.0034271</text:p>
          </table:table-cell>
          <table:table-cell office:value-type="float" office:value="0.0916286" calcext:value-type="float">
            <text:p>0.0916286</text:p>
          </table:table-cell>
          <table:table-cell office:value-type="float" office:value="9.408257" calcext:value-type="float">
            <text:p>9.408257</text:p>
          </table:table-cell>
          <table:table-cell office:value-type="float" office:value="2.69135033" calcext:value-type="float">
            <text:p>2.69135033</text:p>
          </table:table-cell>
          <table:table-cell office:value-type="float" office:value="24.145151" calcext:value-type="float">
            <text:p>24.145151</text:p>
          </table:table-cell>
          <table:table-cell office:value-type="float" office:value="3.0298926" calcext:value-type="float">
            <text:p>3.0298926</text:p>
          </table:table-cell>
          <table:table-cell office:value-type="float" office:value="2.9920941" calcext:value-type="float">
            <text:p>2.9920941</text:p>
          </table:table-cell>
          <table:table-cell office:value-type="float" office:value="1.562693" calcext:value-type="float">
            <text:p>1.562693</text:p>
          </table:table-cell>
          <table:table-cell office:value-type="float" office:value="142.82352" calcext:value-type="float">
            <text:p>142.82352</text:p>
          </table:table-cell>
          <table:table-cell office:value-type="float" office:value="4.868058" calcext:value-type="float">
            <text:p>4.868058</text:p>
          </table:table-cell>
          <table:table-cell office:value-type="float" office:value="1.9934858" calcext:value-type="float">
            <text:p>1.9934858</text:p>
          </table:table-cell>
          <table:table-cell office:value-type="float" office:value="36.87041" calcext:value-type="float">
            <text:p>36.87041</text:p>
          </table:table-cell>
          <table:table-cell office:value-type="float" office:value="19.68481" calcext:value-type="float">
            <text:p>19.68481</text:p>
          </table:table-cell>
          <table:table-cell office:value-type="float" office:value="23.146951" calcext:value-type="float">
            <text:p>23.146951</text:p>
          </table:table-cell>
          <table:table-cell office:value-type="float" office:value="160.7671" calcext:value-type="float">
            <text:p>160.7671</text:p>
          </table:table-cell>
          <table:table-cell office:value-type="float" office:value="3.1168134" calcext:value-type="float">
            <text:p>3.1168134</text:p>
          </table:table-cell>
          <table:table-cell office:value-type="float" office:value="12.886413" calcext:value-type="float">
            <text:p>12.88641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3.398131" calcext:value-type="float">
            <text:p>3.398131</text:p>
          </table:table-cell>
          <table:table-cell office:value-type="float" office:value="8.962485" calcext:value-type="float">
            <text:p>8.962485</text:p>
          </table:table-cell>
          <table:table-cell office:value-type="float" office:value="4.866626" calcext:value-type="float">
            <text:p>4.866626</text:p>
          </table:table-cell>
          <table:table-cell office:value-type="float" office:value="5.410639" calcext:value-type="float">
            <text:p>5.410639</text:p>
          </table:table-cell>
          <table:table-cell office:value-type="float" office:value="115.90366" calcext:value-type="float">
            <text:p>115.90366</text:p>
          </table:table-cell>
          <table:table-cell office:value-type="float" office:value="76.35818" calcext:value-type="float">
            <text:p>76.35818</text:p>
          </table:table-cell>
          <table:table-cell office:value-type="float" office:value="180.89057" calcext:value-type="float">
            <text:p>180.89057</text:p>
          </table:table-cell>
          <table:table-cell office:value-type="float" office:value="2.61941376" calcext:value-type="float">
            <text:p>2.61941376</text:p>
          </table:table-cell>
          <table:table-cell office:value-type="float" office:value="7.918968" calcext:value-type="float">
            <text:p>7.918968</text:p>
          </table:table-cell>
        </table:table-row>
        <table:table-row table:style-name="ro2">
          <table:table-cell office:value-type="string" calcext:value-type="string">
            <text:p>TCGA-06-2562-01A-01R-1849-01</text:p>
          </table:table-cell>
          <table:table-cell office:value-type="string" calcext:value-type="string">
            <text:p>GBM</text:p>
          </table:table-cell>
          <table:table-cell office:value-type="float" office:value="4.0676182" calcext:value-type="float">
            <text:p>4.0676182</text:p>
          </table:table-cell>
          <table:table-cell office:value-type="float" office:value="14.179136" calcext:value-type="float">
            <text:p>14.179136</text:p>
          </table:table-cell>
          <table:table-cell office:value-type="float" office:value="117.08745" calcext:value-type="float">
            <text:p>117.08745</text:p>
          </table:table-cell>
          <table:table-cell office:value-type="float" office:value="4533.9192" calcext:value-type="float">
            <text:p>4533.9192</text:p>
          </table:table-cell>
          <table:table-cell office:value-type="float" office:value="33.766916" calcext:value-type="float">
            <text:p>33.766916</text:p>
          </table:table-cell>
          <table:table-cell office:value-type="float" office:value="77.9966" calcext:value-type="float">
            <text:p>77.9966</text:p>
          </table:table-cell>
          <table:table-cell office:value-type="float" office:value="11.207711" calcext:value-type="float">
            <text:p>11.207711</text:p>
          </table:table-cell>
          <table:table-cell office:value-type="float" office:value="45.250884" calcext:value-type="float">
            <text:p>45.250884</text:p>
          </table:table-cell>
          <table:table-cell office:value-type="float" office:value="167.918854" calcext:value-type="float">
            <text:p>167.918854</text:p>
          </table:table-cell>
          <table:table-cell office:value-type="float" office:value="123.68562" calcext:value-type="float">
            <text:p>123.68562</text:p>
          </table:table-cell>
          <table:table-cell office:value-type="float" office:value="7.580863" calcext:value-type="float">
            <text:p>7.580863</text:p>
          </table:table-cell>
          <table:table-cell office:value-type="float" office:value="70.92245" calcext:value-type="float">
            <text:p>70.92245</text:p>
          </table:table-cell>
          <table:table-cell office:value-type="float" office:value="8.966025" calcext:value-type="float">
            <text:p>8.966025</text:p>
          </table:table-cell>
          <table:table-cell office:value-type="float" office:value="3.294798" calcext:value-type="float">
            <text:p>3.294798</text:p>
          </table:table-cell>
          <table:table-cell office:value-type="float" office:value="59.811222" calcext:value-type="float">
            <text:p>59.811222</text:p>
          </table:table-cell>
          <table:table-cell office:value-type="float" office:value="9.933314" calcext:value-type="float">
            <text:p>9.933314</text:p>
          </table:table-cell>
          <table:table-cell office:value-type="float" office:value="3.724437" calcext:value-type="float">
            <text:p>3.724437</text:p>
          </table:table-cell>
          <table:table-cell office:value-type="float" office:value="0.80566164" calcext:value-type="float">
            <text:p>0.80566164</text:p>
          </table:table-cell>
          <table:table-cell office:value-type="float" office:value="99.80595" calcext:value-type="float">
            <text:p>99.80595</text:p>
          </table:table-cell>
          <table:table-cell office:value-type="float" office:value="1191.4011" calcext:value-type="float">
            <text:p>1191.4011</text:p>
          </table:table-cell>
          <table:table-cell office:value-type="float" office:value="43.33901" calcext:value-type="float">
            <text:p>43.33901</text:p>
          </table:table-cell>
          <table:table-cell office:value-type="float" office:value="2.0117837" calcext:value-type="float">
            <text:p>2.0117837</text:p>
          </table:table-cell>
          <table:table-cell office:value-type="float" office:value="0.23886546" calcext:value-type="float">
            <text:p>0.23886546</text:p>
          </table:table-cell>
          <table:table-cell office:value-type="float" office:value="7.064971" calcext:value-type="float">
            <text:p>7.064971</text:p>
          </table:table-cell>
          <table:table-cell office:value-type="float" office:value="2.54146316" calcext:value-type="float">
            <text:p>2.54146316</text:p>
          </table:table-cell>
          <table:table-cell office:value-type="float" office:value="14.529717" calcext:value-type="float">
            <text:p>14.529717</text:p>
          </table:table-cell>
          <table:table-cell office:value-type="float" office:value="2.2769174" calcext:value-type="float">
            <text:p>2.2769174</text:p>
          </table:table-cell>
          <table:table-cell office:value-type="float" office:value="2.6950706" calcext:value-type="float">
            <text:p>2.6950706</text:p>
          </table:table-cell>
          <table:table-cell office:value-type="float" office:value="1.9976698" calcext:value-type="float">
            <text:p>1.9976698</text:p>
          </table:table-cell>
          <table:table-cell office:value-type="float" office:value="229.31255" calcext:value-type="float">
            <text:p>229.31255</text:p>
          </table:table-cell>
          <table:table-cell office:value-type="float" office:value="4.318641" calcext:value-type="float">
            <text:p>4.318641</text:p>
          </table:table-cell>
          <table:table-cell office:value-type="float" office:value="3.566427" calcext:value-type="float">
            <text:p>3.566427</text:p>
          </table:table-cell>
          <table:table-cell office:value-type="float" office:value="33.69341" calcext:value-type="float">
            <text:p>33.69341</text:p>
          </table:table-cell>
          <table:table-cell office:value-type="float" office:value="10.323965" calcext:value-type="float">
            <text:p>10.323965</text:p>
          </table:table-cell>
          <table:table-cell office:value-type="float" office:value="24.8465" calcext:value-type="float">
            <text:p>24.8465</text:p>
          </table:table-cell>
          <table:table-cell office:value-type="float" office:value="171.92165" calcext:value-type="float">
            <text:p>171.92165</text:p>
          </table:table-cell>
          <table:table-cell office:value-type="float" office:value="1.316719" calcext:value-type="float">
            <text:p>1.316719</text:p>
          </table:table-cell>
          <table:table-cell office:value-type="float" office:value="11.087554" calcext:value-type="float">
            <text:p>11.087554</text:p>
          </table:table-cell>
          <table:table-cell office:value-type="float" office:value="5.451642" calcext:value-type="float">
            <text:p>5.451642</text:p>
          </table:table-cell>
          <table:table-cell office:value-type="float" office:value="4.001776" calcext:value-type="float">
            <text:p>4.001776</text:p>
          </table:table-cell>
          <table:table-cell office:value-type="float" office:value="10.123716" calcext:value-type="float">
            <text:p>10.123716</text:p>
          </table:table-cell>
          <table:table-cell office:value-type="float" office:value="4.42602" calcext:value-type="float">
            <text:p>4.42602</text:p>
          </table:table-cell>
          <table:table-cell office:value-type="float" office:value="5.290769" calcext:value-type="float">
            <text:p>5.290769</text:p>
          </table:table-cell>
          <table:table-cell office:value-type="float" office:value="150.74185" calcext:value-type="float">
            <text:p>150.74185</text:p>
          </table:table-cell>
          <table:table-cell office:value-type="float" office:value="110.85461" calcext:value-type="float">
            <text:p>110.85461</text:p>
          </table:table-cell>
          <table:table-cell office:value-type="float" office:value="207.93356" calcext:value-type="float">
            <text:p>207.93356</text:p>
          </table:table-cell>
          <table:table-cell office:value-type="float" office:value="1.11468756" calcext:value-type="float">
            <text:p>1.11468756</text:p>
          </table:table-cell>
          <table:table-cell office:value-type="float" office:value="4.965834" calcext:value-type="float">
            <text:p>4.965834</text:p>
          </table:table-cell>
        </table:table-row>
        <table:table-row table:style-name="ro2">
          <table:table-cell office:value-type="string" calcext:value-type="string">
            <text:p>TCGA-06-2563-01A-01R-1849-01</text:p>
          </table:table-cell>
          <table:table-cell office:value-type="string" calcext:value-type="string">
            <text:p>GBM</text:p>
          </table:table-cell>
          <table:table-cell office:value-type="float" office:value="1.2360202" calcext:value-type="float">
            <text:p>1.2360202</text:p>
          </table:table-cell>
          <table:table-cell office:value-type="float" office:value="12.546485" calcext:value-type="float">
            <text:p>12.546485</text:p>
          </table:table-cell>
          <table:table-cell office:value-type="float" office:value="105.15228" calcext:value-type="float">
            <text:p>105.15228</text:p>
          </table:table-cell>
          <table:table-cell office:value-type="float" office:value="2624.4925" calcext:value-type="float">
            <text:p>2624.4925</text:p>
          </table:table-cell>
          <table:table-cell office:value-type="float" office:value="47.265661" calcext:value-type="float">
            <text:p>47.265661</text:p>
          </table:table-cell>
          <table:table-cell office:value-type="float" office:value="70.74598" calcext:value-type="float">
            <text:p>70.74598</text:p>
          </table:table-cell>
          <table:table-cell office:value-type="float" office:value="9.644499" calcext:value-type="float">
            <text:p>9.644499</text:p>
          </table:table-cell>
          <table:table-cell office:value-type="float" office:value="40.09931" calcext:value-type="float">
            <text:p>40.09931</text:p>
          </table:table-cell>
          <table:table-cell office:value-type="float" office:value="109.444012" calcext:value-type="float">
            <text:p>109.444012</text:p>
          </table:table-cell>
          <table:table-cell office:value-type="float" office:value="85.28972" calcext:value-type="float">
            <text:p>85.28972</text:p>
          </table:table-cell>
          <table:table-cell office:value-type="float" office:value="9.191496" calcext:value-type="float">
            <text:p>9.191496</text:p>
          </table:table-cell>
          <table:table-cell office:value-type="float" office:value="86.50336" calcext:value-type="float">
            <text:p>86.50336</text:p>
          </table:table-cell>
          <table:table-cell office:value-type="float" office:value="4.444602" calcext:value-type="float">
            <text:p>4.444602</text:p>
          </table:table-cell>
          <table:table-cell office:value-type="float" office:value="4.295083" calcext:value-type="float">
            <text:p>4.295083</text:p>
          </table:table-cell>
          <table:table-cell office:value-type="float" office:value="54.600248" calcext:value-type="float">
            <text:p>54.600248</text:p>
          </table:table-cell>
          <table:table-cell office:value-type="float" office:value="12.672848" calcext:value-type="float">
            <text:p>12.672848</text:p>
          </table:table-cell>
          <table:table-cell office:value-type="float" office:value="2.15664" calcext:value-type="float">
            <text:p>2.15664</text:p>
          </table:table-cell>
          <table:table-cell office:value-type="float" office:value="0.79927887" calcext:value-type="float">
            <text:p>0.79927887</text:p>
          </table:table-cell>
          <table:table-cell office:value-type="float" office:value="63.61399" calcext:value-type="float">
            <text:p>63.61399</text:p>
          </table:table-cell>
          <table:table-cell office:value-type="float" office:value="1371.0311" calcext:value-type="float">
            <text:p>1371.0311</text:p>
          </table:table-cell>
          <table:table-cell office:value-type="float" office:value="36.8635" calcext:value-type="float">
            <text:p>36.8635</text:p>
          </table:table-cell>
          <table:table-cell office:value-type="float" office:value="3.0355066" calcext:value-type="float">
            <text:p>3.0355066</text:p>
          </table:table-cell>
          <table:table-cell office:value-type="float" office:value="0.15797616" calcext:value-type="float">
            <text:p>0.15797616</text:p>
          </table:table-cell>
          <table:table-cell office:value-type="float" office:value="10.327291" calcext:value-type="float">
            <text:p>10.327291</text:p>
          </table:table-cell>
          <table:table-cell office:value-type="float" office:value="3.25590568" calcext:value-type="float">
            <text:p>3.25590568</text:p>
          </table:table-cell>
          <table:table-cell office:value-type="float" office:value="20.443222" calcext:value-type="float">
            <text:p>20.443222</text:p>
          </table:table-cell>
          <table:table-cell office:value-type="float" office:value="2.3309773" calcext:value-type="float">
            <text:p>2.3309773</text:p>
          </table:table-cell>
          <table:table-cell office:value-type="float" office:value="4.1983225" calcext:value-type="float">
            <text:p>4.1983225</text:p>
          </table:table-cell>
          <table:table-cell office:value-type="float" office:value="0.8132329" calcext:value-type="float">
            <text:p>0.8132329</text:p>
          </table:table-cell>
          <table:table-cell office:value-type="float" office:value="188.30528" calcext:value-type="float">
            <text:p>188.30528</text:p>
          </table:table-cell>
          <table:table-cell office:value-type="float" office:value="3.260511" calcext:value-type="float">
            <text:p>3.260511</text:p>
          </table:table-cell>
          <table:table-cell office:value-type="float" office:value="2.3570999" calcext:value-type="float">
            <text:p>2.3570999</text:p>
          </table:table-cell>
          <table:table-cell office:value-type="float" office:value="43.16902" calcext:value-type="float">
            <text:p>43.16902</text:p>
          </table:table-cell>
          <table:table-cell office:value-type="float" office:value="22.439441" calcext:value-type="float">
            <text:p>22.439441</text:p>
          </table:table-cell>
          <table:table-cell office:value-type="float" office:value="23.646692" calcext:value-type="float">
            <text:p>23.646692</text:p>
          </table:table-cell>
          <table:table-cell office:value-type="float" office:value="317.84426" calcext:value-type="float">
            <text:p>317.84426</text:p>
          </table:table-cell>
          <table:table-cell office:value-type="float" office:value="1.3367284" calcext:value-type="float">
            <text:p>1.3367284</text:p>
          </table:table-cell>
          <table:table-cell office:value-type="float" office:value="9.976909" calcext:value-type="float">
            <text:p>9.976909</text:p>
          </table:table-cell>
          <table:table-cell office:value-type="float" office:value="5.89949" calcext:value-type="float">
            <text:p>5.89949</text:p>
          </table:table-cell>
          <table:table-cell office:value-type="float" office:value="3.257946" calcext:value-type="float">
            <text:p>3.257946</text:p>
          </table:table-cell>
          <table:table-cell office:value-type="float" office:value="10.990196" calcext:value-type="float">
            <text:p>10.990196</text:p>
          </table:table-cell>
          <table:table-cell office:value-type="float" office:value="4.505671" calcext:value-type="float">
            <text:p>4.505671</text:p>
          </table:table-cell>
          <table:table-cell office:value-type="float" office:value="5.309027" calcext:value-type="float">
            <text:p>5.309027</text:p>
          </table:table-cell>
          <table:table-cell office:value-type="float" office:value="118.74508" calcext:value-type="float">
            <text:p>118.74508</text:p>
          </table:table-cell>
          <table:table-cell office:value-type="float" office:value="145.45084" calcext:value-type="float">
            <text:p>145.45084</text:p>
          </table:table-cell>
          <table:table-cell office:value-type="float" office:value="212.70137" calcext:value-type="float">
            <text:p>212.70137</text:p>
          </table:table-cell>
          <table:table-cell office:value-type="float" office:value="2.11526066" calcext:value-type="float">
            <text:p>2.11526066</text:p>
          </table:table-cell>
          <table:table-cell office:value-type="float" office:value="4.733935" calcext:value-type="float">
            <text:p>4.733935</text:p>
          </table:table-cell>
        </table:table-row>
        <table:table-row table:style-name="ro2">
          <table:table-cell office:value-type="string" calcext:value-type="string">
            <text:p>TCGA-06-2564-01A-01R-1849-01</text:p>
          </table:table-cell>
          <table:table-cell office:value-type="string" calcext:value-type="string">
            <text:p>GBM</text:p>
          </table:table-cell>
          <table:table-cell office:value-type="float" office:value="2.5400319" calcext:value-type="float">
            <text:p>2.5400319</text:p>
          </table:table-cell>
          <table:table-cell office:value-type="float" office:value="13.652136" calcext:value-type="float">
            <text:p>13.652136</text:p>
          </table:table-cell>
          <table:table-cell office:value-type="float" office:value="99.16093" calcext:value-type="float">
            <text:p>99.16093</text:p>
          </table:table-cell>
          <table:table-cell office:value-type="float" office:value="3728.0127" calcext:value-type="float">
            <text:p>3728.0127</text:p>
          </table:table-cell>
          <table:table-cell office:value-type="float" office:value="30.028066" calcext:value-type="float">
            <text:p>30.028066</text:p>
          </table:table-cell>
          <table:table-cell office:value-type="float" office:value="72.33916" calcext:value-type="float">
            <text:p>72.33916</text:p>
          </table:table-cell>
          <table:table-cell office:value-type="float" office:value="6.70663" calcext:value-type="float">
            <text:p>6.70663</text:p>
          </table:table-cell>
          <table:table-cell office:value-type="float" office:value="40.74935" calcext:value-type="float">
            <text:p>40.74935</text:p>
          </table:table-cell>
          <table:table-cell office:value-type="float" office:value="90.536282" calcext:value-type="float">
            <text:p>90.536282</text:p>
          </table:table-cell>
          <table:table-cell office:value-type="float" office:value="350.73164" calcext:value-type="float">
            <text:p>350.73164</text:p>
          </table:table-cell>
          <table:table-cell office:value-type="float" office:value="6.583417" calcext:value-type="float">
            <text:p>6.583417</text:p>
          </table:table-cell>
          <table:table-cell office:value-type="float" office:value="52.075922" calcext:value-type="float">
            <text:p>52.075922</text:p>
          </table:table-cell>
          <table:table-cell office:value-type="float" office:value="6.425367" calcext:value-type="float">
            <text:p>6.425367</text:p>
          </table:table-cell>
          <table:table-cell office:value-type="float" office:value="4.16588" calcext:value-type="float">
            <text:p>4.16588</text:p>
          </table:table-cell>
          <table:table-cell office:value-type="float" office:value="46.577002" calcext:value-type="float">
            <text:p>46.577002</text:p>
          </table:table-cell>
          <table:table-cell office:value-type="float" office:value="13.747776" calcext:value-type="float">
            <text:p>13.747776</text:p>
          </table:table-cell>
          <table:table-cell office:value-type="float" office:value="3.230043" calcext:value-type="float">
            <text:p>3.230043</text:p>
          </table:table-cell>
          <table:table-cell office:value-type="float" office:value="1.35065755" calcext:value-type="float">
            <text:p>1.35065755</text:p>
          </table:table-cell>
          <table:table-cell office:value-type="float" office:value="84.56082" calcext:value-type="float">
            <text:p>84.56082</text:p>
          </table:table-cell>
          <table:table-cell office:value-type="float" office:value="1073.1193" calcext:value-type="float">
            <text:p>1073.1193</text:p>
          </table:table-cell>
          <table:table-cell office:value-type="float" office:value="40.07677" calcext:value-type="float">
            <text:p>40.07677</text:p>
          </table:table-cell>
          <table:table-cell office:value-type="float" office:value="3.1798638" calcext:value-type="float">
            <text:p>3.1798638</text:p>
          </table:table-cell>
          <table:table-cell office:value-type="float" office:value="0.40217631" calcext:value-type="float">
            <text:p>0.40217631</text:p>
          </table:table-cell>
          <table:table-cell office:value-type="float" office:value="10.280133" calcext:value-type="float">
            <text:p>10.280133</text:p>
          </table:table-cell>
          <table:table-cell office:value-type="float" office:value="3.41354304" calcext:value-type="float">
            <text:p>3.41354304</text:p>
          </table:table-cell>
          <table:table-cell office:value-type="float" office:value="30.405419" calcext:value-type="float">
            <text:p>30.405419</text:p>
          </table:table-cell>
          <table:table-cell office:value-type="float" office:value="3.3756347" calcext:value-type="float">
            <text:p>3.3756347</text:p>
          </table:table-cell>
          <table:table-cell office:value-type="float" office:value="4.2139839" calcext:value-type="float">
            <text:p>4.2139839</text:p>
          </table:table-cell>
          <table:table-cell office:value-type="float" office:value="2.1381199" calcext:value-type="float">
            <text:p>2.1381199</text:p>
          </table:table-cell>
          <table:table-cell office:value-type="float" office:value="155.8357" calcext:value-type="float">
            <text:p>155.8357</text:p>
          </table:table-cell>
          <table:table-cell office:value-type="float" office:value="5.424398" calcext:value-type="float">
            <text:p>5.424398</text:p>
          </table:table-cell>
          <table:table-cell office:value-type="float" office:value="5.0717459" calcext:value-type="float">
            <text:p>5.0717459</text:p>
          </table:table-cell>
          <table:table-cell office:value-type="float" office:value="38.58744" calcext:value-type="float">
            <text:p>38.58744</text:p>
          </table:table-cell>
          <table:table-cell office:value-type="float" office:value="12.947877" calcext:value-type="float">
            <text:p>12.947877</text:p>
          </table:table-cell>
          <table:table-cell office:value-type="float" office:value="22.680905" calcext:value-type="float">
            <text:p>22.680905</text:p>
          </table:table-cell>
          <table:table-cell office:value-type="float" office:value="141.49943" calcext:value-type="float">
            <text:p>141.49943</text:p>
          </table:table-cell>
          <table:table-cell office:value-type="float" office:value="2.0408223" calcext:value-type="float">
            <text:p>2.0408223</text:p>
          </table:table-cell>
          <table:table-cell office:value-type="float" office:value="11.373837" calcext:value-type="float">
            <text:p>11.373837</text:p>
          </table:table-cell>
          <table:table-cell office:value-type="float" office:value="8.277619" calcext:value-type="float">
            <text:p>8.277619</text:p>
          </table:table-cell>
          <table:table-cell office:value-type="float" office:value="3.648147" calcext:value-type="float">
            <text:p>3.648147</text:p>
          </table:table-cell>
          <table:table-cell office:value-type="float" office:value="10.519751" calcext:value-type="float">
            <text:p>10.519751</text:p>
          </table:table-cell>
          <table:table-cell office:value-type="float" office:value="5.187759" calcext:value-type="float">
            <text:p>5.187759</text:p>
          </table:table-cell>
          <table:table-cell office:value-type="float" office:value="4.785509" calcext:value-type="float">
            <text:p>4.785509</text:p>
          </table:table-cell>
          <table:table-cell office:value-type="float" office:value="125.06241" calcext:value-type="float">
            <text:p>125.06241</text:p>
          </table:table-cell>
          <table:table-cell office:value-type="float" office:value="74.64439" calcext:value-type="float">
            <text:p>74.64439</text:p>
          </table:table-cell>
          <table:table-cell office:value-type="float" office:value="209.65032" calcext:value-type="float">
            <text:p>209.65032</text:p>
          </table:table-cell>
          <table:table-cell office:value-type="float" office:value="2.25348331" calcext:value-type="float">
            <text:p>2.25348331</text:p>
          </table:table-cell>
          <table:table-cell office:value-type="float" office:value="6.507664" calcext:value-type="float">
            <text:p>6.507664</text:p>
          </table:table-cell>
        </table:table-row>
        <table:table-row table:style-name="ro2">
          <table:table-cell office:value-type="string" calcext:value-type="string">
            <text:p>TCGA-06-5411-01A-01R-1849-01</text:p>
          </table:table-cell>
          <table:table-cell office:value-type="string" calcext:value-type="string">
            <text:p>GBM</text:p>
          </table:table-cell>
          <table:table-cell office:value-type="float" office:value="1.2012016" calcext:value-type="float">
            <text:p>1.2012016</text:p>
          </table:table-cell>
          <table:table-cell office:value-type="float" office:value="8.886246" calcext:value-type="float">
            <text:p>8.886246</text:p>
          </table:table-cell>
          <table:table-cell office:value-type="float" office:value="191.45303" calcext:value-type="float">
            <text:p>191.45303</text:p>
          </table:table-cell>
          <table:table-cell office:value-type="float" office:value="2816.1718" calcext:value-type="float">
            <text:p>2816.1718</text:p>
          </table:table-cell>
          <table:table-cell office:value-type="float" office:value="28.936641" calcext:value-type="float">
            <text:p>28.936641</text:p>
          </table:table-cell>
          <table:table-cell office:value-type="float" office:value="159.36003" calcext:value-type="float">
            <text:p>159.36003</text:p>
          </table:table-cell>
          <table:table-cell office:value-type="float" office:value="9.985098" calcext:value-type="float">
            <text:p>9.985098</text:p>
          </table:table-cell>
          <table:table-cell office:value-type="float" office:value="42.615958" calcext:value-type="float">
            <text:p>42.615958</text:p>
          </table:table-cell>
          <table:table-cell office:value-type="float" office:value="94.185788" calcext:value-type="float">
            <text:p>94.185788</text:p>
          </table:table-cell>
          <table:table-cell office:value-type="float" office:value="136.29482" calcext:value-type="float">
            <text:p>136.29482</text:p>
          </table:table-cell>
          <table:table-cell office:value-type="float" office:value="5.570591" calcext:value-type="float">
            <text:p>5.570591</text:p>
          </table:table-cell>
          <table:table-cell office:value-type="float" office:value="76.892885" calcext:value-type="float">
            <text:p>76.892885</text:p>
          </table:table-cell>
          <table:table-cell office:value-type="float" office:value="10.612101" calcext:value-type="float">
            <text:p>10.612101</text:p>
          </table:table-cell>
          <table:table-cell office:value-type="float" office:value="15.403938" calcext:value-type="float">
            <text:p>15.403938</text:p>
          </table:table-cell>
          <table:table-cell office:value-type="float" office:value="55.718019" calcext:value-type="float">
            <text:p>55.718019</text:p>
          </table:table-cell>
          <table:table-cell office:value-type="float" office:value="7.094156" calcext:value-type="float">
            <text:p>7.094156</text:p>
          </table:table-cell>
          <table:table-cell office:value-type="float" office:value="3.429157" calcext:value-type="float">
            <text:p>3.429157</text:p>
          </table:table-cell>
          <table:table-cell office:value-type="float" office:value="1.32527298" calcext:value-type="float">
            <text:p>1.32527298</text:p>
          </table:table-cell>
          <table:table-cell office:value-type="float" office:value="50.76147" calcext:value-type="float">
            <text:p>50.76147</text:p>
          </table:table-cell>
          <table:table-cell office:value-type="float" office:value="991.8805" calcext:value-type="float">
            <text:p>991.8805</text:p>
          </table:table-cell>
          <table:table-cell office:value-type="float" office:value="41.07613" calcext:value-type="float">
            <text:p>41.07613</text:p>
          </table:table-cell>
          <table:table-cell office:value-type="float" office:value="4.7659546" calcext:value-type="float">
            <text:p>4.7659546</text:p>
          </table:table-cell>
          <table:table-cell office:value-type="float" office:value="0.22070337" calcext:value-type="float">
            <text:p>0.22070337</text:p>
          </table:table-cell>
          <table:table-cell office:value-type="float" office:value="13.304253" calcext:value-type="float">
            <text:p>13.304253</text:p>
          </table:table-cell>
          <table:table-cell office:value-type="float" office:value="0.24449564" calcext:value-type="float">
            <text:p>0.24449564</text:p>
          </table:table-cell>
          <table:table-cell office:value-type="float" office:value="14.79749" calcext:value-type="float">
            <text:p>14.79749</text:p>
          </table:table-cell>
          <table:table-cell office:value-type="float" office:value="2.007819" calcext:value-type="float">
            <text:p>2.007819</text:p>
          </table:table-cell>
          <table:table-cell office:value-type="float" office:value="1.5919684" calcext:value-type="float">
            <text:p>1.5919684</text:p>
          </table:table-cell>
          <table:table-cell office:value-type="float" office:value="1.3498654" calcext:value-type="float">
            <text:p>1.3498654</text:p>
          </table:table-cell>
          <table:table-cell office:value-type="float" office:value="268.49785" calcext:value-type="float">
            <text:p>268.49785</text:p>
          </table:table-cell>
          <table:table-cell office:value-type="float" office:value="6.649689" calcext:value-type="float">
            <text:p>6.649689</text:p>
          </table:table-cell>
          <table:table-cell office:value-type="float" office:value="1.7114508" calcext:value-type="float">
            <text:p>1.7114508</text:p>
          </table:table-cell>
          <table:table-cell office:value-type="float" office:value="50.54293" calcext:value-type="float">
            <text:p>50.54293</text:p>
          </table:table-cell>
          <table:table-cell office:value-type="float" office:value="12.433217" calcext:value-type="float">
            <text:p>12.433217</text:p>
          </table:table-cell>
          <table:table-cell office:value-type="float" office:value="27.080263" calcext:value-type="float">
            <text:p>27.080263</text:p>
          </table:table-cell>
          <table:table-cell office:value-type="float" office:value="266.65321" calcext:value-type="float">
            <text:p>266.65321</text:p>
          </table:table-cell>
          <table:table-cell office:value-type="float" office:value="1.2124679" calcext:value-type="float">
            <text:p>1.2124679</text:p>
          </table:table-cell>
          <table:table-cell office:value-type="float" office:value="14.124842" calcext:value-type="float">
            <text:p>14.124842</text:p>
          </table:table-cell>
          <table:table-cell office:value-type="float" office:value="3.512857" calcext:value-type="float">
            <text:p>3.512857</text:p>
          </table:table-cell>
          <table:table-cell office:value-type="float" office:value="2.430394" calcext:value-type="float">
            <text:p>2.430394</text:p>
          </table:table-cell>
          <table:table-cell office:value-type="float" office:value="10.79596" calcext:value-type="float">
            <text:p>10.79596</text:p>
          </table:table-cell>
          <table:table-cell office:value-type="float" office:value="3.444616" calcext:value-type="float">
            <text:p>3.444616</text:p>
          </table:table-cell>
          <table:table-cell office:value-type="float" office:value="3.38467" calcext:value-type="float">
            <text:p>3.38467</text:p>
          </table:table-cell>
          <table:table-cell office:value-type="float" office:value="235.82704" calcext:value-type="float">
            <text:p>235.82704</text:p>
          </table:table-cell>
          <table:table-cell office:value-type="float" office:value="171.06914" calcext:value-type="float">
            <text:p>171.06914</text:p>
          </table:table-cell>
          <table:table-cell office:value-type="float" office:value="300.38482" calcext:value-type="float">
            <text:p>300.38482</text:p>
          </table:table-cell>
          <table:table-cell office:value-type="float" office:value="0.90566484" calcext:value-type="float">
            <text:p>0.90566484</text:p>
          </table:table-cell>
          <table:table-cell office:value-type="float" office:value="2.115673" calcext:value-type="float">
            <text:p>2.115673</text:p>
          </table:table-cell>
        </table:table-row>
        <table:table-row table:style-name="ro2">
          <table:table-cell office:value-type="string" calcext:value-type="string">
            <text:p>TCGA-06-5415-01A-01R-1849-01</text:p>
          </table:table-cell>
          <table:table-cell office:value-type="string" calcext:value-type="string">
            <text:p>GBM</text:p>
          </table:table-cell>
          <table:table-cell office:value-type="float" office:value="1.2781547" calcext:value-type="float">
            <text:p>1.2781547</text:p>
          </table:table-cell>
          <table:table-cell office:value-type="float" office:value="10.869149" calcext:value-type="float">
            <text:p>10.869149</text:p>
          </table:table-cell>
          <table:table-cell office:value-type="float" office:value="120.24374" calcext:value-type="float">
            <text:p>120.24374</text:p>
          </table:table-cell>
          <table:table-cell office:value-type="float" office:value="1958.6744" calcext:value-type="float">
            <text:p>1958.6744</text:p>
          </table:table-cell>
          <table:table-cell office:value-type="float" office:value="35.27889" calcext:value-type="float">
            <text:p>35.27889</text:p>
          </table:table-cell>
          <table:table-cell office:value-type="float" office:value="65.26398" calcext:value-type="float">
            <text:p>65.26398</text:p>
          </table:table-cell>
          <table:table-cell office:value-type="float" office:value="9.518714" calcext:value-type="float">
            <text:p>9.518714</text:p>
          </table:table-cell>
          <table:table-cell office:value-type="float" office:value="33.386234" calcext:value-type="float">
            <text:p>33.386234</text:p>
          </table:table-cell>
          <table:table-cell office:value-type="float" office:value="53.604663" calcext:value-type="float">
            <text:p>53.604663</text:p>
          </table:table-cell>
          <table:table-cell office:value-type="float" office:value="390.44395" calcext:value-type="float">
            <text:p>390.44395</text:p>
          </table:table-cell>
          <table:table-cell office:value-type="float" office:value="7.318924" calcext:value-type="float">
            <text:p>7.318924</text:p>
          </table:table-cell>
          <table:table-cell office:value-type="float" office:value="122.415909" calcext:value-type="float">
            <text:p>122.415909</text:p>
          </table:table-cell>
          <table:table-cell office:value-type="float" office:value="10.023057" calcext:value-type="float">
            <text:p>10.023057</text:p>
          </table:table-cell>
          <table:table-cell office:value-type="float" office:value="8.201883" calcext:value-type="float">
            <text:p>8.201883</text:p>
          </table:table-cell>
          <table:table-cell office:value-type="float" office:value="75.355414" calcext:value-type="float">
            <text:p>75.355414</text:p>
          </table:table-cell>
          <table:table-cell office:value-type="float" office:value="8.687276" calcext:value-type="float">
            <text:p>8.687276</text:p>
          </table:table-cell>
          <table:table-cell office:value-type="float" office:value="4.934235" calcext:value-type="float">
            <text:p>4.934235</text:p>
          </table:table-cell>
          <table:table-cell office:value-type="float" office:value="0.87329013" calcext:value-type="float">
            <text:p>0.87329013</text:p>
          </table:table-cell>
          <table:table-cell office:value-type="float" office:value="65.40186" calcext:value-type="float">
            <text:p>65.40186</text:p>
          </table:table-cell>
          <table:table-cell office:value-type="float" office:value="1342.0692" calcext:value-type="float">
            <text:p>1342.0692</text:p>
          </table:table-cell>
          <table:table-cell office:value-type="float" office:value="36.33294" calcext:value-type="float">
            <text:p>36.33294</text:p>
          </table:table-cell>
          <table:table-cell office:value-type="float" office:value="2.5147295" calcext:value-type="float">
            <text:p>2.5147295</text:p>
          </table:table-cell>
          <table:table-cell office:value-type="float" office:value="0.2602495" calcext:value-type="float">
            <text:p>0.2602495</text:p>
          </table:table-cell>
          <table:table-cell office:value-type="float" office:value="5.62547" calcext:value-type="float">
            <text:p>5.62547</text:p>
          </table:table-cell>
          <table:table-cell office:value-type="float" office:value="2.15559537" calcext:value-type="float">
            <text:p>2.15559537</text:p>
          </table:table-cell>
          <table:table-cell office:value-type="float" office:value="23.189523" calcext:value-type="float">
            <text:p>23.189523</text:p>
          </table:table-cell>
          <table:table-cell office:value-type="float" office:value="1.3910324" calcext:value-type="float">
            <text:p>1.3910324</text:p>
          </table:table-cell>
          <table:table-cell office:value-type="float" office:value="3.9031094" calcext:value-type="float">
            <text:p>3.9031094</text:p>
          </table:table-cell>
          <table:table-cell office:value-type="float" office:value="0.7101539" calcext:value-type="float">
            <text:p>0.7101539</text:p>
          </table:table-cell>
          <table:table-cell office:value-type="float" office:value="162.40881" calcext:value-type="float">
            <text:p>162.40881</text:p>
          </table:table-cell>
          <table:table-cell office:value-type="float" office:value="3.788884" calcext:value-type="float">
            <text:p>3.788884</text:p>
          </table:table-cell>
          <table:table-cell office:value-type="float" office:value="1.7902638" calcext:value-type="float">
            <text:p>1.7902638</text:p>
          </table:table-cell>
          <table:table-cell office:value-type="float" office:value="27.32107" calcext:value-type="float">
            <text:p>27.32107</text:p>
          </table:table-cell>
          <table:table-cell office:value-type="float" office:value="23.54719" calcext:value-type="float">
            <text:p>23.54719</text:p>
          </table:table-cell>
          <table:table-cell office:value-type="float" office:value="23.149624" calcext:value-type="float">
            <text:p>23.149624</text:p>
          </table:table-cell>
          <table:table-cell office:value-type="float" office:value="265.05198" calcext:value-type="float">
            <text:p>265.05198</text:p>
          </table:table-cell>
          <table:table-cell office:value-type="float" office:value="1.6121507" calcext:value-type="float">
            <text:p>1.6121507</text:p>
          </table:table-cell>
          <table:table-cell office:value-type="float" office:value="10.987617" calcext:value-type="float">
            <text:p>10.987617</text:p>
          </table:table-cell>
          <table:table-cell office:value-type="float" office:value="4.795438" calcext:value-type="float">
            <text:p>4.795438</text:p>
          </table:table-cell>
          <table:table-cell office:value-type="float" office:value="1.588296" calcext:value-type="float">
            <text:p>1.588296</text:p>
          </table:table-cell>
          <table:table-cell office:value-type="float" office:value="11.950395" calcext:value-type="float">
            <text:p>11.950395</text:p>
          </table:table-cell>
          <table:table-cell office:value-type="float" office:value="3.637805" calcext:value-type="float">
            <text:p>3.637805</text:p>
          </table:table-cell>
          <table:table-cell office:value-type="float" office:value="4.888176" calcext:value-type="float">
            <text:p>4.888176</text:p>
          </table:table-cell>
          <table:table-cell office:value-type="float" office:value="122.52027" calcext:value-type="float">
            <text:p>122.52027</text:p>
          </table:table-cell>
          <table:table-cell office:value-type="float" office:value="123.63253" calcext:value-type="float">
            <text:p>123.63253</text:p>
          </table:table-cell>
          <table:table-cell office:value-type="float" office:value="199.05208" calcext:value-type="float">
            <text:p>199.05208</text:p>
          </table:table-cell>
          <table:table-cell office:value-type="float" office:value="2.63403662" calcext:value-type="float">
            <text:p>2.63403662</text:p>
          </table:table-cell>
          <table:table-cell office:value-type="float" office:value="3.023079" calcext:value-type="float">
            <text:p>3.023079</text:p>
          </table:table-cell>
        </table:table-row>
        <table:table-row table:style-name="ro2">
          <table:table-cell office:value-type="string" calcext:value-type="string">
            <text:p>TCGA-06-5417-01A-01R-1849-01</text:p>
          </table:table-cell>
          <table:table-cell office:value-type="string" calcext:value-type="string">
            <text:p>GBM</text:p>
          </table:table-cell>
          <table:table-cell office:value-type="float" office:value="1.4591917" calcext:value-type="float">
            <text:p>1.4591917</text:p>
          </table:table-cell>
          <table:table-cell office:value-type="float" office:value="10.340979" calcext:value-type="float">
            <text:p>10.340979</text:p>
          </table:table-cell>
          <table:table-cell office:value-type="float" office:value="103.89833" calcext:value-type="float">
            <text:p>103.89833</text:p>
          </table:table-cell>
          <table:table-cell office:value-type="float" office:value="1404.3131" calcext:value-type="float">
            <text:p>1404.3131</text:p>
          </table:table-cell>
          <table:table-cell office:value-type="float" office:value="38.221294" calcext:value-type="float">
            <text:p>38.221294</text:p>
          </table:table-cell>
          <table:table-cell office:value-type="float" office:value="131.23088" calcext:value-type="float">
            <text:p>131.23088</text:p>
          </table:table-cell>
          <table:table-cell office:value-type="float" office:value="10.395481" calcext:value-type="float">
            <text:p>10.395481</text:p>
          </table:table-cell>
          <table:table-cell office:value-type="float" office:value="31.059438" calcext:value-type="float">
            <text:p>31.059438</text:p>
          </table:table-cell>
          <table:table-cell office:value-type="float" office:value="28.208712" calcext:value-type="float">
            <text:p>28.208712</text:p>
          </table:table-cell>
          <table:table-cell office:value-type="float" office:value="481.51708" calcext:value-type="float">
            <text:p>481.51708</text:p>
          </table:table-cell>
          <table:table-cell office:value-type="float" office:value="5.825727" calcext:value-type="float">
            <text:p>5.825727</text:p>
          </table:table-cell>
          <table:table-cell office:value-type="float" office:value="112.234041" calcext:value-type="float">
            <text:p>112.234041</text:p>
          </table:table-cell>
          <table:table-cell office:value-type="float" office:value="4.160517" calcext:value-type="float">
            <text:p>4.160517</text:p>
          </table:table-cell>
          <table:table-cell office:value-type="float" office:value="6.856154" calcext:value-type="float">
            <text:p>6.856154</text:p>
          </table:table-cell>
          <table:table-cell office:value-type="float" office:value="40.484354" calcext:value-type="float">
            <text:p>40.484354</text:p>
          </table:table-cell>
          <table:table-cell office:value-type="float" office:value="13.279693" calcext:value-type="float">
            <text:p>13.279693</text:p>
          </table:table-cell>
          <table:table-cell office:value-type="float" office:value="4.82234" calcext:value-type="float">
            <text:p>4.82234</text:p>
          </table:table-cell>
          <table:table-cell office:value-type="float" office:value="1.11805042" calcext:value-type="float">
            <text:p>1.11805042</text:p>
          </table:table-cell>
          <table:table-cell office:value-type="float" office:value="32.15363" calcext:value-type="float">
            <text:p>32.15363</text:p>
          </table:table-cell>
          <table:table-cell office:value-type="float" office:value="1151.2666" calcext:value-type="float">
            <text:p>1151.2666</text:p>
          </table:table-cell>
          <table:table-cell office:value-type="float" office:value="32.75223" calcext:value-type="float">
            <text:p>32.75223</text:p>
          </table:table-cell>
          <table:table-cell office:value-type="float" office:value="2.2630075" calcext:value-type="float">
            <text:p>2.2630075</text:p>
          </table:table-cell>
          <table:table-cell office:value-type="float" office:value="0.45836045" calcext:value-type="float">
            <text:p>0.45836045</text:p>
          </table:table-cell>
          <table:table-cell office:value-type="float" office:value="9.494101" calcext:value-type="float">
            <text:p>9.494101</text:p>
          </table:table-cell>
          <table:table-cell office:value-type="float" office:value="1.51097823" calcext:value-type="float">
            <text:p>1.51097823</text:p>
          </table:table-cell>
          <table:table-cell office:value-type="float" office:value="21.360751" calcext:value-type="float">
            <text:p>21.360751</text:p>
          </table:table-cell>
          <table:table-cell office:value-type="float" office:value="2.9399214" calcext:value-type="float">
            <text:p>2.9399214</text:p>
          </table:table-cell>
          <table:table-cell office:value-type="float" office:value="4.0198199" calcext:value-type="float">
            <text:p>4.0198199</text:p>
          </table:table-cell>
          <table:table-cell office:value-type="float" office:value="0.4450927" calcext:value-type="float">
            <text:p>0.4450927</text:p>
          </table:table-cell>
          <table:table-cell office:value-type="float" office:value="116.73796" calcext:value-type="float">
            <text:p>116.73796</text:p>
          </table:table-cell>
          <table:table-cell office:value-type="float" office:value="14.579064" calcext:value-type="float">
            <text:p>14.579064</text:p>
          </table:table-cell>
          <table:table-cell office:value-type="float" office:value="3.5261509" calcext:value-type="float">
            <text:p>3.5261509</text:p>
          </table:table-cell>
          <table:table-cell office:value-type="float" office:value="71.24577" calcext:value-type="float">
            <text:p>71.24577</text:p>
          </table:table-cell>
          <table:table-cell office:value-type="float" office:value="8.730974" calcext:value-type="float">
            <text:p>8.730974</text:p>
          </table:table-cell>
          <table:table-cell office:value-type="float" office:value="25.227017" calcext:value-type="float">
            <text:p>25.227017</text:p>
          </table:table-cell>
          <table:table-cell office:value-type="float" office:value="193.73065" calcext:value-type="float">
            <text:p>193.73065</text:p>
          </table:table-cell>
          <table:table-cell office:value-type="float" office:value="1.8291087" calcext:value-type="float">
            <text:p>1.8291087</text:p>
          </table:table-cell>
          <table:table-cell office:value-type="float" office:value="15.409444" calcext:value-type="float">
            <text:p>15.409444</text:p>
          </table:table-cell>
          <table:table-cell office:value-type="float" office:value="7.380526" calcext:value-type="float">
            <text:p>7.380526</text:p>
          </table:table-cell>
          <table:table-cell office:value-type="float" office:value="3.060407" calcext:value-type="float">
            <text:p>3.060407</text:p>
          </table:table-cell>
          <table:table-cell office:value-type="float" office:value="12.440091" calcext:value-type="float">
            <text:p>12.440091</text:p>
          </table:table-cell>
          <table:table-cell office:value-type="float" office:value="6.054079" calcext:value-type="float">
            <text:p>6.054079</text:p>
          </table:table-cell>
          <table:table-cell office:value-type="float" office:value="4.261876" calcext:value-type="float">
            <text:p>4.261876</text:p>
          </table:table-cell>
          <table:table-cell office:value-type="float" office:value="79.65851" calcext:value-type="float">
            <text:p>79.65851</text:p>
          </table:table-cell>
          <table:table-cell office:value-type="float" office:value="91.1723" calcext:value-type="float">
            <text:p>91.1723</text:p>
          </table:table-cell>
          <table:table-cell office:value-type="float" office:value="212.9229" calcext:value-type="float">
            <text:p>212.9229</text:p>
          </table:table-cell>
          <table:table-cell office:value-type="float" office:value="1.85914437" calcext:value-type="float">
            <text:p>1.85914437</text:p>
          </table:table-cell>
          <table:table-cell office:value-type="float" office:value="5.470265" calcext:value-type="float">
            <text:p>5.470265</text:p>
          </table:table-cell>
        </table:table-row>
        <table:table-row table:style-name="ro2">
          <table:table-cell office:value-type="string" calcext:value-type="string">
            <text:p>TCGA-09-1661-01B-01R-1566-13</text:p>
          </table:table-cell>
          <table:table-cell office:value-type="string" calcext:value-type="string">
            <text:p>OV</text:p>
          </table:table-cell>
          <table:table-cell office:value-type="float" office:value="7.6056461" calcext:value-type="float">
            <text:p>7.6056461</text:p>
          </table:table-cell>
          <table:table-cell office:value-type="float" office:value="5.185015" calcext:value-type="float">
            <text:p>5.185015</text:p>
          </table:table-cell>
          <table:table-cell office:value-type="float" office:value="117.39421" calcext:value-type="float">
            <text:p>117.39421</text:p>
          </table:table-cell>
          <table:table-cell office:value-type="float" office:value="2560.3277" calcext:value-type="float">
            <text:p>2560.3277</text:p>
          </table:table-cell>
          <table:table-cell office:value-type="float" office:value="40.594695" calcext:value-type="float">
            <text:p>40.594695</text:p>
          </table:table-cell>
          <table:table-cell office:value-type="float" office:value="74.26171" calcext:value-type="float">
            <text:p>74.26171</text:p>
          </table:table-cell>
          <table:table-cell office:value-type="float" office:value="8.636498" calcext:value-type="float">
            <text:p>8.636498</text:p>
          </table:table-cell>
          <table:table-cell office:value-type="float" office:value="19.757477" calcext:value-type="float">
            <text:p>19.757477</text:p>
          </table:table-cell>
          <table:table-cell office:value-type="float" office:value="15.53578" calcext:value-type="float">
            <text:p>15.53578</text:p>
          </table:table-cell>
          <table:table-cell office:value-type="float" office:value="69.8642" calcext:value-type="float">
            <text:p>69.8642</text:p>
          </table:table-cell>
          <table:table-cell office:value-type="float" office:value="6.262364" calcext:value-type="float">
            <text:p>6.262364</text:p>
          </table:table-cell>
          <table:table-cell office:value-type="float" office:value="76.18761" calcext:value-type="float">
            <text:p>76.18761</text:p>
          </table:table-cell>
          <table:table-cell office:value-type="float" office:value="2.18124" calcext:value-type="float">
            <text:p>2.18124</text:p>
          </table:table-cell>
          <table:table-cell office:value-type="float" office:value="12.962784" calcext:value-type="float">
            <text:p>12.962784</text:p>
          </table:table-cell>
          <table:table-cell office:value-type="float" office:value="20.649113" calcext:value-type="float">
            <text:p>20.649113</text:p>
          </table:table-cell>
          <table:table-cell office:value-type="float" office:value="11.425682" calcext:value-type="float">
            <text:p>11.425682</text:p>
          </table:table-cell>
          <table:table-cell office:value-type="float" office:value="4.980291" calcext:value-type="float">
            <text:p>4.980291</text:p>
          </table:table-cell>
          <table:table-cell office:value-type="float" office:value="0.28966327" calcext:value-type="float">
            <text:p>0.28966327</text:p>
          </table:table-cell>
          <table:table-cell office:value-type="float" office:value="42.54025" calcext:value-type="float">
            <text:p>42.54025</text:p>
          </table:table-cell>
          <table:table-cell office:value-type="float" office:value="1508.1055" calcext:value-type="float">
            <text:p>1508.1055</text:p>
          </table:table-cell>
          <table:table-cell office:value-type="float" office:value="69.48541" calcext:value-type="float">
            <text:p>69.48541</text:p>
          </table:table-cell>
          <table:table-cell office:value-type="float" office:value="6.3094134" calcext:value-type="float">
            <text:p>6.3094134</text:p>
          </table:table-cell>
          <table:table-cell office:value-type="float" office:value="0.76412849" calcext:value-type="float">
            <text:p>0.76412849</text:p>
          </table:table-cell>
          <table:table-cell office:value-type="float" office:value="5.594212" calcext:value-type="float">
            <text:p>5.594212</text:p>
          </table:table-cell>
          <table:table-cell office:value-type="float" office:value="11.39813324" calcext:value-type="float">
            <text:p>11.39813324</text:p>
          </table:table-cell>
          <table:table-cell office:value-type="float" office:value="61.993518" calcext:value-type="float">
            <text:p>61.993518</text:p>
          </table:table-cell>
          <table:table-cell office:value-type="float" office:value="4.0942048" calcext:value-type="float">
            <text:p>4.0942048</text:p>
          </table:table-cell>
          <table:table-cell office:value-type="float" office:value="5.4439921" calcext:value-type="float">
            <text:p>5.4439921</text:p>
          </table:table-cell>
          <table:table-cell office:value-type="float" office:value="2.9311648" calcext:value-type="float">
            <text:p>2.9311648</text:p>
          </table:table-cell>
          <table:table-cell office:value-type="float" office:value="135.08554" calcext:value-type="float">
            <text:p>135.08554</text:p>
          </table:table-cell>
          <table:table-cell office:value-type="float" office:value="11.921977" calcext:value-type="float">
            <text:p>11.921977</text:p>
          </table:table-cell>
          <table:table-cell office:value-type="float" office:value="1.03203" calcext:value-type="float">
            <text:p>1.03203</text:p>
          </table:table-cell>
          <table:table-cell office:value-type="float" office:value="28.73756" calcext:value-type="float">
            <text:p>28.73756</text:p>
          </table:table-cell>
          <table:table-cell office:value-type="float" office:value="16.359599" calcext:value-type="float">
            <text:p>16.359599</text:p>
          </table:table-cell>
          <table:table-cell office:value-type="float" office:value="13.370588" calcext:value-type="float">
            <text:p>13.370588</text:p>
          </table:table-cell>
          <table:table-cell office:value-type="float" office:value="126.95928" calcext:value-type="float">
            <text:p>126.95928</text:p>
          </table:table-cell>
          <table:table-cell office:value-type="float" office:value="3.1201766" calcext:value-type="float">
            <text:p>3.1201766</text:p>
          </table:table-cell>
          <table:table-cell office:value-type="float" office:value="25.253491" calcext:value-type="float">
            <text:p>25.253491</text:p>
          </table:table-cell>
          <table:table-cell office:value-type="float" office:value="6.055718" calcext:value-type="float">
            <text:p>6.055718</text:p>
          </table:table-cell>
          <table:table-cell office:value-type="float" office:value="2.091938" calcext:value-type="float">
            <text:p>2.091938</text:p>
          </table:table-cell>
          <table:table-cell office:value-type="float" office:value="9.209282" calcext:value-type="float">
            <text:p>9.209282</text:p>
          </table:table-cell>
          <table:table-cell office:value-type="float" office:value="6.836782" calcext:value-type="float">
            <text:p>6.836782</text:p>
          </table:table-cell>
          <table:table-cell office:value-type="float" office:value="10.831728" calcext:value-type="float">
            <text:p>10.831728</text:p>
          </table:table-cell>
          <table:table-cell office:value-type="float" office:value="189.11625" calcext:value-type="float">
            <text:p>189.11625</text:p>
          </table:table-cell>
          <table:table-cell office:value-type="float" office:value="91.17106" calcext:value-type="float">
            <text:p>91.17106</text:p>
          </table:table-cell>
          <table:table-cell office:value-type="float" office:value="136.09591" calcext:value-type="float">
            <text:p>136.09591</text:p>
          </table:table-cell>
          <table:table-cell office:value-type="float" office:value="1.09209644" calcext:value-type="float">
            <text:p>1.09209644</text:p>
          </table:table-cell>
          <table:table-cell office:value-type="float" office:value="9.604021" calcext:value-type="float">
            <text:p>9.604021</text:p>
          </table:table-cell>
        </table:table-row>
        <table:table-row table:style-name="ro2">
          <table:table-cell office:value-type="string" calcext:value-type="string">
            <text:p>TCGA-09-1667-01C-01R-1566-13</text:p>
          </table:table-cell>
          <table:table-cell office:value-type="string" calcext:value-type="string">
            <text:p>OV</text:p>
          </table:table-cell>
          <table:table-cell office:value-type="float" office:value="4.7735574" calcext:value-type="float">
            <text:p>4.7735574</text:p>
          </table:table-cell>
          <table:table-cell office:value-type="float" office:value="4.814031" calcext:value-type="float">
            <text:p>4.814031</text:p>
          </table:table-cell>
          <table:table-cell office:value-type="float" office:value="63.46464" calcext:value-type="float">
            <text:p>63.46464</text:p>
          </table:table-cell>
          <table:table-cell office:value-type="float" office:value="3241.7876" calcext:value-type="float">
            <text:p>3241.7876</text:p>
          </table:table-cell>
          <table:table-cell office:value-type="float" office:value="96.108466" calcext:value-type="float">
            <text:p>96.108466</text:p>
          </table:table-cell>
          <table:table-cell office:value-type="float" office:value="56.68333" calcext:value-type="float">
            <text:p>56.68333</text:p>
          </table:table-cell>
          <table:table-cell office:value-type="float" office:value="5.042604" calcext:value-type="float">
            <text:p>5.042604</text:p>
          </table:table-cell>
          <table:table-cell office:value-type="float" office:value="27.437806" calcext:value-type="float">
            <text:p>27.437806</text:p>
          </table:table-cell>
          <table:table-cell office:value-type="float" office:value="26.305764" calcext:value-type="float">
            <text:p>26.305764</text:p>
          </table:table-cell>
          <table:table-cell office:value-type="float" office:value="95.89659" calcext:value-type="float">
            <text:p>95.89659</text:p>
          </table:table-cell>
          <table:table-cell office:value-type="float" office:value="6.693034" calcext:value-type="float">
            <text:p>6.693034</text:p>
          </table:table-cell>
          <table:table-cell office:value-type="float" office:value="71.784083" calcext:value-type="float">
            <text:p>71.784083</text:p>
          </table:table-cell>
          <table:table-cell office:value-type="float" office:value="7.476564" calcext:value-type="float">
            <text:p>7.476564</text:p>
          </table:table-cell>
          <table:table-cell office:value-type="float" office:value="13.233895" calcext:value-type="float">
            <text:p>13.233895</text:p>
          </table:table-cell>
          <table:table-cell office:value-type="float" office:value="32.554577" calcext:value-type="float">
            <text:p>32.554577</text:p>
          </table:table-cell>
          <table:table-cell office:value-type="float" office:value="13.279753" calcext:value-type="float">
            <text:p>13.279753</text:p>
          </table:table-cell>
          <table:table-cell office:value-type="float" office:value="4.083781" calcext:value-type="float">
            <text:p>4.083781</text:p>
          </table:table-cell>
          <table:table-cell office:value-type="float" office:value="0.3298015" calcext:value-type="float">
            <text:p>0.3298015</text:p>
          </table:table-cell>
          <table:table-cell office:value-type="float" office:value="59.49201" calcext:value-type="float">
            <text:p>59.49201</text:p>
          </table:table-cell>
          <table:table-cell office:value-type="float" office:value="1921.3306" calcext:value-type="float">
            <text:p>1921.3306</text:p>
          </table:table-cell>
          <table:table-cell office:value-type="float" office:value="61.92231" calcext:value-type="float">
            <text:p>61.92231</text:p>
          </table:table-cell>
          <table:table-cell office:value-type="float" office:value="3.3410896" calcext:value-type="float">
            <text:p>3.3410896</text:p>
          </table:table-cell>
          <table:table-cell office:value-type="float" office:value="0.65843066" calcext:value-type="float">
            <text:p>0.65843066</text:p>
          </table:table-cell>
          <table:table-cell office:value-type="float" office:value="6.402373" calcext:value-type="float">
            <text:p>6.402373</text:p>
          </table:table-cell>
          <table:table-cell office:value-type="float" office:value="4.5347683" calcext:value-type="float">
            <text:p>4.5347683</text:p>
          </table:table-cell>
          <table:table-cell office:value-type="float" office:value="46.637176" calcext:value-type="float">
            <text:p>46.637176</text:p>
          </table:table-cell>
          <table:table-cell office:value-type="float" office:value="5.5467726" calcext:value-type="float">
            <text:p>5.5467726</text:p>
          </table:table-cell>
          <table:table-cell office:value-type="float" office:value="7.2402869" calcext:value-type="float">
            <text:p>7.2402869</text:p>
          </table:table-cell>
          <table:table-cell office:value-type="float" office:value="3.4255035" calcext:value-type="float">
            <text:p>3.4255035</text:p>
          </table:table-cell>
          <table:table-cell office:value-type="float" office:value="115.88339" calcext:value-type="float">
            <text:p>115.88339</text:p>
          </table:table-cell>
          <table:table-cell office:value-type="float" office:value="6.176899" calcext:value-type="float">
            <text:p>6.176899</text:p>
          </table:table-cell>
          <table:table-cell office:value-type="float" office:value="1.8241555" calcext:value-type="float">
            <text:p>1.8241555</text:p>
          </table:table-cell>
          <table:table-cell office:value-type="float" office:value="28.14442" calcext:value-type="float">
            <text:p>28.14442</text:p>
          </table:table-cell>
          <table:table-cell office:value-type="float" office:value="126.094127" calcext:value-type="float">
            <text:p>126.094127</text:p>
          </table:table-cell>
          <table:table-cell office:value-type="float" office:value="19.880297" calcext:value-type="float">
            <text:p>19.880297</text:p>
          </table:table-cell>
          <table:table-cell office:value-type="float" office:value="574.45883" calcext:value-type="float">
            <text:p>574.45883</text:p>
          </table:table-cell>
          <table:table-cell office:value-type="float" office:value="1.9543395" calcext:value-type="float">
            <text:p>1.9543395</text:p>
          </table:table-cell>
          <table:table-cell office:value-type="float" office:value="8.220459" calcext:value-type="float">
            <text:p>8.220459</text:p>
          </table:table-cell>
          <table:table-cell office:value-type="float" office:value="2.467932" calcext:value-type="float">
            <text:p>2.467932</text:p>
          </table:table-cell>
          <table:table-cell office:value-type="float" office:value="3.731703" calcext:value-type="float">
            <text:p>3.731703</text:p>
          </table:table-cell>
          <table:table-cell office:value-type="float" office:value="10.284751" calcext:value-type="float">
            <text:p>10.284751</text:p>
          </table:table-cell>
          <table:table-cell office:value-type="float" office:value="3.697592" calcext:value-type="float">
            <text:p>3.697592</text:p>
          </table:table-cell>
          <table:table-cell office:value-type="float" office:value="11.51609" calcext:value-type="float">
            <text:p>11.51609</text:p>
          </table:table-cell>
          <table:table-cell office:value-type="float" office:value="197.50956" calcext:value-type="float">
            <text:p>197.50956</text:p>
          </table:table-cell>
          <table:table-cell office:value-type="float" office:value="222.45957" calcext:value-type="float">
            <text:p>222.45957</text:p>
          </table:table-cell>
          <table:table-cell office:value-type="float" office:value="160.66549" calcext:value-type="float">
            <text:p>160.66549</text:p>
          </table:table-cell>
          <table:table-cell office:value-type="float" office:value="1.1810752" calcext:value-type="float">
            <text:p>1.1810752</text:p>
          </table:table-cell>
          <table:table-cell office:value-type="float" office:value="11.277707" calcext:value-type="float">
            <text:p>11.277707</text:p>
          </table:table-cell>
        </table:table-row>
        <table:table-row table:style-name="ro2">
          <table:table-cell office:value-type="string" calcext:value-type="string">
            <text:p>TCGA-09-1670-01A-01R-1566-13</text:p>
          </table:table-cell>
          <table:table-cell office:value-type="string" calcext:value-type="string">
            <text:p>OV</text:p>
          </table:table-cell>
          <table:table-cell office:value-type="float" office:value="5.1854456" calcext:value-type="float">
            <text:p>5.1854456</text:p>
          </table:table-cell>
          <table:table-cell office:value-type="float" office:value="3.936943" calcext:value-type="float">
            <text:p>3.936943</text:p>
          </table:table-cell>
          <table:table-cell office:value-type="float" office:value="68.97215" calcext:value-type="float">
            <text:p>68.97215</text:p>
          </table:table-cell>
          <table:table-cell office:value-type="float" office:value="3034.2275" calcext:value-type="float">
            <text:p>3034.2275</text:p>
          </table:table-cell>
          <table:table-cell office:value-type="float" office:value="57.973873" calcext:value-type="float">
            <text:p>57.973873</text:p>
          </table:table-cell>
          <table:table-cell office:value-type="float" office:value="73.64622" calcext:value-type="float">
            <text:p>73.64622</text:p>
          </table:table-cell>
          <table:table-cell office:value-type="float" office:value="7.310759" calcext:value-type="float">
            <text:p>7.310759</text:p>
          </table:table-cell>
          <table:table-cell office:value-type="float" office:value="24.499311" calcext:value-type="float">
            <text:p>24.499311</text:p>
          </table:table-cell>
          <table:table-cell office:value-type="float" office:value="17.173024" calcext:value-type="float">
            <text:p>17.173024</text:p>
          </table:table-cell>
          <table:table-cell office:value-type="float" office:value="139.63195" calcext:value-type="float">
            <text:p>139.63195</text:p>
          </table:table-cell>
          <table:table-cell office:value-type="float" office:value="4.389333" calcext:value-type="float">
            <text:p>4.389333</text:p>
          </table:table-cell>
          <table:table-cell office:value-type="float" office:value="93.422706" calcext:value-type="float">
            <text:p>93.422706</text:p>
          </table:table-cell>
          <table:table-cell office:value-type="float" office:value="6.598071" calcext:value-type="float">
            <text:p>6.598071</text:p>
          </table:table-cell>
          <table:table-cell office:value-type="float" office:value="7.186974" calcext:value-type="float">
            <text:p>7.186974</text:p>
          </table:table-cell>
          <table:table-cell office:value-type="float" office:value="25.068363" calcext:value-type="float">
            <text:p>25.068363</text:p>
          </table:table-cell>
          <table:table-cell office:value-type="float" office:value="11.410057" calcext:value-type="float">
            <text:p>11.410057</text:p>
          </table:table-cell>
          <table:table-cell office:value-type="float" office:value="4.88353" calcext:value-type="float">
            <text:p>4.88353</text:p>
          </table:table-cell>
          <table:table-cell office:value-type="float" office:value="0.44315921" calcext:value-type="float">
            <text:p>0.44315921</text:p>
          </table:table-cell>
          <table:table-cell office:value-type="float" office:value="75.79325" calcext:value-type="float">
            <text:p>75.79325</text:p>
          </table:table-cell>
          <table:table-cell office:value-type="float" office:value="1491.9132" calcext:value-type="float">
            <text:p>1491.9132</text:p>
          </table:table-cell>
          <table:table-cell office:value-type="float" office:value="103.85502" calcext:value-type="float">
            <text:p>103.85502</text:p>
          </table:table-cell>
          <table:table-cell office:value-type="float" office:value="2.0982916" calcext:value-type="float">
            <text:p>2.0982916</text:p>
          </table:table-cell>
          <table:table-cell office:value-type="float" office:value="0.52677759" calcext:value-type="float">
            <text:p>0.52677759</text:p>
          </table:table-cell>
          <table:table-cell office:value-type="float" office:value="3.504131" calcext:value-type="float">
            <text:p>3.504131</text:p>
          </table:table-cell>
          <table:table-cell office:value-type="float" office:value="20.5650524" calcext:value-type="float">
            <text:p>20.5650524</text:p>
          </table:table-cell>
          <table:table-cell office:value-type="float" office:value="33.646408" calcext:value-type="float">
            <text:p>33.646408</text:p>
          </table:table-cell>
          <table:table-cell office:value-type="float" office:value="3.9039051" calcext:value-type="float">
            <text:p>3.9039051</text:p>
          </table:table-cell>
          <table:table-cell office:value-type="float" office:value="4.9866097" calcext:value-type="float">
            <text:p>4.9866097</text:p>
          </table:table-cell>
          <table:table-cell office:value-type="float" office:value="1.2673138" calcext:value-type="float">
            <text:p>1.2673138</text:p>
          </table:table-cell>
          <table:table-cell office:value-type="float" office:value="98.84596" calcext:value-type="float">
            <text:p>98.84596</text:p>
          </table:table-cell>
          <table:table-cell office:value-type="float" office:value="7.888624" calcext:value-type="float">
            <text:p>7.888624</text:p>
          </table:table-cell>
          <table:table-cell office:value-type="float" office:value="1.4560131" calcext:value-type="float">
            <text:p>1.4560131</text:p>
          </table:table-cell>
          <table:table-cell office:value-type="float" office:value="20.07432" calcext:value-type="float">
            <text:p>20.07432</text:p>
          </table:table-cell>
          <table:table-cell office:value-type="float" office:value="35.94317" calcext:value-type="float">
            <text:p>35.94317</text:p>
          </table:table-cell>
          <table:table-cell office:value-type="float" office:value="33.899635" calcext:value-type="float">
            <text:p>33.899635</text:p>
          </table:table-cell>
          <table:table-cell office:value-type="float" office:value="199.87783" calcext:value-type="float">
            <text:p>199.87783</text:p>
          </table:table-cell>
          <table:table-cell office:value-type="float" office:value="1.6837642" calcext:value-type="float">
            <text:p>1.6837642</text:p>
          </table:table-cell>
          <table:table-cell office:value-type="float" office:value="11.231771" calcext:value-type="float">
            <text:p>11.231771</text:p>
          </table:table-cell>
          <table:table-cell office:value-type="float" office:value="4.012286" calcext:value-type="float">
            <text:p>4.012286</text:p>
          </table:table-cell>
          <table:table-cell office:value-type="float" office:value="5.404363" calcext:value-type="float">
            <text:p>5.404363</text:p>
          </table:table-cell>
          <table:table-cell office:value-type="float" office:value="10.378673" calcext:value-type="float">
            <text:p>10.378673</text:p>
          </table:table-cell>
          <table:table-cell office:value-type="float" office:value="5.120747" calcext:value-type="float">
            <text:p>5.120747</text:p>
          </table:table-cell>
          <table:table-cell office:value-type="float" office:value="7.967038" calcext:value-type="float">
            <text:p>7.967038</text:p>
          </table:table-cell>
          <table:table-cell office:value-type="float" office:value="109.91709" calcext:value-type="float">
            <text:p>109.91709</text:p>
          </table:table-cell>
          <table:table-cell office:value-type="float" office:value="150.59173" calcext:value-type="float">
            <text:p>150.59173</text:p>
          </table:table-cell>
          <table:table-cell office:value-type="float" office:value="129.12349" calcext:value-type="float">
            <text:p>129.12349</text:p>
          </table:table-cell>
          <table:table-cell office:value-type="float" office:value="1.32004685" calcext:value-type="float">
            <text:p>1.32004685</text:p>
          </table:table-cell>
          <table:table-cell office:value-type="float" office:value="6.87835" calcext:value-type="float">
            <text:p>6.87835</text:p>
          </table:table-cell>
        </table:table-row>
        <table:table-row table:style-name="ro2">
          <table:table-cell office:value-type="string" calcext:value-type="string">
            <text:p>TCGA-09-2044-01B-01R-1568-13</text:p>
          </table:table-cell>
          <table:table-cell office:value-type="string" calcext:value-type="string">
            <text:p>OV</text:p>
          </table:table-cell>
          <table:table-cell office:value-type="float" office:value="9.6272316" calcext:value-type="float">
            <text:p>9.6272316</text:p>
          </table:table-cell>
          <table:table-cell office:value-type="float" office:value="4.596157" calcext:value-type="float">
            <text:p>4.596157</text:p>
          </table:table-cell>
          <table:table-cell office:value-type="float" office:value="129.62997" calcext:value-type="float">
            <text:p>129.62997</text:p>
          </table:table-cell>
          <table:table-cell office:value-type="float" office:value="2010.2461" calcext:value-type="float">
            <text:p>2010.2461</text:p>
          </table:table-cell>
          <table:table-cell office:value-type="float" office:value="90.744248" calcext:value-type="float">
            <text:p>90.744248</text:p>
          </table:table-cell>
          <table:table-cell office:value-type="float" office:value="141.6144" calcext:value-type="float">
            <text:p>141.6144</text:p>
          </table:table-cell>
          <table:table-cell office:value-type="float" office:value="5.155265" calcext:value-type="float">
            <text:p>5.155265</text:p>
          </table:table-cell>
          <table:table-cell office:value-type="float" office:value="25.955866" calcext:value-type="float">
            <text:p>25.955866</text:p>
          </table:table-cell>
          <table:table-cell office:value-type="float" office:value="32.83744" calcext:value-type="float">
            <text:p>32.83744</text:p>
          </table:table-cell>
          <table:table-cell office:value-type="float" office:value="76.7903" calcext:value-type="float">
            <text:p>76.7903</text:p>
          </table:table-cell>
          <table:table-cell office:value-type="float" office:value="10.203872" calcext:value-type="float">
            <text:p>10.203872</text:p>
          </table:table-cell>
          <table:table-cell office:value-type="float" office:value="60.31" calcext:value-type="float">
            <text:p>60.31</text:p>
          </table:table-cell>
          <table:table-cell office:value-type="float" office:value="15.806346" calcext:value-type="float">
            <text:p>15.806346</text:p>
          </table:table-cell>
          <table:table-cell office:value-type="float" office:value="5.112916" calcext:value-type="float">
            <text:p>5.112916</text:p>
          </table:table-cell>
          <table:table-cell office:value-type="float" office:value="30.772043" calcext:value-type="float">
            <text:p>30.772043</text:p>
          </table:table-cell>
          <table:table-cell office:value-type="float" office:value="8.259643" calcext:value-type="float">
            <text:p>8.259643</text:p>
          </table:table-cell>
          <table:table-cell office:value-type="float" office:value="3.918148" calcext:value-type="float">
            <text:p>3.918148</text:p>
          </table:table-cell>
          <table:table-cell office:value-type="float" office:value="0.26656421" calcext:value-type="float">
            <text:p>0.26656421</text:p>
          </table:table-cell>
          <table:table-cell office:value-type="float" office:value="17.08093" calcext:value-type="float">
            <text:p>17.08093</text:p>
          </table:table-cell>
          <table:table-cell office:value-type="float" office:value="2527.9535" calcext:value-type="float">
            <text:p>2527.9535</text:p>
          </table:table-cell>
          <table:table-cell office:value-type="float" office:value="116.66909" calcext:value-type="float">
            <text:p>116.66909</text:p>
          </table:table-cell>
          <table:table-cell office:value-type="float" office:value="5.904233" calcext:value-type="float">
            <text:p>5.904233</text:p>
          </table:table-cell>
          <table:table-cell office:value-type="float" office:value="0.22901972" calcext:value-type="float">
            <text:p>0.22901972</text:p>
          </table:table-cell>
          <table:table-cell office:value-type="float" office:value="7.169291" calcext:value-type="float">
            <text:p>7.169291</text:p>
          </table:table-cell>
          <table:table-cell office:value-type="float" office:value="0.13848477" calcext:value-type="float">
            <text:p>0.13848477</text:p>
          </table:table-cell>
          <table:table-cell office:value-type="float" office:value="9.928813" calcext:value-type="float">
            <text:p>9.928813</text:p>
          </table:table-cell>
          <table:table-cell office:value-type="float" office:value="1.911567" calcext:value-type="float">
            <text:p>1.911567</text:p>
          </table:table-cell>
          <table:table-cell office:value-type="float" office:value="1.5409415" calcext:value-type="float">
            <text:p>1.5409415</text:p>
          </table:table-cell>
          <table:table-cell office:value-type="float" office:value="1.5089107" calcext:value-type="float">
            <text:p>1.5089107</text:p>
          </table:table-cell>
          <table:table-cell office:value-type="float" office:value="212.29362" calcext:value-type="float">
            <text:p>212.29362</text:p>
          </table:table-cell>
          <table:table-cell office:value-type="float" office:value="6.434395" calcext:value-type="float">
            <text:p>6.434395</text:p>
          </table:table-cell>
          <table:table-cell office:value-type="float" office:value="0.6363308" calcext:value-type="float">
            <text:p>0.6363308</text:p>
          </table:table-cell>
          <table:table-cell office:value-type="float" office:value="61.09718" calcext:value-type="float">
            <text:p>61.09718</text:p>
          </table:table-cell>
          <table:table-cell office:value-type="float" office:value="92.063908" calcext:value-type="float">
            <text:p>92.063908</text:p>
          </table:table-cell>
          <table:table-cell office:value-type="float" office:value="9.903491" calcext:value-type="float">
            <text:p>9.903491</text:p>
          </table:table-cell>
          <table:table-cell office:value-type="float" office:value="235.9036" calcext:value-type="float">
            <text:p>235.9036</text:p>
          </table:table-cell>
          <table:table-cell office:value-type="float" office:value="0.9469965" calcext:value-type="float">
            <text:p>0.9469965</text:p>
          </table:table-cell>
          <table:table-cell office:value-type="float" office:value="11.864547" calcext:value-type="float">
            <text:p>11.864547</text:p>
          </table:table-cell>
          <table:table-cell office:value-type="float" office:value="1.023987" calcext:value-type="float">
            <text:p>1.023987</text:p>
          </table:table-cell>
          <table:table-cell office:value-type="float" office:value="2.402822" calcext:value-type="float">
            <text:p>2.402822</text:p>
          </table:table-cell>
          <table:table-cell office:value-type="float" office:value="13.740974" calcext:value-type="float">
            <text:p>13.740974</text:p>
          </table:table-cell>
          <table:table-cell office:value-type="float" office:value="3.857079" calcext:value-type="float">
            <text:p>3.857079</text:p>
          </table:table-cell>
          <table:table-cell office:value-type="float" office:value="10.206621" calcext:value-type="float">
            <text:p>10.206621</text:p>
          </table:table-cell>
          <table:table-cell office:value-type="float" office:value="140.94303" calcext:value-type="float">
            <text:p>140.94303</text:p>
          </table:table-cell>
          <table:table-cell office:value-type="float" office:value="202.72141" calcext:value-type="float">
            <text:p>202.72141</text:p>
          </table:table-cell>
          <table:table-cell office:value-type="float" office:value="197.29974" calcext:value-type="float">
            <text:p>197.29974</text:p>
          </table:table-cell>
          <table:table-cell office:value-type="float" office:value="1.77978172" calcext:value-type="float">
            <text:p>1.77978172</text:p>
          </table:table-cell>
          <table:table-cell office:value-type="float" office:value="4.488188" calcext:value-type="float">
            <text:p>4.488188</text:p>
          </table:table-cell>
        </table:table-row>
        <table:table-row table:style-name="ro2">
          <table:table-cell office:value-type="string" calcext:value-type="string">
            <text:p>TCGA-09-2045-01A-01R-1568-13</text:p>
          </table:table-cell>
          <table:table-cell office:value-type="string" calcext:value-type="string">
            <text:p>OV</text:p>
          </table:table-cell>
          <table:table-cell office:value-type="float" office:value="4.5113639" calcext:value-type="float">
            <text:p>4.5113639</text:p>
          </table:table-cell>
          <table:table-cell office:value-type="float" office:value="14.374862" calcext:value-type="float">
            <text:p>14.374862</text:p>
          </table:table-cell>
          <table:table-cell office:value-type="float" office:value="167.06894" calcext:value-type="float">
            <text:p>167.06894</text:p>
          </table:table-cell>
          <table:table-cell office:value-type="float" office:value="1403.6169" calcext:value-type="float">
            <text:p>1403.6169</text:p>
          </table:table-cell>
          <table:table-cell office:value-type="float" office:value="41.40745" calcext:value-type="float">
            <text:p>41.40745</text:p>
          </table:table-cell>
          <table:table-cell office:value-type="float" office:value="38.38858" calcext:value-type="float">
            <text:p>38.38858</text:p>
          </table:table-cell>
          <table:table-cell office:value-type="float" office:value="4.679439" calcext:value-type="float">
            <text:p>4.679439</text:p>
          </table:table-cell>
          <table:table-cell office:value-type="float" office:value="41.064284" calcext:value-type="float">
            <text:p>41.064284</text:p>
          </table:table-cell>
          <table:table-cell office:value-type="float" office:value="17.525327" calcext:value-type="float">
            <text:p>17.525327</text:p>
          </table:table-cell>
          <table:table-cell office:value-type="float" office:value="95.85427" calcext:value-type="float">
            <text:p>95.85427</text:p>
          </table:table-cell>
          <table:table-cell office:value-type="float" office:value="9.324698" calcext:value-type="float">
            <text:p>9.324698</text:p>
          </table:table-cell>
          <table:table-cell office:value-type="float" office:value="91.084742" calcext:value-type="float">
            <text:p>91.084742</text:p>
          </table:table-cell>
          <table:table-cell office:value-type="float" office:value="8.139024" calcext:value-type="float">
            <text:p>8.139024</text:p>
          </table:table-cell>
          <table:table-cell office:value-type="float" office:value="3.595995" calcext:value-type="float">
            <text:p>3.595995</text:p>
          </table:table-cell>
          <table:table-cell office:value-type="float" office:value="95.178623" calcext:value-type="float">
            <text:p>95.178623</text:p>
          </table:table-cell>
          <table:table-cell office:value-type="float" office:value="18.015899" calcext:value-type="float">
            <text:p>18.015899</text:p>
          </table:table-cell>
          <table:table-cell office:value-type="float" office:value="6.114563" calcext:value-type="float">
            <text:p>6.114563</text:p>
          </table:table-cell>
          <table:table-cell office:value-type="float" office:value="0.25345809" calcext:value-type="float">
            <text:p>0.25345809</text:p>
          </table:table-cell>
          <table:table-cell office:value-type="float" office:value="117.17531" calcext:value-type="float">
            <text:p>117.17531</text:p>
          </table:table-cell>
          <table:table-cell office:value-type="float" office:value="1903.0907" calcext:value-type="float">
            <text:p>1903.0907</text:p>
          </table:table-cell>
          <table:table-cell office:value-type="float" office:value="127.87716" calcext:value-type="float">
            <text:p>127.87716</text:p>
          </table:table-cell>
          <table:table-cell office:value-type="float" office:value="2.0510632" calcext:value-type="float">
            <text:p>2.0510632</text:p>
          </table:table-cell>
          <table:table-cell office:value-type="float" office:value="0.29673731" calcext:value-type="float">
            <text:p>0.29673731</text:p>
          </table:table-cell>
          <table:table-cell office:value-type="float" office:value="11.06347" calcext:value-type="float">
            <text:p>11.06347</text:p>
          </table:table-cell>
          <table:table-cell office:value-type="float" office:value="7.84069599" calcext:value-type="float">
            <text:p>7.84069599</text:p>
          </table:table-cell>
          <table:table-cell office:value-type="float" office:value="79.206482" calcext:value-type="float">
            <text:p>79.206482</text:p>
          </table:table-cell>
          <table:table-cell office:value-type="float" office:value="3.5050052" calcext:value-type="float">
            <text:p>3.5050052</text:p>
          </table:table-cell>
          <table:table-cell office:value-type="float" office:value="5.0568258" calcext:value-type="float">
            <text:p>5.0568258</text:p>
          </table:table-cell>
          <table:table-cell office:value-type="float" office:value="0.7342686" calcext:value-type="float">
            <text:p>0.7342686</text:p>
          </table:table-cell>
          <table:table-cell office:value-type="float" office:value="137.65334" calcext:value-type="float">
            <text:p>137.65334</text:p>
          </table:table-cell>
          <table:table-cell office:value-type="float" office:value="11.748064" calcext:value-type="float">
            <text:p>11.748064</text:p>
          </table:table-cell>
          <table:table-cell office:value-type="float" office:value="0.8120535" calcext:value-type="float">
            <text:p>0.8120535</text:p>
          </table:table-cell>
          <table:table-cell office:value-type="float" office:value="18.28341" calcext:value-type="float">
            <text:p>18.28341</text:p>
          </table:table-cell>
          <table:table-cell office:value-type="float" office:value="15.294433" calcext:value-type="float">
            <text:p>15.294433</text:p>
          </table:table-cell>
          <table:table-cell office:value-type="float" office:value="29.249912" calcext:value-type="float">
            <text:p>29.249912</text:p>
          </table:table-cell>
          <table:table-cell office:value-type="float" office:value="158.86408" calcext:value-type="float">
            <text:p>158.86408</text:p>
          </table:table-cell>
          <table:table-cell office:value-type="float" office:value="1.0111792" calcext:value-type="float">
            <text:p>1.0111792</text:p>
          </table:table-cell>
          <table:table-cell office:value-type="float" office:value="11.238097" calcext:value-type="float">
            <text:p>11.238097</text:p>
          </table:table-cell>
          <table:table-cell office:value-type="float" office:value="3.856087" calcext:value-type="float">
            <text:p>3.856087</text:p>
          </table:table-cell>
          <table:table-cell office:value-type="float" office:value="3.325651" calcext:value-type="float">
            <text:p>3.325651</text:p>
          </table:table-cell>
          <table:table-cell office:value-type="float" office:value="12.955514" calcext:value-type="float">
            <text:p>12.955514</text:p>
          </table:table-cell>
          <table:table-cell office:value-type="float" office:value="4.255613" calcext:value-type="float">
            <text:p>4.255613</text:p>
          </table:table-cell>
          <table:table-cell office:value-type="float" office:value="10.659285" calcext:value-type="float">
            <text:p>10.659285</text:p>
          </table:table-cell>
          <table:table-cell office:value-type="float" office:value="152.72907" calcext:value-type="float">
            <text:p>152.72907</text:p>
          </table:table-cell>
          <table:table-cell office:value-type="float" office:value="119.04846" calcext:value-type="float">
            <text:p>119.04846</text:p>
          </table:table-cell>
          <table:table-cell office:value-type="float" office:value="386.73122" calcext:value-type="float">
            <text:p>386.73122</text:p>
          </table:table-cell>
          <table:table-cell office:value-type="float" office:value="1.05308965" calcext:value-type="float">
            <text:p>1.05308965</text:p>
          </table:table-cell>
          <table:table-cell office:value-type="float" office:value="8.484389" calcext:value-type="float">
            <text:p>8.484389</text:p>
          </table:table-cell>
        </table:table-row>
        <table:table-row table:style-name="ro2">
          <table:table-cell office:value-type="string" calcext:value-type="string">
            <text:p>TCGA-10-0927-01A-02R-1564-13</text:p>
          </table:table-cell>
          <table:table-cell office:value-type="string" calcext:value-type="string">
            <text:p>OV</text:p>
          </table:table-cell>
          <table:table-cell office:value-type="float" office:value="7.9514402" calcext:value-type="float">
            <text:p>7.9514402</text:p>
          </table:table-cell>
          <table:table-cell office:value-type="float" office:value="13.029226" calcext:value-type="float">
            <text:p>13.029226</text:p>
          </table:table-cell>
          <table:table-cell office:value-type="float" office:value="207.66807" calcext:value-type="float">
            <text:p>207.66807</text:p>
          </table:table-cell>
          <table:table-cell office:value-type="float" office:value="2692.2845" calcext:value-type="float">
            <text:p>2692.2845</text:p>
          </table:table-cell>
          <table:table-cell office:value-type="float" office:value="35.133326" calcext:value-type="float">
            <text:p>35.133326</text:p>
          </table:table-cell>
          <table:table-cell office:value-type="float" office:value="72.30732" calcext:value-type="float">
            <text:p>72.30732</text:p>
          </table:table-cell>
          <table:table-cell office:value-type="float" office:value="4.478063" calcext:value-type="float">
            <text:p>4.478063</text:p>
          </table:table-cell>
          <table:table-cell office:value-type="float" office:value="23.595968" calcext:value-type="float">
            <text:p>23.595968</text:p>
          </table:table-cell>
          <table:table-cell office:value-type="float" office:value="6.211324" calcext:value-type="float">
            <text:p>6.211324</text:p>
          </table:table-cell>
          <table:table-cell office:value-type="float" office:value="85.13313" calcext:value-type="float">
            <text:p>85.13313</text:p>
          </table:table-cell>
          <table:table-cell office:value-type="float" office:value="8.360928" calcext:value-type="float">
            <text:p>8.360928</text:p>
          </table:table-cell>
          <table:table-cell office:value-type="float" office:value="141.551217" calcext:value-type="float">
            <text:p>141.551217</text:p>
          </table:table-cell>
          <table:table-cell office:value-type="float" office:value="13.410156" calcext:value-type="float">
            <text:p>13.410156</text:p>
          </table:table-cell>
          <table:table-cell office:value-type="float" office:value="11.880637" calcext:value-type="float">
            <text:p>11.880637</text:p>
          </table:table-cell>
          <table:table-cell office:value-type="float" office:value="35.11883" calcext:value-type="float">
            <text:p>35.11883</text:p>
          </table:table-cell>
          <table:table-cell office:value-type="float" office:value="7.829298" calcext:value-type="float">
            <text:p>7.829298</text:p>
          </table:table-cell>
          <table:table-cell office:value-type="float" office:value="4.437493" calcext:value-type="float">
            <text:p>4.437493</text:p>
          </table:table-cell>
          <table:table-cell office:value-type="float" office:value="0.4094615" calcext:value-type="float">
            <text:p>0.4094615</text:p>
          </table:table-cell>
          <table:table-cell office:value-type="float" office:value="76.12091" calcext:value-type="float">
            <text:p>76.12091</text:p>
          </table:table-cell>
          <table:table-cell office:value-type="float" office:value="3032.5465" calcext:value-type="float">
            <text:p>3032.5465</text:p>
          </table:table-cell>
          <table:table-cell office:value-type="float" office:value="67.94058" calcext:value-type="float">
            <text:p>67.94058</text:p>
          </table:table-cell>
          <table:table-cell office:value-type="float" office:value="5.1443978" calcext:value-type="float">
            <text:p>5.1443978</text:p>
          </table:table-cell>
          <table:table-cell office:value-type="float" office:value="0.44500851" calcext:value-type="float">
            <text:p>0.44500851</text:p>
          </table:table-cell>
          <table:table-cell office:value-type="float" office:value="5.210158" calcext:value-type="float">
            <text:p>5.210158</text:p>
          </table:table-cell>
          <table:table-cell office:value-type="float" office:value="7.72413103" calcext:value-type="float">
            <text:p>7.72413103</text:p>
          </table:table-cell>
          <table:table-cell office:value-type="float" office:value="56.736463" calcext:value-type="float">
            <text:p>56.736463</text:p>
          </table:table-cell>
          <table:table-cell office:value-type="float" office:value="2.2338751" calcext:value-type="float">
            <text:p>2.2338751</text:p>
          </table:table-cell>
          <table:table-cell office:value-type="float" office:value="5.246867" calcext:value-type="float">
            <text:p>5.246867</text:p>
          </table:table-cell>
          <table:table-cell office:value-type="float" office:value="3.7105901" calcext:value-type="float">
            <text:p>3.7105901</text:p>
          </table:table-cell>
          <table:table-cell office:value-type="float" office:value="183.75017" calcext:value-type="float">
            <text:p>183.75017</text:p>
          </table:table-cell>
          <table:table-cell office:value-type="float" office:value="8.817642" calcext:value-type="float">
            <text:p>8.817642</text:p>
          </table:table-cell>
          <table:table-cell office:value-type="float" office:value="0.5937387" calcext:value-type="float">
            <text:p>0.5937387</text:p>
          </table:table-cell>
          <table:table-cell office:value-type="float" office:value="15.59251" calcext:value-type="float">
            <text:p>15.59251</text:p>
          </table:table-cell>
          <table:table-cell office:value-type="float" office:value="161.733492" calcext:value-type="float">
            <text:p>161.733492</text:p>
          </table:table-cell>
          <table:table-cell office:value-type="float" office:value="17.732512" calcext:value-type="float">
            <text:p>17.732512</text:p>
          </table:table-cell>
          <table:table-cell office:value-type="float" office:value="157.36778" calcext:value-type="float">
            <text:p>157.36778</text:p>
          </table:table-cell>
          <table:table-cell office:value-type="float" office:value="1.9001692" calcext:value-type="float">
            <text:p>1.9001692</text:p>
          </table:table-cell>
          <table:table-cell office:value-type="float" office:value="14.06872" calcext:value-type="float">
            <text:p>14.06872</text:p>
          </table:table-cell>
          <table:table-cell office:value-type="float" office:value="3.155388" calcext:value-type="float">
            <text:p>3.155388</text:p>
          </table:table-cell>
          <table:table-cell office:value-type="float" office:value="2.147455" calcext:value-type="float">
            <text:p>2.147455</text:p>
          </table:table-cell>
          <table:table-cell office:value-type="float" office:value="14.925305" calcext:value-type="float">
            <text:p>14.925305</text:p>
          </table:table-cell>
          <table:table-cell office:value-type="float" office:value="4.974076" calcext:value-type="float">
            <text:p>4.974076</text:p>
          </table:table-cell>
          <table:table-cell office:value-type="float" office:value="9.753357" calcext:value-type="float">
            <text:p>9.753357</text:p>
          </table:table-cell>
          <table:table-cell office:value-type="float" office:value="196.6911" calcext:value-type="float">
            <text:p>196.6911</text:p>
          </table:table-cell>
          <table:table-cell office:value-type="float" office:value="198.93553" calcext:value-type="float">
            <text:p>198.93553</text:p>
          </table:table-cell>
          <table:table-cell office:value-type="float" office:value="212.6966" calcext:value-type="float">
            <text:p>212.6966</text:p>
          </table:table-cell>
          <table:table-cell office:value-type="float" office:value="0.70642025" calcext:value-type="float">
            <text:p>0.70642025</text:p>
          </table:table-cell>
          <table:table-cell office:value-type="float" office:value="4.153202" calcext:value-type="float">
            <text:p>4.153202</text:p>
          </table:table-cell>
        </table:table-row>
        <table:table-row table:style-name="ro2">
          <table:table-cell office:value-type="string" calcext:value-type="string">
            <text:p>TCGA-10-0931-01A-01R-1564-13</text:p>
          </table:table-cell>
          <table:table-cell office:value-type="string" calcext:value-type="string">
            <text:p>OV</text:p>
          </table:table-cell>
          <table:table-cell office:value-type="float" office:value="4.8048051" calcext:value-type="float">
            <text:p>4.8048051</text:p>
          </table:table-cell>
          <table:table-cell office:value-type="float" office:value="8.041278" calcext:value-type="float">
            <text:p>8.041278</text:p>
          </table:table-cell>
          <table:table-cell office:value-type="float" office:value="192.26254" calcext:value-type="float">
            <text:p>192.26254</text:p>
          </table:table-cell>
          <table:table-cell office:value-type="float" office:value="1943.8886" calcext:value-type="float">
            <text:p>1943.8886</text:p>
          </table:table-cell>
          <table:table-cell office:value-type="float" office:value="43.076312" calcext:value-type="float">
            <text:p>43.076312</text:p>
          </table:table-cell>
          <table:table-cell office:value-type="float" office:value="49.12528" calcext:value-type="float">
            <text:p>49.12528</text:p>
          </table:table-cell>
          <table:table-cell office:value-type="float" office:value="9.274763" calcext:value-type="float">
            <text:p>9.274763</text:p>
          </table:table-cell>
          <table:table-cell office:value-type="float" office:value="27.695993" calcext:value-type="float">
            <text:p>27.695993</text:p>
          </table:table-cell>
          <table:table-cell office:value-type="float" office:value="25.528969" calcext:value-type="float">
            <text:p>25.528969</text:p>
          </table:table-cell>
          <table:table-cell office:value-type="float" office:value="81.2418" calcext:value-type="float">
            <text:p>81.2418</text:p>
          </table:table-cell>
          <table:table-cell office:value-type="float" office:value="3.669788" calcext:value-type="float">
            <text:p>3.669788</text:p>
          </table:table-cell>
          <table:table-cell office:value-type="float" office:value="424.879993" calcext:value-type="float">
            <text:p>424.879993</text:p>
          </table:table-cell>
          <table:table-cell office:value-type="float" office:value="9.871823" calcext:value-type="float">
            <text:p>9.871823</text:p>
          </table:table-cell>
          <table:table-cell office:value-type="float" office:value="6.266547" calcext:value-type="float">
            <text:p>6.266547</text:p>
          </table:table-cell>
          <table:table-cell office:value-type="float" office:value="80.511983" calcext:value-type="float">
            <text:p>80.511983</text:p>
          </table:table-cell>
          <table:table-cell office:value-type="float" office:value="7.905297" calcext:value-type="float">
            <text:p>7.905297</text:p>
          </table:table-cell>
          <table:table-cell office:value-type="float" office:value="9.616834" calcext:value-type="float">
            <text:p>9.616834</text:p>
          </table:table-cell>
          <table:table-cell office:value-type="float" office:value="0.19505585" calcext:value-type="float">
            <text:p>0.19505585</text:p>
          </table:table-cell>
          <table:table-cell office:value-type="float" office:value="22.71873" calcext:value-type="float">
            <text:p>22.71873</text:p>
          </table:table-cell>
          <table:table-cell office:value-type="float" office:value="2721.3818" calcext:value-type="float">
            <text:p>2721.3818</text:p>
          </table:table-cell>
          <table:table-cell office:value-type="float" office:value="131.60947" calcext:value-type="float">
            <text:p>131.60947</text:p>
          </table:table-cell>
          <table:table-cell office:value-type="float" office:value="5.4438755" calcext:value-type="float">
            <text:p>5.4438755</text:p>
          </table:table-cell>
          <table:table-cell office:value-type="float" office:value="0.23357868" calcext:value-type="float">
            <text:p>0.23357868</text:p>
          </table:table-cell>
          <table:table-cell office:value-type="float" office:value="9.46998" calcext:value-type="float">
            <text:p>9.46998</text:p>
          </table:table-cell>
          <table:table-cell office:value-type="float" office:value="8.91339034" calcext:value-type="float">
            <text:p>8.91339034</text:p>
          </table:table-cell>
          <table:table-cell office:value-type="float" office:value="19.528578" calcext:value-type="float">
            <text:p>19.528578</text:p>
          </table:table-cell>
          <table:table-cell office:value-type="float" office:value="1.8346996" calcext:value-type="float">
            <text:p>1.8346996</text:p>
          </table:table-cell>
          <table:table-cell office:value-type="float" office:value="3.9007165" calcext:value-type="float">
            <text:p>3.9007165</text:p>
          </table:table-cell>
          <table:table-cell office:value-type="float" office:value="0.5293716" calcext:value-type="float">
            <text:p>0.5293716</text:p>
          </table:table-cell>
          <table:table-cell office:value-type="float" office:value="429.82684" calcext:value-type="float">
            <text:p>429.82684</text:p>
          </table:table-cell>
          <table:table-cell office:value-type="float" office:value="4.708305" calcext:value-type="float">
            <text:p>4.708305</text:p>
          </table:table-cell>
          <table:table-cell office:value-type="float" office:value="1.5984337" calcext:value-type="float">
            <text:p>1.5984337</text:p>
          </table:table-cell>
          <table:table-cell office:value-type="float" office:value="32.53489" calcext:value-type="float">
            <text:p>32.53489</text:p>
          </table:table-cell>
          <table:table-cell office:value-type="float" office:value="50.830995" calcext:value-type="float">
            <text:p>50.830995</text:p>
          </table:table-cell>
          <table:table-cell office:value-type="float" office:value="7.468091" calcext:value-type="float">
            <text:p>7.468091</text:p>
          </table:table-cell>
          <table:table-cell office:value-type="float" office:value="140.61537" calcext:value-type="float">
            <text:p>140.61537</text:p>
          </table:table-cell>
          <table:table-cell office:value-type="float" office:value="0.6496407" calcext:value-type="float">
            <text:p>0.6496407</text:p>
          </table:table-cell>
          <table:table-cell office:value-type="float" office:value="6.65429" calcext:value-type="float">
            <text:p>6.65429</text:p>
          </table:table-cell>
          <table:table-cell office:value-type="float" office:value="2.878475" calcext:value-type="float">
            <text:p>2.878475</text:p>
          </table:table-cell>
          <table:table-cell office:value-type="float" office:value="3.185972" calcext:value-type="float">
            <text:p>3.185972</text:p>
          </table:table-cell>
          <table:table-cell office:value-type="float" office:value="25.880793" calcext:value-type="float">
            <text:p>25.880793</text:p>
          </table:table-cell>
          <table:table-cell office:value-type="float" office:value="3.825601" calcext:value-type="float">
            <text:p>3.825601</text:p>
          </table:table-cell>
          <table:table-cell office:value-type="float" office:value="13.910557" calcext:value-type="float">
            <text:p>13.910557</text:p>
          </table:table-cell>
          <table:table-cell office:value-type="float" office:value="158.81536" calcext:value-type="float">
            <text:p>158.81536</text:p>
          </table:table-cell>
          <table:table-cell office:value-type="float" office:value="173.48477" calcext:value-type="float">
            <text:p>173.48477</text:p>
          </table:table-cell>
          <table:table-cell office:value-type="float" office:value="144.35848" calcext:value-type="float">
            <text:p>144.35848</text:p>
          </table:table-cell>
          <table:table-cell office:value-type="float" office:value="0.20020708" calcext:value-type="float">
            <text:p>0.20020708</text:p>
          </table:table-cell>
          <table:table-cell office:value-type="float" office:value="9.985683" calcext:value-type="float">
            <text:p>9.985683</text:p>
          </table:table-cell>
        </table:table-row>
        <table:table-row table:style-name="ro2">
          <table:table-cell office:value-type="string" calcext:value-type="string">
            <text:p>TCGA-10-0934-01A-02R-1564-13</text:p>
          </table:table-cell>
          <table:table-cell office:value-type="string" calcext:value-type="string">
            <text:p>OV</text:p>
          </table:table-cell>
          <table:table-cell office:value-type="float" office:value="5.0514377" calcext:value-type="float">
            <text:p>5.0514377</text:p>
          </table:table-cell>
          <table:table-cell office:value-type="float" office:value="8.568056" calcext:value-type="float">
            <text:p>8.568056</text:p>
          </table:table-cell>
          <table:table-cell office:value-type="float" office:value="255.24951" calcext:value-type="float">
            <text:p>255.24951</text:p>
          </table:table-cell>
          <table:table-cell office:value-type="float" office:value="2920.5046" calcext:value-type="float">
            <text:p>2920.5046</text:p>
          </table:table-cell>
          <table:table-cell office:value-type="float" office:value="73.787454" calcext:value-type="float">
            <text:p>73.787454</text:p>
          </table:table-cell>
          <table:table-cell office:value-type="float" office:value="201.85109" calcext:value-type="float">
            <text:p>201.85109</text:p>
          </table:table-cell>
          <table:table-cell office:value-type="float" office:value="9.332597" calcext:value-type="float">
            <text:p>9.332597</text:p>
          </table:table-cell>
          <table:table-cell office:value-type="float" office:value="17.97856" calcext:value-type="float">
            <text:p>17.97856</text:p>
          </table:table-cell>
          <table:table-cell office:value-type="float" office:value="42.663448" calcext:value-type="float">
            <text:p>42.663448</text:p>
          </table:table-cell>
          <table:table-cell office:value-type="float" office:value="71.1668" calcext:value-type="float">
            <text:p>71.1668</text:p>
          </table:table-cell>
          <table:table-cell office:value-type="float" office:value="6.66405" calcext:value-type="float">
            <text:p>6.66405</text:p>
          </table:table-cell>
          <table:table-cell office:value-type="float" office:value="82.825501" calcext:value-type="float">
            <text:p>82.825501</text:p>
          </table:table-cell>
          <table:table-cell office:value-type="float" office:value="7.557349" calcext:value-type="float">
            <text:p>7.557349</text:p>
          </table:table-cell>
          <table:table-cell office:value-type="float" office:value="8.905374" calcext:value-type="float">
            <text:p>8.905374</text:p>
          </table:table-cell>
          <table:table-cell office:value-type="float" office:value="144.675947" calcext:value-type="float">
            <text:p>144.675947</text:p>
          </table:table-cell>
          <table:table-cell office:value-type="float" office:value="9.068735" calcext:value-type="float">
            <text:p>9.068735</text:p>
          </table:table-cell>
          <table:table-cell office:value-type="float" office:value="2.076306" calcext:value-type="float">
            <text:p>2.076306</text:p>
          </table:table-cell>
          <table:table-cell office:value-type="float" office:value="0.02657006" calcext:value-type="float">
            <text:p>0.02657006</text:p>
          </table:table-cell>
          <table:table-cell office:value-type="float" office:value="42.85759" calcext:value-type="float">
            <text:p>42.85759</text:p>
          </table:table-cell>
          <table:table-cell office:value-type="float" office:value="2571.2962" calcext:value-type="float">
            <text:p>2571.2962</text:p>
          </table:table-cell>
          <table:table-cell office:value-type="float" office:value="157.84735" calcext:value-type="float">
            <text:p>157.84735</text:p>
          </table:table-cell>
          <table:table-cell office:value-type="float" office:value="9.1767959" calcext:value-type="float">
            <text:p>9.1767959</text:p>
          </table:table-cell>
          <table:table-cell office:value-type="float" office:value="0.42724825" calcext:value-type="float">
            <text:p>0.42724825</text:p>
          </table:table-cell>
          <table:table-cell office:value-type="float" office:value="17.226598" calcext:value-type="float">
            <text:p>17.226598</text:p>
          </table:table-cell>
          <table:table-cell office:value-type="float" office:value="10.17150946" calcext:value-type="float">
            <text:p>10.17150946</text:p>
          </table:table-cell>
          <table:table-cell office:value-type="float" office:value="24.421295" calcext:value-type="float">
            <text:p>24.421295</text:p>
          </table:table-cell>
          <table:table-cell office:value-type="float" office:value="3.122008" calcext:value-type="float">
            <text:p>3.122008</text:p>
          </table:table-cell>
          <table:table-cell office:value-type="float" office:value="2.5821466" calcext:value-type="float">
            <text:p>2.5821466</text:p>
          </table:table-cell>
          <table:table-cell office:value-type="float" office:value="1.4148507" calcext:value-type="float">
            <text:p>1.4148507</text:p>
          </table:table-cell>
          <table:table-cell office:value-type="float" office:value="292.20554" calcext:value-type="float">
            <text:p>292.20554</text:p>
          </table:table-cell>
          <table:table-cell office:value-type="float" office:value="7.874738" calcext:value-type="float">
            <text:p>7.874738</text:p>
          </table:table-cell>
          <table:table-cell office:value-type="float" office:value="1.3029584" calcext:value-type="float">
            <text:p>1.3029584</text:p>
          </table:table-cell>
          <table:table-cell office:value-type="float" office:value="15.97063" calcext:value-type="float">
            <text:p>15.97063</text:p>
          </table:table-cell>
          <table:table-cell office:value-type="float" office:value="82.760186" calcext:value-type="float">
            <text:p>82.760186</text:p>
          </table:table-cell>
          <table:table-cell office:value-type="float" office:value="16.569548" calcext:value-type="float">
            <text:p>16.569548</text:p>
          </table:table-cell>
          <table:table-cell office:value-type="float" office:value="317.75948" calcext:value-type="float">
            <text:p>317.75948</text:p>
          </table:table-cell>
          <table:table-cell office:value-type="float" office:value="1.1479336" calcext:value-type="float">
            <text:p>1.1479336</text:p>
          </table:table-cell>
          <table:table-cell office:value-type="float" office:value="3.980609" calcext:value-type="float">
            <text:p>3.980609</text:p>
          </table:table-cell>
          <table:table-cell office:value-type="float" office:value="1.41005" calcext:value-type="float">
            <text:p>1.41005</text:p>
          </table:table-cell>
          <table:table-cell office:value-type="float" office:value="2.343886" calcext:value-type="float">
            <text:p>2.343886</text:p>
          </table:table-cell>
          <table:table-cell office:value-type="float" office:value="36.092009" calcext:value-type="float">
            <text:p>36.092009</text:p>
          </table:table-cell>
          <table:table-cell office:value-type="float" office:value="2.073047" calcext:value-type="float">
            <text:p>2.073047</text:p>
          </table:table-cell>
          <table:table-cell office:value-type="float" office:value="5.169246" calcext:value-type="float">
            <text:p>5.169246</text:p>
          </table:table-cell>
          <table:table-cell office:value-type="float" office:value="178.73979" calcext:value-type="float">
            <text:p>178.73979</text:p>
          </table:table-cell>
          <table:table-cell office:value-type="float" office:value="215.12063" calcext:value-type="float">
            <text:p>215.12063</text:p>
          </table:table-cell>
          <table:table-cell office:value-type="float" office:value="154.29633" calcext:value-type="float">
            <text:p>154.29633</text:p>
          </table:table-cell>
          <table:table-cell office:value-type="float" office:value="0.1064191" calcext:value-type="float">
            <text:p>0.1064191</text:p>
          </table:table-cell>
          <table:table-cell office:value-type="float" office:value="6.473884" calcext:value-type="float">
            <text:p>6.473884</text:p>
          </table:table-cell>
        </table:table-row>
        <table:table-row table:style-name="ro2">
          <table:table-cell office:value-type="string" calcext:value-type="string">
            <text:p>TCGA-12-0618-01A-01R-1849-01</text:p>
          </table:table-cell>
          <table:table-cell office:value-type="string" calcext:value-type="string">
            <text:p>GBM</text:p>
          </table:table-cell>
          <table:table-cell office:value-type="float" office:value="3.656763" calcext:value-type="float">
            <text:p>3.656763</text:p>
          </table:table-cell>
          <table:table-cell office:value-type="float" office:value="23.308045" calcext:value-type="float">
            <text:p>23.308045</text:p>
          </table:table-cell>
          <table:table-cell office:value-type="float" office:value="106.32963" calcext:value-type="float">
            <text:p>106.32963</text:p>
          </table:table-cell>
          <table:table-cell office:value-type="float" office:value="3420.0853" calcext:value-type="float">
            <text:p>3420.0853</text:p>
          </table:table-cell>
          <table:table-cell office:value-type="float" office:value="125.750897" calcext:value-type="float">
            <text:p>125.750897</text:p>
          </table:table-cell>
          <table:table-cell office:value-type="float" office:value="114.42145" calcext:value-type="float">
            <text:p>114.42145</text:p>
          </table:table-cell>
          <table:table-cell office:value-type="float" office:value="8.898018" calcext:value-type="float">
            <text:p>8.898018</text:p>
          </table:table-cell>
          <table:table-cell office:value-type="float" office:value="36.245679" calcext:value-type="float">
            <text:p>36.245679</text:p>
          </table:table-cell>
          <table:table-cell office:value-type="float" office:value="22.804968" calcext:value-type="float">
            <text:p>22.804968</text:p>
          </table:table-cell>
          <table:table-cell office:value-type="float" office:value="203.56306" calcext:value-type="float">
            <text:p>203.56306</text:p>
          </table:table-cell>
          <table:table-cell office:value-type="float" office:value="7.034792" calcext:value-type="float">
            <text:p>7.034792</text:p>
          </table:table-cell>
          <table:table-cell office:value-type="float" office:value="77.942957" calcext:value-type="float">
            <text:p>77.942957</text:p>
          </table:table-cell>
          <table:table-cell office:value-type="float" office:value="7.794563" calcext:value-type="float">
            <text:p>7.794563</text:p>
          </table:table-cell>
          <table:table-cell office:value-type="float" office:value="7.469886" calcext:value-type="float">
            <text:p>7.469886</text:p>
          </table:table-cell>
          <table:table-cell office:value-type="float" office:value="94.624895" calcext:value-type="float">
            <text:p>94.624895</text:p>
          </table:table-cell>
          <table:table-cell office:value-type="float" office:value="10.729927" calcext:value-type="float">
            <text:p>10.729927</text:p>
          </table:table-cell>
          <table:table-cell office:value-type="float" office:value="6.456221" calcext:value-type="float">
            <text:p>6.456221</text:p>
          </table:table-cell>
          <table:table-cell office:value-type="float" office:value="1.2622039" calcext:value-type="float">
            <text:p>1.2622039</text:p>
          </table:table-cell>
          <table:table-cell office:value-type="float" office:value="52.52689" calcext:value-type="float">
            <text:p>52.52689</text:p>
          </table:table-cell>
          <table:table-cell office:value-type="float" office:value="1043.5528" calcext:value-type="float">
            <text:p>1043.5528</text:p>
          </table:table-cell>
          <table:table-cell office:value-type="float" office:value="34.2925" calcext:value-type="float">
            <text:p>34.2925</text:p>
          </table:table-cell>
          <table:table-cell office:value-type="float" office:value="2.2594452" calcext:value-type="float">
            <text:p>2.2594452</text:p>
          </table:table-cell>
          <table:table-cell office:value-type="float" office:value="0.16482015" calcext:value-type="float">
            <text:p>0.16482015</text:p>
          </table:table-cell>
          <table:table-cell office:value-type="float" office:value="9.675276" calcext:value-type="float">
            <text:p>9.675276</text:p>
          </table:table-cell>
          <table:table-cell office:value-type="float" office:value="3.29310356" calcext:value-type="float">
            <text:p>3.29310356</text:p>
          </table:table-cell>
          <table:table-cell office:value-type="float" office:value="32.729959" calcext:value-type="float">
            <text:p>32.729959</text:p>
          </table:table-cell>
          <table:table-cell office:value-type="float" office:value="4.1049125" calcext:value-type="float">
            <text:p>4.1049125</text:p>
          </table:table-cell>
          <table:table-cell office:value-type="float" office:value="2.8382221" calcext:value-type="float">
            <text:p>2.8382221</text:p>
          </table:table-cell>
          <table:table-cell office:value-type="float" office:value="1.2787914" calcext:value-type="float">
            <text:p>1.2787914</text:p>
          </table:table-cell>
          <table:table-cell office:value-type="float" office:value="120.65444" calcext:value-type="float">
            <text:p>120.65444</text:p>
          </table:table-cell>
          <table:table-cell office:value-type="float" office:value="5.29662" calcext:value-type="float">
            <text:p>5.29662</text:p>
          </table:table-cell>
          <table:table-cell office:value-type="float" office:value="1.9597661" calcext:value-type="float">
            <text:p>1.9597661</text:p>
          </table:table-cell>
          <table:table-cell office:value-type="float" office:value="38.86605" calcext:value-type="float">
            <text:p>38.86605</text:p>
          </table:table-cell>
          <table:table-cell office:value-type="float" office:value="17.462102" calcext:value-type="float">
            <text:p>17.462102</text:p>
          </table:table-cell>
          <table:table-cell office:value-type="float" office:value="22.334514" calcext:value-type="float">
            <text:p>22.334514</text:p>
          </table:table-cell>
          <table:table-cell office:value-type="float" office:value="166.66544" calcext:value-type="float">
            <text:p>166.66544</text:p>
          </table:table-cell>
          <table:table-cell office:value-type="float" office:value="2.4960592" calcext:value-type="float">
            <text:p>2.4960592</text:p>
          </table:table-cell>
          <table:table-cell office:value-type="float" office:value="14.122058" calcext:value-type="float">
            <text:p>14.122058</text:p>
          </table:table-cell>
          <table:table-cell office:value-type="float" office:value="4.062315" calcext:value-type="float">
            <text:p>4.062315</text:p>
          </table:table-cell>
          <table:table-cell office:value-type="float" office:value="2.651573" calcext:value-type="float">
            <text:p>2.651573</text:p>
          </table:table-cell>
          <table:table-cell office:value-type="float" office:value="12.221432" calcext:value-type="float">
            <text:p>12.221432</text:p>
          </table:table-cell>
          <table:table-cell office:value-type="float" office:value="4.15462" calcext:value-type="float">
            <text:p>4.15462</text:p>
          </table:table-cell>
          <table:table-cell office:value-type="float" office:value="4.229459" calcext:value-type="float">
            <text:p>4.229459</text:p>
          </table:table-cell>
          <table:table-cell office:value-type="float" office:value="132.13075" calcext:value-type="float">
            <text:p>132.13075</text:p>
          </table:table-cell>
          <table:table-cell office:value-type="float" office:value="90.10824" calcext:value-type="float">
            <text:p>90.10824</text:p>
          </table:table-cell>
          <table:table-cell office:value-type="float" office:value="214.44217" calcext:value-type="float">
            <text:p>214.44217</text:p>
          </table:table-cell>
          <table:table-cell office:value-type="float" office:value="1.91448796" calcext:value-type="float">
            <text:p>1.91448796</text:p>
          </table:table-cell>
          <table:table-cell office:value-type="float" office:value="4.540466" calcext:value-type="float">
            <text:p>4.540466</text:p>
          </table:table-cell>
        </table:table-row>
        <table:table-row table:style-name="ro2">
          <table:table-cell office:value-type="string" calcext:value-type="string">
            <text:p>TCGA-12-3650-01A-01R-1849-01</text:p>
          </table:table-cell>
          <table:table-cell office:value-type="string" calcext:value-type="string">
            <text:p>GBM</text:p>
          </table:table-cell>
          <table:table-cell office:value-type="float" office:value="0.6966873" calcext:value-type="float">
            <text:p>0.6966873</text:p>
          </table:table-cell>
          <table:table-cell office:value-type="float" office:value="11.780789" calcext:value-type="float">
            <text:p>11.780789</text:p>
          </table:table-cell>
          <table:table-cell office:value-type="float" office:value="192.02228" calcext:value-type="float">
            <text:p>192.02228</text:p>
          </table:table-cell>
          <table:table-cell office:value-type="float" office:value="2886.764" calcext:value-type="float">
            <text:p>2886.764</text:p>
          </table:table-cell>
          <table:table-cell office:value-type="float" office:value="44.571569" calcext:value-type="float">
            <text:p>44.571569</text:p>
          </table:table-cell>
          <table:table-cell office:value-type="float" office:value="110.83057" calcext:value-type="float">
            <text:p>110.83057</text:p>
          </table:table-cell>
          <table:table-cell office:value-type="float" office:value="5.531802" calcext:value-type="float">
            <text:p>5.531802</text:p>
          </table:table-cell>
          <table:table-cell office:value-type="float" office:value="31.170418" calcext:value-type="float">
            <text:p>31.170418</text:p>
          </table:table-cell>
          <table:table-cell office:value-type="float" office:value="129.456129" calcext:value-type="float">
            <text:p>129.456129</text:p>
          </table:table-cell>
          <table:table-cell office:value-type="float" office:value="121.87949" calcext:value-type="float">
            <text:p>121.87949</text:p>
          </table:table-cell>
          <table:table-cell office:value-type="float" office:value="8.387775" calcext:value-type="float">
            <text:p>8.387775</text:p>
          </table:table-cell>
          <table:table-cell office:value-type="float" office:value="108.238642" calcext:value-type="float">
            <text:p>108.238642</text:p>
          </table:table-cell>
          <table:table-cell office:value-type="float" office:value="5.15394" calcext:value-type="float">
            <text:p>5.15394</text:p>
          </table:table-cell>
          <table:table-cell office:value-type="float" office:value="4.202598" calcext:value-type="float">
            <text:p>4.202598</text:p>
          </table:table-cell>
          <table:table-cell office:value-type="float" office:value="54.530327" calcext:value-type="float">
            <text:p>54.530327</text:p>
          </table:table-cell>
          <table:table-cell office:value-type="float" office:value="5.021418" calcext:value-type="float">
            <text:p>5.021418</text:p>
          </table:table-cell>
          <table:table-cell office:value-type="float" office:value="2.236978" calcext:value-type="float">
            <text:p>2.236978</text:p>
          </table:table-cell>
          <table:table-cell office:value-type="float" office:value="1.0755257" calcext:value-type="float">
            <text:p>1.0755257</text:p>
          </table:table-cell>
          <table:table-cell office:value-type="float" office:value="31.46767" calcext:value-type="float">
            <text:p>31.46767</text:p>
          </table:table-cell>
          <table:table-cell office:value-type="float" office:value="1619.2653" calcext:value-type="float">
            <text:p>1619.2653</text:p>
          </table:table-cell>
          <table:table-cell office:value-type="float" office:value="36.23867" calcext:value-type="float">
            <text:p>36.23867</text:p>
          </table:table-cell>
          <table:table-cell office:value-type="float" office:value="2.6680357" calcext:value-type="float">
            <text:p>2.6680357</text:p>
          </table:table-cell>
          <table:table-cell office:value-type="float" office:value="0.09793599" calcext:value-type="float">
            <text:p>0.09793599</text:p>
          </table:table-cell>
          <table:table-cell office:value-type="float" office:value="8.715587" calcext:value-type="float">
            <text:p>8.715587</text:p>
          </table:table-cell>
          <table:table-cell office:value-type="float" office:value="0.95818871" calcext:value-type="float">
            <text:p>0.95818871</text:p>
          </table:table-cell>
          <table:table-cell office:value-type="float" office:value="14.228702" calcext:value-type="float">
            <text:p>14.228702</text:p>
          </table:table-cell>
          <table:table-cell office:value-type="float" office:value="1.8158602" calcext:value-type="float">
            <text:p>1.8158602</text:p>
          </table:table-cell>
          <table:table-cell office:value-type="float" office:value="2.3729259" calcext:value-type="float">
            <text:p>2.3729259</text:p>
          </table:table-cell>
          <table:table-cell office:value-type="float" office:value="0.7288422" calcext:value-type="float">
            <text:p>0.7288422</text:p>
          </table:table-cell>
          <table:table-cell office:value-type="float" office:value="219.04466" calcext:value-type="float">
            <text:p>219.04466</text:p>
          </table:table-cell>
          <table:table-cell office:value-type="float" office:value="3.864481" calcext:value-type="float">
            <text:p>3.864481</text:p>
          </table:table-cell>
          <table:table-cell office:value-type="float" office:value="1.3913907" calcext:value-type="float">
            <text:p>1.3913907</text:p>
          </table:table-cell>
          <table:table-cell office:value-type="float" office:value="54.94765" calcext:value-type="float">
            <text:p>54.94765</text:p>
          </table:table-cell>
          <table:table-cell office:value-type="float" office:value="59.583791" calcext:value-type="float">
            <text:p>59.583791</text:p>
          </table:table-cell>
          <table:table-cell office:value-type="float" office:value="25.578712" calcext:value-type="float">
            <text:p>25.578712</text:p>
          </table:table-cell>
          <table:table-cell office:value-type="float" office:value="511.00707" calcext:value-type="float">
            <text:p>511.00707</text:p>
          </table:table-cell>
          <table:table-cell office:value-type="float" office:value="1.5733096" calcext:value-type="float">
            <text:p>1.5733096</text:p>
          </table:table-cell>
          <table:table-cell office:value-type="float" office:value="10.683648" calcext:value-type="float">
            <text:p>10.683648</text:p>
          </table:table-cell>
          <table:table-cell office:value-type="float" office:value="2.621967" calcext:value-type="float">
            <text:p>2.621967</text:p>
          </table:table-cell>
          <table:table-cell office:value-type="float" office:value="1.485437" calcext:value-type="float">
            <text:p>1.485437</text:p>
          </table:table-cell>
          <table:table-cell office:value-type="float" office:value="12.144634" calcext:value-type="float">
            <text:p>12.144634</text:p>
          </table:table-cell>
          <table:table-cell office:value-type="float" office:value="2.755116" calcext:value-type="float">
            <text:p>2.755116</text:p>
          </table:table-cell>
          <table:table-cell office:value-type="float" office:value="3.137128" calcext:value-type="float">
            <text:p>3.137128</text:p>
          </table:table-cell>
          <table:table-cell office:value-type="float" office:value="134.3316" calcext:value-type="float">
            <text:p>134.3316</text:p>
          </table:table-cell>
          <table:table-cell office:value-type="float" office:value="219.93974" calcext:value-type="float">
            <text:p>219.93974</text:p>
          </table:table-cell>
          <table:table-cell office:value-type="float" office:value="253.43317" calcext:value-type="float">
            <text:p>253.43317</text:p>
          </table:table-cell>
          <table:table-cell office:value-type="float" office:value="2.12697563" calcext:value-type="float">
            <text:p>2.12697563</text:p>
          </table:table-cell>
          <table:table-cell office:value-type="float" office:value="3.146148" calcext:value-type="float">
            <text:p>3.146148</text:p>
          </table:table-cell>
        </table:table-row>
        <table:table-row table:style-name="ro2">
          <table:table-cell office:value-type="string" calcext:value-type="string">
            <text:p>TCGA-12-5299-01A-02R-1849-01</text:p>
          </table:table-cell>
          <table:table-cell office:value-type="string" calcext:value-type="string">
            <text:p>GBM</text:p>
          </table:table-cell>
          <table:table-cell office:value-type="float" office:value="2.0899333" calcext:value-type="float">
            <text:p>2.0899333</text:p>
          </table:table-cell>
          <table:table-cell office:value-type="float" office:value="23.372034" calcext:value-type="float">
            <text:p>23.372034</text:p>
          </table:table-cell>
          <table:table-cell office:value-type="float" office:value="136.82386" calcext:value-type="float">
            <text:p>136.82386</text:p>
          </table:table-cell>
          <table:table-cell office:value-type="float" office:value="3645.6024" calcext:value-type="float">
            <text:p>3645.6024</text:p>
          </table:table-cell>
          <table:table-cell office:value-type="float" office:value="32.785703" calcext:value-type="float">
            <text:p>32.785703</text:p>
          </table:table-cell>
          <table:table-cell office:value-type="float" office:value="78.26904" calcext:value-type="float">
            <text:p>78.26904</text:p>
          </table:table-cell>
          <table:table-cell office:value-type="float" office:value="6.980478" calcext:value-type="float">
            <text:p>6.980478</text:p>
          </table:table-cell>
          <table:table-cell office:value-type="float" office:value="32.39159" calcext:value-type="float">
            <text:p>32.39159</text:p>
          </table:table-cell>
          <table:table-cell office:value-type="float" office:value="96.492234" calcext:value-type="float">
            <text:p>96.492234</text:p>
          </table:table-cell>
          <table:table-cell office:value-type="float" office:value="203.23347" calcext:value-type="float">
            <text:p>203.23347</text:p>
          </table:table-cell>
          <table:table-cell office:value-type="float" office:value="8.414261" calcext:value-type="float">
            <text:p>8.414261</text:p>
          </table:table-cell>
          <table:table-cell office:value-type="float" office:value="78.210018" calcext:value-type="float">
            <text:p>78.210018</text:p>
          </table:table-cell>
          <table:table-cell office:value-type="float" office:value="7.86775" calcext:value-type="float">
            <text:p>7.86775</text:p>
          </table:table-cell>
          <table:table-cell office:value-type="float" office:value="3.966738" calcext:value-type="float">
            <text:p>3.966738</text:p>
          </table:table-cell>
          <table:table-cell office:value-type="float" office:value="70.101686" calcext:value-type="float">
            <text:p>70.101686</text:p>
          </table:table-cell>
          <table:table-cell office:value-type="float" office:value="8.240544" calcext:value-type="float">
            <text:p>8.240544</text:p>
          </table:table-cell>
          <table:table-cell office:value-type="float" office:value="3.925349" calcext:value-type="float">
            <text:p>3.925349</text:p>
          </table:table-cell>
          <table:table-cell office:value-type="float" office:value="0.38030309" calcext:value-type="float">
            <text:p>0.38030309</text:p>
          </table:table-cell>
          <table:table-cell office:value-type="float" office:value="54.50136" calcext:value-type="float">
            <text:p>54.50136</text:p>
          </table:table-cell>
          <table:table-cell office:value-type="float" office:value="1422.0689" calcext:value-type="float">
            <text:p>1422.0689</text:p>
          </table:table-cell>
          <table:table-cell office:value-type="float" office:value="46.94002" calcext:value-type="float">
            <text:p>46.94002</text:p>
          </table:table-cell>
          <table:table-cell office:value-type="float" office:value="3.652457" calcext:value-type="float">
            <text:p>3.652457</text:p>
          </table:table-cell>
          <table:table-cell office:value-type="float" office:value="0.27330992" calcext:value-type="float">
            <text:p>0.27330992</text:p>
          </table:table-cell>
          <table:table-cell office:value-type="float" office:value="13.401523" calcext:value-type="float">
            <text:p>13.401523</text:p>
          </table:table-cell>
          <table:table-cell office:value-type="float" office:value="2.57838727" calcext:value-type="float">
            <text:p>2.57838727</text:p>
          </table:table-cell>
          <table:table-cell office:value-type="float" office:value="18.193016" calcext:value-type="float">
            <text:p>18.193016</text:p>
          </table:table-cell>
          <table:table-cell office:value-type="float" office:value="1.2149333" calcext:value-type="float">
            <text:p>1.2149333</text:p>
          </table:table-cell>
          <table:table-cell office:value-type="float" office:value="2.5173381" calcext:value-type="float">
            <text:p>2.5173381</text:p>
          </table:table-cell>
          <table:table-cell office:value-type="float" office:value="0.8162681" calcext:value-type="float">
            <text:p>0.8162681</text:p>
          </table:table-cell>
          <table:table-cell office:value-type="float" office:value="236.9822" calcext:value-type="float">
            <text:p>236.9822</text:p>
          </table:table-cell>
          <table:table-cell office:value-type="float" office:value="4.223693" calcext:value-type="float">
            <text:p>4.223693</text:p>
          </table:table-cell>
          <table:table-cell office:value-type="float" office:value="1.4955361" calcext:value-type="float">
            <text:p>1.4955361</text:p>
          </table:table-cell>
          <table:table-cell office:value-type="float" office:value="25.48036" calcext:value-type="float">
            <text:p>25.48036</text:p>
          </table:table-cell>
          <table:table-cell office:value-type="float" office:value="25.158454" calcext:value-type="float">
            <text:p>25.158454</text:p>
          </table:table-cell>
          <table:table-cell office:value-type="float" office:value="22.623937" calcext:value-type="float">
            <text:p>22.623937</text:p>
          </table:table-cell>
          <table:table-cell office:value-type="float" office:value="251.22738" calcext:value-type="float">
            <text:p>251.22738</text:p>
          </table:table-cell>
          <table:table-cell office:value-type="float" office:value="0.7825413" calcext:value-type="float">
            <text:p>0.7825413</text:p>
          </table:table-cell>
          <table:table-cell office:value-type="float" office:value="13.712633" calcext:value-type="float">
            <text:p>13.712633</text:p>
          </table:table-cell>
          <table:table-cell office:value-type="float" office:value="2.549863" calcext:value-type="float">
            <text:p>2.549863</text:p>
          </table:table-cell>
          <table:table-cell office:value-type="float" office:value="2.278906" calcext:value-type="float">
            <text:p>2.278906</text:p>
          </table:table-cell>
          <table:table-cell office:value-type="float" office:value="13.687504" calcext:value-type="float">
            <text:p>13.687504</text:p>
          </table:table-cell>
          <table:table-cell office:value-type="float" office:value="3.051266" calcext:value-type="float">
            <text:p>3.051266</text:p>
          </table:table-cell>
          <table:table-cell office:value-type="float" office:value="2.953168" calcext:value-type="float">
            <text:p>2.953168</text:p>
          </table:table-cell>
          <table:table-cell office:value-type="float" office:value="119.99848" calcext:value-type="float">
            <text:p>119.99848</text:p>
          </table:table-cell>
          <table:table-cell office:value-type="float" office:value="107.10225" calcext:value-type="float">
            <text:p>107.10225</text:p>
          </table:table-cell>
          <table:table-cell office:value-type="float" office:value="229.54345" calcext:value-type="float">
            <text:p>229.54345</text:p>
          </table:table-cell>
          <table:table-cell office:value-type="float" office:value="2.36352035" calcext:value-type="float">
            <text:p>2.36352035</text:p>
          </table:table-cell>
          <table:table-cell office:value-type="float" office:value="3.991694" calcext:value-type="float">
            <text:p>3.991694</text:p>
          </table:table-cell>
        </table:table-row>
        <table:table-row table:style-name="ro2">
          <table:table-cell office:value-type="string" calcext:value-type="string">
            <text:p>TCGA-13-0884-01B-01R-1565-13</text:p>
          </table:table-cell>
          <table:table-cell office:value-type="string" calcext:value-type="string">
            <text:p>OV</text:p>
          </table:table-cell>
          <table:table-cell office:value-type="float" office:value="5.4588371" calcext:value-type="float">
            <text:p>5.4588371</text:p>
          </table:table-cell>
          <table:table-cell office:value-type="float" office:value="7.013491" calcext:value-type="float">
            <text:p>7.013491</text:p>
          </table:table-cell>
          <table:table-cell office:value-type="float" office:value="77.73066" calcext:value-type="float">
            <text:p>77.73066</text:p>
          </table:table-cell>
          <table:table-cell office:value-type="float" office:value="2542.5502" calcext:value-type="float">
            <text:p>2542.5502</text:p>
          </table:table-cell>
          <table:table-cell office:value-type="float" office:value="68.395323" calcext:value-type="float">
            <text:p>68.395323</text:p>
          </table:table-cell>
          <table:table-cell office:value-type="float" office:value="72.29323" calcext:value-type="float">
            <text:p>72.29323</text:p>
          </table:table-cell>
          <table:table-cell office:value-type="float" office:value="4.079434" calcext:value-type="float">
            <text:p>4.079434</text:p>
          </table:table-cell>
          <table:table-cell office:value-type="float" office:value="12.557786" calcext:value-type="float">
            <text:p>12.557786</text:p>
          </table:table-cell>
          <table:table-cell office:value-type="float" office:value="13.275361" calcext:value-type="float">
            <text:p>13.275361</text:p>
          </table:table-cell>
          <table:table-cell office:value-type="float" office:value="80.67587" calcext:value-type="float">
            <text:p>80.67587</text:p>
          </table:table-cell>
          <table:table-cell office:value-type="float" office:value="5.425683" calcext:value-type="float">
            <text:p>5.425683</text:p>
          </table:table-cell>
          <table:table-cell office:value-type="float" office:value="156.680089" calcext:value-type="float">
            <text:p>156.680089</text:p>
          </table:table-cell>
          <table:table-cell office:value-type="float" office:value="7.847114" calcext:value-type="float">
            <text:p>7.847114</text:p>
          </table:table-cell>
          <table:table-cell office:value-type="float" office:value="3.982885" calcext:value-type="float">
            <text:p>3.982885</text:p>
          </table:table-cell>
          <table:table-cell office:value-type="float" office:value="42.916301" calcext:value-type="float">
            <text:p>42.916301</text:p>
          </table:table-cell>
          <table:table-cell office:value-type="float" office:value="11.430046" calcext:value-type="float">
            <text:p>11.430046</text:p>
          </table:table-cell>
          <table:table-cell office:value-type="float" office:value="6.106923" calcext:value-type="float">
            <text:p>6.106923</text:p>
          </table:table-cell>
          <table:table-cell office:value-type="float" office:value="0.6839063" calcext:value-type="float">
            <text:p>0.6839063</text:p>
          </table:table-cell>
          <table:table-cell office:value-type="float" office:value="48.88274" calcext:value-type="float">
            <text:p>48.88274</text:p>
          </table:table-cell>
          <table:table-cell office:value-type="float" office:value="2308.6415" calcext:value-type="float">
            <text:p>2308.6415</text:p>
          </table:table-cell>
          <table:table-cell office:value-type="float" office:value="117.82636" calcext:value-type="float">
            <text:p>117.82636</text:p>
          </table:table-cell>
          <table:table-cell office:value-type="float" office:value="4.4651835" calcext:value-type="float">
            <text:p>4.4651835</text:p>
          </table:table-cell>
          <table:table-cell office:value-type="float" office:value="0.43204839" calcext:value-type="float">
            <text:p>0.43204839</text:p>
          </table:table-cell>
          <table:table-cell office:value-type="float" office:value="12.341736" calcext:value-type="float">
            <text:p>12.341736</text:p>
          </table:table-cell>
          <table:table-cell office:value-type="float" office:value="10.45488006" calcext:value-type="float">
            <text:p>10.45488006</text:p>
          </table:table-cell>
          <table:table-cell office:value-type="float" office:value="40.260177" calcext:value-type="float">
            <text:p>40.260177</text:p>
          </table:table-cell>
          <table:table-cell office:value-type="float" office:value="2.3952617" calcext:value-type="float">
            <text:p>2.3952617</text:p>
          </table:table-cell>
          <table:table-cell office:value-type="float" office:value="5.1363962" calcext:value-type="float">
            <text:p>5.1363962</text:p>
          </table:table-cell>
          <table:table-cell office:value-type="float" office:value="0.7768346" calcext:value-type="float">
            <text:p>0.7768346</text:p>
          </table:table-cell>
          <table:table-cell office:value-type="float" office:value="232.89239" calcext:value-type="float">
            <text:p>232.89239</text:p>
          </table:table-cell>
          <table:table-cell office:value-type="float" office:value="6.618256" calcext:value-type="float">
            <text:p>6.618256</text:p>
          </table:table-cell>
          <table:table-cell office:value-type="float" office:value="0.7153794" calcext:value-type="float">
            <text:p>0.7153794</text:p>
          </table:table-cell>
          <table:table-cell office:value-type="float" office:value="17.96403" calcext:value-type="float">
            <text:p>17.96403</text:p>
          </table:table-cell>
          <table:table-cell office:value-type="float" office:value="88.514026" calcext:value-type="float">
            <text:p>88.514026</text:p>
          </table:table-cell>
          <table:table-cell office:value-type="float" office:value="21.463636" calcext:value-type="float">
            <text:p>21.463636</text:p>
          </table:table-cell>
          <table:table-cell office:value-type="float" office:value="244.51846" calcext:value-type="float">
            <text:p>244.51846</text:p>
          </table:table-cell>
          <table:table-cell office:value-type="float" office:value="1.5574232" calcext:value-type="float">
            <text:p>1.5574232</text:p>
          </table:table-cell>
          <table:table-cell office:value-type="float" office:value="8.588538" calcext:value-type="float">
            <text:p>8.588538</text:p>
          </table:table-cell>
          <table:table-cell office:value-type="float" office:value="3.512322" calcext:value-type="float">
            <text:p>3.512322</text:p>
          </table:table-cell>
          <table:table-cell office:value-type="float" office:value="4.022561" calcext:value-type="float">
            <text:p>4.022561</text:p>
          </table:table-cell>
          <table:table-cell office:value-type="float" office:value="12.580625" calcext:value-type="float">
            <text:p>12.580625</text:p>
          </table:table-cell>
          <table:table-cell office:value-type="float" office:value="8.036472" calcext:value-type="float">
            <text:p>8.036472</text:p>
          </table:table-cell>
          <table:table-cell office:value-type="float" office:value="8.040214" calcext:value-type="float">
            <text:p>8.040214</text:p>
          </table:table-cell>
          <table:table-cell office:value-type="float" office:value="97.33928" calcext:value-type="float">
            <text:p>97.33928</text:p>
          </table:table-cell>
          <table:table-cell office:value-type="float" office:value="154.29267" calcext:value-type="float">
            <text:p>154.29267</text:p>
          </table:table-cell>
          <table:table-cell office:value-type="float" office:value="106.63097" calcext:value-type="float">
            <text:p>106.63097</text:p>
          </table:table-cell>
          <table:table-cell office:value-type="float" office:value="0.75796096" calcext:value-type="float">
            <text:p>0.75796096</text:p>
          </table:table-cell>
          <table:table-cell office:value-type="float" office:value="7.308239" calcext:value-type="float">
            <text:p>7.308239</text:p>
          </table:table-cell>
        </table:table-row>
        <table:table-row table:style-name="ro2">
          <table:table-cell office:value-type="string" calcext:value-type="string">
            <text:p>TCGA-13-0887-01A-01R-1564-13</text:p>
          </table:table-cell>
          <table:table-cell office:value-type="string" calcext:value-type="string">
            <text:p>OV</text:p>
          </table:table-cell>
          <table:table-cell office:value-type="float" office:value="3.8327397" calcext:value-type="float">
            <text:p>3.8327397</text:p>
          </table:table-cell>
          <table:table-cell office:value-type="float" office:value="6.495998" calcext:value-type="float">
            <text:p>6.495998</text:p>
          </table:table-cell>
          <table:table-cell office:value-type="float" office:value="132.17492" calcext:value-type="float">
            <text:p>132.17492</text:p>
          </table:table-cell>
          <table:table-cell office:value-type="float" office:value="4318.2138" calcext:value-type="float">
            <text:p>4318.2138</text:p>
          </table:table-cell>
          <table:table-cell office:value-type="float" office:value="70.670545" calcext:value-type="float">
            <text:p>70.670545</text:p>
          </table:table-cell>
          <table:table-cell office:value-type="float" office:value="42.88447" calcext:value-type="float">
            <text:p>42.88447</text:p>
          </table:table-cell>
          <table:table-cell office:value-type="float" office:value="6.003531" calcext:value-type="float">
            <text:p>6.003531</text:p>
          </table:table-cell>
          <table:table-cell office:value-type="float" office:value="16.162867" calcext:value-type="float">
            <text:p>16.162867</text:p>
          </table:table-cell>
          <table:table-cell office:value-type="float" office:value="46.190632" calcext:value-type="float">
            <text:p>46.190632</text:p>
          </table:table-cell>
          <table:table-cell office:value-type="float" office:value="101.18309" calcext:value-type="float">
            <text:p>101.18309</text:p>
          </table:table-cell>
          <table:table-cell office:value-type="float" office:value="4.746586" calcext:value-type="float">
            <text:p>4.746586</text:p>
          </table:table-cell>
          <table:table-cell office:value-type="float" office:value="46.196634" calcext:value-type="float">
            <text:p>46.196634</text:p>
          </table:table-cell>
          <table:table-cell office:value-type="float" office:value="13.945654" calcext:value-type="float">
            <text:p>13.945654</text:p>
          </table:table-cell>
          <table:table-cell office:value-type="float" office:value="8.50788" calcext:value-type="float">
            <text:p>8.50788</text:p>
          </table:table-cell>
          <table:table-cell office:value-type="float" office:value="36.851717" calcext:value-type="float">
            <text:p>36.851717</text:p>
          </table:table-cell>
          <table:table-cell office:value-type="float" office:value="9.860647" calcext:value-type="float">
            <text:p>9.860647</text:p>
          </table:table-cell>
          <table:table-cell office:value-type="float" office:value="3.416171" calcext:value-type="float">
            <text:p>3.416171</text:p>
          </table:table-cell>
          <table:table-cell office:value-type="float" office:value="0.26785767" calcext:value-type="float">
            <text:p>0.26785767</text:p>
          </table:table-cell>
          <table:table-cell office:value-type="float" office:value="38.35193" calcext:value-type="float">
            <text:p>38.35193</text:p>
          </table:table-cell>
          <table:table-cell office:value-type="float" office:value="1975.2481" calcext:value-type="float">
            <text:p>1975.2481</text:p>
          </table:table-cell>
          <table:table-cell office:value-type="float" office:value="178.79132" calcext:value-type="float">
            <text:p>178.79132</text:p>
          </table:table-cell>
          <table:table-cell office:value-type="float" office:value="5.7859524" calcext:value-type="float">
            <text:p>5.7859524</text:p>
          </table:table-cell>
          <table:table-cell office:value-type="float" office:value="0.7285403" calcext:value-type="float">
            <text:p>0.7285403</text:p>
          </table:table-cell>
          <table:table-cell office:value-type="float" office:value="8.423104" calcext:value-type="float">
            <text:p>8.423104</text:p>
          </table:table-cell>
          <table:table-cell office:value-type="float" office:value="1.18847525" calcext:value-type="float">
            <text:p>1.18847525</text:p>
          </table:table-cell>
          <table:table-cell office:value-type="float" office:value="15.109207" calcext:value-type="float">
            <text:p>15.109207</text:p>
          </table:table-cell>
          <table:table-cell office:value-type="float" office:value="1.8474758" calcext:value-type="float">
            <text:p>1.8474758</text:p>
          </table:table-cell>
          <table:table-cell office:value-type="float" office:value="3.3976609" calcext:value-type="float">
            <text:p>3.3976609</text:p>
          </table:table-cell>
          <table:table-cell office:value-type="float" office:value="2.2830132" calcext:value-type="float">
            <text:p>2.2830132</text:p>
          </table:table-cell>
          <table:table-cell office:value-type="float" office:value="166.67268" calcext:value-type="float">
            <text:p>166.67268</text:p>
          </table:table-cell>
          <table:table-cell office:value-type="float" office:value="3.676007" calcext:value-type="float">
            <text:p>3.676007</text:p>
          </table:table-cell>
          <table:table-cell office:value-type="float" office:value="1.0385369" calcext:value-type="float">
            <text:p>1.0385369</text:p>
          </table:table-cell>
          <table:table-cell office:value-type="float" office:value="17.00627" calcext:value-type="float">
            <text:p>17.00627</text:p>
          </table:table-cell>
          <table:table-cell office:value-type="float" office:value="105.339305" calcext:value-type="float">
            <text:p>105.339305</text:p>
          </table:table-cell>
          <table:table-cell office:value-type="float" office:value="26.87527" calcext:value-type="float">
            <text:p>26.87527</text:p>
          </table:table-cell>
          <table:table-cell office:value-type="float" office:value="387.36694" calcext:value-type="float">
            <text:p>387.36694</text:p>
          </table:table-cell>
          <table:table-cell office:value-type="float" office:value="1.0432978" calcext:value-type="float">
            <text:p>1.0432978</text:p>
          </table:table-cell>
          <table:table-cell office:value-type="float" office:value="6.583124" calcext:value-type="float">
            <text:p>6.583124</text:p>
          </table:table-cell>
          <table:table-cell office:value-type="float" office:value="2.849994" calcext:value-type="float">
            <text:p>2.849994</text:p>
          </table:table-cell>
          <table:table-cell office:value-type="float" office:value="3.165378" calcext:value-type="float">
            <text:p>3.165378</text:p>
          </table:table-cell>
          <table:table-cell office:value-type="float" office:value="8.191876" calcext:value-type="float">
            <text:p>8.191876</text:p>
          </table:table-cell>
          <table:table-cell office:value-type="float" office:value="3.892193" calcext:value-type="float">
            <text:p>3.892193</text:p>
          </table:table-cell>
          <table:table-cell office:value-type="float" office:value="3.58993" calcext:value-type="float">
            <text:p>3.58993</text:p>
          </table:table-cell>
          <table:table-cell office:value-type="float" office:value="91.13702" calcext:value-type="float">
            <text:p>91.13702</text:p>
          </table:table-cell>
          <table:table-cell office:value-type="float" office:value="203.34373" calcext:value-type="float">
            <text:p>203.34373</text:p>
          </table:table-cell>
          <table:table-cell office:value-type="float" office:value="118.77189" calcext:value-type="float">
            <text:p>118.77189</text:p>
          </table:table-cell>
          <table:table-cell office:value-type="float" office:value="0.50469647" calcext:value-type="float">
            <text:p>0.50469647</text:p>
          </table:table-cell>
          <table:table-cell office:value-type="float" office:value="14.605115" calcext:value-type="float">
            <text:p>14.605115</text:p>
          </table:table-cell>
        </table:table-row>
        <table:table-row table:style-name="ro2">
          <table:table-cell office:value-type="string" calcext:value-type="string">
            <text:p>TCGA-13-0899-01A-01R-1564-13</text:p>
          </table:table-cell>
          <table:table-cell office:value-type="string" calcext:value-type="string">
            <text:p>OV</text:p>
          </table:table-cell>
          <table:table-cell office:value-type="float" office:value="7.521681" calcext:value-type="float">
            <text:p>7.521681</text:p>
          </table:table-cell>
          <table:table-cell office:value-type="float" office:value="11.842543" calcext:value-type="float">
            <text:p>11.842543</text:p>
          </table:table-cell>
          <table:table-cell office:value-type="float" office:value="196.09742" calcext:value-type="float">
            <text:p>196.09742</text:p>
          </table:table-cell>
          <table:table-cell office:value-type="float" office:value="3748.5239" calcext:value-type="float">
            <text:p>3748.5239</text:p>
          </table:table-cell>
          <table:table-cell office:value-type="float" office:value="51.115851" calcext:value-type="float">
            <text:p>51.115851</text:p>
          </table:table-cell>
          <table:table-cell office:value-type="float" office:value="101.61728" calcext:value-type="float">
            <text:p>101.61728</text:p>
          </table:table-cell>
          <table:table-cell office:value-type="float" office:value="6.496429" calcext:value-type="float">
            <text:p>6.496429</text:p>
          </table:table-cell>
          <table:table-cell office:value-type="float" office:value="24.75996" calcext:value-type="float">
            <text:p>24.75996</text:p>
          </table:table-cell>
          <table:table-cell office:value-type="float" office:value="15.425159" calcext:value-type="float">
            <text:p>15.425159</text:p>
          </table:table-cell>
          <table:table-cell office:value-type="float" office:value="180.76251" calcext:value-type="float">
            <text:p>180.76251</text:p>
          </table:table-cell>
          <table:table-cell office:value-type="float" office:value="9.022002" calcext:value-type="float">
            <text:p>9.022002</text:p>
          </table:table-cell>
          <table:table-cell office:value-type="float" office:value="64.752098" calcext:value-type="float">
            <text:p>64.752098</text:p>
          </table:table-cell>
          <table:table-cell office:value-type="float" office:value="7.809326" calcext:value-type="float">
            <text:p>7.809326</text:p>
          </table:table-cell>
          <table:table-cell office:value-type="float" office:value="14.432993" calcext:value-type="float">
            <text:p>14.432993</text:p>
          </table:table-cell>
          <table:table-cell office:value-type="float" office:value="63.530961" calcext:value-type="float">
            <text:p>63.530961</text:p>
          </table:table-cell>
          <table:table-cell office:value-type="float" office:value="7.691996" calcext:value-type="float">
            <text:p>7.691996</text:p>
          </table:table-cell>
          <table:table-cell office:value-type="float" office:value="3.14943" calcext:value-type="float">
            <text:p>3.14943</text:p>
          </table:table-cell>
          <table:table-cell office:value-type="float" office:value="0.14296607" calcext:value-type="float">
            <text:p>0.14296607</text:p>
          </table:table-cell>
          <table:table-cell office:value-type="float" office:value="67.87058" calcext:value-type="float">
            <text:p>67.87058</text:p>
          </table:table-cell>
          <table:table-cell office:value-type="float" office:value="4317.3598" calcext:value-type="float">
            <text:p>4317.3598</text:p>
          </table:table-cell>
          <table:table-cell office:value-type="float" office:value="162.92575" calcext:value-type="float">
            <text:p>162.92575</text:p>
          </table:table-cell>
          <table:table-cell office:value-type="float" office:value="6.7074209" calcext:value-type="float">
            <text:p>6.7074209</text:p>
          </table:table-cell>
          <table:table-cell office:value-type="float" office:value="0.45936028" calcext:value-type="float">
            <text:p>0.45936028</text:p>
          </table:table-cell>
          <table:table-cell office:value-type="float" office:value="7.477023" calcext:value-type="float">
            <text:p>7.477023</text:p>
          </table:table-cell>
          <table:table-cell office:value-type="float" office:value="0.29556106" calcext:value-type="float">
            <text:p>0.29556106</text:p>
          </table:table-cell>
          <table:table-cell office:value-type="float" office:value="49.013412" calcext:value-type="float">
            <text:p>49.013412</text:p>
          </table:table-cell>
          <table:table-cell office:value-type="float" office:value="3.2027967" calcext:value-type="float">
            <text:p>3.2027967</text:p>
          </table:table-cell>
          <table:table-cell office:value-type="float" office:value="6.907003" calcext:value-type="float">
            <text:p>6.907003</text:p>
          </table:table-cell>
          <table:table-cell office:value-type="float" office:value="3.4574971" calcext:value-type="float">
            <text:p>3.4574971</text:p>
          </table:table-cell>
          <table:table-cell office:value-type="float" office:value="256.35418" calcext:value-type="float">
            <text:p>256.35418</text:p>
          </table:table-cell>
          <table:table-cell office:value-type="float" office:value="5.781561" calcext:value-type="float">
            <text:p>5.781561</text:p>
          </table:table-cell>
          <table:table-cell office:value-type="float" office:value="0.4057164" calcext:value-type="float">
            <text:p>0.4057164</text:p>
          </table:table-cell>
          <table:table-cell office:value-type="float" office:value="18.6816" calcext:value-type="float">
            <text:p>18.6816</text:p>
          </table:table-cell>
          <table:table-cell office:value-type="float" office:value="179.407311" calcext:value-type="float">
            <text:p>179.407311</text:p>
          </table:table-cell>
          <table:table-cell office:value-type="float" office:value="14.124368" calcext:value-type="float">
            <text:p>14.124368</text:p>
          </table:table-cell>
          <table:table-cell office:value-type="float" office:value="680.70396" calcext:value-type="float">
            <text:p>680.70396</text:p>
          </table:table-cell>
          <table:table-cell office:value-type="float" office:value="1.1145937" calcext:value-type="float">
            <text:p>1.1145937</text:p>
          </table:table-cell>
          <table:table-cell office:value-type="float" office:value="7.719949" calcext:value-type="float">
            <text:p>7.719949</text:p>
          </table:table-cell>
          <table:table-cell office:value-type="float" office:value="1.126894" calcext:value-type="float">
            <text:p>1.126894</text:p>
          </table:table-cell>
          <table:table-cell office:value-type="float" office:value="2.467884" calcext:value-type="float">
            <text:p>2.467884</text:p>
          </table:table-cell>
          <table:table-cell office:value-type="float" office:value="14.792844" calcext:value-type="float">
            <text:p>14.792844</text:p>
          </table:table-cell>
          <table:table-cell office:value-type="float" office:value="3.041019" calcext:value-type="float">
            <text:p>3.041019</text:p>
          </table:table-cell>
          <table:table-cell office:value-type="float" office:value="7.25973" calcext:value-type="float">
            <text:p>7.25973</text:p>
          </table:table-cell>
          <table:table-cell office:value-type="float" office:value="297.79921" calcext:value-type="float">
            <text:p>297.79921</text:p>
          </table:table-cell>
          <table:table-cell office:value-type="float" office:value="368.15772" calcext:value-type="float">
            <text:p>368.15772</text:p>
          </table:table-cell>
          <table:table-cell office:value-type="float" office:value="177.83183" calcext:value-type="float">
            <text:p>177.83183</text:p>
          </table:table-cell>
          <table:table-cell office:value-type="float" office:value="0.44442192" calcext:value-type="float">
            <text:p>0.44442192</text:p>
          </table:table-cell>
          <table:table-cell office:value-type="float" office:value="6.066164" calcext:value-type="float">
            <text:p>6.066164</text:p>
          </table:table-cell>
        </table:table-row>
        <table:table-row table:style-name="ro2">
          <table:table-cell office:value-type="string" calcext:value-type="string">
            <text:p>TCGA-13-0901-01B-01R-1565-13</text:p>
          </table:table-cell>
          <table:table-cell office:value-type="string" calcext:value-type="string">
            <text:p>OV</text:p>
          </table:table-cell>
          <table:table-cell office:value-type="float" office:value="3.8810919" calcext:value-type="float">
            <text:p>3.8810919</text:p>
          </table:table-cell>
          <table:table-cell office:value-type="float" office:value="4.707115" calcext:value-type="float">
            <text:p>4.707115</text:p>
          </table:table-cell>
          <table:table-cell office:value-type="float" office:value="70.7855" calcext:value-type="float">
            <text:p>70.7855</text:p>
          </table:table-cell>
          <table:table-cell office:value-type="float" office:value="3815.2616" calcext:value-type="float">
            <text:p>3815.2616</text:p>
          </table:table-cell>
          <table:table-cell office:value-type="float" office:value="56.37369" calcext:value-type="float">
            <text:p>56.37369</text:p>
          </table:table-cell>
          <table:table-cell office:value-type="float" office:value="56.11026" calcext:value-type="float">
            <text:p>56.11026</text:p>
          </table:table-cell>
          <table:table-cell office:value-type="float" office:value="4.487931" calcext:value-type="float">
            <text:p>4.487931</text:p>
          </table:table-cell>
          <table:table-cell office:value-type="float" office:value="19.342424" calcext:value-type="float">
            <text:p>19.342424</text:p>
          </table:table-cell>
          <table:table-cell office:value-type="float" office:value="17.993727" calcext:value-type="float">
            <text:p>17.993727</text:p>
          </table:table-cell>
          <table:table-cell office:value-type="float" office:value="88.10396" calcext:value-type="float">
            <text:p>88.10396</text:p>
          </table:table-cell>
          <table:table-cell office:value-type="float" office:value="5.463715" calcext:value-type="float">
            <text:p>5.463715</text:p>
          </table:table-cell>
          <table:table-cell office:value-type="float" office:value="89.251667" calcext:value-type="float">
            <text:p>89.251667</text:p>
          </table:table-cell>
          <table:table-cell office:value-type="float" office:value="7.095506" calcext:value-type="float">
            <text:p>7.095506</text:p>
          </table:table-cell>
          <table:table-cell office:value-type="float" office:value="7.277524" calcext:value-type="float">
            <text:p>7.277524</text:p>
          </table:table-cell>
          <table:table-cell office:value-type="float" office:value="22.252038" calcext:value-type="float">
            <text:p>22.252038</text:p>
          </table:table-cell>
          <table:table-cell office:value-type="float" office:value="9.32861" calcext:value-type="float">
            <text:p>9.32861</text:p>
          </table:table-cell>
          <table:table-cell office:value-type="float" office:value="4.447195" calcext:value-type="float">
            <text:p>4.447195</text:p>
          </table:table-cell>
          <table:table-cell office:value-type="float" office:value="0.43821828" calcext:value-type="float">
            <text:p>0.43821828</text:p>
          </table:table-cell>
          <table:table-cell office:value-type="float" office:value="27.67309" calcext:value-type="float">
            <text:p>27.67309</text:p>
          </table:table-cell>
          <table:table-cell office:value-type="float" office:value="9563.9897" calcext:value-type="float">
            <text:p>9563.9897</text:p>
          </table:table-cell>
          <table:table-cell office:value-type="float" office:value="95.71365" calcext:value-type="float">
            <text:p>95.71365</text:p>
          </table:table-cell>
          <table:table-cell office:value-type="float" office:value="6.7388224" calcext:value-type="float">
            <text:p>6.7388224</text:p>
          </table:table-cell>
          <table:table-cell office:value-type="float" office:value="0.4549712" calcext:value-type="float">
            <text:p>0.4549712</text:p>
          </table:table-cell>
          <table:table-cell office:value-type="float" office:value="5.376671" calcext:value-type="float">
            <text:p>5.376671</text:p>
          </table:table-cell>
          <table:table-cell office:value-type="float" office:value="16.19562307" calcext:value-type="float">
            <text:p>16.19562307</text:p>
          </table:table-cell>
          <table:table-cell office:value-type="float" office:value="35.018431" calcext:value-type="float">
            <text:p>35.018431</text:p>
          </table:table-cell>
          <table:table-cell office:value-type="float" office:value="3.7703413" calcext:value-type="float">
            <text:p>3.7703413</text:p>
          </table:table-cell>
          <table:table-cell office:value-type="float" office:value="44.4318406" calcext:value-type="float">
            <text:p>44.4318406</text:p>
          </table:table-cell>
          <table:table-cell office:value-type="float" office:value="0.8641118" calcext:value-type="float">
            <text:p>0.8641118</text:p>
          </table:table-cell>
          <table:table-cell office:value-type="float" office:value="266.28854" calcext:value-type="float">
            <text:p>266.28854</text:p>
          </table:table-cell>
          <table:table-cell office:value-type="float" office:value="9.805117" calcext:value-type="float">
            <text:p>9.805117</text:p>
          </table:table-cell>
          <table:table-cell office:value-type="float" office:value="1.5774426" calcext:value-type="float">
            <text:p>1.5774426</text:p>
          </table:table-cell>
          <table:table-cell office:value-type="float" office:value="41.36069" calcext:value-type="float">
            <text:p>41.36069</text:p>
          </table:table-cell>
          <table:table-cell office:value-type="float" office:value="10.925073" calcext:value-type="float">
            <text:p>10.925073</text:p>
          </table:table-cell>
          <table:table-cell office:value-type="float" office:value="19.633904" calcext:value-type="float">
            <text:p>19.633904</text:p>
          </table:table-cell>
          <table:table-cell office:value-type="float" office:value="93.8723" calcext:value-type="float">
            <text:p>93.8723</text:p>
          </table:table-cell>
          <table:table-cell office:value-type="float" office:value="2.0279605" calcext:value-type="float">
            <text:p>2.0279605</text:p>
          </table:table-cell>
          <table:table-cell office:value-type="float" office:value="34.87761" calcext:value-type="float">
            <text:p>34.87761</text:p>
          </table:table-cell>
          <table:table-cell office:value-type="float" office:value="4.88672" calcext:value-type="float">
            <text:p>4.88672</text:p>
          </table:table-cell>
          <table:table-cell office:value-type="float" office:value="3.057895" calcext:value-type="float">
            <text:p>3.057895</text:p>
          </table:table-cell>
          <table:table-cell office:value-type="float" office:value="8.099769" calcext:value-type="float">
            <text:p>8.099769</text:p>
          </table:table-cell>
          <table:table-cell office:value-type="float" office:value="8.161784" calcext:value-type="float">
            <text:p>8.161784</text:p>
          </table:table-cell>
          <table:table-cell office:value-type="float" office:value="9.955105" calcext:value-type="float">
            <text:p>9.955105</text:p>
          </table:table-cell>
          <table:table-cell office:value-type="float" office:value="67.22755" calcext:value-type="float">
            <text:p>67.22755</text:p>
          </table:table-cell>
          <table:table-cell office:value-type="float" office:value="136.97808" calcext:value-type="float">
            <text:p>136.97808</text:p>
          </table:table-cell>
          <table:table-cell office:value-type="float" office:value="74.31249" calcext:value-type="float">
            <text:p>74.31249</text:p>
          </table:table-cell>
          <table:table-cell office:value-type="float" office:value="0.37356558" calcext:value-type="float">
            <text:p>0.37356558</text:p>
          </table:table-cell>
          <table:table-cell office:value-type="float" office:value="21.376683" calcext:value-type="float">
            <text:p>21.376683</text:p>
          </table:table-cell>
        </table:table-row>
        <table:table-row table:style-name="ro2">
          <table:table-cell office:value-type="string" calcext:value-type="string">
            <text:p>TCGA-13-0923-01A-01R-1564-13</text:p>
          </table:table-cell>
          <table:table-cell office:value-type="string" calcext:value-type="string">
            <text:p>OV</text:p>
          </table:table-cell>
          <table:table-cell office:value-type="float" office:value="5.4647414" calcext:value-type="float">
            <text:p>5.4647414</text:p>
          </table:table-cell>
          <table:table-cell office:value-type="float" office:value="6.288165" calcext:value-type="float">
            <text:p>6.288165</text:p>
          </table:table-cell>
          <table:table-cell office:value-type="float" office:value="220.09287" calcext:value-type="float">
            <text:p>220.09287</text:p>
          </table:table-cell>
          <table:table-cell office:value-type="float" office:value="3127.3242" calcext:value-type="float">
            <text:p>3127.3242</text:p>
          </table:table-cell>
          <table:table-cell office:value-type="float" office:value="26.476303" calcext:value-type="float">
            <text:p>26.476303</text:p>
          </table:table-cell>
          <table:table-cell office:value-type="float" office:value="112.40476" calcext:value-type="float">
            <text:p>112.40476</text:p>
          </table:table-cell>
          <table:table-cell office:value-type="float" office:value="14.010532" calcext:value-type="float">
            <text:p>14.010532</text:p>
          </table:table-cell>
          <table:table-cell office:value-type="float" office:value="22.451614" calcext:value-type="float">
            <text:p>22.451614</text:p>
          </table:table-cell>
          <table:table-cell office:value-type="float" office:value="31.836715" calcext:value-type="float">
            <text:p>31.836715</text:p>
          </table:table-cell>
          <table:table-cell office:value-type="float" office:value="117.30797" calcext:value-type="float">
            <text:p>117.30797</text:p>
          </table:table-cell>
          <table:table-cell office:value-type="float" office:value="4.943659" calcext:value-type="float">
            <text:p>4.943659</text:p>
          </table:table-cell>
          <table:table-cell office:value-type="float" office:value="62.19998" calcext:value-type="float">
            <text:p>62.19998</text:p>
          </table:table-cell>
          <table:table-cell office:value-type="float" office:value="7.425753" calcext:value-type="float">
            <text:p>7.425753</text:p>
          </table:table-cell>
          <table:table-cell office:value-type="float" office:value="16.555661" calcext:value-type="float">
            <text:p>16.555661</text:p>
          </table:table-cell>
          <table:table-cell office:value-type="float" office:value="84.245231" calcext:value-type="float">
            <text:p>84.245231</text:p>
          </table:table-cell>
          <table:table-cell office:value-type="float" office:value="8.018022" calcext:value-type="float">
            <text:p>8.018022</text:p>
          </table:table-cell>
          <table:table-cell office:value-type="float" office:value="1.905253" calcext:value-type="float">
            <text:p>1.905253</text:p>
          </table:table-cell>
          <table:table-cell office:value-type="float" office:value="0.22692914" calcext:value-type="float">
            <text:p>0.22692914</text:p>
          </table:table-cell>
          <table:table-cell office:value-type="float" office:value="106.02473" calcext:value-type="float">
            <text:p>106.02473</text:p>
          </table:table-cell>
          <table:table-cell office:value-type="float" office:value="2607.8985" calcext:value-type="float">
            <text:p>2607.8985</text:p>
          </table:table-cell>
          <table:table-cell office:value-type="float" office:value="169.88919" calcext:value-type="float">
            <text:p>169.88919</text:p>
          </table:table-cell>
          <table:table-cell office:value-type="float" office:value="5.6236235" calcext:value-type="float">
            <text:p>5.6236235</text:p>
          </table:table-cell>
          <table:table-cell office:value-type="float" office:value="0.37388199" calcext:value-type="float">
            <text:p>0.37388199</text:p>
          </table:table-cell>
          <table:table-cell office:value-type="float" office:value="14.074785" calcext:value-type="float">
            <text:p>14.074785</text:p>
          </table:table-cell>
          <table:table-cell office:value-type="float" office:value="6.94990217" calcext:value-type="float">
            <text:p>6.94990217</text:p>
          </table:table-cell>
          <table:table-cell office:value-type="float" office:value="34.810058" calcext:value-type="float">
            <text:p>34.810058</text:p>
          </table:table-cell>
          <table:table-cell office:value-type="float" office:value="3.4084844" calcext:value-type="float">
            <text:p>3.4084844</text:p>
          </table:table-cell>
          <table:table-cell office:value-type="float" office:value="3.8582549" calcext:value-type="float">
            <text:p>3.8582549</text:p>
          </table:table-cell>
          <table:table-cell office:value-type="float" office:value="2.5573099" calcext:value-type="float">
            <text:p>2.5573099</text:p>
          </table:table-cell>
          <table:table-cell office:value-type="float" office:value="170.84833" calcext:value-type="float">
            <text:p>170.84833</text:p>
          </table:table-cell>
          <table:table-cell office:value-type="float" office:value="6.541799" calcext:value-type="float">
            <text:p>6.541799</text:p>
          </table:table-cell>
          <table:table-cell office:value-type="float" office:value="1.0464047" calcext:value-type="float">
            <text:p>1.0464047</text:p>
          </table:table-cell>
          <table:table-cell office:value-type="float" office:value="21.18248" calcext:value-type="float">
            <text:p>21.18248</text:p>
          </table:table-cell>
          <table:table-cell office:value-type="float" office:value="71.834861" calcext:value-type="float">
            <text:p>71.834861</text:p>
          </table:table-cell>
          <table:table-cell office:value-type="float" office:value="21.292788" calcext:value-type="float">
            <text:p>21.292788</text:p>
          </table:table-cell>
          <table:table-cell office:value-type="float" office:value="571.38001" calcext:value-type="float">
            <text:p>571.38001</text:p>
          </table:table-cell>
          <table:table-cell office:value-type="float" office:value="0.7333263" calcext:value-type="float">
            <text:p>0.7333263</text:p>
          </table:table-cell>
          <table:table-cell office:value-type="float" office:value="5.10094" calcext:value-type="float">
            <text:p>5.10094</text:p>
          </table:table-cell>
          <table:table-cell office:value-type="float" office:value="2.227521" calcext:value-type="float">
            <text:p>2.227521</text:p>
          </table:table-cell>
          <table:table-cell office:value-type="float" office:value="3.093628" calcext:value-type="float">
            <text:p>3.093628</text:p>
          </table:table-cell>
          <table:table-cell office:value-type="float" office:value="17.959692" calcext:value-type="float">
            <text:p>17.959692</text:p>
          </table:table-cell>
          <table:table-cell office:value-type="float" office:value="4.624826" calcext:value-type="float">
            <text:p>4.624826</text:p>
          </table:table-cell>
          <table:table-cell office:value-type="float" office:value="4.519616" calcext:value-type="float">
            <text:p>4.519616</text:p>
          </table:table-cell>
          <table:table-cell office:value-type="float" office:value="146.74389" calcext:value-type="float">
            <text:p>146.74389</text:p>
          </table:table-cell>
          <table:table-cell office:value-type="float" office:value="330.88748" calcext:value-type="float">
            <text:p>330.88748</text:p>
          </table:table-cell>
          <table:table-cell office:value-type="float" office:value="220.49478" calcext:value-type="float">
            <text:p>220.49478</text:p>
          </table:table-cell>
          <table:table-cell office:value-type="float" office:value="0.55182934" calcext:value-type="float">
            <text:p>0.55182934</text:p>
          </table:table-cell>
          <table:table-cell office:value-type="float" office:value="6.696541" calcext:value-type="float">
            <text:p>6.696541</text:p>
          </table:table-cell>
        </table:table-row>
        <table:table-row table:style-name="ro2">
          <table:table-cell office:value-type="string" calcext:value-type="string">
            <text:p>TCGA-13-1408-01A-01R-1565-13</text:p>
          </table:table-cell>
          <table:table-cell office:value-type="string" calcext:value-type="string">
            <text:p>OV</text:p>
          </table:table-cell>
          <table:table-cell office:value-type="float" office:value="6.11658" calcext:value-type="float">
            <text:p>6.11658</text:p>
          </table:table-cell>
          <table:table-cell office:value-type="float" office:value="11.831666" calcext:value-type="float">
            <text:p>11.831666</text:p>
          </table:table-cell>
          <table:table-cell office:value-type="float" office:value="74.88201" calcext:value-type="float">
            <text:p>74.88201</text:p>
          </table:table-cell>
          <table:table-cell office:value-type="float" office:value="4057.1857" calcext:value-type="float">
            <text:p>4057.1857</text:p>
          </table:table-cell>
          <table:table-cell office:value-type="float" office:value="50.615092" calcext:value-type="float">
            <text:p>50.615092</text:p>
          </table:table-cell>
          <table:table-cell office:value-type="float" office:value="99.11106" calcext:value-type="float">
            <text:p>99.11106</text:p>
          </table:table-cell>
          <table:table-cell office:value-type="float" office:value="9.483174" calcext:value-type="float">
            <text:p>9.483174</text:p>
          </table:table-cell>
          <table:table-cell office:value-type="float" office:value="18.584208" calcext:value-type="float">
            <text:p>18.584208</text:p>
          </table:table-cell>
          <table:table-cell office:value-type="float" office:value="23.335126" calcext:value-type="float">
            <text:p>23.335126</text:p>
          </table:table-cell>
          <table:table-cell office:value-type="float" office:value="77.1903" calcext:value-type="float">
            <text:p>77.1903</text:p>
          </table:table-cell>
          <table:table-cell office:value-type="float" office:value="8.285581" calcext:value-type="float">
            <text:p>8.285581</text:p>
          </table:table-cell>
          <table:table-cell office:value-type="float" office:value="64.463561" calcext:value-type="float">
            <text:p>64.463561</text:p>
          </table:table-cell>
          <table:table-cell office:value-type="float" office:value="5.674423" calcext:value-type="float">
            <text:p>5.674423</text:p>
          </table:table-cell>
          <table:table-cell office:value-type="float" office:value="5.222777" calcext:value-type="float">
            <text:p>5.222777</text:p>
          </table:table-cell>
          <table:table-cell office:value-type="float" office:value="68.543099" calcext:value-type="float">
            <text:p>68.543099</text:p>
          </table:table-cell>
          <table:table-cell office:value-type="float" office:value="11.162363" calcext:value-type="float">
            <text:p>11.162363</text:p>
          </table:table-cell>
          <table:table-cell office:value-type="float" office:value="3.47236" calcext:value-type="float">
            <text:p>3.47236</text:p>
          </table:table-cell>
          <table:table-cell office:value-type="float" office:value="0.42550639" calcext:value-type="float">
            <text:p>0.42550639</text:p>
          </table:table-cell>
          <table:table-cell office:value-type="float" office:value="76.7184" calcext:value-type="float">
            <text:p>76.7184</text:p>
          </table:table-cell>
          <table:table-cell office:value-type="float" office:value="2713.3029" calcext:value-type="float">
            <text:p>2713.3029</text:p>
          </table:table-cell>
          <table:table-cell office:value-type="float" office:value="198.69039" calcext:value-type="float">
            <text:p>198.69039</text:p>
          </table:table-cell>
          <table:table-cell office:value-type="float" office:value="5.6718552" calcext:value-type="float">
            <text:p>5.6718552</text:p>
          </table:table-cell>
          <table:table-cell office:value-type="float" office:value="0.56690729" calcext:value-type="float">
            <text:p>0.56690729</text:p>
          </table:table-cell>
          <table:table-cell office:value-type="float" office:value="9.187903" calcext:value-type="float">
            <text:p>9.187903</text:p>
          </table:table-cell>
          <table:table-cell office:value-type="float" office:value="0.85912293" calcext:value-type="float">
            <text:p>0.85912293</text:p>
          </table:table-cell>
          <table:table-cell office:value-type="float" office:value="36.882151" calcext:value-type="float">
            <text:p>36.882151</text:p>
          </table:table-cell>
          <table:table-cell office:value-type="float" office:value="4.6922252" calcext:value-type="float">
            <text:p>4.6922252</text:p>
          </table:table-cell>
          <table:table-cell office:value-type="float" office:value="3.6831274" calcext:value-type="float">
            <text:p>3.6831274</text:p>
          </table:table-cell>
          <table:table-cell office:value-type="float" office:value="7.7735973" calcext:value-type="float">
            <text:p>7.7735973</text:p>
          </table:table-cell>
          <table:table-cell office:value-type="float" office:value="137.05116" calcext:value-type="float">
            <text:p>137.05116</text:p>
          </table:table-cell>
          <table:table-cell office:value-type="float" office:value="5.387885" calcext:value-type="float">
            <text:p>5.387885</text:p>
          </table:table-cell>
          <table:table-cell office:value-type="float" office:value="1.0687044" calcext:value-type="float">
            <text:p>1.0687044</text:p>
          </table:table-cell>
          <table:table-cell office:value-type="float" office:value="17.03141" calcext:value-type="float">
            <text:p>17.03141</text:p>
          </table:table-cell>
          <table:table-cell office:value-type="float" office:value="86.021837" calcext:value-type="float">
            <text:p>86.021837</text:p>
          </table:table-cell>
          <table:table-cell office:value-type="float" office:value="20.344258" calcext:value-type="float">
            <text:p>20.344258</text:p>
          </table:table-cell>
          <table:table-cell office:value-type="float" office:value="225.1613" calcext:value-type="float">
            <text:p>225.1613</text:p>
          </table:table-cell>
          <table:table-cell office:value-type="float" office:value="3.9843912" calcext:value-type="float">
            <text:p>3.9843912</text:p>
          </table:table-cell>
          <table:table-cell office:value-type="float" office:value="12.005958" calcext:value-type="float">
            <text:p>12.005958</text:p>
          </table:table-cell>
          <table:table-cell office:value-type="float" office:value="4.077111" calcext:value-type="float">
            <text:p>4.077111</text:p>
          </table:table-cell>
          <table:table-cell office:value-type="float" office:value="2.383681" calcext:value-type="float">
            <text:p>2.383681</text:p>
          </table:table-cell>
          <table:table-cell office:value-type="float" office:value="11.407657" calcext:value-type="float">
            <text:p>11.407657</text:p>
          </table:table-cell>
          <table:table-cell office:value-type="float" office:value="8.596945" calcext:value-type="float">
            <text:p>8.596945</text:p>
          </table:table-cell>
          <table:table-cell office:value-type="float" office:value="9.926302" calcext:value-type="float">
            <text:p>9.926302</text:p>
          </table:table-cell>
          <table:table-cell office:value-type="float" office:value="340.91665" calcext:value-type="float">
            <text:p>340.91665</text:p>
          </table:table-cell>
          <table:table-cell office:value-type="float" office:value="172.82415" calcext:value-type="float">
            <text:p>172.82415</text:p>
          </table:table-cell>
          <table:table-cell office:value-type="float" office:value="189.47419" calcext:value-type="float">
            <text:p>189.47419</text:p>
          </table:table-cell>
          <table:table-cell office:value-type="float" office:value="0.75191877" calcext:value-type="float">
            <text:p>0.75191877</text:p>
          </table:table-cell>
          <table:table-cell office:value-type="float" office:value="12.257828" calcext:value-type="float">
            <text:p>12.257828</text:p>
          </table:table-cell>
        </table:table-row>
        <table:table-row table:style-name="ro2">
          <table:table-cell office:value-type="string" calcext:value-type="string">
            <text:p>TCGA-13-1477-01A-01R-1565-13</text:p>
          </table:table-cell>
          <table:table-cell office:value-type="string" calcext:value-type="string">
            <text:p>OV</text:p>
          </table:table-cell>
          <table:table-cell office:value-type="float" office:value="5.5780935" calcext:value-type="float">
            <text:p>5.5780935</text:p>
          </table:table-cell>
          <table:table-cell office:value-type="float" office:value="17.463636" calcext:value-type="float">
            <text:p>17.463636</text:p>
          </table:table-cell>
          <table:table-cell office:value-type="float" office:value="298.56542" calcext:value-type="float">
            <text:p>298.56542</text:p>
          </table:table-cell>
          <table:table-cell office:value-type="float" office:value="4512.5613" calcext:value-type="float">
            <text:p>4512.5613</text:p>
          </table:table-cell>
          <table:table-cell office:value-type="float" office:value="40.794216" calcext:value-type="float">
            <text:p>40.794216</text:p>
          </table:table-cell>
          <table:table-cell office:value-type="float" office:value="111.47463" calcext:value-type="float">
            <text:p>111.47463</text:p>
          </table:table-cell>
          <table:table-cell office:value-type="float" office:value="4.975998" calcext:value-type="float">
            <text:p>4.975998</text:p>
          </table:table-cell>
          <table:table-cell office:value-type="float" office:value="15.401541" calcext:value-type="float">
            <text:p>15.401541</text:p>
          </table:table-cell>
          <table:table-cell office:value-type="float" office:value="41.006265" calcext:value-type="float">
            <text:p>41.006265</text:p>
          </table:table-cell>
          <table:table-cell office:value-type="float" office:value="33.31078" calcext:value-type="float">
            <text:p>33.31078</text:p>
          </table:table-cell>
          <table:table-cell office:value-type="float" office:value="6.692776" calcext:value-type="float">
            <text:p>6.692776</text:p>
          </table:table-cell>
          <table:table-cell office:value-type="float" office:value="144.035729" calcext:value-type="float">
            <text:p>144.035729</text:p>
          </table:table-cell>
          <table:table-cell office:value-type="float" office:value="7.319411" calcext:value-type="float">
            <text:p>7.319411</text:p>
          </table:table-cell>
          <table:table-cell office:value-type="float" office:value="1.091097" calcext:value-type="float">
            <text:p>1.091097</text:p>
          </table:table-cell>
          <table:table-cell office:value-type="float" office:value="71.261247" calcext:value-type="float">
            <text:p>71.261247</text:p>
          </table:table-cell>
          <table:table-cell office:value-type="float" office:value="10.114991" calcext:value-type="float">
            <text:p>10.114991</text:p>
          </table:table-cell>
          <table:table-cell office:value-type="float" office:value="5.494934" calcext:value-type="float">
            <text:p>5.494934</text:p>
          </table:table-cell>
          <table:table-cell office:value-type="float" office:value="0.26135115" calcext:value-type="float">
            <text:p>0.26135115</text:p>
          </table:table-cell>
          <table:table-cell office:value-type="float" office:value="32.74174" calcext:value-type="float">
            <text:p>32.74174</text:p>
          </table:table-cell>
          <table:table-cell office:value-type="float" office:value="3615.0809" calcext:value-type="float">
            <text:p>3615.0809</text:p>
          </table:table-cell>
          <table:table-cell office:value-type="float" office:value="72.13011" calcext:value-type="float">
            <text:p>72.13011</text:p>
          </table:table-cell>
          <table:table-cell office:value-type="float" office:value="3.841028" calcext:value-type="float">
            <text:p>3.841028</text:p>
          </table:table-cell>
          <table:table-cell office:value-type="float" office:value="0.3852855" calcext:value-type="float">
            <text:p>0.3852855</text:p>
          </table:table-cell>
          <table:table-cell office:value-type="float" office:value="6.323001" calcext:value-type="float">
            <text:p>6.323001</text:p>
          </table:table-cell>
          <table:table-cell office:value-type="float" office:value="3.24198809" calcext:value-type="float">
            <text:p>3.24198809</text:p>
          </table:table-cell>
          <table:table-cell office:value-type="float" office:value="26.837462" calcext:value-type="float">
            <text:p>26.837462</text:p>
          </table:table-cell>
          <table:table-cell office:value-type="float" office:value="3.7795116" calcext:value-type="float">
            <text:p>3.7795116</text:p>
          </table:table-cell>
          <table:table-cell office:value-type="float" office:value="6.7609999" calcext:value-type="float">
            <text:p>6.7609999</text:p>
          </table:table-cell>
          <table:table-cell office:value-type="float" office:value="5.7012952" calcext:value-type="float">
            <text:p>5.7012952</text:p>
          </table:table-cell>
          <table:table-cell office:value-type="float" office:value="238.24125" calcext:value-type="float">
            <text:p>238.24125</text:p>
          </table:table-cell>
          <table:table-cell office:value-type="float" office:value="9.650974" calcext:value-type="float">
            <text:p>9.650974</text:p>
          </table:table-cell>
          <table:table-cell office:value-type="float" office:value="1.4396708" calcext:value-type="float">
            <text:p>1.4396708</text:p>
          </table:table-cell>
          <table:table-cell office:value-type="float" office:value="41.22754" calcext:value-type="float">
            <text:p>41.22754</text:p>
          </table:table-cell>
          <table:table-cell office:value-type="float" office:value="32.941652" calcext:value-type="float">
            <text:p>32.941652</text:p>
          </table:table-cell>
          <table:table-cell office:value-type="float" office:value="20.242525" calcext:value-type="float">
            <text:p>20.242525</text:p>
          </table:table-cell>
          <table:table-cell office:value-type="float" office:value="189.28524" calcext:value-type="float">
            <text:p>189.28524</text:p>
          </table:table-cell>
          <table:table-cell office:value-type="float" office:value="2.7078998" calcext:value-type="float">
            <text:p>2.7078998</text:p>
          </table:table-cell>
          <table:table-cell office:value-type="float" office:value="12.78008" calcext:value-type="float">
            <text:p>12.78008</text:p>
          </table:table-cell>
          <table:table-cell office:value-type="float" office:value="4.654642" calcext:value-type="float">
            <text:p>4.654642</text:p>
          </table:table-cell>
          <table:table-cell office:value-type="float" office:value="2.433911" calcext:value-type="float">
            <text:p>2.433911</text:p>
          </table:table-cell>
          <table:table-cell office:value-type="float" office:value="11.547175" calcext:value-type="float">
            <text:p>11.547175</text:p>
          </table:table-cell>
          <table:table-cell office:value-type="float" office:value="11.725573" calcext:value-type="float">
            <text:p>11.725573</text:p>
          </table:table-cell>
          <table:table-cell office:value-type="float" office:value="7.140549" calcext:value-type="float">
            <text:p>7.140549</text:p>
          </table:table-cell>
          <table:table-cell office:value-type="float" office:value="295.33615" calcext:value-type="float">
            <text:p>295.33615</text:p>
          </table:table-cell>
          <table:table-cell office:value-type="float" office:value="99.67543" calcext:value-type="float">
            <text:p>99.67543</text:p>
          </table:table-cell>
          <table:table-cell office:value-type="float" office:value="148.67336" calcext:value-type="float">
            <text:p>148.67336</text:p>
          </table:table-cell>
          <table:table-cell office:value-type="float" office:value="0.36947297" calcext:value-type="float">
            <text:p>0.36947297</text:p>
          </table:table-cell>
          <table:table-cell office:value-type="float" office:value="14.622088" calcext:value-type="float">
            <text:p>14.622088</text:p>
          </table:table-cell>
        </table:table-row>
        <table:table-row table:style-name="ro2">
          <table:table-cell office:value-type="string" calcext:value-type="string">
            <text:p>TCGA-13-1495-01A-01R-1565-13</text:p>
          </table:table-cell>
          <table:table-cell office:value-type="string" calcext:value-type="string">
            <text:p>OV</text:p>
          </table:table-cell>
          <table:table-cell office:value-type="float" office:value="5.202464" calcext:value-type="float">
            <text:p>5.202464</text:p>
          </table:table-cell>
          <table:table-cell office:value-type="float" office:value="5.965532" calcext:value-type="float">
            <text:p>5.965532</text:p>
          </table:table-cell>
          <table:table-cell office:value-type="float" office:value="66.45218" calcext:value-type="float">
            <text:p>66.45218</text:p>
          </table:table-cell>
          <table:table-cell office:value-type="float" office:value="3975.259" calcext:value-type="float">
            <text:p>3975.259</text:p>
          </table:table-cell>
          <table:table-cell office:value-type="float" office:value="59.719398" calcext:value-type="float">
            <text:p>59.719398</text:p>
          </table:table-cell>
          <table:table-cell office:value-type="float" office:value="79.49309" calcext:value-type="float">
            <text:p>79.49309</text:p>
          </table:table-cell>
          <table:table-cell office:value-type="float" office:value="5.77662" calcext:value-type="float">
            <text:p>5.77662</text:p>
          </table:table-cell>
          <table:table-cell office:value-type="float" office:value="23.168662" calcext:value-type="float">
            <text:p>23.168662</text:p>
          </table:table-cell>
          <table:table-cell office:value-type="float" office:value="25.442275" calcext:value-type="float">
            <text:p>25.442275</text:p>
          </table:table-cell>
          <table:table-cell office:value-type="float" office:value="108.349" calcext:value-type="float">
            <text:p>108.349</text:p>
          </table:table-cell>
          <table:table-cell office:value-type="float" office:value="8.554529" calcext:value-type="float">
            <text:p>8.554529</text:p>
          </table:table-cell>
          <table:table-cell office:value-type="float" office:value="64.823525" calcext:value-type="float">
            <text:p>64.823525</text:p>
          </table:table-cell>
          <table:table-cell office:value-type="float" office:value="5.273689" calcext:value-type="float">
            <text:p>5.273689</text:p>
          </table:table-cell>
          <table:table-cell office:value-type="float" office:value="16.23196" calcext:value-type="float">
            <text:p>16.23196</text:p>
          </table:table-cell>
          <table:table-cell office:value-type="float" office:value="33.208095" calcext:value-type="float">
            <text:p>33.208095</text:p>
          </table:table-cell>
          <table:table-cell office:value-type="float" office:value="9.725079" calcext:value-type="float">
            <text:p>9.725079</text:p>
          </table:table-cell>
          <table:table-cell office:value-type="float" office:value="6.770868" calcext:value-type="float">
            <text:p>6.770868</text:p>
          </table:table-cell>
          <table:table-cell office:value-type="float" office:value="0.31392898" calcext:value-type="float">
            <text:p>0.31392898</text:p>
          </table:table-cell>
          <table:table-cell office:value-type="float" office:value="35.90656" calcext:value-type="float">
            <text:p>35.90656</text:p>
          </table:table-cell>
          <table:table-cell office:value-type="float" office:value="1988.1174" calcext:value-type="float">
            <text:p>1988.1174</text:p>
          </table:table-cell>
          <table:table-cell office:value-type="float" office:value="114.34866" calcext:value-type="float">
            <text:p>114.34866</text:p>
          </table:table-cell>
          <table:table-cell office:value-type="float" office:value="3.6810063" calcext:value-type="float">
            <text:p>3.6810063</text:p>
          </table:table-cell>
          <table:table-cell office:value-type="float" office:value="0.30627825" calcext:value-type="float">
            <text:p>0.30627825</text:p>
          </table:table-cell>
          <table:table-cell office:value-type="float" office:value="10.304461" calcext:value-type="float">
            <text:p>10.304461</text:p>
          </table:table-cell>
          <table:table-cell office:value-type="float" office:value="6.84448038" calcext:value-type="float">
            <text:p>6.84448038</text:p>
          </table:table-cell>
          <table:table-cell office:value-type="float" office:value="45.069025" calcext:value-type="float">
            <text:p>45.069025</text:p>
          </table:table-cell>
          <table:table-cell office:value-type="float" office:value="2.7264822" calcext:value-type="float">
            <text:p>2.7264822</text:p>
          </table:table-cell>
          <table:table-cell office:value-type="float" office:value="5.4271895" calcext:value-type="float">
            <text:p>5.4271895</text:p>
          </table:table-cell>
          <table:table-cell office:value-type="float" office:value="1.413185" calcext:value-type="float">
            <text:p>1.413185</text:p>
          </table:table-cell>
          <table:table-cell office:value-type="float" office:value="167.64292" calcext:value-type="float">
            <text:p>167.64292</text:p>
          </table:table-cell>
          <table:table-cell office:value-type="float" office:value="8.102033" calcext:value-type="float">
            <text:p>8.102033</text:p>
          </table:table-cell>
          <table:table-cell office:value-type="float" office:value="1.3380487" calcext:value-type="float">
            <text:p>1.3380487</text:p>
          </table:table-cell>
          <table:table-cell office:value-type="float" office:value="32.56107" calcext:value-type="float">
            <text:p>32.56107</text:p>
          </table:table-cell>
          <table:table-cell office:value-type="float" office:value="122.450836" calcext:value-type="float">
            <text:p>122.450836</text:p>
          </table:table-cell>
          <table:table-cell office:value-type="float" office:value="10.325963" calcext:value-type="float">
            <text:p>10.325963</text:p>
          </table:table-cell>
          <table:table-cell office:value-type="float" office:value="336.41944" calcext:value-type="float">
            <text:p>336.41944</text:p>
          </table:table-cell>
          <table:table-cell office:value-type="float" office:value="1.4179294" calcext:value-type="float">
            <text:p>1.4179294</text:p>
          </table:table-cell>
          <table:table-cell office:value-type="float" office:value="21.297012" calcext:value-type="float">
            <text:p>21.297012</text:p>
          </table:table-cell>
          <table:table-cell office:value-type="float" office:value="1.588779" calcext:value-type="float">
            <text:p>1.588779</text:p>
          </table:table-cell>
          <table:table-cell office:value-type="float" office:value="4.203789" calcext:value-type="float">
            <text:p>4.203789</text:p>
          </table:table-cell>
          <table:table-cell office:value-type="float" office:value="12.048401" calcext:value-type="float">
            <text:p>12.048401</text:p>
          </table:table-cell>
          <table:table-cell office:value-type="float" office:value="8.429996" calcext:value-type="float">
            <text:p>8.429996</text:p>
          </table:table-cell>
          <table:table-cell office:value-type="float" office:value="13.94328" calcext:value-type="float">
            <text:p>13.94328</text:p>
          </table:table-cell>
          <table:table-cell office:value-type="float" office:value="113.03554" calcext:value-type="float">
            <text:p>113.03554</text:p>
          </table:table-cell>
          <table:table-cell office:value-type="float" office:value="161.2326" calcext:value-type="float">
            <text:p>161.2326</text:p>
          </table:table-cell>
          <table:table-cell office:value-type="float" office:value="126.8111" calcext:value-type="float">
            <text:p>126.8111</text:p>
          </table:table-cell>
          <table:table-cell office:value-type="float" office:value="0.63244816" calcext:value-type="float">
            <text:p>0.63244816</text:p>
          </table:table-cell>
          <table:table-cell office:value-type="float" office:value="19.397888" calcext:value-type="float">
            <text:p>19.397888</text:p>
          </table:table-cell>
        </table:table-row>
        <table:table-row table:style-name="ro2">
          <table:table-cell office:value-type="string" calcext:value-type="string">
            <text:p>TCGA-13-1496-01A-01R-1565-13</text:p>
          </table:table-cell>
          <table:table-cell office:value-type="string" calcext:value-type="string">
            <text:p>OV</text:p>
          </table:table-cell>
          <table:table-cell office:value-type="float" office:value="5.5044443" calcext:value-type="float">
            <text:p>5.5044443</text:p>
          </table:table-cell>
          <table:table-cell office:value-type="float" office:value="6.626426" calcext:value-type="float">
            <text:p>6.626426</text:p>
          </table:table-cell>
          <table:table-cell office:value-type="float" office:value="118.54593" calcext:value-type="float">
            <text:p>118.54593</text:p>
          </table:table-cell>
          <table:table-cell office:value-type="float" office:value="4310.2218" calcext:value-type="float">
            <text:p>4310.2218</text:p>
          </table:table-cell>
          <table:table-cell office:value-type="float" office:value="57.74302" calcext:value-type="float">
            <text:p>57.74302</text:p>
          </table:table-cell>
          <table:table-cell office:value-type="float" office:value="68.19004" calcext:value-type="float">
            <text:p>68.19004</text:p>
          </table:table-cell>
          <table:table-cell office:value-type="float" office:value="3.129312" calcext:value-type="float">
            <text:p>3.129312</text:p>
          </table:table-cell>
          <table:table-cell office:value-type="float" office:value="15.136035" calcext:value-type="float">
            <text:p>15.136035</text:p>
          </table:table-cell>
          <table:table-cell office:value-type="float" office:value="12.269336" calcext:value-type="float">
            <text:p>12.269336</text:p>
          </table:table-cell>
          <table:table-cell office:value-type="float" office:value="97.97043" calcext:value-type="float">
            <text:p>97.97043</text:p>
          </table:table-cell>
          <table:table-cell office:value-type="float" office:value="5.842694" calcext:value-type="float">
            <text:p>5.842694</text:p>
          </table:table-cell>
          <table:table-cell office:value-type="float" office:value="78.848085" calcext:value-type="float">
            <text:p>78.848085</text:p>
          </table:table-cell>
          <table:table-cell office:value-type="float" office:value="7.885333" calcext:value-type="float">
            <text:p>7.885333</text:p>
          </table:table-cell>
          <table:table-cell office:value-type="float" office:value="7.43608" calcext:value-type="float">
            <text:p>7.43608</text:p>
          </table:table-cell>
          <table:table-cell office:value-type="float" office:value="37.042627" calcext:value-type="float">
            <text:p>37.042627</text:p>
          </table:table-cell>
          <table:table-cell office:value-type="float" office:value="10.551227" calcext:value-type="float">
            <text:p>10.551227</text:p>
          </table:table-cell>
          <table:table-cell office:value-type="float" office:value="8.734513" calcext:value-type="float">
            <text:p>8.734513</text:p>
          </table:table-cell>
          <table:table-cell office:value-type="float" office:value="0.46764625" calcext:value-type="float">
            <text:p>0.46764625</text:p>
          </table:table-cell>
          <table:table-cell office:value-type="float" office:value="52.1648" calcext:value-type="float">
            <text:p>52.1648</text:p>
          </table:table-cell>
          <table:table-cell office:value-type="float" office:value="739.0164" calcext:value-type="float">
            <text:p>739.0164</text:p>
          </table:table-cell>
          <table:table-cell office:value-type="float" office:value="78.40672" calcext:value-type="float">
            <text:p>78.40672</text:p>
          </table:table-cell>
          <table:table-cell office:value-type="float" office:value="13.9226934" calcext:value-type="float">
            <text:p>13.9226934</text:p>
          </table:table-cell>
          <table:table-cell office:value-type="float" office:value="0.46136395" calcext:value-type="float">
            <text:p>0.46136395</text:p>
          </table:table-cell>
          <table:table-cell office:value-type="float" office:value="7.167235" calcext:value-type="float">
            <text:p>7.167235</text:p>
          </table:table-cell>
          <table:table-cell office:value-type="float" office:value="0.06062631" calcext:value-type="float">
            <text:p>0.06062631</text:p>
          </table:table-cell>
          <table:table-cell office:value-type="float" office:value="58.097082" calcext:value-type="float">
            <text:p>58.097082</text:p>
          </table:table-cell>
          <table:table-cell office:value-type="float" office:value="6.6324131" calcext:value-type="float">
            <text:p>6.6324131</text:p>
          </table:table-cell>
          <table:table-cell office:value-type="float" office:value="6.8187652" calcext:value-type="float">
            <text:p>6.8187652</text:p>
          </table:table-cell>
          <table:table-cell office:value-type="float" office:value="0.643778" calcext:value-type="float">
            <text:p>0.643778</text:p>
          </table:table-cell>
          <table:table-cell office:value-type="float" office:value="292.72298" calcext:value-type="float">
            <text:p>292.72298</text:p>
          </table:table-cell>
          <table:table-cell office:value-type="float" office:value="4.755248" calcext:value-type="float">
            <text:p>4.755248</text:p>
          </table:table-cell>
          <table:table-cell office:value-type="float" office:value="1.8528454" calcext:value-type="float">
            <text:p>1.8528454</text:p>
          </table:table-cell>
          <table:table-cell office:value-type="float" office:value="33.46433" calcext:value-type="float">
            <text:p>33.46433</text:p>
          </table:table-cell>
          <table:table-cell office:value-type="float" office:value="71.237802" calcext:value-type="float">
            <text:p>71.237802</text:p>
          </table:table-cell>
          <table:table-cell office:value-type="float" office:value="13.23799" calcext:value-type="float">
            <text:p>13.23799</text:p>
          </table:table-cell>
          <table:table-cell office:value-type="float" office:value="131.01547" calcext:value-type="float">
            <text:p>131.01547</text:p>
          </table:table-cell>
          <table:table-cell office:value-type="float" office:value="1.5320641" calcext:value-type="float">
            <text:p>1.5320641</text:p>
          </table:table-cell>
          <table:table-cell office:value-type="float" office:value="10.786184" calcext:value-type="float">
            <text:p>10.786184</text:p>
          </table:table-cell>
          <table:table-cell office:value-type="float" office:value="2.289789" calcext:value-type="float">
            <text:p>2.289789</text:p>
          </table:table-cell>
          <table:table-cell office:value-type="float" office:value="4.200401" calcext:value-type="float">
            <text:p>4.200401</text:p>
          </table:table-cell>
          <table:table-cell office:value-type="float" office:value="12.408033" calcext:value-type="float">
            <text:p>12.408033</text:p>
          </table:table-cell>
          <table:table-cell office:value-type="float" office:value="5.775125" calcext:value-type="float">
            <text:p>5.775125</text:p>
          </table:table-cell>
          <table:table-cell office:value-type="float" office:value="6.493631" calcext:value-type="float">
            <text:p>6.493631</text:p>
          </table:table-cell>
          <table:table-cell office:value-type="float" office:value="147.74105" calcext:value-type="float">
            <text:p>147.74105</text:p>
          </table:table-cell>
          <table:table-cell office:value-type="float" office:value="210.88695" calcext:value-type="float">
            <text:p>210.88695</text:p>
          </table:table-cell>
          <table:table-cell office:value-type="float" office:value="106.54083" calcext:value-type="float">
            <text:p>106.54083</text:p>
          </table:table-cell>
          <table:table-cell office:value-type="float" office:value="0.65854272" calcext:value-type="float">
            <text:p>0.65854272</text:p>
          </table:table-cell>
          <table:table-cell office:value-type="float" office:value="14.052784" calcext:value-type="float">
            <text:p>14.052784</text:p>
          </table:table-cell>
        </table:table-row>
        <table:table-row table:style-name="ro2">
          <table:table-cell office:value-type="string" calcext:value-type="string">
            <text:p>TCGA-13-1506-01A-01R-1565-13</text:p>
          </table:table-cell>
          <table:table-cell office:value-type="string" calcext:value-type="string">
            <text:p>OV</text:p>
          </table:table-cell>
          <table:table-cell office:value-type="float" office:value="5.7151365" calcext:value-type="float">
            <text:p>5.7151365</text:p>
          </table:table-cell>
          <table:table-cell office:value-type="float" office:value="7.089751" calcext:value-type="float">
            <text:p>7.089751</text:p>
          </table:table-cell>
          <table:table-cell office:value-type="float" office:value="144.94482" calcext:value-type="float">
            <text:p>144.94482</text:p>
          </table:table-cell>
          <table:table-cell office:value-type="float" office:value="2053.3569" calcext:value-type="float">
            <text:p>2053.3569</text:p>
          </table:table-cell>
          <table:table-cell office:value-type="float" office:value="84.838506" calcext:value-type="float">
            <text:p>84.838506</text:p>
          </table:table-cell>
          <table:table-cell office:value-type="float" office:value="62.50025" calcext:value-type="float">
            <text:p>62.50025</text:p>
          </table:table-cell>
          <table:table-cell office:value-type="float" office:value="7.79164" calcext:value-type="float">
            <text:p>7.79164</text:p>
          </table:table-cell>
          <table:table-cell office:value-type="float" office:value="24.93922" calcext:value-type="float">
            <text:p>24.93922</text:p>
          </table:table-cell>
          <table:table-cell office:value-type="float" office:value="13.878438" calcext:value-type="float">
            <text:p>13.878438</text:p>
          </table:table-cell>
          <table:table-cell office:value-type="float" office:value="121.1625" calcext:value-type="float">
            <text:p>121.1625</text:p>
          </table:table-cell>
          <table:table-cell office:value-type="float" office:value="8.021996" calcext:value-type="float">
            <text:p>8.021996</text:p>
          </table:table-cell>
          <table:table-cell office:value-type="float" office:value="90.60413" calcext:value-type="float">
            <text:p>90.60413</text:p>
          </table:table-cell>
          <table:table-cell office:value-type="float" office:value="7.24147" calcext:value-type="float">
            <text:p>7.24147</text:p>
          </table:table-cell>
          <table:table-cell office:value-type="float" office:value="4.361804" calcext:value-type="float">
            <text:p>4.361804</text:p>
          </table:table-cell>
          <table:table-cell office:value-type="float" office:value="35.519546" calcext:value-type="float">
            <text:p>35.519546</text:p>
          </table:table-cell>
          <table:table-cell office:value-type="float" office:value="8.191553" calcext:value-type="float">
            <text:p>8.191553</text:p>
          </table:table-cell>
          <table:table-cell office:value-type="float" office:value="4.498072" calcext:value-type="float">
            <text:p>4.498072</text:p>
          </table:table-cell>
          <table:table-cell office:value-type="float" office:value="0.05592027" calcext:value-type="float">
            <text:p>0.05592027</text:p>
          </table:table-cell>
          <table:table-cell office:value-type="float" office:value="57.74936" calcext:value-type="float">
            <text:p>57.74936</text:p>
          </table:table-cell>
          <table:table-cell office:value-type="float" office:value="1666.468" calcext:value-type="float">
            <text:p>1666.468</text:p>
          </table:table-cell>
          <table:table-cell office:value-type="float" office:value="137.13502" calcext:value-type="float">
            <text:p>137.13502</text:p>
          </table:table-cell>
          <table:table-cell office:value-type="float" office:value="3.6251691" calcext:value-type="float">
            <text:p>3.6251691</text:p>
          </table:table-cell>
          <table:table-cell office:value-type="float" office:value="0.58922036" calcext:value-type="float">
            <text:p>0.58922036</text:p>
          </table:table-cell>
          <table:table-cell office:value-type="float" office:value="5.520246" calcext:value-type="float">
            <text:p>5.520246</text:p>
          </table:table-cell>
          <table:table-cell office:value-type="float" office:value="3.32700023" calcext:value-type="float">
            <text:p>3.32700023</text:p>
          </table:table-cell>
          <table:table-cell office:value-type="float" office:value="25.679136" calcext:value-type="float">
            <text:p>25.679136</text:p>
          </table:table-cell>
          <table:table-cell office:value-type="float" office:value="2.1854704" calcext:value-type="float">
            <text:p>2.1854704</text:p>
          </table:table-cell>
          <table:table-cell office:value-type="float" office:value="2.9545821" calcext:value-type="float">
            <text:p>2.9545821</text:p>
          </table:table-cell>
          <table:table-cell office:value-type="float" office:value="1.5052332" calcext:value-type="float">
            <text:p>1.5052332</text:p>
          </table:table-cell>
          <table:table-cell office:value-type="float" office:value="110.11728" calcext:value-type="float">
            <text:p>110.11728</text:p>
          </table:table-cell>
          <table:table-cell office:value-type="float" office:value="11.144665" calcext:value-type="float">
            <text:p>11.144665</text:p>
          </table:table-cell>
          <table:table-cell office:value-type="float" office:value="1.0671306" calcext:value-type="float">
            <text:p>1.0671306</text:p>
          </table:table-cell>
          <table:table-cell office:value-type="float" office:value="16.73621" calcext:value-type="float">
            <text:p>16.73621</text:p>
          </table:table-cell>
          <table:table-cell office:value-type="float" office:value="227.135599" calcext:value-type="float">
            <text:p>227.135599</text:p>
          </table:table-cell>
          <table:table-cell office:value-type="float" office:value="23.062934" calcext:value-type="float">
            <text:p>23.062934</text:p>
          </table:table-cell>
          <table:table-cell office:value-type="float" office:value="410.04159" calcext:value-type="float">
            <text:p>410.04159</text:p>
          </table:table-cell>
          <table:table-cell office:value-type="float" office:value="2.0155839" calcext:value-type="float">
            <text:p>2.0155839</text:p>
          </table:table-cell>
          <table:table-cell office:value-type="float" office:value="8.870181" calcext:value-type="float">
            <text:p>8.870181</text:p>
          </table:table-cell>
          <table:table-cell office:value-type="float" office:value="1.979011" calcext:value-type="float">
            <text:p>1.979011</text:p>
          </table:table-cell>
          <table:table-cell office:value-type="float" office:value="2.113372" calcext:value-type="float">
            <text:p>2.113372</text:p>
          </table:table-cell>
          <table:table-cell office:value-type="float" office:value="14.802558" calcext:value-type="float">
            <text:p>14.802558</text:p>
          </table:table-cell>
          <table:table-cell office:value-type="float" office:value="2.299438" calcext:value-type="float">
            <text:p>2.299438</text:p>
          </table:table-cell>
          <table:table-cell office:value-type="float" office:value="8.192001" calcext:value-type="float">
            <text:p>8.192001</text:p>
          </table:table-cell>
          <table:table-cell office:value-type="float" office:value="87.65947" calcext:value-type="float">
            <text:p>87.65947</text:p>
          </table:table-cell>
          <table:table-cell office:value-type="float" office:value="234.20325" calcext:value-type="float">
            <text:p>234.20325</text:p>
          </table:table-cell>
          <table:table-cell office:value-type="float" office:value="150.60945" calcext:value-type="float">
            <text:p>150.60945</text:p>
          </table:table-cell>
          <table:table-cell office:value-type="float" office:value="1.09191783" calcext:value-type="float">
            <text:p>1.09191783</text:p>
          </table:table-cell>
          <table:table-cell office:value-type="float" office:value="4.576718" calcext:value-type="float">
            <text:p>4.576718</text:p>
          </table:table-cell>
        </table:table-row>
        <table:table-row table:style-name="ro2">
          <table:table-cell office:value-type="string" calcext:value-type="string">
            <text:p>TCGA-13-2060-01A-01R-1568-13</text:p>
          </table:table-cell>
          <table:table-cell office:value-type="string" calcext:value-type="string">
            <text:p>OV</text:p>
          </table:table-cell>
          <table:table-cell office:value-type="float" office:value="2.0143617" calcext:value-type="float">
            <text:p>2.0143617</text:p>
          </table:table-cell>
          <table:table-cell office:value-type="float" office:value="3.206798" calcext:value-type="float">
            <text:p>3.206798</text:p>
          </table:table-cell>
          <table:table-cell office:value-type="float" office:value="69.46277" calcext:value-type="float">
            <text:p>69.46277</text:p>
          </table:table-cell>
          <table:table-cell office:value-type="float" office:value="3399.0292" calcext:value-type="float">
            <text:p>3399.0292</text:p>
          </table:table-cell>
          <table:table-cell office:value-type="float" office:value="41.589149" calcext:value-type="float">
            <text:p>41.589149</text:p>
          </table:table-cell>
          <table:table-cell office:value-type="float" office:value="66.93654" calcext:value-type="float">
            <text:p>66.93654</text:p>
          </table:table-cell>
          <table:table-cell office:value-type="float" office:value="8.04788" calcext:value-type="float">
            <text:p>8.04788</text:p>
          </table:table-cell>
          <table:table-cell office:value-type="float" office:value="15.070562" calcext:value-type="float">
            <text:p>15.070562</text:p>
          </table:table-cell>
          <table:table-cell office:value-type="float" office:value="17.84394" calcext:value-type="float">
            <text:p>17.84394</text:p>
          </table:table-cell>
          <table:table-cell office:value-type="float" office:value="104.07978" calcext:value-type="float">
            <text:p>104.07978</text:p>
          </table:table-cell>
          <table:table-cell office:value-type="float" office:value="9.803409" calcext:value-type="float">
            <text:p>9.803409</text:p>
          </table:table-cell>
          <table:table-cell office:value-type="float" office:value="76.627911" calcext:value-type="float">
            <text:p>76.627911</text:p>
          </table:table-cell>
          <table:table-cell office:value-type="float" office:value="7.590951" calcext:value-type="float">
            <text:p>7.590951</text:p>
          </table:table-cell>
          <table:table-cell office:value-type="float" office:value="7.584864" calcext:value-type="float">
            <text:p>7.584864</text:p>
          </table:table-cell>
          <table:table-cell office:value-type="float" office:value="24.559235" calcext:value-type="float">
            <text:p>24.559235</text:p>
          </table:table-cell>
          <table:table-cell office:value-type="float" office:value="11.604013" calcext:value-type="float">
            <text:p>11.604013</text:p>
          </table:table-cell>
          <table:table-cell office:value-type="float" office:value="1.841731" calcext:value-type="float">
            <text:p>1.841731</text:p>
          </table:table-cell>
          <table:table-cell office:value-type="float" office:value="0.4291214" calcext:value-type="float">
            <text:p>0.4291214</text:p>
          </table:table-cell>
          <table:table-cell office:value-type="float" office:value="52.69607" calcext:value-type="float">
            <text:p>52.69607</text:p>
          </table:table-cell>
          <table:table-cell office:value-type="float" office:value="991.4313" calcext:value-type="float">
            <text:p>991.4313</text:p>
          </table:table-cell>
          <table:table-cell office:value-type="float" office:value="121.54822" calcext:value-type="float">
            <text:p>121.54822</text:p>
          </table:table-cell>
          <table:table-cell office:value-type="float" office:value="3.7883946" calcext:value-type="float">
            <text:p>3.7883946</text:p>
          </table:table-cell>
          <table:table-cell office:value-type="float" office:value="0.42444104" calcext:value-type="float">
            <text:p>0.42444104</text:p>
          </table:table-cell>
          <table:table-cell office:value-type="float" office:value="8.596337" calcext:value-type="float">
            <text:p>8.596337</text:p>
          </table:table-cell>
          <table:table-cell office:value-type="float" office:value="8.06812205" calcext:value-type="float">
            <text:p>8.06812205</text:p>
          </table:table-cell>
          <table:table-cell office:value-type="float" office:value="27.005581" calcext:value-type="float">
            <text:p>27.005581</text:p>
          </table:table-cell>
          <table:table-cell office:value-type="float" office:value="3.2858366" calcext:value-type="float">
            <text:p>3.2858366</text:p>
          </table:table-cell>
          <table:table-cell office:value-type="float" office:value="9.3944689" calcext:value-type="float">
            <text:p>9.3944689</text:p>
          </table:table-cell>
          <table:table-cell office:value-type="float" office:value="1.3974011" calcext:value-type="float">
            <text:p>1.3974011</text:p>
          </table:table-cell>
          <table:table-cell office:value-type="float" office:value="126.43484" calcext:value-type="float">
            <text:p>126.43484</text:p>
          </table:table-cell>
          <table:table-cell office:value-type="float" office:value="5.562491" calcext:value-type="float">
            <text:p>5.562491</text:p>
          </table:table-cell>
          <table:table-cell office:value-type="float" office:value="2.4354837" calcext:value-type="float">
            <text:p>2.4354837</text:p>
          </table:table-cell>
          <table:table-cell office:value-type="float" office:value="27.52699" calcext:value-type="float">
            <text:p>27.52699</text:p>
          </table:table-cell>
          <table:table-cell office:value-type="float" office:value="27.20139" calcext:value-type="float">
            <text:p>27.20139</text:p>
          </table:table-cell>
          <table:table-cell office:value-type="float" office:value="22.09804" calcext:value-type="float">
            <text:p>22.09804</text:p>
          </table:table-cell>
          <table:table-cell office:value-type="float" office:value="222.80063" calcext:value-type="float">
            <text:p>222.80063</text:p>
          </table:table-cell>
          <table:table-cell office:value-type="float" office:value="1.6595245" calcext:value-type="float">
            <text:p>1.6595245</text:p>
          </table:table-cell>
          <table:table-cell office:value-type="float" office:value="10.425572" calcext:value-type="float">
            <text:p>10.425572</text:p>
          </table:table-cell>
          <table:table-cell office:value-type="float" office:value="2.833061" calcext:value-type="float">
            <text:p>2.833061</text:p>
          </table:table-cell>
          <table:table-cell office:value-type="float" office:value="3.077562" calcext:value-type="float">
            <text:p>3.077562</text:p>
          </table:table-cell>
          <table:table-cell office:value-type="float" office:value="7.254852" calcext:value-type="float">
            <text:p>7.254852</text:p>
          </table:table-cell>
          <table:table-cell office:value-type="float" office:value="3.30765" calcext:value-type="float">
            <text:p>3.30765</text:p>
          </table:table-cell>
          <table:table-cell office:value-type="float" office:value="13.564363" calcext:value-type="float">
            <text:p>13.564363</text:p>
          </table:table-cell>
          <table:table-cell office:value-type="float" office:value="167.81132" calcext:value-type="float">
            <text:p>167.81132</text:p>
          </table:table-cell>
          <table:table-cell office:value-type="float" office:value="152.82264" calcext:value-type="float">
            <text:p>152.82264</text:p>
          </table:table-cell>
          <table:table-cell office:value-type="float" office:value="87.10989" calcext:value-type="float">
            <text:p>87.10989</text:p>
          </table:table-cell>
          <table:table-cell office:value-type="float" office:value="1.08923031" calcext:value-type="float">
            <text:p>1.08923031</text:p>
          </table:table-cell>
          <table:table-cell office:value-type="float" office:value="8.732464" calcext:value-type="float">
            <text:p>8.732464</text:p>
          </table:table-cell>
        </table:table-row>
        <table:table-row table:style-name="ro2">
          <table:table-cell office:value-type="string" calcext:value-type="string">
            <text:p>TCGA-14-0781-01B-01R-1849-01</text:p>
          </table:table-cell>
          <table:table-cell office:value-type="string" calcext:value-type="string">
            <text:p>GBM</text:p>
          </table:table-cell>
          <table:table-cell office:value-type="float" office:value="4.0271434" calcext:value-type="float">
            <text:p>4.0271434</text:p>
          </table:table-cell>
          <table:table-cell office:value-type="float" office:value="13.66869" calcext:value-type="float">
            <text:p>13.66869</text:p>
          </table:table-cell>
          <table:table-cell office:value-type="float" office:value="111.56277" calcext:value-type="float">
            <text:p>111.56277</text:p>
          </table:table-cell>
          <table:table-cell office:value-type="float" office:value="6407.0871" calcext:value-type="float">
            <text:p>6407.0871</text:p>
          </table:table-cell>
          <table:table-cell office:value-type="float" office:value="28.2159" calcext:value-type="float">
            <text:p>28.2159</text:p>
          </table:table-cell>
          <table:table-cell office:value-type="float" office:value="93.99874" calcext:value-type="float">
            <text:p>93.99874</text:p>
          </table:table-cell>
          <table:table-cell office:value-type="float" office:value="6.289511" calcext:value-type="float">
            <text:p>6.289511</text:p>
          </table:table-cell>
          <table:table-cell office:value-type="float" office:value="34.292211" calcext:value-type="float">
            <text:p>34.292211</text:p>
          </table:table-cell>
          <table:table-cell office:value-type="float" office:value="87.767754" calcext:value-type="float">
            <text:p>87.767754</text:p>
          </table:table-cell>
          <table:table-cell office:value-type="float" office:value="264.95146" calcext:value-type="float">
            <text:p>264.95146</text:p>
          </table:table-cell>
          <table:table-cell office:value-type="float" office:value="6.803517" calcext:value-type="float">
            <text:p>6.803517</text:p>
          </table:table-cell>
          <table:table-cell office:value-type="float" office:value="67.2617" calcext:value-type="float">
            <text:p>67.2617</text:p>
          </table:table-cell>
          <table:table-cell office:value-type="float" office:value="9.107157" calcext:value-type="float">
            <text:p>9.107157</text:p>
          </table:table-cell>
          <table:table-cell office:value-type="float" office:value="4.925891" calcext:value-type="float">
            <text:p>4.925891</text:p>
          </table:table-cell>
          <table:table-cell office:value-type="float" office:value="62.236934" calcext:value-type="float">
            <text:p>62.236934</text:p>
          </table:table-cell>
          <table:table-cell office:value-type="float" office:value="10.401129" calcext:value-type="float">
            <text:p>10.401129</text:p>
          </table:table-cell>
          <table:table-cell office:value-type="float" office:value="3.155056" calcext:value-type="float">
            <text:p>3.155056</text:p>
          </table:table-cell>
          <table:table-cell office:value-type="float" office:value="0.85842305" calcext:value-type="float">
            <text:p>0.85842305</text:p>
          </table:table-cell>
          <table:table-cell office:value-type="float" office:value="134.58867" calcext:value-type="float">
            <text:p>134.58867</text:p>
          </table:table-cell>
          <table:table-cell office:value-type="float" office:value="1182.1889" calcext:value-type="float">
            <text:p>1182.1889</text:p>
          </table:table-cell>
          <table:table-cell office:value-type="float" office:value="57.0825" calcext:value-type="float">
            <text:p>57.0825</text:p>
          </table:table-cell>
          <table:table-cell office:value-type="float" office:value="5.1179838" calcext:value-type="float">
            <text:p>5.1179838</text:p>
          </table:table-cell>
          <table:table-cell office:value-type="float" office:value="0.48528096" calcext:value-type="float">
            <text:p>0.48528096</text:p>
          </table:table-cell>
          <table:table-cell office:value-type="float" office:value="12.969863" calcext:value-type="float">
            <text:p>12.969863</text:p>
          </table:table-cell>
          <table:table-cell office:value-type="float" office:value="1.37197804" calcext:value-type="float">
            <text:p>1.37197804</text:p>
          </table:table-cell>
          <table:table-cell office:value-type="float" office:value="17.986279" calcext:value-type="float">
            <text:p>17.986279</text:p>
          </table:table-cell>
          <table:table-cell office:value-type="float" office:value="2.5364681" calcext:value-type="float">
            <text:p>2.5364681</text:p>
          </table:table-cell>
          <table:table-cell office:value-type="float" office:value="2.1866004" calcext:value-type="float">
            <text:p>2.1866004</text:p>
          </table:table-cell>
          <table:table-cell office:value-type="float" office:value="1.8033732" calcext:value-type="float">
            <text:p>1.8033732</text:p>
          </table:table-cell>
          <table:table-cell office:value-type="float" office:value="328.03462" calcext:value-type="float">
            <text:p>328.03462</text:p>
          </table:table-cell>
          <table:table-cell office:value-type="float" office:value="4.991649" calcext:value-type="float">
            <text:p>4.991649</text:p>
          </table:table-cell>
          <table:table-cell office:value-type="float" office:value="5.2736817" calcext:value-type="float">
            <text:p>5.2736817</text:p>
          </table:table-cell>
          <table:table-cell office:value-type="float" office:value="32.14211" calcext:value-type="float">
            <text:p>32.14211</text:p>
          </table:table-cell>
          <table:table-cell office:value-type="float" office:value="9.274637" calcext:value-type="float">
            <text:p>9.274637</text:p>
          </table:table-cell>
          <table:table-cell office:value-type="float" office:value="23.409765" calcext:value-type="float">
            <text:p>23.409765</text:p>
          </table:table-cell>
          <table:table-cell office:value-type="float" office:value="183.63151" calcext:value-type="float">
            <text:p>183.63151</text:p>
          </table:table-cell>
          <table:table-cell office:value-type="float" office:value="0.7077887" calcext:value-type="float">
            <text:p>0.7077887</text:p>
          </table:table-cell>
          <table:table-cell office:value-type="float" office:value="10.652478" calcext:value-type="float">
            <text:p>10.652478</text:p>
          </table:table-cell>
          <table:table-cell office:value-type="float" office:value="5.767557" calcext:value-type="float">
            <text:p>5.767557</text:p>
          </table:table-cell>
          <table:table-cell office:value-type="float" office:value="3.496411" calcext:value-type="float">
            <text:p>3.496411</text:p>
          </table:table-cell>
          <table:table-cell office:value-type="float" office:value="10.132034" calcext:value-type="float">
            <text:p>10.132034</text:p>
          </table:table-cell>
          <table:table-cell office:value-type="float" office:value="4.990753" calcext:value-type="float">
            <text:p>4.990753</text:p>
          </table:table-cell>
          <table:table-cell office:value-type="float" office:value="4.695726" calcext:value-type="float">
            <text:p>4.695726</text:p>
          </table:table-cell>
          <table:table-cell office:value-type="float" office:value="166.09305" calcext:value-type="float">
            <text:p>166.09305</text:p>
          </table:table-cell>
          <table:table-cell office:value-type="float" office:value="115.94243" calcext:value-type="float">
            <text:p>115.94243</text:p>
          </table:table-cell>
          <table:table-cell office:value-type="float" office:value="244.08085" calcext:value-type="float">
            <text:p>244.08085</text:p>
          </table:table-cell>
          <table:table-cell office:value-type="float" office:value="0.94281641" calcext:value-type="float">
            <text:p>0.94281641</text:p>
          </table:table-cell>
          <table:table-cell office:value-type="float" office:value="3.851693" calcext:value-type="float">
            <text:p>3.851693</text:p>
          </table:table-cell>
        </table:table-row>
        <table:table-row table:style-name="ro2">
          <table:table-cell office:value-type="string" calcext:value-type="string">
            <text:p>TCGA-14-0787-01A-01R-1849-01</text:p>
          </table:table-cell>
          <table:table-cell office:value-type="string" calcext:value-type="string">
            <text:p>GBM</text:p>
          </table:table-cell>
          <table:table-cell office:value-type="float" office:value="2.0203656" calcext:value-type="float">
            <text:p>2.0203656</text:p>
          </table:table-cell>
          <table:table-cell office:value-type="float" office:value="10.182246" calcext:value-type="float">
            <text:p>10.182246</text:p>
          </table:table-cell>
          <table:table-cell office:value-type="float" office:value="214.18914" calcext:value-type="float">
            <text:p>214.18914</text:p>
          </table:table-cell>
          <table:table-cell office:value-type="float" office:value="3061.0857" calcext:value-type="float">
            <text:p>3061.0857</text:p>
          </table:table-cell>
          <table:table-cell office:value-type="float" office:value="35.399065" calcext:value-type="float">
            <text:p>35.399065</text:p>
          </table:table-cell>
          <table:table-cell office:value-type="float" office:value="77.98071" calcext:value-type="float">
            <text:p>77.98071</text:p>
          </table:table-cell>
          <table:table-cell office:value-type="float" office:value="12.584754" calcext:value-type="float">
            <text:p>12.584754</text:p>
          </table:table-cell>
          <table:table-cell office:value-type="float" office:value="29.224797" calcext:value-type="float">
            <text:p>29.224797</text:p>
          </table:table-cell>
          <table:table-cell office:value-type="float" office:value="75.598902" calcext:value-type="float">
            <text:p>75.598902</text:p>
          </table:table-cell>
          <table:table-cell office:value-type="float" office:value="212.57819" calcext:value-type="float">
            <text:p>212.57819</text:p>
          </table:table-cell>
          <table:table-cell office:value-type="float" office:value="7.464374" calcext:value-type="float">
            <text:p>7.464374</text:p>
          </table:table-cell>
          <table:table-cell office:value-type="float" office:value="84.687651" calcext:value-type="float">
            <text:p>84.687651</text:p>
          </table:table-cell>
          <table:table-cell office:value-type="float" office:value="9.2769" calcext:value-type="float">
            <text:p>9.2769</text:p>
          </table:table-cell>
          <table:table-cell office:value-type="float" office:value="4.048989" calcext:value-type="float">
            <text:p>4.048989</text:p>
          </table:table-cell>
          <table:table-cell office:value-type="float" office:value="57.634338" calcext:value-type="float">
            <text:p>57.634338</text:p>
          </table:table-cell>
          <table:table-cell office:value-type="float" office:value="7.122254" calcext:value-type="float">
            <text:p>7.122254</text:p>
          </table:table-cell>
          <table:table-cell office:value-type="float" office:value="2.488861" calcext:value-type="float">
            <text:p>2.488861</text:p>
          </table:table-cell>
          <table:table-cell office:value-type="float" office:value="0.61988177" calcext:value-type="float">
            <text:p>0.61988177</text:p>
          </table:table-cell>
          <table:table-cell office:value-type="float" office:value="54.02799" calcext:value-type="float">
            <text:p>54.02799</text:p>
          </table:table-cell>
          <table:table-cell office:value-type="float" office:value="1320.2638" calcext:value-type="float">
            <text:p>1320.2638</text:p>
          </table:table-cell>
          <table:table-cell office:value-type="float" office:value="47.29483" calcext:value-type="float">
            <text:p>47.29483</text:p>
          </table:table-cell>
          <table:table-cell office:value-type="float" office:value="6.4576874" calcext:value-type="float">
            <text:p>6.4576874</text:p>
          </table:table-cell>
          <table:table-cell office:value-type="float" office:value="0.37796885" calcext:value-type="float">
            <text:p>0.37796885</text:p>
          </table:table-cell>
          <table:table-cell office:value-type="float" office:value="6.232244" calcext:value-type="float">
            <text:p>6.232244</text:p>
          </table:table-cell>
          <table:table-cell office:value-type="float" office:value="1.92426452" calcext:value-type="float">
            <text:p>1.92426452</text:p>
          </table:table-cell>
          <table:table-cell office:value-type="float" office:value="18.344035" calcext:value-type="float">
            <text:p>18.344035</text:p>
          </table:table-cell>
          <table:table-cell office:value-type="float" office:value="2.1015518" calcext:value-type="float">
            <text:p>2.1015518</text:p>
          </table:table-cell>
          <table:table-cell office:value-type="float" office:value="2.7016111" calcext:value-type="float">
            <text:p>2.7016111</text:p>
          </table:table-cell>
          <table:table-cell office:value-type="float" office:value="0.8851854" calcext:value-type="float">
            <text:p>0.8851854</text:p>
          </table:table-cell>
          <table:table-cell office:value-type="float" office:value="206.39033" calcext:value-type="float">
            <text:p>206.39033</text:p>
          </table:table-cell>
          <table:table-cell office:value-type="float" office:value="3.506057" calcext:value-type="float">
            <text:p>3.506057</text:p>
          </table:table-cell>
          <table:table-cell office:value-type="float" office:value="2.2649309" calcext:value-type="float">
            <text:p>2.2649309</text:p>
          </table:table-cell>
          <table:table-cell office:value-type="float" office:value="21.8411" calcext:value-type="float">
            <text:p>21.8411</text:p>
          </table:table-cell>
          <table:table-cell office:value-type="float" office:value="35.439673" calcext:value-type="float">
            <text:p>35.439673</text:p>
          </table:table-cell>
          <table:table-cell office:value-type="float" office:value="21.611138" calcext:value-type="float">
            <text:p>21.611138</text:p>
          </table:table-cell>
          <table:table-cell office:value-type="float" office:value="197.12469" calcext:value-type="float">
            <text:p>197.12469</text:p>
          </table:table-cell>
          <table:table-cell office:value-type="float" office:value="1.406619" calcext:value-type="float">
            <text:p>1.406619</text:p>
          </table:table-cell>
          <table:table-cell office:value-type="float" office:value="8.228998" calcext:value-type="float">
            <text:p>8.228998</text:p>
          </table:table-cell>
          <table:table-cell office:value-type="float" office:value="4.313421" calcext:value-type="float">
            <text:p>4.313421</text:p>
          </table:table-cell>
          <table:table-cell office:value-type="float" office:value="2.03897" calcext:value-type="float">
            <text:p>2.03897</text:p>
          </table:table-cell>
          <table:table-cell office:value-type="float" office:value="13.278709" calcext:value-type="float">
            <text:p>13.278709</text:p>
          </table:table-cell>
          <table:table-cell office:value-type="float" office:value="2.76364" calcext:value-type="float">
            <text:p>2.76364</text:p>
          </table:table-cell>
          <table:table-cell office:value-type="float" office:value="3.54818" calcext:value-type="float">
            <text:p>3.54818</text:p>
          </table:table-cell>
          <table:table-cell office:value-type="float" office:value="130.78799" calcext:value-type="float">
            <text:p>130.78799</text:p>
          </table:table-cell>
          <table:table-cell office:value-type="float" office:value="60.88544" calcext:value-type="float">
            <text:p>60.88544</text:p>
          </table:table-cell>
          <table:table-cell office:value-type="float" office:value="325.17967" calcext:value-type="float">
            <text:p>325.17967</text:p>
          </table:table-cell>
          <table:table-cell office:value-type="float" office:value="1.23676237" calcext:value-type="float">
            <text:p>1.23676237</text:p>
          </table:table-cell>
          <table:table-cell office:value-type="float" office:value="5.153985" calcext:value-type="float">
            <text:p>5.153985</text:p>
          </table:table-cell>
        </table:table-row>
        <table:table-row table:style-name="ro2">
          <table:table-cell office:value-type="string" calcext:value-type="string">
            <text:p>TCGA-14-0790-01B-01R-1849-01</text:p>
          </table:table-cell>
          <table:table-cell office:value-type="string" calcext:value-type="string">
            <text:p>GBM</text:p>
          </table:table-cell>
          <table:table-cell office:value-type="float" office:value="1.9509331" calcext:value-type="float">
            <text:p>1.9509331</text:p>
          </table:table-cell>
          <table:table-cell office:value-type="float" office:value="13.119469" calcext:value-type="float">
            <text:p>13.119469</text:p>
          </table:table-cell>
          <table:table-cell office:value-type="float" office:value="131.36974" calcext:value-type="float">
            <text:p>131.36974</text:p>
          </table:table-cell>
          <table:table-cell office:value-type="float" office:value="2298.0445" calcext:value-type="float">
            <text:p>2298.0445</text:p>
          </table:table-cell>
          <table:table-cell office:value-type="float" office:value="39.776661" calcext:value-type="float">
            <text:p>39.776661</text:p>
          </table:table-cell>
          <table:table-cell office:value-type="float" office:value="76.51522" calcext:value-type="float">
            <text:p>76.51522</text:p>
          </table:table-cell>
          <table:table-cell office:value-type="float" office:value="6.104849" calcext:value-type="float">
            <text:p>6.104849</text:p>
          </table:table-cell>
          <table:table-cell office:value-type="float" office:value="33.995063" calcext:value-type="float">
            <text:p>33.995063</text:p>
          </table:table-cell>
          <table:table-cell office:value-type="float" office:value="55.761294" calcext:value-type="float">
            <text:p>55.761294</text:p>
          </table:table-cell>
          <table:table-cell office:value-type="float" office:value="275.82391" calcext:value-type="float">
            <text:p>275.82391</text:p>
          </table:table-cell>
          <table:table-cell office:value-type="float" office:value="6.572513" calcext:value-type="float">
            <text:p>6.572513</text:p>
          </table:table-cell>
          <table:table-cell office:value-type="float" office:value="98.257355" calcext:value-type="float">
            <text:p>98.257355</text:p>
          </table:table-cell>
          <table:table-cell office:value-type="float" office:value="5.010996" calcext:value-type="float">
            <text:p>5.010996</text:p>
          </table:table-cell>
          <table:table-cell office:value-type="float" office:value="7.131207" calcext:value-type="float">
            <text:p>7.131207</text:p>
          </table:table-cell>
          <table:table-cell office:value-type="float" office:value="67.121703" calcext:value-type="float">
            <text:p>67.121703</text:p>
          </table:table-cell>
          <table:table-cell office:value-type="float" office:value="10.378512" calcext:value-type="float">
            <text:p>10.378512</text:p>
          </table:table-cell>
          <table:table-cell office:value-type="float" office:value="2.483712" calcext:value-type="float">
            <text:p>2.483712</text:p>
          </table:table-cell>
          <table:table-cell office:value-type="float" office:value="1.13978299" calcext:value-type="float">
            <text:p>1.13978299</text:p>
          </table:table-cell>
          <table:table-cell office:value-type="float" office:value="70.48609" calcext:value-type="float">
            <text:p>70.48609</text:p>
          </table:table-cell>
          <table:table-cell office:value-type="float" office:value="1363.9035" calcext:value-type="float">
            <text:p>1363.9035</text:p>
          </table:table-cell>
          <table:table-cell office:value-type="float" office:value="35.26628" calcext:value-type="float">
            <text:p>35.26628</text:p>
          </table:table-cell>
          <table:table-cell office:value-type="float" office:value="4.5426728" calcext:value-type="float">
            <text:p>4.5426728</text:p>
          </table:table-cell>
          <table:table-cell office:value-type="float" office:value="0.16142015" calcext:value-type="float">
            <text:p>0.16142015</text:p>
          </table:table-cell>
          <table:table-cell office:value-type="float" office:value="10.812957" calcext:value-type="float">
            <text:p>10.812957</text:p>
          </table:table-cell>
          <table:table-cell office:value-type="float" office:value="7.82647692" calcext:value-type="float">
            <text:p>7.82647692</text:p>
          </table:table-cell>
          <table:table-cell office:value-type="float" office:value="20.587919" calcext:value-type="float">
            <text:p>20.587919</text:p>
          </table:table-cell>
          <table:table-cell office:value-type="float" office:value="1.9549806" calcext:value-type="float">
            <text:p>1.9549806</text:p>
          </table:table-cell>
          <table:table-cell office:value-type="float" office:value="4.0819069" calcext:value-type="float">
            <text:p>4.0819069</text:p>
          </table:table-cell>
          <table:table-cell office:value-type="float" office:value="0.3889186" calcext:value-type="float">
            <text:p>0.3889186</text:p>
          </table:table-cell>
          <table:table-cell office:value-type="float" office:value="153.47746" calcext:value-type="float">
            <text:p>153.47746</text:p>
          </table:table-cell>
          <table:table-cell office:value-type="float" office:value="4.598543" calcext:value-type="float">
            <text:p>4.598543</text:p>
          </table:table-cell>
          <table:table-cell office:value-type="float" office:value="2.2661727" calcext:value-type="float">
            <text:p>2.2661727</text:p>
          </table:table-cell>
          <table:table-cell office:value-type="float" office:value="62.2146" calcext:value-type="float">
            <text:p>62.2146</text:p>
          </table:table-cell>
          <table:table-cell office:value-type="float" office:value="28.193035" calcext:value-type="float">
            <text:p>28.193035</text:p>
          </table:table-cell>
          <table:table-cell office:value-type="float" office:value="25.862917" calcext:value-type="float">
            <text:p>25.862917</text:p>
          </table:table-cell>
          <table:table-cell office:value-type="float" office:value="312.52401" calcext:value-type="float">
            <text:p>312.52401</text:p>
          </table:table-cell>
          <table:table-cell office:value-type="float" office:value="1.4521706" calcext:value-type="float">
            <text:p>1.4521706</text:p>
          </table:table-cell>
          <table:table-cell office:value-type="float" office:value="10.03655" calcext:value-type="float">
            <text:p>10.03655</text:p>
          </table:table-cell>
          <table:table-cell office:value-type="float" office:value="4.948049" calcext:value-type="float">
            <text:p>4.948049</text:p>
          </table:table-cell>
          <table:table-cell office:value-type="float" office:value="3.059465" calcext:value-type="float">
            <text:p>3.059465</text:p>
          </table:table-cell>
          <table:table-cell office:value-type="float" office:value="11.84771" calcext:value-type="float">
            <text:p>11.84771</text:p>
          </table:table-cell>
          <table:table-cell office:value-type="float" office:value="4.78613" calcext:value-type="float">
            <text:p>4.78613</text:p>
          </table:table-cell>
          <table:table-cell office:value-type="float" office:value="3.707221" calcext:value-type="float">
            <text:p>3.707221</text:p>
          </table:table-cell>
          <table:table-cell office:value-type="float" office:value="92.57898" calcext:value-type="float">
            <text:p>92.57898</text:p>
          </table:table-cell>
          <table:table-cell office:value-type="float" office:value="148.42289" calcext:value-type="float">
            <text:p>148.42289</text:p>
          </table:table-cell>
          <table:table-cell office:value-type="float" office:value="184.85476" calcext:value-type="float">
            <text:p>184.85476</text:p>
          </table:table-cell>
          <table:table-cell office:value-type="float" office:value="1.17917828" calcext:value-type="float">
            <text:p>1.17917828</text:p>
          </table:table-cell>
          <table:table-cell office:value-type="float" office:value="3.6331" calcext:value-type="float">
            <text:p>3.6331</text:p>
          </table:table-cell>
        </table:table-row>
        <table:table-row table:style-name="ro2">
          <table:table-cell office:value-type="string" calcext:value-type="string">
            <text:p>TCGA-14-0817-01A-01R-1849-01</text:p>
          </table:table-cell>
          <table:table-cell office:value-type="string" calcext:value-type="string">
            <text:p>GBM</text:p>
          </table:table-cell>
          <table:table-cell office:value-type="float" office:value="1.4306709" calcext:value-type="float">
            <text:p>1.4306709</text:p>
          </table:table-cell>
          <table:table-cell office:value-type="float" office:value="7.341742" calcext:value-type="float">
            <text:p>7.341742</text:p>
          </table:table-cell>
          <table:table-cell office:value-type="float" office:value="171.71871" calcext:value-type="float">
            <text:p>171.71871</text:p>
          </table:table-cell>
          <table:table-cell office:value-type="float" office:value="3749.0083" calcext:value-type="float">
            <text:p>3749.0083</text:p>
          </table:table-cell>
          <table:table-cell office:value-type="float" office:value="75.219596" calcext:value-type="float">
            <text:p>75.219596</text:p>
          </table:table-cell>
          <table:table-cell office:value-type="float" office:value="96.36501" calcext:value-type="float">
            <text:p>96.36501</text:p>
          </table:table-cell>
          <table:table-cell office:value-type="float" office:value="11.187677" calcext:value-type="float">
            <text:p>11.187677</text:p>
          </table:table-cell>
          <table:table-cell office:value-type="float" office:value="27.135846" calcext:value-type="float">
            <text:p>27.135846</text:p>
          </table:table-cell>
          <table:table-cell office:value-type="float" office:value="53.663877" calcext:value-type="float">
            <text:p>53.663877</text:p>
          </table:table-cell>
          <table:table-cell office:value-type="float" office:value="105.66913" calcext:value-type="float">
            <text:p>105.66913</text:p>
          </table:table-cell>
          <table:table-cell office:value-type="float" office:value="8.961763" calcext:value-type="float">
            <text:p>8.961763</text:p>
          </table:table-cell>
          <table:table-cell office:value-type="float" office:value="127.629699" calcext:value-type="float">
            <text:p>127.629699</text:p>
          </table:table-cell>
          <table:table-cell office:value-type="float" office:value="8.697076" calcext:value-type="float">
            <text:p>8.697076</text:p>
          </table:table-cell>
          <table:table-cell office:value-type="float" office:value="6.207427" calcext:value-type="float">
            <text:p>6.207427</text:p>
          </table:table-cell>
          <table:table-cell office:value-type="float" office:value="48.871888" calcext:value-type="float">
            <text:p>48.871888</text:p>
          </table:table-cell>
          <table:table-cell office:value-type="float" office:value="3.560527" calcext:value-type="float">
            <text:p>3.560527</text:p>
          </table:table-cell>
          <table:table-cell office:value-type="float" office:value="1.764495" calcext:value-type="float">
            <text:p>1.764495</text:p>
          </table:table-cell>
          <table:table-cell office:value-type="float" office:value="1.15124122" calcext:value-type="float">
            <text:p>1.15124122</text:p>
          </table:table-cell>
          <table:table-cell office:value-type="float" office:value="24.88028" calcext:value-type="float">
            <text:p>24.88028</text:p>
          </table:table-cell>
          <table:table-cell office:value-type="float" office:value="2132.5458" calcext:value-type="float">
            <text:p>2132.5458</text:p>
          </table:table-cell>
          <table:table-cell office:value-type="float" office:value="54.63323" calcext:value-type="float">
            <text:p>54.63323</text:p>
          </table:table-cell>
          <table:table-cell office:value-type="float" office:value="8.0133483" calcext:value-type="float">
            <text:p>8.0133483</text:p>
          </table:table-cell>
          <table:table-cell office:value-type="float" office:value="0.22007623" calcext:value-type="float">
            <text:p>0.22007623</text:p>
          </table:table-cell>
          <table:table-cell office:value-type="float" office:value="13.154464" calcext:value-type="float">
            <text:p>13.154464</text:p>
          </table:table-cell>
          <table:table-cell office:value-type="float" office:value="1.84033124" calcext:value-type="float">
            <text:p>1.84033124</text:p>
          </table:table-cell>
          <table:table-cell office:value-type="float" office:value="11.075548" calcext:value-type="float">
            <text:p>11.075548</text:p>
          </table:table-cell>
          <table:table-cell office:value-type="float" office:value="1.0675723" calcext:value-type="float">
            <text:p>1.0675723</text:p>
          </table:table-cell>
          <table:table-cell office:value-type="float" office:value="2.0460892" calcext:value-type="float">
            <text:p>2.0460892</text:p>
          </table:table-cell>
          <table:table-cell office:value-type="float" office:value="0.8018459" calcext:value-type="float">
            <text:p>0.8018459</text:p>
          </table:table-cell>
          <table:table-cell office:value-type="float" office:value="366.38064" calcext:value-type="float">
            <text:p>366.38064</text:p>
          </table:table-cell>
          <table:table-cell office:value-type="float" office:value="5.189852" calcext:value-type="float">
            <text:p>5.189852</text:p>
          </table:table-cell>
          <table:table-cell office:value-type="float" office:value="0.9780111" calcext:value-type="float">
            <text:p>0.9780111</text:p>
          </table:table-cell>
          <table:table-cell office:value-type="float" office:value="52.63584" calcext:value-type="float">
            <text:p>52.63584</text:p>
          </table:table-cell>
          <table:table-cell office:value-type="float" office:value="40.413225" calcext:value-type="float">
            <text:p>40.413225</text:p>
          </table:table-cell>
          <table:table-cell office:value-type="float" office:value="29.483209" calcext:value-type="float">
            <text:p>29.483209</text:p>
          </table:table-cell>
          <table:table-cell office:value-type="float" office:value="617.34178" calcext:value-type="float">
            <text:p>617.34178</text:p>
          </table:table-cell>
          <table:table-cell office:value-type="float" office:value="1.3592744" calcext:value-type="float">
            <text:p>1.3592744</text:p>
          </table:table-cell>
          <table:table-cell office:value-type="float" office:value="10.6597" calcext:value-type="float">
            <text:p>10.6597</text:p>
          </table:table-cell>
          <table:table-cell office:value-type="float" office:value="3.831655" calcext:value-type="float">
            <text:p>3.831655</text:p>
          </table:table-cell>
          <table:table-cell office:value-type="float" office:value="2.023924" calcext:value-type="float">
            <text:p>2.023924</text:p>
          </table:table-cell>
          <table:table-cell office:value-type="float" office:value="11.438692" calcext:value-type="float">
            <text:p>11.438692</text:p>
          </table:table-cell>
          <table:table-cell office:value-type="float" office:value="2.130629" calcext:value-type="float">
            <text:p>2.130629</text:p>
          </table:table-cell>
          <table:table-cell office:value-type="float" office:value="4.094451" calcext:value-type="float">
            <text:p>4.094451</text:p>
          </table:table-cell>
          <table:table-cell office:value-type="float" office:value="104.58589" calcext:value-type="float">
            <text:p>104.58589</text:p>
          </table:table-cell>
          <table:table-cell office:value-type="float" office:value="212.54986" calcext:value-type="float">
            <text:p>212.54986</text:p>
          </table:table-cell>
          <table:table-cell office:value-type="float" office:value="179.70728" calcext:value-type="float">
            <text:p>179.70728</text:p>
          </table:table-cell>
          <table:table-cell office:value-type="float" office:value="1.72045941" calcext:value-type="float">
            <text:p>1.72045941</text:p>
          </table:table-cell>
          <table:table-cell office:value-type="float" office:value="3.233819" calcext:value-type="float">
            <text:p>3.233819</text:p>
          </table:table-cell>
        </table:table-row>
        <table:table-row table:style-name="ro2">
          <table:table-cell office:value-type="string" calcext:value-type="string">
            <text:p>TCGA-18-3409-01A-01R-0980-07</text:p>
          </table:table-cell>
          <table:table-cell office:value-type="string" calcext:value-type="string">
            <text:p>LUSC</text:p>
          </table:table-cell>
          <table:table-cell office:value-type="float" office:value="12.4762409" calcext:value-type="float">
            <text:p>12.4762409</text:p>
          </table:table-cell>
          <table:table-cell office:value-type="float" office:value="8.962432" calcext:value-type="float">
            <text:p>8.962432</text:p>
          </table:table-cell>
          <table:table-cell office:value-type="float" office:value="130.85065" calcext:value-type="float">
            <text:p>130.85065</text:p>
          </table:table-cell>
          <table:table-cell office:value-type="float" office:value="3332.7193" calcext:value-type="float">
            <text:p>3332.7193</text:p>
          </table:table-cell>
          <table:table-cell office:value-type="float" office:value="65.558134" calcext:value-type="float">
            <text:p>65.558134</text:p>
          </table:table-cell>
          <table:table-cell office:value-type="float" office:value="93.54729" calcext:value-type="float">
            <text:p>93.54729</text:p>
          </table:table-cell>
          <table:table-cell office:value-type="float" office:value="8.832791" calcext:value-type="float">
            <text:p>8.832791</text:p>
          </table:table-cell>
          <table:table-cell office:value-type="float" office:value="42.017742" calcext:value-type="float">
            <text:p>42.017742</text:p>
          </table:table-cell>
          <table:table-cell office:value-type="float" office:value="26.700282" calcext:value-type="float">
            <text:p>26.700282</text:p>
          </table:table-cell>
          <table:table-cell office:value-type="float" office:value="93.21909" calcext:value-type="float">
            <text:p>93.21909</text:p>
          </table:table-cell>
          <table:table-cell office:value-type="float" office:value="5.643462" calcext:value-type="float">
            <text:p>5.643462</text:p>
          </table:table-cell>
          <table:table-cell office:value-type="float" office:value="42.779365" calcext:value-type="float">
            <text:p>42.779365</text:p>
          </table:table-cell>
          <table:table-cell office:value-type="float" office:value="9.150789" calcext:value-type="float">
            <text:p>9.150789</text:p>
          </table:table-cell>
          <table:table-cell office:value-type="float" office:value="5.119352" calcext:value-type="float">
            <text:p>5.119352</text:p>
          </table:table-cell>
          <table:table-cell office:value-type="float" office:value="20.9338" calcext:value-type="float">
            <text:p>20.9338</text:p>
          </table:table-cell>
          <table:table-cell office:value-type="float" office:value="12.041468" calcext:value-type="float">
            <text:p>12.041468</text:p>
          </table:table-cell>
          <table:table-cell office:value-type="float" office:value="4.479769" calcext:value-type="float">
            <text:p>4.479769</text:p>
          </table:table-cell>
          <table:table-cell office:value-type="float" office:value="0.49419195" calcext:value-type="float">
            <text:p>0.49419195</text:p>
          </table:table-cell>
          <table:table-cell office:value-type="float" office:value="50.28437" calcext:value-type="float">
            <text:p>50.28437</text:p>
          </table:table-cell>
          <table:table-cell office:value-type="float" office:value="1325.1429" calcext:value-type="float">
            <text:p>1325.1429</text:p>
          </table:table-cell>
          <table:table-cell office:value-type="float" office:value="69.63967" calcext:value-type="float">
            <text:p>69.63967</text:p>
          </table:table-cell>
          <table:table-cell office:value-type="float" office:value="4.8322574" calcext:value-type="float">
            <text:p>4.8322574</text:p>
          </table:table-cell>
          <table:table-cell office:value-type="float" office:value="0.47338173" calcext:value-type="float">
            <text:p>0.47338173</text:p>
          </table:table-cell>
          <table:table-cell office:value-type="float" office:value="9.261976" calcext:value-type="float">
            <text:p>9.261976</text:p>
          </table:table-cell>
          <table:table-cell office:value-type="float" office:value="1.3457945" calcext:value-type="float">
            <text:p>1.3457945</text:p>
          </table:table-cell>
          <table:table-cell office:value-type="float" office:value="19.978635" calcext:value-type="float">
            <text:p>19.978635</text:p>
          </table:table-cell>
          <table:table-cell office:value-type="float" office:value="3.6879311" calcext:value-type="float">
            <text:p>3.6879311</text:p>
          </table:table-cell>
          <table:table-cell office:value-type="float" office:value="4.04823" calcext:value-type="float">
            <text:p>4.04823</text:p>
          </table:table-cell>
          <table:table-cell office:value-type="float" office:value="1.1913655" calcext:value-type="float">
            <text:p>1.1913655</text:p>
          </table:table-cell>
          <table:table-cell office:value-type="float" office:value="225.98" calcext:value-type="float">
            <text:p>225.98</text:p>
          </table:table-cell>
          <table:table-cell office:value-type="float" office:value="6.437278" calcext:value-type="float">
            <text:p>6.437278</text:p>
          </table:table-cell>
          <table:table-cell office:value-type="float" office:value="2.442285" calcext:value-type="float">
            <text:p>2.442285</text:p>
          </table:table-cell>
          <table:table-cell office:value-type="float" office:value="42.1548" calcext:value-type="float">
            <text:p>42.1548</text:p>
          </table:table-cell>
          <table:table-cell office:value-type="float" office:value="7.855721" calcext:value-type="float">
            <text:p>7.855721</text:p>
          </table:table-cell>
          <table:table-cell office:value-type="float" office:value="35.800357" calcext:value-type="float">
            <text:p>35.800357</text:p>
          </table:table-cell>
          <table:table-cell office:value-type="float" office:value="116.67931" calcext:value-type="float">
            <text:p>116.67931</text:p>
          </table:table-cell>
          <table:table-cell office:value-type="float" office:value="1.1379057" calcext:value-type="float">
            <text:p>1.1379057</text:p>
          </table:table-cell>
          <table:table-cell office:value-type="float" office:value="14.175428" calcext:value-type="float">
            <text:p>14.175428</text:p>
          </table:table-cell>
          <table:table-cell office:value-type="float" office:value="4.716997" calcext:value-type="float">
            <text:p>4.716997</text:p>
          </table:table-cell>
          <table:table-cell office:value-type="float" office:value="2.840898" calcext:value-type="float">
            <text:p>2.840898</text:p>
          </table:table-cell>
          <table:table-cell office:value-type="float" office:value="8.334849" calcext:value-type="float">
            <text:p>8.334849</text:p>
          </table:table-cell>
          <table:table-cell office:value-type="float" office:value="5.740703" calcext:value-type="float">
            <text:p>5.740703</text:p>
          </table:table-cell>
          <table:table-cell office:value-type="float" office:value="7.180651" calcext:value-type="float">
            <text:p>7.180651</text:p>
          </table:table-cell>
          <table:table-cell office:value-type="float" office:value="158.02118" calcext:value-type="float">
            <text:p>158.02118</text:p>
          </table:table-cell>
          <table:table-cell office:value-type="float" office:value="94.00933" calcext:value-type="float">
            <text:p>94.00933</text:p>
          </table:table-cell>
          <table:table-cell office:value-type="float" office:value="350.13283" calcext:value-type="float">
            <text:p>350.13283</text:p>
          </table:table-cell>
          <table:table-cell office:value-type="float" office:value="1.17323673" calcext:value-type="float">
            <text:p>1.17323673</text:p>
          </table:table-cell>
          <table:table-cell office:value-type="float" office:value="4.973822" calcext:value-type="float">
            <text:p>4.973822</text:p>
          </table:table-cell>
        </table:table-row>
        <table:table-row table:style-name="ro2">
          <table:table-cell office:value-type="string" calcext:value-type="string">
            <text:p>TCGA-18-5592-01A-01R-1635-07</text:p>
          </table:table-cell>
          <table:table-cell office:value-type="string" calcext:value-type="string">
            <text:p>LUSC</text:p>
          </table:table-cell>
          <table:table-cell office:value-type="float" office:value="74.5441368" calcext:value-type="float">
            <text:p>74.5441368</text:p>
          </table:table-cell>
          <table:table-cell office:value-type="float" office:value="15.598476" calcext:value-type="float">
            <text:p>15.598476</text:p>
          </table:table-cell>
          <table:table-cell office:value-type="float" office:value="68.86544" calcext:value-type="float">
            <text:p>68.86544</text:p>
          </table:table-cell>
          <table:table-cell office:value-type="float" office:value="1347.1849" calcext:value-type="float">
            <text:p>1347.1849</text:p>
          </table:table-cell>
          <table:table-cell office:value-type="float" office:value="67.388316" calcext:value-type="float">
            <text:p>67.388316</text:p>
          </table:table-cell>
          <table:table-cell office:value-type="float" office:value="37.15138" calcext:value-type="float">
            <text:p>37.15138</text:p>
          </table:table-cell>
          <table:table-cell office:value-type="float" office:value="6.56192" calcext:value-type="float">
            <text:p>6.56192</text:p>
          </table:table-cell>
          <table:table-cell office:value-type="float" office:value="11.843501" calcext:value-type="float">
            <text:p>11.843501</text:p>
          </table:table-cell>
          <table:table-cell office:value-type="float" office:value="23.912459" calcext:value-type="float">
            <text:p>23.912459</text:p>
          </table:table-cell>
          <table:table-cell office:value-type="float" office:value="70.24566" calcext:value-type="float">
            <text:p>70.24566</text:p>
          </table:table-cell>
          <table:table-cell office:value-type="float" office:value="5.853838" calcext:value-type="float">
            <text:p>5.853838</text:p>
          </table:table-cell>
          <table:table-cell office:value-type="float" office:value="21.675649" calcext:value-type="float">
            <text:p>21.675649</text:p>
          </table:table-cell>
          <table:table-cell office:value-type="float" office:value="10.274968" calcext:value-type="float">
            <text:p>10.274968</text:p>
          </table:table-cell>
          <table:table-cell office:value-type="float" office:value="2.154537" calcext:value-type="float">
            <text:p>2.154537</text:p>
          </table:table-cell>
          <table:table-cell office:value-type="float" office:value="31.772536" calcext:value-type="float">
            <text:p>31.772536</text:p>
          </table:table-cell>
          <table:table-cell office:value-type="float" office:value="12.275083" calcext:value-type="float">
            <text:p>12.275083</text:p>
          </table:table-cell>
          <table:table-cell office:value-type="float" office:value="3.072302" calcext:value-type="float">
            <text:p>3.072302</text:p>
          </table:table-cell>
          <table:table-cell office:value-type="float" office:value="0.19275993" calcext:value-type="float">
            <text:p>0.19275993</text:p>
          </table:table-cell>
          <table:table-cell office:value-type="float" office:value="93.03684" calcext:value-type="float">
            <text:p>93.03684</text:p>
          </table:table-cell>
          <table:table-cell office:value-type="float" office:value="1282.9739" calcext:value-type="float">
            <text:p>1282.9739</text:p>
          </table:table-cell>
          <table:table-cell office:value-type="float" office:value="82.20406" calcext:value-type="float">
            <text:p>82.20406</text:p>
          </table:table-cell>
          <table:table-cell office:value-type="float" office:value="4.3931158" calcext:value-type="float">
            <text:p>4.3931158</text:p>
          </table:table-cell>
          <table:table-cell office:value-type="float" office:value="0.31110861" calcext:value-type="float">
            <text:p>0.31110861</text:p>
          </table:table-cell>
          <table:table-cell office:value-type="float" office:value="8.769581" calcext:value-type="float">
            <text:p>8.769581</text:p>
          </table:table-cell>
          <table:table-cell office:value-type="float" office:value="0.0424608" calcext:value-type="float">
            <text:p>0.0424608</text:p>
          </table:table-cell>
          <table:table-cell office:value-type="float" office:value="33.720152" calcext:value-type="float">
            <text:p>33.720152</text:p>
          </table:table-cell>
          <table:table-cell office:value-type="float" office:value="2.8146717" calcext:value-type="float">
            <text:p>2.8146717</text:p>
          </table:table-cell>
          <table:table-cell office:value-type="float" office:value="4.893853" calcext:value-type="float">
            <text:p>4.893853</text:p>
          </table:table-cell>
          <table:table-cell office:value-type="float" office:value="2.7081558" calcext:value-type="float">
            <text:p>2.7081558</text:p>
          </table:table-cell>
          <table:table-cell office:value-type="float" office:value="74.07438" calcext:value-type="float">
            <text:p>74.07438</text:p>
          </table:table-cell>
          <table:table-cell office:value-type="float" office:value="7.636871" calcext:value-type="float">
            <text:p>7.636871</text:p>
          </table:table-cell>
          <table:table-cell office:value-type="float" office:value="3.7275067" calcext:value-type="float">
            <text:p>3.7275067</text:p>
          </table:table-cell>
          <table:table-cell office:value-type="float" office:value="45.87419" calcext:value-type="float">
            <text:p>45.87419</text:p>
          </table:table-cell>
          <table:table-cell office:value-type="float" office:value="27.173206" calcext:value-type="float">
            <text:p>27.173206</text:p>
          </table:table-cell>
          <table:table-cell office:value-type="float" office:value="13.523603" calcext:value-type="float">
            <text:p>13.523603</text:p>
          </table:table-cell>
          <table:table-cell office:value-type="float" office:value="82.49447" calcext:value-type="float">
            <text:p>82.49447</text:p>
          </table:table-cell>
          <table:table-cell office:value-type="float" office:value="4.7500837" calcext:value-type="float">
            <text:p>4.7500837</text:p>
          </table:table-cell>
          <table:table-cell office:value-type="float" office:value="10.493632" calcext:value-type="float">
            <text:p>10.493632</text:p>
          </table:table-cell>
          <table:table-cell office:value-type="float" office:value="6.630738" calcext:value-type="float">
            <text:p>6.630738</text:p>
          </table:table-cell>
          <table:table-cell office:value-type="float" office:value="4.562516" calcext:value-type="float">
            <text:p>4.562516</text:p>
          </table:table-cell>
          <table:table-cell office:value-type="float" office:value="10.154943" calcext:value-type="float">
            <text:p>10.154943</text:p>
          </table:table-cell>
          <table:table-cell office:value-type="float" office:value="3.103673" calcext:value-type="float">
            <text:p>3.103673</text:p>
          </table:table-cell>
          <table:table-cell office:value-type="float" office:value="7.234383" calcext:value-type="float">
            <text:p>7.234383</text:p>
          </table:table-cell>
          <table:table-cell office:value-type="float" office:value="206.76219" calcext:value-type="float">
            <text:p>206.76219</text:p>
          </table:table-cell>
          <table:table-cell office:value-type="float" office:value="60.30191" calcext:value-type="float">
            <text:p>60.30191</text:p>
          </table:table-cell>
          <table:table-cell office:value-type="float" office:value="182.34294" calcext:value-type="float">
            <text:p>182.34294</text:p>
          </table:table-cell>
          <table:table-cell office:value-type="float" office:value="1.71307322" calcext:value-type="float">
            <text:p>1.71307322</text:p>
          </table:table-cell>
          <table:table-cell office:value-type="float" office:value="14.124584" calcext:value-type="float">
            <text:p>14.124584</text:p>
          </table:table-cell>
        </table:table-row>
        <table:table-row table:style-name="ro2">
          <table:table-cell office:value-type="string" calcext:value-type="string">
            <text:p>TCGA-19-2625-01A-01R-1850-01</text:p>
          </table:table-cell>
          <table:table-cell office:value-type="string" calcext:value-type="string">
            <text:p>GBM</text:p>
          </table:table-cell>
          <table:table-cell office:value-type="float" office:value="2.8681667" calcext:value-type="float">
            <text:p>2.8681667</text:p>
          </table:table-cell>
          <table:table-cell office:value-type="float" office:value="12.172456" calcext:value-type="float">
            <text:p>12.172456</text:p>
          </table:table-cell>
          <table:table-cell office:value-type="float" office:value="214.04725" calcext:value-type="float">
            <text:p>214.04725</text:p>
          </table:table-cell>
          <table:table-cell office:value-type="float" office:value="6830.3943" calcext:value-type="float">
            <text:p>6830.3943</text:p>
          </table:table-cell>
          <table:table-cell office:value-type="float" office:value="25.033661" calcext:value-type="float">
            <text:p>25.033661</text:p>
          </table:table-cell>
          <table:table-cell office:value-type="float" office:value="81.1384" calcext:value-type="float">
            <text:p>81.1384</text:p>
          </table:table-cell>
          <table:table-cell office:value-type="float" office:value="8.564022" calcext:value-type="float">
            <text:p>8.564022</text:p>
          </table:table-cell>
          <table:table-cell office:value-type="float" office:value="14.881024" calcext:value-type="float">
            <text:p>14.881024</text:p>
          </table:table-cell>
          <table:table-cell office:value-type="float" office:value="23.80645" calcext:value-type="float">
            <text:p>23.80645</text:p>
          </table:table-cell>
          <table:table-cell office:value-type="float" office:value="520.67897" calcext:value-type="float">
            <text:p>520.67897</text:p>
          </table:table-cell>
          <table:table-cell office:value-type="float" office:value="6.074696" calcext:value-type="float">
            <text:p>6.074696</text:p>
          </table:table-cell>
          <table:table-cell office:value-type="float" office:value="108.060572" calcext:value-type="float">
            <text:p>108.060572</text:p>
          </table:table-cell>
          <table:table-cell office:value-type="float" office:value="9.671487" calcext:value-type="float">
            <text:p>9.671487</text:p>
          </table:table-cell>
          <table:table-cell office:value-type="float" office:value="3.293869" calcext:value-type="float">
            <text:p>3.293869</text:p>
          </table:table-cell>
          <table:table-cell office:value-type="float" office:value="77.361428" calcext:value-type="float">
            <text:p>77.361428</text:p>
          </table:table-cell>
          <table:table-cell office:value-type="float" office:value="7.772399" calcext:value-type="float">
            <text:p>7.772399</text:p>
          </table:table-cell>
          <table:table-cell office:value-type="float" office:value="2.268668" calcext:value-type="float">
            <text:p>2.268668</text:p>
          </table:table-cell>
          <table:table-cell office:value-type="float" office:value="0.72232887" calcext:value-type="float">
            <text:p>0.72232887</text:p>
          </table:table-cell>
          <table:table-cell office:value-type="float" office:value="92.47243" calcext:value-type="float">
            <text:p>92.47243</text:p>
          </table:table-cell>
          <table:table-cell office:value-type="float" office:value="687.3636" calcext:value-type="float">
            <text:p>687.3636</text:p>
          </table:table-cell>
          <table:table-cell office:value-type="float" office:value="64.89106" calcext:value-type="float">
            <text:p>64.89106</text:p>
          </table:table-cell>
          <table:table-cell office:value-type="float" office:value="5.4433479" calcext:value-type="float">
            <text:p>5.4433479</text:p>
          </table:table-cell>
          <table:table-cell office:value-type="float" office:value="0.13838238" calcext:value-type="float">
            <text:p>0.13838238</text:p>
          </table:table-cell>
          <table:table-cell office:value-type="float" office:value="6.611374" calcext:value-type="float">
            <text:p>6.611374</text:p>
          </table:table-cell>
          <table:table-cell office:value-type="float" office:value="1.48594232" calcext:value-type="float">
            <text:p>1.48594232</text:p>
          </table:table-cell>
          <table:table-cell office:value-type="float" office:value="28.232205" calcext:value-type="float">
            <text:p>28.232205</text:p>
          </table:table-cell>
          <table:table-cell office:value-type="float" office:value="2.3409275" calcext:value-type="float">
            <text:p>2.3409275</text:p>
          </table:table-cell>
          <table:table-cell office:value-type="float" office:value="1.8318977" calcext:value-type="float">
            <text:p>1.8318977</text:p>
          </table:table-cell>
          <table:table-cell office:value-type="float" office:value="0.9085008" calcext:value-type="float">
            <text:p>0.9085008</text:p>
          </table:table-cell>
          <table:table-cell office:value-type="float" office:value="221.79888" calcext:value-type="float">
            <text:p>221.79888</text:p>
          </table:table-cell>
          <table:table-cell office:value-type="float" office:value="4.825518" calcext:value-type="float">
            <text:p>4.825518</text:p>
          </table:table-cell>
          <table:table-cell office:value-type="float" office:value="1.7403387" calcext:value-type="float">
            <text:p>1.7403387</text:p>
          </table:table-cell>
          <table:table-cell office:value-type="float" office:value="23.54402" calcext:value-type="float">
            <text:p>23.54402</text:p>
          </table:table-cell>
          <table:table-cell office:value-type="float" office:value="34.462115" calcext:value-type="float">
            <text:p>34.462115</text:p>
          </table:table-cell>
          <table:table-cell office:value-type="float" office:value="28.066511" calcext:value-type="float">
            <text:p>28.066511</text:p>
          </table:table-cell>
          <table:table-cell office:value-type="float" office:value="193.83732" calcext:value-type="float">
            <text:p>193.83732</text:p>
          </table:table-cell>
          <table:table-cell office:value-type="float" office:value="1.5712218" calcext:value-type="float">
            <text:p>1.5712218</text:p>
          </table:table-cell>
          <table:table-cell office:value-type="float" office:value="9.384163" calcext:value-type="float">
            <text:p>9.384163</text:p>
          </table:table-cell>
          <table:table-cell office:value-type="float" office:value="4.101071" calcext:value-type="float">
            <text:p>4.101071</text:p>
          </table:table-cell>
          <table:table-cell office:value-type="float" office:value="2.735916" calcext:value-type="float">
            <text:p>2.735916</text:p>
          </table:table-cell>
          <table:table-cell office:value-type="float" office:value="7.70135" calcext:value-type="float">
            <text:p>7.70135</text:p>
          </table:table-cell>
          <table:table-cell office:value-type="float" office:value="2.341308" calcext:value-type="float">
            <text:p>2.341308</text:p>
          </table:table-cell>
          <table:table-cell office:value-type="float" office:value="4.593473" calcext:value-type="float">
            <text:p>4.593473</text:p>
          </table:table-cell>
          <table:table-cell office:value-type="float" office:value="186.33424" calcext:value-type="float">
            <text:p>186.33424</text:p>
          </table:table-cell>
          <table:table-cell office:value-type="float" office:value="108.79959" calcext:value-type="float">
            <text:p>108.79959</text:p>
          </table:table-cell>
          <table:table-cell office:value-type="float" office:value="145.52732" calcext:value-type="float">
            <text:p>145.52732</text:p>
          </table:table-cell>
          <table:table-cell office:value-type="float" office:value="1.63515435" calcext:value-type="float">
            <text:p>1.63515435</text:p>
          </table:table-cell>
          <table:table-cell office:value-type="float" office:value="2.709672" calcext:value-type="float">
            <text:p>2.709672</text:p>
          </table:table-cell>
        </table:table-row>
        <table:table-row table:style-name="ro2">
          <table:table-cell office:value-type="string" calcext:value-type="string">
            <text:p>TCGA-19-4065-02A-11R-2005-01</text:p>
          </table:table-cell>
          <table:table-cell office:value-type="string" calcext:value-type="string">
            <text:p>GBM</text:p>
          </table:table-cell>
          <table:table-cell office:value-type="float" office:value="5.1289018" calcext:value-type="float">
            <text:p>5.1289018</text:p>
          </table:table-cell>
          <table:table-cell office:value-type="float" office:value="18.007819" calcext:value-type="float">
            <text:p>18.007819</text:p>
          </table:table-cell>
          <table:table-cell office:value-type="float" office:value="114.02583" calcext:value-type="float">
            <text:p>114.02583</text:p>
          </table:table-cell>
          <table:table-cell office:value-type="float" office:value="4506.8235" calcext:value-type="float">
            <text:p>4506.8235</text:p>
          </table:table-cell>
          <table:table-cell office:value-type="float" office:value="32.593009" calcext:value-type="float">
            <text:p>32.593009</text:p>
          </table:table-cell>
          <table:table-cell office:value-type="float" office:value="143.63547" calcext:value-type="float">
            <text:p>143.63547</text:p>
          </table:table-cell>
          <table:table-cell office:value-type="float" office:value="6.71364" calcext:value-type="float">
            <text:p>6.71364</text:p>
          </table:table-cell>
          <table:table-cell office:value-type="float" office:value="37.261528" calcext:value-type="float">
            <text:p>37.261528</text:p>
          </table:table-cell>
          <table:table-cell office:value-type="float" office:value="158.011208" calcext:value-type="float">
            <text:p>158.011208</text:p>
          </table:table-cell>
          <table:table-cell office:value-type="float" office:value="162.61225" calcext:value-type="float">
            <text:p>162.61225</text:p>
          </table:table-cell>
          <table:table-cell office:value-type="float" office:value="5.570228" calcext:value-type="float">
            <text:p>5.570228</text:p>
          </table:table-cell>
          <table:table-cell office:value-type="float" office:value="33.431372" calcext:value-type="float">
            <text:p>33.431372</text:p>
          </table:table-cell>
          <table:table-cell office:value-type="float" office:value="10.521013" calcext:value-type="float">
            <text:p>10.521013</text:p>
          </table:table-cell>
          <table:table-cell office:value-type="float" office:value="3.686777" calcext:value-type="float">
            <text:p>3.686777</text:p>
          </table:table-cell>
          <table:table-cell office:value-type="float" office:value="58.031199" calcext:value-type="float">
            <text:p>58.031199</text:p>
          </table:table-cell>
          <table:table-cell office:value-type="float" office:value="9.617266" calcext:value-type="float">
            <text:p>9.617266</text:p>
          </table:table-cell>
          <table:table-cell office:value-type="float" office:value="5.918426" calcext:value-type="float">
            <text:p>5.918426</text:p>
          </table:table-cell>
          <table:table-cell office:value-type="float" office:value="0.7655149" calcext:value-type="float">
            <text:p>0.7655149</text:p>
          </table:table-cell>
          <table:table-cell office:value-type="float" office:value="110.15621" calcext:value-type="float">
            <text:p>110.15621</text:p>
          </table:table-cell>
          <table:table-cell office:value-type="float" office:value="879.761" calcext:value-type="float">
            <text:p>879.761</text:p>
          </table:table-cell>
          <table:table-cell office:value-type="float" office:value="80.41041" calcext:value-type="float">
            <text:p>80.41041</text:p>
          </table:table-cell>
          <table:table-cell office:value-type="float" office:value="6.1501561" calcext:value-type="float">
            <text:p>6.1501561</text:p>
          </table:table-cell>
          <table:table-cell office:value-type="float" office:value="0.44328333" calcext:value-type="float">
            <text:p>0.44328333</text:p>
          </table:table-cell>
          <table:table-cell office:value-type="float" office:value="16.283177" calcext:value-type="float">
            <text:p>16.283177</text:p>
          </table:table-cell>
          <table:table-cell office:value-type="float" office:value="1.30807003" calcext:value-type="float">
            <text:p>1.30807003</text:p>
          </table:table-cell>
          <table:table-cell office:value-type="float" office:value="16.880168" calcext:value-type="float">
            <text:p>16.880168</text:p>
          </table:table-cell>
          <table:table-cell office:value-type="float" office:value="2.9797676" calcext:value-type="float">
            <text:p>2.9797676</text:p>
          </table:table-cell>
          <table:table-cell office:value-type="float" office:value="2.2372996" calcext:value-type="float">
            <text:p>2.2372996</text:p>
          </table:table-cell>
          <table:table-cell office:value-type="float" office:value="1.6442432" calcext:value-type="float">
            <text:p>1.6442432</text:p>
          </table:table-cell>
          <table:table-cell office:value-type="float" office:value="252.52605" calcext:value-type="float">
            <text:p>252.52605</text:p>
          </table:table-cell>
          <table:table-cell office:value-type="float" office:value="4.961172" calcext:value-type="float">
            <text:p>4.961172</text:p>
          </table:table-cell>
          <table:table-cell office:value-type="float" office:value="3.1235058" calcext:value-type="float">
            <text:p>3.1235058</text:p>
          </table:table-cell>
          <table:table-cell office:value-type="float" office:value="39.78368" calcext:value-type="float">
            <text:p>39.78368</text:p>
          </table:table-cell>
          <table:table-cell office:value-type="float" office:value="24.973377" calcext:value-type="float">
            <text:p>24.973377</text:p>
          </table:table-cell>
          <table:table-cell office:value-type="float" office:value="29.259762" calcext:value-type="float">
            <text:p>29.259762</text:p>
          </table:table-cell>
          <table:table-cell office:value-type="float" office:value="97.08559" calcext:value-type="float">
            <text:p>97.08559</text:p>
          </table:table-cell>
          <table:table-cell office:value-type="float" office:value="1.8212739" calcext:value-type="float">
            <text:p>1.8212739</text:p>
          </table:table-cell>
          <table:table-cell office:value-type="float" office:value="9.74206" calcext:value-type="float">
            <text:p>9.74206</text:p>
          </table:table-cell>
          <table:table-cell office:value-type="float" office:value="4.850024" calcext:value-type="float">
            <text:p>4.850024</text:p>
          </table:table-cell>
          <table:table-cell office:value-type="float" office:value="4.730645" calcext:value-type="float">
            <text:p>4.730645</text:p>
          </table:table-cell>
          <table:table-cell office:value-type="float" office:value="13.020776" calcext:value-type="float">
            <text:p>13.020776</text:p>
          </table:table-cell>
          <table:table-cell office:value-type="float" office:value="6.097278" calcext:value-type="float">
            <text:p>6.097278</text:p>
          </table:table-cell>
          <table:table-cell office:value-type="float" office:value="5.24241" calcext:value-type="float">
            <text:p>5.24241</text:p>
          </table:table-cell>
          <table:table-cell office:value-type="float" office:value="234.8558" calcext:value-type="float">
            <text:p>234.8558</text:p>
          </table:table-cell>
          <table:table-cell office:value-type="float" office:value="93.61511" calcext:value-type="float">
            <text:p>93.61511</text:p>
          </table:table-cell>
          <table:table-cell office:value-type="float" office:value="238.26882" calcext:value-type="float">
            <text:p>238.26882</text:p>
          </table:table-cell>
          <table:table-cell office:value-type="float" office:value="0.80671459" calcext:value-type="float">
            <text:p>0.80671459</text:p>
          </table:table-cell>
          <table:table-cell office:value-type="float" office:value="5.535501" calcext:value-type="float">
            <text:p>5.535501</text:p>
          </table:table-cell>
        </table:table-row>
        <table:table-row table:style-name="ro2">
          <table:table-cell office:value-type="string" calcext:value-type="string">
            <text:p>TCGA-20-1683-01A-01R-1566-13</text:p>
          </table:table-cell>
          <table:table-cell office:value-type="string" calcext:value-type="string">
            <text:p>OV</text:p>
          </table:table-cell>
          <table:table-cell office:value-type="float" office:value="6.3928727" calcext:value-type="float">
            <text:p>6.3928727</text:p>
          </table:table-cell>
          <table:table-cell office:value-type="float" office:value="9.678379" calcext:value-type="float">
            <text:p>9.678379</text:p>
          </table:table-cell>
          <table:table-cell office:value-type="float" office:value="91.64997" calcext:value-type="float">
            <text:p>91.64997</text:p>
          </table:table-cell>
          <table:table-cell office:value-type="float" office:value="1809.9017" calcext:value-type="float">
            <text:p>1809.9017</text:p>
          </table:table-cell>
          <table:table-cell office:value-type="float" office:value="89.697159" calcext:value-type="float">
            <text:p>89.697159</text:p>
          </table:table-cell>
          <table:table-cell office:value-type="float" office:value="51.10848" calcext:value-type="float">
            <text:p>51.10848</text:p>
          </table:table-cell>
          <table:table-cell office:value-type="float" office:value="5.192676" calcext:value-type="float">
            <text:p>5.192676</text:p>
          </table:table-cell>
          <table:table-cell office:value-type="float" office:value="32.510528" calcext:value-type="float">
            <text:p>32.510528</text:p>
          </table:table-cell>
          <table:table-cell office:value-type="float" office:value="17.984367" calcext:value-type="float">
            <text:p>17.984367</text:p>
          </table:table-cell>
          <table:table-cell office:value-type="float" office:value="61.31363" calcext:value-type="float">
            <text:p>61.31363</text:p>
          </table:table-cell>
          <table:table-cell office:value-type="float" office:value="7.393813" calcext:value-type="float">
            <text:p>7.393813</text:p>
          </table:table-cell>
          <table:table-cell office:value-type="float" office:value="56.539936" calcext:value-type="float">
            <text:p>56.539936</text:p>
          </table:table-cell>
          <table:table-cell office:value-type="float" office:value="3.859586" calcext:value-type="float">
            <text:p>3.859586</text:p>
          </table:table-cell>
          <table:table-cell office:value-type="float" office:value="2.902687" calcext:value-type="float">
            <text:p>2.902687</text:p>
          </table:table-cell>
          <table:table-cell office:value-type="float" office:value="57.675784" calcext:value-type="float">
            <text:p>57.675784</text:p>
          </table:table-cell>
          <table:table-cell office:value-type="float" office:value="6.16326" calcext:value-type="float">
            <text:p>6.16326</text:p>
          </table:table-cell>
          <table:table-cell office:value-type="float" office:value="4.900447" calcext:value-type="float">
            <text:p>4.900447</text:p>
          </table:table-cell>
          <table:table-cell office:value-type="float" office:value="0.34695864" calcext:value-type="float">
            <text:p>0.34695864</text:p>
          </table:table-cell>
          <table:table-cell office:value-type="float" office:value="70.03918" calcext:value-type="float">
            <text:p>70.03918</text:p>
          </table:table-cell>
          <table:table-cell office:value-type="float" office:value="731.3778" calcext:value-type="float">
            <text:p>731.3778</text:p>
          </table:table-cell>
          <table:table-cell office:value-type="float" office:value="32.45874" calcext:value-type="float">
            <text:p>32.45874</text:p>
          </table:table-cell>
          <table:table-cell office:value-type="float" office:value="4.935932" calcext:value-type="float">
            <text:p>4.935932</text:p>
          </table:table-cell>
          <table:table-cell office:value-type="float" office:value="0.18565994" calcext:value-type="float">
            <text:p>0.18565994</text:p>
          </table:table-cell>
          <table:table-cell office:value-type="float" office:value="8.257253" calcext:value-type="float">
            <text:p>8.257253</text:p>
          </table:table-cell>
          <table:table-cell office:value-type="float" office:value="2.19064259" calcext:value-type="float">
            <text:p>2.19064259</text:p>
          </table:table-cell>
          <table:table-cell office:value-type="float" office:value="31.660669" calcext:value-type="float">
            <text:p>31.660669</text:p>
          </table:table-cell>
          <table:table-cell office:value-type="float" office:value="3.0837012" calcext:value-type="float">
            <text:p>3.0837012</text:p>
          </table:table-cell>
          <table:table-cell office:value-type="float" office:value="5.1261626" calcext:value-type="float">
            <text:p>5.1261626</text:p>
          </table:table-cell>
          <table:table-cell office:value-type="float" office:value="2.4009706" calcext:value-type="float">
            <text:p>2.4009706</text:p>
          </table:table-cell>
          <table:table-cell office:value-type="float" office:value="110.33174" calcext:value-type="float">
            <text:p>110.33174</text:p>
          </table:table-cell>
          <table:table-cell office:value-type="float" office:value="8.62609" calcext:value-type="float">
            <text:p>8.62609</text:p>
          </table:table-cell>
          <table:table-cell office:value-type="float" office:value="1.0731285" calcext:value-type="float">
            <text:p>1.0731285</text:p>
          </table:table-cell>
          <table:table-cell office:value-type="float" office:value="25.61536" calcext:value-type="float">
            <text:p>25.61536</text:p>
          </table:table-cell>
          <table:table-cell office:value-type="float" office:value="224.825577" calcext:value-type="float">
            <text:p>224.825577</text:p>
          </table:table-cell>
          <table:table-cell office:value-type="float" office:value="15.316771" calcext:value-type="float">
            <text:p>15.316771</text:p>
          </table:table-cell>
          <table:table-cell office:value-type="float" office:value="107.21436" calcext:value-type="float">
            <text:p>107.21436</text:p>
          </table:table-cell>
          <table:table-cell office:value-type="float" office:value="3.1135674" calcext:value-type="float">
            <text:p>3.1135674</text:p>
          </table:table-cell>
          <table:table-cell office:value-type="float" office:value="16.450493" calcext:value-type="float">
            <text:p>16.450493</text:p>
          </table:table-cell>
          <table:table-cell office:value-type="float" office:value="2.490869" calcext:value-type="float">
            <text:p>2.490869</text:p>
          </table:table-cell>
          <table:table-cell office:value-type="float" office:value="5.12497" calcext:value-type="float">
            <text:p>5.12497</text:p>
          </table:table-cell>
          <table:table-cell office:value-type="float" office:value="14.360828" calcext:value-type="float">
            <text:p>14.360828</text:p>
          </table:table-cell>
          <table:table-cell office:value-type="float" office:value="3.411072" calcext:value-type="float">
            <text:p>3.411072</text:p>
          </table:table-cell>
          <table:table-cell office:value-type="float" office:value="7.983684" calcext:value-type="float">
            <text:p>7.983684</text:p>
          </table:table-cell>
          <table:table-cell office:value-type="float" office:value="131.24513" calcext:value-type="float">
            <text:p>131.24513</text:p>
          </table:table-cell>
          <table:table-cell office:value-type="float" office:value="49.22699" calcext:value-type="float">
            <text:p>49.22699</text:p>
          </table:table-cell>
          <table:table-cell office:value-type="float" office:value="265.79804" calcext:value-type="float">
            <text:p>265.79804</text:p>
          </table:table-cell>
          <table:table-cell office:value-type="float" office:value="2.81876715" calcext:value-type="float">
            <text:p>2.81876715</text:p>
          </table:table-cell>
          <table:table-cell office:value-type="float" office:value="4.393024" calcext:value-type="float">
            <text:p>4.393024</text:p>
          </table:table-cell>
        </table:table-row>
        <table:table-row table:style-name="ro2">
          <table:table-cell office:value-type="string" calcext:value-type="string">
            <text:p>TCGA-20-1686-01A-01R-1566-13</text:p>
          </table:table-cell>
          <table:table-cell office:value-type="string" calcext:value-type="string">
            <text:p>OV</text:p>
          </table:table-cell>
          <table:table-cell office:value-type="float" office:value="3.0175885" calcext:value-type="float">
            <text:p>3.0175885</text:p>
          </table:table-cell>
          <table:table-cell office:value-type="float" office:value="3.455622" calcext:value-type="float">
            <text:p>3.455622</text:p>
          </table:table-cell>
          <table:table-cell office:value-type="float" office:value="67.16841" calcext:value-type="float">
            <text:p>67.16841</text:p>
          </table:table-cell>
          <table:table-cell office:value-type="float" office:value="2919.284" calcext:value-type="float">
            <text:p>2919.284</text:p>
          </table:table-cell>
          <table:table-cell office:value-type="float" office:value="89.053751" calcext:value-type="float">
            <text:p>89.053751</text:p>
          </table:table-cell>
          <table:table-cell office:value-type="float" office:value="52.88861" calcext:value-type="float">
            <text:p>52.88861</text:p>
          </table:table-cell>
          <table:table-cell office:value-type="float" office:value="5.232521" calcext:value-type="float">
            <text:p>5.232521</text:p>
          </table:table-cell>
          <table:table-cell office:value-type="float" office:value="15.604734" calcext:value-type="float">
            <text:p>15.604734</text:p>
          </table:table-cell>
          <table:table-cell office:value-type="float" office:value="25.698928" calcext:value-type="float">
            <text:p>25.698928</text:p>
          </table:table-cell>
          <table:table-cell office:value-type="float" office:value="59.38903" calcext:value-type="float">
            <text:p>59.38903</text:p>
          </table:table-cell>
          <table:table-cell office:value-type="float" office:value="8.132753" calcext:value-type="float">
            <text:p>8.132753</text:p>
          </table:table-cell>
          <table:table-cell office:value-type="float" office:value="104.039494" calcext:value-type="float">
            <text:p>104.039494</text:p>
          </table:table-cell>
          <table:table-cell office:value-type="float" office:value="8.603624" calcext:value-type="float">
            <text:p>8.603624</text:p>
          </table:table-cell>
          <table:table-cell office:value-type="float" office:value="3.243325" calcext:value-type="float">
            <text:p>3.243325</text:p>
          </table:table-cell>
          <table:table-cell office:value-type="float" office:value="29.331707" calcext:value-type="float">
            <text:p>29.331707</text:p>
          </table:table-cell>
          <table:table-cell office:value-type="float" office:value="24.213803" calcext:value-type="float">
            <text:p>24.213803</text:p>
          </table:table-cell>
          <table:table-cell office:value-type="float" office:value="3.516753" calcext:value-type="float">
            <text:p>3.516753</text:p>
          </table:table-cell>
          <table:table-cell office:value-type="float" office:value="0.36905733" calcext:value-type="float">
            <text:p>0.36905733</text:p>
          </table:table-cell>
          <table:table-cell office:value-type="float" office:value="21.92864" calcext:value-type="float">
            <text:p>21.92864</text:p>
          </table:table-cell>
          <table:table-cell office:value-type="float" office:value="1935.6414" calcext:value-type="float">
            <text:p>1935.6414</text:p>
          </table:table-cell>
          <table:table-cell office:value-type="float" office:value="80.12924" calcext:value-type="float">
            <text:p>80.12924</text:p>
          </table:table-cell>
          <table:table-cell office:value-type="float" office:value="7.4793674" calcext:value-type="float">
            <text:p>7.4793674</text:p>
          </table:table-cell>
          <table:table-cell office:value-type="float" office:value="0.21541616" calcext:value-type="float">
            <text:p>0.21541616</text:p>
          </table:table-cell>
          <table:table-cell office:value-type="float" office:value="7.657754" calcext:value-type="float">
            <text:p>7.657754</text:p>
          </table:table-cell>
          <table:table-cell office:value-type="float" office:value="5.60060001" calcext:value-type="float">
            <text:p>5.60060001</text:p>
          </table:table-cell>
          <table:table-cell office:value-type="float" office:value="33.069818" calcext:value-type="float">
            <text:p>33.069818</text:p>
          </table:table-cell>
          <table:table-cell office:value-type="float" office:value="2.1458759" calcext:value-type="float">
            <text:p>2.1458759</text:p>
          </table:table-cell>
          <table:table-cell office:value-type="float" office:value="9.0057128" calcext:value-type="float">
            <text:p>9.0057128</text:p>
          </table:table-cell>
          <table:table-cell office:value-type="float" office:value="2.7508298" calcext:value-type="float">
            <text:p>2.7508298</text:p>
          </table:table-cell>
          <table:table-cell office:value-type="float" office:value="378.77673" calcext:value-type="float">
            <text:p>378.77673</text:p>
          </table:table-cell>
          <table:table-cell office:value-type="float" office:value="4.632664" calcext:value-type="float">
            <text:p>4.632664</text:p>
          </table:table-cell>
          <table:table-cell office:value-type="float" office:value="2.2257805" calcext:value-type="float">
            <text:p>2.2257805</text:p>
          </table:table-cell>
          <table:table-cell office:value-type="float" office:value="37.28665" calcext:value-type="float">
            <text:p>37.28665</text:p>
          </table:table-cell>
          <table:table-cell office:value-type="float" office:value="136.897518" calcext:value-type="float">
            <text:p>136.897518</text:p>
          </table:table-cell>
          <table:table-cell office:value-type="float" office:value="12.282389" calcext:value-type="float">
            <text:p>12.282389</text:p>
          </table:table-cell>
          <table:table-cell office:value-type="float" office:value="316.89795" calcext:value-type="float">
            <text:p>316.89795</text:p>
          </table:table-cell>
          <table:table-cell office:value-type="float" office:value="1.8661446" calcext:value-type="float">
            <text:p>1.8661446</text:p>
          </table:table-cell>
          <table:table-cell office:value-type="float" office:value="10.184866" calcext:value-type="float">
            <text:p>10.184866</text:p>
          </table:table-cell>
          <table:table-cell office:value-type="float" office:value="3.97618" calcext:value-type="float">
            <text:p>3.97618</text:p>
          </table:table-cell>
          <table:table-cell office:value-type="float" office:value="3.046079" calcext:value-type="float">
            <text:p>3.046079</text:p>
          </table:table-cell>
          <table:table-cell office:value-type="float" office:value="9.521416" calcext:value-type="float">
            <text:p>9.521416</text:p>
          </table:table-cell>
          <table:table-cell office:value-type="float" office:value="6.398226" calcext:value-type="float">
            <text:p>6.398226</text:p>
          </table:table-cell>
          <table:table-cell office:value-type="float" office:value="5.360566" calcext:value-type="float">
            <text:p>5.360566</text:p>
          </table:table-cell>
          <table:table-cell office:value-type="float" office:value="100.84543" calcext:value-type="float">
            <text:p>100.84543</text:p>
          </table:table-cell>
          <table:table-cell office:value-type="float" office:value="268.83825" calcext:value-type="float">
            <text:p>268.83825</text:p>
          </table:table-cell>
          <table:table-cell office:value-type="float" office:value="95.35942" calcext:value-type="float">
            <text:p>95.35942</text:p>
          </table:table-cell>
          <table:table-cell office:value-type="float" office:value="0.20110513" calcext:value-type="float">
            <text:p>0.20110513</text:p>
          </table:table-cell>
          <table:table-cell office:value-type="float" office:value="33.445653" calcext:value-type="float">
            <text:p>33.445653</text:p>
          </table:table-cell>
        </table:table-row>
        <table:table-row table:style-name="ro2">
          <table:table-cell office:value-type="string" calcext:value-type="string">
            <text:p>TCGA-21-1079-01A-01R-0692-07</text:p>
          </table:table-cell>
          <table:table-cell office:value-type="string" calcext:value-type="string">
            <text:p>LUSC</text:p>
          </table:table-cell>
          <table:table-cell office:value-type="float" office:value="7.2540664" calcext:value-type="float">
            <text:p>7.2540664</text:p>
          </table:table-cell>
          <table:table-cell office:value-type="float" office:value="8.669528" calcext:value-type="float">
            <text:p>8.669528</text:p>
          </table:table-cell>
          <table:table-cell office:value-type="float" office:value="191.51525" calcext:value-type="float">
            <text:p>191.51525</text:p>
          </table:table-cell>
          <table:table-cell office:value-type="float" office:value="4383.2756" calcext:value-type="float">
            <text:p>4383.2756</text:p>
          </table:table-cell>
          <table:table-cell office:value-type="float" office:value="101.802854" calcext:value-type="float">
            <text:p>101.802854</text:p>
          </table:table-cell>
          <table:table-cell office:value-type="float" office:value="91.43086" calcext:value-type="float">
            <text:p>91.43086</text:p>
          </table:table-cell>
          <table:table-cell office:value-type="float" office:value="11.679136" calcext:value-type="float">
            <text:p>11.679136</text:p>
          </table:table-cell>
          <table:table-cell office:value-type="float" office:value="23.85739" calcext:value-type="float">
            <text:p>23.85739</text:p>
          </table:table-cell>
          <table:table-cell office:value-type="float" office:value="66.835224" calcext:value-type="float">
            <text:p>66.835224</text:p>
          </table:table-cell>
          <table:table-cell office:value-type="float" office:value="30.48022" calcext:value-type="float">
            <text:p>30.48022</text:p>
          </table:table-cell>
          <table:table-cell office:value-type="float" office:value="13.054977" calcext:value-type="float">
            <text:p>13.054977</text:p>
          </table:table-cell>
          <table:table-cell office:value-type="float" office:value="37.988349" calcext:value-type="float">
            <text:p>37.988349</text:p>
          </table:table-cell>
          <table:table-cell office:value-type="float" office:value="12.973414" calcext:value-type="float">
            <text:p>12.973414</text:p>
          </table:table-cell>
          <table:table-cell office:value-type="float" office:value="2.106805" calcext:value-type="float">
            <text:p>2.106805</text:p>
          </table:table-cell>
          <table:table-cell office:value-type="float" office:value="35.243862" calcext:value-type="float">
            <text:p>35.243862</text:p>
          </table:table-cell>
          <table:table-cell office:value-type="float" office:value="11.812051" calcext:value-type="float">
            <text:p>11.812051</text:p>
          </table:table-cell>
          <table:table-cell office:value-type="float" office:value="2.474182" calcext:value-type="float">
            <text:p>2.474182</text:p>
          </table:table-cell>
          <table:table-cell office:value-type="float" office:value="0.17229023" calcext:value-type="float">
            <text:p>0.17229023</text:p>
          </table:table-cell>
          <table:table-cell office:value-type="float" office:value="24.57367" calcext:value-type="float">
            <text:p>24.57367</text:p>
          </table:table-cell>
          <table:table-cell office:value-type="float" office:value="1678.5053" calcext:value-type="float">
            <text:p>1678.5053</text:p>
          </table:table-cell>
          <table:table-cell office:value-type="float" office:value="138.60449" calcext:value-type="float">
            <text:p>138.60449</text:p>
          </table:table-cell>
          <table:table-cell office:value-type="float" office:value="4.7852712" calcext:value-type="float">
            <text:p>4.7852712</text:p>
          </table:table-cell>
          <table:table-cell office:value-type="float" office:value="0.90461644" calcext:value-type="float">
            <text:p>0.90461644</text:p>
          </table:table-cell>
          <table:table-cell office:value-type="float" office:value="16.309255" calcext:value-type="float">
            <text:p>16.309255</text:p>
          </table:table-cell>
          <table:table-cell office:value-type="float" office:value="0.15129248" calcext:value-type="float">
            <text:p>0.15129248</text:p>
          </table:table-cell>
          <table:table-cell office:value-type="float" office:value="10.002653" calcext:value-type="float">
            <text:p>10.002653</text:p>
          </table:table-cell>
          <table:table-cell office:value-type="float" office:value="2.7939122" calcext:value-type="float">
            <text:p>2.7939122</text:p>
          </table:table-cell>
          <table:table-cell office:value-type="float" office:value="2.6330286" calcext:value-type="float">
            <text:p>2.6330286</text:p>
          </table:table-cell>
          <table:table-cell office:value-type="float" office:value="2.3976708" calcext:value-type="float">
            <text:p>2.3976708</text:p>
          </table:table-cell>
          <table:table-cell office:value-type="float" office:value="211.46395" calcext:value-type="float">
            <text:p>211.46395</text:p>
          </table:table-cell>
          <table:table-cell office:value-type="float" office:value="6.399192" calcext:value-type="float">
            <text:p>6.399192</text:p>
          </table:table-cell>
          <table:table-cell office:value-type="float" office:value="2.3133493" calcext:value-type="float">
            <text:p>2.3133493</text:p>
          </table:table-cell>
          <table:table-cell office:value-type="float" office:value="31.73183" calcext:value-type="float">
            <text:p>31.73183</text:p>
          </table:table-cell>
          <table:table-cell office:value-type="float" office:value="32.178985" calcext:value-type="float">
            <text:p>32.178985</text:p>
          </table:table-cell>
          <table:table-cell office:value-type="float" office:value="21.522426" calcext:value-type="float">
            <text:p>21.522426</text:p>
          </table:table-cell>
          <table:table-cell office:value-type="float" office:value="168.95229" calcext:value-type="float">
            <text:p>168.95229</text:p>
          </table:table-cell>
          <table:table-cell office:value-type="float" office:value="1.9607162" calcext:value-type="float">
            <text:p>1.9607162</text:p>
          </table:table-cell>
          <table:table-cell office:value-type="float" office:value="8.962774" calcext:value-type="float">
            <text:p>8.962774</text:p>
          </table:table-cell>
          <table:table-cell office:value-type="float" office:value="4.951225" calcext:value-type="float">
            <text:p>4.951225</text:p>
          </table:table-cell>
          <table:table-cell office:value-type="float" office:value="4.293737" calcext:value-type="float">
            <text:p>4.293737</text:p>
          </table:table-cell>
          <table:table-cell office:value-type="float" office:value="9.132179" calcext:value-type="float">
            <text:p>9.132179</text:p>
          </table:table-cell>
          <table:table-cell office:value-type="float" office:value="4.300802" calcext:value-type="float">
            <text:p>4.300802</text:p>
          </table:table-cell>
          <table:table-cell office:value-type="float" office:value="10.376827" calcext:value-type="float">
            <text:p>10.376827</text:p>
          </table:table-cell>
          <table:table-cell office:value-type="float" office:value="185.7031" calcext:value-type="float">
            <text:p>185.7031</text:p>
          </table:table-cell>
          <table:table-cell office:value-type="float" office:value="94.52284" calcext:value-type="float">
            <text:p>94.52284</text:p>
          </table:table-cell>
          <table:table-cell office:value-type="float" office:value="147.55326" calcext:value-type="float">
            <text:p>147.55326</text:p>
          </table:table-cell>
          <table:table-cell office:value-type="float" office:value="1.05211616" calcext:value-type="float">
            <text:p>1.05211616</text:p>
          </table:table-cell>
          <table:table-cell office:value-type="float" office:value="14.779905" calcext:value-type="float">
            <text:p>14.779905</text:p>
          </table:table-cell>
        </table:table-row>
        <table:table-row table:style-name="ro2">
          <table:table-cell office:value-type="string" calcext:value-type="string">
            <text:p>TCGA-21-1081-01A-01R-0692-07</text:p>
          </table:table-cell>
          <table:table-cell office:value-type="string" calcext:value-type="string">
            <text:p>LUSC</text:p>
          </table:table-cell>
          <table:table-cell office:value-type="float" office:value="21.7799626" calcext:value-type="float">
            <text:p>21.7799626</text:p>
          </table:table-cell>
          <table:table-cell office:value-type="float" office:value="9.863782" calcext:value-type="float">
            <text:p>9.863782</text:p>
          </table:table-cell>
          <table:table-cell office:value-type="float" office:value="85.1832" calcext:value-type="float">
            <text:p>85.1832</text:p>
          </table:table-cell>
          <table:table-cell office:value-type="float" office:value="3058.6241" calcext:value-type="float">
            <text:p>3058.6241</text:p>
          </table:table-cell>
          <table:table-cell office:value-type="float" office:value="81.844995" calcext:value-type="float">
            <text:p>81.844995</text:p>
          </table:table-cell>
          <table:table-cell office:value-type="float" office:value="66.12015" calcext:value-type="float">
            <text:p>66.12015</text:p>
          </table:table-cell>
          <table:table-cell office:value-type="float" office:value="7.366471" calcext:value-type="float">
            <text:p>7.366471</text:p>
          </table:table-cell>
          <table:table-cell office:value-type="float" office:value="21.249894" calcext:value-type="float">
            <text:p>21.249894</text:p>
          </table:table-cell>
          <table:table-cell office:value-type="float" office:value="65.967243" calcext:value-type="float">
            <text:p>65.967243</text:p>
          </table:table-cell>
          <table:table-cell office:value-type="float" office:value="53.6043" calcext:value-type="float">
            <text:p>53.6043</text:p>
          </table:table-cell>
          <table:table-cell office:value-type="float" office:value="5.592612" calcext:value-type="float">
            <text:p>5.592612</text:p>
          </table:table-cell>
          <table:table-cell office:value-type="float" office:value="26.695095" calcext:value-type="float">
            <text:p>26.695095</text:p>
          </table:table-cell>
          <table:table-cell office:value-type="float" office:value="6.8175" calcext:value-type="float">
            <text:p>6.8175</text:p>
          </table:table-cell>
          <table:table-cell office:value-type="float" office:value="1.089605" calcext:value-type="float">
            <text:p>1.089605</text:p>
          </table:table-cell>
          <table:table-cell office:value-type="float" office:value="42.109176" calcext:value-type="float">
            <text:p>42.109176</text:p>
          </table:table-cell>
          <table:table-cell office:value-type="float" office:value="10.019197" calcext:value-type="float">
            <text:p>10.019197</text:p>
          </table:table-cell>
          <table:table-cell office:value-type="float" office:value="2.772422" calcext:value-type="float">
            <text:p>2.772422</text:p>
          </table:table-cell>
          <table:table-cell office:value-type="float" office:value="0.33095983" calcext:value-type="float">
            <text:p>0.33095983</text:p>
          </table:table-cell>
          <table:table-cell office:value-type="float" office:value="62.07874" calcext:value-type="float">
            <text:p>62.07874</text:p>
          </table:table-cell>
          <table:table-cell office:value-type="float" office:value="657.9285" calcext:value-type="float">
            <text:p>657.9285</text:p>
          </table:table-cell>
          <table:table-cell office:value-type="float" office:value="84.97432" calcext:value-type="float">
            <text:p>84.97432</text:p>
          </table:table-cell>
          <table:table-cell office:value-type="float" office:value="5.0659904" calcext:value-type="float">
            <text:p>5.0659904</text:p>
          </table:table-cell>
          <table:table-cell office:value-type="float" office:value="0.13837431" calcext:value-type="float">
            <text:p>0.13837431</text:p>
          </table:table-cell>
          <table:table-cell office:value-type="float" office:value="7.08684" calcext:value-type="float">
            <text:p>7.08684</text:p>
          </table:table-cell>
          <table:table-cell office:value-type="float" office:value="0.2302575" calcext:value-type="float">
            <text:p>0.2302575</text:p>
          </table:table-cell>
          <table:table-cell office:value-type="float" office:value="64.280232" calcext:value-type="float">
            <text:p>64.280232</text:p>
          </table:table-cell>
          <table:table-cell office:value-type="float" office:value="3.1392026" calcext:value-type="float">
            <text:p>3.1392026</text:p>
          </table:table-cell>
          <table:table-cell office:value-type="float" office:value="2.7452577" calcext:value-type="float">
            <text:p>2.7452577</text:p>
          </table:table-cell>
          <table:table-cell office:value-type="float" office:value="7.7280601" calcext:value-type="float">
            <text:p>7.7280601</text:p>
          </table:table-cell>
          <table:table-cell office:value-type="float" office:value="103.9716" calcext:value-type="float">
            <text:p>103.9716</text:p>
          </table:table-cell>
          <table:table-cell office:value-type="float" office:value="2.417523" calcext:value-type="float">
            <text:p>2.417523</text:p>
          </table:table-cell>
          <table:table-cell office:value-type="float" office:value="1.8191183" calcext:value-type="float">
            <text:p>1.8191183</text:p>
          </table:table-cell>
          <table:table-cell office:value-type="float" office:value="12.0691" calcext:value-type="float">
            <text:p>12.0691</text:p>
          </table:table-cell>
          <table:table-cell office:value-type="float" office:value="47.597621" calcext:value-type="float">
            <text:p>47.597621</text:p>
          </table:table-cell>
          <table:table-cell office:value-type="float" office:value="14.641418" calcext:value-type="float">
            <text:p>14.641418</text:p>
          </table:table-cell>
          <table:table-cell office:value-type="float" office:value="48.06599" calcext:value-type="float">
            <text:p>48.06599</text:p>
          </table:table-cell>
          <table:table-cell office:value-type="float" office:value="3.7190208" calcext:value-type="float">
            <text:p>3.7190208</text:p>
          </table:table-cell>
          <table:table-cell office:value-type="float" office:value="5.768745" calcext:value-type="float">
            <text:p>5.768745</text:p>
          </table:table-cell>
          <table:table-cell office:value-type="float" office:value="3.092516" calcext:value-type="float">
            <text:p>3.092516</text:p>
          </table:table-cell>
          <table:table-cell office:value-type="float" office:value="7.529256" calcext:value-type="float">
            <text:p>7.529256</text:p>
          </table:table-cell>
          <table:table-cell office:value-type="float" office:value="13.091373" calcext:value-type="float">
            <text:p>13.091373</text:p>
          </table:table-cell>
          <table:table-cell office:value-type="float" office:value="1.561733" calcext:value-type="float">
            <text:p>1.561733</text:p>
          </table:table-cell>
          <table:table-cell office:value-type="float" office:value="4.67077" calcext:value-type="float">
            <text:p>4.67077</text:p>
          </table:table-cell>
          <table:table-cell office:value-type="float" office:value="220.64856" calcext:value-type="float">
            <text:p>220.64856</text:p>
          </table:table-cell>
          <table:table-cell office:value-type="float" office:value="63.65409" calcext:value-type="float">
            <text:p>63.65409</text:p>
          </table:table-cell>
          <table:table-cell office:value-type="float" office:value="203.04783" calcext:value-type="float">
            <text:p>203.04783</text:p>
          </table:table-cell>
          <table:table-cell office:value-type="float" office:value="2.5366089" calcext:value-type="float">
            <text:p>2.5366089</text:p>
          </table:table-cell>
          <table:table-cell office:value-type="float" office:value="11.161422" calcext:value-type="float">
            <text:p>11.161422</text:p>
          </table:table-cell>
        </table:table-row>
        <table:table-row table:style-name="ro2">
          <table:table-cell office:value-type="string" calcext:value-type="string">
            <text:p>TCGA-21-5783-01A-41R-2187-07</text:p>
          </table:table-cell>
          <table:table-cell office:value-type="string" calcext:value-type="string">
            <text:p>LUSC</text:p>
          </table:table-cell>
          <table:table-cell office:value-type="float" office:value="11.5535873" calcext:value-type="float">
            <text:p>11.5535873</text:p>
          </table:table-cell>
          <table:table-cell office:value-type="float" office:value="16.897785" calcext:value-type="float">
            <text:p>16.897785</text:p>
          </table:table-cell>
          <table:table-cell office:value-type="float" office:value="150.94169" calcext:value-type="float">
            <text:p>150.94169</text:p>
          </table:table-cell>
          <table:table-cell office:value-type="float" office:value="2880.0581" calcext:value-type="float">
            <text:p>2880.0581</text:p>
          </table:table-cell>
          <table:table-cell office:value-type="float" office:value="59.871361" calcext:value-type="float">
            <text:p>59.871361</text:p>
          </table:table-cell>
          <table:table-cell office:value-type="float" office:value="65.22633" calcext:value-type="float">
            <text:p>65.22633</text:p>
          </table:table-cell>
          <table:table-cell office:value-type="float" office:value="8.167322" calcext:value-type="float">
            <text:p>8.167322</text:p>
          </table:table-cell>
          <table:table-cell office:value-type="float" office:value="22.449556" calcext:value-type="float">
            <text:p>22.449556</text:p>
          </table:table-cell>
          <table:table-cell office:value-type="float" office:value="52.149143" calcext:value-type="float">
            <text:p>52.149143</text:p>
          </table:table-cell>
          <table:table-cell office:value-type="float" office:value="71.20716" calcext:value-type="float">
            <text:p>71.20716</text:p>
          </table:table-cell>
          <table:table-cell office:value-type="float" office:value="4.738286" calcext:value-type="float">
            <text:p>4.738286</text:p>
          </table:table-cell>
          <table:table-cell office:value-type="float" office:value="29.370426" calcext:value-type="float">
            <text:p>29.370426</text:p>
          </table:table-cell>
          <table:table-cell office:value-type="float" office:value="8.095109" calcext:value-type="float">
            <text:p>8.095109</text:p>
          </table:table-cell>
          <table:table-cell office:value-type="float" office:value="1.213383" calcext:value-type="float">
            <text:p>1.213383</text:p>
          </table:table-cell>
          <table:table-cell office:value-type="float" office:value="35.416782" calcext:value-type="float">
            <text:p>35.416782</text:p>
          </table:table-cell>
          <table:table-cell office:value-type="float" office:value="12.543275" calcext:value-type="float">
            <text:p>12.543275</text:p>
          </table:table-cell>
          <table:table-cell office:value-type="float" office:value="2.447791" calcext:value-type="float">
            <text:p>2.447791</text:p>
          </table:table-cell>
          <table:table-cell office:value-type="float" office:value="0.46917915" calcext:value-type="float">
            <text:p>0.46917915</text:p>
          </table:table-cell>
          <table:table-cell office:value-type="float" office:value="102.68211" calcext:value-type="float">
            <text:p>102.68211</text:p>
          </table:table-cell>
          <table:table-cell office:value-type="float" office:value="1029.8699" calcext:value-type="float">
            <text:p>1029.8699</text:p>
          </table:table-cell>
          <table:table-cell office:value-type="float" office:value="96.90756" calcext:value-type="float">
            <text:p>96.90756</text:p>
          </table:table-cell>
          <table:table-cell office:value-type="float" office:value="3.703665" calcext:value-type="float">
            <text:p>3.703665</text:p>
          </table:table-cell>
          <table:table-cell office:value-type="float" office:value="0.6315107" calcext:value-type="float">
            <text:p>0.6315107</text:p>
          </table:table-cell>
          <table:table-cell office:value-type="float" office:value="5.822845" calcext:value-type="float">
            <text:p>5.822845</text:p>
          </table:table-cell>
          <table:table-cell office:value-type="float" office:value="0.71131406" calcext:value-type="float">
            <text:p>0.71131406</text:p>
          </table:table-cell>
          <table:table-cell office:value-type="float" office:value="45.905177" calcext:value-type="float">
            <text:p>45.905177</text:p>
          </table:table-cell>
          <table:table-cell office:value-type="float" office:value="4.6141596" calcext:value-type="float">
            <text:p>4.6141596</text:p>
          </table:table-cell>
          <table:table-cell office:value-type="float" office:value="5.1989397" calcext:value-type="float">
            <text:p>5.1989397</text:p>
          </table:table-cell>
          <table:table-cell office:value-type="float" office:value="4.7104001" calcext:value-type="float">
            <text:p>4.7104001</text:p>
          </table:table-cell>
          <table:table-cell office:value-type="float" office:value="107.5536" calcext:value-type="float">
            <text:p>107.5536</text:p>
          </table:table-cell>
          <table:table-cell office:value-type="float" office:value="3.416792" calcext:value-type="float">
            <text:p>3.416792</text:p>
          </table:table-cell>
          <table:table-cell office:value-type="float" office:value="5.6942169" calcext:value-type="float">
            <text:p>5.6942169</text:p>
          </table:table-cell>
          <table:table-cell office:value-type="float" office:value="17.65867" calcext:value-type="float">
            <text:p>17.65867</text:p>
          </table:table-cell>
          <table:table-cell office:value-type="float" office:value="26.067639" calcext:value-type="float">
            <text:p>26.067639</text:p>
          </table:table-cell>
          <table:table-cell office:value-type="float" office:value="36.396208" calcext:value-type="float">
            <text:p>36.396208</text:p>
          </table:table-cell>
          <table:table-cell office:value-type="float" office:value="83.04198" calcext:value-type="float">
            <text:p>83.04198</text:p>
          </table:table-cell>
          <table:table-cell office:value-type="float" office:value="5.0832195" calcext:value-type="float">
            <text:p>5.0832195</text:p>
          </table:table-cell>
          <table:table-cell office:value-type="float" office:value="8.103574" calcext:value-type="float">
            <text:p>8.103574</text:p>
          </table:table-cell>
          <table:table-cell office:value-type="float" office:value="3.940517" calcext:value-type="float">
            <text:p>3.940517</text:p>
          </table:table-cell>
          <table:table-cell office:value-type="float" office:value="6.379506" calcext:value-type="float">
            <text:p>6.379506</text:p>
          </table:table-cell>
          <table:table-cell office:value-type="float" office:value="9.670811" calcext:value-type="float">
            <text:p>9.670811</text:p>
          </table:table-cell>
          <table:table-cell office:value-type="float" office:value="3.490928" calcext:value-type="float">
            <text:p>3.490928</text:p>
          </table:table-cell>
          <table:table-cell office:value-type="float" office:value="6.007347" calcext:value-type="float">
            <text:p>6.007347</text:p>
          </table:table-cell>
          <table:table-cell office:value-type="float" office:value="182.39719" calcext:value-type="float">
            <text:p>182.39719</text:p>
          </table:table-cell>
          <table:table-cell office:value-type="float" office:value="41.53511" calcext:value-type="float">
            <text:p>41.53511</text:p>
          </table:table-cell>
          <table:table-cell office:value-type="float" office:value="135.83584" calcext:value-type="float">
            <text:p>135.83584</text:p>
          </table:table-cell>
          <table:table-cell office:value-type="float" office:value="1.99776515" calcext:value-type="float">
            <text:p>1.99776515</text:p>
          </table:table-cell>
          <table:table-cell office:value-type="float" office:value="11.053399" calcext:value-type="float">
            <text:p>11.053399</text:p>
          </table:table-cell>
        </table:table-row>
        <table:table-row table:style-name="ro2">
          <table:table-cell office:value-type="string" calcext:value-type="string">
            <text:p>TCGA-21-5784-01A-01R-1635-07</text:p>
          </table:table-cell>
          <table:table-cell office:value-type="string" calcext:value-type="string">
            <text:p>LUSC</text:p>
          </table:table-cell>
          <table:table-cell office:value-type="float" office:value="10.1712508" calcext:value-type="float">
            <text:p>10.1712508</text:p>
          </table:table-cell>
          <table:table-cell office:value-type="float" office:value="7.922538" calcext:value-type="float">
            <text:p>7.922538</text:p>
          </table:table-cell>
          <table:table-cell office:value-type="float" office:value="114.20821" calcext:value-type="float">
            <text:p>114.20821</text:p>
          </table:table-cell>
          <table:table-cell office:value-type="float" office:value="5710.765" calcext:value-type="float">
            <text:p>5710.765</text:p>
          </table:table-cell>
          <table:table-cell office:value-type="float" office:value="97.234188" calcext:value-type="float">
            <text:p>97.234188</text:p>
          </table:table-cell>
          <table:table-cell office:value-type="float" office:value="127.87736" calcext:value-type="float">
            <text:p>127.87736</text:p>
          </table:table-cell>
          <table:table-cell office:value-type="float" office:value="6.547887" calcext:value-type="float">
            <text:p>6.547887</text:p>
          </table:table-cell>
          <table:table-cell office:value-type="float" office:value="32.77166" calcext:value-type="float">
            <text:p>32.77166</text:p>
          </table:table-cell>
          <table:table-cell office:value-type="float" office:value="42.856802" calcext:value-type="float">
            <text:p>42.856802</text:p>
          </table:table-cell>
          <table:table-cell office:value-type="float" office:value="62.13536" calcext:value-type="float">
            <text:p>62.13536</text:p>
          </table:table-cell>
          <table:table-cell office:value-type="float" office:value="3.99041" calcext:value-type="float">
            <text:p>3.99041</text:p>
          </table:table-cell>
          <table:table-cell office:value-type="float" office:value="58.176157" calcext:value-type="float">
            <text:p>58.176157</text:p>
          </table:table-cell>
          <table:table-cell office:value-type="float" office:value="12.123581" calcext:value-type="float">
            <text:p>12.123581</text:p>
          </table:table-cell>
          <table:table-cell office:value-type="float" office:value="2.326748" calcext:value-type="float">
            <text:p>2.326748</text:p>
          </table:table-cell>
          <table:table-cell office:value-type="float" office:value="47.459506" calcext:value-type="float">
            <text:p>47.459506</text:p>
          </table:table-cell>
          <table:table-cell office:value-type="float" office:value="6.424998" calcext:value-type="float">
            <text:p>6.424998</text:p>
          </table:table-cell>
          <table:table-cell office:value-type="float" office:value="2.819811" calcext:value-type="float">
            <text:p>2.819811</text:p>
          </table:table-cell>
          <table:table-cell office:value-type="float" office:value="0.49304705" calcext:value-type="float">
            <text:p>0.49304705</text:p>
          </table:table-cell>
          <table:table-cell office:value-type="float" office:value="26.79507" calcext:value-type="float">
            <text:p>26.79507</text:p>
          </table:table-cell>
          <table:table-cell office:value-type="float" office:value="861.9296" calcext:value-type="float">
            <text:p>861.9296</text:p>
          </table:table-cell>
          <table:table-cell office:value-type="float" office:value="118.41378" calcext:value-type="float">
            <text:p>118.41378</text:p>
          </table:table-cell>
          <table:table-cell office:value-type="float" office:value="7.4091403" calcext:value-type="float">
            <text:p>7.4091403</text:p>
          </table:table-cell>
          <table:table-cell office:value-type="float" office:value="0.27482388" calcext:value-type="float">
            <text:p>0.27482388</text:p>
          </table:table-cell>
          <table:table-cell office:value-type="float" office:value="10.119124" calcext:value-type="float">
            <text:p>10.119124</text:p>
          </table:table-cell>
          <table:table-cell office:value-type="float" office:value="0.80646726" calcext:value-type="float">
            <text:p>0.80646726</text:p>
          </table:table-cell>
          <table:table-cell office:value-type="float" office:value="18.008238" calcext:value-type="float">
            <text:p>18.008238</text:p>
          </table:table-cell>
          <table:table-cell office:value-type="float" office:value="2.3348294" calcext:value-type="float">
            <text:p>2.3348294</text:p>
          </table:table-cell>
          <table:table-cell office:value-type="float" office:value="1.9113894" calcext:value-type="float">
            <text:p>1.9113894</text:p>
          </table:table-cell>
          <table:table-cell office:value-type="float" office:value="0.8084554" calcext:value-type="float">
            <text:p>0.8084554</text:p>
          </table:table-cell>
          <table:table-cell office:value-type="float" office:value="297.39601" calcext:value-type="float">
            <text:p>297.39601</text:p>
          </table:table-cell>
          <table:table-cell office:value-type="float" office:value="5.304198" calcext:value-type="float">
            <text:p>5.304198</text:p>
          </table:table-cell>
          <table:table-cell office:value-type="float" office:value="2.4802939" calcext:value-type="float">
            <text:p>2.4802939</text:p>
          </table:table-cell>
          <table:table-cell office:value-type="float" office:value="27.83752" calcext:value-type="float">
            <text:p>27.83752</text:p>
          </table:table-cell>
          <table:table-cell office:value-type="float" office:value="23.647397" calcext:value-type="float">
            <text:p>23.647397</text:p>
          </table:table-cell>
          <table:table-cell office:value-type="float" office:value="217.060774" calcext:value-type="float">
            <text:p>217.060774</text:p>
          </table:table-cell>
          <table:table-cell office:value-type="float" office:value="138.9661" calcext:value-type="float">
            <text:p>138.9661</text:p>
          </table:table-cell>
          <table:table-cell office:value-type="float" office:value="0.720863" calcext:value-type="float">
            <text:p>0.720863</text:p>
          </table:table-cell>
          <table:table-cell office:value-type="float" office:value="8.502029" calcext:value-type="float">
            <text:p>8.502029</text:p>
          </table:table-cell>
          <table:table-cell office:value-type="float" office:value="2.279739" calcext:value-type="float">
            <text:p>2.279739</text:p>
          </table:table-cell>
          <table:table-cell office:value-type="float" office:value="5.134241" calcext:value-type="float">
            <text:p>5.134241</text:p>
          </table:table-cell>
          <table:table-cell office:value-type="float" office:value="17.942638" calcext:value-type="float">
            <text:p>17.942638</text:p>
          </table:table-cell>
          <table:table-cell office:value-type="float" office:value="1.452522" calcext:value-type="float">
            <text:p>1.452522</text:p>
          </table:table-cell>
          <table:table-cell office:value-type="float" office:value="6.634048" calcext:value-type="float">
            <text:p>6.634048</text:p>
          </table:table-cell>
          <table:table-cell office:value-type="float" office:value="217.86522" calcext:value-type="float">
            <text:p>217.86522</text:p>
          </table:table-cell>
          <table:table-cell office:value-type="float" office:value="108.33888" calcext:value-type="float">
            <text:p>108.33888</text:p>
          </table:table-cell>
          <table:table-cell office:value-type="float" office:value="207.64433" calcext:value-type="float">
            <text:p>207.64433</text:p>
          </table:table-cell>
          <table:table-cell office:value-type="float" office:value="0.56672041" calcext:value-type="float">
            <text:p>0.56672041</text:p>
          </table:table-cell>
          <table:table-cell office:value-type="float" office:value="5.755775" calcext:value-type="float">
            <text:p>5.755775</text:p>
          </table:table-cell>
        </table:table-row>
        <table:table-row table:style-name="ro2">
          <table:table-cell office:value-type="string" calcext:value-type="string">
            <text:p>TCGA-22-0944-01A-01R-0692-07</text:p>
          </table:table-cell>
          <table:table-cell office:value-type="string" calcext:value-type="string">
            <text:p>LUSC</text:p>
          </table:table-cell>
          <table:table-cell office:value-type="float" office:value="27.9747177" calcext:value-type="float">
            <text:p>27.9747177</text:p>
          </table:table-cell>
          <table:table-cell office:value-type="float" office:value="4.91842" calcext:value-type="float">
            <text:p>4.91842</text:p>
          </table:table-cell>
          <table:table-cell office:value-type="float" office:value="184.9389" calcext:value-type="float">
            <text:p>184.9389</text:p>
          </table:table-cell>
          <table:table-cell office:value-type="float" office:value="3250.4667" calcext:value-type="float">
            <text:p>3250.4667</text:p>
          </table:table-cell>
          <table:table-cell office:value-type="float" office:value="173.756308" calcext:value-type="float">
            <text:p>173.756308</text:p>
          </table:table-cell>
          <table:table-cell office:value-type="float" office:value="53.14045" calcext:value-type="float">
            <text:p>53.14045</text:p>
          </table:table-cell>
          <table:table-cell office:value-type="float" office:value="14.031317" calcext:value-type="float">
            <text:p>14.031317</text:p>
          </table:table-cell>
          <table:table-cell office:value-type="float" office:value="18.621298" calcext:value-type="float">
            <text:p>18.621298</text:p>
          </table:table-cell>
          <table:table-cell office:value-type="float" office:value="154.095028" calcext:value-type="float">
            <text:p>154.095028</text:p>
          </table:table-cell>
          <table:table-cell office:value-type="float" office:value="29.09399" calcext:value-type="float">
            <text:p>29.09399</text:p>
          </table:table-cell>
          <table:table-cell office:value-type="float" office:value="4.28246" calcext:value-type="float">
            <text:p>4.28246</text:p>
          </table:table-cell>
          <table:table-cell office:value-type="float" office:value="60.32767" calcext:value-type="float">
            <text:p>60.32767</text:p>
          </table:table-cell>
          <table:table-cell office:value-type="float" office:value="9.269815" calcext:value-type="float">
            <text:p>9.269815</text:p>
          </table:table-cell>
          <table:table-cell office:value-type="float" office:value="3.08241" calcext:value-type="float">
            <text:p>3.08241</text:p>
          </table:table-cell>
          <table:table-cell office:value-type="float" office:value="27.980535" calcext:value-type="float">
            <text:p>27.980535</text:p>
          </table:table-cell>
          <table:table-cell office:value-type="float" office:value="8.398823" calcext:value-type="float">
            <text:p>8.398823</text:p>
          </table:table-cell>
          <table:table-cell office:value-type="float" office:value="3.060209" calcext:value-type="float">
            <text:p>3.060209</text:p>
          </table:table-cell>
          <table:table-cell office:value-type="float" office:value="0.13209959" calcext:value-type="float">
            <text:p>0.13209959</text:p>
          </table:table-cell>
          <table:table-cell office:value-type="float" office:value="34.57485" calcext:value-type="float">
            <text:p>34.57485</text:p>
          </table:table-cell>
          <table:table-cell office:value-type="float" office:value="1192.2134" calcext:value-type="float">
            <text:p>1192.2134</text:p>
          </table:table-cell>
          <table:table-cell office:value-type="float" office:value="177.10244" calcext:value-type="float">
            <text:p>177.10244</text:p>
          </table:table-cell>
          <table:table-cell office:value-type="float" office:value="4.3706492" calcext:value-type="float">
            <text:p>4.3706492</text:p>
          </table:table-cell>
          <table:table-cell office:value-type="float" office:value="0.46211287" calcext:value-type="float">
            <text:p>0.46211287</text:p>
          </table:table-cell>
          <table:table-cell office:value-type="float" office:value="34.263963" calcext:value-type="float">
            <text:p>34.263963</text:p>
          </table:table-cell>
          <table:table-cell office:value-type="float" office:value="0.09043861" calcext:value-type="float">
            <text:p>0.09043861</text:p>
          </table:table-cell>
          <table:table-cell office:value-type="float" office:value="12.655607" calcext:value-type="float">
            <text:p>12.655607</text:p>
          </table:table-cell>
          <table:table-cell office:value-type="float" office:value="2.6210616" calcext:value-type="float">
            <text:p>2.6210616</text:p>
          </table:table-cell>
          <table:table-cell office:value-type="float" office:value="2.5767531" calcext:value-type="float">
            <text:p>2.5767531</text:p>
          </table:table-cell>
          <table:table-cell office:value-type="float" office:value="6.013816" calcext:value-type="float">
            <text:p>6.013816</text:p>
          </table:table-cell>
          <table:table-cell office:value-type="float" office:value="183.55924" calcext:value-type="float">
            <text:p>183.55924</text:p>
          </table:table-cell>
          <table:table-cell office:value-type="float" office:value="3.897421" calcext:value-type="float">
            <text:p>3.897421</text:p>
          </table:table-cell>
          <table:table-cell office:value-type="float" office:value="3.6840258" calcext:value-type="float">
            <text:p>3.6840258</text:p>
          </table:table-cell>
          <table:table-cell office:value-type="float" office:value="33.45327" calcext:value-type="float">
            <text:p>33.45327</text:p>
          </table:table-cell>
          <table:table-cell office:value-type="float" office:value="54.105867" calcext:value-type="float">
            <text:p>54.105867</text:p>
          </table:table-cell>
          <table:table-cell office:value-type="float" office:value="23.319761" calcext:value-type="float">
            <text:p>23.319761</text:p>
          </table:table-cell>
          <table:table-cell office:value-type="float" office:value="120.71981" calcext:value-type="float">
            <text:p>120.71981</text:p>
          </table:table-cell>
          <table:table-cell office:value-type="float" office:value="3.1126857" calcext:value-type="float">
            <text:p>3.1126857</text:p>
          </table:table-cell>
          <table:table-cell office:value-type="float" office:value="17.467216" calcext:value-type="float">
            <text:p>17.467216</text:p>
          </table:table-cell>
          <table:table-cell office:value-type="float" office:value="3.31316" calcext:value-type="float">
            <text:p>3.31316</text:p>
          </table:table-cell>
          <table:table-cell office:value-type="float" office:value="4.336091" calcext:value-type="float">
            <text:p>4.336091</text:p>
          </table:table-cell>
          <table:table-cell office:value-type="float" office:value="8.804538" calcext:value-type="float">
            <text:p>8.804538</text:p>
          </table:table-cell>
          <table:table-cell office:value-type="float" office:value="2.491725" calcext:value-type="float">
            <text:p>2.491725</text:p>
          </table:table-cell>
          <table:table-cell office:value-type="float" office:value="6.923011" calcext:value-type="float">
            <text:p>6.923011</text:p>
          </table:table-cell>
          <table:table-cell office:value-type="float" office:value="188.13879" calcext:value-type="float">
            <text:p>188.13879</text:p>
          </table:table-cell>
          <table:table-cell office:value-type="float" office:value="65.59428" calcext:value-type="float">
            <text:p>65.59428</text:p>
          </table:table-cell>
          <table:table-cell office:value-type="float" office:value="157.79137" calcext:value-type="float">
            <text:p>157.79137</text:p>
          </table:table-cell>
          <table:table-cell office:value-type="float" office:value="1.51436962" calcext:value-type="float">
            <text:p>1.51436962</text:p>
          </table:table-cell>
          <table:table-cell office:value-type="float" office:value="14.676341" calcext:value-type="float">
            <text:p>14.676341</text:p>
          </table:table-cell>
        </table:table-row>
        <table:table-row table:style-name="ro2">
          <table:table-cell office:value-type="string" calcext:value-type="string">
            <text:p>TCGA-22-1000-01A-01R-A32Z-07</text:p>
          </table:table-cell>
          <table:table-cell office:value-type="string" calcext:value-type="string">
            <text:p>LUSC</text:p>
          </table:table-cell>
          <table:table-cell office:value-type="float" office:value="11.4226071" calcext:value-type="float">
            <text:p>11.4226071</text:p>
          </table:table-cell>
          <table:table-cell office:value-type="float" office:value="12.886977" calcext:value-type="float">
            <text:p>12.886977</text:p>
          </table:table-cell>
          <table:table-cell office:value-type="float" office:value="119.3629" calcext:value-type="float">
            <text:p>119.3629</text:p>
          </table:table-cell>
          <table:table-cell office:value-type="float" office:value="3335.607" calcext:value-type="float">
            <text:p>3335.607</text:p>
          </table:table-cell>
          <table:table-cell office:value-type="float" office:value="52.075767" calcext:value-type="float">
            <text:p>52.075767</text:p>
          </table:table-cell>
          <table:table-cell office:value-type="float" office:value="99.58479" calcext:value-type="float">
            <text:p>99.58479</text:p>
          </table:table-cell>
          <table:table-cell office:value-type="float" office:value="8.446795" calcext:value-type="float">
            <text:p>8.446795</text:p>
          </table:table-cell>
          <table:table-cell office:value-type="float" office:value="27.075563" calcext:value-type="float">
            <text:p>27.075563</text:p>
          </table:table-cell>
          <table:table-cell office:value-type="float" office:value="40.298134" calcext:value-type="float">
            <text:p>40.298134</text:p>
          </table:table-cell>
          <table:table-cell office:value-type="float" office:value="71.9422" calcext:value-type="float">
            <text:p>71.9422</text:p>
          </table:table-cell>
          <table:table-cell office:value-type="float" office:value="6.061497" calcext:value-type="float">
            <text:p>6.061497</text:p>
          </table:table-cell>
          <table:table-cell office:value-type="float" office:value="28.732922" calcext:value-type="float">
            <text:p>28.732922</text:p>
          </table:table-cell>
          <table:table-cell office:value-type="float" office:value="8.093385" calcext:value-type="float">
            <text:p>8.093385</text:p>
          </table:table-cell>
          <table:table-cell office:value-type="float" office:value="2.686929" calcext:value-type="float">
            <text:p>2.686929</text:p>
          </table:table-cell>
          <table:table-cell office:value-type="float" office:value="54.924186" calcext:value-type="float">
            <text:p>54.924186</text:p>
          </table:table-cell>
          <table:table-cell office:value-type="float" office:value="8.298181" calcext:value-type="float">
            <text:p>8.298181</text:p>
          </table:table-cell>
          <table:table-cell office:value-type="float" office:value="3.785181" calcext:value-type="float">
            <text:p>3.785181</text:p>
          </table:table-cell>
          <table:table-cell office:value-type="float" office:value="1.37643375" calcext:value-type="float">
            <text:p>1.37643375</text:p>
          </table:table-cell>
          <table:table-cell office:value-type="float" office:value="53.35288" calcext:value-type="float">
            <text:p>53.35288</text:p>
          </table:table-cell>
          <table:table-cell office:value-type="float" office:value="892.308" calcext:value-type="float">
            <text:p>892.308</text:p>
          </table:table-cell>
          <table:table-cell office:value-type="float" office:value="77.72438" calcext:value-type="float">
            <text:p>77.72438</text:p>
          </table:table-cell>
          <table:table-cell office:value-type="float" office:value="4.4419907" calcext:value-type="float">
            <text:p>4.4419907</text:p>
          </table:table-cell>
          <table:table-cell office:value-type="float" office:value="0.62379354" calcext:value-type="float">
            <text:p>0.62379354</text:p>
          </table:table-cell>
          <table:table-cell office:value-type="float" office:value="8.371152" calcext:value-type="float">
            <text:p>8.371152</text:p>
          </table:table-cell>
          <table:table-cell office:value-type="float" office:value="1.37770879" calcext:value-type="float">
            <text:p>1.37770879</text:p>
          </table:table-cell>
          <table:table-cell office:value-type="float" office:value="25.829325" calcext:value-type="float">
            <text:p>25.829325</text:p>
          </table:table-cell>
          <table:table-cell office:value-type="float" office:value="3.7566029" calcext:value-type="float">
            <text:p>3.7566029</text:p>
          </table:table-cell>
          <table:table-cell office:value-type="float" office:value="3.0752274" calcext:value-type="float">
            <text:p>3.0752274</text:p>
          </table:table-cell>
          <table:table-cell office:value-type="float" office:value="2.351274" calcext:value-type="float">
            <text:p>2.351274</text:p>
          </table:table-cell>
          <table:table-cell office:value-type="float" office:value="178.54625" calcext:value-type="float">
            <text:p>178.54625</text:p>
          </table:table-cell>
          <table:table-cell office:value-type="float" office:value="3.907958" calcext:value-type="float">
            <text:p>3.907958</text:p>
          </table:table-cell>
          <table:table-cell office:value-type="float" office:value="2.9199096" calcext:value-type="float">
            <text:p>2.9199096</text:p>
          </table:table-cell>
          <table:table-cell office:value-type="float" office:value="22.48851" calcext:value-type="float">
            <text:p>22.48851</text:p>
          </table:table-cell>
          <table:table-cell office:value-type="float" office:value="22.02972" calcext:value-type="float">
            <text:p>22.02972</text:p>
          </table:table-cell>
          <table:table-cell office:value-type="float" office:value="19.401781" calcext:value-type="float">
            <text:p>19.401781</text:p>
          </table:table-cell>
          <table:table-cell office:value-type="float" office:value="139.03711" calcext:value-type="float">
            <text:p>139.03711</text:p>
          </table:table-cell>
          <table:table-cell office:value-type="float" office:value="1.6862325" calcext:value-type="float">
            <text:p>1.6862325</text:p>
          </table:table-cell>
          <table:table-cell office:value-type="float" office:value="10.511494" calcext:value-type="float">
            <text:p>10.511494</text:p>
          </table:table-cell>
          <table:table-cell office:value-type="float" office:value="6.750388" calcext:value-type="float">
            <text:p>6.750388</text:p>
          </table:table-cell>
          <table:table-cell office:value-type="float" office:value="5.161084" calcext:value-type="float">
            <text:p>5.161084</text:p>
          </table:table-cell>
          <table:table-cell office:value-type="float" office:value="8.103616" calcext:value-type="float">
            <text:p>8.103616</text:p>
          </table:table-cell>
          <table:table-cell office:value-type="float" office:value="3.772701" calcext:value-type="float">
            <text:p>3.772701</text:p>
          </table:table-cell>
          <table:table-cell office:value-type="float" office:value="8.468901" calcext:value-type="float">
            <text:p>8.468901</text:p>
          </table:table-cell>
          <table:table-cell office:value-type="float" office:value="169.05422" calcext:value-type="float">
            <text:p>169.05422</text:p>
          </table:table-cell>
          <table:table-cell office:value-type="float" office:value="93.5292" calcext:value-type="float">
            <text:p>93.5292</text:p>
          </table:table-cell>
          <table:table-cell office:value-type="float" office:value="167.92248" calcext:value-type="float">
            <text:p>167.92248</text:p>
          </table:table-cell>
          <table:table-cell office:value-type="float" office:value="1.45430667" calcext:value-type="float">
            <text:p>1.45430667</text:p>
          </table:table-cell>
          <table:table-cell office:value-type="float" office:value="11.131352" calcext:value-type="float">
            <text:p>11.131352</text:p>
          </table:table-cell>
        </table:table-row>
        <table:table-row table:style-name="ro2">
          <table:table-cell office:value-type="string" calcext:value-type="string">
            <text:p>TCGA-22-4599-01A-01R-1443-07</text:p>
          </table:table-cell>
          <table:table-cell office:value-type="string" calcext:value-type="string">
            <text:p>LUSC</text:p>
          </table:table-cell>
          <table:table-cell office:value-type="float" office:value="53.0831784" calcext:value-type="float">
            <text:p>53.0831784</text:p>
          </table:table-cell>
          <table:table-cell office:value-type="float" office:value="8.834183" calcext:value-type="float">
            <text:p>8.834183</text:p>
          </table:table-cell>
          <table:table-cell office:value-type="float" office:value="99.31107" calcext:value-type="float">
            <text:p>99.31107</text:p>
          </table:table-cell>
          <table:table-cell office:value-type="float" office:value="2287.3344" calcext:value-type="float">
            <text:p>2287.3344</text:p>
          </table:table-cell>
          <table:table-cell office:value-type="float" office:value="148.581601" calcext:value-type="float">
            <text:p>148.581601</text:p>
          </table:table-cell>
          <table:table-cell office:value-type="float" office:value="54.4962" calcext:value-type="float">
            <text:p>54.4962</text:p>
          </table:table-cell>
          <table:table-cell office:value-type="float" office:value="6.177838" calcext:value-type="float">
            <text:p>6.177838</text:p>
          </table:table-cell>
          <table:table-cell office:value-type="float" office:value="18.064314" calcext:value-type="float">
            <text:p>18.064314</text:p>
          </table:table-cell>
          <table:table-cell office:value-type="float" office:value="24.584044" calcext:value-type="float">
            <text:p>24.584044</text:p>
          </table:table-cell>
          <table:table-cell office:value-type="float" office:value="43.20927" calcext:value-type="float">
            <text:p>43.20927</text:p>
          </table:table-cell>
          <table:table-cell office:value-type="float" office:value="8.309186" calcext:value-type="float">
            <text:p>8.309186</text:p>
          </table:table-cell>
          <table:table-cell office:value-type="float" office:value="61.287049" calcext:value-type="float">
            <text:p>61.287049</text:p>
          </table:table-cell>
          <table:table-cell office:value-type="float" office:value="10.585518" calcext:value-type="float">
            <text:p>10.585518</text:p>
          </table:table-cell>
          <table:table-cell office:value-type="float" office:value="3.605361" calcext:value-type="float">
            <text:p>3.605361</text:p>
          </table:table-cell>
          <table:table-cell office:value-type="float" office:value="14.668097" calcext:value-type="float">
            <text:p>14.668097</text:p>
          </table:table-cell>
          <table:table-cell office:value-type="float" office:value="4.761237" calcext:value-type="float">
            <text:p>4.761237</text:p>
          </table:table-cell>
          <table:table-cell office:value-type="float" office:value="2.80576" calcext:value-type="float">
            <text:p>2.80576</text:p>
          </table:table-cell>
          <table:table-cell office:value-type="float" office:value="0.76787424" calcext:value-type="float">
            <text:p>0.76787424</text:p>
          </table:table-cell>
          <table:table-cell office:value-type="float" office:value="34.42354" calcext:value-type="float">
            <text:p>34.42354</text:p>
          </table:table-cell>
          <table:table-cell office:value-type="float" office:value="1109.1714" calcext:value-type="float">
            <text:p>1109.1714</text:p>
          </table:table-cell>
          <table:table-cell office:value-type="float" office:value="86.03885" calcext:value-type="float">
            <text:p>86.03885</text:p>
          </table:table-cell>
          <table:table-cell office:value-type="float" office:value="7.3340048" calcext:value-type="float">
            <text:p>7.3340048</text:p>
          </table:table-cell>
          <table:table-cell office:value-type="float" office:value="0.65850497" calcext:value-type="float">
            <text:p>0.65850497</text:p>
          </table:table-cell>
          <table:table-cell office:value-type="float" office:value="10.943504" calcext:value-type="float">
            <text:p>10.943504</text:p>
          </table:table-cell>
          <table:table-cell office:value-type="float" office:value="0.07619569" calcext:value-type="float">
            <text:p>0.07619569</text:p>
          </table:table-cell>
          <table:table-cell office:value-type="float" office:value="16.930391" calcext:value-type="float">
            <text:p>16.930391</text:p>
          </table:table-cell>
          <table:table-cell office:value-type="float" office:value="1.7507047" calcext:value-type="float">
            <text:p>1.7507047</text:p>
          </table:table-cell>
          <table:table-cell office:value-type="float" office:value="2.4302691" calcext:value-type="float">
            <text:p>2.4302691</text:p>
          </table:table-cell>
          <table:table-cell office:value-type="float" office:value="1.9611941" calcext:value-type="float">
            <text:p>1.9611941</text:p>
          </table:table-cell>
          <table:table-cell office:value-type="float" office:value="175.84954" calcext:value-type="float">
            <text:p>175.84954</text:p>
          </table:table-cell>
          <table:table-cell office:value-type="float" office:value="4.513353" calcext:value-type="float">
            <text:p>4.513353</text:p>
          </table:table-cell>
          <table:table-cell office:value-type="float" office:value="2.1021314" calcext:value-type="float">
            <text:p>2.1021314</text:p>
          </table:table-cell>
          <table:table-cell office:value-type="float" office:value="38.53482" calcext:value-type="float">
            <text:p>38.53482</text:p>
          </table:table-cell>
          <table:table-cell office:value-type="float" office:value="39.513664" calcext:value-type="float">
            <text:p>39.513664</text:p>
          </table:table-cell>
          <table:table-cell office:value-type="float" office:value="19.040912" calcext:value-type="float">
            <text:p>19.040912</text:p>
          </table:table-cell>
          <table:table-cell office:value-type="float" office:value="124.47093" calcext:value-type="float">
            <text:p>124.47093</text:p>
          </table:table-cell>
          <table:table-cell office:value-type="float" office:value="3.3659394" calcext:value-type="float">
            <text:p>3.3659394</text:p>
          </table:table-cell>
          <table:table-cell office:value-type="float" office:value="10.995987" calcext:value-type="float">
            <text:p>10.995987</text:p>
          </table:table-cell>
          <table:table-cell office:value-type="float" office:value="9.290717" calcext:value-type="float">
            <text:p>9.290717</text:p>
          </table:table-cell>
          <table:table-cell office:value-type="float" office:value="7.159858" calcext:value-type="float">
            <text:p>7.159858</text:p>
          </table:table-cell>
          <table:table-cell office:value-type="float" office:value="10.002832" calcext:value-type="float">
            <text:p>10.002832</text:p>
          </table:table-cell>
          <table:table-cell office:value-type="float" office:value="2.966055" calcext:value-type="float">
            <text:p>2.966055</text:p>
          </table:table-cell>
          <table:table-cell office:value-type="float" office:value="5.723046" calcext:value-type="float">
            <text:p>5.723046</text:p>
          </table:table-cell>
          <table:table-cell office:value-type="float" office:value="169.56077" calcext:value-type="float">
            <text:p>169.56077</text:p>
          </table:table-cell>
          <table:table-cell office:value-type="float" office:value="76.94835" calcext:value-type="float">
            <text:p>76.94835</text:p>
          </table:table-cell>
          <table:table-cell office:value-type="float" office:value="91.77548" calcext:value-type="float">
            <text:p>91.77548</text:p>
          </table:table-cell>
          <table:table-cell office:value-type="float" office:value="1.60663875" calcext:value-type="float">
            <text:p>1.60663875</text:p>
          </table:table-cell>
          <table:table-cell office:value-type="float" office:value="13.069447" calcext:value-type="float">
            <text:p>13.069447</text:p>
          </table:table-cell>
        </table:table-row>
        <table:table-row table:style-name="ro2">
          <table:table-cell office:value-type="string" calcext:value-type="string">
            <text:p>TCGA-22-4604-01A-01R-1201-07</text:p>
          </table:table-cell>
          <table:table-cell office:value-type="string" calcext:value-type="string">
            <text:p>LUSC</text:p>
          </table:table-cell>
          <table:table-cell office:value-type="float" office:value="18.7636946" calcext:value-type="float">
            <text:p>18.7636946</text:p>
          </table:table-cell>
          <table:table-cell office:value-type="float" office:value="7.165608" calcext:value-type="float">
            <text:p>7.165608</text:p>
          </table:table-cell>
          <table:table-cell office:value-type="float" office:value="100.65375" calcext:value-type="float">
            <text:p>100.65375</text:p>
          </table:table-cell>
          <table:table-cell office:value-type="float" office:value="2234.7458" calcext:value-type="float">
            <text:p>2234.7458</text:p>
          </table:table-cell>
          <table:table-cell office:value-type="float" office:value="112.196544" calcext:value-type="float">
            <text:p>112.196544</text:p>
          </table:table-cell>
          <table:table-cell office:value-type="float" office:value="68.30721" calcext:value-type="float">
            <text:p>68.30721</text:p>
          </table:table-cell>
          <table:table-cell office:value-type="float" office:value="11.216717" calcext:value-type="float">
            <text:p>11.216717</text:p>
          </table:table-cell>
          <table:table-cell office:value-type="float" office:value="18.913517" calcext:value-type="float">
            <text:p>18.913517</text:p>
          </table:table-cell>
          <table:table-cell office:value-type="float" office:value="58.513708" calcext:value-type="float">
            <text:p>58.513708</text:p>
          </table:table-cell>
          <table:table-cell office:value-type="float" office:value="47.38564" calcext:value-type="float">
            <text:p>47.38564</text:p>
          </table:table-cell>
          <table:table-cell office:value-type="float" office:value="5.207712" calcext:value-type="float">
            <text:p>5.207712</text:p>
          </table:table-cell>
          <table:table-cell office:value-type="float" office:value="82.969669" calcext:value-type="float">
            <text:p>82.969669</text:p>
          </table:table-cell>
          <table:table-cell office:value-type="float" office:value="8.062878" calcext:value-type="float">
            <text:p>8.062878</text:p>
          </table:table-cell>
          <table:table-cell office:value-type="float" office:value="1.954102" calcext:value-type="float">
            <text:p>1.954102</text:p>
          </table:table-cell>
          <table:table-cell office:value-type="float" office:value="52.721428" calcext:value-type="float">
            <text:p>52.721428</text:p>
          </table:table-cell>
          <table:table-cell office:value-type="float" office:value="11.882276" calcext:value-type="float">
            <text:p>11.882276</text:p>
          </table:table-cell>
          <table:table-cell office:value-type="float" office:value="3.196683" calcext:value-type="float">
            <text:p>3.196683</text:p>
          </table:table-cell>
          <table:table-cell office:value-type="float" office:value="0.62759619" calcext:value-type="float">
            <text:p>0.62759619</text:p>
          </table:table-cell>
          <table:table-cell office:value-type="float" office:value="58.88568" calcext:value-type="float">
            <text:p>58.88568</text:p>
          </table:table-cell>
          <table:table-cell office:value-type="float" office:value="2149.8777" calcext:value-type="float">
            <text:p>2149.8777</text:p>
          </table:table-cell>
          <table:table-cell office:value-type="float" office:value="107.01916" calcext:value-type="float">
            <text:p>107.01916</text:p>
          </table:table-cell>
          <table:table-cell office:value-type="float" office:value="5.1028422" calcext:value-type="float">
            <text:p>5.1028422</text:p>
          </table:table-cell>
          <table:table-cell office:value-type="float" office:value="0.57938602" calcext:value-type="float">
            <text:p>0.57938602</text:p>
          </table:table-cell>
          <table:table-cell office:value-type="float" office:value="35.367678" calcext:value-type="float">
            <text:p>35.367678</text:p>
          </table:table-cell>
          <table:table-cell office:value-type="float" office:value="0.51704181" calcext:value-type="float">
            <text:p>0.51704181</text:p>
          </table:table-cell>
          <table:table-cell office:value-type="float" office:value="23.666207" calcext:value-type="float">
            <text:p>23.666207</text:p>
          </table:table-cell>
          <table:table-cell office:value-type="float" office:value="3.2549763" calcext:value-type="float">
            <text:p>3.2549763</text:p>
          </table:table-cell>
          <table:table-cell office:value-type="float" office:value="4.8224436" calcext:value-type="float">
            <text:p>4.8224436</text:p>
          </table:table-cell>
          <table:table-cell office:value-type="float" office:value="3.6317896" calcext:value-type="float">
            <text:p>3.6317896</text:p>
          </table:table-cell>
          <table:table-cell office:value-type="float" office:value="124.00713" calcext:value-type="float">
            <text:p>124.00713</text:p>
          </table:table-cell>
          <table:table-cell office:value-type="float" office:value="4.003074" calcext:value-type="float">
            <text:p>4.003074</text:p>
          </table:table-cell>
          <table:table-cell office:value-type="float" office:value="2.7055537" calcext:value-type="float">
            <text:p>2.7055537</text:p>
          </table:table-cell>
          <table:table-cell office:value-type="float" office:value="28.18728" calcext:value-type="float">
            <text:p>28.18728</text:p>
          </table:table-cell>
          <table:table-cell office:value-type="float" office:value="28.192053" calcext:value-type="float">
            <text:p>28.192053</text:p>
          </table:table-cell>
          <table:table-cell office:value-type="float" office:value="18.660702" calcext:value-type="float">
            <text:p>18.660702</text:p>
          </table:table-cell>
          <table:table-cell office:value-type="float" office:value="125.39191" calcext:value-type="float">
            <text:p>125.39191</text:p>
          </table:table-cell>
          <table:table-cell office:value-type="float" office:value="3.1587282" calcext:value-type="float">
            <text:p>3.1587282</text:p>
          </table:table-cell>
          <table:table-cell office:value-type="float" office:value="6.21837" calcext:value-type="float">
            <text:p>6.21837</text:p>
          </table:table-cell>
          <table:table-cell office:value-type="float" office:value="5.480958" calcext:value-type="float">
            <text:p>5.480958</text:p>
          </table:table-cell>
          <table:table-cell office:value-type="float" office:value="2.964926" calcext:value-type="float">
            <text:p>2.964926</text:p>
          </table:table-cell>
          <table:table-cell office:value-type="float" office:value="9.726337" calcext:value-type="float">
            <text:p>9.726337</text:p>
          </table:table-cell>
          <table:table-cell office:value-type="float" office:value="3.050392" calcext:value-type="float">
            <text:p>3.050392</text:p>
          </table:table-cell>
          <table:table-cell office:value-type="float" office:value="7.395274" calcext:value-type="float">
            <text:p>7.395274</text:p>
          </table:table-cell>
          <table:table-cell office:value-type="float" office:value="170.28389" calcext:value-type="float">
            <text:p>170.28389</text:p>
          </table:table-cell>
          <table:table-cell office:value-type="float" office:value="71.31701" calcext:value-type="float">
            <text:p>71.31701</text:p>
          </table:table-cell>
          <table:table-cell office:value-type="float" office:value="208.33927" calcext:value-type="float">
            <text:p>208.33927</text:p>
          </table:table-cell>
          <table:table-cell office:value-type="float" office:value="0.87842481" calcext:value-type="float">
            <text:p>0.87842481</text:p>
          </table:table-cell>
          <table:table-cell office:value-type="float" office:value="17.606325" calcext:value-type="float">
            <text:p>17.606325</text:p>
          </table:table-cell>
        </table:table-row>
        <table:table-row table:style-name="ro2">
          <table:table-cell office:value-type="string" calcext:value-type="string">
            <text:p>TCGA-22-5472-01A-01R-1635-07</text:p>
          </table:table-cell>
          <table:table-cell office:value-type="string" calcext:value-type="string">
            <text:p>LUSC</text:p>
          </table:table-cell>
          <table:table-cell office:value-type="float" office:value="17.1590571" calcext:value-type="float">
            <text:p>17.1590571</text:p>
          </table:table-cell>
          <table:table-cell office:value-type="float" office:value="8.753048" calcext:value-type="float">
            <text:p>8.753048</text:p>
          </table:table-cell>
          <table:table-cell office:value-type="float" office:value="106.9426" calcext:value-type="float">
            <text:p>106.9426</text:p>
          </table:table-cell>
          <table:table-cell office:value-type="float" office:value="2595.5706" calcext:value-type="float">
            <text:p>2595.5706</text:p>
          </table:table-cell>
          <table:table-cell office:value-type="float" office:value="62.874284" calcext:value-type="float">
            <text:p>62.874284</text:p>
          </table:table-cell>
          <table:table-cell office:value-type="float" office:value="92.42992" calcext:value-type="float">
            <text:p>92.42992</text:p>
          </table:table-cell>
          <table:table-cell office:value-type="float" office:value="8.760876" calcext:value-type="float">
            <text:p>8.760876</text:p>
          </table:table-cell>
          <table:table-cell office:value-type="float" office:value="21.398733" calcext:value-type="float">
            <text:p>21.398733</text:p>
          </table:table-cell>
          <table:table-cell office:value-type="float" office:value="46.952865" calcext:value-type="float">
            <text:p>46.952865</text:p>
          </table:table-cell>
          <table:table-cell office:value-type="float" office:value="74.58222" calcext:value-type="float">
            <text:p>74.58222</text:p>
          </table:table-cell>
          <table:table-cell office:value-type="float" office:value="6.543859" calcext:value-type="float">
            <text:p>6.543859</text:p>
          </table:table-cell>
          <table:table-cell office:value-type="float" office:value="44.725448" calcext:value-type="float">
            <text:p>44.725448</text:p>
          </table:table-cell>
          <table:table-cell office:value-type="float" office:value="11.427067" calcext:value-type="float">
            <text:p>11.427067</text:p>
          </table:table-cell>
          <table:table-cell office:value-type="float" office:value="2.551198" calcext:value-type="float">
            <text:p>2.551198</text:p>
          </table:table-cell>
          <table:table-cell office:value-type="float" office:value="55.907025" calcext:value-type="float">
            <text:p>55.907025</text:p>
          </table:table-cell>
          <table:table-cell office:value-type="float" office:value="9.345684" calcext:value-type="float">
            <text:p>9.345684</text:p>
          </table:table-cell>
          <table:table-cell office:value-type="float" office:value="2.767362" calcext:value-type="float">
            <text:p>2.767362</text:p>
          </table:table-cell>
          <table:table-cell office:value-type="float" office:value="0.56745057" calcext:value-type="float">
            <text:p>0.56745057</text:p>
          </table:table-cell>
          <table:table-cell office:value-type="float" office:value="51.88894" calcext:value-type="float">
            <text:p>51.88894</text:p>
          </table:table-cell>
          <table:table-cell office:value-type="float" office:value="1266.1474" calcext:value-type="float">
            <text:p>1266.1474</text:p>
          </table:table-cell>
          <table:table-cell office:value-type="float" office:value="127.16584" calcext:value-type="float">
            <text:p>127.16584</text:p>
          </table:table-cell>
          <table:table-cell office:value-type="float" office:value="5.1271467" calcext:value-type="float">
            <text:p>5.1271467</text:p>
          </table:table-cell>
          <table:table-cell office:value-type="float" office:value="0.24834995" calcext:value-type="float">
            <text:p>0.24834995</text:p>
          </table:table-cell>
          <table:table-cell office:value-type="float" office:value="8.165404" calcext:value-type="float">
            <text:p>8.165404</text:p>
          </table:table-cell>
          <table:table-cell office:value-type="float" office:value="0.33007729" calcext:value-type="float">
            <text:p>0.33007729</text:p>
          </table:table-cell>
          <table:table-cell office:value-type="float" office:value="38.1782" calcext:value-type="float">
            <text:p>38.1782</text:p>
          </table:table-cell>
          <table:table-cell office:value-type="float" office:value="3.7660059" calcext:value-type="float">
            <text:p>3.7660059</text:p>
          </table:table-cell>
          <table:table-cell office:value-type="float" office:value="4.5413023" calcext:value-type="float">
            <text:p>4.5413023</text:p>
          </table:table-cell>
          <table:table-cell office:value-type="float" office:value="1.1409002" calcext:value-type="float">
            <text:p>1.1409002</text:p>
          </table:table-cell>
          <table:table-cell office:value-type="float" office:value="137.2759" calcext:value-type="float">
            <text:p>137.2759</text:p>
          </table:table-cell>
          <table:table-cell office:value-type="float" office:value="3.148448" calcext:value-type="float">
            <text:p>3.148448</text:p>
          </table:table-cell>
          <table:table-cell office:value-type="float" office:value="3.1883075" calcext:value-type="float">
            <text:p>3.1883075</text:p>
          </table:table-cell>
          <table:table-cell office:value-type="float" office:value="33.13359" calcext:value-type="float">
            <text:p>33.13359</text:p>
          </table:table-cell>
          <table:table-cell office:value-type="float" office:value="34.183436" calcext:value-type="float">
            <text:p>34.183436</text:p>
          </table:table-cell>
          <table:table-cell office:value-type="float" office:value="27.118133" calcext:value-type="float">
            <text:p>27.118133</text:p>
          </table:table-cell>
          <table:table-cell office:value-type="float" office:value="126.54282" calcext:value-type="float">
            <text:p>126.54282</text:p>
          </table:table-cell>
          <table:table-cell office:value-type="float" office:value="1.3563852" calcext:value-type="float">
            <text:p>1.3563852</text:p>
          </table:table-cell>
          <table:table-cell office:value-type="float" office:value="8.643174" calcext:value-type="float">
            <text:p>8.643174</text:p>
          </table:table-cell>
          <table:table-cell office:value-type="float" office:value="5.240723" calcext:value-type="float">
            <text:p>5.240723</text:p>
          </table:table-cell>
          <table:table-cell office:value-type="float" office:value="6.510224" calcext:value-type="float">
            <text:p>6.510224</text:p>
          </table:table-cell>
          <table:table-cell office:value-type="float" office:value="8.669313" calcext:value-type="float">
            <text:p>8.669313</text:p>
          </table:table-cell>
          <table:table-cell office:value-type="float" office:value="3.787613" calcext:value-type="float">
            <text:p>3.787613</text:p>
          </table:table-cell>
          <table:table-cell office:value-type="float" office:value="10.471608" calcext:value-type="float">
            <text:p>10.471608</text:p>
          </table:table-cell>
          <table:table-cell office:value-type="float" office:value="159.67792" calcext:value-type="float">
            <text:p>159.67792</text:p>
          </table:table-cell>
          <table:table-cell office:value-type="float" office:value="85.99751" calcext:value-type="float">
            <text:p>85.99751</text:p>
          </table:table-cell>
          <table:table-cell office:value-type="float" office:value="173.2594" calcext:value-type="float">
            <text:p>173.2594</text:p>
          </table:table-cell>
          <table:table-cell office:value-type="float" office:value="2.0721092" calcext:value-type="float">
            <text:p>2.0721092</text:p>
          </table:table-cell>
          <table:table-cell office:value-type="float" office:value="12.943286" calcext:value-type="float">
            <text:p>12.943286</text:p>
          </table:table-cell>
        </table:table-row>
        <table:table-row table:style-name="ro2">
          <table:table-cell office:value-type="string" calcext:value-type="string">
            <text:p>TCGA-22-5474-01A-01R-1635-07</text:p>
          </table:table-cell>
          <table:table-cell office:value-type="string" calcext:value-type="string">
            <text:p>LUSC</text:p>
          </table:table-cell>
          <table:table-cell office:value-type="float" office:value="50.9992336" calcext:value-type="float">
            <text:p>50.9992336</text:p>
          </table:table-cell>
          <table:table-cell office:value-type="float" office:value="8.670805" calcext:value-type="float">
            <text:p>8.670805</text:p>
          </table:table-cell>
          <table:table-cell office:value-type="float" office:value="164.79986" calcext:value-type="float">
            <text:p>164.79986</text:p>
          </table:table-cell>
          <table:table-cell office:value-type="float" office:value="2283.8153" calcext:value-type="float">
            <text:p>2283.8153</text:p>
          </table:table-cell>
          <table:table-cell office:value-type="float" office:value="136.235041" calcext:value-type="float">
            <text:p>136.235041</text:p>
          </table:table-cell>
          <table:table-cell office:value-type="float" office:value="55.50054" calcext:value-type="float">
            <text:p>55.50054</text:p>
          </table:table-cell>
          <table:table-cell office:value-type="float" office:value="6.887174" calcext:value-type="float">
            <text:p>6.887174</text:p>
          </table:table-cell>
          <table:table-cell office:value-type="float" office:value="22.300542" calcext:value-type="float">
            <text:p>22.300542</text:p>
          </table:table-cell>
          <table:table-cell office:value-type="float" office:value="45.979347" calcext:value-type="float">
            <text:p>45.979347</text:p>
          </table:table-cell>
          <table:table-cell office:value-type="float" office:value="57.32421" calcext:value-type="float">
            <text:p>57.32421</text:p>
          </table:table-cell>
          <table:table-cell office:value-type="float" office:value="3.959447" calcext:value-type="float">
            <text:p>3.959447</text:p>
          </table:table-cell>
          <table:table-cell office:value-type="float" office:value="42.415962" calcext:value-type="float">
            <text:p>42.415962</text:p>
          </table:table-cell>
          <table:table-cell office:value-type="float" office:value="10.059512" calcext:value-type="float">
            <text:p>10.059512</text:p>
          </table:table-cell>
          <table:table-cell office:value-type="float" office:value="2.213619" calcext:value-type="float">
            <text:p>2.213619</text:p>
          </table:table-cell>
          <table:table-cell office:value-type="float" office:value="34.811664" calcext:value-type="float">
            <text:p>34.811664</text:p>
          </table:table-cell>
          <table:table-cell office:value-type="float" office:value="8.392443" calcext:value-type="float">
            <text:p>8.392443</text:p>
          </table:table-cell>
          <table:table-cell office:value-type="float" office:value="4.473157" calcext:value-type="float">
            <text:p>4.473157</text:p>
          </table:table-cell>
          <table:table-cell office:value-type="float" office:value="0.9567372" calcext:value-type="float">
            <text:p>0.9567372</text:p>
          </table:table-cell>
          <table:table-cell office:value-type="float" office:value="59.90054" calcext:value-type="float">
            <text:p>59.90054</text:p>
          </table:table-cell>
          <table:table-cell office:value-type="float" office:value="826.8939" calcext:value-type="float">
            <text:p>826.8939</text:p>
          </table:table-cell>
          <table:table-cell office:value-type="float" office:value="84.04561" calcext:value-type="float">
            <text:p>84.04561</text:p>
          </table:table-cell>
          <table:table-cell office:value-type="float" office:value="3.0287259" calcext:value-type="float">
            <text:p>3.0287259</text:p>
          </table:table-cell>
          <table:table-cell office:value-type="float" office:value="0.38552445" calcext:value-type="float">
            <text:p>0.38552445</text:p>
          </table:table-cell>
          <table:table-cell office:value-type="float" office:value="19.982474" calcext:value-type="float">
            <text:p>19.982474</text:p>
          </table:table-cell>
          <table:table-cell office:value-type="float" office:value="0.70674191" calcext:value-type="float">
            <text:p>0.70674191</text:p>
          </table:table-cell>
          <table:table-cell office:value-type="float" office:value="18.489881" calcext:value-type="float">
            <text:p>18.489881</text:p>
          </table:table-cell>
          <table:table-cell office:value-type="float" office:value="2.9032229" calcext:value-type="float">
            <text:p>2.9032229</text:p>
          </table:table-cell>
          <table:table-cell office:value-type="float" office:value="4.0841574" calcext:value-type="float">
            <text:p>4.0841574</text:p>
          </table:table-cell>
          <table:table-cell office:value-type="float" office:value="2.3068977" calcext:value-type="float">
            <text:p>2.3068977</text:p>
          </table:table-cell>
          <table:table-cell office:value-type="float" office:value="188.39333" calcext:value-type="float">
            <text:p>188.39333</text:p>
          </table:table-cell>
          <table:table-cell office:value-type="float" office:value="4.073699" calcext:value-type="float">
            <text:p>4.073699</text:p>
          </table:table-cell>
          <table:table-cell office:value-type="float" office:value="2.1761911" calcext:value-type="float">
            <text:p>2.1761911</text:p>
          </table:table-cell>
          <table:table-cell office:value-type="float" office:value="63.85854" calcext:value-type="float">
            <text:p>63.85854</text:p>
          </table:table-cell>
          <table:table-cell office:value-type="float" office:value="34.012367" calcext:value-type="float">
            <text:p>34.012367</text:p>
          </table:table-cell>
          <table:table-cell office:value-type="float" office:value="25.92885" calcext:value-type="float">
            <text:p>25.92885</text:p>
          </table:table-cell>
          <table:table-cell office:value-type="float" office:value="132.4535" calcext:value-type="float">
            <text:p>132.4535</text:p>
          </table:table-cell>
          <table:table-cell office:value-type="float" office:value="2.8094409" calcext:value-type="float">
            <text:p>2.8094409</text:p>
          </table:table-cell>
          <table:table-cell office:value-type="float" office:value="11.094051" calcext:value-type="float">
            <text:p>11.094051</text:p>
          </table:table-cell>
          <table:table-cell office:value-type="float" office:value="4.622041" calcext:value-type="float">
            <text:p>4.622041</text:p>
          </table:table-cell>
          <table:table-cell office:value-type="float" office:value="8.203447" calcext:value-type="float">
            <text:p>8.203447</text:p>
          </table:table-cell>
          <table:table-cell office:value-type="float" office:value="9.973709" calcext:value-type="float">
            <text:p>9.973709</text:p>
          </table:table-cell>
          <table:table-cell office:value-type="float" office:value="2.869114" calcext:value-type="float">
            <text:p>2.869114</text:p>
          </table:table-cell>
          <table:table-cell office:value-type="float" office:value="4.367384" calcext:value-type="float">
            <text:p>4.367384</text:p>
          </table:table-cell>
          <table:table-cell office:value-type="float" office:value="230.70167" calcext:value-type="float">
            <text:p>230.70167</text:p>
          </table:table-cell>
          <table:table-cell office:value-type="float" office:value="104.39393" calcext:value-type="float">
            <text:p>104.39393</text:p>
          </table:table-cell>
          <table:table-cell office:value-type="float" office:value="147.78668" calcext:value-type="float">
            <text:p>147.78668</text:p>
          </table:table-cell>
          <table:table-cell office:value-type="float" office:value="1.48283118" calcext:value-type="float">
            <text:p>1.48283118</text:p>
          </table:table-cell>
          <table:table-cell office:value-type="float" office:value="9.374005" calcext:value-type="float">
            <text:p>9.374005</text:p>
          </table:table-cell>
        </table:table-row>
        <table:table-row table:style-name="ro2">
          <table:table-cell office:value-type="string" calcext:value-type="string">
            <text:p>TCGA-22-5483-01A-01R-1820-07</text:p>
          </table:table-cell>
          <table:table-cell office:value-type="string" calcext:value-type="string">
            <text:p>LUSC</text:p>
          </table:table-cell>
          <table:table-cell office:value-type="float" office:value="14.5574505" calcext:value-type="float">
            <text:p>14.5574505</text:p>
          </table:table-cell>
          <table:table-cell office:value-type="float" office:value="11.092291" calcext:value-type="float">
            <text:p>11.092291</text:p>
          </table:table-cell>
          <table:table-cell office:value-type="float" office:value="118.87856" calcext:value-type="float">
            <text:p>118.87856</text:p>
          </table:table-cell>
          <table:table-cell office:value-type="float" office:value="2504.115" calcext:value-type="float">
            <text:p>2504.115</text:p>
          </table:table-cell>
          <table:table-cell office:value-type="float" office:value="87.921598" calcext:value-type="float">
            <text:p>87.921598</text:p>
          </table:table-cell>
          <table:table-cell office:value-type="float" office:value="63.54396" calcext:value-type="float">
            <text:p>63.54396</text:p>
          </table:table-cell>
          <table:table-cell office:value-type="float" office:value="6.093015" calcext:value-type="float">
            <text:p>6.093015</text:p>
          </table:table-cell>
          <table:table-cell office:value-type="float" office:value="22.344345" calcext:value-type="float">
            <text:p>22.344345</text:p>
          </table:table-cell>
          <table:table-cell office:value-type="float" office:value="54.372701" calcext:value-type="float">
            <text:p>54.372701</text:p>
          </table:table-cell>
          <table:table-cell office:value-type="float" office:value="42.72382" calcext:value-type="float">
            <text:p>42.72382</text:p>
          </table:table-cell>
          <table:table-cell office:value-type="float" office:value="3.835259" calcext:value-type="float">
            <text:p>3.835259</text:p>
          </table:table-cell>
          <table:table-cell office:value-type="float" office:value="44.049707" calcext:value-type="float">
            <text:p>44.049707</text:p>
          </table:table-cell>
          <table:table-cell office:value-type="float" office:value="9.070214" calcext:value-type="float">
            <text:p>9.070214</text:p>
          </table:table-cell>
          <table:table-cell office:value-type="float" office:value="2.270347" calcext:value-type="float">
            <text:p>2.270347</text:p>
          </table:table-cell>
          <table:table-cell office:value-type="float" office:value="36.472868" calcext:value-type="float">
            <text:p>36.472868</text:p>
          </table:table-cell>
          <table:table-cell office:value-type="float" office:value="9.987446" calcext:value-type="float">
            <text:p>9.987446</text:p>
          </table:table-cell>
          <table:table-cell office:value-type="float" office:value="2.731821" calcext:value-type="float">
            <text:p>2.731821</text:p>
          </table:table-cell>
          <table:table-cell office:value-type="float" office:value="0.49432892" calcext:value-type="float">
            <text:p>0.49432892</text:p>
          </table:table-cell>
          <table:table-cell office:value-type="float" office:value="98.69037" calcext:value-type="float">
            <text:p>98.69037</text:p>
          </table:table-cell>
          <table:table-cell office:value-type="float" office:value="837.3272" calcext:value-type="float">
            <text:p>837.3272</text:p>
          </table:table-cell>
          <table:table-cell office:value-type="float" office:value="47.88673" calcext:value-type="float">
            <text:p>47.88673</text:p>
          </table:table-cell>
          <table:table-cell office:value-type="float" office:value="4.5397812" calcext:value-type="float">
            <text:p>4.5397812</text:p>
          </table:table-cell>
          <table:table-cell office:value-type="float" office:value="0.23202568" calcext:value-type="float">
            <text:p>0.23202568</text:p>
          </table:table-cell>
          <table:table-cell office:value-type="float" office:value="7.879448" calcext:value-type="float">
            <text:p>7.879448</text:p>
          </table:table-cell>
          <table:table-cell office:value-type="float" office:value="0.11401995" calcext:value-type="float">
            <text:p>0.11401995</text:p>
          </table:table-cell>
          <table:table-cell office:value-type="float" office:value="8.167138" calcext:value-type="float">
            <text:p>8.167138</text:p>
          </table:table-cell>
          <table:table-cell office:value-type="float" office:value="3.0009202" calcext:value-type="float">
            <text:p>3.0009202</text:p>
          </table:table-cell>
          <table:table-cell office:value-type="float" office:value="2.496719" calcext:value-type="float">
            <text:p>2.496719</text:p>
          </table:table-cell>
          <table:table-cell office:value-type="float" office:value="3.460144" calcext:value-type="float">
            <text:p>3.460144</text:p>
          </table:table-cell>
          <table:table-cell office:value-type="float" office:value="122.31681" calcext:value-type="float">
            <text:p>122.31681</text:p>
          </table:table-cell>
          <table:table-cell office:value-type="float" office:value="3.401476" calcext:value-type="float">
            <text:p>3.401476</text:p>
          </table:table-cell>
          <table:table-cell office:value-type="float" office:value="3.5426161" calcext:value-type="float">
            <text:p>3.5426161</text:p>
          </table:table-cell>
          <table:table-cell office:value-type="float" office:value="70.34825" calcext:value-type="float">
            <text:p>70.34825</text:p>
          </table:table-cell>
          <table:table-cell office:value-type="float" office:value="81.364409" calcext:value-type="float">
            <text:p>81.364409</text:p>
          </table:table-cell>
          <table:table-cell office:value-type="float" office:value="27.794327" calcext:value-type="float">
            <text:p>27.794327</text:p>
          </table:table-cell>
          <table:table-cell office:value-type="float" office:value="141.32576" calcext:value-type="float">
            <text:p>141.32576</text:p>
          </table:table-cell>
          <table:table-cell office:value-type="float" office:value="4.2437188" calcext:value-type="float">
            <text:p>4.2437188</text:p>
          </table:table-cell>
          <table:table-cell office:value-type="float" office:value="7.938516" calcext:value-type="float">
            <text:p>7.938516</text:p>
          </table:table-cell>
          <table:table-cell office:value-type="float" office:value="4.209528" calcext:value-type="float">
            <text:p>4.209528</text:p>
          </table:table-cell>
          <table:table-cell office:value-type="float" office:value="3.684469" calcext:value-type="float">
            <text:p>3.684469</text:p>
          </table:table-cell>
          <table:table-cell office:value-type="float" office:value="9.740904" calcext:value-type="float">
            <text:p>9.740904</text:p>
          </table:table-cell>
          <table:table-cell office:value-type="float" office:value="4.414046" calcext:value-type="float">
            <text:p>4.414046</text:p>
          </table:table-cell>
          <table:table-cell office:value-type="float" office:value="7.370248" calcext:value-type="float">
            <text:p>7.370248</text:p>
          </table:table-cell>
          <table:table-cell office:value-type="float" office:value="185.32594" calcext:value-type="float">
            <text:p>185.32594</text:p>
          </table:table-cell>
          <table:table-cell office:value-type="float" office:value="98.75607" calcext:value-type="float">
            <text:p>98.75607</text:p>
          </table:table-cell>
          <table:table-cell office:value-type="float" office:value="113.22014" calcext:value-type="float">
            <text:p>113.22014</text:p>
          </table:table-cell>
          <table:table-cell office:value-type="float" office:value="2.47839267" calcext:value-type="float">
            <text:p>2.47839267</text:p>
          </table:table-cell>
          <table:table-cell office:value-type="float" office:value="5.993021" calcext:value-type="float">
            <text:p>5.993021</text:p>
          </table:table-cell>
        </table:table-row>
        <table:table-row table:style-name="ro2">
          <table:table-cell office:value-type="string" calcext:value-type="string">
            <text:p>TCGA-22-5492-01A-01R-1635-07</text:p>
          </table:table-cell>
          <table:table-cell office:value-type="string" calcext:value-type="string">
            <text:p>LUSC</text:p>
          </table:table-cell>
          <table:table-cell office:value-type="float" office:value="23.6077229" calcext:value-type="float">
            <text:p>23.6077229</text:p>
          </table:table-cell>
          <table:table-cell office:value-type="float" office:value="14.474098" calcext:value-type="float">
            <text:p>14.474098</text:p>
          </table:table-cell>
          <table:table-cell office:value-type="float" office:value="91.32307" calcext:value-type="float">
            <text:p>91.32307</text:p>
          </table:table-cell>
          <table:table-cell office:value-type="float" office:value="1452.0423" calcext:value-type="float">
            <text:p>1452.0423</text:p>
          </table:table-cell>
          <table:table-cell office:value-type="float" office:value="51.565608" calcext:value-type="float">
            <text:p>51.565608</text:p>
          </table:table-cell>
          <table:table-cell office:value-type="float" office:value="106.68008" calcext:value-type="float">
            <text:p>106.68008</text:p>
          </table:table-cell>
          <table:table-cell office:value-type="float" office:value="7.939752" calcext:value-type="float">
            <text:p>7.939752</text:p>
          </table:table-cell>
          <table:table-cell office:value-type="float" office:value="21.172509" calcext:value-type="float">
            <text:p>21.172509</text:p>
          </table:table-cell>
          <table:table-cell office:value-type="float" office:value="35.443614" calcext:value-type="float">
            <text:p>35.443614</text:p>
          </table:table-cell>
          <table:table-cell office:value-type="float" office:value="57.43466" calcext:value-type="float">
            <text:p>57.43466</text:p>
          </table:table-cell>
          <table:table-cell office:value-type="float" office:value="5.438951" calcext:value-type="float">
            <text:p>5.438951</text:p>
          </table:table-cell>
          <table:table-cell office:value-type="float" office:value="30.434149" calcext:value-type="float">
            <text:p>30.434149</text:p>
          </table:table-cell>
          <table:table-cell office:value-type="float" office:value="8.634735" calcext:value-type="float">
            <text:p>8.634735</text:p>
          </table:table-cell>
          <table:table-cell office:value-type="float" office:value="2.040903" calcext:value-type="float">
            <text:p>2.040903</text:p>
          </table:table-cell>
          <table:table-cell office:value-type="float" office:value="47.438198" calcext:value-type="float">
            <text:p>47.438198</text:p>
          </table:table-cell>
          <table:table-cell office:value-type="float" office:value="13.981163" calcext:value-type="float">
            <text:p>13.981163</text:p>
          </table:table-cell>
          <table:table-cell office:value-type="float" office:value="2.315779" calcext:value-type="float">
            <text:p>2.315779</text:p>
          </table:table-cell>
          <table:table-cell office:value-type="float" office:value="0.74360023" calcext:value-type="float">
            <text:p>0.74360023</text:p>
          </table:table-cell>
          <table:table-cell office:value-type="float" office:value="77.92208" calcext:value-type="float">
            <text:p>77.92208</text:p>
          </table:table-cell>
          <table:table-cell office:value-type="float" office:value="971.7135" calcext:value-type="float">
            <text:p>971.7135</text:p>
          </table:table-cell>
          <table:table-cell office:value-type="float" office:value="116.30552" calcext:value-type="float">
            <text:p>116.30552</text:p>
          </table:table-cell>
          <table:table-cell office:value-type="float" office:value="3.2336136" calcext:value-type="float">
            <text:p>3.2336136</text:p>
          </table:table-cell>
          <table:table-cell office:value-type="float" office:value="0.60279814" calcext:value-type="float">
            <text:p>0.60279814</text:p>
          </table:table-cell>
          <table:table-cell office:value-type="float" office:value="10.197208" calcext:value-type="float">
            <text:p>10.197208</text:p>
          </table:table-cell>
          <table:table-cell office:value-type="float" office:value="0.17891096" calcext:value-type="float">
            <text:p>0.17891096</text:p>
          </table:table-cell>
          <table:table-cell office:value-type="float" office:value="47.116651" calcext:value-type="float">
            <text:p>47.116651</text:p>
          </table:table-cell>
          <table:table-cell office:value-type="float" office:value="3.2719091" calcext:value-type="float">
            <text:p>3.2719091</text:p>
          </table:table-cell>
          <table:table-cell office:value-type="float" office:value="4.917052" calcext:value-type="float">
            <text:p>4.917052</text:p>
          </table:table-cell>
          <table:table-cell office:value-type="float" office:value="2.5707848" calcext:value-type="float">
            <text:p>2.5707848</text:p>
          </table:table-cell>
          <table:table-cell office:value-type="float" office:value="104.81217" calcext:value-type="float">
            <text:p>104.81217</text:p>
          </table:table-cell>
          <table:table-cell office:value-type="float" office:value="5.218987" calcext:value-type="float">
            <text:p>5.218987</text:p>
          </table:table-cell>
          <table:table-cell office:value-type="float" office:value="2.2935102" calcext:value-type="float">
            <text:p>2.2935102</text:p>
          </table:table-cell>
          <table:table-cell office:value-type="float" office:value="14.68119" calcext:value-type="float">
            <text:p>14.68119</text:p>
          </table:table-cell>
          <table:table-cell office:value-type="float" office:value="36.055245" calcext:value-type="float">
            <text:p>36.055245</text:p>
          </table:table-cell>
          <table:table-cell office:value-type="float" office:value="17.331401" calcext:value-type="float">
            <text:p>17.331401</text:p>
          </table:table-cell>
          <table:table-cell office:value-type="float" office:value="84.63201" calcext:value-type="float">
            <text:p>84.63201</text:p>
          </table:table-cell>
          <table:table-cell office:value-type="float" office:value="1.7420839" calcext:value-type="float">
            <text:p>1.7420839</text:p>
          </table:table-cell>
          <table:table-cell office:value-type="float" office:value="7.994528" calcext:value-type="float">
            <text:p>7.994528</text:p>
          </table:table-cell>
          <table:table-cell office:value-type="float" office:value="4.794567" calcext:value-type="float">
            <text:p>4.794567</text:p>
          </table:table-cell>
          <table:table-cell office:value-type="float" office:value="7.547559" calcext:value-type="float">
            <text:p>7.547559</text:p>
          </table:table-cell>
          <table:table-cell office:value-type="float" office:value="8.485134" calcext:value-type="float">
            <text:p>8.485134</text:p>
          </table:table-cell>
          <table:table-cell office:value-type="float" office:value="3.634908" calcext:value-type="float">
            <text:p>3.634908</text:p>
          </table:table-cell>
          <table:table-cell office:value-type="float" office:value="6.312745" calcext:value-type="float">
            <text:p>6.312745</text:p>
          </table:table-cell>
          <table:table-cell office:value-type="float" office:value="128.30056" calcext:value-type="float">
            <text:p>128.30056</text:p>
          </table:table-cell>
          <table:table-cell office:value-type="float" office:value="108.77124" calcext:value-type="float">
            <text:p>108.77124</text:p>
          </table:table-cell>
          <table:table-cell office:value-type="float" office:value="169.08012" calcext:value-type="float">
            <text:p>169.08012</text:p>
          </table:table-cell>
          <table:table-cell office:value-type="float" office:value="2.72164437" calcext:value-type="float">
            <text:p>2.72164437</text:p>
          </table:table-cell>
          <table:table-cell office:value-type="float" office:value="11.291556" calcext:value-type="float">
            <text:p>11.291556</text:p>
          </table:table-cell>
        </table:table-row>
        <table:table-row table:style-name="ro2">
          <table:table-cell office:value-type="string" calcext:value-type="string">
            <text:p>TCGA-23-1026-01B-01R-1569-13</text:p>
          </table:table-cell>
          <table:table-cell office:value-type="string" calcext:value-type="string">
            <text:p>OV</text:p>
          </table:table-cell>
          <table:table-cell office:value-type="float" office:value="10.7492209" calcext:value-type="float">
            <text:p>10.7492209</text:p>
          </table:table-cell>
          <table:table-cell office:value-type="float" office:value="11.239939" calcext:value-type="float">
            <text:p>11.239939</text:p>
          </table:table-cell>
          <table:table-cell office:value-type="float" office:value="116.75551" calcext:value-type="float">
            <text:p>116.75551</text:p>
          </table:table-cell>
          <table:table-cell office:value-type="float" office:value="3119.3915" calcext:value-type="float">
            <text:p>3119.3915</text:p>
          </table:table-cell>
          <table:table-cell office:value-type="float" office:value="71.590761" calcext:value-type="float">
            <text:p>71.590761</text:p>
          </table:table-cell>
          <table:table-cell office:value-type="float" office:value="77.21089" calcext:value-type="float">
            <text:p>77.21089</text:p>
          </table:table-cell>
          <table:table-cell office:value-type="float" office:value="6.341403" calcext:value-type="float">
            <text:p>6.341403</text:p>
          </table:table-cell>
          <table:table-cell office:value-type="float" office:value="12.122599" calcext:value-type="float">
            <text:p>12.122599</text:p>
          </table:table-cell>
          <table:table-cell office:value-type="float" office:value="19.89216" calcext:value-type="float">
            <text:p>19.89216</text:p>
          </table:table-cell>
          <table:table-cell office:value-type="float" office:value="117.72128" calcext:value-type="float">
            <text:p>117.72128</text:p>
          </table:table-cell>
          <table:table-cell office:value-type="float" office:value="7.302757" calcext:value-type="float">
            <text:p>7.302757</text:p>
          </table:table-cell>
          <table:table-cell office:value-type="float" office:value="43.50892" calcext:value-type="float">
            <text:p>43.50892</text:p>
          </table:table-cell>
          <table:table-cell office:value-type="float" office:value="10.606769" calcext:value-type="float">
            <text:p>10.606769</text:p>
          </table:table-cell>
          <table:table-cell office:value-type="float" office:value="5.682144" calcext:value-type="float">
            <text:p>5.682144</text:p>
          </table:table-cell>
          <table:table-cell office:value-type="float" office:value="44.335506" calcext:value-type="float">
            <text:p>44.335506</text:p>
          </table:table-cell>
          <table:table-cell office:value-type="float" office:value="10.822889" calcext:value-type="float">
            <text:p>10.822889</text:p>
          </table:table-cell>
          <table:table-cell office:value-type="float" office:value="7.961709" calcext:value-type="float">
            <text:p>7.961709</text:p>
          </table:table-cell>
          <table:table-cell office:value-type="float" office:value="0.22761017" calcext:value-type="float">
            <text:p>0.22761017</text:p>
          </table:table-cell>
          <table:table-cell office:value-type="float" office:value="56.09248" calcext:value-type="float">
            <text:p>56.09248</text:p>
          </table:table-cell>
          <table:table-cell office:value-type="float" office:value="2389.8727" calcext:value-type="float">
            <text:p>2389.8727</text:p>
          </table:table-cell>
          <table:table-cell office:value-type="float" office:value="156.13197" calcext:value-type="float">
            <text:p>156.13197</text:p>
          </table:table-cell>
          <table:table-cell office:value-type="float" office:value="5.7502846" calcext:value-type="float">
            <text:p>5.7502846</text:p>
          </table:table-cell>
          <table:table-cell office:value-type="float" office:value="0.37630496" calcext:value-type="float">
            <text:p>0.37630496</text:p>
          </table:table-cell>
          <table:table-cell office:value-type="float" office:value="11.642305" calcext:value-type="float">
            <text:p>11.642305</text:p>
          </table:table-cell>
          <table:table-cell office:value-type="float" office:value="2.92714612" calcext:value-type="float">
            <text:p>2.92714612</text:p>
          </table:table-cell>
          <table:table-cell office:value-type="float" office:value="37.253527" calcext:value-type="float">
            <text:p>37.253527</text:p>
          </table:table-cell>
          <table:table-cell office:value-type="float" office:value="2.0936687" calcext:value-type="float">
            <text:p>2.0936687</text:p>
          </table:table-cell>
          <table:table-cell office:value-type="float" office:value="3.4112897" calcext:value-type="float">
            <text:p>3.4112897</text:p>
          </table:table-cell>
          <table:table-cell office:value-type="float" office:value="2.0017453" calcext:value-type="float">
            <text:p>2.0017453</text:p>
          </table:table-cell>
          <table:table-cell office:value-type="float" office:value="328.82038" calcext:value-type="float">
            <text:p>328.82038</text:p>
          </table:table-cell>
          <table:table-cell office:value-type="float" office:value="8.597164" calcext:value-type="float">
            <text:p>8.597164</text:p>
          </table:table-cell>
          <table:table-cell office:value-type="float" office:value="1.4542867" calcext:value-type="float">
            <text:p>1.4542867</text:p>
          </table:table-cell>
          <table:table-cell office:value-type="float" office:value="29.73227" calcext:value-type="float">
            <text:p>29.73227</text:p>
          </table:table-cell>
          <table:table-cell office:value-type="float" office:value="47.524718" calcext:value-type="float">
            <text:p>47.524718</text:p>
          </table:table-cell>
          <table:table-cell office:value-type="float" office:value="22.522298" calcext:value-type="float">
            <text:p>22.522298</text:p>
          </table:table-cell>
          <table:table-cell office:value-type="float" office:value="245.54652" calcext:value-type="float">
            <text:p>245.54652</text:p>
          </table:table-cell>
          <table:table-cell office:value-type="float" office:value="0.6975994" calcext:value-type="float">
            <text:p>0.6975994</text:p>
          </table:table-cell>
          <table:table-cell office:value-type="float" office:value="7.45517" calcext:value-type="float">
            <text:p>7.45517</text:p>
          </table:table-cell>
          <table:table-cell office:value-type="float" office:value="2.860245" calcext:value-type="float">
            <text:p>2.860245</text:p>
          </table:table-cell>
          <table:table-cell office:value-type="float" office:value="1.623035" calcext:value-type="float">
            <text:p>1.623035</text:p>
          </table:table-cell>
          <table:table-cell office:value-type="float" office:value="13.39207" calcext:value-type="float">
            <text:p>13.39207</text:p>
          </table:table-cell>
          <table:table-cell office:value-type="float" office:value="2.870378" calcext:value-type="float">
            <text:p>2.870378</text:p>
          </table:table-cell>
          <table:table-cell office:value-type="float" office:value="6.014119" calcext:value-type="float">
            <text:p>6.014119</text:p>
          </table:table-cell>
          <table:table-cell office:value-type="float" office:value="112.34949" calcext:value-type="float">
            <text:p>112.34949</text:p>
          </table:table-cell>
          <table:table-cell office:value-type="float" office:value="125.25784" calcext:value-type="float">
            <text:p>125.25784</text:p>
          </table:table-cell>
          <table:table-cell office:value-type="float" office:value="101.73031" calcext:value-type="float">
            <text:p>101.73031</text:p>
          </table:table-cell>
          <table:table-cell office:value-type="float" office:value="1.12238531" calcext:value-type="float">
            <text:p>1.12238531</text:p>
          </table:table-cell>
          <table:table-cell office:value-type="float" office:value="8.158002" calcext:value-type="float">
            <text:p>8.158002</text:p>
          </table:table-cell>
        </table:table-row>
        <table:table-row table:style-name="ro2">
          <table:table-cell office:value-type="string" calcext:value-type="string">
            <text:p>TCGA-23-1111-01A-01R-1567-13</text:p>
          </table:table-cell>
          <table:table-cell office:value-type="string" calcext:value-type="string">
            <text:p>OV</text:p>
          </table:table-cell>
          <table:table-cell office:value-type="float" office:value="5.4197752" calcext:value-type="float">
            <text:p>5.4197752</text:p>
          </table:table-cell>
          <table:table-cell office:value-type="float" office:value="6.432302" calcext:value-type="float">
            <text:p>6.432302</text:p>
          </table:table-cell>
          <table:table-cell office:value-type="float" office:value="118.23124" calcext:value-type="float">
            <text:p>118.23124</text:p>
          </table:table-cell>
          <table:table-cell office:value-type="float" office:value="3181.7296" calcext:value-type="float">
            <text:p>3181.7296</text:p>
          </table:table-cell>
          <table:table-cell office:value-type="float" office:value="28.810287" calcext:value-type="float">
            <text:p>28.810287</text:p>
          </table:table-cell>
          <table:table-cell office:value-type="float" office:value="61.02589" calcext:value-type="float">
            <text:p>61.02589</text:p>
          </table:table-cell>
          <table:table-cell office:value-type="float" office:value="6.775029" calcext:value-type="float">
            <text:p>6.775029</text:p>
          </table:table-cell>
          <table:table-cell office:value-type="float" office:value="26.193558" calcext:value-type="float">
            <text:p>26.193558</text:p>
          </table:table-cell>
          <table:table-cell office:value-type="float" office:value="20.366379" calcext:value-type="float">
            <text:p>20.366379</text:p>
          </table:table-cell>
          <table:table-cell office:value-type="float" office:value="74.20405" calcext:value-type="float">
            <text:p>74.20405</text:p>
          </table:table-cell>
          <table:table-cell office:value-type="float" office:value="4.464906" calcext:value-type="float">
            <text:p>4.464906</text:p>
          </table:table-cell>
          <table:table-cell office:value-type="float" office:value="113.898188" calcext:value-type="float">
            <text:p>113.898188</text:p>
          </table:table-cell>
          <table:table-cell office:value-type="float" office:value="12.002928" calcext:value-type="float">
            <text:p>12.002928</text:p>
          </table:table-cell>
          <table:table-cell office:value-type="float" office:value="5.646708" calcext:value-type="float">
            <text:p>5.646708</text:p>
          </table:table-cell>
          <table:table-cell office:value-type="float" office:value="45.994917" calcext:value-type="float">
            <text:p>45.994917</text:p>
          </table:table-cell>
          <table:table-cell office:value-type="float" office:value="7.256637" calcext:value-type="float">
            <text:p>7.256637</text:p>
          </table:table-cell>
          <table:table-cell office:value-type="float" office:value="3.743318" calcext:value-type="float">
            <text:p>3.743318</text:p>
          </table:table-cell>
          <table:table-cell office:value-type="float" office:value="0.60881584" calcext:value-type="float">
            <text:p>0.60881584</text:p>
          </table:table-cell>
          <table:table-cell office:value-type="float" office:value="67.8318" calcext:value-type="float">
            <text:p>67.8318</text:p>
          </table:table-cell>
          <table:table-cell office:value-type="float" office:value="1445.2451" calcext:value-type="float">
            <text:p>1445.2451</text:p>
          </table:table-cell>
          <table:table-cell office:value-type="float" office:value="68.56892" calcext:value-type="float">
            <text:p>68.56892</text:p>
          </table:table-cell>
          <table:table-cell office:value-type="float" office:value="3.2646359" calcext:value-type="float">
            <text:p>3.2646359</text:p>
          </table:table-cell>
          <table:table-cell office:value-type="float" office:value="0.33390728" calcext:value-type="float">
            <text:p>0.33390728</text:p>
          </table:table-cell>
          <table:table-cell office:value-type="float" office:value="6.975903" calcext:value-type="float">
            <text:p>6.975903</text:p>
          </table:table-cell>
          <table:table-cell office:value-type="float" office:value="4.07278154" calcext:value-type="float">
            <text:p>4.07278154</text:p>
          </table:table-cell>
          <table:table-cell office:value-type="float" office:value="38.000621" calcext:value-type="float">
            <text:p>38.000621</text:p>
          </table:table-cell>
          <table:table-cell office:value-type="float" office:value="5.5797857" calcext:value-type="float">
            <text:p>5.5797857</text:p>
          </table:table-cell>
          <table:table-cell office:value-type="float" office:value="6.1126647" calcext:value-type="float">
            <text:p>6.1126647</text:p>
          </table:table-cell>
          <table:table-cell office:value-type="float" office:value="2.6563222" calcext:value-type="float">
            <text:p>2.6563222</text:p>
          </table:table-cell>
          <table:table-cell office:value-type="float" office:value="92.76342" calcext:value-type="float">
            <text:p>92.76342</text:p>
          </table:table-cell>
          <table:table-cell office:value-type="float" office:value="6.053354" calcext:value-type="float">
            <text:p>6.053354</text:p>
          </table:table-cell>
          <table:table-cell office:value-type="float" office:value="1.92051" calcext:value-type="float">
            <text:p>1.92051</text:p>
          </table:table-cell>
          <table:table-cell office:value-type="float" office:value="33.83655" calcext:value-type="float">
            <text:p>33.83655</text:p>
          </table:table-cell>
          <table:table-cell office:value-type="float" office:value="95.99282" calcext:value-type="float">
            <text:p>95.99282</text:p>
          </table:table-cell>
          <table:table-cell office:value-type="float" office:value="20.848167" calcext:value-type="float">
            <text:p>20.848167</text:p>
          </table:table-cell>
          <table:table-cell office:value-type="float" office:value="600.17543" calcext:value-type="float">
            <text:p>600.17543</text:p>
          </table:table-cell>
          <table:table-cell office:value-type="float" office:value="1.7908396" calcext:value-type="float">
            <text:p>1.7908396</text:p>
          </table:table-cell>
          <table:table-cell office:value-type="float" office:value="9.715835" calcext:value-type="float">
            <text:p>9.715835</text:p>
          </table:table-cell>
          <table:table-cell office:value-type="float" office:value="5.765732" calcext:value-type="float">
            <text:p>5.765732</text:p>
          </table:table-cell>
          <table:table-cell office:value-type="float" office:value="3.279263" calcext:value-type="float">
            <text:p>3.279263</text:p>
          </table:table-cell>
          <table:table-cell office:value-type="float" office:value="9.033364" calcext:value-type="float">
            <text:p>9.033364</text:p>
          </table:table-cell>
          <table:table-cell office:value-type="float" office:value="4.749101" calcext:value-type="float">
            <text:p>4.749101</text:p>
          </table:table-cell>
          <table:table-cell office:value-type="float" office:value="6.186164" calcext:value-type="float">
            <text:p>6.186164</text:p>
          </table:table-cell>
          <table:table-cell office:value-type="float" office:value="136.01027" calcext:value-type="float">
            <text:p>136.01027</text:p>
          </table:table-cell>
          <table:table-cell office:value-type="float" office:value="180.5978" calcext:value-type="float">
            <text:p>180.5978</text:p>
          </table:table-cell>
          <table:table-cell office:value-type="float" office:value="156.43477" calcext:value-type="float">
            <text:p>156.43477</text:p>
          </table:table-cell>
          <table:table-cell office:value-type="float" office:value="0.76696398" calcext:value-type="float">
            <text:p>0.76696398</text:p>
          </table:table-cell>
          <table:table-cell office:value-type="float" office:value="5.245021" calcext:value-type="float">
            <text:p>5.245021</text:p>
          </table:table-cell>
        </table:table-row>
        <table:table-row table:style-name="ro2">
          <table:table-cell office:value-type="string" calcext:value-type="string">
            <text:p>TCGA-23-1113-01A-01R-1564-13</text:p>
          </table:table-cell>
          <table:table-cell office:value-type="string" calcext:value-type="string">
            <text:p>OV</text:p>
          </table:table-cell>
          <table:table-cell office:value-type="float" office:value="4.8239015" calcext:value-type="float">
            <text:p>4.8239015</text:p>
          </table:table-cell>
          <table:table-cell office:value-type="float" office:value="10.833896" calcext:value-type="float">
            <text:p>10.833896</text:p>
          </table:table-cell>
          <table:table-cell office:value-type="float" office:value="231.22485" calcext:value-type="float">
            <text:p>231.22485</text:p>
          </table:table-cell>
          <table:table-cell office:value-type="float" office:value="3805.7566" calcext:value-type="float">
            <text:p>3805.7566</text:p>
          </table:table-cell>
          <table:table-cell office:value-type="float" office:value="56.082405" calcext:value-type="float">
            <text:p>56.082405</text:p>
          </table:table-cell>
          <table:table-cell office:value-type="float" office:value="106.79487" calcext:value-type="float">
            <text:p>106.79487</text:p>
          </table:table-cell>
          <table:table-cell office:value-type="float" office:value="11.110933" calcext:value-type="float">
            <text:p>11.110933</text:p>
          </table:table-cell>
          <table:table-cell office:value-type="float" office:value="17.595257" calcext:value-type="float">
            <text:p>17.595257</text:p>
          </table:table-cell>
          <table:table-cell office:value-type="float" office:value="15.695418" calcext:value-type="float">
            <text:p>15.695418</text:p>
          </table:table-cell>
          <table:table-cell office:value-type="float" office:value="89.98622" calcext:value-type="float">
            <text:p>89.98622</text:p>
          </table:table-cell>
          <table:table-cell office:value-type="float" office:value="9.666099" calcext:value-type="float">
            <text:p>9.666099</text:p>
          </table:table-cell>
          <table:table-cell office:value-type="float" office:value="87.185942" calcext:value-type="float">
            <text:p>87.185942</text:p>
          </table:table-cell>
          <table:table-cell office:value-type="float" office:value="9.627716" calcext:value-type="float">
            <text:p>9.627716</text:p>
          </table:table-cell>
          <table:table-cell office:value-type="float" office:value="5.286926" calcext:value-type="float">
            <text:p>5.286926</text:p>
          </table:table-cell>
          <table:table-cell office:value-type="float" office:value="83.660017" calcext:value-type="float">
            <text:p>83.660017</text:p>
          </table:table-cell>
          <table:table-cell office:value-type="float" office:value="6.420721" calcext:value-type="float">
            <text:p>6.420721</text:p>
          </table:table-cell>
          <table:table-cell office:value-type="float" office:value="6.062395" calcext:value-type="float">
            <text:p>6.062395</text:p>
          </table:table-cell>
          <table:table-cell office:value-type="float" office:value="0.18901443" calcext:value-type="float">
            <text:p>0.18901443</text:p>
          </table:table-cell>
          <table:table-cell office:value-type="float" office:value="71.63885" calcext:value-type="float">
            <text:p>71.63885</text:p>
          </table:table-cell>
          <table:table-cell office:value-type="float" office:value="2613.2804" calcext:value-type="float">
            <text:p>2613.2804</text:p>
          </table:table-cell>
          <table:table-cell office:value-type="float" office:value="113.90664" calcext:value-type="float">
            <text:p>113.90664</text:p>
          </table:table-cell>
          <table:table-cell office:value-type="float" office:value="4.1743511" calcext:value-type="float">
            <text:p>4.1743511</text:p>
          </table:table-cell>
          <table:table-cell office:value-type="float" office:value="0.55614664" calcext:value-type="float">
            <text:p>0.55614664</text:p>
          </table:table-cell>
          <table:table-cell office:value-type="float" office:value="7.985859" calcext:value-type="float">
            <text:p>7.985859</text:p>
          </table:table-cell>
          <table:table-cell office:value-type="float" office:value="11.70640022" calcext:value-type="float">
            <text:p>11.70640022</text:p>
          </table:table-cell>
          <table:table-cell office:value-type="float" office:value="37.645903" calcext:value-type="float">
            <text:p>37.645903</text:p>
          </table:table-cell>
          <table:table-cell office:value-type="float" office:value="2.3946217" calcext:value-type="float">
            <text:p>2.3946217</text:p>
          </table:table-cell>
          <table:table-cell office:value-type="float" office:value="4.2179337" calcext:value-type="float">
            <text:p>4.2179337</text:p>
          </table:table-cell>
          <table:table-cell office:value-type="float" office:value="1.1011319" calcext:value-type="float">
            <text:p>1.1011319</text:p>
          </table:table-cell>
          <table:table-cell office:value-type="float" office:value="264.65983" calcext:value-type="float">
            <text:p>264.65983</text:p>
          </table:table-cell>
          <table:table-cell office:value-type="float" office:value="4.797954" calcext:value-type="float">
            <text:p>4.797954</text:p>
          </table:table-cell>
          <table:table-cell office:value-type="float" office:value="0.682459" calcext:value-type="float">
            <text:p>0.682459</text:p>
          </table:table-cell>
          <table:table-cell office:value-type="float" office:value="17.77548" calcext:value-type="float">
            <text:p>17.77548</text:p>
          </table:table-cell>
          <table:table-cell office:value-type="float" office:value="95.387118" calcext:value-type="float">
            <text:p>95.387118</text:p>
          </table:table-cell>
          <table:table-cell office:value-type="float" office:value="19.073468" calcext:value-type="float">
            <text:p>19.073468</text:p>
          </table:table-cell>
          <table:table-cell office:value-type="float" office:value="209.97528" calcext:value-type="float">
            <text:p>209.97528</text:p>
          </table:table-cell>
          <table:table-cell office:value-type="float" office:value="1.1908759" calcext:value-type="float">
            <text:p>1.1908759</text:p>
          </table:table-cell>
          <table:table-cell office:value-type="float" office:value="7.111454" calcext:value-type="float">
            <text:p>7.111454</text:p>
          </table:table-cell>
          <table:table-cell office:value-type="float" office:value="1.272416" calcext:value-type="float">
            <text:p>1.272416</text:p>
          </table:table-cell>
          <table:table-cell office:value-type="float" office:value="2.917079" calcext:value-type="float">
            <text:p>2.917079</text:p>
          </table:table-cell>
          <table:table-cell office:value-type="float" office:value="20.475553" calcext:value-type="float">
            <text:p>20.475553</text:p>
          </table:table-cell>
          <table:table-cell office:value-type="float" office:value="4.443185" calcext:value-type="float">
            <text:p>4.443185</text:p>
          </table:table-cell>
          <table:table-cell office:value-type="float" office:value="8.98761" calcext:value-type="float">
            <text:p>8.98761</text:p>
          </table:table-cell>
          <table:table-cell office:value-type="float" office:value="196.01886" calcext:value-type="float">
            <text:p>196.01886</text:p>
          </table:table-cell>
          <table:table-cell office:value-type="float" office:value="167.19612" calcext:value-type="float">
            <text:p>167.19612</text:p>
          </table:table-cell>
          <table:table-cell office:value-type="float" office:value="215.88735" calcext:value-type="float">
            <text:p>215.88735</text:p>
          </table:table-cell>
          <table:table-cell office:value-type="float" office:value="0.4599409" calcext:value-type="float">
            <text:p>0.4599409</text:p>
          </table:table-cell>
          <table:table-cell office:value-type="float" office:value="7.404145" calcext:value-type="float">
            <text:p>7.404145</text:p>
          </table:table-cell>
        </table:table-row>
        <table:table-row table:style-name="ro2">
          <table:table-cell office:value-type="string" calcext:value-type="string">
            <text:p>TCGA-23-2077-01A-01R-1568-13</text:p>
          </table:table-cell>
          <table:table-cell office:value-type="string" calcext:value-type="string">
            <text:p>OV</text:p>
          </table:table-cell>
          <table:table-cell office:value-type="float" office:value="11.3314248" calcext:value-type="float">
            <text:p>11.3314248</text:p>
          </table:table-cell>
          <table:table-cell office:value-type="float" office:value="5.631981" calcext:value-type="float">
            <text:p>5.631981</text:p>
          </table:table-cell>
          <table:table-cell office:value-type="float" office:value="132.03469" calcext:value-type="float">
            <text:p>132.03469</text:p>
          </table:table-cell>
          <table:table-cell office:value-type="float" office:value="2692.9184" calcext:value-type="float">
            <text:p>2692.9184</text:p>
          </table:table-cell>
          <table:table-cell office:value-type="float" office:value="101.452525" calcext:value-type="float">
            <text:p>101.452525</text:p>
          </table:table-cell>
          <table:table-cell office:value-type="float" office:value="54.7878" calcext:value-type="float">
            <text:p>54.7878</text:p>
          </table:table-cell>
          <table:table-cell office:value-type="float" office:value="9.343412" calcext:value-type="float">
            <text:p>9.343412</text:p>
          </table:table-cell>
          <table:table-cell office:value-type="float" office:value="35.164206" calcext:value-type="float">
            <text:p>35.164206</text:p>
          </table:table-cell>
          <table:table-cell office:value-type="float" office:value="13.215086" calcext:value-type="float">
            <text:p>13.215086</text:p>
          </table:table-cell>
          <table:table-cell office:value-type="float" office:value="127.90772" calcext:value-type="float">
            <text:p>127.90772</text:p>
          </table:table-cell>
          <table:table-cell office:value-type="float" office:value="5.974525" calcext:value-type="float">
            <text:p>5.974525</text:p>
          </table:table-cell>
          <table:table-cell office:value-type="float" office:value="40.730036" calcext:value-type="float">
            <text:p>40.730036</text:p>
          </table:table-cell>
          <table:table-cell office:value-type="float" office:value="5.020755" calcext:value-type="float">
            <text:p>5.020755</text:p>
          </table:table-cell>
          <table:table-cell office:value-type="float" office:value="8.411615" calcext:value-type="float">
            <text:p>8.411615</text:p>
          </table:table-cell>
          <table:table-cell office:value-type="float" office:value="35.601488" calcext:value-type="float">
            <text:p>35.601488</text:p>
          </table:table-cell>
          <table:table-cell office:value-type="float" office:value="11.85977" calcext:value-type="float">
            <text:p>11.85977</text:p>
          </table:table-cell>
          <table:table-cell office:value-type="float" office:value="2.908072" calcext:value-type="float">
            <text:p>2.908072</text:p>
          </table:table-cell>
          <table:table-cell office:value-type="float" office:value="0.2314381" calcext:value-type="float">
            <text:p>0.2314381</text:p>
          </table:table-cell>
          <table:table-cell office:value-type="float" office:value="37.38014" calcext:value-type="float">
            <text:p>37.38014</text:p>
          </table:table-cell>
          <table:table-cell office:value-type="float" office:value="1580.6212" calcext:value-type="float">
            <text:p>1580.6212</text:p>
          </table:table-cell>
          <table:table-cell office:value-type="float" office:value="121.53858" calcext:value-type="float">
            <text:p>121.53858</text:p>
          </table:table-cell>
          <table:table-cell office:value-type="float" office:value="6.8507372" calcext:value-type="float">
            <text:p>6.8507372</text:p>
          </table:table-cell>
          <table:table-cell office:value-type="float" office:value="0.3725413" calcext:value-type="float">
            <text:p>0.3725413</text:p>
          </table:table-cell>
          <table:table-cell office:value-type="float" office:value="9.517033" calcext:value-type="float">
            <text:p>9.517033</text:p>
          </table:table-cell>
          <table:table-cell office:value-type="float" office:value="20.34369054" calcext:value-type="float">
            <text:p>20.34369054</text:p>
          </table:table-cell>
          <table:table-cell office:value-type="float" office:value="55.998662" calcext:value-type="float">
            <text:p>55.998662</text:p>
          </table:table-cell>
          <table:table-cell office:value-type="float" office:value="7.8202947" calcext:value-type="float">
            <text:p>7.8202947</text:p>
          </table:table-cell>
          <table:table-cell office:value-type="float" office:value="3.4552875" calcext:value-type="float">
            <text:p>3.4552875</text:p>
          </table:table-cell>
          <table:table-cell office:value-type="float" office:value="0.697301" calcext:value-type="float">
            <text:p>0.697301</text:p>
          </table:table-cell>
          <table:table-cell office:value-type="float" office:value="144.06326" calcext:value-type="float">
            <text:p>144.06326</text:p>
          </table:table-cell>
          <table:table-cell office:value-type="float" office:value="11.76246" calcext:value-type="float">
            <text:p>11.76246</text:p>
          </table:table-cell>
          <table:table-cell office:value-type="float" office:value="1.085311" calcext:value-type="float">
            <text:p>1.085311</text:p>
          </table:table-cell>
          <table:table-cell office:value-type="float" office:value="25.55956" calcext:value-type="float">
            <text:p>25.55956</text:p>
          </table:table-cell>
          <table:table-cell office:value-type="float" office:value="28.78847" calcext:value-type="float">
            <text:p>28.78847</text:p>
          </table:table-cell>
          <table:table-cell office:value-type="float" office:value="19.511101" calcext:value-type="float">
            <text:p>19.511101</text:p>
          </table:table-cell>
          <table:table-cell office:value-type="float" office:value="198.84282" calcext:value-type="float">
            <text:p>198.84282</text:p>
          </table:table-cell>
          <table:table-cell office:value-type="float" office:value="1.094708" calcext:value-type="float">
            <text:p>1.094708</text:p>
          </table:table-cell>
          <table:table-cell office:value-type="float" office:value="13.455537" calcext:value-type="float">
            <text:p>13.455537</text:p>
          </table:table-cell>
          <table:table-cell office:value-type="float" office:value="4.117488" calcext:value-type="float">
            <text:p>4.117488</text:p>
          </table:table-cell>
          <table:table-cell office:value-type="float" office:value="3.640148" calcext:value-type="float">
            <text:p>3.640148</text:p>
          </table:table-cell>
          <table:table-cell office:value-type="float" office:value="14.121916" calcext:value-type="float">
            <text:p>14.121916</text:p>
          </table:table-cell>
          <table:table-cell office:value-type="float" office:value="4.196447" calcext:value-type="float">
            <text:p>4.196447</text:p>
          </table:table-cell>
          <table:table-cell office:value-type="float" office:value="7.208781" calcext:value-type="float">
            <text:p>7.208781</text:p>
          </table:table-cell>
          <table:table-cell office:value-type="float" office:value="257.51634" calcext:value-type="float">
            <text:p>257.51634</text:p>
          </table:table-cell>
          <table:table-cell office:value-type="float" office:value="271.58618" calcext:value-type="float">
            <text:p>271.58618</text:p>
          </table:table-cell>
          <table:table-cell office:value-type="float" office:value="268.07416" calcext:value-type="float">
            <text:p>268.07416</text:p>
          </table:table-cell>
          <table:table-cell office:value-type="float" office:value="1.55595835" calcext:value-type="float">
            <text:p>1.55595835</text:p>
          </table:table-cell>
          <table:table-cell office:value-type="float" office:value="6.2816" calcext:value-type="float">
            <text:p>6.2816</text:p>
          </table:table-cell>
        </table:table-row>
        <table:table-row table:style-name="ro2">
          <table:table-cell office:value-type="string" calcext:value-type="string">
            <text:p>TCGA-23-2081-01A-01R-1568-13</text:p>
          </table:table-cell>
          <table:table-cell office:value-type="string" calcext:value-type="string">
            <text:p>OV</text:p>
          </table:table-cell>
          <table:table-cell office:value-type="float" office:value="8.2722887" calcext:value-type="float">
            <text:p>8.2722887</text:p>
          </table:table-cell>
          <table:table-cell office:value-type="float" office:value="12.26349" calcext:value-type="float">
            <text:p>12.26349</text:p>
          </table:table-cell>
          <table:table-cell office:value-type="float" office:value="78.05314" calcext:value-type="float">
            <text:p>78.05314</text:p>
          </table:table-cell>
          <table:table-cell office:value-type="float" office:value="2064.9109" calcext:value-type="float">
            <text:p>2064.9109</text:p>
          </table:table-cell>
          <table:table-cell office:value-type="float" office:value="60.934838" calcext:value-type="float">
            <text:p>60.934838</text:p>
          </table:table-cell>
          <table:table-cell office:value-type="float" office:value="36.11796" calcext:value-type="float">
            <text:p>36.11796</text:p>
          </table:table-cell>
          <table:table-cell office:value-type="float" office:value="6.989475" calcext:value-type="float">
            <text:p>6.989475</text:p>
          </table:table-cell>
          <table:table-cell office:value-type="float" office:value="27.777144" calcext:value-type="float">
            <text:p>27.777144</text:p>
          </table:table-cell>
          <table:table-cell office:value-type="float" office:value="17.760399" calcext:value-type="float">
            <text:p>17.760399</text:p>
          </table:table-cell>
          <table:table-cell office:value-type="float" office:value="97.87314" calcext:value-type="float">
            <text:p>97.87314</text:p>
          </table:table-cell>
          <table:table-cell office:value-type="float" office:value="8.848508" calcext:value-type="float">
            <text:p>8.848508</text:p>
          </table:table-cell>
          <table:table-cell office:value-type="float" office:value="47.715794" calcext:value-type="float">
            <text:p>47.715794</text:p>
          </table:table-cell>
          <table:table-cell office:value-type="float" office:value="8.945148" calcext:value-type="float">
            <text:p>8.945148</text:p>
          </table:table-cell>
          <table:table-cell office:value-type="float" office:value="7.108658" calcext:value-type="float">
            <text:p>7.108658</text:p>
          </table:table-cell>
          <table:table-cell office:value-type="float" office:value="68.024502" calcext:value-type="float">
            <text:p>68.024502</text:p>
          </table:table-cell>
          <table:table-cell office:value-type="float" office:value="13.549052" calcext:value-type="float">
            <text:p>13.549052</text:p>
          </table:table-cell>
          <table:table-cell office:value-type="float" office:value="6.835153" calcext:value-type="float">
            <text:p>6.835153</text:p>
          </table:table-cell>
          <table:table-cell office:value-type="float" office:value="0.5281911" calcext:value-type="float">
            <text:p>0.5281911</text:p>
          </table:table-cell>
          <table:table-cell office:value-type="float" office:value="62.89871" calcext:value-type="float">
            <text:p>62.89871</text:p>
          </table:table-cell>
          <table:table-cell office:value-type="float" office:value="940.3796" calcext:value-type="float">
            <text:p>940.3796</text:p>
          </table:table-cell>
          <table:table-cell office:value-type="float" office:value="118.13182" calcext:value-type="float">
            <text:p>118.13182</text:p>
          </table:table-cell>
          <table:table-cell office:value-type="float" office:value="3.8464022" calcext:value-type="float">
            <text:p>3.8464022</text:p>
          </table:table-cell>
          <table:table-cell office:value-type="float" office:value="0.37164882" calcext:value-type="float">
            <text:p>0.37164882</text:p>
          </table:table-cell>
          <table:table-cell office:value-type="float" office:value="7.086997" calcext:value-type="float">
            <text:p>7.086997</text:p>
          </table:table-cell>
          <table:table-cell office:value-type="float" office:value="1.74173793" calcext:value-type="float">
            <text:p>1.74173793</text:p>
          </table:table-cell>
          <table:table-cell office:value-type="float" office:value="58.399763" calcext:value-type="float">
            <text:p>58.399763</text:p>
          </table:table-cell>
          <table:table-cell office:value-type="float" office:value="3.1784549" calcext:value-type="float">
            <text:p>3.1784549</text:p>
          </table:table-cell>
          <table:table-cell office:value-type="float" office:value="5.2757743" calcext:value-type="float">
            <text:p>5.2757743</text:p>
          </table:table-cell>
          <table:table-cell office:value-type="float" office:value="1.7001151" calcext:value-type="float">
            <text:p>1.7001151</text:p>
          </table:table-cell>
          <table:table-cell office:value-type="float" office:value="166.3805" calcext:value-type="float">
            <text:p>166.3805</text:p>
          </table:table-cell>
          <table:table-cell office:value-type="float" office:value="7.748181" calcext:value-type="float">
            <text:p>7.748181</text:p>
          </table:table-cell>
          <table:table-cell office:value-type="float" office:value="1.9931821" calcext:value-type="float">
            <text:p>1.9931821</text:p>
          </table:table-cell>
          <table:table-cell office:value-type="float" office:value="32.21704" calcext:value-type="float">
            <text:p>32.21704</text:p>
          </table:table-cell>
          <table:table-cell office:value-type="float" office:value="41.83893" calcext:value-type="float">
            <text:p>41.83893</text:p>
          </table:table-cell>
          <table:table-cell office:value-type="float" office:value="18.613983" calcext:value-type="float">
            <text:p>18.613983</text:p>
          </table:table-cell>
          <table:table-cell office:value-type="float" office:value="181.89421" calcext:value-type="float">
            <text:p>181.89421</text:p>
          </table:table-cell>
          <table:table-cell office:value-type="float" office:value="1.0828165" calcext:value-type="float">
            <text:p>1.0828165</text:p>
          </table:table-cell>
          <table:table-cell office:value-type="float" office:value="12.339968" calcext:value-type="float">
            <text:p>12.339968</text:p>
          </table:table-cell>
          <table:table-cell office:value-type="float" office:value="5.057582" calcext:value-type="float">
            <text:p>5.057582</text:p>
          </table:table-cell>
          <table:table-cell office:value-type="float" office:value="3.420143" calcext:value-type="float">
            <text:p>3.420143</text:p>
          </table:table-cell>
          <table:table-cell office:value-type="float" office:value="11.954003" calcext:value-type="float">
            <text:p>11.954003</text:p>
          </table:table-cell>
          <table:table-cell office:value-type="float" office:value="3.741281" calcext:value-type="float">
            <text:p>3.741281</text:p>
          </table:table-cell>
          <table:table-cell office:value-type="float" office:value="11.751946" calcext:value-type="float">
            <text:p>11.751946</text:p>
          </table:table-cell>
          <table:table-cell office:value-type="float" office:value="176.9745" calcext:value-type="float">
            <text:p>176.9745</text:p>
          </table:table-cell>
          <table:table-cell office:value-type="float" office:value="113.28952" calcext:value-type="float">
            <text:p>113.28952</text:p>
          </table:table-cell>
          <table:table-cell office:value-type="float" office:value="209.86084" calcext:value-type="float">
            <text:p>209.86084</text:p>
          </table:table-cell>
          <table:table-cell office:value-type="float" office:value="2.34665909" calcext:value-type="float">
            <text:p>2.34665909</text:p>
          </table:table-cell>
          <table:table-cell office:value-type="float" office:value="6.241457" calcext:value-type="float">
            <text:p>6.241457</text:p>
          </table:table-cell>
        </table:table-row>
        <table:table-row table:style-name="ro2">
          <table:table-cell office:value-type="string" calcext:value-type="string">
            <text:p>TCGA-24-0968-01A-01R-1569-13</text:p>
          </table:table-cell>
          <table:table-cell office:value-type="string" calcext:value-type="string">
            <text:p>OV</text:p>
          </table:table-cell>
          <table:table-cell office:value-type="float" office:value="5.095403" calcext:value-type="float">
            <text:p>5.095403</text:p>
          </table:table-cell>
          <table:table-cell office:value-type="float" office:value="6.582407" calcext:value-type="float">
            <text:p>6.582407</text:p>
          </table:table-cell>
          <table:table-cell office:value-type="float" office:value="115.1116" calcext:value-type="float">
            <text:p>115.1116</text:p>
          </table:table-cell>
          <table:table-cell office:value-type="float" office:value="3754.0372" calcext:value-type="float">
            <text:p>3754.0372</text:p>
          </table:table-cell>
          <table:table-cell office:value-type="float" office:value="65.629308" calcext:value-type="float">
            <text:p>65.629308</text:p>
          </table:table-cell>
          <table:table-cell office:value-type="float" office:value="91.01192" calcext:value-type="float">
            <text:p>91.01192</text:p>
          </table:table-cell>
          <table:table-cell office:value-type="float" office:value="6.208117" calcext:value-type="float">
            <text:p>6.208117</text:p>
          </table:table-cell>
          <table:table-cell office:value-type="float" office:value="12.324257" calcext:value-type="float">
            <text:p>12.324257</text:p>
          </table:table-cell>
          <table:table-cell office:value-type="float" office:value="16.231845" calcext:value-type="float">
            <text:p>16.231845</text:p>
          </table:table-cell>
          <table:table-cell office:value-type="float" office:value="88.79507" calcext:value-type="float">
            <text:p>88.79507</text:p>
          </table:table-cell>
          <table:table-cell office:value-type="float" office:value="4.908314" calcext:value-type="float">
            <text:p>4.908314</text:p>
          </table:table-cell>
          <table:table-cell office:value-type="float" office:value="62.175538" calcext:value-type="float">
            <text:p>62.175538</text:p>
          </table:table-cell>
          <table:table-cell office:value-type="float" office:value="7.830621" calcext:value-type="float">
            <text:p>7.830621</text:p>
          </table:table-cell>
          <table:table-cell office:value-type="float" office:value="2.31134" calcext:value-type="float">
            <text:p>2.31134</text:p>
          </table:table-cell>
          <table:table-cell office:value-type="float" office:value="47.116786" calcext:value-type="float">
            <text:p>47.116786</text:p>
          </table:table-cell>
          <table:table-cell office:value-type="float" office:value="8.649845" calcext:value-type="float">
            <text:p>8.649845</text:p>
          </table:table-cell>
          <table:table-cell office:value-type="float" office:value="3.489743" calcext:value-type="float">
            <text:p>3.489743</text:p>
          </table:table-cell>
          <table:table-cell office:value-type="float" office:value="0.34091555" calcext:value-type="float">
            <text:p>0.34091555</text:p>
          </table:table-cell>
          <table:table-cell office:value-type="float" office:value="54.85018" calcext:value-type="float">
            <text:p>54.85018</text:p>
          </table:table-cell>
          <table:table-cell office:value-type="float" office:value="2794.0986" calcext:value-type="float">
            <text:p>2794.0986</text:p>
          </table:table-cell>
          <table:table-cell office:value-type="float" office:value="90.52582" calcext:value-type="float">
            <text:p>90.52582</text:p>
          </table:table-cell>
          <table:table-cell office:value-type="float" office:value="7.253665" calcext:value-type="float">
            <text:p>7.253665</text:p>
          </table:table-cell>
          <table:table-cell office:value-type="float" office:value="0.34245232" calcext:value-type="float">
            <text:p>0.34245232</text:p>
          </table:table-cell>
          <table:table-cell office:value-type="float" office:value="9.523838" calcext:value-type="float">
            <text:p>9.523838</text:p>
          </table:table-cell>
          <table:table-cell office:value-type="float" office:value="4.26847034" calcext:value-type="float">
            <text:p>4.26847034</text:p>
          </table:table-cell>
          <table:table-cell office:value-type="float" office:value="36.409559" calcext:value-type="float">
            <text:p>36.409559</text:p>
          </table:table-cell>
          <table:table-cell office:value-type="float" office:value="3.3575265" calcext:value-type="float">
            <text:p>3.3575265</text:p>
          </table:table-cell>
          <table:table-cell office:value-type="float" office:value="5.8584429" calcext:value-type="float">
            <text:p>5.8584429</text:p>
          </table:table-cell>
          <table:table-cell office:value-type="float" office:value="3.5476821" calcext:value-type="float">
            <text:p>3.5476821</text:p>
          </table:table-cell>
          <table:table-cell office:value-type="float" office:value="223.20037" calcext:value-type="float">
            <text:p>223.20037</text:p>
          </table:table-cell>
          <table:table-cell office:value-type="float" office:value="6.52068" calcext:value-type="float">
            <text:p>6.52068</text:p>
          </table:table-cell>
          <table:table-cell office:value-type="float" office:value="1.9744488" calcext:value-type="float">
            <text:p>1.9744488</text:p>
          </table:table-cell>
          <table:table-cell office:value-type="float" office:value="34.32447" calcext:value-type="float">
            <text:p>34.32447</text:p>
          </table:table-cell>
          <table:table-cell office:value-type="float" office:value="93.985613" calcext:value-type="float">
            <text:p>93.985613</text:p>
          </table:table-cell>
          <table:table-cell office:value-type="float" office:value="32.910987" calcext:value-type="float">
            <text:p>32.910987</text:p>
          </table:table-cell>
          <table:table-cell office:value-type="float" office:value="158.18627" calcext:value-type="float">
            <text:p>158.18627</text:p>
          </table:table-cell>
          <table:table-cell office:value-type="float" office:value="1.0771941" calcext:value-type="float">
            <text:p>1.0771941</text:p>
          </table:table-cell>
          <table:table-cell office:value-type="float" office:value="12.737751" calcext:value-type="float">
            <text:p>12.737751</text:p>
          </table:table-cell>
          <table:table-cell office:value-type="float" office:value="3.323609" calcext:value-type="float">
            <text:p>3.323609</text:p>
          </table:table-cell>
          <table:table-cell office:value-type="float" office:value="3.615437" calcext:value-type="float">
            <text:p>3.615437</text:p>
          </table:table-cell>
          <table:table-cell office:value-type="float" office:value="9.282381" calcext:value-type="float">
            <text:p>9.282381</text:p>
          </table:table-cell>
          <table:table-cell office:value-type="float" office:value="5.742422" calcext:value-type="float">
            <text:p>5.742422</text:p>
          </table:table-cell>
          <table:table-cell office:value-type="float" office:value="5.37786" calcext:value-type="float">
            <text:p>5.37786</text:p>
          </table:table-cell>
          <table:table-cell office:value-type="float" office:value="117.57794" calcext:value-type="float">
            <text:p>117.57794</text:p>
          </table:table-cell>
          <table:table-cell office:value-type="float" office:value="135.95472" calcext:value-type="float">
            <text:p>135.95472</text:p>
          </table:table-cell>
          <table:table-cell office:value-type="float" office:value="94.4441" calcext:value-type="float">
            <text:p>94.4441</text:p>
          </table:table-cell>
          <table:table-cell office:value-type="float" office:value="0.55831487" calcext:value-type="float">
            <text:p>0.55831487</text:p>
          </table:table-cell>
          <table:table-cell office:value-type="float" office:value="9.790339" calcext:value-type="float">
            <text:p>9.790339</text:p>
          </table:table-cell>
        </table:table-row>
        <table:table-row table:style-name="ro2">
          <table:table-cell office:value-type="string" calcext:value-type="string">
            <text:p>TCGA-24-1422-01A-01R-1565-13</text:p>
          </table:table-cell>
          <table:table-cell office:value-type="string" calcext:value-type="string">
            <text:p>OV</text:p>
          </table:table-cell>
          <table:table-cell office:value-type="float" office:value="14.0987459" calcext:value-type="float">
            <text:p>14.0987459</text:p>
          </table:table-cell>
          <table:table-cell office:value-type="float" office:value="8.133454" calcext:value-type="float">
            <text:p>8.133454</text:p>
          </table:table-cell>
          <table:table-cell office:value-type="float" office:value="70.83876" calcext:value-type="float">
            <text:p>70.83876</text:p>
          </table:table-cell>
          <table:table-cell office:value-type="float" office:value="3266.2234" calcext:value-type="float">
            <text:p>3266.2234</text:p>
          </table:table-cell>
          <table:table-cell office:value-type="float" office:value="40.279908" calcext:value-type="float">
            <text:p>40.279908</text:p>
          </table:table-cell>
          <table:table-cell office:value-type="float" office:value="57.43364" calcext:value-type="float">
            <text:p>57.43364</text:p>
          </table:table-cell>
          <table:table-cell office:value-type="float" office:value="7.076232" calcext:value-type="float">
            <text:p>7.076232</text:p>
          </table:table-cell>
          <table:table-cell office:value-type="float" office:value="28.319382" calcext:value-type="float">
            <text:p>28.319382</text:p>
          </table:table-cell>
          <table:table-cell office:value-type="float" office:value="22.539143" calcext:value-type="float">
            <text:p>22.539143</text:p>
          </table:table-cell>
          <table:table-cell office:value-type="float" office:value="88.24127" calcext:value-type="float">
            <text:p>88.24127</text:p>
          </table:table-cell>
          <table:table-cell office:value-type="float" office:value="5.718793" calcext:value-type="float">
            <text:p>5.718793</text:p>
          </table:table-cell>
          <table:table-cell office:value-type="float" office:value="78.002369" calcext:value-type="float">
            <text:p>78.002369</text:p>
          </table:table-cell>
          <table:table-cell office:value-type="float" office:value="8.729892" calcext:value-type="float">
            <text:p>8.729892</text:p>
          </table:table-cell>
          <table:table-cell office:value-type="float" office:value="6.82891" calcext:value-type="float">
            <text:p>6.82891</text:p>
          </table:table-cell>
          <table:table-cell office:value-type="float" office:value="36.220691" calcext:value-type="float">
            <text:p>36.220691</text:p>
          </table:table-cell>
          <table:table-cell office:value-type="float" office:value="14.880849" calcext:value-type="float">
            <text:p>14.880849</text:p>
          </table:table-cell>
          <table:table-cell office:value-type="float" office:value="5.064304" calcext:value-type="float">
            <text:p>5.064304</text:p>
          </table:table-cell>
          <table:table-cell office:value-type="float" office:value="0.52320551" calcext:value-type="float">
            <text:p>0.52320551</text:p>
          </table:table-cell>
          <table:table-cell office:value-type="float" office:value="81.82093" calcext:value-type="float">
            <text:p>81.82093</text:p>
          </table:table-cell>
          <table:table-cell office:value-type="float" office:value="1118.9745" calcext:value-type="float">
            <text:p>1118.9745</text:p>
          </table:table-cell>
          <table:table-cell office:value-type="float" office:value="62.81852" calcext:value-type="float">
            <text:p>62.81852</text:p>
          </table:table-cell>
          <table:table-cell office:value-type="float" office:value="2.3179385" calcext:value-type="float">
            <text:p>2.3179385</text:p>
          </table:table-cell>
          <table:table-cell office:value-type="float" office:value="0.55721876" calcext:value-type="float">
            <text:p>0.55721876</text:p>
          </table:table-cell>
          <table:table-cell office:value-type="float" office:value="2.663202" calcext:value-type="float">
            <text:p>2.663202</text:p>
          </table:table-cell>
          <table:table-cell office:value-type="float" office:value="10.53153756" calcext:value-type="float">
            <text:p>10.53153756</text:p>
          </table:table-cell>
          <table:table-cell office:value-type="float" office:value="39.174869" calcext:value-type="float">
            <text:p>39.174869</text:p>
          </table:table-cell>
          <table:table-cell office:value-type="float" office:value="6.7838869" calcext:value-type="float">
            <text:p>6.7838869</text:p>
          </table:table-cell>
          <table:table-cell office:value-type="float" office:value="4.72279" calcext:value-type="float">
            <text:p>4.72279</text:p>
          </table:table-cell>
          <table:table-cell office:value-type="float" office:value="1.8798624" calcext:value-type="float">
            <text:p>1.8798624</text:p>
          </table:table-cell>
          <table:table-cell office:value-type="float" office:value="108.42716" calcext:value-type="float">
            <text:p>108.42716</text:p>
          </table:table-cell>
          <table:table-cell office:value-type="float" office:value="6.016504" calcext:value-type="float">
            <text:p>6.016504</text:p>
          </table:table-cell>
          <table:table-cell office:value-type="float" office:value="2.3996092" calcext:value-type="float">
            <text:p>2.3996092</text:p>
          </table:table-cell>
          <table:table-cell office:value-type="float" office:value="21.21523" calcext:value-type="float">
            <text:p>21.21523</text:p>
          </table:table-cell>
          <table:table-cell office:value-type="float" office:value="35.831778" calcext:value-type="float">
            <text:p>35.831778</text:p>
          </table:table-cell>
          <table:table-cell office:value-type="float" office:value="20.595762" calcext:value-type="float">
            <text:p>20.595762</text:p>
          </table:table-cell>
          <table:table-cell office:value-type="float" office:value="192.38906" calcext:value-type="float">
            <text:p>192.38906</text:p>
          </table:table-cell>
          <table:table-cell office:value-type="float" office:value="2.0816219" calcext:value-type="float">
            <text:p>2.0816219</text:p>
          </table:table-cell>
          <table:table-cell office:value-type="float" office:value="14.789279" calcext:value-type="float">
            <text:p>14.789279</text:p>
          </table:table-cell>
          <table:table-cell office:value-type="float" office:value="8.224402" calcext:value-type="float">
            <text:p>8.224402</text:p>
          </table:table-cell>
          <table:table-cell office:value-type="float" office:value="6.829344" calcext:value-type="float">
            <text:p>6.829344</text:p>
          </table:table-cell>
          <table:table-cell office:value-type="float" office:value="8.20243" calcext:value-type="float">
            <text:p>8.20243</text:p>
          </table:table-cell>
          <table:table-cell office:value-type="float" office:value="4.812461" calcext:value-type="float">
            <text:p>4.812461</text:p>
          </table:table-cell>
          <table:table-cell office:value-type="float" office:value="12.099621" calcext:value-type="float">
            <text:p>12.099621</text:p>
          </table:table-cell>
          <table:table-cell office:value-type="float" office:value="151.04496" calcext:value-type="float">
            <text:p>151.04496</text:p>
          </table:table-cell>
          <table:table-cell office:value-type="float" office:value="131.15886" calcext:value-type="float">
            <text:p>131.15886</text:p>
          </table:table-cell>
          <table:table-cell office:value-type="float" office:value="115.01388" calcext:value-type="float">
            <text:p>115.01388</text:p>
          </table:table-cell>
          <table:table-cell office:value-type="float" office:value="0.70482805" calcext:value-type="float">
            <text:p>0.70482805</text:p>
          </table:table-cell>
          <table:table-cell office:value-type="float" office:value="9.142425" calcext:value-type="float">
            <text:p>9.142425</text:p>
          </table:table-cell>
        </table:table-row>
        <table:table-row table:style-name="ro2">
          <table:table-cell office:value-type="string" calcext:value-type="string">
            <text:p>TCGA-24-1430-01A-01R-1566-13</text:p>
          </table:table-cell>
          <table:table-cell office:value-type="string" calcext:value-type="string">
            <text:p>OV</text:p>
          </table:table-cell>
          <table:table-cell office:value-type="float" office:value="5.5409952" calcext:value-type="float">
            <text:p>5.5409952</text:p>
          </table:table-cell>
          <table:table-cell office:value-type="float" office:value="8.59115" calcext:value-type="float">
            <text:p>8.59115</text:p>
          </table:table-cell>
          <table:table-cell office:value-type="float" office:value="90.95004" calcext:value-type="float">
            <text:p>90.95004</text:p>
          </table:table-cell>
          <table:table-cell office:value-type="float" office:value="1774.4062" calcext:value-type="float">
            <text:p>1774.4062</text:p>
          </table:table-cell>
          <table:table-cell office:value-type="float" office:value="42.820492" calcext:value-type="float">
            <text:p>42.820492</text:p>
          </table:table-cell>
          <table:table-cell office:value-type="float" office:value="33.035" calcext:value-type="float">
            <text:p>33.035</text:p>
          </table:table-cell>
          <table:table-cell office:value-type="float" office:value="4.268636" calcext:value-type="float">
            <text:p>4.268636</text:p>
          </table:table-cell>
          <table:table-cell office:value-type="float" office:value="30.967498" calcext:value-type="float">
            <text:p>30.967498</text:p>
          </table:table-cell>
          <table:table-cell office:value-type="float" office:value="10.438942" calcext:value-type="float">
            <text:p>10.438942</text:p>
          </table:table-cell>
          <table:table-cell office:value-type="float" office:value="58.63654" calcext:value-type="float">
            <text:p>58.63654</text:p>
          </table:table-cell>
          <table:table-cell office:value-type="float" office:value="6.512211" calcext:value-type="float">
            <text:p>6.512211</text:p>
          </table:table-cell>
          <table:table-cell office:value-type="float" office:value="59.097416" calcext:value-type="float">
            <text:p>59.097416</text:p>
          </table:table-cell>
          <table:table-cell office:value-type="float" office:value="10.245347" calcext:value-type="float">
            <text:p>10.245347</text:p>
          </table:table-cell>
          <table:table-cell office:value-type="float" office:value="7.997292" calcext:value-type="float">
            <text:p>7.997292</text:p>
          </table:table-cell>
          <table:table-cell office:value-type="float" office:value="35.45876" calcext:value-type="float">
            <text:p>35.45876</text:p>
          </table:table-cell>
          <table:table-cell office:value-type="float" office:value="9.007576" calcext:value-type="float">
            <text:p>9.007576</text:p>
          </table:table-cell>
          <table:table-cell office:value-type="float" office:value="4.498292" calcext:value-type="float">
            <text:p>4.498292</text:p>
          </table:table-cell>
          <table:table-cell office:value-type="float" office:value="0.34962206" calcext:value-type="float">
            <text:p>0.34962206</text:p>
          </table:table-cell>
          <table:table-cell office:value-type="float" office:value="45.6926" calcext:value-type="float">
            <text:p>45.6926</text:p>
          </table:table-cell>
          <table:table-cell office:value-type="float" office:value="2236.2676" calcext:value-type="float">
            <text:p>2236.2676</text:p>
          </table:table-cell>
          <table:table-cell office:value-type="float" office:value="82.06102" calcext:value-type="float">
            <text:p>82.06102</text:p>
          </table:table-cell>
          <table:table-cell office:value-type="float" office:value="5.4564158" calcext:value-type="float">
            <text:p>5.4564158</text:p>
          </table:table-cell>
          <table:table-cell office:value-type="float" office:value="0.49223119" calcext:value-type="float">
            <text:p>0.49223119</text:p>
          </table:table-cell>
          <table:table-cell office:value-type="float" office:value="2.922326" calcext:value-type="float">
            <text:p>2.922326</text:p>
          </table:table-cell>
          <table:table-cell office:value-type="float" office:value="27.26416916" calcext:value-type="float">
            <text:p>27.26416916</text:p>
          </table:table-cell>
          <table:table-cell office:value-type="float" office:value="58.163898" calcext:value-type="float">
            <text:p>58.163898</text:p>
          </table:table-cell>
          <table:table-cell office:value-type="float" office:value="3.4836495" calcext:value-type="float">
            <text:p>3.4836495</text:p>
          </table:table-cell>
          <table:table-cell office:value-type="float" office:value="3.5277925" calcext:value-type="float">
            <text:p>3.5277925</text:p>
          </table:table-cell>
          <table:table-cell office:value-type="float" office:value="0.214367" calcext:value-type="float">
            <text:p>0.214367</text:p>
          </table:table-cell>
          <table:table-cell office:value-type="float" office:value="76.67538" calcext:value-type="float">
            <text:p>76.67538</text:p>
          </table:table-cell>
          <table:table-cell office:value-type="float" office:value="4.304515" calcext:value-type="float">
            <text:p>4.304515</text:p>
          </table:table-cell>
          <table:table-cell office:value-type="float" office:value="1.6642983" calcext:value-type="float">
            <text:p>1.6642983</text:p>
          </table:table-cell>
          <table:table-cell office:value-type="float" office:value="44.80053" calcext:value-type="float">
            <text:p>44.80053</text:p>
          </table:table-cell>
          <table:table-cell office:value-type="float" office:value="42.389615" calcext:value-type="float">
            <text:p>42.389615</text:p>
          </table:table-cell>
          <table:table-cell office:value-type="float" office:value="22.070884" calcext:value-type="float">
            <text:p>22.070884</text:p>
          </table:table-cell>
          <table:table-cell office:value-type="float" office:value="139.71277" calcext:value-type="float">
            <text:p>139.71277</text:p>
          </table:table-cell>
          <table:table-cell office:value-type="float" office:value="1.4743634" calcext:value-type="float">
            <text:p>1.4743634</text:p>
          </table:table-cell>
          <table:table-cell office:value-type="float" office:value="22.140892" calcext:value-type="float">
            <text:p>22.140892</text:p>
          </table:table-cell>
          <table:table-cell office:value-type="float" office:value="5.699247" calcext:value-type="float">
            <text:p>5.699247</text:p>
          </table:table-cell>
          <table:table-cell office:value-type="float" office:value="2.479266" calcext:value-type="float">
            <text:p>2.479266</text:p>
          </table:table-cell>
          <table:table-cell office:value-type="float" office:value="9.471387" calcext:value-type="float">
            <text:p>9.471387</text:p>
          </table:table-cell>
          <table:table-cell office:value-type="float" office:value="5.565226" calcext:value-type="float">
            <text:p>5.565226</text:p>
          </table:table-cell>
          <table:table-cell office:value-type="float" office:value="10.284087" calcext:value-type="float">
            <text:p>10.284087</text:p>
          </table:table-cell>
          <table:table-cell office:value-type="float" office:value="165.76434" calcext:value-type="float">
            <text:p>165.76434</text:p>
          </table:table-cell>
          <table:table-cell office:value-type="float" office:value="102.90144" calcext:value-type="float">
            <text:p>102.90144</text:p>
          </table:table-cell>
          <table:table-cell office:value-type="float" office:value="254.31059" calcext:value-type="float">
            <text:p>254.31059</text:p>
          </table:table-cell>
          <table:table-cell office:value-type="float" office:value="1.51975614" calcext:value-type="float">
            <text:p>1.51975614</text:p>
          </table:table-cell>
          <table:table-cell office:value-type="float" office:value="6.190054" calcext:value-type="float">
            <text:p>6.190054</text:p>
          </table:table-cell>
        </table:table-row>
        <table:table-row table:style-name="ro2">
          <table:table-cell office:value-type="string" calcext:value-type="string">
            <text:p>TCGA-24-1434-01A-01R-1566-13</text:p>
          </table:table-cell>
          <table:table-cell office:value-type="string" calcext:value-type="string">
            <text:p>OV</text:p>
          </table:table-cell>
          <table:table-cell office:value-type="float" office:value="14.2121458" calcext:value-type="float">
            <text:p>14.2121458</text:p>
          </table:table-cell>
          <table:table-cell office:value-type="float" office:value="16.256427" calcext:value-type="float">
            <text:p>16.256427</text:p>
          </table:table-cell>
          <table:table-cell office:value-type="float" office:value="100.45877" calcext:value-type="float">
            <text:p>100.45877</text:p>
          </table:table-cell>
          <table:table-cell office:value-type="float" office:value="4002.965" calcext:value-type="float">
            <text:p>4002.965</text:p>
          </table:table-cell>
          <table:table-cell office:value-type="float" office:value="64.774642" calcext:value-type="float">
            <text:p>64.774642</text:p>
          </table:table-cell>
          <table:table-cell office:value-type="float" office:value="73.89511" calcext:value-type="float">
            <text:p>73.89511</text:p>
          </table:table-cell>
          <table:table-cell office:value-type="float" office:value="8.563494" calcext:value-type="float">
            <text:p>8.563494</text:p>
          </table:table-cell>
          <table:table-cell office:value-type="float" office:value="22.560019" calcext:value-type="float">
            <text:p>22.560019</text:p>
          </table:table-cell>
          <table:table-cell office:value-type="float" office:value="28.308853" calcext:value-type="float">
            <text:p>28.308853</text:p>
          </table:table-cell>
          <table:table-cell office:value-type="float" office:value="115.82537" calcext:value-type="float">
            <text:p>115.82537</text:p>
          </table:table-cell>
          <table:table-cell office:value-type="float" office:value="7.234305" calcext:value-type="float">
            <text:p>7.234305</text:p>
          </table:table-cell>
          <table:table-cell office:value-type="float" office:value="35.317086" calcext:value-type="float">
            <text:p>35.317086</text:p>
          </table:table-cell>
          <table:table-cell office:value-type="float" office:value="9.130978" calcext:value-type="float">
            <text:p>9.130978</text:p>
          </table:table-cell>
          <table:table-cell office:value-type="float" office:value="1.712691" calcext:value-type="float">
            <text:p>1.712691</text:p>
          </table:table-cell>
          <table:table-cell office:value-type="float" office:value="54.852471" calcext:value-type="float">
            <text:p>54.852471</text:p>
          </table:table-cell>
          <table:table-cell office:value-type="float" office:value="12.500245" calcext:value-type="float">
            <text:p>12.500245</text:p>
          </table:table-cell>
          <table:table-cell office:value-type="float" office:value="5.018792" calcext:value-type="float">
            <text:p>5.018792</text:p>
          </table:table-cell>
          <table:table-cell office:value-type="float" office:value="0.57764995" calcext:value-type="float">
            <text:p>0.57764995</text:p>
          </table:table-cell>
          <table:table-cell office:value-type="float" office:value="75.40293" calcext:value-type="float">
            <text:p>75.40293</text:p>
          </table:table-cell>
          <table:table-cell office:value-type="float" office:value="1525.8627" calcext:value-type="float">
            <text:p>1525.8627</text:p>
          </table:table-cell>
          <table:table-cell office:value-type="float" office:value="55.936" calcext:value-type="float">
            <text:p>55.936</text:p>
          </table:table-cell>
          <table:table-cell office:value-type="float" office:value="5.224222" calcext:value-type="float">
            <text:p>5.224222</text:p>
          </table:table-cell>
          <table:table-cell office:value-type="float" office:value="0.38707276" calcext:value-type="float">
            <text:p>0.38707276</text:p>
          </table:table-cell>
          <table:table-cell office:value-type="float" office:value="7.65149" calcext:value-type="float">
            <text:p>7.65149</text:p>
          </table:table-cell>
          <table:table-cell office:value-type="float" office:value="3.78036784" calcext:value-type="float">
            <text:p>3.78036784</text:p>
          </table:table-cell>
          <table:table-cell office:value-type="float" office:value="50.209814" calcext:value-type="float">
            <text:p>50.209814</text:p>
          </table:table-cell>
          <table:table-cell office:value-type="float" office:value="4.9367922" calcext:value-type="float">
            <text:p>4.9367922</text:p>
          </table:table-cell>
          <table:table-cell office:value-type="float" office:value="4.0844057" calcext:value-type="float">
            <text:p>4.0844057</text:p>
          </table:table-cell>
          <table:table-cell office:value-type="float" office:value="3.1232652" calcext:value-type="float">
            <text:p>3.1232652</text:p>
          </table:table-cell>
          <table:table-cell office:value-type="float" office:value="127.4638" calcext:value-type="float">
            <text:p>127.4638</text:p>
          </table:table-cell>
          <table:table-cell office:value-type="float" office:value="5.924544" calcext:value-type="float">
            <text:p>5.924544</text:p>
          </table:table-cell>
          <table:table-cell office:value-type="float" office:value="2.2775891" calcext:value-type="float">
            <text:p>2.2775891</text:p>
          </table:table-cell>
          <table:table-cell office:value-type="float" office:value="23.67107" calcext:value-type="float">
            <text:p>23.67107</text:p>
          </table:table-cell>
          <table:table-cell office:value-type="float" office:value="21.344034" calcext:value-type="float">
            <text:p>21.344034</text:p>
          </table:table-cell>
          <table:table-cell office:value-type="float" office:value="25.076768" calcext:value-type="float">
            <text:p>25.076768</text:p>
          </table:table-cell>
          <table:table-cell office:value-type="float" office:value="89.17719" calcext:value-type="float">
            <text:p>89.17719</text:p>
          </table:table-cell>
          <table:table-cell office:value-type="float" office:value="1.5914161" calcext:value-type="float">
            <text:p>1.5914161</text:p>
          </table:table-cell>
          <table:table-cell office:value-type="float" office:value="14.823786" calcext:value-type="float">
            <text:p>14.823786</text:p>
          </table:table-cell>
          <table:table-cell office:value-type="float" office:value="5.483003" calcext:value-type="float">
            <text:p>5.483003</text:p>
          </table:table-cell>
          <table:table-cell office:value-type="float" office:value="3.874039" calcext:value-type="float">
            <text:p>3.874039</text:p>
          </table:table-cell>
          <table:table-cell office:value-type="float" office:value="8.497505" calcext:value-type="float">
            <text:p>8.497505</text:p>
          </table:table-cell>
          <table:table-cell office:value-type="float" office:value="4.195693" calcext:value-type="float">
            <text:p>4.195693</text:p>
          </table:table-cell>
          <table:table-cell office:value-type="float" office:value="9.524459" calcext:value-type="float">
            <text:p>9.524459</text:p>
          </table:table-cell>
          <table:table-cell office:value-type="float" office:value="186.19937" calcext:value-type="float">
            <text:p>186.19937</text:p>
          </table:table-cell>
          <table:table-cell office:value-type="float" office:value="60.19168" calcext:value-type="float">
            <text:p>60.19168</text:p>
          </table:table-cell>
          <table:table-cell office:value-type="float" office:value="150.08186" calcext:value-type="float">
            <text:p>150.08186</text:p>
          </table:table-cell>
          <table:table-cell office:value-type="float" office:value="0.77108782" calcext:value-type="float">
            <text:p>0.77108782</text:p>
          </table:table-cell>
          <table:table-cell office:value-type="float" office:value="7.220402" calcext:value-type="float">
            <text:p>7.220402</text:p>
          </table:table-cell>
        </table:table-row>
        <table:table-row table:style-name="ro2">
          <table:table-cell office:value-type="string" calcext:value-type="string">
            <text:p>TCGA-24-1474-01A-01R-1566-13</text:p>
          </table:table-cell>
          <table:table-cell office:value-type="string" calcext:value-type="string">
            <text:p>OV</text:p>
          </table:table-cell>
          <table:table-cell office:value-type="float" office:value="5.8638123" calcext:value-type="float">
            <text:p>5.8638123</text:p>
          </table:table-cell>
          <table:table-cell office:value-type="float" office:value="11.788182" calcext:value-type="float">
            <text:p>11.788182</text:p>
          </table:table-cell>
          <table:table-cell office:value-type="float" office:value="70.43584" calcext:value-type="float">
            <text:p>70.43584</text:p>
          </table:table-cell>
          <table:table-cell office:value-type="float" office:value="1675.8289" calcext:value-type="float">
            <text:p>1675.8289</text:p>
          </table:table-cell>
          <table:table-cell office:value-type="float" office:value="53.162111" calcext:value-type="float">
            <text:p>53.162111</text:p>
          </table:table-cell>
          <table:table-cell office:value-type="float" office:value="47.25779" calcext:value-type="float">
            <text:p>47.25779</text:p>
          </table:table-cell>
          <table:table-cell office:value-type="float" office:value="7.884766" calcext:value-type="float">
            <text:p>7.884766</text:p>
          </table:table-cell>
          <table:table-cell office:value-type="float" office:value="49.148653" calcext:value-type="float">
            <text:p>49.148653</text:p>
          </table:table-cell>
          <table:table-cell office:value-type="float" office:value="12.874902" calcext:value-type="float">
            <text:p>12.874902</text:p>
          </table:table-cell>
          <table:table-cell office:value-type="float" office:value="83.44212" calcext:value-type="float">
            <text:p>83.44212</text:p>
          </table:table-cell>
          <table:table-cell office:value-type="float" office:value="5.351315" calcext:value-type="float">
            <text:p>5.351315</text:p>
          </table:table-cell>
          <table:table-cell office:value-type="float" office:value="63.544141" calcext:value-type="float">
            <text:p>63.544141</text:p>
          </table:table-cell>
          <table:table-cell office:value-type="float" office:value="3.780889" calcext:value-type="float">
            <text:p>3.780889</text:p>
          </table:table-cell>
          <table:table-cell office:value-type="float" office:value="4.832283" calcext:value-type="float">
            <text:p>4.832283</text:p>
          </table:table-cell>
          <table:table-cell office:value-type="float" office:value="36.991949" calcext:value-type="float">
            <text:p>36.991949</text:p>
          </table:table-cell>
          <table:table-cell office:value-type="float" office:value="13.897581" calcext:value-type="float">
            <text:p>13.897581</text:p>
          </table:table-cell>
          <table:table-cell office:value-type="float" office:value="8.130032" calcext:value-type="float">
            <text:p>8.130032</text:p>
          </table:table-cell>
          <table:table-cell office:value-type="float" office:value="0.34829891" calcext:value-type="float">
            <text:p>0.34829891</text:p>
          </table:table-cell>
          <table:table-cell office:value-type="float" office:value="124.11917" calcext:value-type="float">
            <text:p>124.11917</text:p>
          </table:table-cell>
          <table:table-cell office:value-type="float" office:value="1563.9498" calcext:value-type="float">
            <text:p>1563.9498</text:p>
          </table:table-cell>
          <table:table-cell office:value-type="float" office:value="69.66926" calcext:value-type="float">
            <text:p>69.66926</text:p>
          </table:table-cell>
          <table:table-cell office:value-type="float" office:value="3.0720433" calcext:value-type="float">
            <text:p>3.0720433</text:p>
          </table:table-cell>
          <table:table-cell office:value-type="float" office:value="0.21708074" calcext:value-type="float">
            <text:p>0.21708074</text:p>
          </table:table-cell>
          <table:table-cell office:value-type="float" office:value="4.280514" calcext:value-type="float">
            <text:p>4.280514</text:p>
          </table:table-cell>
          <table:table-cell office:value-type="float" office:value="1.12286886" calcext:value-type="float">
            <text:p>1.12286886</text:p>
          </table:table-cell>
          <table:table-cell office:value-type="float" office:value="64.861918" calcext:value-type="float">
            <text:p>64.861918</text:p>
          </table:table-cell>
          <table:table-cell office:value-type="float" office:value="9.2278976" calcext:value-type="float">
            <text:p>9.2278976</text:p>
          </table:table-cell>
          <table:table-cell office:value-type="float" office:value="7.0034104" calcext:value-type="float">
            <text:p>7.0034104</text:p>
          </table:table-cell>
          <table:table-cell office:value-type="float" office:value="0.4023806" calcext:value-type="float">
            <text:p>0.4023806</text:p>
          </table:table-cell>
          <table:table-cell office:value-type="float" office:value="109.62112" calcext:value-type="float">
            <text:p>109.62112</text:p>
          </table:table-cell>
          <table:table-cell office:value-type="float" office:value="5.693726" calcext:value-type="float">
            <text:p>5.693726</text:p>
          </table:table-cell>
          <table:table-cell office:value-type="float" office:value="5.7347833" calcext:value-type="float">
            <text:p>5.7347833</text:p>
          </table:table-cell>
          <table:table-cell office:value-type="float" office:value="46.33861" calcext:value-type="float">
            <text:p>46.33861</text:p>
          </table:table-cell>
          <table:table-cell office:value-type="float" office:value="109.539371" calcext:value-type="float">
            <text:p>109.539371</text:p>
          </table:table-cell>
          <table:table-cell office:value-type="float" office:value="23.224337" calcext:value-type="float">
            <text:p>23.224337</text:p>
          </table:table-cell>
          <table:table-cell office:value-type="float" office:value="301.29956" calcext:value-type="float">
            <text:p>301.29956</text:p>
          </table:table-cell>
          <table:table-cell office:value-type="float" office:value="2.3510449" calcext:value-type="float">
            <text:p>2.3510449</text:p>
          </table:table-cell>
          <table:table-cell office:value-type="float" office:value="6.676371" calcext:value-type="float">
            <text:p>6.676371</text:p>
          </table:table-cell>
          <table:table-cell office:value-type="float" office:value="3.144545" calcext:value-type="float">
            <text:p>3.144545</text:p>
          </table:table-cell>
          <table:table-cell office:value-type="float" office:value="4.161715" calcext:value-type="float">
            <text:p>4.161715</text:p>
          </table:table-cell>
          <table:table-cell office:value-type="float" office:value="23.164143" calcext:value-type="float">
            <text:p>23.164143</text:p>
          </table:table-cell>
          <table:table-cell office:value-type="float" office:value="2.762812" calcext:value-type="float">
            <text:p>2.762812</text:p>
          </table:table-cell>
          <table:table-cell office:value-type="float" office:value="7.28378" calcext:value-type="float">
            <text:p>7.28378</text:p>
          </table:table-cell>
          <table:table-cell office:value-type="float" office:value="141.5399" calcext:value-type="float">
            <text:p>141.5399</text:p>
          </table:table-cell>
          <table:table-cell office:value-type="float" office:value="106.98193" calcext:value-type="float">
            <text:p>106.98193</text:p>
          </table:table-cell>
          <table:table-cell office:value-type="float" office:value="245.23254" calcext:value-type="float">
            <text:p>245.23254</text:p>
          </table:table-cell>
          <table:table-cell office:value-type="float" office:value="2.84785692" calcext:value-type="float">
            <text:p>2.84785692</text:p>
          </table:table-cell>
          <table:table-cell office:value-type="float" office:value="10.477406" calcext:value-type="float">
            <text:p>10.477406</text:p>
          </table:table-cell>
        </table:table-row>
        <table:table-row table:style-name="ro2">
          <table:table-cell office:value-type="string" calcext:value-type="string">
            <text:p>TCGA-24-1549-01A-01R-1566-13</text:p>
          </table:table-cell>
          <table:table-cell office:value-type="string" calcext:value-type="string">
            <text:p>OV</text:p>
          </table:table-cell>
          <table:table-cell office:value-type="float" office:value="7.0989853" calcext:value-type="float">
            <text:p>7.0989853</text:p>
          </table:table-cell>
          <table:table-cell office:value-type="float" office:value="13.154248" calcext:value-type="float">
            <text:p>13.154248</text:p>
          </table:table-cell>
          <table:table-cell office:value-type="float" office:value="194.49221" calcext:value-type="float">
            <text:p>194.49221</text:p>
          </table:table-cell>
          <table:table-cell office:value-type="float" office:value="3362.2519" calcext:value-type="float">
            <text:p>3362.2519</text:p>
          </table:table-cell>
          <table:table-cell office:value-type="float" office:value="117.918637" calcext:value-type="float">
            <text:p>117.918637</text:p>
          </table:table-cell>
          <table:table-cell office:value-type="float" office:value="92.17146" calcext:value-type="float">
            <text:p>92.17146</text:p>
          </table:table-cell>
          <table:table-cell office:value-type="float" office:value="3.201126" calcext:value-type="float">
            <text:p>3.201126</text:p>
          </table:table-cell>
          <table:table-cell office:value-type="float" office:value="26.061097" calcext:value-type="float">
            <text:p>26.061097</text:p>
          </table:table-cell>
          <table:table-cell office:value-type="float" office:value="16.635856" calcext:value-type="float">
            <text:p>16.635856</text:p>
          </table:table-cell>
          <table:table-cell office:value-type="float" office:value="71.51296" calcext:value-type="float">
            <text:p>71.51296</text:p>
          </table:table-cell>
          <table:table-cell office:value-type="float" office:value="3.582792" calcext:value-type="float">
            <text:p>3.582792</text:p>
          </table:table-cell>
          <table:table-cell office:value-type="float" office:value="55.561995" calcext:value-type="float">
            <text:p>55.561995</text:p>
          </table:table-cell>
          <table:table-cell office:value-type="float" office:value="1.762038" calcext:value-type="float">
            <text:p>1.762038</text:p>
          </table:table-cell>
          <table:table-cell office:value-type="float" office:value="4.644711" calcext:value-type="float">
            <text:p>4.644711</text:p>
          </table:table-cell>
          <table:table-cell office:value-type="float" office:value="56.971879" calcext:value-type="float">
            <text:p>56.971879</text:p>
          </table:table-cell>
          <table:table-cell office:value-type="float" office:value="12.013886" calcext:value-type="float">
            <text:p>12.013886</text:p>
          </table:table-cell>
          <table:table-cell office:value-type="float" office:value="10.229353" calcext:value-type="float">
            <text:p>10.229353</text:p>
          </table:table-cell>
          <table:table-cell office:value-type="float" office:value="0.36166213" calcext:value-type="float">
            <text:p>0.36166213</text:p>
          </table:table-cell>
          <table:table-cell office:value-type="float" office:value="134.02676" calcext:value-type="float">
            <text:p>134.02676</text:p>
          </table:table-cell>
          <table:table-cell office:value-type="float" office:value="628.9586" calcext:value-type="float">
            <text:p>628.9586</text:p>
          </table:table-cell>
          <table:table-cell office:value-type="float" office:value="109.15683" calcext:value-type="float">
            <text:p>109.15683</text:p>
          </table:table-cell>
          <table:table-cell office:value-type="float" office:value="4.8307247" calcext:value-type="float">
            <text:p>4.8307247</text:p>
          </table:table-cell>
          <table:table-cell office:value-type="float" office:value="0.49024908" calcext:value-type="float">
            <text:p>0.49024908</text:p>
          </table:table-cell>
          <table:table-cell office:value-type="float" office:value="5.021841" calcext:value-type="float">
            <text:p>5.021841</text:p>
          </table:table-cell>
          <table:table-cell office:value-type="float" office:value="0.61493739" calcext:value-type="float">
            <text:p>0.61493739</text:p>
          </table:table-cell>
          <table:table-cell office:value-type="float" office:value="50.42062" calcext:value-type="float">
            <text:p>50.42062</text:p>
          </table:table-cell>
          <table:table-cell office:value-type="float" office:value="5.6801219" calcext:value-type="float">
            <text:p>5.6801219</text:p>
          </table:table-cell>
          <table:table-cell office:value-type="float" office:value="3.8774358" calcext:value-type="float">
            <text:p>3.8774358</text:p>
          </table:table-cell>
          <table:table-cell office:value-type="float" office:value="4.1670979" calcext:value-type="float">
            <text:p>4.1670979</text:p>
          </table:table-cell>
          <table:table-cell office:value-type="float" office:value="137.92933" calcext:value-type="float">
            <text:p>137.92933</text:p>
          </table:table-cell>
          <table:table-cell office:value-type="float" office:value="7.576924" calcext:value-type="float">
            <text:p>7.576924</text:p>
          </table:table-cell>
          <table:table-cell office:value-type="float" office:value="3.2458141" calcext:value-type="float">
            <text:p>3.2458141</text:p>
          </table:table-cell>
          <table:table-cell office:value-type="float" office:value="28.33913" calcext:value-type="float">
            <text:p>28.33913</text:p>
          </table:table-cell>
          <table:table-cell office:value-type="float" office:value="194.43472" calcext:value-type="float">
            <text:p>194.43472</text:p>
          </table:table-cell>
          <table:table-cell office:value-type="float" office:value="14.211992" calcext:value-type="float">
            <text:p>14.211992</text:p>
          </table:table-cell>
          <table:table-cell office:value-type="float" office:value="421.62722" calcext:value-type="float">
            <text:p>421.62722</text:p>
          </table:table-cell>
          <table:table-cell office:value-type="float" office:value="0.9370809" calcext:value-type="float">
            <text:p>0.9370809</text:p>
          </table:table-cell>
          <table:table-cell office:value-type="float" office:value="10.117742" calcext:value-type="float">
            <text:p>10.117742</text:p>
          </table:table-cell>
          <table:table-cell office:value-type="float" office:value="2.254623" calcext:value-type="float">
            <text:p>2.254623</text:p>
          </table:table-cell>
          <table:table-cell office:value-type="float" office:value="2.291271" calcext:value-type="float">
            <text:p>2.291271</text:p>
          </table:table-cell>
          <table:table-cell office:value-type="float" office:value="10.716506" calcext:value-type="float">
            <text:p>10.716506</text:p>
          </table:table-cell>
          <table:table-cell office:value-type="float" office:value="3.897126" calcext:value-type="float">
            <text:p>3.897126</text:p>
          </table:table-cell>
          <table:table-cell office:value-type="float" office:value="3.139841" calcext:value-type="float">
            <text:p>3.139841</text:p>
          </table:table-cell>
          <table:table-cell office:value-type="float" office:value="120.02868" calcext:value-type="float">
            <text:p>120.02868</text:p>
          </table:table-cell>
          <table:table-cell office:value-type="float" office:value="116.28036" calcext:value-type="float">
            <text:p>116.28036</text:p>
          </table:table-cell>
          <table:table-cell office:value-type="float" office:value="241.10335" calcext:value-type="float">
            <text:p>241.10335</text:p>
          </table:table-cell>
          <table:table-cell office:value-type="float" office:value="1.87825738" calcext:value-type="float">
            <text:p>1.87825738</text:p>
          </table:table-cell>
          <table:table-cell office:value-type="float" office:value="5.891458" calcext:value-type="float">
            <text:p>5.891458</text:p>
          </table:table-cell>
        </table:table-row>
        <table:table-row table:style-name="ro2">
          <table:table-cell office:value-type="string" calcext:value-type="string">
            <text:p>TCGA-24-1556-01A-01R-1566-13</text:p>
          </table:table-cell>
          <table:table-cell office:value-type="string" calcext:value-type="string">
            <text:p>OV</text:p>
          </table:table-cell>
          <table:table-cell office:value-type="float" office:value="3.9485614" calcext:value-type="float">
            <text:p>3.9485614</text:p>
          </table:table-cell>
          <table:table-cell office:value-type="float" office:value="9.602958" calcext:value-type="float">
            <text:p>9.602958</text:p>
          </table:table-cell>
          <table:table-cell office:value-type="float" office:value="119.72546" calcext:value-type="float">
            <text:p>119.72546</text:p>
          </table:table-cell>
          <table:table-cell office:value-type="float" office:value="1332.9789" calcext:value-type="float">
            <text:p>1332.9789</text:p>
          </table:table-cell>
          <table:table-cell office:value-type="float" office:value="42.213491" calcext:value-type="float">
            <text:p>42.213491</text:p>
          </table:table-cell>
          <table:table-cell office:value-type="float" office:value="31.89457" calcext:value-type="float">
            <text:p>31.89457</text:p>
          </table:table-cell>
          <table:table-cell office:value-type="float" office:value="4.43353" calcext:value-type="float">
            <text:p>4.43353</text:p>
          </table:table-cell>
          <table:table-cell office:value-type="float" office:value="25.536006" calcext:value-type="float">
            <text:p>25.536006</text:p>
          </table:table-cell>
          <table:table-cell office:value-type="float" office:value="38.910732" calcext:value-type="float">
            <text:p>38.910732</text:p>
          </table:table-cell>
          <table:table-cell office:value-type="float" office:value="86.87659" calcext:value-type="float">
            <text:p>86.87659</text:p>
          </table:table-cell>
          <table:table-cell office:value-type="float" office:value="5.375568" calcext:value-type="float">
            <text:p>5.375568</text:p>
          </table:table-cell>
          <table:table-cell office:value-type="float" office:value="60.715006" calcext:value-type="float">
            <text:p>60.715006</text:p>
          </table:table-cell>
          <table:table-cell office:value-type="float" office:value="11.843086" calcext:value-type="float">
            <text:p>11.843086</text:p>
          </table:table-cell>
          <table:table-cell office:value-type="float" office:value="5.922967" calcext:value-type="float">
            <text:p>5.922967</text:p>
          </table:table-cell>
          <table:table-cell office:value-type="float" office:value="27.720385" calcext:value-type="float">
            <text:p>27.720385</text:p>
          </table:table-cell>
          <table:table-cell office:value-type="float" office:value="11.792057" calcext:value-type="float">
            <text:p>11.792057</text:p>
          </table:table-cell>
          <table:table-cell office:value-type="float" office:value="7.852082" calcext:value-type="float">
            <text:p>7.852082</text:p>
          </table:table-cell>
          <table:table-cell office:value-type="float" office:value="0.40662609" calcext:value-type="float">
            <text:p>0.40662609</text:p>
          </table:table-cell>
          <table:table-cell office:value-type="float" office:value="60.87744" calcext:value-type="float">
            <text:p>60.87744</text:p>
          </table:table-cell>
          <table:table-cell office:value-type="float" office:value="1267.8063" calcext:value-type="float">
            <text:p>1267.8063</text:p>
          </table:table-cell>
          <table:table-cell office:value-type="float" office:value="68.21238" calcext:value-type="float">
            <text:p>68.21238</text:p>
          </table:table-cell>
          <table:table-cell office:value-type="float" office:value="2.6572827" calcext:value-type="float">
            <text:p>2.6572827</text:p>
          </table:table-cell>
          <table:table-cell office:value-type="float" office:value="0.43906113" calcext:value-type="float">
            <text:p>0.43906113</text:p>
          </table:table-cell>
          <table:table-cell office:value-type="float" office:value="7.646132" calcext:value-type="float">
            <text:p>7.646132</text:p>
          </table:table-cell>
          <table:table-cell office:value-type="float" office:value="8.71611967" calcext:value-type="float">
            <text:p>8.71611967</text:p>
          </table:table-cell>
          <table:table-cell office:value-type="float" office:value="39.201517" calcext:value-type="float">
            <text:p>39.201517</text:p>
          </table:table-cell>
          <table:table-cell office:value-type="float" office:value="3.1784191" calcext:value-type="float">
            <text:p>3.1784191</text:p>
          </table:table-cell>
          <table:table-cell office:value-type="float" office:value="3.0646909" calcext:value-type="float">
            <text:p>3.0646909</text:p>
          </table:table-cell>
          <table:table-cell office:value-type="float" office:value="1.0841627" calcext:value-type="float">
            <text:p>1.0841627</text:p>
          </table:table-cell>
          <table:table-cell office:value-type="float" office:value="68.49545" calcext:value-type="float">
            <text:p>68.49545</text:p>
          </table:table-cell>
          <table:table-cell office:value-type="float" office:value="5.688833" calcext:value-type="float">
            <text:p>5.688833</text:p>
          </table:table-cell>
          <table:table-cell office:value-type="float" office:value="2.7372388" calcext:value-type="float">
            <text:p>2.7372388</text:p>
          </table:table-cell>
          <table:table-cell office:value-type="float" office:value="16.526" calcext:value-type="float">
            <text:p>16.526</text:p>
          </table:table-cell>
          <table:table-cell office:value-type="float" office:value="77.589906" calcext:value-type="float">
            <text:p>77.589906</text:p>
          </table:table-cell>
          <table:table-cell office:value-type="float" office:value="31.733591" calcext:value-type="float">
            <text:p>31.733591</text:p>
          </table:table-cell>
          <table:table-cell office:value-type="float" office:value="184.16018" calcext:value-type="float">
            <text:p>184.16018</text:p>
          </table:table-cell>
          <table:table-cell office:value-type="float" office:value="3.437105" calcext:value-type="float">
            <text:p>3.437105</text:p>
          </table:table-cell>
          <table:table-cell office:value-type="float" office:value="10.464297" calcext:value-type="float">
            <text:p>10.464297</text:p>
          </table:table-cell>
          <table:table-cell office:value-type="float" office:value="2.104146" calcext:value-type="float">
            <text:p>2.104146</text:p>
          </table:table-cell>
          <table:table-cell office:value-type="float" office:value="3.684828" calcext:value-type="float">
            <text:p>3.684828</text:p>
          </table:table-cell>
          <table:table-cell office:value-type="float" office:value="12.802929" calcext:value-type="float">
            <text:p>12.802929</text:p>
          </table:table-cell>
          <table:table-cell office:value-type="float" office:value="4.193938" calcext:value-type="float">
            <text:p>4.193938</text:p>
          </table:table-cell>
          <table:table-cell office:value-type="float" office:value="5.158125" calcext:value-type="float">
            <text:p>5.158125</text:p>
          </table:table-cell>
          <table:table-cell office:value-type="float" office:value="126.54436" calcext:value-type="float">
            <text:p>126.54436</text:p>
          </table:table-cell>
          <table:table-cell office:value-type="float" office:value="111.98188" calcext:value-type="float">
            <text:p>111.98188</text:p>
          </table:table-cell>
          <table:table-cell office:value-type="float" office:value="138.08803" calcext:value-type="float">
            <text:p>138.08803</text:p>
          </table:table-cell>
          <table:table-cell office:value-type="float" office:value="2.26516056" calcext:value-type="float">
            <text:p>2.26516056</text:p>
          </table:table-cell>
          <table:table-cell office:value-type="float" office:value="10.254015" calcext:value-type="float">
            <text:p>10.254015</text:p>
          </table:table-cell>
        </table:table-row>
        <table:table-row table:style-name="ro2">
          <table:table-cell office:value-type="string" calcext:value-type="string">
            <text:p>TCGA-24-1557-01A-01R-1566-13</text:p>
          </table:table-cell>
          <table:table-cell office:value-type="string" calcext:value-type="string">
            <text:p>OV</text:p>
          </table:table-cell>
          <table:table-cell office:value-type="float" office:value="6.3902312" calcext:value-type="float">
            <text:p>6.3902312</text:p>
          </table:table-cell>
          <table:table-cell office:value-type="float" office:value="17.2117" calcext:value-type="float">
            <text:p>17.2117</text:p>
          </table:table-cell>
          <table:table-cell office:value-type="float" office:value="156.9" calcext:value-type="float">
            <text:p>156.9</text:p>
          </table:table-cell>
          <table:table-cell office:value-type="float" office:value="2499.597" calcext:value-type="float">
            <text:p>2499.597</text:p>
          </table:table-cell>
          <table:table-cell office:value-type="float" office:value="78.840041" calcext:value-type="float">
            <text:p>78.840041</text:p>
          </table:table-cell>
          <table:table-cell office:value-type="float" office:value="43.89753" calcext:value-type="float">
            <text:p>43.89753</text:p>
          </table:table-cell>
          <table:table-cell office:value-type="float" office:value="6.360323" calcext:value-type="float">
            <text:p>6.360323</text:p>
          </table:table-cell>
          <table:table-cell office:value-type="float" office:value="16.917928" calcext:value-type="float">
            <text:p>16.917928</text:p>
          </table:table-cell>
          <table:table-cell office:value-type="float" office:value="11.882588" calcext:value-type="float">
            <text:p>11.882588</text:p>
          </table:table-cell>
          <table:table-cell office:value-type="float" office:value="109.67367" calcext:value-type="float">
            <text:p>109.67367</text:p>
          </table:table-cell>
          <table:table-cell office:value-type="float" office:value="5.956432" calcext:value-type="float">
            <text:p>5.956432</text:p>
          </table:table-cell>
          <table:table-cell office:value-type="float" office:value="32.992417" calcext:value-type="float">
            <text:p>32.992417</text:p>
          </table:table-cell>
          <table:table-cell office:value-type="float" office:value="6.43741" calcext:value-type="float">
            <text:p>6.43741</text:p>
          </table:table-cell>
          <table:table-cell office:value-type="float" office:value="5.811098" calcext:value-type="float">
            <text:p>5.811098</text:p>
          </table:table-cell>
          <table:table-cell office:value-type="float" office:value="37.907452" calcext:value-type="float">
            <text:p>37.907452</text:p>
          </table:table-cell>
          <table:table-cell office:value-type="float" office:value="14.670744" calcext:value-type="float">
            <text:p>14.670744</text:p>
          </table:table-cell>
          <table:table-cell office:value-type="float" office:value="3.444712" calcext:value-type="float">
            <text:p>3.444712</text:p>
          </table:table-cell>
          <table:table-cell office:value-type="float" office:value="0.31612024" calcext:value-type="float">
            <text:p>0.31612024</text:p>
          </table:table-cell>
          <table:table-cell office:value-type="float" office:value="107.08545" calcext:value-type="float">
            <text:p>107.08545</text:p>
          </table:table-cell>
          <table:table-cell office:value-type="float" office:value="1969.9899" calcext:value-type="float">
            <text:p>1969.9899</text:p>
          </table:table-cell>
          <table:table-cell office:value-type="float" office:value="153.17075" calcext:value-type="float">
            <text:p>153.17075</text:p>
          </table:table-cell>
          <table:table-cell office:value-type="float" office:value="4.9904916" calcext:value-type="float">
            <text:p>4.9904916</text:p>
          </table:table-cell>
          <table:table-cell office:value-type="float" office:value="0.46376294" calcext:value-type="float">
            <text:p>0.46376294</text:p>
          </table:table-cell>
          <table:table-cell office:value-type="float" office:value="4.943642" calcext:value-type="float">
            <text:p>4.943642</text:p>
          </table:table-cell>
          <table:table-cell office:value-type="float" office:value="1.75928573" calcext:value-type="float">
            <text:p>1.75928573</text:p>
          </table:table-cell>
          <table:table-cell office:value-type="float" office:value="40.423687" calcext:value-type="float">
            <text:p>40.423687</text:p>
          </table:table-cell>
          <table:table-cell office:value-type="float" office:value="4.2564332" calcext:value-type="float">
            <text:p>4.2564332</text:p>
          </table:table-cell>
          <table:table-cell office:value-type="float" office:value="3.1645437" calcext:value-type="float">
            <text:p>3.1645437</text:p>
          </table:table-cell>
          <table:table-cell office:value-type="float" office:value="3.4370347" calcext:value-type="float">
            <text:p>3.4370347</text:p>
          </table:table-cell>
          <table:table-cell office:value-type="float" office:value="183.72781" calcext:value-type="float">
            <text:p>183.72781</text:p>
          </table:table-cell>
          <table:table-cell office:value-type="float" office:value="5.377321" calcext:value-type="float">
            <text:p>5.377321</text:p>
          </table:table-cell>
          <table:table-cell office:value-type="float" office:value="1.4027351" calcext:value-type="float">
            <text:p>1.4027351</text:p>
          </table:table-cell>
          <table:table-cell office:value-type="float" office:value="29.78277" calcext:value-type="float">
            <text:p>29.78277</text:p>
          </table:table-cell>
          <table:table-cell office:value-type="float" office:value="91.396352" calcext:value-type="float">
            <text:p>91.396352</text:p>
          </table:table-cell>
          <table:table-cell office:value-type="float" office:value="27.842278" calcext:value-type="float">
            <text:p>27.842278</text:p>
          </table:table-cell>
          <table:table-cell office:value-type="float" office:value="152.78662" calcext:value-type="float">
            <text:p>152.78662</text:p>
          </table:table-cell>
          <table:table-cell office:value-type="float" office:value="1.8662919" calcext:value-type="float">
            <text:p>1.8662919</text:p>
          </table:table-cell>
          <table:table-cell office:value-type="float" office:value="21.210919" calcext:value-type="float">
            <text:p>21.210919</text:p>
          </table:table-cell>
          <table:table-cell office:value-type="float" office:value="3.028034" calcext:value-type="float">
            <text:p>3.028034</text:p>
          </table:table-cell>
          <table:table-cell office:value-type="float" office:value="2.263473" calcext:value-type="float">
            <text:p>2.263473</text:p>
          </table:table-cell>
          <table:table-cell office:value-type="float" office:value="7.971588" calcext:value-type="float">
            <text:p>7.971588</text:p>
          </table:table-cell>
          <table:table-cell office:value-type="float" office:value="6.383414" calcext:value-type="float">
            <text:p>6.383414</text:p>
          </table:table-cell>
          <table:table-cell office:value-type="float" office:value="7.956236" calcext:value-type="float">
            <text:p>7.956236</text:p>
          </table:table-cell>
          <table:table-cell office:value-type="float" office:value="177.0662" calcext:value-type="float">
            <text:p>177.0662</text:p>
          </table:table-cell>
          <table:table-cell office:value-type="float" office:value="124.23822" calcext:value-type="float">
            <text:p>124.23822</text:p>
          </table:table-cell>
          <table:table-cell office:value-type="float" office:value="165.97882" calcext:value-type="float">
            <text:p>165.97882</text:p>
          </table:table-cell>
          <table:table-cell office:value-type="float" office:value="1.74726374" calcext:value-type="float">
            <text:p>1.74726374</text:p>
          </table:table-cell>
          <table:table-cell office:value-type="float" office:value="7.145556" calcext:value-type="float">
            <text:p>7.145556</text:p>
          </table:table-cell>
        </table:table-row>
        <table:table-row table:style-name="ro2">
          <table:table-cell office:value-type="string" calcext:value-type="string">
            <text:p>TCGA-24-1847-01A-01R-1566-13</text:p>
          </table:table-cell>
          <table:table-cell office:value-type="string" calcext:value-type="string">
            <text:p>OV</text:p>
          </table:table-cell>
          <table:table-cell office:value-type="float" office:value="9.3877116" calcext:value-type="float">
            <text:p>9.3877116</text:p>
          </table:table-cell>
          <table:table-cell office:value-type="float" office:value="7.238323" calcext:value-type="float">
            <text:p>7.238323</text:p>
          </table:table-cell>
          <table:table-cell office:value-type="float" office:value="114.25093" calcext:value-type="float">
            <text:p>114.25093</text:p>
          </table:table-cell>
          <table:table-cell office:value-type="float" office:value="3542.7197" calcext:value-type="float">
            <text:p>3542.7197</text:p>
          </table:table-cell>
          <table:table-cell office:value-type="float" office:value="73.887373" calcext:value-type="float">
            <text:p>73.887373</text:p>
          </table:table-cell>
          <table:table-cell office:value-type="float" office:value="46.37266" calcext:value-type="float">
            <text:p>46.37266</text:p>
          </table:table-cell>
          <table:table-cell office:value-type="float" office:value="5.958734" calcext:value-type="float">
            <text:p>5.958734</text:p>
          </table:table-cell>
          <table:table-cell office:value-type="float" office:value="38.539987" calcext:value-type="float">
            <text:p>38.539987</text:p>
          </table:table-cell>
          <table:table-cell office:value-type="float" office:value="19.204849" calcext:value-type="float">
            <text:p>19.204849</text:p>
          </table:table-cell>
          <table:table-cell office:value-type="float" office:value="127.6123" calcext:value-type="float">
            <text:p>127.6123</text:p>
          </table:table-cell>
          <table:table-cell office:value-type="float" office:value="4.594471" calcext:value-type="float">
            <text:p>4.594471</text:p>
          </table:table-cell>
          <table:table-cell office:value-type="float" office:value="20.224141" calcext:value-type="float">
            <text:p>20.224141</text:p>
          </table:table-cell>
          <table:table-cell office:value-type="float" office:value="8.13674" calcext:value-type="float">
            <text:p>8.13674</text:p>
          </table:table-cell>
          <table:table-cell office:value-type="float" office:value="3.513448" calcext:value-type="float">
            <text:p>3.513448</text:p>
          </table:table-cell>
          <table:table-cell office:value-type="float" office:value="43.178221" calcext:value-type="float">
            <text:p>43.178221</text:p>
          </table:table-cell>
          <table:table-cell office:value-type="float" office:value="13.462783" calcext:value-type="float">
            <text:p>13.462783</text:p>
          </table:table-cell>
          <table:table-cell office:value-type="float" office:value="5.96421" calcext:value-type="float">
            <text:p>5.96421</text:p>
          </table:table-cell>
          <table:table-cell office:value-type="float" office:value="0.62463984" calcext:value-type="float">
            <text:p>0.62463984</text:p>
          </table:table-cell>
          <table:table-cell office:value-type="float" office:value="72.93738" calcext:value-type="float">
            <text:p>72.93738</text:p>
          </table:table-cell>
          <table:table-cell office:value-type="float" office:value="1281.1824" calcext:value-type="float">
            <text:p>1281.1824</text:p>
          </table:table-cell>
          <table:table-cell office:value-type="float" office:value="117.92788" calcext:value-type="float">
            <text:p>117.92788</text:p>
          </table:table-cell>
          <table:table-cell office:value-type="float" office:value="4.6684824" calcext:value-type="float">
            <text:p>4.6684824</text:p>
          </table:table-cell>
          <table:table-cell office:value-type="float" office:value="0.3733683" calcext:value-type="float">
            <text:p>0.3733683</text:p>
          </table:table-cell>
          <table:table-cell office:value-type="float" office:value="7.564582" calcext:value-type="float">
            <text:p>7.564582</text:p>
          </table:table-cell>
          <table:table-cell office:value-type="float" office:value="2.77512489" calcext:value-type="float">
            <text:p>2.77512489</text:p>
          </table:table-cell>
          <table:table-cell office:value-type="float" office:value="34.370127" calcext:value-type="float">
            <text:p>34.370127</text:p>
          </table:table-cell>
          <table:table-cell office:value-type="float" office:value="3.1050269" calcext:value-type="float">
            <text:p>3.1050269</text:p>
          </table:table-cell>
          <table:table-cell office:value-type="float" office:value="3.8222151" calcext:value-type="float">
            <text:p>3.8222151</text:p>
          </table:table-cell>
          <table:table-cell office:value-type="float" office:value="2.6291851" calcext:value-type="float">
            <text:p>2.6291851</text:p>
          </table:table-cell>
          <table:table-cell office:value-type="float" office:value="220.07851" calcext:value-type="float">
            <text:p>220.07851</text:p>
          </table:table-cell>
          <table:table-cell office:value-type="float" office:value="6.870621" calcext:value-type="float">
            <text:p>6.870621</text:p>
          </table:table-cell>
          <table:table-cell office:value-type="float" office:value="1.1004453" calcext:value-type="float">
            <text:p>1.1004453</text:p>
          </table:table-cell>
          <table:table-cell office:value-type="float" office:value="18.61118" calcext:value-type="float">
            <text:p>18.61118</text:p>
          </table:table-cell>
          <table:table-cell office:value-type="float" office:value="57.703185" calcext:value-type="float">
            <text:p>57.703185</text:p>
          </table:table-cell>
          <table:table-cell office:value-type="float" office:value="22.806874" calcext:value-type="float">
            <text:p>22.806874</text:p>
          </table:table-cell>
          <table:table-cell office:value-type="float" office:value="124.75162" calcext:value-type="float">
            <text:p>124.75162</text:p>
          </table:table-cell>
          <table:table-cell office:value-type="float" office:value="0.8654676" calcext:value-type="float">
            <text:p>0.8654676</text:p>
          </table:table-cell>
          <table:table-cell office:value-type="float" office:value="5.030011" calcext:value-type="float">
            <text:p>5.030011</text:p>
          </table:table-cell>
          <table:table-cell office:value-type="float" office:value="5.723633" calcext:value-type="float">
            <text:p>5.723633</text:p>
          </table:table-cell>
          <table:table-cell office:value-type="float" office:value="5.477719" calcext:value-type="float">
            <text:p>5.477719</text:p>
          </table:table-cell>
          <table:table-cell office:value-type="float" office:value="16.686282" calcext:value-type="float">
            <text:p>16.686282</text:p>
          </table:table-cell>
          <table:table-cell office:value-type="float" office:value="2.716649" calcext:value-type="float">
            <text:p>2.716649</text:p>
          </table:table-cell>
          <table:table-cell office:value-type="float" office:value="6.312868" calcext:value-type="float">
            <text:p>6.312868</text:p>
          </table:table-cell>
          <table:table-cell office:value-type="float" office:value="144.55121" calcext:value-type="float">
            <text:p>144.55121</text:p>
          </table:table-cell>
          <table:table-cell office:value-type="float" office:value="136.58028" calcext:value-type="float">
            <text:p>136.58028</text:p>
          </table:table-cell>
          <table:table-cell office:value-type="float" office:value="264.16947" calcext:value-type="float">
            <text:p>264.16947</text:p>
          </table:table-cell>
          <table:table-cell office:value-type="float" office:value="0.89071095" calcext:value-type="float">
            <text:p>0.89071095</text:p>
          </table:table-cell>
          <table:table-cell office:value-type="float" office:value="10.315964" calcext:value-type="float">
            <text:p>10.315964</text:p>
          </table:table-cell>
        </table:table-row>
        <table:table-row table:style-name="ro2">
          <table:table-cell office:value-type="string" calcext:value-type="string">
            <text:p>TCGA-24-1923-01A-01R-1567-13</text:p>
          </table:table-cell>
          <table:table-cell office:value-type="string" calcext:value-type="string">
            <text:p>OV</text:p>
          </table:table-cell>
          <table:table-cell office:value-type="float" office:value="5.1547387" calcext:value-type="float">
            <text:p>5.1547387</text:p>
          </table:table-cell>
          <table:table-cell office:value-type="float" office:value="9.881371" calcext:value-type="float">
            <text:p>9.881371</text:p>
          </table:table-cell>
          <table:table-cell office:value-type="float" office:value="151.84369" calcext:value-type="float">
            <text:p>151.84369</text:p>
          </table:table-cell>
          <table:table-cell office:value-type="float" office:value="2591.7019" calcext:value-type="float">
            <text:p>2591.7019</text:p>
          </table:table-cell>
          <table:table-cell office:value-type="float" office:value="35.554185" calcext:value-type="float">
            <text:p>35.554185</text:p>
          </table:table-cell>
          <table:table-cell office:value-type="float" office:value="51.50517" calcext:value-type="float">
            <text:p>51.50517</text:p>
          </table:table-cell>
          <table:table-cell office:value-type="float" office:value="8.772732" calcext:value-type="float">
            <text:p>8.772732</text:p>
          </table:table-cell>
          <table:table-cell office:value-type="float" office:value="26.211015" calcext:value-type="float">
            <text:p>26.211015</text:p>
          </table:table-cell>
          <table:table-cell office:value-type="float" office:value="16.64353" calcext:value-type="float">
            <text:p>16.64353</text:p>
          </table:table-cell>
          <table:table-cell office:value-type="float" office:value="79.29503" calcext:value-type="float">
            <text:p>79.29503</text:p>
          </table:table-cell>
          <table:table-cell office:value-type="float" office:value="9.863761" calcext:value-type="float">
            <text:p>9.863761</text:p>
          </table:table-cell>
          <table:table-cell office:value-type="float" office:value="59.883783" calcext:value-type="float">
            <text:p>59.883783</text:p>
          </table:table-cell>
          <table:table-cell office:value-type="float" office:value="11.993763" calcext:value-type="float">
            <text:p>11.993763</text:p>
          </table:table-cell>
          <table:table-cell office:value-type="float" office:value="4.716558" calcext:value-type="float">
            <text:p>4.716558</text:p>
          </table:table-cell>
          <table:table-cell office:value-type="float" office:value="58.337817" calcext:value-type="float">
            <text:p>58.337817</text:p>
          </table:table-cell>
          <table:table-cell office:value-type="float" office:value="9.443524" calcext:value-type="float">
            <text:p>9.443524</text:p>
          </table:table-cell>
          <table:table-cell office:value-type="float" office:value="6.14752" calcext:value-type="float">
            <text:p>6.14752</text:p>
          </table:table-cell>
          <table:table-cell office:value-type="float" office:value="0.45726964" calcext:value-type="float">
            <text:p>0.45726964</text:p>
          </table:table-cell>
          <table:table-cell office:value-type="float" office:value="55.02254" calcext:value-type="float">
            <text:p>55.02254</text:p>
          </table:table-cell>
          <table:table-cell office:value-type="float" office:value="1932.7871" calcext:value-type="float">
            <text:p>1932.7871</text:p>
          </table:table-cell>
          <table:table-cell office:value-type="float" office:value="77.95121" calcext:value-type="float">
            <text:p>77.95121</text:p>
          </table:table-cell>
          <table:table-cell office:value-type="float" office:value="4.1210368" calcext:value-type="float">
            <text:p>4.1210368</text:p>
          </table:table-cell>
          <table:table-cell office:value-type="float" office:value="0.44109881" calcext:value-type="float">
            <text:p>0.44109881</text:p>
          </table:table-cell>
          <table:table-cell office:value-type="float" office:value="7.379527" calcext:value-type="float">
            <text:p>7.379527</text:p>
          </table:table-cell>
          <table:table-cell office:value-type="float" office:value="8.42527523" calcext:value-type="float">
            <text:p>8.42527523</text:p>
          </table:table-cell>
          <table:table-cell office:value-type="float" office:value="39.323102" calcext:value-type="float">
            <text:p>39.323102</text:p>
          </table:table-cell>
          <table:table-cell office:value-type="float" office:value="3.8917577" calcext:value-type="float">
            <text:p>3.8917577</text:p>
          </table:table-cell>
          <table:table-cell office:value-type="float" office:value="6.3000234" calcext:value-type="float">
            <text:p>6.3000234</text:p>
          </table:table-cell>
          <table:table-cell office:value-type="float" office:value="0.5523721" calcext:value-type="float">
            <text:p>0.5523721</text:p>
          </table:table-cell>
          <table:table-cell office:value-type="float" office:value="172.14659" calcext:value-type="float">
            <text:p>172.14659</text:p>
          </table:table-cell>
          <table:table-cell office:value-type="float" office:value="5.219004" calcext:value-type="float">
            <text:p>5.219004</text:p>
          </table:table-cell>
          <table:table-cell office:value-type="float" office:value="0.985965" calcext:value-type="float">
            <text:p>0.985965</text:p>
          </table:table-cell>
          <table:table-cell office:value-type="float" office:value="39.95924" calcext:value-type="float">
            <text:p>39.95924</text:p>
          </table:table-cell>
          <table:table-cell office:value-type="float" office:value="38.428227" calcext:value-type="float">
            <text:p>38.428227</text:p>
          </table:table-cell>
          <table:table-cell office:value-type="float" office:value="29.193956" calcext:value-type="float">
            <text:p>29.193956</text:p>
          </table:table-cell>
          <table:table-cell office:value-type="float" office:value="106.91191" calcext:value-type="float">
            <text:p>106.91191</text:p>
          </table:table-cell>
          <table:table-cell office:value-type="float" office:value="2.653574" calcext:value-type="float">
            <text:p>2.653574</text:p>
          </table:table-cell>
          <table:table-cell office:value-type="float" office:value="10.779032" calcext:value-type="float">
            <text:p>10.779032</text:p>
          </table:table-cell>
          <table:table-cell office:value-type="float" office:value="6.167946" calcext:value-type="float">
            <text:p>6.167946</text:p>
          </table:table-cell>
          <table:table-cell office:value-type="float" office:value="2.890541" calcext:value-type="float">
            <text:p>2.890541</text:p>
          </table:table-cell>
          <table:table-cell office:value-type="float" office:value="15.047385" calcext:value-type="float">
            <text:p>15.047385</text:p>
          </table:table-cell>
          <table:table-cell office:value-type="float" office:value="9.00481" calcext:value-type="float">
            <text:p>9.00481</text:p>
          </table:table-cell>
          <table:table-cell office:value-type="float" office:value="20.40374" calcext:value-type="float">
            <text:p>20.40374</text:p>
          </table:table-cell>
          <table:table-cell office:value-type="float" office:value="127.77838" calcext:value-type="float">
            <text:p>127.77838</text:p>
          </table:table-cell>
          <table:table-cell office:value-type="float" office:value="84.19567" calcext:value-type="float">
            <text:p>84.19567</text:p>
          </table:table-cell>
          <table:table-cell office:value-type="float" office:value="149.89602" calcext:value-type="float">
            <text:p>149.89602</text:p>
          </table:table-cell>
          <table:table-cell office:value-type="float" office:value="0.67239826" calcext:value-type="float">
            <text:p>0.67239826</text:p>
          </table:table-cell>
          <table:table-cell office:value-type="float" office:value="13.722819" calcext:value-type="float">
            <text:p>13.722819</text:p>
          </table:table-cell>
        </table:table-row>
        <table:table-row table:style-name="ro2">
          <table:table-cell office:value-type="string" calcext:value-type="string">
            <text:p>TCGA-24-1924-01A-01R-1567-13</text:p>
          </table:table-cell>
          <table:table-cell office:value-type="string" calcext:value-type="string">
            <text:p>OV</text:p>
          </table:table-cell>
          <table:table-cell office:value-type="float" office:value="3.5457642" calcext:value-type="float">
            <text:p>3.5457642</text:p>
          </table:table-cell>
          <table:table-cell office:value-type="float" office:value="3.309824" calcext:value-type="float">
            <text:p>3.309824</text:p>
          </table:table-cell>
          <table:table-cell office:value-type="float" office:value="123.94497" calcext:value-type="float">
            <text:p>123.94497</text:p>
          </table:table-cell>
          <table:table-cell office:value-type="float" office:value="2679.4728" calcext:value-type="float">
            <text:p>2679.4728</text:p>
          </table:table-cell>
          <table:table-cell office:value-type="float" office:value="78.902981" calcext:value-type="float">
            <text:p>78.902981</text:p>
          </table:table-cell>
          <table:table-cell office:value-type="float" office:value="70.67752" calcext:value-type="float">
            <text:p>70.67752</text:p>
          </table:table-cell>
          <table:table-cell office:value-type="float" office:value="8.105669" calcext:value-type="float">
            <text:p>8.105669</text:p>
          </table:table-cell>
          <table:table-cell office:value-type="float" office:value="27.544206" calcext:value-type="float">
            <text:p>27.544206</text:p>
          </table:table-cell>
          <table:table-cell office:value-type="float" office:value="25.161542" calcext:value-type="float">
            <text:p>25.161542</text:p>
          </table:table-cell>
          <table:table-cell office:value-type="float" office:value="96.73653" calcext:value-type="float">
            <text:p>96.73653</text:p>
          </table:table-cell>
          <table:table-cell office:value-type="float" office:value="6.435187" calcext:value-type="float">
            <text:p>6.435187</text:p>
          </table:table-cell>
          <table:table-cell office:value-type="float" office:value="49.2382" calcext:value-type="float">
            <text:p>49.2382</text:p>
          </table:table-cell>
          <table:table-cell office:value-type="float" office:value="7.369601" calcext:value-type="float">
            <text:p>7.369601</text:p>
          </table:table-cell>
          <table:table-cell office:value-type="float" office:value="6.672889" calcext:value-type="float">
            <text:p>6.672889</text:p>
          </table:table-cell>
          <table:table-cell office:value-type="float" office:value="35.649376" calcext:value-type="float">
            <text:p>35.649376</text:p>
          </table:table-cell>
          <table:table-cell office:value-type="float" office:value="10.363212" calcext:value-type="float">
            <text:p>10.363212</text:p>
          </table:table-cell>
          <table:table-cell office:value-type="float" office:value="3.801046" calcext:value-type="float">
            <text:p>3.801046</text:p>
          </table:table-cell>
          <table:table-cell office:value-type="float" office:value="0.35562808" calcext:value-type="float">
            <text:p>0.35562808</text:p>
          </table:table-cell>
          <table:table-cell office:value-type="float" office:value="49.71421" calcext:value-type="float">
            <text:p>49.71421</text:p>
          </table:table-cell>
          <table:table-cell office:value-type="float" office:value="1760.9811" calcext:value-type="float">
            <text:p>1760.9811</text:p>
          </table:table-cell>
          <table:table-cell office:value-type="float" office:value="97.48287" calcext:value-type="float">
            <text:p>97.48287</text:p>
          </table:table-cell>
          <table:table-cell office:value-type="float" office:value="2.6668068" calcext:value-type="float">
            <text:p>2.6668068</text:p>
          </table:table-cell>
          <table:table-cell office:value-type="float" office:value="0.44627606" calcext:value-type="float">
            <text:p>0.44627606</text:p>
          </table:table-cell>
          <table:table-cell office:value-type="float" office:value="13.440158" calcext:value-type="float">
            <text:p>13.440158</text:p>
          </table:table-cell>
          <table:table-cell office:value-type="float" office:value="11.0284464" calcext:value-type="float">
            <text:p>11.0284464</text:p>
          </table:table-cell>
          <table:table-cell office:value-type="float" office:value="17.016935" calcext:value-type="float">
            <text:p>17.016935</text:p>
          </table:table-cell>
          <table:table-cell office:value-type="float" office:value="4.2930377" calcext:value-type="float">
            <text:p>4.2930377</text:p>
          </table:table-cell>
          <table:table-cell office:value-type="float" office:value="3.1193556" calcext:value-type="float">
            <text:p>3.1193556</text:p>
          </table:table-cell>
          <table:table-cell office:value-type="float" office:value="1.3628364" calcext:value-type="float">
            <text:p>1.3628364</text:p>
          </table:table-cell>
          <table:table-cell office:value-type="float" office:value="143.62682" calcext:value-type="float">
            <text:p>143.62682</text:p>
          </table:table-cell>
          <table:table-cell office:value-type="float" office:value="4.840292" calcext:value-type="float">
            <text:p>4.840292</text:p>
          </table:table-cell>
          <table:table-cell office:value-type="float" office:value="2.2143094" calcext:value-type="float">
            <text:p>2.2143094</text:p>
          </table:table-cell>
          <table:table-cell office:value-type="float" office:value="33.08542" calcext:value-type="float">
            <text:p>33.08542</text:p>
          </table:table-cell>
          <table:table-cell office:value-type="float" office:value="60.640131" calcext:value-type="float">
            <text:p>60.640131</text:p>
          </table:table-cell>
          <table:table-cell office:value-type="float" office:value="47.196152" calcext:value-type="float">
            <text:p>47.196152</text:p>
          </table:table-cell>
          <table:table-cell office:value-type="float" office:value="288.48212" calcext:value-type="float">
            <text:p>288.48212</text:p>
          </table:table-cell>
          <table:table-cell office:value-type="float" office:value="2.0569537" calcext:value-type="float">
            <text:p>2.0569537</text:p>
          </table:table-cell>
          <table:table-cell office:value-type="float" office:value="9.837515" calcext:value-type="float">
            <text:p>9.837515</text:p>
          </table:table-cell>
          <table:table-cell office:value-type="float" office:value="2.900239" calcext:value-type="float">
            <text:p>2.900239</text:p>
          </table:table-cell>
          <table:table-cell office:value-type="float" office:value="2.811988" calcext:value-type="float">
            <text:p>2.811988</text:p>
          </table:table-cell>
          <table:table-cell office:value-type="float" office:value="11.413929" calcext:value-type="float">
            <text:p>11.413929</text:p>
          </table:table-cell>
          <table:table-cell office:value-type="float" office:value="2.645858" calcext:value-type="float">
            <text:p>2.645858</text:p>
          </table:table-cell>
          <table:table-cell office:value-type="float" office:value="11.209193" calcext:value-type="float">
            <text:p>11.209193</text:p>
          </table:table-cell>
          <table:table-cell office:value-type="float" office:value="87.26111" calcext:value-type="float">
            <text:p>87.26111</text:p>
          </table:table-cell>
          <table:table-cell office:value-type="float" office:value="177.54988" calcext:value-type="float">
            <text:p>177.54988</text:p>
          </table:table-cell>
          <table:table-cell office:value-type="float" office:value="170.30849" calcext:value-type="float">
            <text:p>170.30849</text:p>
          </table:table-cell>
          <table:table-cell office:value-type="float" office:value="2.05099019" calcext:value-type="float">
            <text:p>2.05099019</text:p>
          </table:table-cell>
          <table:table-cell office:value-type="float" office:value="5.393697" calcext:value-type="float">
            <text:p>5.393697</text:p>
          </table:table-cell>
        </table:table-row>
        <table:table-row table:style-name="ro2">
          <table:table-cell office:value-type="string" calcext:value-type="string">
            <text:p>TCGA-24-1928-01A-01R-1567-13</text:p>
          </table:table-cell>
          <table:table-cell office:value-type="string" calcext:value-type="string">
            <text:p>OV</text:p>
          </table:table-cell>
          <table:table-cell office:value-type="float" office:value="7.7321214" calcext:value-type="float">
            <text:p>7.7321214</text:p>
          </table:table-cell>
          <table:table-cell office:value-type="float" office:value="7.895352" calcext:value-type="float">
            <text:p>7.895352</text:p>
          </table:table-cell>
          <table:table-cell office:value-type="float" office:value="120.7547" calcext:value-type="float">
            <text:p>120.7547</text:p>
          </table:table-cell>
          <table:table-cell office:value-type="float" office:value="2615.3352" calcext:value-type="float">
            <text:p>2615.3352</text:p>
          </table:table-cell>
          <table:table-cell office:value-type="float" office:value="53.463476" calcext:value-type="float">
            <text:p>53.463476</text:p>
          </table:table-cell>
          <table:table-cell office:value-type="float" office:value="66.94931" calcext:value-type="float">
            <text:p>66.94931</text:p>
          </table:table-cell>
          <table:table-cell office:value-type="float" office:value="10.483414" calcext:value-type="float">
            <text:p>10.483414</text:p>
          </table:table-cell>
          <table:table-cell office:value-type="float" office:value="33.644679" calcext:value-type="float">
            <text:p>33.644679</text:p>
          </table:table-cell>
          <table:table-cell office:value-type="float" office:value="24.927569" calcext:value-type="float">
            <text:p>24.927569</text:p>
          </table:table-cell>
          <table:table-cell office:value-type="float" office:value="93.20489" calcext:value-type="float">
            <text:p>93.20489</text:p>
          </table:table-cell>
          <table:table-cell office:value-type="float" office:value="5.783061" calcext:value-type="float">
            <text:p>5.783061</text:p>
          </table:table-cell>
          <table:table-cell office:value-type="float" office:value="49.920187" calcext:value-type="float">
            <text:p>49.920187</text:p>
          </table:table-cell>
          <table:table-cell office:value-type="float" office:value="11.645461" calcext:value-type="float">
            <text:p>11.645461</text:p>
          </table:table-cell>
          <table:table-cell office:value-type="float" office:value="4.133968" calcext:value-type="float">
            <text:p>4.133968</text:p>
          </table:table-cell>
          <table:table-cell office:value-type="float" office:value="85.081514" calcext:value-type="float">
            <text:p>85.081514</text:p>
          </table:table-cell>
          <table:table-cell office:value-type="float" office:value="32.446291" calcext:value-type="float">
            <text:p>32.446291</text:p>
          </table:table-cell>
          <table:table-cell office:value-type="float" office:value="3.785451" calcext:value-type="float">
            <text:p>3.785451</text:p>
          </table:table-cell>
          <table:table-cell office:value-type="float" office:value="0.3551492" calcext:value-type="float">
            <text:p>0.3551492</text:p>
          </table:table-cell>
          <table:table-cell office:value-type="float" office:value="118.97346" calcext:value-type="float">
            <text:p>118.97346</text:p>
          </table:table-cell>
          <table:table-cell office:value-type="float" office:value="1516.2929" calcext:value-type="float">
            <text:p>1516.2929</text:p>
          </table:table-cell>
          <table:table-cell office:value-type="float" office:value="70.75765" calcext:value-type="float">
            <text:p>70.75765</text:p>
          </table:table-cell>
          <table:table-cell office:value-type="float" office:value="2.2581271" calcext:value-type="float">
            <text:p>2.2581271</text:p>
          </table:table-cell>
          <table:table-cell office:value-type="float" office:value="0.45737195" calcext:value-type="float">
            <text:p>0.45737195</text:p>
          </table:table-cell>
          <table:table-cell office:value-type="float" office:value="8.913821" calcext:value-type="float">
            <text:p>8.913821</text:p>
          </table:table-cell>
          <table:table-cell office:value-type="float" office:value="1.27778282" calcext:value-type="float">
            <text:p>1.27778282</text:p>
          </table:table-cell>
          <table:table-cell office:value-type="float" office:value="47.466695" calcext:value-type="float">
            <text:p>47.466695</text:p>
          </table:table-cell>
          <table:table-cell office:value-type="float" office:value="4.4082157" calcext:value-type="float">
            <text:p>4.4082157</text:p>
          </table:table-cell>
          <table:table-cell office:value-type="float" office:value="5.4310154" calcext:value-type="float">
            <text:p>5.4310154</text:p>
          </table:table-cell>
          <table:table-cell office:value-type="float" office:value="3.1136795" calcext:value-type="float">
            <text:p>3.1136795</text:p>
          </table:table-cell>
          <table:table-cell office:value-type="float" office:value="119.77103" calcext:value-type="float">
            <text:p>119.77103</text:p>
          </table:table-cell>
          <table:table-cell office:value-type="float" office:value="4.428783" calcext:value-type="float">
            <text:p>4.428783</text:p>
          </table:table-cell>
          <table:table-cell office:value-type="float" office:value="2.5292546" calcext:value-type="float">
            <text:p>2.5292546</text:p>
          </table:table-cell>
          <table:table-cell office:value-type="float" office:value="25.28588" calcext:value-type="float">
            <text:p>25.28588</text:p>
          </table:table-cell>
          <table:table-cell office:value-type="float" office:value="48.128458" calcext:value-type="float">
            <text:p>48.128458</text:p>
          </table:table-cell>
          <table:table-cell office:value-type="float" office:value="8.276348" calcext:value-type="float">
            <text:p>8.276348</text:p>
          </table:table-cell>
          <table:table-cell office:value-type="float" office:value="204.18736" calcext:value-type="float">
            <text:p>204.18736</text:p>
          </table:table-cell>
          <table:table-cell office:value-type="float" office:value="1.2043473" calcext:value-type="float">
            <text:p>1.2043473</text:p>
          </table:table-cell>
          <table:table-cell office:value-type="float" office:value="13.255911" calcext:value-type="float">
            <text:p>13.255911</text:p>
          </table:table-cell>
          <table:table-cell office:value-type="float" office:value="3.643304" calcext:value-type="float">
            <text:p>3.643304</text:p>
          </table:table-cell>
          <table:table-cell office:value-type="float" office:value="6.654577" calcext:value-type="float">
            <text:p>6.654577</text:p>
          </table:table-cell>
          <table:table-cell office:value-type="float" office:value="6.670562" calcext:value-type="float">
            <text:p>6.670562</text:p>
          </table:table-cell>
          <table:table-cell office:value-type="float" office:value="4.191497" calcext:value-type="float">
            <text:p>4.191497</text:p>
          </table:table-cell>
          <table:table-cell office:value-type="float" office:value="7.392634" calcext:value-type="float">
            <text:p>7.392634</text:p>
          </table:table-cell>
          <table:table-cell office:value-type="float" office:value="225.28405" calcext:value-type="float">
            <text:p>225.28405</text:p>
          </table:table-cell>
          <table:table-cell office:value-type="float" office:value="125.06048" calcext:value-type="float">
            <text:p>125.06048</text:p>
          </table:table-cell>
          <table:table-cell office:value-type="float" office:value="178.40114" calcext:value-type="float">
            <text:p>178.40114</text:p>
          </table:table-cell>
          <table:table-cell office:value-type="float" office:value="1.21171918" calcext:value-type="float">
            <text:p>1.21171918</text:p>
          </table:table-cell>
          <table:table-cell office:value-type="float" office:value="9.391434" calcext:value-type="float">
            <text:p>9.391434</text:p>
          </table:table-cell>
        </table:table-row>
        <table:table-row table:style-name="ro2">
          <table:table-cell office:value-type="string" calcext:value-type="string">
            <text:p>TCGA-24-1930-01A-01R-1567-13</text:p>
          </table:table-cell>
          <table:table-cell office:value-type="string" calcext:value-type="string">
            <text:p>OV</text:p>
          </table:table-cell>
          <table:table-cell office:value-type="float" office:value="9.8848555" calcext:value-type="float">
            <text:p>9.8848555</text:p>
          </table:table-cell>
          <table:table-cell office:value-type="float" office:value="8.146522" calcext:value-type="float">
            <text:p>8.146522</text:p>
          </table:table-cell>
          <table:table-cell office:value-type="float" office:value="132.12183" calcext:value-type="float">
            <text:p>132.12183</text:p>
          </table:table-cell>
          <table:table-cell office:value-type="float" office:value="2907.5818" calcext:value-type="float">
            <text:p>2907.5818</text:p>
          </table:table-cell>
          <table:table-cell office:value-type="float" office:value="71.909654" calcext:value-type="float">
            <text:p>71.909654</text:p>
          </table:table-cell>
          <table:table-cell office:value-type="float" office:value="117.84721" calcext:value-type="float">
            <text:p>117.84721</text:p>
          </table:table-cell>
          <table:table-cell office:value-type="float" office:value="8.420521" calcext:value-type="float">
            <text:p>8.420521</text:p>
          </table:table-cell>
          <table:table-cell office:value-type="float" office:value="20.325883" calcext:value-type="float">
            <text:p>20.325883</text:p>
          </table:table-cell>
          <table:table-cell office:value-type="float" office:value="30.803693" calcext:value-type="float">
            <text:p>30.803693</text:p>
          </table:table-cell>
          <table:table-cell office:value-type="float" office:value="91.78973" calcext:value-type="float">
            <text:p>91.78973</text:p>
          </table:table-cell>
          <table:table-cell office:value-type="float" office:value="5.03905" calcext:value-type="float">
            <text:p>5.03905</text:p>
          </table:table-cell>
          <table:table-cell office:value-type="float" office:value="32.043369" calcext:value-type="float">
            <text:p>32.043369</text:p>
          </table:table-cell>
          <table:table-cell office:value-type="float" office:value="7.278015" calcext:value-type="float">
            <text:p>7.278015</text:p>
          </table:table-cell>
          <table:table-cell office:value-type="float" office:value="4.771109" calcext:value-type="float">
            <text:p>4.771109</text:p>
          </table:table-cell>
          <table:table-cell office:value-type="float" office:value="43.248091" calcext:value-type="float">
            <text:p>43.248091</text:p>
          </table:table-cell>
          <table:table-cell office:value-type="float" office:value="9.955816" calcext:value-type="float">
            <text:p>9.955816</text:p>
          </table:table-cell>
          <table:table-cell office:value-type="float" office:value="5.273406" calcext:value-type="float">
            <text:p>5.273406</text:p>
          </table:table-cell>
          <table:table-cell office:value-type="float" office:value="0.47679462" calcext:value-type="float">
            <text:p>0.47679462</text:p>
          </table:table-cell>
          <table:table-cell office:value-type="float" office:value="128.53956" calcext:value-type="float">
            <text:p>128.53956</text:p>
          </table:table-cell>
          <table:table-cell office:value-type="float" office:value="1929.4201" calcext:value-type="float">
            <text:p>1929.4201</text:p>
          </table:table-cell>
          <table:table-cell office:value-type="float" office:value="136.72779" calcext:value-type="float">
            <text:p>136.72779</text:p>
          </table:table-cell>
          <table:table-cell office:value-type="float" office:value="3.4880383" calcext:value-type="float">
            <text:p>3.4880383</text:p>
          </table:table-cell>
          <table:table-cell office:value-type="float" office:value="0.40819082" calcext:value-type="float">
            <text:p>0.40819082</text:p>
          </table:table-cell>
          <table:table-cell office:value-type="float" office:value="12.877506" calcext:value-type="float">
            <text:p>12.877506</text:p>
          </table:table-cell>
          <table:table-cell office:value-type="float" office:value="1.13035769" calcext:value-type="float">
            <text:p>1.13035769</text:p>
          </table:table-cell>
          <table:table-cell office:value-type="float" office:value="29.490442" calcext:value-type="float">
            <text:p>29.490442</text:p>
          </table:table-cell>
          <table:table-cell office:value-type="float" office:value="5.7219845" calcext:value-type="float">
            <text:p>5.7219845</text:p>
          </table:table-cell>
          <table:table-cell office:value-type="float" office:value="4.2546444" calcext:value-type="float">
            <text:p>4.2546444</text:p>
          </table:table-cell>
          <table:table-cell office:value-type="float" office:value="2.6580458" calcext:value-type="float">
            <text:p>2.6580458</text:p>
          </table:table-cell>
          <table:table-cell office:value-type="float" office:value="122.87794" calcext:value-type="float">
            <text:p>122.87794</text:p>
          </table:table-cell>
          <table:table-cell office:value-type="float" office:value="4.336475" calcext:value-type="float">
            <text:p>4.336475</text:p>
          </table:table-cell>
          <table:table-cell office:value-type="float" office:value="1.8687865" calcext:value-type="float">
            <text:p>1.8687865</text:p>
          </table:table-cell>
          <table:table-cell office:value-type="float" office:value="22.98268" calcext:value-type="float">
            <text:p>22.98268</text:p>
          </table:table-cell>
          <table:table-cell office:value-type="float" office:value="40.851417" calcext:value-type="float">
            <text:p>40.851417</text:p>
          </table:table-cell>
          <table:table-cell office:value-type="float" office:value="15.977177" calcext:value-type="float">
            <text:p>15.977177</text:p>
          </table:table-cell>
          <table:table-cell office:value-type="float" office:value="246.65178" calcext:value-type="float">
            <text:p>246.65178</text:p>
          </table:table-cell>
          <table:table-cell office:value-type="float" office:value="1.7654678" calcext:value-type="float">
            <text:p>1.7654678</text:p>
          </table:table-cell>
          <table:table-cell office:value-type="float" office:value="13.762115" calcext:value-type="float">
            <text:p>13.762115</text:p>
          </table:table-cell>
          <table:table-cell office:value-type="float" office:value="4.196903" calcext:value-type="float">
            <text:p>4.196903</text:p>
          </table:table-cell>
          <table:table-cell office:value-type="float" office:value="6.845511" calcext:value-type="float">
            <text:p>6.845511</text:p>
          </table:table-cell>
          <table:table-cell office:value-type="float" office:value="5.936922" calcext:value-type="float">
            <text:p>5.936922</text:p>
          </table:table-cell>
          <table:table-cell office:value-type="float" office:value="4.556545" calcext:value-type="float">
            <text:p>4.556545</text:p>
          </table:table-cell>
          <table:table-cell office:value-type="float" office:value="12.587685" calcext:value-type="float">
            <text:p>12.587685</text:p>
          </table:table-cell>
          <table:table-cell office:value-type="float" office:value="228.3447" calcext:value-type="float">
            <text:p>228.3447</text:p>
          </table:table-cell>
          <table:table-cell office:value-type="float" office:value="142.40016" calcext:value-type="float">
            <text:p>142.40016</text:p>
          </table:table-cell>
          <table:table-cell office:value-type="float" office:value="156.50527" calcext:value-type="float">
            <text:p>156.50527</text:p>
          </table:table-cell>
          <table:table-cell office:value-type="float" office:value="0.3050168" calcext:value-type="float">
            <text:p>0.3050168</text:p>
          </table:table-cell>
          <table:table-cell office:value-type="float" office:value="6.049145" calcext:value-type="float">
            <text:p>6.049145</text:p>
          </table:table-cell>
        </table:table-row>
        <table:table-row table:style-name="ro2">
          <table:table-cell office:value-type="string" calcext:value-type="string">
            <text:p>TCGA-24-2020-01A-01R-1567-13</text:p>
          </table:table-cell>
          <table:table-cell office:value-type="string" calcext:value-type="string">
            <text:p>OV</text:p>
          </table:table-cell>
          <table:table-cell office:value-type="float" office:value="4.2833537" calcext:value-type="float">
            <text:p>4.2833537</text:p>
          </table:table-cell>
          <table:table-cell office:value-type="float" office:value="12.119453" calcext:value-type="float">
            <text:p>12.119453</text:p>
          </table:table-cell>
          <table:table-cell office:value-type="float" office:value="49.93467" calcext:value-type="float">
            <text:p>49.93467</text:p>
          </table:table-cell>
          <table:table-cell office:value-type="float" office:value="2430.923" calcext:value-type="float">
            <text:p>2430.923</text:p>
          </table:table-cell>
          <table:table-cell office:value-type="float" office:value="118.570886" calcext:value-type="float">
            <text:p>118.570886</text:p>
          </table:table-cell>
          <table:table-cell office:value-type="float" office:value="33.08256" calcext:value-type="float">
            <text:p>33.08256</text:p>
          </table:table-cell>
          <table:table-cell office:value-type="float" office:value="9.754016" calcext:value-type="float">
            <text:p>9.754016</text:p>
          </table:table-cell>
          <table:table-cell office:value-type="float" office:value="12.583355" calcext:value-type="float">
            <text:p>12.583355</text:p>
          </table:table-cell>
          <table:table-cell office:value-type="float" office:value="37.952504" calcext:value-type="float">
            <text:p>37.952504</text:p>
          </table:table-cell>
          <table:table-cell office:value-type="float" office:value="86.87582" calcext:value-type="float">
            <text:p>86.87582</text:p>
          </table:table-cell>
          <table:table-cell office:value-type="float" office:value="6.359601" calcext:value-type="float">
            <text:p>6.359601</text:p>
          </table:table-cell>
          <table:table-cell office:value-type="float" office:value="72.852849" calcext:value-type="float">
            <text:p>72.852849</text:p>
          </table:table-cell>
          <table:table-cell office:value-type="float" office:value="7.958868" calcext:value-type="float">
            <text:p>7.958868</text:p>
          </table:table-cell>
          <table:table-cell office:value-type="float" office:value="2.394892" calcext:value-type="float">
            <text:p>2.394892</text:p>
          </table:table-cell>
          <table:table-cell office:value-type="float" office:value="69.991795" calcext:value-type="float">
            <text:p>69.991795</text:p>
          </table:table-cell>
          <table:table-cell office:value-type="float" office:value="6.74648" calcext:value-type="float">
            <text:p>6.74648</text:p>
          </table:table-cell>
          <table:table-cell office:value-type="float" office:value="4.946458" calcext:value-type="float">
            <text:p>4.946458</text:p>
          </table:table-cell>
          <table:table-cell office:value-type="float" office:value="0.10470706" calcext:value-type="float">
            <text:p>0.10470706</text:p>
          </table:table-cell>
          <table:table-cell office:value-type="float" office:value="177.05856" calcext:value-type="float">
            <text:p>177.05856</text:p>
          </table:table-cell>
          <table:table-cell office:value-type="float" office:value="1543.587" calcext:value-type="float">
            <text:p>1543.587</text:p>
          </table:table-cell>
          <table:table-cell office:value-type="float" office:value="47.92371" calcext:value-type="float">
            <text:p>47.92371</text:p>
          </table:table-cell>
          <table:table-cell office:value-type="float" office:value="0.9337843" calcext:value-type="float">
            <text:p>0.9337843</text:p>
          </table:table-cell>
          <table:table-cell office:value-type="float" office:value="0.03152219" calcext:value-type="float">
            <text:p>0.03152219</text:p>
          </table:table-cell>
          <table:table-cell office:value-type="float" office:value="6.366016" calcext:value-type="float">
            <text:p>6.366016</text:p>
          </table:table-cell>
          <table:table-cell office:value-type="float" office:value="1.05174922" calcext:value-type="float">
            <text:p>1.05174922</text:p>
          </table:table-cell>
          <table:table-cell office:value-type="float" office:value="38.397918" calcext:value-type="float">
            <text:p>38.397918</text:p>
          </table:table-cell>
          <table:table-cell office:value-type="float" office:value="2.9494959" calcext:value-type="float">
            <text:p>2.9494959</text:p>
          </table:table-cell>
          <table:table-cell office:value-type="float" office:value="5.2814018" calcext:value-type="float">
            <text:p>5.2814018</text:p>
          </table:table-cell>
          <table:table-cell office:value-type="float" office:value="40.9504396" calcext:value-type="float">
            <text:p>40.9504396</text:p>
          </table:table-cell>
          <table:table-cell office:value-type="float" office:value="103.08072" calcext:value-type="float">
            <text:p>103.08072</text:p>
          </table:table-cell>
          <table:table-cell office:value-type="float" office:value="2.560852" calcext:value-type="float">
            <text:p>2.560852</text:p>
          </table:table-cell>
          <table:table-cell office:value-type="float" office:value="0.9794352" calcext:value-type="float">
            <text:p>0.9794352</text:p>
          </table:table-cell>
          <table:table-cell office:value-type="float" office:value="24.79447" calcext:value-type="float">
            <text:p>24.79447</text:p>
          </table:table-cell>
          <table:table-cell office:value-type="float" office:value="83.497856" calcext:value-type="float">
            <text:p>83.497856</text:p>
          </table:table-cell>
          <table:table-cell office:value-type="float" office:value="14.316438" calcext:value-type="float">
            <text:p>14.316438</text:p>
          </table:table-cell>
          <table:table-cell office:value-type="float" office:value="238.87237" calcext:value-type="float">
            <text:p>238.87237</text:p>
          </table:table-cell>
          <table:table-cell office:value-type="float" office:value="1.9335033" calcext:value-type="float">
            <text:p>1.9335033</text:p>
          </table:table-cell>
          <table:table-cell office:value-type="float" office:value="7.175742" calcext:value-type="float">
            <text:p>7.175742</text:p>
          </table:table-cell>
          <table:table-cell office:value-type="float" office:value="2.317332" calcext:value-type="float">
            <text:p>2.317332</text:p>
          </table:table-cell>
          <table:table-cell office:value-type="float" office:value="2.423183" calcext:value-type="float">
            <text:p>2.423183</text:p>
          </table:table-cell>
          <table:table-cell office:value-type="float" office:value="10.294822" calcext:value-type="float">
            <text:p>10.294822</text:p>
          </table:table-cell>
          <table:table-cell office:value-type="float" office:value="4.629273" calcext:value-type="float">
            <text:p>4.629273</text:p>
          </table:table-cell>
          <table:table-cell office:value-type="float" office:value="5.247549" calcext:value-type="float">
            <text:p>5.247549</text:p>
          </table:table-cell>
          <table:table-cell office:value-type="float" office:value="159.84737" calcext:value-type="float">
            <text:p>159.84737</text:p>
          </table:table-cell>
          <table:table-cell office:value-type="float" office:value="116.66224" calcext:value-type="float">
            <text:p>116.66224</text:p>
          </table:table-cell>
          <table:table-cell office:value-type="float" office:value="184.1311" calcext:value-type="float">
            <text:p>184.1311</text:p>
          </table:table-cell>
          <table:table-cell office:value-type="float" office:value="1.28608484" calcext:value-type="float">
            <text:p>1.28608484</text:p>
          </table:table-cell>
          <table:table-cell office:value-type="float" office:value="3.057352" calcext:value-type="float">
            <text:p>3.057352</text:p>
          </table:table-cell>
        </table:table-row>
        <table:table-row table:style-name="ro2">
          <table:table-cell office:value-type="string" calcext:value-type="string">
            <text:p>TCGA-24-2261-01A-01R-1568-13</text:p>
          </table:table-cell>
          <table:table-cell office:value-type="string" calcext:value-type="string">
            <text:p>OV</text:p>
          </table:table-cell>
          <table:table-cell office:value-type="float" office:value="6.064935" calcext:value-type="float">
            <text:p>6.064935</text:p>
          </table:table-cell>
          <table:table-cell office:value-type="float" office:value="6.048877" calcext:value-type="float">
            <text:p>6.048877</text:p>
          </table:table-cell>
          <table:table-cell office:value-type="float" office:value="60.07971" calcext:value-type="float">
            <text:p>60.07971</text:p>
          </table:table-cell>
          <table:table-cell office:value-type="float" office:value="1960.8037" calcext:value-type="float">
            <text:p>1960.8037</text:p>
          </table:table-cell>
          <table:table-cell office:value-type="float" office:value="58.758413" calcext:value-type="float">
            <text:p>58.758413</text:p>
          </table:table-cell>
          <table:table-cell office:value-type="float" office:value="51.96588" calcext:value-type="float">
            <text:p>51.96588</text:p>
          </table:table-cell>
          <table:table-cell office:value-type="float" office:value="9.879773" calcext:value-type="float">
            <text:p>9.879773</text:p>
          </table:table-cell>
          <table:table-cell office:value-type="float" office:value="12.886964" calcext:value-type="float">
            <text:p>12.886964</text:p>
          </table:table-cell>
          <table:table-cell office:value-type="float" office:value="22.887396" calcext:value-type="float">
            <text:p>22.887396</text:p>
          </table:table-cell>
          <table:table-cell office:value-type="float" office:value="110.20683" calcext:value-type="float">
            <text:p>110.20683</text:p>
          </table:table-cell>
          <table:table-cell office:value-type="float" office:value="8.194484" calcext:value-type="float">
            <text:p>8.194484</text:p>
          </table:table-cell>
          <table:table-cell office:value-type="float" office:value="70.643013" calcext:value-type="float">
            <text:p>70.643013</text:p>
          </table:table-cell>
          <table:table-cell office:value-type="float" office:value="6.791192" calcext:value-type="float">
            <text:p>6.791192</text:p>
          </table:table-cell>
          <table:table-cell office:value-type="float" office:value="3.480401" calcext:value-type="float">
            <text:p>3.480401</text:p>
          </table:table-cell>
          <table:table-cell office:value-type="float" office:value="42.908007" calcext:value-type="float">
            <text:p>42.908007</text:p>
          </table:table-cell>
          <table:table-cell office:value-type="float" office:value="30.197527" calcext:value-type="float">
            <text:p>30.197527</text:p>
          </table:table-cell>
          <table:table-cell office:value-type="float" office:value="4.351539" calcext:value-type="float">
            <text:p>4.351539</text:p>
          </table:table-cell>
          <table:table-cell office:value-type="float" office:value="0.67939961" calcext:value-type="float">
            <text:p>0.67939961</text:p>
          </table:table-cell>
          <table:table-cell office:value-type="float" office:value="86.52846" calcext:value-type="float">
            <text:p>86.52846</text:p>
          </table:table-cell>
          <table:table-cell office:value-type="float" office:value="826.8381" calcext:value-type="float">
            <text:p>826.8381</text:p>
          </table:table-cell>
          <table:table-cell office:value-type="float" office:value="101.38887" calcext:value-type="float">
            <text:p>101.38887</text:p>
          </table:table-cell>
          <table:table-cell office:value-type="float" office:value="2.7292954" calcext:value-type="float">
            <text:p>2.7292954</text:p>
          </table:table-cell>
          <table:table-cell office:value-type="float" office:value="0.12217235" calcext:value-type="float">
            <text:p>0.12217235</text:p>
          </table:table-cell>
          <table:table-cell office:value-type="float" office:value="5.050698" calcext:value-type="float">
            <text:p>5.050698</text:p>
          </table:table-cell>
          <table:table-cell office:value-type="float" office:value="7.935445" calcext:value-type="float">
            <text:p>7.935445</text:p>
          </table:table-cell>
          <table:table-cell office:value-type="float" office:value="62.546117" calcext:value-type="float">
            <text:p>62.546117</text:p>
          </table:table-cell>
          <table:table-cell office:value-type="float" office:value="4.3664415" calcext:value-type="float">
            <text:p>4.3664415</text:p>
          </table:table-cell>
          <table:table-cell office:value-type="float" office:value="5.176751" calcext:value-type="float">
            <text:p>5.176751</text:p>
          </table:table-cell>
          <table:table-cell office:value-type="float" office:value="1.186763" calcext:value-type="float">
            <text:p>1.186763</text:p>
          </table:table-cell>
          <table:table-cell office:value-type="float" office:value="72.27117" calcext:value-type="float">
            <text:p>72.27117</text:p>
          </table:table-cell>
          <table:table-cell office:value-type="float" office:value="4.909302" calcext:value-type="float">
            <text:p>4.909302</text:p>
          </table:table-cell>
          <table:table-cell office:value-type="float" office:value="2.8208588" calcext:value-type="float">
            <text:p>2.8208588</text:p>
          </table:table-cell>
          <table:table-cell office:value-type="float" office:value="20.13058" calcext:value-type="float">
            <text:p>20.13058</text:p>
          </table:table-cell>
          <table:table-cell office:value-type="float" office:value="116.648926" calcext:value-type="float">
            <text:p>116.648926</text:p>
          </table:table-cell>
          <table:table-cell office:value-type="float" office:value="7.604627" calcext:value-type="float">
            <text:p>7.604627</text:p>
          </table:table-cell>
          <table:table-cell office:value-type="float" office:value="71.26501" calcext:value-type="float">
            <text:p>71.26501</text:p>
          </table:table-cell>
          <table:table-cell office:value-type="float" office:value="3.9352711" calcext:value-type="float">
            <text:p>3.9352711</text:p>
          </table:table-cell>
          <table:table-cell office:value-type="float" office:value="11.933152" calcext:value-type="float">
            <text:p>11.933152</text:p>
          </table:table-cell>
          <table:table-cell office:value-type="float" office:value="4.298393" calcext:value-type="float">
            <text:p>4.298393</text:p>
          </table:table-cell>
          <table:table-cell office:value-type="float" office:value="5.369575" calcext:value-type="float">
            <text:p>5.369575</text:p>
          </table:table-cell>
          <table:table-cell office:value-type="float" office:value="9.458731" calcext:value-type="float">
            <text:p>9.458731</text:p>
          </table:table-cell>
          <table:table-cell office:value-type="float" office:value="4.356984" calcext:value-type="float">
            <text:p>4.356984</text:p>
          </table:table-cell>
          <table:table-cell office:value-type="float" office:value="10.826013" calcext:value-type="float">
            <text:p>10.826013</text:p>
          </table:table-cell>
          <table:table-cell office:value-type="float" office:value="162.25489" calcext:value-type="float">
            <text:p>162.25489</text:p>
          </table:table-cell>
          <table:table-cell office:value-type="float" office:value="184.76467" calcext:value-type="float">
            <text:p>184.76467</text:p>
          </table:table-cell>
          <table:table-cell office:value-type="float" office:value="129.48918" calcext:value-type="float">
            <text:p>129.48918</text:p>
          </table:table-cell>
          <table:table-cell office:value-type="float" office:value="2.62861055" calcext:value-type="float">
            <text:p>2.62861055</text:p>
          </table:table-cell>
          <table:table-cell office:value-type="float" office:value="7.423913" calcext:value-type="float">
            <text:p>7.423913</text:p>
          </table:table-cell>
        </table:table-row>
        <table:table-row table:style-name="ro2">
          <table:table-cell office:value-type="string" calcext:value-type="string">
            <text:p>TCGA-25-1313-01A-01R-1565-13</text:p>
          </table:table-cell>
          <table:table-cell office:value-type="string" calcext:value-type="string">
            <text:p>OV</text:p>
          </table:table-cell>
          <table:table-cell office:value-type="float" office:value="6.1358728" calcext:value-type="float">
            <text:p>6.1358728</text:p>
          </table:table-cell>
          <table:table-cell office:value-type="float" office:value="7.159151" calcext:value-type="float">
            <text:p>7.159151</text:p>
          </table:table-cell>
          <table:table-cell office:value-type="float" office:value="87.77599" calcext:value-type="float">
            <text:p>87.77599</text:p>
          </table:table-cell>
          <table:table-cell office:value-type="float" office:value="1991.8655" calcext:value-type="float">
            <text:p>1991.8655</text:p>
          </table:table-cell>
          <table:table-cell office:value-type="float" office:value="30.938384" calcext:value-type="float">
            <text:p>30.938384</text:p>
          </table:table-cell>
          <table:table-cell office:value-type="float" office:value="41.55" calcext:value-type="float">
            <text:p>41.55</text:p>
          </table:table-cell>
          <table:table-cell office:value-type="float" office:value="5.347608" calcext:value-type="float">
            <text:p>5.347608</text:p>
          </table:table-cell>
          <table:table-cell office:value-type="float" office:value="23.710322" calcext:value-type="float">
            <text:p>23.710322</text:p>
          </table:table-cell>
          <table:table-cell office:value-type="float" office:value="30.707827" calcext:value-type="float">
            <text:p>30.707827</text:p>
          </table:table-cell>
          <table:table-cell office:value-type="float" office:value="166.8436" calcext:value-type="float">
            <text:p>166.8436</text:p>
          </table:table-cell>
          <table:table-cell office:value-type="float" office:value="8.490973" calcext:value-type="float">
            <text:p>8.490973</text:p>
          </table:table-cell>
          <table:table-cell office:value-type="float" office:value="52.177004" calcext:value-type="float">
            <text:p>52.177004</text:p>
          </table:table-cell>
          <table:table-cell office:value-type="float" office:value="7.513337" calcext:value-type="float">
            <text:p>7.513337</text:p>
          </table:table-cell>
          <table:table-cell office:value-type="float" office:value="5.344649" calcext:value-type="float">
            <text:p>5.344649</text:p>
          </table:table-cell>
          <table:table-cell office:value-type="float" office:value="32.19982" calcext:value-type="float">
            <text:p>32.19982</text:p>
          </table:table-cell>
          <table:table-cell office:value-type="float" office:value="18.487234" calcext:value-type="float">
            <text:p>18.487234</text:p>
          </table:table-cell>
          <table:table-cell office:value-type="float" office:value="4.884488" calcext:value-type="float">
            <text:p>4.884488</text:p>
          </table:table-cell>
          <table:table-cell office:value-type="float" office:value="0.46628553" calcext:value-type="float">
            <text:p>0.46628553</text:p>
          </table:table-cell>
          <table:table-cell office:value-type="float" office:value="42.89838" calcext:value-type="float">
            <text:p>42.89838</text:p>
          </table:table-cell>
          <table:table-cell office:value-type="float" office:value="2001.2105" calcext:value-type="float">
            <text:p>2001.2105</text:p>
          </table:table-cell>
          <table:table-cell office:value-type="float" office:value="102.89799" calcext:value-type="float">
            <text:p>102.89799</text:p>
          </table:table-cell>
          <table:table-cell office:value-type="float" office:value="2.1682346" calcext:value-type="float">
            <text:p>2.1682346</text:p>
          </table:table-cell>
          <table:table-cell office:value-type="float" office:value="0.33120336" calcext:value-type="float">
            <text:p>0.33120336</text:p>
          </table:table-cell>
          <table:table-cell office:value-type="float" office:value="3.894437" calcext:value-type="float">
            <text:p>3.894437</text:p>
          </table:table-cell>
          <table:table-cell office:value-type="float" office:value="27.62518823" calcext:value-type="float">
            <text:p>27.62518823</text:p>
          </table:table-cell>
          <table:table-cell office:value-type="float" office:value="41.559137" calcext:value-type="float">
            <text:p>41.559137</text:p>
          </table:table-cell>
          <table:table-cell office:value-type="float" office:value="6.1085896" calcext:value-type="float">
            <text:p>6.1085896</text:p>
          </table:table-cell>
          <table:table-cell office:value-type="float" office:value="4.8467015" calcext:value-type="float">
            <text:p>4.8467015</text:p>
          </table:table-cell>
          <table:table-cell office:value-type="float" office:value="1.1975163" calcext:value-type="float">
            <text:p>1.1975163</text:p>
          </table:table-cell>
          <table:table-cell office:value-type="float" office:value="157.34455" calcext:value-type="float">
            <text:p>157.34455</text:p>
          </table:table-cell>
          <table:table-cell office:value-type="float" office:value="5.477996" calcext:value-type="float">
            <text:p>5.477996</text:p>
          </table:table-cell>
          <table:table-cell office:value-type="float" office:value="1.7104812" calcext:value-type="float">
            <text:p>1.7104812</text:p>
          </table:table-cell>
          <table:table-cell office:value-type="float" office:value="28.58631" calcext:value-type="float">
            <text:p>28.58631</text:p>
          </table:table-cell>
          <table:table-cell office:value-type="float" office:value="12.023356" calcext:value-type="float">
            <text:p>12.023356</text:p>
          </table:table-cell>
          <table:table-cell office:value-type="float" office:value="21.969343" calcext:value-type="float">
            <text:p>21.969343</text:p>
          </table:table-cell>
          <table:table-cell office:value-type="float" office:value="103.13013" calcext:value-type="float">
            <text:p>103.13013</text:p>
          </table:table-cell>
          <table:table-cell office:value-type="float" office:value="1.5152295" calcext:value-type="float">
            <text:p>1.5152295</text:p>
          </table:table-cell>
          <table:table-cell office:value-type="float" office:value="14.576122" calcext:value-type="float">
            <text:p>14.576122</text:p>
          </table:table-cell>
          <table:table-cell office:value-type="float" office:value="4.106947" calcext:value-type="float">
            <text:p>4.106947</text:p>
          </table:table-cell>
          <table:table-cell office:value-type="float" office:value="1.927802" calcext:value-type="float">
            <text:p>1.927802</text:p>
          </table:table-cell>
          <table:table-cell office:value-type="float" office:value="8.177834" calcext:value-type="float">
            <text:p>8.177834</text:p>
          </table:table-cell>
          <table:table-cell office:value-type="float" office:value="5.183365" calcext:value-type="float">
            <text:p>5.183365</text:p>
          </table:table-cell>
          <table:table-cell office:value-type="float" office:value="11.047082" calcext:value-type="float">
            <text:p>11.047082</text:p>
          </table:table-cell>
          <table:table-cell office:value-type="float" office:value="129.04404" calcext:value-type="float">
            <text:p>129.04404</text:p>
          </table:table-cell>
          <table:table-cell office:value-type="float" office:value="82.53489" calcext:value-type="float">
            <text:p>82.53489</text:p>
          </table:table-cell>
          <table:table-cell office:value-type="float" office:value="119.59238" calcext:value-type="float">
            <text:p>119.59238</text:p>
          </table:table-cell>
          <table:table-cell office:value-type="float" office:value="0.80344931" calcext:value-type="float">
            <text:p>0.80344931</text:p>
          </table:table-cell>
          <table:table-cell office:value-type="float" office:value="9.10974" calcext:value-type="float">
            <text:p>9.10974</text:p>
          </table:table-cell>
        </table:table-row>
        <table:table-row table:style-name="ro2">
          <table:table-cell office:value-type="string" calcext:value-type="string">
            <text:p>TCGA-25-1314-01A-01R-1565-13</text:p>
          </table:table-cell>
          <table:table-cell office:value-type="string" calcext:value-type="string">
            <text:p>OV</text:p>
          </table:table-cell>
          <table:table-cell office:value-type="float" office:value="7.0273573" calcext:value-type="float">
            <text:p>7.0273573</text:p>
          </table:table-cell>
          <table:table-cell office:value-type="float" office:value="7.0174" calcext:value-type="float">
            <text:p>7.0174</text:p>
          </table:table-cell>
          <table:table-cell office:value-type="float" office:value="111.3198" calcext:value-type="float">
            <text:p>111.3198</text:p>
          </table:table-cell>
          <table:table-cell office:value-type="float" office:value="1894.9306" calcext:value-type="float">
            <text:p>1894.9306</text:p>
          </table:table-cell>
          <table:table-cell office:value-type="float" office:value="37.095881" calcext:value-type="float">
            <text:p>37.095881</text:p>
          </table:table-cell>
          <table:table-cell office:value-type="float" office:value="56.79791" calcext:value-type="float">
            <text:p>56.79791</text:p>
          </table:table-cell>
          <table:table-cell office:value-type="float" office:value="9.170819" calcext:value-type="float">
            <text:p>9.170819</text:p>
          </table:table-cell>
          <table:table-cell office:value-type="float" office:value="20.338236" calcext:value-type="float">
            <text:p>20.338236</text:p>
          </table:table-cell>
          <table:table-cell office:value-type="float" office:value="17.228265" calcext:value-type="float">
            <text:p>17.228265</text:p>
          </table:table-cell>
          <table:table-cell office:value-type="float" office:value="69.25282" calcext:value-type="float">
            <text:p>69.25282</text:p>
          </table:table-cell>
          <table:table-cell office:value-type="float" office:value="8.939787" calcext:value-type="float">
            <text:p>8.939787</text:p>
          </table:table-cell>
          <table:table-cell office:value-type="float" office:value="58.161175" calcext:value-type="float">
            <text:p>58.161175</text:p>
          </table:table-cell>
          <table:table-cell office:value-type="float" office:value="7.777858" calcext:value-type="float">
            <text:p>7.777858</text:p>
          </table:table-cell>
          <table:table-cell office:value-type="float" office:value="3.567716" calcext:value-type="float">
            <text:p>3.567716</text:p>
          </table:table-cell>
          <table:table-cell office:value-type="float" office:value="51.001537" calcext:value-type="float">
            <text:p>51.001537</text:p>
          </table:table-cell>
          <table:table-cell office:value-type="float" office:value="11.341948" calcext:value-type="float">
            <text:p>11.341948</text:p>
          </table:table-cell>
          <table:table-cell office:value-type="float" office:value="5.532487" calcext:value-type="float">
            <text:p>5.532487</text:p>
          </table:table-cell>
          <table:table-cell office:value-type="float" office:value="0.16119762" calcext:value-type="float">
            <text:p>0.16119762</text:p>
          </table:table-cell>
          <table:table-cell office:value-type="float" office:value="58.05712" calcext:value-type="float">
            <text:p>58.05712</text:p>
          </table:table-cell>
          <table:table-cell office:value-type="float" office:value="2418.2167" calcext:value-type="float">
            <text:p>2418.2167</text:p>
          </table:table-cell>
          <table:table-cell office:value-type="float" office:value="50.85058" calcext:value-type="float">
            <text:p>50.85058</text:p>
          </table:table-cell>
          <table:table-cell office:value-type="float" office:value="1.3996066" calcext:value-type="float">
            <text:p>1.3996066</text:p>
          </table:table-cell>
          <table:table-cell office:value-type="float" office:value="0.58610424" calcext:value-type="float">
            <text:p>0.58610424</text:p>
          </table:table-cell>
          <table:table-cell office:value-type="float" office:value="5.723181" calcext:value-type="float">
            <text:p>5.723181</text:p>
          </table:table-cell>
          <table:table-cell office:value-type="float" office:value="14.94709784" calcext:value-type="float">
            <text:p>14.94709784</text:p>
          </table:table-cell>
          <table:table-cell office:value-type="float" office:value="50.113383" calcext:value-type="float">
            <text:p>50.113383</text:p>
          </table:table-cell>
          <table:table-cell office:value-type="float" office:value="6.395271" calcext:value-type="float">
            <text:p>6.395271</text:p>
          </table:table-cell>
          <table:table-cell office:value-type="float" office:value="4.9181698" calcext:value-type="float">
            <text:p>4.9181698</text:p>
          </table:table-cell>
          <table:table-cell office:value-type="float" office:value="2.7455991" calcext:value-type="float">
            <text:p>2.7455991</text:p>
          </table:table-cell>
          <table:table-cell office:value-type="float" office:value="106.4817" calcext:value-type="float">
            <text:p>106.4817</text:p>
          </table:table-cell>
          <table:table-cell office:value-type="float" office:value="6.917117" calcext:value-type="float">
            <text:p>6.917117</text:p>
          </table:table-cell>
          <table:table-cell office:value-type="float" office:value="1.0406293" calcext:value-type="float">
            <text:p>1.0406293</text:p>
          </table:table-cell>
          <table:table-cell office:value-type="float" office:value="34.0533" calcext:value-type="float">
            <text:p>34.0533</text:p>
          </table:table-cell>
          <table:table-cell office:value-type="float" office:value="42.879529" calcext:value-type="float">
            <text:p>42.879529</text:p>
          </table:table-cell>
          <table:table-cell office:value-type="float" office:value="9.245259" calcext:value-type="float">
            <text:p>9.245259</text:p>
          </table:table-cell>
          <table:table-cell office:value-type="float" office:value="158.84136" calcext:value-type="float">
            <text:p>158.84136</text:p>
          </table:table-cell>
          <table:table-cell office:value-type="float" office:value="2.0695918" calcext:value-type="float">
            <text:p>2.0695918</text:p>
          </table:table-cell>
          <table:table-cell office:value-type="float" office:value="12.441956" calcext:value-type="float">
            <text:p>12.441956</text:p>
          </table:table-cell>
          <table:table-cell office:value-type="float" office:value="4.970864" calcext:value-type="float">
            <text:p>4.970864</text:p>
          </table:table-cell>
          <table:table-cell office:value-type="float" office:value="2.731347" calcext:value-type="float">
            <text:p>2.731347</text:p>
          </table:table-cell>
          <table:table-cell office:value-type="float" office:value="8.337165" calcext:value-type="float">
            <text:p>8.337165</text:p>
          </table:table-cell>
          <table:table-cell office:value-type="float" office:value="2.843207" calcext:value-type="float">
            <text:p>2.843207</text:p>
          </table:table-cell>
          <table:table-cell office:value-type="float" office:value="12.422763" calcext:value-type="float">
            <text:p>12.422763</text:p>
          </table:table-cell>
          <table:table-cell office:value-type="float" office:value="129.23313" calcext:value-type="float">
            <text:p>129.23313</text:p>
          </table:table-cell>
          <table:table-cell office:value-type="float" office:value="131.02005" calcext:value-type="float">
            <text:p>131.02005</text:p>
          </table:table-cell>
          <table:table-cell office:value-type="float" office:value="150.32466" calcext:value-type="float">
            <text:p>150.32466</text:p>
          </table:table-cell>
          <table:table-cell office:value-type="float" office:value="1.20841472" calcext:value-type="float">
            <text:p>1.20841472</text:p>
          </table:table-cell>
          <table:table-cell office:value-type="float" office:value="8.217874" calcext:value-type="float">
            <text:p>8.217874</text:p>
          </table:table-cell>
        </table:table-row>
        <table:table-row table:style-name="ro2">
          <table:table-cell office:value-type="string" calcext:value-type="string">
            <text:p>TCGA-25-1317-01A-01R-1565-13</text:p>
          </table:table-cell>
          <table:table-cell office:value-type="string" calcext:value-type="string">
            <text:p>OV</text:p>
          </table:table-cell>
          <table:table-cell office:value-type="float" office:value="9.5656314" calcext:value-type="float">
            <text:p>9.5656314</text:p>
          </table:table-cell>
          <table:table-cell office:value-type="float" office:value="12.277929" calcext:value-type="float">
            <text:p>12.277929</text:p>
          </table:table-cell>
          <table:table-cell office:value-type="float" office:value="133.78959" calcext:value-type="float">
            <text:p>133.78959</text:p>
          </table:table-cell>
          <table:table-cell office:value-type="float" office:value="1904.0697" calcext:value-type="float">
            <text:p>1904.0697</text:p>
          </table:table-cell>
          <table:table-cell office:value-type="float" office:value="45.688215" calcext:value-type="float">
            <text:p>45.688215</text:p>
          </table:table-cell>
          <table:table-cell office:value-type="float" office:value="66.39013" calcext:value-type="float">
            <text:p>66.39013</text:p>
          </table:table-cell>
          <table:table-cell office:value-type="float" office:value="9.568778" calcext:value-type="float">
            <text:p>9.568778</text:p>
          </table:table-cell>
          <table:table-cell office:value-type="float" office:value="17.986071" calcext:value-type="float">
            <text:p>17.986071</text:p>
          </table:table-cell>
          <table:table-cell office:value-type="float" office:value="20.661298" calcext:value-type="float">
            <text:p>20.661298</text:p>
          </table:table-cell>
          <table:table-cell office:value-type="float" office:value="55.52324" calcext:value-type="float">
            <text:p>55.52324</text:p>
          </table:table-cell>
          <table:table-cell office:value-type="float" office:value="6.600639" calcext:value-type="float">
            <text:p>6.600639</text:p>
          </table:table-cell>
          <table:table-cell office:value-type="float" office:value="78.610767" calcext:value-type="float">
            <text:p>78.610767</text:p>
          </table:table-cell>
          <table:table-cell office:value-type="float" office:value="7.803593" calcext:value-type="float">
            <text:p>7.803593</text:p>
          </table:table-cell>
          <table:table-cell office:value-type="float" office:value="6.459354" calcext:value-type="float">
            <text:p>6.459354</text:p>
          </table:table-cell>
          <table:table-cell office:value-type="float" office:value="30.601705" calcext:value-type="float">
            <text:p>30.601705</text:p>
          </table:table-cell>
          <table:table-cell office:value-type="float" office:value="11.83359" calcext:value-type="float">
            <text:p>11.83359</text:p>
          </table:table-cell>
          <table:table-cell office:value-type="float" office:value="4.949825" calcext:value-type="float">
            <text:p>4.949825</text:p>
          </table:table-cell>
          <table:table-cell office:value-type="float" office:value="0.40765876" calcext:value-type="float">
            <text:p>0.40765876</text:p>
          </table:table-cell>
          <table:table-cell office:value-type="float" office:value="79.33084" calcext:value-type="float">
            <text:p>79.33084</text:p>
          </table:table-cell>
          <table:table-cell office:value-type="float" office:value="4036.8002" calcext:value-type="float">
            <text:p>4036.8002</text:p>
          </table:table-cell>
          <table:table-cell office:value-type="float" office:value="54.79399" calcext:value-type="float">
            <text:p>54.79399</text:p>
          </table:table-cell>
          <table:table-cell office:value-type="float" office:value="1.8226763" calcext:value-type="float">
            <text:p>1.8226763</text:p>
          </table:table-cell>
          <table:table-cell office:value-type="float" office:value="0.36839969" calcext:value-type="float">
            <text:p>0.36839969</text:p>
          </table:table-cell>
          <table:table-cell office:value-type="float" office:value="3.857044" calcext:value-type="float">
            <text:p>3.857044</text:p>
          </table:table-cell>
          <table:table-cell office:value-type="float" office:value="16.66132381" calcext:value-type="float">
            <text:p>16.66132381</text:p>
          </table:table-cell>
          <table:table-cell office:value-type="float" office:value="46.897428" calcext:value-type="float">
            <text:p>46.897428</text:p>
          </table:table-cell>
          <table:table-cell office:value-type="float" office:value="4.1505752" calcext:value-type="float">
            <text:p>4.1505752</text:p>
          </table:table-cell>
          <table:table-cell office:value-type="float" office:value="5.6431973" calcext:value-type="float">
            <text:p>5.6431973</text:p>
          </table:table-cell>
          <table:table-cell office:value-type="float" office:value="4.5106026" calcext:value-type="float">
            <text:p>4.5106026</text:p>
          </table:table-cell>
          <table:table-cell office:value-type="float" office:value="91.57674" calcext:value-type="float">
            <text:p>91.57674</text:p>
          </table:table-cell>
          <table:table-cell office:value-type="float" office:value="7.291443" calcext:value-type="float">
            <text:p>7.291443</text:p>
          </table:table-cell>
          <table:table-cell office:value-type="float" office:value="0.8481009" calcext:value-type="float">
            <text:p>0.8481009</text:p>
          </table:table-cell>
          <table:table-cell office:value-type="float" office:value="25.65274" calcext:value-type="float">
            <text:p>25.65274</text:p>
          </table:table-cell>
          <table:table-cell office:value-type="float" office:value="28.802562" calcext:value-type="float">
            <text:p>28.802562</text:p>
          </table:table-cell>
          <table:table-cell office:value-type="float" office:value="28.836385" calcext:value-type="float">
            <text:p>28.836385</text:p>
          </table:table-cell>
          <table:table-cell office:value-type="float" office:value="109.43322" calcext:value-type="float">
            <text:p>109.43322</text:p>
          </table:table-cell>
          <table:table-cell office:value-type="float" office:value="2.6821881" calcext:value-type="float">
            <text:p>2.6821881</text:p>
          </table:table-cell>
          <table:table-cell office:value-type="float" office:value="14.20767" calcext:value-type="float">
            <text:p>14.20767</text:p>
          </table:table-cell>
          <table:table-cell office:value-type="float" office:value="4.99653" calcext:value-type="float">
            <text:p>4.99653</text:p>
          </table:table-cell>
          <table:table-cell office:value-type="float" office:value="3.214692" calcext:value-type="float">
            <text:p>3.214692</text:p>
          </table:table-cell>
          <table:table-cell office:value-type="float" office:value="7.902191" calcext:value-type="float">
            <text:p>7.902191</text:p>
          </table:table-cell>
          <table:table-cell office:value-type="float" office:value="3.951603" calcext:value-type="float">
            <text:p>3.951603</text:p>
          </table:table-cell>
          <table:table-cell office:value-type="float" office:value="13.036554" calcext:value-type="float">
            <text:p>13.036554</text:p>
          </table:table-cell>
          <table:table-cell office:value-type="float" office:value="175.36205" calcext:value-type="float">
            <text:p>175.36205</text:p>
          </table:table-cell>
          <table:table-cell office:value-type="float" office:value="113.46465" calcext:value-type="float">
            <text:p>113.46465</text:p>
          </table:table-cell>
          <table:table-cell office:value-type="float" office:value="108.04092" calcext:value-type="float">
            <text:p>108.04092</text:p>
          </table:table-cell>
          <table:table-cell office:value-type="float" office:value="1.22697678" calcext:value-type="float">
            <text:p>1.22697678</text:p>
          </table:table-cell>
          <table:table-cell office:value-type="float" office:value="4.524506" calcext:value-type="float">
            <text:p>4.524506</text:p>
          </table:table-cell>
        </table:table-row>
        <table:table-row table:style-name="ro2">
          <table:table-cell office:value-type="string" calcext:value-type="string">
            <text:p>TCGA-25-1318-01A-01R-1565-13</text:p>
          </table:table-cell>
          <table:table-cell office:value-type="string" calcext:value-type="string">
            <text:p>OV</text:p>
          </table:table-cell>
          <table:table-cell office:value-type="float" office:value="9.6330669" calcext:value-type="float">
            <text:p>9.6330669</text:p>
          </table:table-cell>
          <table:table-cell office:value-type="float" office:value="10.741908" calcext:value-type="float">
            <text:p>10.741908</text:p>
          </table:table-cell>
          <table:table-cell office:value-type="float" office:value="55.88659" calcext:value-type="float">
            <text:p>55.88659</text:p>
          </table:table-cell>
          <table:table-cell office:value-type="float" office:value="2797.7976" calcext:value-type="float">
            <text:p>2797.7976</text:p>
          </table:table-cell>
          <table:table-cell office:value-type="float" office:value="33.813296" calcext:value-type="float">
            <text:p>33.813296</text:p>
          </table:table-cell>
          <table:table-cell office:value-type="float" office:value="74.07122" calcext:value-type="float">
            <text:p>74.07122</text:p>
          </table:table-cell>
          <table:table-cell office:value-type="float" office:value="11.582308" calcext:value-type="float">
            <text:p>11.582308</text:p>
          </table:table-cell>
          <table:table-cell office:value-type="float" office:value="37.782604" calcext:value-type="float">
            <text:p>37.782604</text:p>
          </table:table-cell>
          <table:table-cell office:value-type="float" office:value="12.249931" calcext:value-type="float">
            <text:p>12.249931</text:p>
          </table:table-cell>
          <table:table-cell office:value-type="float" office:value="191.37638" calcext:value-type="float">
            <text:p>191.37638</text:p>
          </table:table-cell>
          <table:table-cell office:value-type="float" office:value="6.656923" calcext:value-type="float">
            <text:p>6.656923</text:p>
          </table:table-cell>
          <table:table-cell office:value-type="float" office:value="51.166784" calcext:value-type="float">
            <text:p>51.166784</text:p>
          </table:table-cell>
          <table:table-cell office:value-type="float" office:value="4.49523" calcext:value-type="float">
            <text:p>4.49523</text:p>
          </table:table-cell>
          <table:table-cell office:value-type="float" office:value="6.976053" calcext:value-type="float">
            <text:p>6.976053</text:p>
          </table:table-cell>
          <table:table-cell office:value-type="float" office:value="46.005331" calcext:value-type="float">
            <text:p>46.005331</text:p>
          </table:table-cell>
          <table:table-cell office:value-type="float" office:value="20.500895" calcext:value-type="float">
            <text:p>20.500895</text:p>
          </table:table-cell>
          <table:table-cell office:value-type="float" office:value="9.210066" calcext:value-type="float">
            <text:p>9.210066</text:p>
          </table:table-cell>
          <table:table-cell office:value-type="float" office:value="0.51428579" calcext:value-type="float">
            <text:p>0.51428579</text:p>
          </table:table-cell>
          <table:table-cell office:value-type="float" office:value="93.81053" calcext:value-type="float">
            <text:p>93.81053</text:p>
          </table:table-cell>
          <table:table-cell office:value-type="float" office:value="2039.7971" calcext:value-type="float">
            <text:p>2039.7971</text:p>
          </table:table-cell>
          <table:table-cell office:value-type="float" office:value="71.40862" calcext:value-type="float">
            <text:p>71.40862</text:p>
          </table:table-cell>
          <table:table-cell office:value-type="float" office:value="2.742305" calcext:value-type="float">
            <text:p>2.742305</text:p>
          </table:table-cell>
          <table:table-cell office:value-type="float" office:value="0.27771984" calcext:value-type="float">
            <text:p>0.27771984</text:p>
          </table:table-cell>
          <table:table-cell office:value-type="float" office:value="5.598126" calcext:value-type="float">
            <text:p>5.598126</text:p>
          </table:table-cell>
          <table:table-cell office:value-type="float" office:value="9.0322858" calcext:value-type="float">
            <text:p>9.0322858</text:p>
          </table:table-cell>
          <table:table-cell office:value-type="float" office:value="76.025359" calcext:value-type="float">
            <text:p>76.025359</text:p>
          </table:table-cell>
          <table:table-cell office:value-type="float" office:value="4.3011723" calcext:value-type="float">
            <text:p>4.3011723</text:p>
          </table:table-cell>
          <table:table-cell office:value-type="float" office:value="3.6300114" calcext:value-type="float">
            <text:p>3.6300114</text:p>
          </table:table-cell>
          <table:table-cell office:value-type="float" office:value="5.9914044" calcext:value-type="float">
            <text:p>5.9914044</text:p>
          </table:table-cell>
          <table:table-cell office:value-type="float" office:value="124.62395" calcext:value-type="float">
            <text:p>124.62395</text:p>
          </table:table-cell>
          <table:table-cell office:value-type="float" office:value="6.392528" calcext:value-type="float">
            <text:p>6.392528</text:p>
          </table:table-cell>
          <table:table-cell office:value-type="float" office:value="1.8596119" calcext:value-type="float">
            <text:p>1.8596119</text:p>
          </table:table-cell>
          <table:table-cell office:value-type="float" office:value="19.23988" calcext:value-type="float">
            <text:p>19.23988</text:p>
          </table:table-cell>
          <table:table-cell office:value-type="float" office:value="24.57842" calcext:value-type="float">
            <text:p>24.57842</text:p>
          </table:table-cell>
          <table:table-cell office:value-type="float" office:value="22.83556" calcext:value-type="float">
            <text:p>22.83556</text:p>
          </table:table-cell>
          <table:table-cell office:value-type="float" office:value="167.30925" calcext:value-type="float">
            <text:p>167.30925</text:p>
          </table:table-cell>
          <table:table-cell office:value-type="float" office:value="1.8812072" calcext:value-type="float">
            <text:p>1.8812072</text:p>
          </table:table-cell>
          <table:table-cell office:value-type="float" office:value="16.332515" calcext:value-type="float">
            <text:p>16.332515</text:p>
          </table:table-cell>
          <table:table-cell office:value-type="float" office:value="6.053489" calcext:value-type="float">
            <text:p>6.053489</text:p>
          </table:table-cell>
          <table:table-cell office:value-type="float" office:value="6.202949" calcext:value-type="float">
            <text:p>6.202949</text:p>
          </table:table-cell>
          <table:table-cell office:value-type="float" office:value="13.001558" calcext:value-type="float">
            <text:p>13.001558</text:p>
          </table:table-cell>
          <table:table-cell office:value-type="float" office:value="6.239874" calcext:value-type="float">
            <text:p>6.239874</text:p>
          </table:table-cell>
          <table:table-cell office:value-type="float" office:value="10.532132" calcext:value-type="float">
            <text:p>10.532132</text:p>
          </table:table-cell>
          <table:table-cell office:value-type="float" office:value="178.04593" calcext:value-type="float">
            <text:p>178.04593</text:p>
          </table:table-cell>
          <table:table-cell office:value-type="float" office:value="127.44068" calcext:value-type="float">
            <text:p>127.44068</text:p>
          </table:table-cell>
          <table:table-cell office:value-type="float" office:value="219.43526" calcext:value-type="float">
            <text:p>219.43526</text:p>
          </table:table-cell>
          <table:table-cell office:value-type="float" office:value="1.31600316" calcext:value-type="float">
            <text:p>1.31600316</text:p>
          </table:table-cell>
          <table:table-cell office:value-type="float" office:value="11.723641" calcext:value-type="float">
            <text:p>11.723641</text:p>
          </table:table-cell>
        </table:table-row>
        <table:table-row table:style-name="ro2">
          <table:table-cell office:value-type="string" calcext:value-type="string">
            <text:p>TCGA-25-1319-01A-01R-1565-13</text:p>
          </table:table-cell>
          <table:table-cell office:value-type="string" calcext:value-type="string">
            <text:p>OV</text:p>
          </table:table-cell>
          <table:table-cell office:value-type="float" office:value="5.0522923" calcext:value-type="float">
            <text:p>5.0522923</text:p>
          </table:table-cell>
          <table:table-cell office:value-type="float" office:value="9.175338" calcext:value-type="float">
            <text:p>9.175338</text:p>
          </table:table-cell>
          <table:table-cell office:value-type="float" office:value="50.93854" calcext:value-type="float">
            <text:p>50.93854</text:p>
          </table:table-cell>
          <table:table-cell office:value-type="float" office:value="2594.1914" calcext:value-type="float">
            <text:p>2594.1914</text:p>
          </table:table-cell>
          <table:table-cell office:value-type="float" office:value="40.418725" calcext:value-type="float">
            <text:p>40.418725</text:p>
          </table:table-cell>
          <table:table-cell office:value-type="float" office:value="114.41829" calcext:value-type="float">
            <text:p>114.41829</text:p>
          </table:table-cell>
          <table:table-cell office:value-type="float" office:value="7.993436" calcext:value-type="float">
            <text:p>7.993436</text:p>
          </table:table-cell>
          <table:table-cell office:value-type="float" office:value="25.083453" calcext:value-type="float">
            <text:p>25.083453</text:p>
          </table:table-cell>
          <table:table-cell office:value-type="float" office:value="15.179661" calcext:value-type="float">
            <text:p>15.179661</text:p>
          </table:table-cell>
          <table:table-cell office:value-type="float" office:value="118.09903" calcext:value-type="float">
            <text:p>118.09903</text:p>
          </table:table-cell>
          <table:table-cell office:value-type="float" office:value="8.511168" calcext:value-type="float">
            <text:p>8.511168</text:p>
          </table:table-cell>
          <table:table-cell office:value-type="float" office:value="59.068486" calcext:value-type="float">
            <text:p>59.068486</text:p>
          </table:table-cell>
          <table:table-cell office:value-type="float" office:value="5.999971" calcext:value-type="float">
            <text:p>5.999971</text:p>
          </table:table-cell>
          <table:table-cell office:value-type="float" office:value="7.529049" calcext:value-type="float">
            <text:p>7.529049</text:p>
          </table:table-cell>
          <table:table-cell office:value-type="float" office:value="60.113256" calcext:value-type="float">
            <text:p>60.113256</text:p>
          </table:table-cell>
          <table:table-cell office:value-type="float" office:value="12.015465" calcext:value-type="float">
            <text:p>12.015465</text:p>
          </table:table-cell>
          <table:table-cell office:value-type="float" office:value="4.050707" calcext:value-type="float">
            <text:p>4.050707</text:p>
          </table:table-cell>
          <table:table-cell office:value-type="float" office:value="0.22830762" calcext:value-type="float">
            <text:p>0.22830762</text:p>
          </table:table-cell>
          <table:table-cell office:value-type="float" office:value="134.54433" calcext:value-type="float">
            <text:p>134.54433</text:p>
          </table:table-cell>
          <table:table-cell office:value-type="float" office:value="1568.7597" calcext:value-type="float">
            <text:p>1568.7597</text:p>
          </table:table-cell>
          <table:table-cell office:value-type="float" office:value="90.24592" calcext:value-type="float">
            <text:p>90.24592</text:p>
          </table:table-cell>
          <table:table-cell office:value-type="float" office:value="5.953839" calcext:value-type="float">
            <text:p>5.953839</text:p>
          </table:table-cell>
          <table:table-cell office:value-type="float" office:value="0.54786294" calcext:value-type="float">
            <text:p>0.54786294</text:p>
          </table:table-cell>
          <table:table-cell office:value-type="float" office:value="8.568851" calcext:value-type="float">
            <text:p>8.568851</text:p>
          </table:table-cell>
          <table:table-cell office:value-type="float" office:value="14.24596487" calcext:value-type="float">
            <text:p>14.24596487</text:p>
          </table:table-cell>
          <table:table-cell office:value-type="float" office:value="50.874085" calcext:value-type="float">
            <text:p>50.874085</text:p>
          </table:table-cell>
          <table:table-cell office:value-type="float" office:value="4.9820074" calcext:value-type="float">
            <text:p>4.9820074</text:p>
          </table:table-cell>
          <table:table-cell office:value-type="float" office:value="3.7797278" calcext:value-type="float">
            <text:p>3.7797278</text:p>
          </table:table-cell>
          <table:table-cell office:value-type="float" office:value="0.7377671" calcext:value-type="float">
            <text:p>0.7377671</text:p>
          </table:table-cell>
          <table:table-cell office:value-type="float" office:value="132.3561" calcext:value-type="float">
            <text:p>132.3561</text:p>
          </table:table-cell>
          <table:table-cell office:value-type="float" office:value="5.776819" calcext:value-type="float">
            <text:p>5.776819</text:p>
          </table:table-cell>
          <table:table-cell office:value-type="float" office:value="1.2578797" calcext:value-type="float">
            <text:p>1.2578797</text:p>
          </table:table-cell>
          <table:table-cell office:value-type="float" office:value="21.90613" calcext:value-type="float">
            <text:p>21.90613</text:p>
          </table:table-cell>
          <table:table-cell office:value-type="float" office:value="143.016248" calcext:value-type="float">
            <text:p>143.016248</text:p>
          </table:table-cell>
          <table:table-cell office:value-type="float" office:value="14.051932" calcext:value-type="float">
            <text:p>14.051932</text:p>
          </table:table-cell>
          <table:table-cell office:value-type="float" office:value="855.52123" calcext:value-type="float">
            <text:p>855.52123</text:p>
          </table:table-cell>
          <table:table-cell office:value-type="float" office:value="2.1617773" calcext:value-type="float">
            <text:p>2.1617773</text:p>
          </table:table-cell>
          <table:table-cell office:value-type="float" office:value="11.856751" calcext:value-type="float">
            <text:p>11.856751</text:p>
          </table:table-cell>
          <table:table-cell office:value-type="float" office:value="2.332045" calcext:value-type="float">
            <text:p>2.332045</text:p>
          </table:table-cell>
          <table:table-cell office:value-type="float" office:value="3.096122" calcext:value-type="float">
            <text:p>3.096122</text:p>
          </table:table-cell>
          <table:table-cell office:value-type="float" office:value="14.299169" calcext:value-type="float">
            <text:p>14.299169</text:p>
          </table:table-cell>
          <table:table-cell office:value-type="float" office:value="5.129683" calcext:value-type="float">
            <text:p>5.129683</text:p>
          </table:table-cell>
          <table:table-cell office:value-type="float" office:value="8.209748" calcext:value-type="float">
            <text:p>8.209748</text:p>
          </table:table-cell>
          <table:table-cell office:value-type="float" office:value="195.16898" calcext:value-type="float">
            <text:p>195.16898</text:p>
          </table:table-cell>
          <table:table-cell office:value-type="float" office:value="1696.70975" calcext:value-type="float">
            <text:p>1696.70975</text:p>
          </table:table-cell>
          <table:table-cell office:value-type="float" office:value="242.68757" calcext:value-type="float">
            <text:p>242.68757</text:p>
          </table:table-cell>
          <table:table-cell office:value-type="float" office:value="1.92376391" calcext:value-type="float">
            <text:p>1.92376391</text:p>
          </table:table-cell>
          <table:table-cell office:value-type="float" office:value="4.903602" calcext:value-type="float">
            <text:p>4.903602</text:p>
          </table:table-cell>
        </table:table-row>
        <table:table-row table:style-name="ro2">
          <table:table-cell office:value-type="string" calcext:value-type="string">
            <text:p>TCGA-25-1321-01A-01R-1565-13</text:p>
          </table:table-cell>
          <table:table-cell office:value-type="string" calcext:value-type="string">
            <text:p>OV</text:p>
          </table:table-cell>
          <table:table-cell office:value-type="float" office:value="8.1750937" calcext:value-type="float">
            <text:p>8.1750937</text:p>
          </table:table-cell>
          <table:table-cell office:value-type="float" office:value="8.937849" calcext:value-type="float">
            <text:p>8.937849</text:p>
          </table:table-cell>
          <table:table-cell office:value-type="float" office:value="128.96846" calcext:value-type="float">
            <text:p>128.96846</text:p>
          </table:table-cell>
          <table:table-cell office:value-type="float" office:value="2102.5294" calcext:value-type="float">
            <text:p>2102.5294</text:p>
          </table:table-cell>
          <table:table-cell office:value-type="float" office:value="63.102982" calcext:value-type="float">
            <text:p>63.102982</text:p>
          </table:table-cell>
          <table:table-cell office:value-type="float" office:value="72.58391" calcext:value-type="float">
            <text:p>72.58391</text:p>
          </table:table-cell>
          <table:table-cell office:value-type="float" office:value="7.349496" calcext:value-type="float">
            <text:p>7.349496</text:p>
          </table:table-cell>
          <table:table-cell office:value-type="float" office:value="11.291146" calcext:value-type="float">
            <text:p>11.291146</text:p>
          </table:table-cell>
          <table:table-cell office:value-type="float" office:value="12.577213" calcext:value-type="float">
            <text:p>12.577213</text:p>
          </table:table-cell>
          <table:table-cell office:value-type="float" office:value="145.73815" calcext:value-type="float">
            <text:p>145.73815</text:p>
          </table:table-cell>
          <table:table-cell office:value-type="float" office:value="3.981871" calcext:value-type="float">
            <text:p>3.981871</text:p>
          </table:table-cell>
          <table:table-cell office:value-type="float" office:value="36.090674" calcext:value-type="float">
            <text:p>36.090674</text:p>
          </table:table-cell>
          <table:table-cell office:value-type="float" office:value="9.585179" calcext:value-type="float">
            <text:p>9.585179</text:p>
          </table:table-cell>
          <table:table-cell office:value-type="float" office:value="5.012536" calcext:value-type="float">
            <text:p>5.012536</text:p>
          </table:table-cell>
          <table:table-cell office:value-type="float" office:value="44.682519" calcext:value-type="float">
            <text:p>44.682519</text:p>
          </table:table-cell>
          <table:table-cell office:value-type="float" office:value="15.356001" calcext:value-type="float">
            <text:p>15.356001</text:p>
          </table:table-cell>
          <table:table-cell office:value-type="float" office:value="4.022978" calcext:value-type="float">
            <text:p>4.022978</text:p>
          </table:table-cell>
          <table:table-cell office:value-type="float" office:value="0.35925454" calcext:value-type="float">
            <text:p>0.35925454</text:p>
          </table:table-cell>
          <table:table-cell office:value-type="float" office:value="112.17674" calcext:value-type="float">
            <text:p>112.17674</text:p>
          </table:table-cell>
          <table:table-cell office:value-type="float" office:value="7090.9747" calcext:value-type="float">
            <text:p>7090.9747</text:p>
          </table:table-cell>
          <table:table-cell office:value-type="float" office:value="73.13897" calcext:value-type="float">
            <text:p>73.13897</text:p>
          </table:table-cell>
          <table:table-cell office:value-type="float" office:value="6.2663633" calcext:value-type="float">
            <text:p>6.2663633</text:p>
          </table:table-cell>
          <table:table-cell office:value-type="float" office:value="0.62347622" calcext:value-type="float">
            <text:p>0.62347622</text:p>
          </table:table-cell>
          <table:table-cell office:value-type="float" office:value="3.943435" calcext:value-type="float">
            <text:p>3.943435</text:p>
          </table:table-cell>
          <table:table-cell office:value-type="float" office:value="12.64964396" calcext:value-type="float">
            <text:p>12.64964396</text:p>
          </table:table-cell>
          <table:table-cell office:value-type="float" office:value="84.118075" calcext:value-type="float">
            <text:p>84.118075</text:p>
          </table:table-cell>
          <table:table-cell office:value-type="float" office:value="6.6201488" calcext:value-type="float">
            <text:p>6.6201488</text:p>
          </table:table-cell>
          <table:table-cell office:value-type="float" office:value="7.0741296" calcext:value-type="float">
            <text:p>7.0741296</text:p>
          </table:table-cell>
          <table:table-cell office:value-type="float" office:value="6.3073996" calcext:value-type="float">
            <text:p>6.3073996</text:p>
          </table:table-cell>
          <table:table-cell office:value-type="float" office:value="81.40994" calcext:value-type="float">
            <text:p>81.40994</text:p>
          </table:table-cell>
          <table:table-cell office:value-type="float" office:value="9.225716" calcext:value-type="float">
            <text:p>9.225716</text:p>
          </table:table-cell>
          <table:table-cell office:value-type="float" office:value="1.1401149" calcext:value-type="float">
            <text:p>1.1401149</text:p>
          </table:table-cell>
          <table:table-cell office:value-type="float" office:value="12.16292" calcext:value-type="float">
            <text:p>12.16292</text:p>
          </table:table-cell>
          <table:table-cell office:value-type="float" office:value="43.55927" calcext:value-type="float">
            <text:p>43.55927</text:p>
          </table:table-cell>
          <table:table-cell office:value-type="float" office:value="11.143038" calcext:value-type="float">
            <text:p>11.143038</text:p>
          </table:table-cell>
          <table:table-cell office:value-type="float" office:value="152.15626" calcext:value-type="float">
            <text:p>152.15626</text:p>
          </table:table-cell>
          <table:table-cell office:value-type="float" office:value="1.7641715" calcext:value-type="float">
            <text:p>1.7641715</text:p>
          </table:table-cell>
          <table:table-cell office:value-type="float" office:value="12.407415" calcext:value-type="float">
            <text:p>12.407415</text:p>
          </table:table-cell>
          <table:table-cell office:value-type="float" office:value="5.109247" calcext:value-type="float">
            <text:p>5.109247</text:p>
          </table:table-cell>
          <table:table-cell office:value-type="float" office:value="3.675979" calcext:value-type="float">
            <text:p>3.675979</text:p>
          </table:table-cell>
          <table:table-cell office:value-type="float" office:value="5.549817" calcext:value-type="float">
            <text:p>5.549817</text:p>
          </table:table-cell>
          <table:table-cell office:value-type="float" office:value="3.05035" calcext:value-type="float">
            <text:p>3.05035</text:p>
          </table:table-cell>
          <table:table-cell office:value-type="float" office:value="7.640596" calcext:value-type="float">
            <text:p>7.640596</text:p>
          </table:table-cell>
          <table:table-cell office:value-type="float" office:value="174.62407" calcext:value-type="float">
            <text:p>174.62407</text:p>
          </table:table-cell>
          <table:table-cell office:value-type="float" office:value="257.95389" calcext:value-type="float">
            <text:p>257.95389</text:p>
          </table:table-cell>
          <table:table-cell office:value-type="float" office:value="88.78936" calcext:value-type="float">
            <text:p>88.78936</text:p>
          </table:table-cell>
          <table:table-cell office:value-type="float" office:value="1.64391492" calcext:value-type="float">
            <text:p>1.64391492</text:p>
          </table:table-cell>
          <table:table-cell office:value-type="float" office:value="5.650689" calcext:value-type="float">
            <text:p>5.650689</text:p>
          </table:table-cell>
        </table:table-row>
        <table:table-row table:style-name="ro2">
          <table:table-cell office:value-type="string" calcext:value-type="string">
            <text:p>TCGA-25-1328-01A-01R-1565-13</text:p>
          </table:table-cell>
          <table:table-cell office:value-type="string" calcext:value-type="string">
            <text:p>OV</text:p>
          </table:table-cell>
          <table:table-cell office:value-type="float" office:value="9.6118352" calcext:value-type="float">
            <text:p>9.6118352</text:p>
          </table:table-cell>
          <table:table-cell office:value-type="float" office:value="23.053272" calcext:value-type="float">
            <text:p>23.053272</text:p>
          </table:table-cell>
          <table:table-cell office:value-type="float" office:value="259.17236" calcext:value-type="float">
            <text:p>259.17236</text:p>
          </table:table-cell>
          <table:table-cell office:value-type="float" office:value="3418.498" calcext:value-type="float">
            <text:p>3418.498</text:p>
          </table:table-cell>
          <table:table-cell office:value-type="float" office:value="27.762856" calcext:value-type="float">
            <text:p>27.762856</text:p>
          </table:table-cell>
          <table:table-cell office:value-type="float" office:value="50.06227" calcext:value-type="float">
            <text:p>50.06227</text:p>
          </table:table-cell>
          <table:table-cell office:value-type="float" office:value="7.0485" calcext:value-type="float">
            <text:p>7.0485</text:p>
          </table:table-cell>
          <table:table-cell office:value-type="float" office:value="25.56678" calcext:value-type="float">
            <text:p>25.56678</text:p>
          </table:table-cell>
          <table:table-cell office:value-type="float" office:value="38.951016" calcext:value-type="float">
            <text:p>38.951016</text:p>
          </table:table-cell>
          <table:table-cell office:value-type="float" office:value="111.11264" calcext:value-type="float">
            <text:p>111.11264</text:p>
          </table:table-cell>
          <table:table-cell office:value-type="float" office:value="7.656542" calcext:value-type="float">
            <text:p>7.656542</text:p>
          </table:table-cell>
          <table:table-cell office:value-type="float" office:value="87.420574" calcext:value-type="float">
            <text:p>87.420574</text:p>
          </table:table-cell>
          <table:table-cell office:value-type="float" office:value="8.656575" calcext:value-type="float">
            <text:p>8.656575</text:p>
          </table:table-cell>
          <table:table-cell office:value-type="float" office:value="5.474061" calcext:value-type="float">
            <text:p>5.474061</text:p>
          </table:table-cell>
          <table:table-cell office:value-type="float" office:value="62.949668" calcext:value-type="float">
            <text:p>62.949668</text:p>
          </table:table-cell>
          <table:table-cell office:value-type="float" office:value="18.677504" calcext:value-type="float">
            <text:p>18.677504</text:p>
          </table:table-cell>
          <table:table-cell office:value-type="float" office:value="6.630783" calcext:value-type="float">
            <text:p>6.630783</text:p>
          </table:table-cell>
          <table:table-cell office:value-type="float" office:value="0.44718465" calcext:value-type="float">
            <text:p>0.44718465</text:p>
          </table:table-cell>
          <table:table-cell office:value-type="float" office:value="77.01568" calcext:value-type="float">
            <text:p>77.01568</text:p>
          </table:table-cell>
          <table:table-cell office:value-type="float" office:value="2747.335" calcext:value-type="float">
            <text:p>2747.335</text:p>
          </table:table-cell>
          <table:table-cell office:value-type="float" office:value="67.13097" calcext:value-type="float">
            <text:p>67.13097</text:p>
          </table:table-cell>
          <table:table-cell office:value-type="float" office:value="2.9181355" calcext:value-type="float">
            <text:p>2.9181355</text:p>
          </table:table-cell>
          <table:table-cell office:value-type="float" office:value="0.36096957" calcext:value-type="float">
            <text:p>0.36096957</text:p>
          </table:table-cell>
          <table:table-cell office:value-type="float" office:value="5.770283" calcext:value-type="float">
            <text:p>5.770283</text:p>
          </table:table-cell>
          <table:table-cell office:value-type="float" office:value="16.991594" calcext:value-type="float">
            <text:p>16.991594</text:p>
          </table:table-cell>
          <table:table-cell office:value-type="float" office:value="56.057187" calcext:value-type="float">
            <text:p>56.057187</text:p>
          </table:table-cell>
          <table:table-cell office:value-type="float" office:value="6.6848234" calcext:value-type="float">
            <text:p>6.6848234</text:p>
          </table:table-cell>
          <table:table-cell office:value-type="float" office:value="5.0783748" calcext:value-type="float">
            <text:p>5.0783748</text:p>
          </table:table-cell>
          <table:table-cell office:value-type="float" office:value="2.2877507" calcext:value-type="float">
            <text:p>2.2877507</text:p>
          </table:table-cell>
          <table:table-cell office:value-type="float" office:value="100.77253" calcext:value-type="float">
            <text:p>100.77253</text:p>
          </table:table-cell>
          <table:table-cell office:value-type="float" office:value="5.227021" calcext:value-type="float">
            <text:p>5.227021</text:p>
          </table:table-cell>
          <table:table-cell office:value-type="float" office:value="2.4213853" calcext:value-type="float">
            <text:p>2.4213853</text:p>
          </table:table-cell>
          <table:table-cell office:value-type="float" office:value="22.78773" calcext:value-type="float">
            <text:p>22.78773</text:p>
          </table:table-cell>
          <table:table-cell office:value-type="float" office:value="7.402078" calcext:value-type="float">
            <text:p>7.402078</text:p>
          </table:table-cell>
          <table:table-cell office:value-type="float" office:value="22.201872" calcext:value-type="float">
            <text:p>22.201872</text:p>
          </table:table-cell>
          <table:table-cell office:value-type="float" office:value="100.019" calcext:value-type="float">
            <text:p>100.019</text:p>
          </table:table-cell>
          <table:table-cell office:value-type="float" office:value="1.7887525" calcext:value-type="float">
            <text:p>1.7887525</text:p>
          </table:table-cell>
          <table:table-cell office:value-type="float" office:value="12.269078" calcext:value-type="float">
            <text:p>12.269078</text:p>
          </table:table-cell>
          <table:table-cell office:value-type="float" office:value="7.252552" calcext:value-type="float">
            <text:p>7.252552</text:p>
          </table:table-cell>
          <table:table-cell office:value-type="float" office:value="3.243292" calcext:value-type="float">
            <text:p>3.243292</text:p>
          </table:table-cell>
          <table:table-cell office:value-type="float" office:value="11.485762" calcext:value-type="float">
            <text:p>11.485762</text:p>
          </table:table-cell>
          <table:table-cell office:value-type="float" office:value="6.122757" calcext:value-type="float">
            <text:p>6.122757</text:p>
          </table:table-cell>
          <table:table-cell office:value-type="float" office:value="9.773357" calcext:value-type="float">
            <text:p>9.773357</text:p>
          </table:table-cell>
          <table:table-cell office:value-type="float" office:value="159.87663" calcext:value-type="float">
            <text:p>159.87663</text:p>
          </table:table-cell>
          <table:table-cell office:value-type="float" office:value="72.13031" calcext:value-type="float">
            <text:p>72.13031</text:p>
          </table:table-cell>
          <table:table-cell office:value-type="float" office:value="167.60737" calcext:value-type="float">
            <text:p>167.60737</text:p>
          </table:table-cell>
          <table:table-cell office:value-type="float" office:value="0.96361972" calcext:value-type="float">
            <text:p>0.96361972</text:p>
          </table:table-cell>
          <table:table-cell office:value-type="float" office:value="7.721151" calcext:value-type="float">
            <text:p>7.721151</text:p>
          </table:table-cell>
        </table:table-row>
        <table:table-row table:style-name="ro2">
          <table:table-cell office:value-type="string" calcext:value-type="string">
            <text:p>TCGA-25-1625-01A-01R-1566-13</text:p>
          </table:table-cell>
          <table:table-cell office:value-type="string" calcext:value-type="string">
            <text:p>OV</text:p>
          </table:table-cell>
          <table:table-cell office:value-type="float" office:value="9.6599183" calcext:value-type="float">
            <text:p>9.6599183</text:p>
          </table:table-cell>
          <table:table-cell office:value-type="float" office:value="10.054025" calcext:value-type="float">
            <text:p>10.054025</text:p>
          </table:table-cell>
          <table:table-cell office:value-type="float" office:value="184.17251" calcext:value-type="float">
            <text:p>184.17251</text:p>
          </table:table-cell>
          <table:table-cell office:value-type="float" office:value="4672.2988" calcext:value-type="float">
            <text:p>4672.2988</text:p>
          </table:table-cell>
          <table:table-cell office:value-type="float" office:value="61.355887" calcext:value-type="float">
            <text:p>61.355887</text:p>
          </table:table-cell>
          <table:table-cell office:value-type="float" office:value="43.76206" calcext:value-type="float">
            <text:p>43.76206</text:p>
          </table:table-cell>
          <table:table-cell office:value-type="float" office:value="7.152876" calcext:value-type="float">
            <text:p>7.152876</text:p>
          </table:table-cell>
          <table:table-cell office:value-type="float" office:value="21.915933" calcext:value-type="float">
            <text:p>21.915933</text:p>
          </table:table-cell>
          <table:table-cell office:value-type="float" office:value="65.741075" calcext:value-type="float">
            <text:p>65.741075</text:p>
          </table:table-cell>
          <table:table-cell office:value-type="float" office:value="126.5084" calcext:value-type="float">
            <text:p>126.5084</text:p>
          </table:table-cell>
          <table:table-cell office:value-type="float" office:value="5.110832" calcext:value-type="float">
            <text:p>5.110832</text:p>
          </table:table-cell>
          <table:table-cell office:value-type="float" office:value="40.736455" calcext:value-type="float">
            <text:p>40.736455</text:p>
          </table:table-cell>
          <table:table-cell office:value-type="float" office:value="10.477517" calcext:value-type="float">
            <text:p>10.477517</text:p>
          </table:table-cell>
          <table:table-cell office:value-type="float" office:value="5.535873" calcext:value-type="float">
            <text:p>5.535873</text:p>
          </table:table-cell>
          <table:table-cell office:value-type="float" office:value="67.04022" calcext:value-type="float">
            <text:p>67.04022</text:p>
          </table:table-cell>
          <table:table-cell office:value-type="float" office:value="10.003267" calcext:value-type="float">
            <text:p>10.003267</text:p>
          </table:table-cell>
          <table:table-cell office:value-type="float" office:value="5.454305" calcext:value-type="float">
            <text:p>5.454305</text:p>
          </table:table-cell>
          <table:table-cell office:value-type="float" office:value="0.37780204" calcext:value-type="float">
            <text:p>0.37780204</text:p>
          </table:table-cell>
          <table:table-cell office:value-type="float" office:value="93.08139" calcext:value-type="float">
            <text:p>93.08139</text:p>
          </table:table-cell>
          <table:table-cell office:value-type="float" office:value="2418.745" calcext:value-type="float">
            <text:p>2418.745</text:p>
          </table:table-cell>
          <table:table-cell office:value-type="float" office:value="130.83226" calcext:value-type="float">
            <text:p>130.83226</text:p>
          </table:table-cell>
          <table:table-cell office:value-type="float" office:value="2.6670706" calcext:value-type="float">
            <text:p>2.6670706</text:p>
          </table:table-cell>
          <table:table-cell office:value-type="float" office:value="0.31251317" calcext:value-type="float">
            <text:p>0.31251317</text:p>
          </table:table-cell>
          <table:table-cell office:value-type="float" office:value="4.64679" calcext:value-type="float">
            <text:p>4.64679</text:p>
          </table:table-cell>
          <table:table-cell office:value-type="float" office:value="2.03707631" calcext:value-type="float">
            <text:p>2.03707631</text:p>
          </table:table-cell>
          <table:table-cell office:value-type="float" office:value="42.927394" calcext:value-type="float">
            <text:p>42.927394</text:p>
          </table:table-cell>
          <table:table-cell office:value-type="float" office:value="2.2486984" calcext:value-type="float">
            <text:p>2.2486984</text:p>
          </table:table-cell>
          <table:table-cell office:value-type="float" office:value="0.6621661" calcext:value-type="float">
            <text:p>0.6621661</text:p>
          </table:table-cell>
          <table:table-cell office:value-type="float" office:value="2.8344847" calcext:value-type="float">
            <text:p>2.8344847</text:p>
          </table:table-cell>
          <table:table-cell office:value-type="float" office:value="166.75084" calcext:value-type="float">
            <text:p>166.75084</text:p>
          </table:table-cell>
          <table:table-cell office:value-type="float" office:value="11.98295" calcext:value-type="float">
            <text:p>11.98295</text:p>
          </table:table-cell>
          <table:table-cell office:value-type="float" office:value="3.376097" calcext:value-type="float">
            <text:p>3.376097</text:p>
          </table:table-cell>
          <table:table-cell office:value-type="float" office:value="46.33401" calcext:value-type="float">
            <text:p>46.33401</text:p>
          </table:table-cell>
          <table:table-cell office:value-type="float" office:value="33.736157" calcext:value-type="float">
            <text:p>33.736157</text:p>
          </table:table-cell>
          <table:table-cell office:value-type="float" office:value="30.502072" calcext:value-type="float">
            <text:p>30.502072</text:p>
          </table:table-cell>
          <table:table-cell office:value-type="float" office:value="217.91582" calcext:value-type="float">
            <text:p>217.91582</text:p>
          </table:table-cell>
          <table:table-cell office:value-type="float" office:value="0.608536" calcext:value-type="float">
            <text:p>0.608536</text:p>
          </table:table-cell>
          <table:table-cell office:value-type="float" office:value="9.589092" calcext:value-type="float">
            <text:p>9.589092</text:p>
          </table:table-cell>
          <table:table-cell office:value-type="float" office:value="5.524744" calcext:value-type="float">
            <text:p>5.524744</text:p>
          </table:table-cell>
          <table:table-cell office:value-type="float" office:value="4.318997" calcext:value-type="float">
            <text:p>4.318997</text:p>
          </table:table-cell>
          <table:table-cell office:value-type="float" office:value="8.761095" calcext:value-type="float">
            <text:p>8.761095</text:p>
          </table:table-cell>
          <table:table-cell office:value-type="float" office:value="5.046455" calcext:value-type="float">
            <text:p>5.046455</text:p>
          </table:table-cell>
          <table:table-cell office:value-type="float" office:value="9.454414" calcext:value-type="float">
            <text:p>9.454414</text:p>
          </table:table-cell>
          <table:table-cell office:value-type="float" office:value="108.48637" calcext:value-type="float">
            <text:p>108.48637</text:p>
          </table:table-cell>
          <table:table-cell office:value-type="float" office:value="117.98516" calcext:value-type="float">
            <text:p>117.98516</text:p>
          </table:table-cell>
          <table:table-cell office:value-type="float" office:value="222.10886" calcext:value-type="float">
            <text:p>222.10886</text:p>
          </table:table-cell>
          <table:table-cell office:value-type="float" office:value="0.58981128" calcext:value-type="float">
            <text:p>0.58981128</text:p>
          </table:table-cell>
          <table:table-cell office:value-type="float" office:value="9.336437" calcext:value-type="float">
            <text:p>9.336437</text:p>
          </table:table-cell>
        </table:table-row>
        <table:table-row table:style-name="ro2">
          <table:table-cell office:value-type="string" calcext:value-type="string">
            <text:p>TCGA-25-1627-01A-01R-1566-13</text:p>
          </table:table-cell>
          <table:table-cell office:value-type="string" calcext:value-type="string">
            <text:p>OV</text:p>
          </table:table-cell>
          <table:table-cell office:value-type="float" office:value="5.818865" calcext:value-type="float">
            <text:p>5.818865</text:p>
          </table:table-cell>
          <table:table-cell office:value-type="float" office:value="15.529134" calcext:value-type="float">
            <text:p>15.529134</text:p>
          </table:table-cell>
          <table:table-cell office:value-type="float" office:value="100.52225" calcext:value-type="float">
            <text:p>100.52225</text:p>
          </table:table-cell>
          <table:table-cell office:value-type="float" office:value="2561.3095" calcext:value-type="float">
            <text:p>2561.3095</text:p>
          </table:table-cell>
          <table:table-cell office:value-type="float" office:value="76.561747" calcext:value-type="float">
            <text:p>76.561747</text:p>
          </table:table-cell>
          <table:table-cell office:value-type="float" office:value="61.99342" calcext:value-type="float">
            <text:p>61.99342</text:p>
          </table:table-cell>
          <table:table-cell office:value-type="float" office:value="6.915044" calcext:value-type="float">
            <text:p>6.915044</text:p>
          </table:table-cell>
          <table:table-cell office:value-type="float" office:value="18.957213" calcext:value-type="float">
            <text:p>18.957213</text:p>
          </table:table-cell>
          <table:table-cell office:value-type="float" office:value="44.576698" calcext:value-type="float">
            <text:p>44.576698</text:p>
          </table:table-cell>
          <table:table-cell office:value-type="float" office:value="102.8546" calcext:value-type="float">
            <text:p>102.8546</text:p>
          </table:table-cell>
          <table:table-cell office:value-type="float" office:value="5.668823" calcext:value-type="float">
            <text:p>5.668823</text:p>
          </table:table-cell>
          <table:table-cell office:value-type="float" office:value="58.91726" calcext:value-type="float">
            <text:p>58.91726</text:p>
          </table:table-cell>
          <table:table-cell office:value-type="float" office:value="5.568947" calcext:value-type="float">
            <text:p>5.568947</text:p>
          </table:table-cell>
          <table:table-cell office:value-type="float" office:value="7.84397" calcext:value-type="float">
            <text:p>7.84397</text:p>
          </table:table-cell>
          <table:table-cell office:value-type="float" office:value="32.148021" calcext:value-type="float">
            <text:p>32.148021</text:p>
          </table:table-cell>
          <table:table-cell office:value-type="float" office:value="10.590888" calcext:value-type="float">
            <text:p>10.590888</text:p>
          </table:table-cell>
          <table:table-cell office:value-type="float" office:value="4.378631" calcext:value-type="float">
            <text:p>4.378631</text:p>
          </table:table-cell>
          <table:table-cell office:value-type="float" office:value="0.16059672" calcext:value-type="float">
            <text:p>0.16059672</text:p>
          </table:table-cell>
          <table:table-cell office:value-type="float" office:value="64.48356" calcext:value-type="float">
            <text:p>64.48356</text:p>
          </table:table-cell>
          <table:table-cell office:value-type="float" office:value="3122.6105" calcext:value-type="float">
            <text:p>3122.6105</text:p>
          </table:table-cell>
          <table:table-cell office:value-type="float" office:value="59.4514" calcext:value-type="float">
            <text:p>59.4514</text:p>
          </table:table-cell>
          <table:table-cell office:value-type="float" office:value="2.3631495" calcext:value-type="float">
            <text:p>2.3631495</text:p>
          </table:table-cell>
          <table:table-cell office:value-type="float" office:value="0.27212931" calcext:value-type="float">
            <text:p>0.27212931</text:p>
          </table:table-cell>
          <table:table-cell office:value-type="float" office:value="3.22749" calcext:value-type="float">
            <text:p>3.22749</text:p>
          </table:table-cell>
          <table:table-cell office:value-type="float" office:value="1.85208234" calcext:value-type="float">
            <text:p>1.85208234</text:p>
          </table:table-cell>
          <table:table-cell office:value-type="float" office:value="27.588537" calcext:value-type="float">
            <text:p>27.588537</text:p>
          </table:table-cell>
          <table:table-cell office:value-type="float" office:value="6.0024442" calcext:value-type="float">
            <text:p>6.0024442</text:p>
          </table:table-cell>
          <table:table-cell office:value-type="float" office:value="6.1110762" calcext:value-type="float">
            <text:p>6.1110762</text:p>
          </table:table-cell>
          <table:table-cell office:value-type="float" office:value="9.3279686" calcext:value-type="float">
            <text:p>9.3279686</text:p>
          </table:table-cell>
          <table:table-cell office:value-type="float" office:value="88.93716" calcext:value-type="float">
            <text:p>88.93716</text:p>
          </table:table-cell>
          <table:table-cell office:value-type="float" office:value="4.748851" calcext:value-type="float">
            <text:p>4.748851</text:p>
          </table:table-cell>
          <table:table-cell office:value-type="float" office:value="1.7029302" calcext:value-type="float">
            <text:p>1.7029302</text:p>
          </table:table-cell>
          <table:table-cell office:value-type="float" office:value="23.46634" calcext:value-type="float">
            <text:p>23.46634</text:p>
          </table:table-cell>
          <table:table-cell office:value-type="float" office:value="36.874918" calcext:value-type="float">
            <text:p>36.874918</text:p>
          </table:table-cell>
          <table:table-cell office:value-type="float" office:value="18.832887" calcext:value-type="float">
            <text:p>18.832887</text:p>
          </table:table-cell>
          <table:table-cell office:value-type="float" office:value="195.96509" calcext:value-type="float">
            <text:p>195.96509</text:p>
          </table:table-cell>
          <table:table-cell office:value-type="float" office:value="1.320377" calcext:value-type="float">
            <text:p>1.320377</text:p>
          </table:table-cell>
          <table:table-cell office:value-type="float" office:value="10.388772" calcext:value-type="float">
            <text:p>10.388772</text:p>
          </table:table-cell>
          <table:table-cell office:value-type="float" office:value="1.612494" calcext:value-type="float">
            <text:p>1.612494</text:p>
          </table:table-cell>
          <table:table-cell office:value-type="float" office:value="3.965544" calcext:value-type="float">
            <text:p>3.965544</text:p>
          </table:table-cell>
          <table:table-cell office:value-type="float" office:value="6.244729" calcext:value-type="float">
            <text:p>6.244729</text:p>
          </table:table-cell>
          <table:table-cell office:value-type="float" office:value="3.994741" calcext:value-type="float">
            <text:p>3.994741</text:p>
          </table:table-cell>
          <table:table-cell office:value-type="float" office:value="8.564775" calcext:value-type="float">
            <text:p>8.564775</text:p>
          </table:table-cell>
          <table:table-cell office:value-type="float" office:value="184.78656" calcext:value-type="float">
            <text:p>184.78656</text:p>
          </table:table-cell>
          <table:table-cell office:value-type="float" office:value="83.76185" calcext:value-type="float">
            <text:p>83.76185</text:p>
          </table:table-cell>
          <table:table-cell office:value-type="float" office:value="121.63899" calcext:value-type="float">
            <text:p>121.63899</text:p>
          </table:table-cell>
          <table:table-cell office:value-type="float" office:value="1.16474996" calcext:value-type="float">
            <text:p>1.16474996</text:p>
          </table:table-cell>
          <table:table-cell office:value-type="float" office:value="5.724408" calcext:value-type="float">
            <text:p>5.724408</text:p>
          </table:table-cell>
        </table:table-row>
        <table:table-row table:style-name="ro2">
          <table:table-cell office:value-type="string" calcext:value-type="string">
            <text:p>TCGA-25-1628-01A-01R-1566-13</text:p>
          </table:table-cell>
          <table:table-cell office:value-type="string" calcext:value-type="string">
            <text:p>OV</text:p>
          </table:table-cell>
          <table:table-cell office:value-type="float" office:value="8.7059541" calcext:value-type="float">
            <text:p>8.7059541</text:p>
          </table:table-cell>
          <table:table-cell office:value-type="float" office:value="25.039118" calcext:value-type="float">
            <text:p>25.039118</text:p>
          </table:table-cell>
          <table:table-cell office:value-type="float" office:value="107.37098" calcext:value-type="float">
            <text:p>107.37098</text:p>
          </table:table-cell>
          <table:table-cell office:value-type="float" office:value="3162.5388" calcext:value-type="float">
            <text:p>3162.5388</text:p>
          </table:table-cell>
          <table:table-cell office:value-type="float" office:value="56.578768" calcext:value-type="float">
            <text:p>56.578768</text:p>
          </table:table-cell>
          <table:table-cell office:value-type="float" office:value="77.21119" calcext:value-type="float">
            <text:p>77.21119</text:p>
          </table:table-cell>
          <table:table-cell office:value-type="float" office:value="5.917312" calcext:value-type="float">
            <text:p>5.917312</text:p>
          </table:table-cell>
          <table:table-cell office:value-type="float" office:value="30.065324" calcext:value-type="float">
            <text:p>30.065324</text:p>
          </table:table-cell>
          <table:table-cell office:value-type="float" office:value="20.701436" calcext:value-type="float">
            <text:p>20.701436</text:p>
          </table:table-cell>
          <table:table-cell office:value-type="float" office:value="63.93795" calcext:value-type="float">
            <text:p>63.93795</text:p>
          </table:table-cell>
          <table:table-cell office:value-type="float" office:value="5.959021" calcext:value-type="float">
            <text:p>5.959021</text:p>
          </table:table-cell>
          <table:table-cell office:value-type="float" office:value="33.645807" calcext:value-type="float">
            <text:p>33.645807</text:p>
          </table:table-cell>
          <table:table-cell office:value-type="float" office:value="6.373828" calcext:value-type="float">
            <text:p>6.373828</text:p>
          </table:table-cell>
          <table:table-cell office:value-type="float" office:value="7.862634" calcext:value-type="float">
            <text:p>7.862634</text:p>
          </table:table-cell>
          <table:table-cell office:value-type="float" office:value="64.279767" calcext:value-type="float">
            <text:p>64.279767</text:p>
          </table:table-cell>
          <table:table-cell office:value-type="float" office:value="11.669117" calcext:value-type="float">
            <text:p>11.669117</text:p>
          </table:table-cell>
          <table:table-cell office:value-type="float" office:value="4.779705" calcext:value-type="float">
            <text:p>4.779705</text:p>
          </table:table-cell>
          <table:table-cell office:value-type="float" office:value="0.70864068" calcext:value-type="float">
            <text:p>0.70864068</text:p>
          </table:table-cell>
          <table:table-cell office:value-type="float" office:value="120.76208" calcext:value-type="float">
            <text:p>120.76208</text:p>
          </table:table-cell>
          <table:table-cell office:value-type="float" office:value="1633.4166" calcext:value-type="float">
            <text:p>1633.4166</text:p>
          </table:table-cell>
          <table:table-cell office:value-type="float" office:value="57.8534" calcext:value-type="float">
            <text:p>57.8534</text:p>
          </table:table-cell>
          <table:table-cell office:value-type="float" office:value="5.2455663" calcext:value-type="float">
            <text:p>5.2455663</text:p>
          </table:table-cell>
          <table:table-cell office:value-type="float" office:value="0.49191564" calcext:value-type="float">
            <text:p>0.49191564</text:p>
          </table:table-cell>
          <table:table-cell office:value-type="float" office:value="6.437918" calcext:value-type="float">
            <text:p>6.437918</text:p>
          </table:table-cell>
          <table:table-cell office:value-type="float" office:value="2.97041295" calcext:value-type="float">
            <text:p>2.97041295</text:p>
          </table:table-cell>
          <table:table-cell office:value-type="float" office:value="52.876586" calcext:value-type="float">
            <text:p>52.876586</text:p>
          </table:table-cell>
          <table:table-cell office:value-type="float" office:value="4.5354902" calcext:value-type="float">
            <text:p>4.5354902</text:p>
          </table:table-cell>
          <table:table-cell office:value-type="float" office:value="5.2075093" calcext:value-type="float">
            <text:p>5.2075093</text:p>
          </table:table-cell>
          <table:table-cell office:value-type="float" office:value="3.7029814" calcext:value-type="float">
            <text:p>3.7029814</text:p>
          </table:table-cell>
          <table:table-cell office:value-type="float" office:value="117.96002" calcext:value-type="float">
            <text:p>117.96002</text:p>
          </table:table-cell>
          <table:table-cell office:value-type="float" office:value="6.091555" calcext:value-type="float">
            <text:p>6.091555</text:p>
          </table:table-cell>
          <table:table-cell office:value-type="float" office:value="1.689708" calcext:value-type="float">
            <text:p>1.689708</text:p>
          </table:table-cell>
          <table:table-cell office:value-type="float" office:value="26.65003" calcext:value-type="float">
            <text:p>26.65003</text:p>
          </table:table-cell>
          <table:table-cell office:value-type="float" office:value="60.892086" calcext:value-type="float">
            <text:p>60.892086</text:p>
          </table:table-cell>
          <table:table-cell office:value-type="float" office:value="46.600005" calcext:value-type="float">
            <text:p>46.600005</text:p>
          </table:table-cell>
          <table:table-cell office:value-type="float" office:value="153.47669" calcext:value-type="float">
            <text:p>153.47669</text:p>
          </table:table-cell>
          <table:table-cell office:value-type="float" office:value="2.8102344" calcext:value-type="float">
            <text:p>2.8102344</text:p>
          </table:table-cell>
          <table:table-cell office:value-type="float" office:value="10.692764" calcext:value-type="float">
            <text:p>10.692764</text:p>
          </table:table-cell>
          <table:table-cell office:value-type="float" office:value="4.953716" calcext:value-type="float">
            <text:p>4.953716</text:p>
          </table:table-cell>
          <table:table-cell office:value-type="float" office:value="4.193527" calcext:value-type="float">
            <text:p>4.193527</text:p>
          </table:table-cell>
          <table:table-cell office:value-type="float" office:value="10.055776" calcext:value-type="float">
            <text:p>10.055776</text:p>
          </table:table-cell>
          <table:table-cell office:value-type="float" office:value="4.4014" calcext:value-type="float">
            <text:p>4.4014</text:p>
          </table:table-cell>
          <table:table-cell office:value-type="float" office:value="9.309272" calcext:value-type="float">
            <text:p>9.309272</text:p>
          </table:table-cell>
          <table:table-cell office:value-type="float" office:value="270.22399" calcext:value-type="float">
            <text:p>270.22399</text:p>
          </table:table-cell>
          <table:table-cell office:value-type="float" office:value="119.70022" calcext:value-type="float">
            <text:p>119.70022</text:p>
          </table:table-cell>
          <table:table-cell office:value-type="float" office:value="197.05714" calcext:value-type="float">
            <text:p>197.05714</text:p>
          </table:table-cell>
          <table:table-cell office:value-type="float" office:value="1.50810963" calcext:value-type="float">
            <text:p>1.50810963</text:p>
          </table:table-cell>
          <table:table-cell office:value-type="float" office:value="8.264155" calcext:value-type="float">
            <text:p>8.264155</text:p>
          </table:table-cell>
        </table:table-row>
        <table:table-row table:style-name="ro2">
          <table:table-cell office:value-type="string" calcext:value-type="string">
            <text:p>TCGA-25-1634-01A-01R-1566-13</text:p>
          </table:table-cell>
          <table:table-cell office:value-type="string" calcext:value-type="string">
            <text:p>OV</text:p>
          </table:table-cell>
          <table:table-cell office:value-type="float" office:value="11.2790786" calcext:value-type="float">
            <text:p>11.2790786</text:p>
          </table:table-cell>
          <table:table-cell office:value-type="float" office:value="11.517857" calcext:value-type="float">
            <text:p>11.517857</text:p>
          </table:table-cell>
          <table:table-cell office:value-type="float" office:value="241.09338" calcext:value-type="float">
            <text:p>241.09338</text:p>
          </table:table-cell>
          <table:table-cell office:value-type="float" office:value="1940.4898" calcext:value-type="float">
            <text:p>1940.4898</text:p>
          </table:table-cell>
          <table:table-cell office:value-type="float" office:value="61.90352" calcext:value-type="float">
            <text:p>61.90352</text:p>
          </table:table-cell>
          <table:table-cell office:value-type="float" office:value="84.58863" calcext:value-type="float">
            <text:p>84.58863</text:p>
          </table:table-cell>
          <table:table-cell office:value-type="float" office:value="6.793874" calcext:value-type="float">
            <text:p>6.793874</text:p>
          </table:table-cell>
          <table:table-cell office:value-type="float" office:value="28.521659" calcext:value-type="float">
            <text:p>28.521659</text:p>
          </table:table-cell>
          <table:table-cell office:value-type="float" office:value="14.350095" calcext:value-type="float">
            <text:p>14.350095</text:p>
          </table:table-cell>
          <table:table-cell office:value-type="float" office:value="89.59821" calcext:value-type="float">
            <text:p>89.59821</text:p>
          </table:table-cell>
          <table:table-cell office:value-type="float" office:value="4.370153" calcext:value-type="float">
            <text:p>4.370153</text:p>
          </table:table-cell>
          <table:table-cell office:value-type="float" office:value="86.00655" calcext:value-type="float">
            <text:p>86.00655</text:p>
          </table:table-cell>
          <table:table-cell office:value-type="float" office:value="2.610125" calcext:value-type="float">
            <text:p>2.610125</text:p>
          </table:table-cell>
          <table:table-cell office:value-type="float" office:value="12.513578" calcext:value-type="float">
            <text:p>12.513578</text:p>
          </table:table-cell>
          <table:table-cell office:value-type="float" office:value="21.365405" calcext:value-type="float">
            <text:p>21.365405</text:p>
          </table:table-cell>
          <table:table-cell office:value-type="float" office:value="6.120324" calcext:value-type="float">
            <text:p>6.120324</text:p>
          </table:table-cell>
          <table:table-cell office:value-type="float" office:value="7.420476" calcext:value-type="float">
            <text:p>7.420476</text:p>
          </table:table-cell>
          <table:table-cell office:value-type="float" office:value="0.23003369" calcext:value-type="float">
            <text:p>0.23003369</text:p>
          </table:table-cell>
          <table:table-cell office:value-type="float" office:value="64.59796" calcext:value-type="float">
            <text:p>64.59796</text:p>
          </table:table-cell>
          <table:table-cell office:value-type="float" office:value="1869.0827" calcext:value-type="float">
            <text:p>1869.0827</text:p>
          </table:table-cell>
          <table:table-cell office:value-type="float" office:value="53.24276" calcext:value-type="float">
            <text:p>53.24276</text:p>
          </table:table-cell>
          <table:table-cell office:value-type="float" office:value="3.0272002" calcext:value-type="float">
            <text:p>3.0272002</text:p>
          </table:table-cell>
          <table:table-cell office:value-type="float" office:value="0.34097775" calcext:value-type="float">
            <text:p>0.34097775</text:p>
          </table:table-cell>
          <table:table-cell office:value-type="float" office:value="4.052562" calcext:value-type="float">
            <text:p>4.052562</text:p>
          </table:table-cell>
          <table:table-cell office:value-type="float" office:value="4.54316253" calcext:value-type="float">
            <text:p>4.54316253</text:p>
          </table:table-cell>
          <table:table-cell office:value-type="float" office:value="48.709612" calcext:value-type="float">
            <text:p>48.709612</text:p>
          </table:table-cell>
          <table:table-cell office:value-type="float" office:value="3.834664" calcext:value-type="float">
            <text:p>3.834664</text:p>
          </table:table-cell>
          <table:table-cell office:value-type="float" office:value="6.072502" calcext:value-type="float">
            <text:p>6.072502</text:p>
          </table:table-cell>
          <table:table-cell office:value-type="float" office:value="4.6146234" calcext:value-type="float">
            <text:p>4.6146234</text:p>
          </table:table-cell>
          <table:table-cell office:value-type="float" office:value="178.76178" calcext:value-type="float">
            <text:p>178.76178</text:p>
          </table:table-cell>
          <table:table-cell office:value-type="float" office:value="8.880423" calcext:value-type="float">
            <text:p>8.880423</text:p>
          </table:table-cell>
          <table:table-cell office:value-type="float" office:value="0.8207098" calcext:value-type="float">
            <text:p>0.8207098</text:p>
          </table:table-cell>
          <table:table-cell office:value-type="float" office:value="28.52131" calcext:value-type="float">
            <text:p>28.52131</text:p>
          </table:table-cell>
          <table:table-cell office:value-type="float" office:value="18.072501" calcext:value-type="float">
            <text:p>18.072501</text:p>
          </table:table-cell>
          <table:table-cell office:value-type="float" office:value="20.903938" calcext:value-type="float">
            <text:p>20.903938</text:p>
          </table:table-cell>
          <table:table-cell office:value-type="float" office:value="162.3147" calcext:value-type="float">
            <text:p>162.3147</text:p>
          </table:table-cell>
          <table:table-cell office:value-type="float" office:value="2.2836232" calcext:value-type="float">
            <text:p>2.2836232</text:p>
          </table:table-cell>
          <table:table-cell office:value-type="float" office:value="20.050683" calcext:value-type="float">
            <text:p>20.050683</text:p>
          </table:table-cell>
          <table:table-cell office:value-type="float" office:value="5.143303" calcext:value-type="float">
            <text:p>5.143303</text:p>
          </table:table-cell>
          <table:table-cell office:value-type="float" office:value="2.88883" calcext:value-type="float">
            <text:p>2.88883</text:p>
          </table:table-cell>
          <table:table-cell office:value-type="float" office:value="10.327438" calcext:value-type="float">
            <text:p>10.327438</text:p>
          </table:table-cell>
          <table:table-cell office:value-type="float" office:value="3.094077" calcext:value-type="float">
            <text:p>3.094077</text:p>
          </table:table-cell>
          <table:table-cell office:value-type="float" office:value="6.406261" calcext:value-type="float">
            <text:p>6.406261</text:p>
          </table:table-cell>
          <table:table-cell office:value-type="float" office:value="301.13962" calcext:value-type="float">
            <text:p>301.13962</text:p>
          </table:table-cell>
          <table:table-cell office:value-type="float" office:value="113.59663" calcext:value-type="float">
            <text:p>113.59663</text:p>
          </table:table-cell>
          <table:table-cell office:value-type="float" office:value="143.87479" calcext:value-type="float">
            <text:p>143.87479</text:p>
          </table:table-cell>
          <table:table-cell office:value-type="float" office:value="1.3448744" calcext:value-type="float">
            <text:p>1.3448744</text:p>
          </table:table-cell>
          <table:table-cell office:value-type="float" office:value="4.986119" calcext:value-type="float">
            <text:p>4.986119</text:p>
          </table:table-cell>
        </table:table-row>
        <table:table-row table:style-name="ro2">
          <table:table-cell office:value-type="string" calcext:value-type="string">
            <text:p>TCGA-25-1871-01A-01R-1567-13</text:p>
          </table:table-cell>
          <table:table-cell office:value-type="string" calcext:value-type="string">
            <text:p>OV</text:p>
          </table:table-cell>
          <table:table-cell office:value-type="float" office:value="15.4477859" calcext:value-type="float">
            <text:p>15.4477859</text:p>
          </table:table-cell>
          <table:table-cell office:value-type="float" office:value="10.962069" calcext:value-type="float">
            <text:p>10.962069</text:p>
          </table:table-cell>
          <table:table-cell office:value-type="float" office:value="90.7743" calcext:value-type="float">
            <text:p>90.7743</text:p>
          </table:table-cell>
          <table:table-cell office:value-type="float" office:value="1542.0408" calcext:value-type="float">
            <text:p>1542.0408</text:p>
          </table:table-cell>
          <table:table-cell office:value-type="float" office:value="64.853866" calcext:value-type="float">
            <text:p>64.853866</text:p>
          </table:table-cell>
          <table:table-cell office:value-type="float" office:value="45.40415" calcext:value-type="float">
            <text:p>45.40415</text:p>
          </table:table-cell>
          <table:table-cell office:value-type="float" office:value="7.811131" calcext:value-type="float">
            <text:p>7.811131</text:p>
          </table:table-cell>
          <table:table-cell office:value-type="float" office:value="22.431564" calcext:value-type="float">
            <text:p>22.431564</text:p>
          </table:table-cell>
          <table:table-cell office:value-type="float" office:value="9.672475" calcext:value-type="float">
            <text:p>9.672475</text:p>
          </table:table-cell>
          <table:table-cell office:value-type="float" office:value="45.43829" calcext:value-type="float">
            <text:p>45.43829</text:p>
          </table:table-cell>
          <table:table-cell office:value-type="float" office:value="5.10942" calcext:value-type="float">
            <text:p>5.10942</text:p>
          </table:table-cell>
          <table:table-cell office:value-type="float" office:value="61.756008" calcext:value-type="float">
            <text:p>61.756008</text:p>
          </table:table-cell>
          <table:table-cell office:value-type="float" office:value="4.806894" calcext:value-type="float">
            <text:p>4.806894</text:p>
          </table:table-cell>
          <table:table-cell office:value-type="float" office:value="23.272017" calcext:value-type="float">
            <text:p>23.272017</text:p>
          </table:table-cell>
          <table:table-cell office:value-type="float" office:value="20.377198" calcext:value-type="float">
            <text:p>20.377198</text:p>
          </table:table-cell>
          <table:table-cell office:value-type="float" office:value="8.092562" calcext:value-type="float">
            <text:p>8.092562</text:p>
          </table:table-cell>
          <table:table-cell office:value-type="float" office:value="3.533478" calcext:value-type="float">
            <text:p>3.533478</text:p>
          </table:table-cell>
          <table:table-cell office:value-type="float" office:value="0.22088144" calcext:value-type="float">
            <text:p>0.22088144</text:p>
          </table:table-cell>
          <table:table-cell office:value-type="float" office:value="99.82707" calcext:value-type="float">
            <text:p>99.82707</text:p>
          </table:table-cell>
          <table:table-cell office:value-type="float" office:value="3291.7795" calcext:value-type="float">
            <text:p>3291.7795</text:p>
          </table:table-cell>
          <table:table-cell office:value-type="float" office:value="133.8566" calcext:value-type="float">
            <text:p>133.8566</text:p>
          </table:table-cell>
          <table:table-cell office:value-type="float" office:value="4.5127123" calcext:value-type="float">
            <text:p>4.5127123</text:p>
          </table:table-cell>
          <table:table-cell office:value-type="float" office:value="0.32254228" calcext:value-type="float">
            <text:p>0.32254228</text:p>
          </table:table-cell>
          <table:table-cell office:value-type="float" office:value="3.678377" calcext:value-type="float">
            <text:p>3.678377</text:p>
          </table:table-cell>
          <table:table-cell office:value-type="float" office:value="6.61854301" calcext:value-type="float">
            <text:p>6.61854301</text:p>
          </table:table-cell>
          <table:table-cell office:value-type="float" office:value="54.315266" calcext:value-type="float">
            <text:p>54.315266</text:p>
          </table:table-cell>
          <table:table-cell office:value-type="float" office:value="9.5470624" calcext:value-type="float">
            <text:p>9.5470624</text:p>
          </table:table-cell>
          <table:table-cell office:value-type="float" office:value="6.8978722" calcext:value-type="float">
            <text:p>6.8978722</text:p>
          </table:table-cell>
          <table:table-cell office:value-type="float" office:value="1.2950965" calcext:value-type="float">
            <text:p>1.2950965</text:p>
          </table:table-cell>
          <table:table-cell office:value-type="float" office:value="50.68303" calcext:value-type="float">
            <text:p>50.68303</text:p>
          </table:table-cell>
          <table:table-cell office:value-type="float" office:value="6.759616" calcext:value-type="float">
            <text:p>6.759616</text:p>
          </table:table-cell>
          <table:table-cell office:value-type="float" office:value="1.261316" calcext:value-type="float">
            <text:p>1.261316</text:p>
          </table:table-cell>
          <table:table-cell office:value-type="float" office:value="32.70932" calcext:value-type="float">
            <text:p>32.70932</text:p>
          </table:table-cell>
          <table:table-cell office:value-type="float" office:value="13.290518" calcext:value-type="float">
            <text:p>13.290518</text:p>
          </table:table-cell>
          <table:table-cell office:value-type="float" office:value="39.402251" calcext:value-type="float">
            <text:p>39.402251</text:p>
          </table:table-cell>
          <table:table-cell office:value-type="float" office:value="79.44253" calcext:value-type="float">
            <text:p>79.44253</text:p>
          </table:table-cell>
          <table:table-cell office:value-type="float" office:value="3.0978664" calcext:value-type="float">
            <text:p>3.0978664</text:p>
          </table:table-cell>
          <table:table-cell office:value-type="float" office:value="10.425219" calcext:value-type="float">
            <text:p>10.425219</text:p>
          </table:table-cell>
          <table:table-cell office:value-type="float" office:value="3.980192" calcext:value-type="float">
            <text:p>3.980192</text:p>
          </table:table-cell>
          <table:table-cell office:value-type="float" office:value="3.390395" calcext:value-type="float">
            <text:p>3.390395</text:p>
          </table:table-cell>
          <table:table-cell office:value-type="float" office:value="7.702012" calcext:value-type="float">
            <text:p>7.702012</text:p>
          </table:table-cell>
          <table:table-cell office:value-type="float" office:value="5.416953" calcext:value-type="float">
            <text:p>5.416953</text:p>
          </table:table-cell>
          <table:table-cell office:value-type="float" office:value="6.156278" calcext:value-type="float">
            <text:p>6.156278</text:p>
          </table:table-cell>
          <table:table-cell office:value-type="float" office:value="223.91608" calcext:value-type="float">
            <text:p>223.91608</text:p>
          </table:table-cell>
          <table:table-cell office:value-type="float" office:value="90.02162" calcext:value-type="float">
            <text:p>90.02162</text:p>
          </table:table-cell>
          <table:table-cell office:value-type="float" office:value="155.33121" calcext:value-type="float">
            <text:p>155.33121</text:p>
          </table:table-cell>
          <table:table-cell office:value-type="float" office:value="1.07424597" calcext:value-type="float">
            <text:p>1.07424597</text:p>
          </table:table-cell>
          <table:table-cell office:value-type="float" office:value="2.574997" calcext:value-type="float">
            <text:p>2.574997</text:p>
          </table:table-cell>
        </table:table-row>
        <table:table-row table:style-name="ro2">
          <table:table-cell office:value-type="string" calcext:value-type="string">
            <text:p>TCGA-25-2042-01A-01R-1568-13</text:p>
          </table:table-cell>
          <table:table-cell office:value-type="string" calcext:value-type="string">
            <text:p>OV</text:p>
          </table:table-cell>
          <table:table-cell office:value-type="float" office:value="12.0314272" calcext:value-type="float">
            <text:p>12.0314272</text:p>
          </table:table-cell>
          <table:table-cell office:value-type="float" office:value="34.098427" calcext:value-type="float">
            <text:p>34.098427</text:p>
          </table:table-cell>
          <table:table-cell office:value-type="float" office:value="112.80749" calcext:value-type="float">
            <text:p>112.80749</text:p>
          </table:table-cell>
          <table:table-cell office:value-type="float" office:value="3800.9782" calcext:value-type="float">
            <text:p>3800.9782</text:p>
          </table:table-cell>
          <table:table-cell office:value-type="float" office:value="31.702773" calcext:value-type="float">
            <text:p>31.702773</text:p>
          </table:table-cell>
          <table:table-cell office:value-type="float" office:value="71.96419" calcext:value-type="float">
            <text:p>71.96419</text:p>
          </table:table-cell>
          <table:table-cell office:value-type="float" office:value="6.40643" calcext:value-type="float">
            <text:p>6.40643</text:p>
          </table:table-cell>
          <table:table-cell office:value-type="float" office:value="32.939902" calcext:value-type="float">
            <text:p>32.939902</text:p>
          </table:table-cell>
          <table:table-cell office:value-type="float" office:value="48.5974" calcext:value-type="float">
            <text:p>48.5974</text:p>
          </table:table-cell>
          <table:table-cell office:value-type="float" office:value="97.00797" calcext:value-type="float">
            <text:p>97.00797</text:p>
          </table:table-cell>
          <table:table-cell office:value-type="float" office:value="4.891848" calcext:value-type="float">
            <text:p>4.891848</text:p>
          </table:table-cell>
          <table:table-cell office:value-type="float" office:value="34.8998" calcext:value-type="float">
            <text:p>34.8998</text:p>
          </table:table-cell>
          <table:table-cell office:value-type="float" office:value="9.035255" calcext:value-type="float">
            <text:p>9.035255</text:p>
          </table:table-cell>
          <table:table-cell office:value-type="float" office:value="2.815286" calcext:value-type="float">
            <text:p>2.815286</text:p>
          </table:table-cell>
          <table:table-cell office:value-type="float" office:value="82.690968" calcext:value-type="float">
            <text:p>82.690968</text:p>
          </table:table-cell>
          <table:table-cell office:value-type="float" office:value="25.81659" calcext:value-type="float">
            <text:p>25.81659</text:p>
          </table:table-cell>
          <table:table-cell office:value-type="float" office:value="9.93554" calcext:value-type="float">
            <text:p>9.93554</text:p>
          </table:table-cell>
          <table:table-cell office:value-type="float" office:value="0.96119416" calcext:value-type="float">
            <text:p>0.96119416</text:p>
          </table:table-cell>
          <table:table-cell office:value-type="float" office:value="97.00529" calcext:value-type="float">
            <text:p>97.00529</text:p>
          </table:table-cell>
          <table:table-cell office:value-type="float" office:value="1283.0161" calcext:value-type="float">
            <text:p>1283.0161</text:p>
          </table:table-cell>
          <table:table-cell office:value-type="float" office:value="87.01879" calcext:value-type="float">
            <text:p>87.01879</text:p>
          </table:table-cell>
          <table:table-cell office:value-type="float" office:value="1.8933281" calcext:value-type="float">
            <text:p>1.8933281</text:p>
          </table:table-cell>
          <table:table-cell office:value-type="float" office:value="0.33923567" calcext:value-type="float">
            <text:p>0.33923567</text:p>
          </table:table-cell>
          <table:table-cell office:value-type="float" office:value="5.247073" calcext:value-type="float">
            <text:p>5.247073</text:p>
          </table:table-cell>
          <table:table-cell office:value-type="float" office:value="2.32461097" calcext:value-type="float">
            <text:p>2.32461097</text:p>
          </table:table-cell>
          <table:table-cell office:value-type="float" office:value="66.469738" calcext:value-type="float">
            <text:p>66.469738</text:p>
          </table:table-cell>
          <table:table-cell office:value-type="float" office:value="5.7002598" calcext:value-type="float">
            <text:p>5.7002598</text:p>
          </table:table-cell>
          <table:table-cell office:value-type="float" office:value="4.1591642" calcext:value-type="float">
            <text:p>4.1591642</text:p>
          </table:table-cell>
          <table:table-cell office:value-type="float" office:value="7.4194444" calcext:value-type="float">
            <text:p>7.4194444</text:p>
          </table:table-cell>
          <table:table-cell office:value-type="float" office:value="139.97803" calcext:value-type="float">
            <text:p>139.97803</text:p>
          </table:table-cell>
          <table:table-cell office:value-type="float" office:value="7.928316" calcext:value-type="float">
            <text:p>7.928316</text:p>
          </table:table-cell>
          <table:table-cell office:value-type="float" office:value="1.9998744" calcext:value-type="float">
            <text:p>1.9998744</text:p>
          </table:table-cell>
          <table:table-cell office:value-type="float" office:value="15.03891" calcext:value-type="float">
            <text:p>15.03891</text:p>
          </table:table-cell>
          <table:table-cell office:value-type="float" office:value="28.530971" calcext:value-type="float">
            <text:p>28.530971</text:p>
          </table:table-cell>
          <table:table-cell office:value-type="float" office:value="25.544062" calcext:value-type="float">
            <text:p>25.544062</text:p>
          </table:table-cell>
          <table:table-cell office:value-type="float" office:value="105.02165" calcext:value-type="float">
            <text:p>105.02165</text:p>
          </table:table-cell>
          <table:table-cell office:value-type="float" office:value="1.030347" calcext:value-type="float">
            <text:p>1.030347</text:p>
          </table:table-cell>
          <table:table-cell office:value-type="float" office:value="13.112867" calcext:value-type="float">
            <text:p>13.112867</text:p>
          </table:table-cell>
          <table:table-cell office:value-type="float" office:value="6.059429" calcext:value-type="float">
            <text:p>6.059429</text:p>
          </table:table-cell>
          <table:table-cell office:value-type="float" office:value="3.556348" calcext:value-type="float">
            <text:p>3.556348</text:p>
          </table:table-cell>
          <table:table-cell office:value-type="float" office:value="9.803004" calcext:value-type="float">
            <text:p>9.803004</text:p>
          </table:table-cell>
          <table:table-cell office:value-type="float" office:value="5.838938" calcext:value-type="float">
            <text:p>5.838938</text:p>
          </table:table-cell>
          <table:table-cell office:value-type="float" office:value="8.059233" calcext:value-type="float">
            <text:p>8.059233</text:p>
          </table:table-cell>
          <table:table-cell office:value-type="float" office:value="195.05205" calcext:value-type="float">
            <text:p>195.05205</text:p>
          </table:table-cell>
          <table:table-cell office:value-type="float" office:value="103.48384" calcext:value-type="float">
            <text:p>103.48384</text:p>
          </table:table-cell>
          <table:table-cell office:value-type="float" office:value="239.72284" calcext:value-type="float">
            <text:p>239.72284</text:p>
          </table:table-cell>
          <table:table-cell office:value-type="float" office:value="2.23990265" calcext:value-type="float">
            <text:p>2.23990265</text:p>
          </table:table-cell>
          <table:table-cell office:value-type="float" office:value="7.727576" calcext:value-type="float">
            <text:p>7.727576</text:p>
          </table:table-cell>
        </table:table-row>
        <table:table-row table:style-name="ro2">
          <table:table-cell office:value-type="string" calcext:value-type="string">
            <text:p>TCGA-25-2400-01A-01R-1569-13</text:p>
          </table:table-cell>
          <table:table-cell office:value-type="string" calcext:value-type="string">
            <text:p>OV</text:p>
          </table:table-cell>
          <table:table-cell office:value-type="float" office:value="16.2258338" calcext:value-type="float">
            <text:p>16.2258338</text:p>
          </table:table-cell>
          <table:table-cell office:value-type="float" office:value="8.003689" calcext:value-type="float">
            <text:p>8.003689</text:p>
          </table:table-cell>
          <table:table-cell office:value-type="float" office:value="76.90525" calcext:value-type="float">
            <text:p>76.90525</text:p>
          </table:table-cell>
          <table:table-cell office:value-type="float" office:value="2054.8193" calcext:value-type="float">
            <text:p>2054.8193</text:p>
          </table:table-cell>
          <table:table-cell office:value-type="float" office:value="50.148941" calcext:value-type="float">
            <text:p>50.148941</text:p>
          </table:table-cell>
          <table:table-cell office:value-type="float" office:value="69.52899" calcext:value-type="float">
            <text:p>69.52899</text:p>
          </table:table-cell>
          <table:table-cell office:value-type="float" office:value="8.180443" calcext:value-type="float">
            <text:p>8.180443</text:p>
          </table:table-cell>
          <table:table-cell office:value-type="float" office:value="31.162338" calcext:value-type="float">
            <text:p>31.162338</text:p>
          </table:table-cell>
          <table:table-cell office:value-type="float" office:value="32.25576" calcext:value-type="float">
            <text:p>32.25576</text:p>
          </table:table-cell>
          <table:table-cell office:value-type="float" office:value="120.16418" calcext:value-type="float">
            <text:p>120.16418</text:p>
          </table:table-cell>
          <table:table-cell office:value-type="float" office:value="6.492227" calcext:value-type="float">
            <text:p>6.492227</text:p>
          </table:table-cell>
          <table:table-cell office:value-type="float" office:value="48.779756" calcext:value-type="float">
            <text:p>48.779756</text:p>
          </table:table-cell>
          <table:table-cell office:value-type="float" office:value="10.417879" calcext:value-type="float">
            <text:p>10.417879</text:p>
          </table:table-cell>
          <table:table-cell office:value-type="float" office:value="6.069105" calcext:value-type="float">
            <text:p>6.069105</text:p>
          </table:table-cell>
          <table:table-cell office:value-type="float" office:value="55.025493" calcext:value-type="float">
            <text:p>55.025493</text:p>
          </table:table-cell>
          <table:table-cell office:value-type="float" office:value="23.690823" calcext:value-type="float">
            <text:p>23.690823</text:p>
          </table:table-cell>
          <table:table-cell office:value-type="float" office:value="5.972962" calcext:value-type="float">
            <text:p>5.972962</text:p>
          </table:table-cell>
          <table:table-cell office:value-type="float" office:value="0.24602949" calcext:value-type="float">
            <text:p>0.24602949</text:p>
          </table:table-cell>
          <table:table-cell office:value-type="float" office:value="127.94681" calcext:value-type="float">
            <text:p>127.94681</text:p>
          </table:table-cell>
          <table:table-cell office:value-type="float" office:value="2918.61" calcext:value-type="float">
            <text:p>2918.61</text:p>
          </table:table-cell>
          <table:table-cell office:value-type="float" office:value="149.0848" calcext:value-type="float">
            <text:p>149.0848</text:p>
          </table:table-cell>
          <table:table-cell office:value-type="float" office:value="7.9167359" calcext:value-type="float">
            <text:p>7.9167359</text:p>
          </table:table-cell>
          <table:table-cell office:value-type="float" office:value="0.49396284" calcext:value-type="float">
            <text:p>0.49396284</text:p>
          </table:table-cell>
          <table:table-cell office:value-type="float" office:value="7.509637" calcext:value-type="float">
            <text:p>7.509637</text:p>
          </table:table-cell>
          <table:table-cell office:value-type="float" office:value="20.05196148" calcext:value-type="float">
            <text:p>20.05196148</text:p>
          </table:table-cell>
          <table:table-cell office:value-type="float" office:value="40.515924" calcext:value-type="float">
            <text:p>40.515924</text:p>
          </table:table-cell>
          <table:table-cell office:value-type="float" office:value="6.9966666" calcext:value-type="float">
            <text:p>6.9966666</text:p>
          </table:table-cell>
          <table:table-cell office:value-type="float" office:value="7.9212318" calcext:value-type="float">
            <text:p>7.9212318</text:p>
          </table:table-cell>
          <table:table-cell office:value-type="float" office:value="1.6880873" calcext:value-type="float">
            <text:p>1.6880873</text:p>
          </table:table-cell>
          <table:table-cell office:value-type="float" office:value="116.514" calcext:value-type="float">
            <text:p>116.514</text:p>
          </table:table-cell>
          <table:table-cell office:value-type="float" office:value="4.454564" calcext:value-type="float">
            <text:p>4.454564</text:p>
          </table:table-cell>
          <table:table-cell office:value-type="float" office:value="1.8910739" calcext:value-type="float">
            <text:p>1.8910739</text:p>
          </table:table-cell>
          <table:table-cell office:value-type="float" office:value="32.74885" calcext:value-type="float">
            <text:p>32.74885</text:p>
          </table:table-cell>
          <table:table-cell office:value-type="float" office:value="74.875281" calcext:value-type="float">
            <text:p>74.875281</text:p>
          </table:table-cell>
          <table:table-cell office:value-type="float" office:value="20.923155" calcext:value-type="float">
            <text:p>20.923155</text:p>
          </table:table-cell>
          <table:table-cell office:value-type="float" office:value="373.36264" calcext:value-type="float">
            <text:p>373.36264</text:p>
          </table:table-cell>
          <table:table-cell office:value-type="float" office:value="1.4551815" calcext:value-type="float">
            <text:p>1.4551815</text:p>
          </table:table-cell>
          <table:table-cell office:value-type="float" office:value="8.580474" calcext:value-type="float">
            <text:p>8.580474</text:p>
          </table:table-cell>
          <table:table-cell office:value-type="float" office:value="2.599809" calcext:value-type="float">
            <text:p>2.599809</text:p>
          </table:table-cell>
          <table:table-cell office:value-type="float" office:value="3.547257" calcext:value-type="float">
            <text:p>3.547257</text:p>
          </table:table-cell>
          <table:table-cell office:value-type="float" office:value="15.361022" calcext:value-type="float">
            <text:p>15.361022</text:p>
          </table:table-cell>
          <table:table-cell office:value-type="float" office:value="3.373979" calcext:value-type="float">
            <text:p>3.373979</text:p>
          </table:table-cell>
          <table:table-cell office:value-type="float" office:value="15.616031" calcext:value-type="float">
            <text:p>15.616031</text:p>
          </table:table-cell>
          <table:table-cell office:value-type="float" office:value="134.8109" calcext:value-type="float">
            <text:p>134.8109</text:p>
          </table:table-cell>
          <table:table-cell office:value-type="float" office:value="301.87588" calcext:value-type="float">
            <text:p>301.87588</text:p>
          </table:table-cell>
          <table:table-cell office:value-type="float" office:value="237.50384" calcext:value-type="float">
            <text:p>237.50384</text:p>
          </table:table-cell>
          <table:table-cell office:value-type="float" office:value="1.10253748" calcext:value-type="float">
            <text:p>1.10253748</text:p>
          </table:table-cell>
          <table:table-cell office:value-type="float" office:value="3.54701" calcext:value-type="float">
            <text:p>3.54701</text:p>
          </table:table-cell>
        </table:table-row>
        <table:table-row table:style-name="ro2">
          <table:table-cell office:value-type="string" calcext:value-type="string">
            <text:p>TCGA-26-5139-01A-01R-1850-01</text:p>
          </table:table-cell>
          <table:table-cell office:value-type="string" calcext:value-type="string">
            <text:p>GBM</text:p>
          </table:table-cell>
          <table:table-cell office:value-type="float" office:value="2.1088546" calcext:value-type="float">
            <text:p>2.1088546</text:p>
          </table:table-cell>
          <table:table-cell office:value-type="float" office:value="15.495007" calcext:value-type="float">
            <text:p>15.495007</text:p>
          </table:table-cell>
          <table:table-cell office:value-type="float" office:value="138.88639" calcext:value-type="float">
            <text:p>138.88639</text:p>
          </table:table-cell>
          <table:table-cell office:value-type="float" office:value="3658.0076" calcext:value-type="float">
            <text:p>3658.0076</text:p>
          </table:table-cell>
          <table:table-cell office:value-type="float" office:value="29.177143" calcext:value-type="float">
            <text:p>29.177143</text:p>
          </table:table-cell>
          <table:table-cell office:value-type="float" office:value="74.20845" calcext:value-type="float">
            <text:p>74.20845</text:p>
          </table:table-cell>
          <table:table-cell office:value-type="float" office:value="6.698144" calcext:value-type="float">
            <text:p>6.698144</text:p>
          </table:table-cell>
          <table:table-cell office:value-type="float" office:value="33.19769" calcext:value-type="float">
            <text:p>33.19769</text:p>
          </table:table-cell>
          <table:table-cell office:value-type="float" office:value="71.603247" calcext:value-type="float">
            <text:p>71.603247</text:p>
          </table:table-cell>
          <table:table-cell office:value-type="float" office:value="257.06158" calcext:value-type="float">
            <text:p>257.06158</text:p>
          </table:table-cell>
          <table:table-cell office:value-type="float" office:value="6.432128" calcext:value-type="float">
            <text:p>6.432128</text:p>
          </table:table-cell>
          <table:table-cell office:value-type="float" office:value="82.83942" calcext:value-type="float">
            <text:p>82.83942</text:p>
          </table:table-cell>
          <table:table-cell office:value-type="float" office:value="6.478269" calcext:value-type="float">
            <text:p>6.478269</text:p>
          </table:table-cell>
          <table:table-cell office:value-type="float" office:value="4.832403" calcext:value-type="float">
            <text:p>4.832403</text:p>
          </table:table-cell>
          <table:table-cell office:value-type="float" office:value="56.927179" calcext:value-type="float">
            <text:p>56.927179</text:p>
          </table:table-cell>
          <table:table-cell office:value-type="float" office:value="11.470415" calcext:value-type="float">
            <text:p>11.470415</text:p>
          </table:table-cell>
          <table:table-cell office:value-type="float" office:value="4.316243" calcext:value-type="float">
            <text:p>4.316243</text:p>
          </table:table-cell>
          <table:table-cell office:value-type="float" office:value="0.74270344" calcext:value-type="float">
            <text:p>0.74270344</text:p>
          </table:table-cell>
          <table:table-cell office:value-type="float" office:value="79.07115" calcext:value-type="float">
            <text:p>79.07115</text:p>
          </table:table-cell>
          <table:table-cell office:value-type="float" office:value="1114.5846" calcext:value-type="float">
            <text:p>1114.5846</text:p>
          </table:table-cell>
          <table:table-cell office:value-type="float" office:value="41.27973" calcext:value-type="float">
            <text:p>41.27973</text:p>
          </table:table-cell>
          <table:table-cell office:value-type="float" office:value="3.4942328" calcext:value-type="float">
            <text:p>3.4942328</text:p>
          </table:table-cell>
          <table:table-cell office:value-type="float" office:value="0.41094509" calcext:value-type="float">
            <text:p>0.41094509</text:p>
          </table:table-cell>
          <table:table-cell office:value-type="float" office:value="5.761348" calcext:value-type="float">
            <text:p>5.761348</text:p>
          </table:table-cell>
          <table:table-cell office:value-type="float" office:value="2.72845645" calcext:value-type="float">
            <text:p>2.72845645</text:p>
          </table:table-cell>
          <table:table-cell office:value-type="float" office:value="25.379482" calcext:value-type="float">
            <text:p>25.379482</text:p>
          </table:table-cell>
          <table:table-cell office:value-type="float" office:value="2.961207" calcext:value-type="float">
            <text:p>2.961207</text:p>
          </table:table-cell>
          <table:table-cell office:value-type="float" office:value="2.9030898" calcext:value-type="float">
            <text:p>2.9030898</text:p>
          </table:table-cell>
          <table:table-cell office:value-type="float" office:value="1.0489185" calcext:value-type="float">
            <text:p>1.0489185</text:p>
          </table:table-cell>
          <table:table-cell office:value-type="float" office:value="190.95407" calcext:value-type="float">
            <text:p>190.95407</text:p>
          </table:table-cell>
          <table:table-cell office:value-type="float" office:value="3.949875" calcext:value-type="float">
            <text:p>3.949875</text:p>
          </table:table-cell>
          <table:table-cell office:value-type="float" office:value="3.2526498" calcext:value-type="float">
            <text:p>3.2526498</text:p>
          </table:table-cell>
          <table:table-cell office:value-type="float" office:value="38.43715" calcext:value-type="float">
            <text:p>38.43715</text:p>
          </table:table-cell>
          <table:table-cell office:value-type="float" office:value="14.317215" calcext:value-type="float">
            <text:p>14.317215</text:p>
          </table:table-cell>
          <table:table-cell office:value-type="float" office:value="26.796817" calcext:value-type="float">
            <text:p>26.796817</text:p>
          </table:table-cell>
          <table:table-cell office:value-type="float" office:value="227.63731" calcext:value-type="float">
            <text:p>227.63731</text:p>
          </table:table-cell>
          <table:table-cell office:value-type="float" office:value="0.9011577" calcext:value-type="float">
            <text:p>0.9011577</text:p>
          </table:table-cell>
          <table:table-cell office:value-type="float" office:value="11.992993" calcext:value-type="float">
            <text:p>11.992993</text:p>
          </table:table-cell>
          <table:table-cell office:value-type="float" office:value="5.854454" calcext:value-type="float">
            <text:p>5.854454</text:p>
          </table:table-cell>
          <table:table-cell office:value-type="float" office:value="3.778559" calcext:value-type="float">
            <text:p>3.778559</text:p>
          </table:table-cell>
          <table:table-cell office:value-type="float" office:value="11.118795" calcext:value-type="float">
            <text:p>11.118795</text:p>
          </table:table-cell>
          <table:table-cell office:value-type="float" office:value="4.854713" calcext:value-type="float">
            <text:p>4.854713</text:p>
          </table:table-cell>
          <table:table-cell office:value-type="float" office:value="4.627933" calcext:value-type="float">
            <text:p>4.627933</text:p>
          </table:table-cell>
          <table:table-cell office:value-type="float" office:value="141.59778" calcext:value-type="float">
            <text:p>141.59778</text:p>
          </table:table-cell>
          <table:table-cell office:value-type="float" office:value="120.6161" calcext:value-type="float">
            <text:p>120.6161</text:p>
          </table:table-cell>
          <table:table-cell office:value-type="float" office:value="229.85111" calcext:value-type="float">
            <text:p>229.85111</text:p>
          </table:table-cell>
          <table:table-cell office:value-type="float" office:value="1.848136" calcext:value-type="float">
            <text:p>1.848136</text:p>
          </table:table-cell>
          <table:table-cell office:value-type="float" office:value="4.967895" calcext:value-type="float">
            <text:p>4.967895</text:p>
          </table:table-cell>
        </table:table-row>
        <table:table-row table:style-name="ro2">
          <table:table-cell office:value-type="string" calcext:value-type="string">
            <text:p>TCGA-27-2523-01A-01R-1850-01</text:p>
          </table:table-cell>
          <table:table-cell office:value-type="string" calcext:value-type="string">
            <text:p>GBM</text:p>
          </table:table-cell>
          <table:table-cell office:value-type="float" office:value="0.9719682" calcext:value-type="float">
            <text:p>0.9719682</text:p>
          </table:table-cell>
          <table:table-cell office:value-type="float" office:value="16.906831" calcext:value-type="float">
            <text:p>16.906831</text:p>
          </table:table-cell>
          <table:table-cell office:value-type="float" office:value="132.93924" calcext:value-type="float">
            <text:p>132.93924</text:p>
          </table:table-cell>
          <table:table-cell office:value-type="float" office:value="3551.5314" calcext:value-type="float">
            <text:p>3551.5314</text:p>
          </table:table-cell>
          <table:table-cell office:value-type="float" office:value="37.251744" calcext:value-type="float">
            <text:p>37.251744</text:p>
          </table:table-cell>
          <table:table-cell office:value-type="float" office:value="88.08063" calcext:value-type="float">
            <text:p>88.08063</text:p>
          </table:table-cell>
          <table:table-cell office:value-type="float" office:value="10.845452" calcext:value-type="float">
            <text:p>10.845452</text:p>
          </table:table-cell>
          <table:table-cell office:value-type="float" office:value="36.139905" calcext:value-type="float">
            <text:p>36.139905</text:p>
          </table:table-cell>
          <table:table-cell office:value-type="float" office:value="115.930072" calcext:value-type="float">
            <text:p>115.930072</text:p>
          </table:table-cell>
          <table:table-cell office:value-type="float" office:value="72.86472" calcext:value-type="float">
            <text:p>72.86472</text:p>
          </table:table-cell>
          <table:table-cell office:value-type="float" office:value="5.961555" calcext:value-type="float">
            <text:p>5.961555</text:p>
          </table:table-cell>
          <table:table-cell office:value-type="float" office:value="84.26102" calcext:value-type="float">
            <text:p>84.26102</text:p>
          </table:table-cell>
          <table:table-cell office:value-type="float" office:value="7.771752" calcext:value-type="float">
            <text:p>7.771752</text:p>
          </table:table-cell>
          <table:table-cell office:value-type="float" office:value="4.625975" calcext:value-type="float">
            <text:p>4.625975</text:p>
          </table:table-cell>
          <table:table-cell office:value-type="float" office:value="48.414327" calcext:value-type="float">
            <text:p>48.414327</text:p>
          </table:table-cell>
          <table:table-cell office:value-type="float" office:value="7.795383" calcext:value-type="float">
            <text:p>7.795383</text:p>
          </table:table-cell>
          <table:table-cell office:value-type="float" office:value="3.182466" calcext:value-type="float">
            <text:p>3.182466</text:p>
          </table:table-cell>
          <table:table-cell office:value-type="float" office:value="0.61854867" calcext:value-type="float">
            <text:p>0.61854867</text:p>
          </table:table-cell>
          <table:table-cell office:value-type="float" office:value="53.9448" calcext:value-type="float">
            <text:p>53.9448</text:p>
          </table:table-cell>
          <table:table-cell office:value-type="float" office:value="1530.9644" calcext:value-type="float">
            <text:p>1530.9644</text:p>
          </table:table-cell>
          <table:table-cell office:value-type="float" office:value="41.25685" calcext:value-type="float">
            <text:p>41.25685</text:p>
          </table:table-cell>
          <table:table-cell office:value-type="float" office:value="3.4856243" calcext:value-type="float">
            <text:p>3.4856243</text:p>
          </table:table-cell>
          <table:table-cell office:value-type="float" office:value="0.29875445" calcext:value-type="float">
            <text:p>0.29875445</text:p>
          </table:table-cell>
          <table:table-cell office:value-type="float" office:value="12.07727" calcext:value-type="float">
            <text:p>12.07727</text:p>
          </table:table-cell>
          <table:table-cell office:value-type="float" office:value="1.1709013" calcext:value-type="float">
            <text:p>1.1709013</text:p>
          </table:table-cell>
          <table:table-cell office:value-type="float" office:value="21.9046" calcext:value-type="float">
            <text:p>21.9046</text:p>
          </table:table-cell>
          <table:table-cell office:value-type="float" office:value="2.7499463" calcext:value-type="float">
            <text:p>2.7499463</text:p>
          </table:table-cell>
          <table:table-cell office:value-type="float" office:value="2.7199632" calcext:value-type="float">
            <text:p>2.7199632</text:p>
          </table:table-cell>
          <table:table-cell office:value-type="float" office:value="1.3422318" calcext:value-type="float">
            <text:p>1.3422318</text:p>
          </table:table-cell>
          <table:table-cell office:value-type="float" office:value="203.71237" calcext:value-type="float">
            <text:p>203.71237</text:p>
          </table:table-cell>
          <table:table-cell office:value-type="float" office:value="3.787496" calcext:value-type="float">
            <text:p>3.787496</text:p>
          </table:table-cell>
          <table:table-cell office:value-type="float" office:value="2.6981068" calcext:value-type="float">
            <text:p>2.6981068</text:p>
          </table:table-cell>
          <table:table-cell office:value-type="float" office:value="36.4303" calcext:value-type="float">
            <text:p>36.4303</text:p>
          </table:table-cell>
          <table:table-cell office:value-type="float" office:value="31.649965" calcext:value-type="float">
            <text:p>31.649965</text:p>
          </table:table-cell>
          <table:table-cell office:value-type="float" office:value="25.09884" calcext:value-type="float">
            <text:p>25.09884</text:p>
          </table:table-cell>
          <table:table-cell office:value-type="float" office:value="181.11281" calcext:value-type="float">
            <text:p>181.11281</text:p>
          </table:table-cell>
          <table:table-cell office:value-type="float" office:value="1.3607216" calcext:value-type="float">
            <text:p>1.3607216</text:p>
          </table:table-cell>
          <table:table-cell office:value-type="float" office:value="8.537244" calcext:value-type="float">
            <text:p>8.537244</text:p>
          </table:table-cell>
          <table:table-cell office:value-type="float" office:value="3.757124" calcext:value-type="float">
            <text:p>3.757124</text:p>
          </table:table-cell>
          <table:table-cell office:value-type="float" office:value="2.652262" calcext:value-type="float">
            <text:p>2.652262</text:p>
          </table:table-cell>
          <table:table-cell office:value-type="float" office:value="13.641454" calcext:value-type="float">
            <text:p>13.641454</text:p>
          </table:table-cell>
          <table:table-cell office:value-type="float" office:value="3.289099" calcext:value-type="float">
            <text:p>3.289099</text:p>
          </table:table-cell>
          <table:table-cell office:value-type="float" office:value="2.228424" calcext:value-type="float">
            <text:p>2.228424</text:p>
          </table:table-cell>
          <table:table-cell office:value-type="float" office:value="114.09333" calcext:value-type="float">
            <text:p>114.09333</text:p>
          </table:table-cell>
          <table:table-cell office:value-type="float" office:value="107.40077" calcext:value-type="float">
            <text:p>107.40077</text:p>
          </table:table-cell>
          <table:table-cell office:value-type="float" office:value="249.33609" calcext:value-type="float">
            <text:p>249.33609</text:p>
          </table:table-cell>
          <table:table-cell office:value-type="float" office:value="1.81262112" calcext:value-type="float">
            <text:p>1.81262112</text:p>
          </table:table-cell>
          <table:table-cell office:value-type="float" office:value="4.585831" calcext:value-type="float">
            <text:p>4.585831</text:p>
          </table:table-cell>
        </table:table-row>
        <table:table-row table:style-name="ro2">
          <table:table-cell office:value-type="string" calcext:value-type="string">
            <text:p>TCGA-28-2514-01A-02R-1850-01</text:p>
          </table:table-cell>
          <table:table-cell office:value-type="string" calcext:value-type="string">
            <text:p>GBM</text:p>
          </table:table-cell>
          <table:table-cell office:value-type="float" office:value="1.8493197" calcext:value-type="float">
            <text:p>1.8493197</text:p>
          </table:table-cell>
          <table:table-cell office:value-type="float" office:value="15.862146" calcext:value-type="float">
            <text:p>15.862146</text:p>
          </table:table-cell>
          <table:table-cell office:value-type="float" office:value="159.93663" calcext:value-type="float">
            <text:p>159.93663</text:p>
          </table:table-cell>
          <table:table-cell office:value-type="float" office:value="3071.1482" calcext:value-type="float">
            <text:p>3071.1482</text:p>
          </table:table-cell>
          <table:table-cell office:value-type="float" office:value="28.362945" calcext:value-type="float">
            <text:p>28.362945</text:p>
          </table:table-cell>
          <table:table-cell office:value-type="float" office:value="94.70054" calcext:value-type="float">
            <text:p>94.70054</text:p>
          </table:table-cell>
          <table:table-cell office:value-type="float" office:value="5.442545" calcext:value-type="float">
            <text:p>5.442545</text:p>
          </table:table-cell>
          <table:table-cell office:value-type="float" office:value="31.238658" calcext:value-type="float">
            <text:p>31.238658</text:p>
          </table:table-cell>
          <table:table-cell office:value-type="float" office:value="56.331717" calcext:value-type="float">
            <text:p>56.331717</text:p>
          </table:table-cell>
          <table:table-cell office:value-type="float" office:value="300.49219" calcext:value-type="float">
            <text:p>300.49219</text:p>
          </table:table-cell>
          <table:table-cell office:value-type="float" office:value="5.084951" calcext:value-type="float">
            <text:p>5.084951</text:p>
          </table:table-cell>
          <table:table-cell office:value-type="float" office:value="54.090217" calcext:value-type="float">
            <text:p>54.090217</text:p>
          </table:table-cell>
          <table:table-cell office:value-type="float" office:value="4.960371" calcext:value-type="float">
            <text:p>4.960371</text:p>
          </table:table-cell>
          <table:table-cell office:value-type="float" office:value="6.794754" calcext:value-type="float">
            <text:p>6.794754</text:p>
          </table:table-cell>
          <table:table-cell office:value-type="float" office:value="58.273072" calcext:value-type="float">
            <text:p>58.273072</text:p>
          </table:table-cell>
          <table:table-cell office:value-type="float" office:value="12.427878" calcext:value-type="float">
            <text:p>12.427878</text:p>
          </table:table-cell>
          <table:table-cell office:value-type="float" office:value="5.71033" calcext:value-type="float">
            <text:p>5.71033</text:p>
          </table:table-cell>
          <table:table-cell office:value-type="float" office:value="2.13680684" calcext:value-type="float">
            <text:p>2.13680684</text:p>
          </table:table-cell>
          <table:table-cell office:value-type="float" office:value="77.46307" calcext:value-type="float">
            <text:p>77.46307</text:p>
          </table:table-cell>
          <table:table-cell office:value-type="float" office:value="614.9918" calcext:value-type="float">
            <text:p>614.9918</text:p>
          </table:table-cell>
          <table:table-cell office:value-type="float" office:value="30.25718" calcext:value-type="float">
            <text:p>30.25718</text:p>
          </table:table-cell>
          <table:table-cell office:value-type="float" office:value="2.1360142" calcext:value-type="float">
            <text:p>2.1360142</text:p>
          </table:table-cell>
          <table:table-cell office:value-type="float" office:value="0.18334039" calcext:value-type="float">
            <text:p>0.18334039</text:p>
          </table:table-cell>
          <table:table-cell office:value-type="float" office:value="8.523674" calcext:value-type="float">
            <text:p>8.523674</text:p>
          </table:table-cell>
          <table:table-cell office:value-type="float" office:value="2.78572899" calcext:value-type="float">
            <text:p>2.78572899</text:p>
          </table:table-cell>
          <table:table-cell office:value-type="float" office:value="17.91944" calcext:value-type="float">
            <text:p>17.91944</text:p>
          </table:table-cell>
          <table:table-cell office:value-type="float" office:value="3.6282184" calcext:value-type="float">
            <text:p>3.6282184</text:p>
          </table:table-cell>
          <table:table-cell office:value-type="float" office:value="3.197474" calcext:value-type="float">
            <text:p>3.197474</text:p>
          </table:table-cell>
          <table:table-cell office:value-type="float" office:value="1.412262" calcext:value-type="float">
            <text:p>1.412262</text:p>
          </table:table-cell>
          <table:table-cell office:value-type="float" office:value="160.49299" calcext:value-type="float">
            <text:p>160.49299</text:p>
          </table:table-cell>
          <table:table-cell office:value-type="float" office:value="4.350286" calcext:value-type="float">
            <text:p>4.350286</text:p>
          </table:table-cell>
          <table:table-cell office:value-type="float" office:value="2.5391162" calcext:value-type="float">
            <text:p>2.5391162</text:p>
          </table:table-cell>
          <table:table-cell office:value-type="float" office:value="37.29832" calcext:value-type="float">
            <text:p>37.29832</text:p>
          </table:table-cell>
          <table:table-cell office:value-type="float" office:value="16.009516" calcext:value-type="float">
            <text:p>16.009516</text:p>
          </table:table-cell>
          <table:table-cell office:value-type="float" office:value="19.970715" calcext:value-type="float">
            <text:p>19.970715</text:p>
          </table:table-cell>
          <table:table-cell office:value-type="float" office:value="229.76067" calcext:value-type="float">
            <text:p>229.76067</text:p>
          </table:table-cell>
          <table:table-cell office:value-type="float" office:value="1.262856" calcext:value-type="float">
            <text:p>1.262856</text:p>
          </table:table-cell>
          <table:table-cell office:value-type="float" office:value="14.642468" calcext:value-type="float">
            <text:p>14.642468</text:p>
          </table:table-cell>
          <table:table-cell office:value-type="float" office:value="5.600949" calcext:value-type="float">
            <text:p>5.600949</text:p>
          </table:table-cell>
          <table:table-cell office:value-type="float" office:value="3.316352" calcext:value-type="float">
            <text:p>3.316352</text:p>
          </table:table-cell>
          <table:table-cell office:value-type="float" office:value="9.800162" calcext:value-type="float">
            <text:p>9.800162</text:p>
          </table:table-cell>
          <table:table-cell office:value-type="float" office:value="5.997304" calcext:value-type="float">
            <text:p>5.997304</text:p>
          </table:table-cell>
          <table:table-cell office:value-type="float" office:value="5.461566" calcext:value-type="float">
            <text:p>5.461566</text:p>
          </table:table-cell>
          <table:table-cell office:value-type="float" office:value="167.60784" calcext:value-type="float">
            <text:p>167.60784</text:p>
          </table:table-cell>
          <table:table-cell office:value-type="float" office:value="129.45484" calcext:value-type="float">
            <text:p>129.45484</text:p>
          </table:table-cell>
          <table:table-cell office:value-type="float" office:value="260.50326" calcext:value-type="float">
            <text:p>260.50326</text:p>
          </table:table-cell>
          <table:table-cell office:value-type="float" office:value="2.41519933" calcext:value-type="float">
            <text:p>2.41519933</text:p>
          </table:table-cell>
          <table:table-cell office:value-type="float" office:value="2.459692" calcext:value-type="float">
            <text:p>2.459692</text:p>
          </table:table-cell>
        </table:table-row>
        <table:table-row table:style-name="ro2">
          <table:table-cell office:value-type="string" calcext:value-type="string">
            <text:p>TCGA-28-5208-01A-01R-1850-01</text:p>
          </table:table-cell>
          <table:table-cell office:value-type="string" calcext:value-type="string">
            <text:p>GBM</text:p>
          </table:table-cell>
          <table:table-cell office:value-type="float" office:value="1.2727888" calcext:value-type="float">
            <text:p>1.2727888</text:p>
          </table:table-cell>
          <table:table-cell office:value-type="float" office:value="13.90182" calcext:value-type="float">
            <text:p>13.90182</text:p>
          </table:table-cell>
          <table:table-cell office:value-type="float" office:value="120.13537" calcext:value-type="float">
            <text:p>120.13537</text:p>
          </table:table-cell>
          <table:table-cell office:value-type="float" office:value="2068.3733" calcext:value-type="float">
            <text:p>2068.3733</text:p>
          </table:table-cell>
          <table:table-cell office:value-type="float" office:value="47.790124" calcext:value-type="float">
            <text:p>47.790124</text:p>
          </table:table-cell>
          <table:table-cell office:value-type="float" office:value="65.74118" calcext:value-type="float">
            <text:p>65.74118</text:p>
          </table:table-cell>
          <table:table-cell office:value-type="float" office:value="6.926127" calcext:value-type="float">
            <text:p>6.926127</text:p>
          </table:table-cell>
          <table:table-cell office:value-type="float" office:value="35.587263" calcext:value-type="float">
            <text:p>35.587263</text:p>
          </table:table-cell>
          <table:table-cell office:value-type="float" office:value="49.421039" calcext:value-type="float">
            <text:p>49.421039</text:p>
          </table:table-cell>
          <table:table-cell office:value-type="float" office:value="80.39842" calcext:value-type="float">
            <text:p>80.39842</text:p>
          </table:table-cell>
          <table:table-cell office:value-type="float" office:value="7.605344" calcext:value-type="float">
            <text:p>7.605344</text:p>
          </table:table-cell>
          <table:table-cell office:value-type="float" office:value="94.766456" calcext:value-type="float">
            <text:p>94.766456</text:p>
          </table:table-cell>
          <table:table-cell office:value-type="float" office:value="7.200443" calcext:value-type="float">
            <text:p>7.200443</text:p>
          </table:table-cell>
          <table:table-cell office:value-type="float" office:value="3.872623" calcext:value-type="float">
            <text:p>3.872623</text:p>
          </table:table-cell>
          <table:table-cell office:value-type="float" office:value="46.65452" calcext:value-type="float">
            <text:p>46.65452</text:p>
          </table:table-cell>
          <table:table-cell office:value-type="float" office:value="10.131597" calcext:value-type="float">
            <text:p>10.131597</text:p>
          </table:table-cell>
          <table:table-cell office:value-type="float" office:value="2.703618" calcext:value-type="float">
            <text:p>2.703618</text:p>
          </table:table-cell>
          <table:table-cell office:value-type="float" office:value="0.78529452" calcext:value-type="float">
            <text:p>0.78529452</text:p>
          </table:table-cell>
          <table:table-cell office:value-type="float" office:value="39.10381" calcext:value-type="float">
            <text:p>39.10381</text:p>
          </table:table-cell>
          <table:table-cell office:value-type="float" office:value="1482.5982" calcext:value-type="float">
            <text:p>1482.5982</text:p>
          </table:table-cell>
          <table:table-cell office:value-type="float" office:value="50.56742" calcext:value-type="float">
            <text:p>50.56742</text:p>
          </table:table-cell>
          <table:table-cell office:value-type="float" office:value="4.0713193" calcext:value-type="float">
            <text:p>4.0713193</text:p>
          </table:table-cell>
          <table:table-cell office:value-type="float" office:value="0.27299218" calcext:value-type="float">
            <text:p>0.27299218</text:p>
          </table:table-cell>
          <table:table-cell office:value-type="float" office:value="5.633087" calcext:value-type="float">
            <text:p>5.633087</text:p>
          </table:table-cell>
          <table:table-cell office:value-type="float" office:value="2.49615362" calcext:value-type="float">
            <text:p>2.49615362</text:p>
          </table:table-cell>
          <table:table-cell office:value-type="float" office:value="16.821592" calcext:value-type="float">
            <text:p>16.821592</text:p>
          </table:table-cell>
          <table:table-cell office:value-type="float" office:value="2.4108696" calcext:value-type="float">
            <text:p>2.4108696</text:p>
          </table:table-cell>
          <table:table-cell office:value-type="float" office:value="3.0526882" calcext:value-type="float">
            <text:p>3.0526882</text:p>
          </table:table-cell>
          <table:table-cell office:value-type="float" office:value="0.7049353" calcext:value-type="float">
            <text:p>0.7049353</text:p>
          </table:table-cell>
          <table:table-cell office:value-type="float" office:value="186.21289" calcext:value-type="float">
            <text:p>186.21289</text:p>
          </table:table-cell>
          <table:table-cell office:value-type="float" office:value="4.050633" calcext:value-type="float">
            <text:p>4.050633</text:p>
          </table:table-cell>
          <table:table-cell office:value-type="float" office:value="2.4116031" calcext:value-type="float">
            <text:p>2.4116031</text:p>
          </table:table-cell>
          <table:table-cell office:value-type="float" office:value="49.44503" calcext:value-type="float">
            <text:p>49.44503</text:p>
          </table:table-cell>
          <table:table-cell office:value-type="float" office:value="33.199806" calcext:value-type="float">
            <text:p>33.199806</text:p>
          </table:table-cell>
          <table:table-cell office:value-type="float" office:value="28.343927" calcext:value-type="float">
            <text:p>28.343927</text:p>
          </table:table-cell>
          <table:table-cell office:value-type="float" office:value="265.62949" calcext:value-type="float">
            <text:p>265.62949</text:p>
          </table:table-cell>
          <table:table-cell office:value-type="float" office:value="1.0681996" calcext:value-type="float">
            <text:p>1.0681996</text:p>
          </table:table-cell>
          <table:table-cell office:value-type="float" office:value="10.301928" calcext:value-type="float">
            <text:p>10.301928</text:p>
          </table:table-cell>
          <table:table-cell office:value-type="float" office:value="4.946955" calcext:value-type="float">
            <text:p>4.946955</text:p>
          </table:table-cell>
          <table:table-cell office:value-type="float" office:value="3.48533" calcext:value-type="float">
            <text:p>3.48533</text:p>
          </table:table-cell>
          <table:table-cell office:value-type="float" office:value="11.892915" calcext:value-type="float">
            <text:p>11.892915</text:p>
          </table:table-cell>
          <table:table-cell office:value-type="float" office:value="4.488309" calcext:value-type="float">
            <text:p>4.488309</text:p>
          </table:table-cell>
          <table:table-cell office:value-type="float" office:value="3.67785" calcext:value-type="float">
            <text:p>3.67785</text:p>
          </table:table-cell>
          <table:table-cell office:value-type="float" office:value="86.92297" calcext:value-type="float">
            <text:p>86.92297</text:p>
          </table:table-cell>
          <table:table-cell office:value-type="float" office:value="148.09353" calcext:value-type="float">
            <text:p>148.09353</text:p>
          </table:table-cell>
          <table:table-cell office:value-type="float" office:value="176.7498" calcext:value-type="float">
            <text:p>176.7498</text:p>
          </table:table-cell>
          <table:table-cell office:value-type="float" office:value="1.65696862" calcext:value-type="float">
            <text:p>1.65696862</text:p>
          </table:table-cell>
          <table:table-cell office:value-type="float" office:value="4.480061" calcext:value-type="float">
            <text:p>4.480061</text:p>
          </table:table-cell>
        </table:table-row>
        <table:table-row table:style-name="ro2">
          <table:table-cell office:value-type="string" calcext:value-type="string">
            <text:p>TCGA-28-5218-01A-01R-1850-01</text:p>
          </table:table-cell>
          <table:table-cell office:value-type="string" calcext:value-type="string">
            <text:p>GBM</text:p>
          </table:table-cell>
          <table:table-cell office:value-type="float" office:value="3.9693637" calcext:value-type="float">
            <text:p>3.9693637</text:p>
          </table:table-cell>
          <table:table-cell office:value-type="float" office:value="20.452094" calcext:value-type="float">
            <text:p>20.452094</text:p>
          </table:table-cell>
          <table:table-cell office:value-type="float" office:value="113.05526" calcext:value-type="float">
            <text:p>113.05526</text:p>
          </table:table-cell>
          <table:table-cell office:value-type="float" office:value="4209.2233" calcext:value-type="float">
            <text:p>4209.2233</text:p>
          </table:table-cell>
          <table:table-cell office:value-type="float" office:value="33.128138" calcext:value-type="float">
            <text:p>33.128138</text:p>
          </table:table-cell>
          <table:table-cell office:value-type="float" office:value="94.95012" calcext:value-type="float">
            <text:p>94.95012</text:p>
          </table:table-cell>
          <table:table-cell office:value-type="float" office:value="7.547792" calcext:value-type="float">
            <text:p>7.547792</text:p>
          </table:table-cell>
          <table:table-cell office:value-type="float" office:value="32.66385" calcext:value-type="float">
            <text:p>32.66385</text:p>
          </table:table-cell>
          <table:table-cell office:value-type="float" office:value="66.947601" calcext:value-type="float">
            <text:p>66.947601</text:p>
          </table:table-cell>
          <table:table-cell office:value-type="float" office:value="56.50858" calcext:value-type="float">
            <text:p>56.50858</text:p>
          </table:table-cell>
          <table:table-cell office:value-type="float" office:value="5.185123" calcext:value-type="float">
            <text:p>5.185123</text:p>
          </table:table-cell>
          <table:table-cell office:value-type="float" office:value="58.423422" calcext:value-type="float">
            <text:p>58.423422</text:p>
          </table:table-cell>
          <table:table-cell office:value-type="float" office:value="6.00813" calcext:value-type="float">
            <text:p>6.00813</text:p>
          </table:table-cell>
          <table:table-cell office:value-type="float" office:value="2.053925" calcext:value-type="float">
            <text:p>2.053925</text:p>
          </table:table-cell>
          <table:table-cell office:value-type="float" office:value="43.564723" calcext:value-type="float">
            <text:p>43.564723</text:p>
          </table:table-cell>
          <table:table-cell office:value-type="float" office:value="10.074302" calcext:value-type="float">
            <text:p>10.074302</text:p>
          </table:table-cell>
          <table:table-cell office:value-type="float" office:value="2.652429" calcext:value-type="float">
            <text:p>2.652429</text:p>
          </table:table-cell>
          <table:table-cell office:value-type="float" office:value="1.48650496" calcext:value-type="float">
            <text:p>1.48650496</text:p>
          </table:table-cell>
          <table:table-cell office:value-type="float" office:value="80.76552" calcext:value-type="float">
            <text:p>80.76552</text:p>
          </table:table-cell>
          <table:table-cell office:value-type="float" office:value="1047.2219" calcext:value-type="float">
            <text:p>1047.2219</text:p>
          </table:table-cell>
          <table:table-cell office:value-type="float" office:value="99.58613" calcext:value-type="float">
            <text:p>99.58613</text:p>
          </table:table-cell>
          <table:table-cell office:value-type="float" office:value="3.0304477" calcext:value-type="float">
            <text:p>3.0304477</text:p>
          </table:table-cell>
          <table:table-cell office:value-type="float" office:value="0.52809047" calcext:value-type="float">
            <text:p>0.52809047</text:p>
          </table:table-cell>
          <table:table-cell office:value-type="float" office:value="6.580239" calcext:value-type="float">
            <text:p>6.580239</text:p>
          </table:table-cell>
          <table:table-cell office:value-type="float" office:value="0.29617401" calcext:value-type="float">
            <text:p>0.29617401</text:p>
          </table:table-cell>
          <table:table-cell office:value-type="float" office:value="27.998088" calcext:value-type="float">
            <text:p>27.998088</text:p>
          </table:table-cell>
          <table:table-cell office:value-type="float" office:value="2.618354" calcext:value-type="float">
            <text:p>2.618354</text:p>
          </table:table-cell>
          <table:table-cell office:value-type="float" office:value="4.3868744" calcext:value-type="float">
            <text:p>4.3868744</text:p>
          </table:table-cell>
          <table:table-cell office:value-type="float" office:value="1.8094236" calcext:value-type="float">
            <text:p>1.8094236</text:p>
          </table:table-cell>
          <table:table-cell office:value-type="float" office:value="170.24523" calcext:value-type="float">
            <text:p>170.24523</text:p>
          </table:table-cell>
          <table:table-cell office:value-type="float" office:value="3.200795" calcext:value-type="float">
            <text:p>3.200795</text:p>
          </table:table-cell>
          <table:table-cell office:value-type="float" office:value="2.2916898" calcext:value-type="float">
            <text:p>2.2916898</text:p>
          </table:table-cell>
          <table:table-cell office:value-type="float" office:value="14.98175" calcext:value-type="float">
            <text:p>14.98175</text:p>
          </table:table-cell>
          <table:table-cell office:value-type="float" office:value="23.860433" calcext:value-type="float">
            <text:p>23.860433</text:p>
          </table:table-cell>
          <table:table-cell office:value-type="float" office:value="47.263981" calcext:value-type="float">
            <text:p>47.263981</text:p>
          </table:table-cell>
          <table:table-cell office:value-type="float" office:value="159.33977" calcext:value-type="float">
            <text:p>159.33977</text:p>
          </table:table-cell>
          <table:table-cell office:value-type="float" office:value="1.8725701" calcext:value-type="float">
            <text:p>1.8725701</text:p>
          </table:table-cell>
          <table:table-cell office:value-type="float" office:value="10.389764" calcext:value-type="float">
            <text:p>10.389764</text:p>
          </table:table-cell>
          <table:table-cell office:value-type="float" office:value="5.454078" calcext:value-type="float">
            <text:p>5.454078</text:p>
          </table:table-cell>
          <table:table-cell office:value-type="float" office:value="3.097538" calcext:value-type="float">
            <text:p>3.097538</text:p>
          </table:table-cell>
          <table:table-cell office:value-type="float" office:value="11.025841" calcext:value-type="float">
            <text:p>11.025841</text:p>
          </table:table-cell>
          <table:table-cell office:value-type="float" office:value="7.50777" calcext:value-type="float">
            <text:p>7.50777</text:p>
          </table:table-cell>
          <table:table-cell office:value-type="float" office:value="4.151846" calcext:value-type="float">
            <text:p>4.151846</text:p>
          </table:table-cell>
          <table:table-cell office:value-type="float" office:value="220.0895" calcext:value-type="float">
            <text:p>220.0895</text:p>
          </table:table-cell>
          <table:table-cell office:value-type="float" office:value="80.56194" calcext:value-type="float">
            <text:p>80.56194</text:p>
          </table:table-cell>
          <table:table-cell office:value-type="float" office:value="169.87026" calcext:value-type="float">
            <text:p>169.87026</text:p>
          </table:table-cell>
          <table:table-cell office:value-type="float" office:value="0.73591797" calcext:value-type="float">
            <text:p>0.73591797</text:p>
          </table:table-cell>
          <table:table-cell office:value-type="float" office:value="6.175169" calcext:value-type="float">
            <text:p>6.175169</text:p>
          </table:table-cell>
        </table:table-row>
        <table:table-row table:style-name="ro2">
          <table:table-cell office:value-type="string" calcext:value-type="string">
            <text:p>TCGA-29-1691-01A-01R-1566-13</text:p>
          </table:table-cell>
          <table:table-cell office:value-type="string" calcext:value-type="string">
            <text:p>OV</text:p>
          </table:table-cell>
          <table:table-cell office:value-type="float" office:value="4.97796" calcext:value-type="float">
            <text:p>4.97796</text:p>
          </table:table-cell>
          <table:table-cell office:value-type="float" office:value="6.589669" calcext:value-type="float">
            <text:p>6.589669</text:p>
          </table:table-cell>
          <table:table-cell office:value-type="float" office:value="125.40243" calcext:value-type="float">
            <text:p>125.40243</text:p>
          </table:table-cell>
          <table:table-cell office:value-type="float" office:value="2203.5844" calcext:value-type="float">
            <text:p>2203.5844</text:p>
          </table:table-cell>
          <table:table-cell office:value-type="float" office:value="186.044914" calcext:value-type="float">
            <text:p>186.044914</text:p>
          </table:table-cell>
          <table:table-cell office:value-type="float" office:value="47.57892" calcext:value-type="float">
            <text:p>47.57892</text:p>
          </table:table-cell>
          <table:table-cell office:value-type="float" office:value="6.801955" calcext:value-type="float">
            <text:p>6.801955</text:p>
          </table:table-cell>
          <table:table-cell office:value-type="float" office:value="19.057658" calcext:value-type="float">
            <text:p>19.057658</text:p>
          </table:table-cell>
          <table:table-cell office:value-type="float" office:value="19.265951" calcext:value-type="float">
            <text:p>19.265951</text:p>
          </table:table-cell>
          <table:table-cell office:value-type="float" office:value="63.06611" calcext:value-type="float">
            <text:p>63.06611</text:p>
          </table:table-cell>
          <table:table-cell office:value-type="float" office:value="6.946882" calcext:value-type="float">
            <text:p>6.946882</text:p>
          </table:table-cell>
          <table:table-cell office:value-type="float" office:value="55.313475" calcext:value-type="float">
            <text:p>55.313475</text:p>
          </table:table-cell>
          <table:table-cell office:value-type="float" office:value="9.56945" calcext:value-type="float">
            <text:p>9.56945</text:p>
          </table:table-cell>
          <table:table-cell office:value-type="float" office:value="9.921371" calcext:value-type="float">
            <text:p>9.921371</text:p>
          </table:table-cell>
          <table:table-cell office:value-type="float" office:value="40.820128" calcext:value-type="float">
            <text:p>40.820128</text:p>
          </table:table-cell>
          <table:table-cell office:value-type="float" office:value="10.32828" calcext:value-type="float">
            <text:p>10.32828</text:p>
          </table:table-cell>
          <table:table-cell office:value-type="float" office:value="3.845461" calcext:value-type="float">
            <text:p>3.845461</text:p>
          </table:table-cell>
          <table:table-cell office:value-type="float" office:value="0.30340446" calcext:value-type="float">
            <text:p>0.30340446</text:p>
          </table:table-cell>
          <table:table-cell office:value-type="float" office:value="32.80627" calcext:value-type="float">
            <text:p>32.80627</text:p>
          </table:table-cell>
          <table:table-cell office:value-type="float" office:value="1760.007" calcext:value-type="float">
            <text:p>1760.007</text:p>
          </table:table-cell>
          <table:table-cell office:value-type="float" office:value="112.87688" calcext:value-type="float">
            <text:p>112.87688</text:p>
          </table:table-cell>
          <table:table-cell office:value-type="float" office:value="13.4676293" calcext:value-type="float">
            <text:p>13.4676293</text:p>
          </table:table-cell>
          <table:table-cell office:value-type="float" office:value="0.16911193" calcext:value-type="float">
            <text:p>0.16911193</text:p>
          </table:table-cell>
          <table:table-cell office:value-type="float" office:value="12.038031" calcext:value-type="float">
            <text:p>12.038031</text:p>
          </table:table-cell>
          <table:table-cell office:value-type="float" office:value="1.70149034" calcext:value-type="float">
            <text:p>1.70149034</text:p>
          </table:table-cell>
          <table:table-cell office:value-type="float" office:value="30.566258" calcext:value-type="float">
            <text:p>30.566258</text:p>
          </table:table-cell>
          <table:table-cell office:value-type="float" office:value="2.2921686" calcext:value-type="float">
            <text:p>2.2921686</text:p>
          </table:table-cell>
          <table:table-cell office:value-type="float" office:value="4.9566902" calcext:value-type="float">
            <text:p>4.9566902</text:p>
          </table:table-cell>
          <table:table-cell office:value-type="float" office:value="0.4638694" calcext:value-type="float">
            <text:p>0.4638694</text:p>
          </table:table-cell>
          <table:table-cell office:value-type="float" office:value="151.3241" calcext:value-type="float">
            <text:p>151.3241</text:p>
          </table:table-cell>
          <table:table-cell office:value-type="float" office:value="9.457045" calcext:value-type="float">
            <text:p>9.457045</text:p>
          </table:table-cell>
          <table:table-cell office:value-type="float" office:value="2.1963977" calcext:value-type="float">
            <text:p>2.1963977</text:p>
          </table:table-cell>
          <table:table-cell office:value-type="float" office:value="46.37686" calcext:value-type="float">
            <text:p>46.37686</text:p>
          </table:table-cell>
          <table:table-cell office:value-type="float" office:value="124.992937" calcext:value-type="float">
            <text:p>124.992937</text:p>
          </table:table-cell>
          <table:table-cell office:value-type="float" office:value="39.386729" calcext:value-type="float">
            <text:p>39.386729</text:p>
          </table:table-cell>
          <table:table-cell office:value-type="float" office:value="156.92953" calcext:value-type="float">
            <text:p>156.92953</text:p>
          </table:table-cell>
          <table:table-cell office:value-type="float" office:value="3.573106" calcext:value-type="float">
            <text:p>3.573106</text:p>
          </table:table-cell>
          <table:table-cell office:value-type="float" office:value="9.165718" calcext:value-type="float">
            <text:p>9.165718</text:p>
          </table:table-cell>
          <table:table-cell office:value-type="float" office:value="1.928814" calcext:value-type="float">
            <text:p>1.928814</text:p>
          </table:table-cell>
          <table:table-cell office:value-type="float" office:value="3.665287" calcext:value-type="float">
            <text:p>3.665287</text:p>
          </table:table-cell>
          <table:table-cell office:value-type="float" office:value="11.756825" calcext:value-type="float">
            <text:p>11.756825</text:p>
          </table:table-cell>
          <table:table-cell office:value-type="float" office:value="2.839346" calcext:value-type="float">
            <text:p>2.839346</text:p>
          </table:table-cell>
          <table:table-cell office:value-type="float" office:value="12.773617" calcext:value-type="float">
            <text:p>12.773617</text:p>
          </table:table-cell>
          <table:table-cell office:value-type="float" office:value="156.63152" calcext:value-type="float">
            <text:p>156.63152</text:p>
          </table:table-cell>
          <table:table-cell office:value-type="float" office:value="177.1069" calcext:value-type="float">
            <text:p>177.1069</text:p>
          </table:table-cell>
          <table:table-cell office:value-type="float" office:value="95.00762" calcext:value-type="float">
            <text:p>95.00762</text:p>
          </table:table-cell>
          <table:table-cell office:value-type="float" office:value="2.19411751" calcext:value-type="float">
            <text:p>2.19411751</text:p>
          </table:table-cell>
          <table:table-cell office:value-type="float" office:value="5.061642" calcext:value-type="float">
            <text:p>5.061642</text:p>
          </table:table-cell>
        </table:table-row>
        <table:table-row table:style-name="ro2">
          <table:table-cell office:value-type="string" calcext:value-type="string">
            <text:p>TCGA-29-1697-01A-01R-1567-13</text:p>
          </table:table-cell>
          <table:table-cell office:value-type="string" calcext:value-type="string">
            <text:p>OV</text:p>
          </table:table-cell>
          <table:table-cell office:value-type="float" office:value="5.023134" calcext:value-type="float">
            <text:p>5.023134</text:p>
          </table:table-cell>
          <table:table-cell office:value-type="float" office:value="11.965538" calcext:value-type="float">
            <text:p>11.965538</text:p>
          </table:table-cell>
          <table:table-cell office:value-type="float" office:value="128.04853" calcext:value-type="float">
            <text:p>128.04853</text:p>
          </table:table-cell>
          <table:table-cell office:value-type="float" office:value="1365.604" calcext:value-type="float">
            <text:p>1365.604</text:p>
          </table:table-cell>
          <table:table-cell office:value-type="float" office:value="80.417558" calcext:value-type="float">
            <text:p>80.417558</text:p>
          </table:table-cell>
          <table:table-cell office:value-type="float" office:value="91.95191" calcext:value-type="float">
            <text:p>91.95191</text:p>
          </table:table-cell>
          <table:table-cell office:value-type="float" office:value="5.29737" calcext:value-type="float">
            <text:p>5.29737</text:p>
          </table:table-cell>
          <table:table-cell office:value-type="float" office:value="28.740305" calcext:value-type="float">
            <text:p>28.740305</text:p>
          </table:table-cell>
          <table:table-cell office:value-type="float" office:value="29.318828" calcext:value-type="float">
            <text:p>29.318828</text:p>
          </table:table-cell>
          <table:table-cell office:value-type="float" office:value="90.97456" calcext:value-type="float">
            <text:p>90.97456</text:p>
          </table:table-cell>
          <table:table-cell office:value-type="float" office:value="7.788924" calcext:value-type="float">
            <text:p>7.788924</text:p>
          </table:table-cell>
          <table:table-cell office:value-type="float" office:value="37.291852" calcext:value-type="float">
            <text:p>37.291852</text:p>
          </table:table-cell>
          <table:table-cell office:value-type="float" office:value="8.509199" calcext:value-type="float">
            <text:p>8.509199</text:p>
          </table:table-cell>
          <table:table-cell office:value-type="float" office:value="7.67111" calcext:value-type="float">
            <text:p>7.67111</text:p>
          </table:table-cell>
          <table:table-cell office:value-type="float" office:value="75.658312" calcext:value-type="float">
            <text:p>75.658312</text:p>
          </table:table-cell>
          <table:table-cell office:value-type="float" office:value="7.879445" calcext:value-type="float">
            <text:p>7.879445</text:p>
          </table:table-cell>
          <table:table-cell office:value-type="float" office:value="4.440182" calcext:value-type="float">
            <text:p>4.440182</text:p>
          </table:table-cell>
          <table:table-cell office:value-type="float" office:value="0.17154183" calcext:value-type="float">
            <text:p>0.17154183</text:p>
          </table:table-cell>
          <table:table-cell office:value-type="float" office:value="133.15909" calcext:value-type="float">
            <text:p>133.15909</text:p>
          </table:table-cell>
          <table:table-cell office:value-type="float" office:value="945.1988" calcext:value-type="float">
            <text:p>945.1988</text:p>
          </table:table-cell>
          <table:table-cell office:value-type="float" office:value="126.13405" calcext:value-type="float">
            <text:p>126.13405</text:p>
          </table:table-cell>
          <table:table-cell office:value-type="float" office:value="3.8663254" calcext:value-type="float">
            <text:p>3.8663254</text:p>
          </table:table-cell>
          <table:table-cell office:value-type="float" office:value="0.44046869" calcext:value-type="float">
            <text:p>0.44046869</text:p>
          </table:table-cell>
          <table:table-cell office:value-type="float" office:value="8.859978" calcext:value-type="float">
            <text:p>8.859978</text:p>
          </table:table-cell>
          <table:table-cell office:value-type="float" office:value="1.05623593" calcext:value-type="float">
            <text:p>1.05623593</text:p>
          </table:table-cell>
          <table:table-cell office:value-type="float" office:value="45.09001" calcext:value-type="float">
            <text:p>45.09001</text:p>
          </table:table-cell>
          <table:table-cell office:value-type="float" office:value="4.8776616" calcext:value-type="float">
            <text:p>4.8776616</text:p>
          </table:table-cell>
          <table:table-cell office:value-type="float" office:value="4.8681688" calcext:value-type="float">
            <text:p>4.8681688</text:p>
          </table:table-cell>
          <table:table-cell office:value-type="float" office:value="0.7999053" calcext:value-type="float">
            <text:p>0.7999053</text:p>
          </table:table-cell>
          <table:table-cell office:value-type="float" office:value="89.5026" calcext:value-type="float">
            <text:p>89.5026</text:p>
          </table:table-cell>
          <table:table-cell office:value-type="float" office:value="9.053991" calcext:value-type="float">
            <text:p>9.053991</text:p>
          </table:table-cell>
          <table:table-cell office:value-type="float" office:value="1.6607274" calcext:value-type="float">
            <text:p>1.6607274</text:p>
          </table:table-cell>
          <table:table-cell office:value-type="float" office:value="27.59681" calcext:value-type="float">
            <text:p>27.59681</text:p>
          </table:table-cell>
          <table:table-cell office:value-type="float" office:value="103.224906" calcext:value-type="float">
            <text:p>103.224906</text:p>
          </table:table-cell>
          <table:table-cell office:value-type="float" office:value="15.036049" calcext:value-type="float">
            <text:p>15.036049</text:p>
          </table:table-cell>
          <table:table-cell office:value-type="float" office:value="251.57563" calcext:value-type="float">
            <text:p>251.57563</text:p>
          </table:table-cell>
          <table:table-cell office:value-type="float" office:value="1.3993075" calcext:value-type="float">
            <text:p>1.3993075</text:p>
          </table:table-cell>
          <table:table-cell office:value-type="float" office:value="9.881092" calcext:value-type="float">
            <text:p>9.881092</text:p>
          </table:table-cell>
          <table:table-cell office:value-type="float" office:value="2.817629" calcext:value-type="float">
            <text:p>2.817629</text:p>
          </table:table-cell>
          <table:table-cell office:value-type="float" office:value="5.09744" calcext:value-type="float">
            <text:p>5.09744</text:p>
          </table:table-cell>
          <table:table-cell office:value-type="float" office:value="13.174162" calcext:value-type="float">
            <text:p>13.174162</text:p>
          </table:table-cell>
          <table:table-cell office:value-type="float" office:value="3.259112" calcext:value-type="float">
            <text:p>3.259112</text:p>
          </table:table-cell>
          <table:table-cell office:value-type="float" office:value="7.345071" calcext:value-type="float">
            <text:p>7.345071</text:p>
          </table:table-cell>
          <table:table-cell office:value-type="float" office:value="80.34769" calcext:value-type="float">
            <text:p>80.34769</text:p>
          </table:table-cell>
          <table:table-cell office:value-type="float" office:value="131.44948" calcext:value-type="float">
            <text:p>131.44948</text:p>
          </table:table-cell>
          <table:table-cell office:value-type="float" office:value="232.23586" calcext:value-type="float">
            <text:p>232.23586</text:p>
          </table:table-cell>
          <table:table-cell office:value-type="float" office:value="3.89180539" calcext:value-type="float">
            <text:p>3.89180539</text:p>
          </table:table-cell>
          <table:table-cell office:value-type="float" office:value="3.96366" calcext:value-type="float">
            <text:p>3.96366</text:p>
          </table:table-cell>
        </table:table-row>
        <table:table-row table:style-name="ro2">
          <table:table-cell office:value-type="string" calcext:value-type="string">
            <text:p>TCGA-29-1701-01A-01R-1567-13</text:p>
          </table:table-cell>
          <table:table-cell office:value-type="string" calcext:value-type="string">
            <text:p>OV</text:p>
          </table:table-cell>
          <table:table-cell office:value-type="float" office:value="1.5719303" calcext:value-type="float">
            <text:p>1.5719303</text:p>
          </table:table-cell>
          <table:table-cell office:value-type="float" office:value="4.213512" calcext:value-type="float">
            <text:p>4.213512</text:p>
          </table:table-cell>
          <table:table-cell office:value-type="float" office:value="45.5393" calcext:value-type="float">
            <text:p>45.5393</text:p>
          </table:table-cell>
          <table:table-cell office:value-type="float" office:value="2150.2276" calcext:value-type="float">
            <text:p>2150.2276</text:p>
          </table:table-cell>
          <table:table-cell office:value-type="float" office:value="111.022112" calcext:value-type="float">
            <text:p>111.022112</text:p>
          </table:table-cell>
          <table:table-cell office:value-type="float" office:value="63.35114" calcext:value-type="float">
            <text:p>63.35114</text:p>
          </table:table-cell>
          <table:table-cell office:value-type="float" office:value="5.632233" calcext:value-type="float">
            <text:p>5.632233</text:p>
          </table:table-cell>
          <table:table-cell office:value-type="float" office:value="17.984832" calcext:value-type="float">
            <text:p>17.984832</text:p>
          </table:table-cell>
          <table:table-cell office:value-type="float" office:value="18.53765" calcext:value-type="float">
            <text:p>18.53765</text:p>
          </table:table-cell>
          <table:table-cell office:value-type="float" office:value="50.28074" calcext:value-type="float">
            <text:p>50.28074</text:p>
          </table:table-cell>
          <table:table-cell office:value-type="float" office:value="11.304742" calcext:value-type="float">
            <text:p>11.304742</text:p>
          </table:table-cell>
          <table:table-cell office:value-type="float" office:value="77.645759" calcext:value-type="float">
            <text:p>77.645759</text:p>
          </table:table-cell>
          <table:table-cell office:value-type="float" office:value="9.83001" calcext:value-type="float">
            <text:p>9.83001</text:p>
          </table:table-cell>
          <table:table-cell office:value-type="float" office:value="8.72694" calcext:value-type="float">
            <text:p>8.72694</text:p>
          </table:table-cell>
          <table:table-cell office:value-type="float" office:value="21.039495" calcext:value-type="float">
            <text:p>21.039495</text:p>
          </table:table-cell>
          <table:table-cell office:value-type="float" office:value="10.464034" calcext:value-type="float">
            <text:p>10.464034</text:p>
          </table:table-cell>
          <table:table-cell office:value-type="float" office:value="4.121404" calcext:value-type="float">
            <text:p>4.121404</text:p>
          </table:table-cell>
          <table:table-cell office:value-type="float" office:value="0.23730717" calcext:value-type="float">
            <text:p>0.23730717</text:p>
          </table:table-cell>
          <table:table-cell office:value-type="float" office:value="29.06232" calcext:value-type="float">
            <text:p>29.06232</text:p>
          </table:table-cell>
          <table:table-cell office:value-type="float" office:value="2207.4279" calcext:value-type="float">
            <text:p>2207.4279</text:p>
          </table:table-cell>
          <table:table-cell office:value-type="float" office:value="69.18112" calcext:value-type="float">
            <text:p>69.18112</text:p>
          </table:table-cell>
          <table:table-cell office:value-type="float" office:value="18.548286" calcext:value-type="float">
            <text:p>18.548286</text:p>
          </table:table-cell>
          <table:table-cell office:value-type="float" office:value="0.5906429" calcext:value-type="float">
            <text:p>0.5906429</text:p>
          </table:table-cell>
          <table:table-cell office:value-type="float" office:value="11.554182" calcext:value-type="float">
            <text:p>11.554182</text:p>
          </table:table-cell>
          <table:table-cell office:value-type="float" office:value="1.38234576" calcext:value-type="float">
            <text:p>1.38234576</text:p>
          </table:table-cell>
          <table:table-cell office:value-type="float" office:value="12.760901" calcext:value-type="float">
            <text:p>12.760901</text:p>
          </table:table-cell>
          <table:table-cell office:value-type="float" office:value="2.2106003" calcext:value-type="float">
            <text:p>2.2106003</text:p>
          </table:table-cell>
          <table:table-cell office:value-type="float" office:value="18.0411223" calcext:value-type="float">
            <text:p>18.0411223</text:p>
          </table:table-cell>
          <table:table-cell office:value-type="float" office:value="1.3133134" calcext:value-type="float">
            <text:p>1.3133134</text:p>
          </table:table-cell>
          <table:table-cell office:value-type="float" office:value="206.94779" calcext:value-type="float">
            <text:p>206.94779</text:p>
          </table:table-cell>
          <table:table-cell office:value-type="float" office:value="6.350445" calcext:value-type="float">
            <text:p>6.350445</text:p>
          </table:table-cell>
          <table:table-cell office:value-type="float" office:value="0.9267431" calcext:value-type="float">
            <text:p>0.9267431</text:p>
          </table:table-cell>
          <table:table-cell office:value-type="float" office:value="56.81386" calcext:value-type="float">
            <text:p>56.81386</text:p>
          </table:table-cell>
          <table:table-cell office:value-type="float" office:value="60.272763" calcext:value-type="float">
            <text:p>60.272763</text:p>
          </table:table-cell>
          <table:table-cell office:value-type="float" office:value="14.539423" calcext:value-type="float">
            <text:p>14.539423</text:p>
          </table:table-cell>
          <table:table-cell office:value-type="float" office:value="125.81377" calcext:value-type="float">
            <text:p>125.81377</text:p>
          </table:table-cell>
          <table:table-cell office:value-type="float" office:value="2.05128" calcext:value-type="float">
            <text:p>2.05128</text:p>
          </table:table-cell>
          <table:table-cell office:value-type="float" office:value="6.104259" calcext:value-type="float">
            <text:p>6.104259</text:p>
          </table:table-cell>
          <table:table-cell office:value-type="float" office:value="2.720957" calcext:value-type="float">
            <text:p>2.720957</text:p>
          </table:table-cell>
          <table:table-cell office:value-type="float" office:value="2.279669" calcext:value-type="float">
            <text:p>2.279669</text:p>
          </table:table-cell>
          <table:table-cell office:value-type="float" office:value="6.296684" calcext:value-type="float">
            <text:p>6.296684</text:p>
          </table:table-cell>
          <table:table-cell office:value-type="float" office:value="1.891036" calcext:value-type="float">
            <text:p>1.891036</text:p>
          </table:table-cell>
          <table:table-cell office:value-type="float" office:value="9.655633" calcext:value-type="float">
            <text:p>9.655633</text:p>
          </table:table-cell>
          <table:table-cell office:value-type="float" office:value="100.19324" calcext:value-type="float">
            <text:p>100.19324</text:p>
          </table:table-cell>
          <table:table-cell office:value-type="float" office:value="144.68982" calcext:value-type="float">
            <text:p>144.68982</text:p>
          </table:table-cell>
          <table:table-cell office:value-type="float" office:value="78.64276" calcext:value-type="float">
            <text:p>78.64276</text:p>
          </table:table-cell>
          <table:table-cell office:value-type="float" office:value="1.12352642" calcext:value-type="float">
            <text:p>1.12352642</text:p>
          </table:table-cell>
          <table:table-cell office:value-type="float" office:value="6.532289" calcext:value-type="float">
            <text:p>6.532289</text:p>
          </table:table-cell>
        </table:table-row>
        <table:table-row table:style-name="ro2">
          <table:table-cell office:value-type="string" calcext:value-type="string">
            <text:p>TCGA-29-1770-02A-01R-1567-13</text:p>
          </table:table-cell>
          <table:table-cell office:value-type="string" calcext:value-type="string">
            <text:p>OV</text:p>
          </table:table-cell>
          <table:table-cell office:value-type="float" office:value="8.4772315" calcext:value-type="float">
            <text:p>8.4772315</text:p>
          </table:table-cell>
          <table:table-cell office:value-type="float" office:value="8.579741" calcext:value-type="float">
            <text:p>8.579741</text:p>
          </table:table-cell>
          <table:table-cell office:value-type="float" office:value="132.66394" calcext:value-type="float">
            <text:p>132.66394</text:p>
          </table:table-cell>
          <table:table-cell office:value-type="float" office:value="1730.1222" calcext:value-type="float">
            <text:p>1730.1222</text:p>
          </table:table-cell>
          <table:table-cell office:value-type="float" office:value="77.215933" calcext:value-type="float">
            <text:p>77.215933</text:p>
          </table:table-cell>
          <table:table-cell office:value-type="float" office:value="39.96374" calcext:value-type="float">
            <text:p>39.96374</text:p>
          </table:table-cell>
          <table:table-cell office:value-type="float" office:value="7.106834" calcext:value-type="float">
            <text:p>7.106834</text:p>
          </table:table-cell>
          <table:table-cell office:value-type="float" office:value="27.483983" calcext:value-type="float">
            <text:p>27.483983</text:p>
          </table:table-cell>
          <table:table-cell office:value-type="float" office:value="22.632576" calcext:value-type="float">
            <text:p>22.632576</text:p>
          </table:table-cell>
          <table:table-cell office:value-type="float" office:value="71.84822" calcext:value-type="float">
            <text:p>71.84822</text:p>
          </table:table-cell>
          <table:table-cell office:value-type="float" office:value="4.658858" calcext:value-type="float">
            <text:p>4.658858</text:p>
          </table:table-cell>
          <table:table-cell office:value-type="float" office:value="59.727071" calcext:value-type="float">
            <text:p>59.727071</text:p>
          </table:table-cell>
          <table:table-cell office:value-type="float" office:value="6.013107" calcext:value-type="float">
            <text:p>6.013107</text:p>
          </table:table-cell>
          <table:table-cell office:value-type="float" office:value="6.197377" calcext:value-type="float">
            <text:p>6.197377</text:p>
          </table:table-cell>
          <table:table-cell office:value-type="float" office:value="76.293009" calcext:value-type="float">
            <text:p>76.293009</text:p>
          </table:table-cell>
          <table:table-cell office:value-type="float" office:value="15.214538" calcext:value-type="float">
            <text:p>15.214538</text:p>
          </table:table-cell>
          <table:table-cell office:value-type="float" office:value="10.263016" calcext:value-type="float">
            <text:p>10.263016</text:p>
          </table:table-cell>
          <table:table-cell office:value-type="float" office:value="0.25627057" calcext:value-type="float">
            <text:p>0.25627057</text:p>
          </table:table-cell>
          <table:table-cell office:value-type="float" office:value="77.37584" calcext:value-type="float">
            <text:p>77.37584</text:p>
          </table:table-cell>
          <table:table-cell office:value-type="float" office:value="1359.7928" calcext:value-type="float">
            <text:p>1359.7928</text:p>
          </table:table-cell>
          <table:table-cell office:value-type="float" office:value="114.04197" calcext:value-type="float">
            <text:p>114.04197</text:p>
          </table:table-cell>
          <table:table-cell office:value-type="float" office:value="2.0590496" calcext:value-type="float">
            <text:p>2.0590496</text:p>
          </table:table-cell>
          <table:table-cell office:value-type="float" office:value="0.37556321" calcext:value-type="float">
            <text:p>0.37556321</text:p>
          </table:table-cell>
          <table:table-cell office:value-type="float" office:value="6.69365" calcext:value-type="float">
            <text:p>6.69365</text:p>
          </table:table-cell>
          <table:table-cell office:value-type="float" office:value="19.67811051" calcext:value-type="float">
            <text:p>19.67811051</text:p>
          </table:table-cell>
          <table:table-cell office:value-type="float" office:value="28.989676" calcext:value-type="float">
            <text:p>28.989676</text:p>
          </table:table-cell>
          <table:table-cell office:value-type="float" office:value="2.3121984" calcext:value-type="float">
            <text:p>2.3121984</text:p>
          </table:table-cell>
          <table:table-cell office:value-type="float" office:value="5.3736025" calcext:value-type="float">
            <text:p>5.3736025</text:p>
          </table:table-cell>
          <table:table-cell office:value-type="float" office:value="1.0663876" calcext:value-type="float">
            <text:p>1.0663876</text:p>
          </table:table-cell>
          <table:table-cell office:value-type="float" office:value="207.66917" calcext:value-type="float">
            <text:p>207.66917</text:p>
          </table:table-cell>
          <table:table-cell office:value-type="float" office:value="4.791429" calcext:value-type="float">
            <text:p>4.791429</text:p>
          </table:table-cell>
          <table:table-cell office:value-type="float" office:value="2.170383" calcext:value-type="float">
            <text:p>2.170383</text:p>
          </table:table-cell>
          <table:table-cell office:value-type="float" office:value="16.44333" calcext:value-type="float">
            <text:p>16.44333</text:p>
          </table:table-cell>
          <table:table-cell office:value-type="float" office:value="56.47553" calcext:value-type="float">
            <text:p>56.47553</text:p>
          </table:table-cell>
          <table:table-cell office:value-type="float" office:value="12.493989" calcext:value-type="float">
            <text:p>12.493989</text:p>
          </table:table-cell>
          <table:table-cell office:value-type="float" office:value="220.70396" calcext:value-type="float">
            <text:p>220.70396</text:p>
          </table:table-cell>
          <table:table-cell office:value-type="float" office:value="2.3810063" calcext:value-type="float">
            <text:p>2.3810063</text:p>
          </table:table-cell>
          <table:table-cell office:value-type="float" office:value="6.503763" calcext:value-type="float">
            <text:p>6.503763</text:p>
          </table:table-cell>
          <table:table-cell office:value-type="float" office:value="3.461697" calcext:value-type="float">
            <text:p>3.461697</text:p>
          </table:table-cell>
          <table:table-cell office:value-type="float" office:value="5.850025" calcext:value-type="float">
            <text:p>5.850025</text:p>
          </table:table-cell>
          <table:table-cell office:value-type="float" office:value="22.919629" calcext:value-type="float">
            <text:p>22.919629</text:p>
          </table:table-cell>
          <table:table-cell office:value-type="float" office:value="5.55734" calcext:value-type="float">
            <text:p>5.55734</text:p>
          </table:table-cell>
          <table:table-cell office:value-type="float" office:value="11.602066" calcext:value-type="float">
            <text:p>11.602066</text:p>
          </table:table-cell>
          <table:table-cell office:value-type="float" office:value="128.46328" calcext:value-type="float">
            <text:p>128.46328</text:p>
          </table:table-cell>
          <table:table-cell office:value-type="float" office:value="134.18839" calcext:value-type="float">
            <text:p>134.18839</text:p>
          </table:table-cell>
          <table:table-cell office:value-type="float" office:value="239.05243" calcext:value-type="float">
            <text:p>239.05243</text:p>
          </table:table-cell>
          <table:table-cell office:value-type="float" office:value="0.48077971" calcext:value-type="float">
            <text:p>0.48077971</text:p>
          </table:table-cell>
          <table:table-cell office:value-type="float" office:value="5.924019" calcext:value-type="float">
            <text:p>5.924019</text:p>
          </table:table-cell>
        </table:table-row>
        <table:table-row table:style-name="ro2">
          <table:table-cell office:value-type="string" calcext:value-type="string">
            <text:p>TCGA-29-1777-01A-01R-1567-13</text:p>
          </table:table-cell>
          <table:table-cell office:value-type="string" calcext:value-type="string">
            <text:p>OV</text:p>
          </table:table-cell>
          <table:table-cell office:value-type="float" office:value="2.6018728" calcext:value-type="float">
            <text:p>2.6018728</text:p>
          </table:table-cell>
          <table:table-cell office:value-type="float" office:value="3.845653" calcext:value-type="float">
            <text:p>3.845653</text:p>
          </table:table-cell>
          <table:table-cell office:value-type="float" office:value="194.75396" calcext:value-type="float">
            <text:p>194.75396</text:p>
          </table:table-cell>
          <table:table-cell office:value-type="float" office:value="2610.8902" calcext:value-type="float">
            <text:p>2610.8902</text:p>
          </table:table-cell>
          <table:table-cell office:value-type="float" office:value="202.484127" calcext:value-type="float">
            <text:p>202.484127</text:p>
          </table:table-cell>
          <table:table-cell office:value-type="float" office:value="44.22319" calcext:value-type="float">
            <text:p>44.22319</text:p>
          </table:table-cell>
          <table:table-cell office:value-type="float" office:value="3.789794" calcext:value-type="float">
            <text:p>3.789794</text:p>
          </table:table-cell>
          <table:table-cell office:value-type="float" office:value="18.612084" calcext:value-type="float">
            <text:p>18.612084</text:p>
          </table:table-cell>
          <table:table-cell office:value-type="float" office:value="27.040891" calcext:value-type="float">
            <text:p>27.040891</text:p>
          </table:table-cell>
          <table:table-cell office:value-type="float" office:value="80.20415" calcext:value-type="float">
            <text:p>80.20415</text:p>
          </table:table-cell>
          <table:table-cell office:value-type="float" office:value="11.423299" calcext:value-type="float">
            <text:p>11.423299</text:p>
          </table:table-cell>
          <table:table-cell office:value-type="float" office:value="123.732332" calcext:value-type="float">
            <text:p>123.732332</text:p>
          </table:table-cell>
          <table:table-cell office:value-type="float" office:value="9.64416" calcext:value-type="float">
            <text:p>9.64416</text:p>
          </table:table-cell>
          <table:table-cell office:value-type="float" office:value="12.469756" calcext:value-type="float">
            <text:p>12.469756</text:p>
          </table:table-cell>
          <table:table-cell office:value-type="float" office:value="24.101456" calcext:value-type="float">
            <text:p>24.101456</text:p>
          </table:table-cell>
          <table:table-cell office:value-type="float" office:value="3.532104" calcext:value-type="float">
            <text:p>3.532104</text:p>
          </table:table-cell>
          <table:table-cell office:value-type="float" office:value="2.443842" calcext:value-type="float">
            <text:p>2.443842</text:p>
          </table:table-cell>
          <table:table-cell office:value-type="float" office:value="0.36571766" calcext:value-type="float">
            <text:p>0.36571766</text:p>
          </table:table-cell>
          <table:table-cell office:value-type="float" office:value="32.81141" calcext:value-type="float">
            <text:p>32.81141</text:p>
          </table:table-cell>
          <table:table-cell office:value-type="float" office:value="3843.9169" calcext:value-type="float">
            <text:p>3843.9169</text:p>
          </table:table-cell>
          <table:table-cell office:value-type="float" office:value="127.75053" calcext:value-type="float">
            <text:p>127.75053</text:p>
          </table:table-cell>
          <table:table-cell office:value-type="float" office:value="5.1103051" calcext:value-type="float">
            <text:p>5.1103051</text:p>
          </table:table-cell>
          <table:table-cell office:value-type="float" office:value="0.22404023" calcext:value-type="float">
            <text:p>0.22404023</text:p>
          </table:table-cell>
          <table:table-cell office:value-type="float" office:value="10.789359" calcext:value-type="float">
            <text:p>10.789359</text:p>
          </table:table-cell>
          <table:table-cell office:value-type="float" office:value="13.9707213" calcext:value-type="float">
            <text:p>13.9707213</text:p>
          </table:table-cell>
          <table:table-cell office:value-type="float" office:value="19.758243" calcext:value-type="float">
            <text:p>19.758243</text:p>
          </table:table-cell>
          <table:table-cell office:value-type="float" office:value="2.2095878" calcext:value-type="float">
            <text:p>2.2095878</text:p>
          </table:table-cell>
          <table:table-cell office:value-type="float" office:value="1.9445361" calcext:value-type="float">
            <text:p>1.9445361</text:p>
          </table:table-cell>
          <table:table-cell office:value-type="float" office:value="0.8753394" calcext:value-type="float">
            <text:p>0.8753394</text:p>
          </table:table-cell>
          <table:table-cell office:value-type="float" office:value="195.76939" calcext:value-type="float">
            <text:p>195.76939</text:p>
          </table:table-cell>
          <table:table-cell office:value-type="float" office:value="8.014484" calcext:value-type="float">
            <text:p>8.014484</text:p>
          </table:table-cell>
          <table:table-cell office:value-type="float" office:value="1.511859" calcext:value-type="float">
            <text:p>1.511859</text:p>
          </table:table-cell>
          <table:table-cell office:value-type="float" office:value="60.65034" calcext:value-type="float">
            <text:p>60.65034</text:p>
          </table:table-cell>
          <table:table-cell office:value-type="float" office:value="62.868063" calcext:value-type="float">
            <text:p>62.868063</text:p>
          </table:table-cell>
          <table:table-cell office:value-type="float" office:value="22.49858" calcext:value-type="float">
            <text:p>22.49858</text:p>
          </table:table-cell>
          <table:table-cell office:value-type="float" office:value="385.34826" calcext:value-type="float">
            <text:p>385.34826</text:p>
          </table:table-cell>
          <table:table-cell office:value-type="float" office:value="1.0306608" calcext:value-type="float">
            <text:p>1.0306608</text:p>
          </table:table-cell>
          <table:table-cell office:value-type="float" office:value="12.833915" calcext:value-type="float">
            <text:p>12.833915</text:p>
          </table:table-cell>
          <table:table-cell office:value-type="float" office:value="2.34575" calcext:value-type="float">
            <text:p>2.34575</text:p>
          </table:table-cell>
          <table:table-cell office:value-type="float" office:value="2.360327" calcext:value-type="float">
            <text:p>2.360327</text:p>
          </table:table-cell>
          <table:table-cell office:value-type="float" office:value="5.583966" calcext:value-type="float">
            <text:p>5.583966</text:p>
          </table:table-cell>
          <table:table-cell office:value-type="float" office:value="3.245984" calcext:value-type="float">
            <text:p>3.245984</text:p>
          </table:table-cell>
          <table:table-cell office:value-type="float" office:value="8.677105" calcext:value-type="float">
            <text:p>8.677105</text:p>
          </table:table-cell>
          <table:table-cell office:value-type="float" office:value="85.60352" calcext:value-type="float">
            <text:p>85.60352</text:p>
          </table:table-cell>
          <table:table-cell office:value-type="float" office:value="255.85598" calcext:value-type="float">
            <text:p>255.85598</text:p>
          </table:table-cell>
          <table:table-cell office:value-type="float" office:value="114.96095" calcext:value-type="float">
            <text:p>114.96095</text:p>
          </table:table-cell>
          <table:table-cell office:value-type="float" office:value="1.78461171" calcext:value-type="float">
            <text:p>1.78461171</text:p>
          </table:table-cell>
          <table:table-cell office:value-type="float" office:value="5.584252" calcext:value-type="float">
            <text:p>5.584252</text:p>
          </table:table-cell>
        </table:table-row>
        <table:table-row table:style-name="ro2">
          <table:table-cell office:value-type="string" calcext:value-type="string">
            <text:p>TCGA-29-2428-01A-01R-1569-13</text:p>
          </table:table-cell>
          <table:table-cell office:value-type="string" calcext:value-type="string">
            <text:p>OV</text:p>
          </table:table-cell>
          <table:table-cell office:value-type="float" office:value="5.3061799" calcext:value-type="float">
            <text:p>5.3061799</text:p>
          </table:table-cell>
          <table:table-cell office:value-type="float" office:value="10.003161" calcext:value-type="float">
            <text:p>10.003161</text:p>
          </table:table-cell>
          <table:table-cell office:value-type="float" office:value="62.47954" calcext:value-type="float">
            <text:p>62.47954</text:p>
          </table:table-cell>
          <table:table-cell office:value-type="float" office:value="2251.7941" calcext:value-type="float">
            <text:p>2251.7941</text:p>
          </table:table-cell>
          <table:table-cell office:value-type="float" office:value="107.585446" calcext:value-type="float">
            <text:p>107.585446</text:p>
          </table:table-cell>
          <table:table-cell office:value-type="float" office:value="185.27582" calcext:value-type="float">
            <text:p>185.27582</text:p>
          </table:table-cell>
          <table:table-cell office:value-type="float" office:value="7.178038" calcext:value-type="float">
            <text:p>7.178038</text:p>
          </table:table-cell>
          <table:table-cell office:value-type="float" office:value="21.702037" calcext:value-type="float">
            <text:p>21.702037</text:p>
          </table:table-cell>
          <table:table-cell office:value-type="float" office:value="19.385697" calcext:value-type="float">
            <text:p>19.385697</text:p>
          </table:table-cell>
          <table:table-cell office:value-type="float" office:value="57.72107" calcext:value-type="float">
            <text:p>57.72107</text:p>
          </table:table-cell>
          <table:table-cell office:value-type="float" office:value="12.743729" calcext:value-type="float">
            <text:p>12.743729</text:p>
          </table:table-cell>
          <table:table-cell office:value-type="float" office:value="56.034887" calcext:value-type="float">
            <text:p>56.034887</text:p>
          </table:table-cell>
          <table:table-cell office:value-type="float" office:value="7.661935" calcext:value-type="float">
            <text:p>7.661935</text:p>
          </table:table-cell>
          <table:table-cell office:value-type="float" office:value="12.148974" calcext:value-type="float">
            <text:p>12.148974</text:p>
          </table:table-cell>
          <table:table-cell office:value-type="float" office:value="55.729876" calcext:value-type="float">
            <text:p>55.729876</text:p>
          </table:table-cell>
          <table:table-cell office:value-type="float" office:value="6.792464" calcext:value-type="float">
            <text:p>6.792464</text:p>
          </table:table-cell>
          <table:table-cell office:value-type="float" office:value="5.441978" calcext:value-type="float">
            <text:p>5.441978</text:p>
          </table:table-cell>
          <table:table-cell office:value-type="float" office:value="0.27450164" calcext:value-type="float">
            <text:p>0.27450164</text:p>
          </table:table-cell>
          <table:table-cell office:value-type="float" office:value="119.84448" calcext:value-type="float">
            <text:p>119.84448</text:p>
          </table:table-cell>
          <table:table-cell office:value-type="float" office:value="3624.7229" calcext:value-type="float">
            <text:p>3624.7229</text:p>
          </table:table-cell>
          <table:table-cell office:value-type="float" office:value="99.93894" calcext:value-type="float">
            <text:p>99.93894</text:p>
          </table:table-cell>
          <table:table-cell office:value-type="float" office:value="4.3814051" calcext:value-type="float">
            <text:p>4.3814051</text:p>
          </table:table-cell>
          <table:table-cell office:value-type="float" office:value="0.24979537" calcext:value-type="float">
            <text:p>0.24979537</text:p>
          </table:table-cell>
          <table:table-cell office:value-type="float" office:value="6.748058" calcext:value-type="float">
            <text:p>6.748058</text:p>
          </table:table-cell>
          <table:table-cell office:value-type="float" office:value="0.16622848" calcext:value-type="float">
            <text:p>0.16622848</text:p>
          </table:table-cell>
          <table:table-cell office:value-type="float" office:value="38.999325" calcext:value-type="float">
            <text:p>38.999325</text:p>
          </table:table-cell>
          <table:table-cell office:value-type="float" office:value="1.9305599" calcext:value-type="float">
            <text:p>1.9305599</text:p>
          </table:table-cell>
          <table:table-cell office:value-type="float" office:value="4.7401073" calcext:value-type="float">
            <text:p>4.7401073</text:p>
          </table:table-cell>
          <table:table-cell office:value-type="float" office:value="8.7066474" calcext:value-type="float">
            <text:p>8.7066474</text:p>
          </table:table-cell>
          <table:table-cell office:value-type="float" office:value="175.07073" calcext:value-type="float">
            <text:p>175.07073</text:p>
          </table:table-cell>
          <table:table-cell office:value-type="float" office:value="7.280662" calcext:value-type="float">
            <text:p>7.280662</text:p>
          </table:table-cell>
          <table:table-cell office:value-type="float" office:value="0.6489941" calcext:value-type="float">
            <text:p>0.6489941</text:p>
          </table:table-cell>
          <table:table-cell office:value-type="float" office:value="22.9229" calcext:value-type="float">
            <text:p>22.9229</text:p>
          </table:table-cell>
          <table:table-cell office:value-type="float" office:value="64.432186" calcext:value-type="float">
            <text:p>64.432186</text:p>
          </table:table-cell>
          <table:table-cell office:value-type="float" office:value="30.430143" calcext:value-type="float">
            <text:p>30.430143</text:p>
          </table:table-cell>
          <table:table-cell office:value-type="float" office:value="204.05449" calcext:value-type="float">
            <text:p>204.05449</text:p>
          </table:table-cell>
          <table:table-cell office:value-type="float" office:value="1.2297848" calcext:value-type="float">
            <text:p>1.2297848</text:p>
          </table:table-cell>
          <table:table-cell office:value-type="float" office:value="9.827183" calcext:value-type="float">
            <text:p>9.827183</text:p>
          </table:table-cell>
          <table:table-cell office:value-type="float" office:value="1.836353" calcext:value-type="float">
            <text:p>1.836353</text:p>
          </table:table-cell>
          <table:table-cell office:value-type="float" office:value="2.488517" calcext:value-type="float">
            <text:p>2.488517</text:p>
          </table:table-cell>
          <table:table-cell office:value-type="float" office:value="8.700421" calcext:value-type="float">
            <text:p>8.700421</text:p>
          </table:table-cell>
          <table:table-cell office:value-type="float" office:value="3.047998" calcext:value-type="float">
            <text:p>3.047998</text:p>
          </table:table-cell>
          <table:table-cell office:value-type="float" office:value="8.799155" calcext:value-type="float">
            <text:p>8.799155</text:p>
          </table:table-cell>
          <table:table-cell office:value-type="float" office:value="195.04374" calcext:value-type="float">
            <text:p>195.04374</text:p>
          </table:table-cell>
          <table:table-cell office:value-type="float" office:value="119.64969" calcext:value-type="float">
            <text:p>119.64969</text:p>
          </table:table-cell>
          <table:table-cell office:value-type="float" office:value="136.16435" calcext:value-type="float">
            <text:p>136.16435</text:p>
          </table:table-cell>
          <table:table-cell office:value-type="float" office:value="1.21582652" calcext:value-type="float">
            <text:p>1.21582652</text:p>
          </table:table-cell>
          <table:table-cell office:value-type="float" office:value="5.939034" calcext:value-type="float">
            <text:p>5.939034</text:p>
          </table:table-cell>
        </table:table-row>
        <table:table-row table:style-name="ro2">
          <table:table-cell office:value-type="string" calcext:value-type="string">
            <text:p>TCGA-2A-A8VT-01A-11R-A37L-07</text:p>
          </table:table-cell>
          <table:table-cell office:value-type="string" calcext:value-type="string">
            <text:p>PRAD</text:p>
          </table:table-cell>
          <table:table-cell office:value-type="float" office:value="12.0725075" calcext:value-type="float">
            <text:p>12.0725075</text:p>
          </table:table-cell>
          <table:table-cell office:value-type="float" office:value="14.274257" calcext:value-type="float">
            <text:p>14.274257</text:p>
          </table:table-cell>
          <table:table-cell office:value-type="float" office:value="124.44271" calcext:value-type="float">
            <text:p>124.44271</text:p>
          </table:table-cell>
          <table:table-cell office:value-type="float" office:value="781.1322" calcext:value-type="float">
            <text:p>781.1322</text:p>
          </table:table-cell>
          <table:table-cell office:value-type="float" office:value="31.153445" calcext:value-type="float">
            <text:p>31.153445</text:p>
          </table:table-cell>
          <table:table-cell office:value-type="float" office:value="72.76158" calcext:value-type="float">
            <text:p>72.76158</text:p>
          </table:table-cell>
          <table:table-cell office:value-type="float" office:value="7.313709" calcext:value-type="float">
            <text:p>7.313709</text:p>
          </table:table-cell>
          <table:table-cell office:value-type="float" office:value="38.347613" calcext:value-type="float">
            <text:p>38.347613</text:p>
          </table:table-cell>
          <table:table-cell office:value-type="float" office:value="17.667925" calcext:value-type="float">
            <text:p>17.667925</text:p>
          </table:table-cell>
          <table:table-cell office:value-type="float" office:value="88.30359" calcext:value-type="float">
            <text:p>88.30359</text:p>
          </table:table-cell>
          <table:table-cell office:value-type="float" office:value="6.085103" calcext:value-type="float">
            <text:p>6.085103</text:p>
          </table:table-cell>
          <table:table-cell office:value-type="float" office:value="77.011093" calcext:value-type="float">
            <text:p>77.011093</text:p>
          </table:table-cell>
          <table:table-cell office:value-type="float" office:value="10.802965" calcext:value-type="float">
            <text:p>10.802965</text:p>
          </table:table-cell>
          <table:table-cell office:value-type="float" office:value="1.953759" calcext:value-type="float">
            <text:p>1.953759</text:p>
          </table:table-cell>
          <table:table-cell office:value-type="float" office:value="99.708204" calcext:value-type="float">
            <text:p>99.708204</text:p>
          </table:table-cell>
          <table:table-cell office:value-type="float" office:value="20.133152" calcext:value-type="float">
            <text:p>20.133152</text:p>
          </table:table-cell>
          <table:table-cell office:value-type="float" office:value="6.620279" calcext:value-type="float">
            <text:p>6.620279</text:p>
          </table:table-cell>
          <table:table-cell office:value-type="float" office:value="0.51566544" calcext:value-type="float">
            <text:p>0.51566544</text:p>
          </table:table-cell>
          <table:table-cell office:value-type="float" office:value="110.97851" calcext:value-type="float">
            <text:p>110.97851</text:p>
          </table:table-cell>
          <table:table-cell office:value-type="float" office:value="606.8898" calcext:value-type="float">
            <text:p>606.8898</text:p>
          </table:table-cell>
          <table:table-cell office:value-type="float" office:value="52.16448" calcext:value-type="float">
            <text:p>52.16448</text:p>
          </table:table-cell>
          <table:table-cell office:value-type="float" office:value="3.2760916" calcext:value-type="float">
            <text:p>3.2760916</text:p>
          </table:table-cell>
          <table:table-cell office:value-type="float" office:value="0.16733136" calcext:value-type="float">
            <text:p>0.16733136</text:p>
          </table:table-cell>
          <table:table-cell office:value-type="float" office:value="9.704699" calcext:value-type="float">
            <text:p>9.704699</text:p>
          </table:table-cell>
          <table:table-cell office:value-type="float" office:value="49.57719116" calcext:value-type="float">
            <text:p>49.57719116</text:p>
          </table:table-cell>
          <table:table-cell office:value-type="float" office:value="52.794997" calcext:value-type="float">
            <text:p>52.794997</text:p>
          </table:table-cell>
          <table:table-cell office:value-type="float" office:value="4.709583" calcext:value-type="float">
            <text:p>4.709583</text:p>
          </table:table-cell>
          <table:table-cell office:value-type="float" office:value="5.4430054" calcext:value-type="float">
            <text:p>5.4430054</text:p>
          </table:table-cell>
          <table:table-cell office:value-type="float" office:value="1.095886" calcext:value-type="float">
            <text:p>1.095886</text:p>
          </table:table-cell>
          <table:table-cell office:value-type="float" office:value="131.23492" calcext:value-type="float">
            <text:p>131.23492</text:p>
          </table:table-cell>
          <table:table-cell office:value-type="float" office:value="3.48182" calcext:value-type="float">
            <text:p>3.48182</text:p>
          </table:table-cell>
          <table:table-cell office:value-type="float" office:value="4.1849484" calcext:value-type="float">
            <text:p>4.1849484</text:p>
          </table:table-cell>
          <table:table-cell office:value-type="float" office:value="21.01184" calcext:value-type="float">
            <text:p>21.01184</text:p>
          </table:table-cell>
          <table:table-cell office:value-type="float" office:value="4.050541" calcext:value-type="float">
            <text:p>4.050541</text:p>
          </table:table-cell>
          <table:table-cell office:value-type="float" office:value="9.689686" calcext:value-type="float">
            <text:p>9.689686</text:p>
          </table:table-cell>
          <table:table-cell office:value-type="float" office:value="116.93672" calcext:value-type="float">
            <text:p>116.93672</text:p>
          </table:table-cell>
          <table:table-cell office:value-type="float" office:value="0.8651432" calcext:value-type="float">
            <text:p>0.8651432</text:p>
          </table:table-cell>
          <table:table-cell office:value-type="float" office:value="13.922436" calcext:value-type="float">
            <text:p>13.922436</text:p>
          </table:table-cell>
          <table:table-cell office:value-type="float" office:value="8.500757" calcext:value-type="float">
            <text:p>8.500757</text:p>
          </table:table-cell>
          <table:table-cell office:value-type="float" office:value="8.160957" calcext:value-type="float">
            <text:p>8.160957</text:p>
          </table:table-cell>
          <table:table-cell office:value-type="float" office:value="14.315112" calcext:value-type="float">
            <text:p>14.315112</text:p>
          </table:table-cell>
          <table:table-cell office:value-type="float" office:value="9.428303" calcext:value-type="float">
            <text:p>9.428303</text:p>
          </table:table-cell>
          <table:table-cell office:value-type="float" office:value="12.46753" calcext:value-type="float">
            <text:p>12.46753</text:p>
          </table:table-cell>
          <table:table-cell office:value-type="float" office:value="119.4956" calcext:value-type="float">
            <text:p>119.4956</text:p>
          </table:table-cell>
          <table:table-cell office:value-type="float" office:value="78.07454" calcext:value-type="float">
            <text:p>78.07454</text:p>
          </table:table-cell>
          <table:table-cell office:value-type="float" office:value="262.74167" calcext:value-type="float">
            <text:p>262.74167</text:p>
          </table:table-cell>
          <table:table-cell office:value-type="float" office:value="0.66887505" calcext:value-type="float">
            <text:p>0.66887505</text:p>
          </table:table-cell>
          <table:table-cell office:value-type="float" office:value="10.490046" calcext:value-type="float">
            <text:p>10.490046</text:p>
          </table:table-cell>
        </table:table-row>
        <table:table-row table:style-name="ro2">
          <table:table-cell office:value-type="string" calcext:value-type="string">
            <text:p>TCGA-2A-AAYF-01A-11R-A41O-07</text:p>
          </table:table-cell>
          <table:table-cell office:value-type="string" calcext:value-type="string">
            <text:p>PRAD</text:p>
          </table:table-cell>
          <table:table-cell office:value-type="float" office:value="10.8922412" calcext:value-type="float">
            <text:p>10.8922412</text:p>
          </table:table-cell>
          <table:table-cell office:value-type="float" office:value="10.691971" calcext:value-type="float">
            <text:p>10.691971</text:p>
          </table:table-cell>
          <table:table-cell office:value-type="float" office:value="113.42272" calcext:value-type="float">
            <text:p>113.42272</text:p>
          </table:table-cell>
          <table:table-cell office:value-type="float" office:value="1277.0575" calcext:value-type="float">
            <text:p>1277.0575</text:p>
          </table:table-cell>
          <table:table-cell office:value-type="float" office:value="33.572514" calcext:value-type="float">
            <text:p>33.572514</text:p>
          </table:table-cell>
          <table:table-cell office:value-type="float" office:value="119.80368" calcext:value-type="float">
            <text:p>119.80368</text:p>
          </table:table-cell>
          <table:table-cell office:value-type="float" office:value="10.713409" calcext:value-type="float">
            <text:p>10.713409</text:p>
          </table:table-cell>
          <table:table-cell office:value-type="float" office:value="26.254886" calcext:value-type="float">
            <text:p>26.254886</text:p>
          </table:table-cell>
          <table:table-cell office:value-type="float" office:value="41.083201" calcext:value-type="float">
            <text:p>41.083201</text:p>
          </table:table-cell>
          <table:table-cell office:value-type="float" office:value="93.94507" calcext:value-type="float">
            <text:p>93.94507</text:p>
          </table:table-cell>
          <table:table-cell office:value-type="float" office:value="7.36505" calcext:value-type="float">
            <text:p>7.36505</text:p>
          </table:table-cell>
          <table:table-cell office:value-type="float" office:value="86.433954" calcext:value-type="float">
            <text:p>86.433954</text:p>
          </table:table-cell>
          <table:table-cell office:value-type="float" office:value="14.315116" calcext:value-type="float">
            <text:p>14.315116</text:p>
          </table:table-cell>
          <table:table-cell office:value-type="float" office:value="3.793658" calcext:value-type="float">
            <text:p>3.793658</text:p>
          </table:table-cell>
          <table:table-cell office:value-type="float" office:value="93.299827" calcext:value-type="float">
            <text:p>93.299827</text:p>
          </table:table-cell>
          <table:table-cell office:value-type="float" office:value="13.994222" calcext:value-type="float">
            <text:p>13.994222</text:p>
          </table:table-cell>
          <table:table-cell office:value-type="float" office:value="3.872554" calcext:value-type="float">
            <text:p>3.872554</text:p>
          </table:table-cell>
          <table:table-cell office:value-type="float" office:value="0.22774835" calcext:value-type="float">
            <text:p>0.22774835</text:p>
          </table:table-cell>
          <table:table-cell office:value-type="float" office:value="52.25521" calcext:value-type="float">
            <text:p>52.25521</text:p>
          </table:table-cell>
          <table:table-cell office:value-type="float" office:value="964.0626" calcext:value-type="float">
            <text:p>964.0626</text:p>
          </table:table-cell>
          <table:table-cell office:value-type="float" office:value="54.81933" calcext:value-type="float">
            <text:p>54.81933</text:p>
          </table:table-cell>
          <table:table-cell office:value-type="float" office:value="8.5197956" calcext:value-type="float">
            <text:p>8.5197956</text:p>
          </table:table-cell>
          <table:table-cell office:value-type="float" office:value="0.16159037" calcext:value-type="float">
            <text:p>0.16159037</text:p>
          </table:table-cell>
          <table:table-cell office:value-type="float" office:value="14.162517" calcext:value-type="float">
            <text:p>14.162517</text:p>
          </table:table-cell>
          <table:table-cell office:value-type="float" office:value="26.483249" calcext:value-type="float">
            <text:p>26.483249</text:p>
          </table:table-cell>
          <table:table-cell office:value-type="float" office:value="33.021242" calcext:value-type="float">
            <text:p>33.021242</text:p>
          </table:table-cell>
          <table:table-cell office:value-type="float" office:value="3.6889613" calcext:value-type="float">
            <text:p>3.6889613</text:p>
          </table:table-cell>
          <table:table-cell office:value-type="float" office:value="3.5859843" calcext:value-type="float">
            <text:p>3.5859843</text:p>
          </table:table-cell>
          <table:table-cell office:value-type="float" office:value="1.319226" calcext:value-type="float">
            <text:p>1.319226</text:p>
          </table:table-cell>
          <table:table-cell office:value-type="float" office:value="154.52987" calcext:value-type="float">
            <text:p>154.52987</text:p>
          </table:table-cell>
          <table:table-cell office:value-type="float" office:value="2.233642" calcext:value-type="float">
            <text:p>2.233642</text:p>
          </table:table-cell>
          <table:table-cell office:value-type="float" office:value="2.2449624" calcext:value-type="float">
            <text:p>2.2449624</text:p>
          </table:table-cell>
          <table:table-cell office:value-type="float" office:value="32.09179" calcext:value-type="float">
            <text:p>32.09179</text:p>
          </table:table-cell>
          <table:table-cell office:value-type="float" office:value="1.015841" calcext:value-type="float">
            <text:p>1.015841</text:p>
          </table:table-cell>
          <table:table-cell office:value-type="float" office:value="26.177217" calcext:value-type="float">
            <text:p>26.177217</text:p>
          </table:table-cell>
          <table:table-cell office:value-type="float" office:value="109.37656" calcext:value-type="float">
            <text:p>109.37656</text:p>
          </table:table-cell>
          <table:table-cell office:value-type="float" office:value="0.4314753" calcext:value-type="float">
            <text:p>0.4314753</text:p>
          </table:table-cell>
          <table:table-cell office:value-type="float" office:value="9.144932" calcext:value-type="float">
            <text:p>9.144932</text:p>
          </table:table-cell>
          <table:table-cell office:value-type="float" office:value="5.512465" calcext:value-type="float">
            <text:p>5.512465</text:p>
          </table:table-cell>
          <table:table-cell office:value-type="float" office:value="4.413135" calcext:value-type="float">
            <text:p>4.413135</text:p>
          </table:table-cell>
          <table:table-cell office:value-type="float" office:value="14.986415" calcext:value-type="float">
            <text:p>14.986415</text:p>
          </table:table-cell>
          <table:table-cell office:value-type="float" office:value="5.886844" calcext:value-type="float">
            <text:p>5.886844</text:p>
          </table:table-cell>
          <table:table-cell office:value-type="float" office:value="10.791217" calcext:value-type="float">
            <text:p>10.791217</text:p>
          </table:table-cell>
          <table:table-cell office:value-type="float" office:value="126.70944" calcext:value-type="float">
            <text:p>126.70944</text:p>
          </table:table-cell>
          <table:table-cell office:value-type="float" office:value="134.31432" calcext:value-type="float">
            <text:p>134.31432</text:p>
          </table:table-cell>
          <table:table-cell office:value-type="float" office:value="155.30616" calcext:value-type="float">
            <text:p>155.30616</text:p>
          </table:table-cell>
          <table:table-cell office:value-type="float" office:value="0.15931383" calcext:value-type="float">
            <text:p>0.15931383</text:p>
          </table:table-cell>
          <table:table-cell office:value-type="float" office:value="6.931119" calcext:value-type="float">
            <text:p>6.931119</text:p>
          </table:table-cell>
        </table:table-row>
        <table:table-row table:style-name="ro2">
          <table:table-cell office:value-type="string" calcext:value-type="string">
            <text:p>TCGA-2A-AAYO-01A-11R-A41O-07</text:p>
          </table:table-cell>
          <table:table-cell office:value-type="string" calcext:value-type="string">
            <text:p>PRAD</text:p>
          </table:table-cell>
          <table:table-cell office:value-type="float" office:value="6.8805932" calcext:value-type="float">
            <text:p>6.8805932</text:p>
          </table:table-cell>
          <table:table-cell office:value-type="float" office:value="11.538127" calcext:value-type="float">
            <text:p>11.538127</text:p>
          </table:table-cell>
          <table:table-cell office:value-type="float" office:value="148.26249" calcext:value-type="float">
            <text:p>148.26249</text:p>
          </table:table-cell>
          <table:table-cell office:value-type="float" office:value="2291.5356" calcext:value-type="float">
            <text:p>2291.5356</text:p>
          </table:table-cell>
          <table:table-cell office:value-type="float" office:value="31.693786" calcext:value-type="float">
            <text:p>31.693786</text:p>
          </table:table-cell>
          <table:table-cell office:value-type="float" office:value="126.63522" calcext:value-type="float">
            <text:p>126.63522</text:p>
          </table:table-cell>
          <table:table-cell office:value-type="float" office:value="9.427318" calcext:value-type="float">
            <text:p>9.427318</text:p>
          </table:table-cell>
          <table:table-cell office:value-type="float" office:value="20.949322" calcext:value-type="float">
            <text:p>20.949322</text:p>
          </table:table-cell>
          <table:table-cell office:value-type="float" office:value="68.788436" calcext:value-type="float">
            <text:p>68.788436</text:p>
          </table:table-cell>
          <table:table-cell office:value-type="float" office:value="68.81603" calcext:value-type="float">
            <text:p>68.81603</text:p>
          </table:table-cell>
          <table:table-cell office:value-type="float" office:value="8.471653" calcext:value-type="float">
            <text:p>8.471653</text:p>
          </table:table-cell>
          <table:table-cell office:value-type="float" office:value="93.780303" calcext:value-type="float">
            <text:p>93.780303</text:p>
          </table:table-cell>
          <table:table-cell office:value-type="float" office:value="13.614277" calcext:value-type="float">
            <text:p>13.614277</text:p>
          </table:table-cell>
          <table:table-cell office:value-type="float" office:value="4.172381" calcext:value-type="float">
            <text:p>4.172381</text:p>
          </table:table-cell>
          <table:table-cell office:value-type="float" office:value="82.721522" calcext:value-type="float">
            <text:p>82.721522</text:p>
          </table:table-cell>
          <table:table-cell office:value-type="float" office:value="9.872502" calcext:value-type="float">
            <text:p>9.872502</text:p>
          </table:table-cell>
          <table:table-cell office:value-type="float" office:value="3.783146" calcext:value-type="float">
            <text:p>3.783146</text:p>
          </table:table-cell>
          <table:table-cell office:value-type="float" office:value="0.59472861" calcext:value-type="float">
            <text:p>0.59472861</text:p>
          </table:table-cell>
          <table:table-cell office:value-type="float" office:value="35.08116" calcext:value-type="float">
            <text:p>35.08116</text:p>
          </table:table-cell>
          <table:table-cell office:value-type="float" office:value="934.6604" calcext:value-type="float">
            <text:p>934.6604</text:p>
          </table:table-cell>
          <table:table-cell office:value-type="float" office:value="57.20796" calcext:value-type="float">
            <text:p>57.20796</text:p>
          </table:table-cell>
          <table:table-cell office:value-type="float" office:value="9.2816984" calcext:value-type="float">
            <text:p>9.2816984</text:p>
          </table:table-cell>
          <table:table-cell office:value-type="float" office:value="0.08237696" calcext:value-type="float">
            <text:p>0.08237696</text:p>
          </table:table-cell>
          <table:table-cell office:value-type="float" office:value="13.427881" calcext:value-type="float">
            <text:p>13.427881</text:p>
          </table:table-cell>
          <table:table-cell office:value-type="float" office:value="18.01789749" calcext:value-type="float">
            <text:p>18.01789749</text:p>
          </table:table-cell>
          <table:table-cell office:value-type="float" office:value="26.9731" calcext:value-type="float">
            <text:p>26.9731</text:p>
          </table:table-cell>
          <table:table-cell office:value-type="float" office:value="3.3933047" calcext:value-type="float">
            <text:p>3.3933047</text:p>
          </table:table-cell>
          <table:table-cell office:value-type="float" office:value="3.4019879" calcext:value-type="float">
            <text:p>3.4019879</text:p>
          </table:table-cell>
          <table:table-cell office:value-type="float" office:value="1.350629" calcext:value-type="float">
            <text:p>1.350629</text:p>
          </table:table-cell>
          <table:table-cell office:value-type="float" office:value="200.52158" calcext:value-type="float">
            <text:p>200.52158</text:p>
          </table:table-cell>
          <table:table-cell office:value-type="float" office:value="2.577323" calcext:value-type="float">
            <text:p>2.577323</text:p>
          </table:table-cell>
          <table:table-cell office:value-type="float" office:value="2.0085065" calcext:value-type="float">
            <text:p>2.0085065</text:p>
          </table:table-cell>
          <table:table-cell office:value-type="float" office:value="30.21214" calcext:value-type="float">
            <text:p>30.21214</text:p>
          </table:table-cell>
          <table:table-cell office:value-type="float" office:value="3.937823" calcext:value-type="float">
            <text:p>3.937823</text:p>
          </table:table-cell>
          <table:table-cell office:value-type="float" office:value="17.135323" calcext:value-type="float">
            <text:p>17.135323</text:p>
          </table:table-cell>
          <table:table-cell office:value-type="float" office:value="106.27462" calcext:value-type="float">
            <text:p>106.27462</text:p>
          </table:table-cell>
          <table:table-cell office:value-type="float" office:value="0.6842367" calcext:value-type="float">
            <text:p>0.6842367</text:p>
          </table:table-cell>
          <table:table-cell office:value-type="float" office:value="10.970537" calcext:value-type="float">
            <text:p>10.970537</text:p>
          </table:table-cell>
          <table:table-cell office:value-type="float" office:value="6.124701" calcext:value-type="float">
            <text:p>6.124701</text:p>
          </table:table-cell>
          <table:table-cell office:value-type="float" office:value="3.270064" calcext:value-type="float">
            <text:p>3.270064</text:p>
          </table:table-cell>
          <table:table-cell office:value-type="float" office:value="18.88805" calcext:value-type="float">
            <text:p>18.88805</text:p>
          </table:table-cell>
          <table:table-cell office:value-type="float" office:value="5.302555" calcext:value-type="float">
            <text:p>5.302555</text:p>
          </table:table-cell>
          <table:table-cell office:value-type="float" office:value="9.295541" calcext:value-type="float">
            <text:p>9.295541</text:p>
          </table:table-cell>
          <table:table-cell office:value-type="float" office:value="138.43351" calcext:value-type="float">
            <text:p>138.43351</text:p>
          </table:table-cell>
          <table:table-cell office:value-type="float" office:value="134.4969" calcext:value-type="float">
            <text:p>134.4969</text:p>
          </table:table-cell>
          <table:table-cell office:value-type="float" office:value="166.45094" calcext:value-type="float">
            <text:p>166.45094</text:p>
          </table:table-cell>
          <table:table-cell office:value-type="float" office:value="0.57158605" calcext:value-type="float">
            <text:p>0.57158605</text:p>
          </table:table-cell>
          <table:table-cell office:value-type="float" office:value="6.469219" calcext:value-type="float">
            <text:p>6.469219</text:p>
          </table:table-cell>
        </table:table-row>
        <table:table-row table:style-name="ro2">
          <table:table-cell office:value-type="string" calcext:value-type="string">
            <text:p>TCGA-2F-A9KO-01A-11R-A38B-07</text:p>
          </table:table-cell>
          <table:table-cell office:value-type="string" calcext:value-type="string">
            <text:p>BLCA</text:p>
          </table:table-cell>
          <table:table-cell office:value-type="float" office:value="6.8179741" calcext:value-type="float">
            <text:p>6.8179741</text:p>
          </table:table-cell>
          <table:table-cell office:value-type="float" office:value="5.962086" calcext:value-type="float">
            <text:p>5.962086</text:p>
          </table:table-cell>
          <table:table-cell office:value-type="float" office:value="120.11356" calcext:value-type="float">
            <text:p>120.11356</text:p>
          </table:table-cell>
          <table:table-cell office:value-type="float" office:value="1723.8823" calcext:value-type="float">
            <text:p>1723.8823</text:p>
          </table:table-cell>
          <table:table-cell office:value-type="float" office:value="44.957204" calcext:value-type="float">
            <text:p>44.957204</text:p>
          </table:table-cell>
          <table:table-cell office:value-type="float" office:value="52.26569" calcext:value-type="float">
            <text:p>52.26569</text:p>
          </table:table-cell>
          <table:table-cell office:value-type="float" office:value="14.446476" calcext:value-type="float">
            <text:p>14.446476</text:p>
          </table:table-cell>
          <table:table-cell office:value-type="float" office:value="27.947818" calcext:value-type="float">
            <text:p>27.947818</text:p>
          </table:table-cell>
          <table:table-cell office:value-type="float" office:value="52.073154" calcext:value-type="float">
            <text:p>52.073154</text:p>
          </table:table-cell>
          <table:table-cell office:value-type="float" office:value="47.43921" calcext:value-type="float">
            <text:p>47.43921</text:p>
          </table:table-cell>
          <table:table-cell office:value-type="float" office:value="4.246349" calcext:value-type="float">
            <text:p>4.246349</text:p>
          </table:table-cell>
          <table:table-cell office:value-type="float" office:value="82.834377" calcext:value-type="float">
            <text:p>82.834377</text:p>
          </table:table-cell>
          <table:table-cell office:value-type="float" office:value="5.771685" calcext:value-type="float">
            <text:p>5.771685</text:p>
          </table:table-cell>
          <table:table-cell office:value-type="float" office:value="2.114516" calcext:value-type="float">
            <text:p>2.114516</text:p>
          </table:table-cell>
          <table:table-cell office:value-type="float" office:value="32.548858" calcext:value-type="float">
            <text:p>32.548858</text:p>
          </table:table-cell>
          <table:table-cell office:value-type="float" office:value="11.365647" calcext:value-type="float">
            <text:p>11.365647</text:p>
          </table:table-cell>
          <table:table-cell office:value-type="float" office:value="5.240587" calcext:value-type="float">
            <text:p>5.240587</text:p>
          </table:table-cell>
          <table:table-cell office:value-type="float" office:value="0.77093327" calcext:value-type="float">
            <text:p>0.77093327</text:p>
          </table:table-cell>
          <table:table-cell office:value-type="float" office:value="60.7509" calcext:value-type="float">
            <text:p>60.7509</text:p>
          </table:table-cell>
          <table:table-cell office:value-type="float" office:value="1430.7921" calcext:value-type="float">
            <text:p>1430.7921</text:p>
          </table:table-cell>
          <table:table-cell office:value-type="float" office:value="99.8233" calcext:value-type="float">
            <text:p>99.8233</text:p>
          </table:table-cell>
          <table:table-cell office:value-type="float" office:value="2.841352" calcext:value-type="float">
            <text:p>2.841352</text:p>
          </table:table-cell>
          <table:table-cell office:value-type="float" office:value="0.45246297" calcext:value-type="float">
            <text:p>0.45246297</text:p>
          </table:table-cell>
          <table:table-cell office:value-type="float" office:value="12.150645" calcext:value-type="float">
            <text:p>12.150645</text:p>
          </table:table-cell>
          <table:table-cell office:value-type="float" office:value="7.20445036" calcext:value-type="float">
            <text:p>7.20445036</text:p>
          </table:table-cell>
          <table:table-cell office:value-type="float" office:value="20.342886" calcext:value-type="float">
            <text:p>20.342886</text:p>
          </table:table-cell>
          <table:table-cell office:value-type="float" office:value="4.0371766" calcext:value-type="float">
            <text:p>4.0371766</text:p>
          </table:table-cell>
          <table:table-cell office:value-type="float" office:value="4.8838142" calcext:value-type="float">
            <text:p>4.8838142</text:p>
          </table:table-cell>
          <table:table-cell office:value-type="float" office:value="1.5679332" calcext:value-type="float">
            <text:p>1.5679332</text:p>
          </table:table-cell>
          <table:table-cell office:value-type="float" office:value="180.03136" calcext:value-type="float">
            <text:p>180.03136</text:p>
          </table:table-cell>
          <table:table-cell office:value-type="float" office:value="3.091822" calcext:value-type="float">
            <text:p>3.091822</text:p>
          </table:table-cell>
          <table:table-cell office:value-type="float" office:value="2.8311749" calcext:value-type="float">
            <text:p>2.8311749</text:p>
          </table:table-cell>
          <table:table-cell office:value-type="float" office:value="23.52975" calcext:value-type="float">
            <text:p>23.52975</text:p>
          </table:table-cell>
          <table:table-cell office:value-type="float" office:value="16.444757" calcext:value-type="float">
            <text:p>16.444757</text:p>
          </table:table-cell>
          <table:table-cell office:value-type="float" office:value="29.486796" calcext:value-type="float">
            <text:p>29.486796</text:p>
          </table:table-cell>
          <table:table-cell office:value-type="float" office:value="62.66426" calcext:value-type="float">
            <text:p>62.66426</text:p>
          </table:table-cell>
          <table:table-cell office:value-type="float" office:value="3.4420879" calcext:value-type="float">
            <text:p>3.4420879</text:p>
          </table:table-cell>
          <table:table-cell office:value-type="float" office:value="6.000864" calcext:value-type="float">
            <text:p>6.000864</text:p>
          </table:table-cell>
          <table:table-cell office:value-type="float" office:value="4.750943" calcext:value-type="float">
            <text:p>4.750943</text:p>
          </table:table-cell>
          <table:table-cell office:value-type="float" office:value="5.791975" calcext:value-type="float">
            <text:p>5.791975</text:p>
          </table:table-cell>
          <table:table-cell office:value-type="float" office:value="8.914393" calcext:value-type="float">
            <text:p>8.914393</text:p>
          </table:table-cell>
          <table:table-cell office:value-type="float" office:value="6.879293" calcext:value-type="float">
            <text:p>6.879293</text:p>
          </table:table-cell>
          <table:table-cell office:value-type="float" office:value="9.645631" calcext:value-type="float">
            <text:p>9.645631</text:p>
          </table:table-cell>
          <table:table-cell office:value-type="float" office:value="185.76664" calcext:value-type="float">
            <text:p>185.76664</text:p>
          </table:table-cell>
          <table:table-cell office:value-type="float" office:value="72.77658" calcext:value-type="float">
            <text:p>72.77658</text:p>
          </table:table-cell>
          <table:table-cell office:value-type="float" office:value="75.98438" calcext:value-type="float">
            <text:p>75.98438</text:p>
          </table:table-cell>
          <table:table-cell office:value-type="float" office:value="0.64772603" calcext:value-type="float">
            <text:p>0.64772603</text:p>
          </table:table-cell>
          <table:table-cell office:value-type="float" office:value="20.411274" calcext:value-type="float">
            <text:p>20.411274</text:p>
          </table:table-cell>
        </table:table-row>
        <table:table-row table:style-name="ro2">
          <table:table-cell office:value-type="string" calcext:value-type="string">
            <text:p>TCGA-2V-A95S-01A-11R-A37K-07</text:p>
          </table:table-cell>
          <table:table-cell office:value-type="string" calcext:value-type="string">
            <text:p>LIHC</text:p>
          </table:table-cell>
          <table:table-cell office:value-type="float" office:value="1.2636627" calcext:value-type="float">
            <text:p>1.2636627</text:p>
          </table:table-cell>
          <table:table-cell office:value-type="float" office:value="5.4268" calcext:value-type="float">
            <text:p>5.4268</text:p>
          </table:table-cell>
          <table:table-cell office:value-type="float" office:value="143.06966" calcext:value-type="float">
            <text:p>143.06966</text:p>
          </table:table-cell>
          <table:table-cell office:value-type="float" office:value="2012.415" calcext:value-type="float">
            <text:p>2012.415</text:p>
          </table:table-cell>
          <table:table-cell office:value-type="float" office:value="20.238083" calcext:value-type="float">
            <text:p>20.238083</text:p>
          </table:table-cell>
          <table:table-cell office:value-type="float" office:value="103.23723" calcext:value-type="float">
            <text:p>103.23723</text:p>
          </table:table-cell>
          <table:table-cell office:value-type="float" office:value="6.954357" calcext:value-type="float">
            <text:p>6.954357</text:p>
          </table:table-cell>
          <table:table-cell office:value-type="float" office:value="28.074549" calcext:value-type="float">
            <text:p>28.074549</text:p>
          </table:table-cell>
          <table:table-cell office:value-type="float" office:value="86.559292" calcext:value-type="float">
            <text:p>86.559292</text:p>
          </table:table-cell>
          <table:table-cell office:value-type="float" office:value="52.10991" calcext:value-type="float">
            <text:p>52.10991</text:p>
          </table:table-cell>
          <table:table-cell office:value-type="float" office:value="5.462418" calcext:value-type="float">
            <text:p>5.462418</text:p>
          </table:table-cell>
          <table:table-cell office:value-type="float" office:value="144.109101" calcext:value-type="float">
            <text:p>144.109101</text:p>
          </table:table-cell>
          <table:table-cell office:value-type="float" office:value="6.301466" calcext:value-type="float">
            <text:p>6.301466</text:p>
          </table:table-cell>
          <table:table-cell office:value-type="float" office:value="2.552128" calcext:value-type="float">
            <text:p>2.552128</text:p>
          </table:table-cell>
          <table:table-cell office:value-type="float" office:value="63.41897" calcext:value-type="float">
            <text:p>63.41897</text:p>
          </table:table-cell>
          <table:table-cell office:value-type="float" office:value="5.715397" calcext:value-type="float">
            <text:p>5.715397</text:p>
          </table:table-cell>
          <table:table-cell office:value-type="float" office:value="4.289224" calcext:value-type="float">
            <text:p>4.289224</text:p>
          </table:table-cell>
          <table:table-cell office:value-type="float" office:value="1.57637449" calcext:value-type="float">
            <text:p>1.57637449</text:p>
          </table:table-cell>
          <table:table-cell office:value-type="float" office:value="51.65377" calcext:value-type="float">
            <text:p>51.65377</text:p>
          </table:table-cell>
          <table:table-cell office:value-type="float" office:value="1022.3439" calcext:value-type="float">
            <text:p>1022.3439</text:p>
          </table:table-cell>
          <table:table-cell office:value-type="float" office:value="54.58289" calcext:value-type="float">
            <text:p>54.58289</text:p>
          </table:table-cell>
          <table:table-cell office:value-type="float" office:value="4.0514446" calcext:value-type="float">
            <text:p>4.0514446</text:p>
          </table:table-cell>
          <table:table-cell office:value-type="float" office:value="0.32392071" calcext:value-type="float">
            <text:p>0.32392071</text:p>
          </table:table-cell>
          <table:table-cell office:value-type="float" office:value="9.963499" calcext:value-type="float">
            <text:p>9.963499</text:p>
          </table:table-cell>
          <table:table-cell office:value-type="float" office:value="0.15168743" calcext:value-type="float">
            <text:p>0.15168743</text:p>
          </table:table-cell>
          <table:table-cell office:value-type="float" office:value="11.745753" calcext:value-type="float">
            <text:p>11.745753</text:p>
          </table:table-cell>
          <table:table-cell office:value-type="float" office:value="1.8522101" calcext:value-type="float">
            <text:p>1.8522101</text:p>
          </table:table-cell>
          <table:table-cell office:value-type="float" office:value="2.5504619" calcext:value-type="float">
            <text:p>2.5504619</text:p>
          </table:table-cell>
          <table:table-cell office:value-type="float" office:value="5.1443435" calcext:value-type="float">
            <text:p>5.1443435</text:p>
          </table:table-cell>
          <table:table-cell office:value-type="float" office:value="260.62642" calcext:value-type="float">
            <text:p>260.62642</text:p>
          </table:table-cell>
          <table:table-cell office:value-type="float" office:value="2.348876" calcext:value-type="float">
            <text:p>2.348876</text:p>
          </table:table-cell>
          <table:table-cell office:value-type="float" office:value="3.0855426" calcext:value-type="float">
            <text:p>3.0855426</text:p>
          </table:table-cell>
          <table:table-cell office:value-type="float" office:value="28.27034" calcext:value-type="float">
            <text:p>28.27034</text:p>
          </table:table-cell>
          <table:table-cell office:value-type="float" office:value="19.841932" calcext:value-type="float">
            <text:p>19.841932</text:p>
          </table:table-cell>
          <table:table-cell office:value-type="float" office:value="9.610915" calcext:value-type="float">
            <text:p>9.610915</text:p>
          </table:table-cell>
          <table:table-cell office:value-type="float" office:value="110.04112" calcext:value-type="float">
            <text:p>110.04112</text:p>
          </table:table-cell>
          <table:table-cell office:value-type="float" office:value="1.0302235" calcext:value-type="float">
            <text:p>1.0302235</text:p>
          </table:table-cell>
          <table:table-cell office:value-type="float" office:value="9.232488" calcext:value-type="float">
            <text:p>9.232488</text:p>
          </table:table-cell>
          <table:table-cell office:value-type="float" office:value="7.147849" calcext:value-type="float">
            <text:p>7.147849</text:p>
          </table:table-cell>
          <table:table-cell office:value-type="float" office:value="4.508401" calcext:value-type="float">
            <text:p>4.508401</text:p>
          </table:table-cell>
          <table:table-cell office:value-type="float" office:value="11.692484" calcext:value-type="float">
            <text:p>11.692484</text:p>
          </table:table-cell>
          <table:table-cell office:value-type="float" office:value="1.790411" calcext:value-type="float">
            <text:p>1.790411</text:p>
          </table:table-cell>
          <table:table-cell office:value-type="float" office:value="5.588" calcext:value-type="float">
            <text:p>5.588</text:p>
          </table:table-cell>
          <table:table-cell office:value-type="float" office:value="146.36123" calcext:value-type="float">
            <text:p>146.36123</text:p>
          </table:table-cell>
          <table:table-cell office:value-type="float" office:value="108.67575" calcext:value-type="float">
            <text:p>108.67575</text:p>
          </table:table-cell>
          <table:table-cell office:value-type="float" office:value="179.07819" calcext:value-type="float">
            <text:p>179.07819</text:p>
          </table:table-cell>
          <table:table-cell office:value-type="float" office:value="0.09789446" calcext:value-type="float">
            <text:p>0.09789446</text:p>
          </table:table-cell>
          <table:table-cell office:value-type="float" office:value="7.847132" calcext:value-type="float">
            <text:p>7.847132</text:p>
          </table:table-cell>
        </table:table-row>
        <table:table-row table:style-name="ro2">
          <table:table-cell office:value-type="string" calcext:value-type="string">
            <text:p>TCGA-2W-A8YY-01A-11R-A37O-07</text:p>
          </table:table-cell>
          <table:table-cell office:value-type="string" calcext:value-type="string">
            <text:p>CESC</text:p>
          </table:table-cell>
          <table:table-cell office:value-type="float" office:value="5.4727588" calcext:value-type="float">
            <text:p>5.4727588</text:p>
          </table:table-cell>
          <table:table-cell office:value-type="float" office:value="12.338113" calcext:value-type="float">
            <text:p>12.338113</text:p>
          </table:table-cell>
          <table:table-cell office:value-type="float" office:value="229.19815" calcext:value-type="float">
            <text:p>229.19815</text:p>
          </table:table-cell>
          <table:table-cell office:value-type="float" office:value="2028.0919" calcext:value-type="float">
            <text:p>2028.0919</text:p>
          </table:table-cell>
          <table:table-cell office:value-type="float" office:value="49.944715" calcext:value-type="float">
            <text:p>49.944715</text:p>
          </table:table-cell>
          <table:table-cell office:value-type="float" office:value="98.65211" calcext:value-type="float">
            <text:p>98.65211</text:p>
          </table:table-cell>
          <table:table-cell office:value-type="float" office:value="11.240181" calcext:value-type="float">
            <text:p>11.240181</text:p>
          </table:table-cell>
          <table:table-cell office:value-type="float" office:value="31.439283" calcext:value-type="float">
            <text:p>31.439283</text:p>
          </table:table-cell>
          <table:table-cell office:value-type="float" office:value="32.776728" calcext:value-type="float">
            <text:p>32.776728</text:p>
          </table:table-cell>
          <table:table-cell office:value-type="float" office:value="42.29516" calcext:value-type="float">
            <text:p>42.29516</text:p>
          </table:table-cell>
          <table:table-cell office:value-type="float" office:value="5.217609" calcext:value-type="float">
            <text:p>5.217609</text:p>
          </table:table-cell>
          <table:table-cell office:value-type="float" office:value="55.569115" calcext:value-type="float">
            <text:p>55.569115</text:p>
          </table:table-cell>
          <table:table-cell office:value-type="float" office:value="3.881344" calcext:value-type="float">
            <text:p>3.881344</text:p>
          </table:table-cell>
          <table:table-cell office:value-type="float" office:value="1.177442" calcext:value-type="float">
            <text:p>1.177442</text:p>
          </table:table-cell>
          <table:table-cell office:value-type="float" office:value="53.866818" calcext:value-type="float">
            <text:p>53.866818</text:p>
          </table:table-cell>
          <table:table-cell office:value-type="float" office:value="7.735428" calcext:value-type="float">
            <text:p>7.735428</text:p>
          </table:table-cell>
          <table:table-cell office:value-type="float" office:value="3.347556" calcext:value-type="float">
            <text:p>3.347556</text:p>
          </table:table-cell>
          <table:table-cell office:value-type="float" office:value="0.453549" calcext:value-type="float">
            <text:p>0.453549</text:p>
          </table:table-cell>
          <table:table-cell office:value-type="float" office:value="106.9713" calcext:value-type="float">
            <text:p>106.9713</text:p>
          </table:table-cell>
          <table:table-cell office:value-type="float" office:value="1311.4544" calcext:value-type="float">
            <text:p>1311.4544</text:p>
          </table:table-cell>
          <table:table-cell office:value-type="float" office:value="74.6681" calcext:value-type="float">
            <text:p>74.6681</text:p>
          </table:table-cell>
          <table:table-cell office:value-type="float" office:value="6.5544527" calcext:value-type="float">
            <text:p>6.5544527</text:p>
          </table:table-cell>
          <table:table-cell office:value-type="float" office:value="0.13697156" calcext:value-type="float">
            <text:p>0.13697156</text:p>
          </table:table-cell>
          <table:table-cell office:value-type="float" office:value="9.806756" calcext:value-type="float">
            <text:p>9.806756</text:p>
          </table:table-cell>
          <table:table-cell office:value-type="float" office:value="0.61322399" calcext:value-type="float">
            <text:p>0.61322399</text:p>
          </table:table-cell>
          <table:table-cell office:value-type="float" office:value="27.725218" calcext:value-type="float">
            <text:p>27.725218</text:p>
          </table:table-cell>
          <table:table-cell office:value-type="float" office:value="2.4322978" calcext:value-type="float">
            <text:p>2.4322978</text:p>
          </table:table-cell>
          <table:table-cell office:value-type="float" office:value="3.9371405" calcext:value-type="float">
            <text:p>3.9371405</text:p>
          </table:table-cell>
          <table:table-cell office:value-type="float" office:value="4.9546089" calcext:value-type="float">
            <text:p>4.9546089</text:p>
          </table:table-cell>
          <table:table-cell office:value-type="float" office:value="191.83261" calcext:value-type="float">
            <text:p>191.83261</text:p>
          </table:table-cell>
          <table:table-cell office:value-type="float" office:value="2.85321" calcext:value-type="float">
            <text:p>2.85321</text:p>
          </table:table-cell>
          <table:table-cell office:value-type="float" office:value="0.926137" calcext:value-type="float">
            <text:p>0.926137</text:p>
          </table:table-cell>
          <table:table-cell office:value-type="float" office:value="14.88139" calcext:value-type="float">
            <text:p>14.88139</text:p>
          </table:table-cell>
          <table:table-cell office:value-type="float" office:value="39.43341" calcext:value-type="float">
            <text:p>39.43341</text:p>
          </table:table-cell>
          <table:table-cell office:value-type="float" office:value="19.565132" calcext:value-type="float">
            <text:p>19.565132</text:p>
          </table:table-cell>
          <table:table-cell office:value-type="float" office:value="95.24891" calcext:value-type="float">
            <text:p>95.24891</text:p>
          </table:table-cell>
          <table:table-cell office:value-type="float" office:value="1.5502841" calcext:value-type="float">
            <text:p>1.5502841</text:p>
          </table:table-cell>
          <table:table-cell office:value-type="float" office:value="6.786338" calcext:value-type="float">
            <text:p>6.786338</text:p>
          </table:table-cell>
          <table:table-cell office:value-type="float" office:value="3.975103" calcext:value-type="float">
            <text:p>3.975103</text:p>
          </table:table-cell>
          <table:table-cell office:value-type="float" office:value="3.232202" calcext:value-type="float">
            <text:p>3.232202</text:p>
          </table:table-cell>
          <table:table-cell office:value-type="float" office:value="14.07462" calcext:value-type="float">
            <text:p>14.07462</text:p>
          </table:table-cell>
          <table:table-cell office:value-type="float" office:value="2.768771" calcext:value-type="float">
            <text:p>2.768771</text:p>
          </table:table-cell>
          <table:table-cell office:value-type="float" office:value="6.151749" calcext:value-type="float">
            <text:p>6.151749</text:p>
          </table:table-cell>
          <table:table-cell office:value-type="float" office:value="138.36483" calcext:value-type="float">
            <text:p>138.36483</text:p>
          </table:table-cell>
          <table:table-cell office:value-type="float" office:value="118.22075" calcext:value-type="float">
            <text:p>118.22075</text:p>
          </table:table-cell>
          <table:table-cell office:value-type="float" office:value="152.96924" calcext:value-type="float">
            <text:p>152.96924</text:p>
          </table:table-cell>
          <table:table-cell office:value-type="float" office:value="1.64053589" calcext:value-type="float">
            <text:p>1.64053589</text:p>
          </table:table-cell>
          <table:table-cell office:value-type="float" office:value="6.85745" calcext:value-type="float">
            <text:p>6.85745</text:p>
          </table:table-cell>
        </table:table-row>
        <table:table-row table:style-name="ro2">
          <table:table-cell office:value-type="string" calcext:value-type="string">
            <text:p>TCGA-2Y-A9GX-01A-11R-A38B-07</text:p>
          </table:table-cell>
          <table:table-cell office:value-type="string" calcext:value-type="string">
            <text:p>LIHC</text:p>
          </table:table-cell>
          <table:table-cell office:value-type="float" office:value="7.9970592" calcext:value-type="float">
            <text:p>7.9970592</text:p>
          </table:table-cell>
          <table:table-cell office:value-type="float" office:value="10.632792" calcext:value-type="float">
            <text:p>10.632792</text:p>
          </table:table-cell>
          <table:table-cell office:value-type="float" office:value="89.07646" calcext:value-type="float">
            <text:p>89.07646</text:p>
          </table:table-cell>
          <table:table-cell office:value-type="float" office:value="2113.8357" calcext:value-type="float">
            <text:p>2113.8357</text:p>
          </table:table-cell>
          <table:table-cell office:value-type="float" office:value="23.125617" calcext:value-type="float">
            <text:p>23.125617</text:p>
          </table:table-cell>
          <table:table-cell office:value-type="float" office:value="89.26313" calcext:value-type="float">
            <text:p>89.26313</text:p>
          </table:table-cell>
          <table:table-cell office:value-type="float" office:value="7.468501" calcext:value-type="float">
            <text:p>7.468501</text:p>
          </table:table-cell>
          <table:table-cell office:value-type="float" office:value="32.749471" calcext:value-type="float">
            <text:p>32.749471</text:p>
          </table:table-cell>
          <table:table-cell office:value-type="float" office:value="76.203284" calcext:value-type="float">
            <text:p>76.203284</text:p>
          </table:table-cell>
          <table:table-cell office:value-type="float" office:value="112.2186" calcext:value-type="float">
            <text:p>112.2186</text:p>
          </table:table-cell>
          <table:table-cell office:value-type="float" office:value="3.790837" calcext:value-type="float">
            <text:p>3.790837</text:p>
          </table:table-cell>
          <table:table-cell office:value-type="float" office:value="131.373362" calcext:value-type="float">
            <text:p>131.373362</text:p>
          </table:table-cell>
          <table:table-cell office:value-type="float" office:value="8.018204" calcext:value-type="float">
            <text:p>8.018204</text:p>
          </table:table-cell>
          <table:table-cell office:value-type="float" office:value="2.976394" calcext:value-type="float">
            <text:p>2.976394</text:p>
          </table:table-cell>
          <table:table-cell office:value-type="float" office:value="71.651942" calcext:value-type="float">
            <text:p>71.651942</text:p>
          </table:table-cell>
          <table:table-cell office:value-type="float" office:value="12.30382" calcext:value-type="float">
            <text:p>12.30382</text:p>
          </table:table-cell>
          <table:table-cell office:value-type="float" office:value="8.545775" calcext:value-type="float">
            <text:p>8.545775</text:p>
          </table:table-cell>
          <table:table-cell office:value-type="float" office:value="1.89042389" calcext:value-type="float">
            <text:p>1.89042389</text:p>
          </table:table-cell>
          <table:table-cell office:value-type="float" office:value="57.71329" calcext:value-type="float">
            <text:p>57.71329</text:p>
          </table:table-cell>
          <table:table-cell office:value-type="float" office:value="1112.1614" calcext:value-type="float">
            <text:p>1112.1614</text:p>
          </table:table-cell>
          <table:table-cell office:value-type="float" office:value="70.13326" calcext:value-type="float">
            <text:p>70.13326</text:p>
          </table:table-cell>
          <table:table-cell office:value-type="float" office:value="3.0313472" calcext:value-type="float">
            <text:p>3.0313472</text:p>
          </table:table-cell>
          <table:table-cell office:value-type="float" office:value="0.42553324" calcext:value-type="float">
            <text:p>0.42553324</text:p>
          </table:table-cell>
          <table:table-cell office:value-type="float" office:value="8.763778" calcext:value-type="float">
            <text:p>8.763778</text:p>
          </table:table-cell>
          <table:table-cell office:value-type="float" office:value="15.00582741" calcext:value-type="float">
            <text:p>15.00582741</text:p>
          </table:table-cell>
          <table:table-cell office:value-type="float" office:value="17.762839" calcext:value-type="float">
            <text:p>17.762839</text:p>
          </table:table-cell>
          <table:table-cell office:value-type="float" office:value="3.6269247" calcext:value-type="float">
            <text:p>3.6269247</text:p>
          </table:table-cell>
          <table:table-cell office:value-type="float" office:value="2.9015671" calcext:value-type="float">
            <text:p>2.9015671</text:p>
          </table:table-cell>
          <table:table-cell office:value-type="float" office:value="1.8473171" calcext:value-type="float">
            <text:p>1.8473171</text:p>
          </table:table-cell>
          <table:table-cell office:value-type="float" office:value="158.9458" calcext:value-type="float">
            <text:p>158.9458</text:p>
          </table:table-cell>
          <table:table-cell office:value-type="float" office:value="5.734258" calcext:value-type="float">
            <text:p>5.734258</text:p>
          </table:table-cell>
          <table:table-cell office:value-type="float" office:value="4.4232505" calcext:value-type="float">
            <text:p>4.4232505</text:p>
          </table:table-cell>
          <table:table-cell office:value-type="float" office:value="48.43591" calcext:value-type="float">
            <text:p>48.43591</text:p>
          </table:table-cell>
          <table:table-cell office:value-type="float" office:value="7.32106" calcext:value-type="float">
            <text:p>7.32106</text:p>
          </table:table-cell>
          <table:table-cell office:value-type="float" office:value="24.030239" calcext:value-type="float">
            <text:p>24.030239</text:p>
          </table:table-cell>
          <table:table-cell office:value-type="float" office:value="98.70118" calcext:value-type="float">
            <text:p>98.70118</text:p>
          </table:table-cell>
          <table:table-cell office:value-type="float" office:value="1.1600573" calcext:value-type="float">
            <text:p>1.1600573</text:p>
          </table:table-cell>
          <table:table-cell office:value-type="float" office:value="13.81086" calcext:value-type="float">
            <text:p>13.81086</text:p>
          </table:table-cell>
          <table:table-cell office:value-type="float" office:value="9.375804" calcext:value-type="float">
            <text:p>9.375804</text:p>
          </table:table-cell>
          <table:table-cell office:value-type="float" office:value="5.367682" calcext:value-type="float">
            <text:p>5.367682</text:p>
          </table:table-cell>
          <table:table-cell office:value-type="float" office:value="10.205413" calcext:value-type="float">
            <text:p>10.205413</text:p>
          </table:table-cell>
          <table:table-cell office:value-type="float" office:value="5.008361" calcext:value-type="float">
            <text:p>5.008361</text:p>
          </table:table-cell>
          <table:table-cell office:value-type="float" office:value="7.87561" calcext:value-type="float">
            <text:p>7.87561</text:p>
          </table:table-cell>
          <table:table-cell office:value-type="float" office:value="137.24572" calcext:value-type="float">
            <text:p>137.24572</text:p>
          </table:table-cell>
          <table:table-cell office:value-type="float" office:value="95.56412" calcext:value-type="float">
            <text:p>95.56412</text:p>
          </table:table-cell>
          <table:table-cell office:value-type="float" office:value="244.8109" calcext:value-type="float">
            <text:p>244.8109</text:p>
          </table:table-cell>
          <table:table-cell office:value-type="float" office:value="0.50391587" calcext:value-type="float">
            <text:p>0.50391587</text:p>
          </table:table-cell>
          <table:table-cell office:value-type="float" office:value="9.837594" calcext:value-type="float">
            <text:p>9.837594</text:p>
          </table:table-cell>
        </table:table-row>
        <table:table-row table:style-name="ro2">
          <table:table-cell office:value-type="string" calcext:value-type="string">
            <text:p>TCGA-2Y-A9H2-01A-12R-A38B-07</text:p>
          </table:table-cell>
          <table:table-cell office:value-type="string" calcext:value-type="string">
            <text:p>LIHC</text:p>
          </table:table-cell>
          <table:table-cell office:value-type="float" office:value="13.2463576" calcext:value-type="float">
            <text:p>13.2463576</text:p>
          </table:table-cell>
          <table:table-cell office:value-type="float" office:value="9.192511" calcext:value-type="float">
            <text:p>9.192511</text:p>
          </table:table-cell>
          <table:table-cell office:value-type="float" office:value="66.01856" calcext:value-type="float">
            <text:p>66.01856</text:p>
          </table:table-cell>
          <table:table-cell office:value-type="float" office:value="1640.4605" calcext:value-type="float">
            <text:p>1640.4605</text:p>
          </table:table-cell>
          <table:table-cell office:value-type="float" office:value="25.858259" calcext:value-type="float">
            <text:p>25.858259</text:p>
          </table:table-cell>
          <table:table-cell office:value-type="float" office:value="72.7545" calcext:value-type="float">
            <text:p>72.7545</text:p>
          </table:table-cell>
          <table:table-cell office:value-type="float" office:value="6.593539" calcext:value-type="float">
            <text:p>6.593539</text:p>
          </table:table-cell>
          <table:table-cell office:value-type="float" office:value="18.550164" calcext:value-type="float">
            <text:p>18.550164</text:p>
          </table:table-cell>
          <table:table-cell office:value-type="float" office:value="87.196592" calcext:value-type="float">
            <text:p>87.196592</text:p>
          </table:table-cell>
          <table:table-cell office:value-type="float" office:value="109.1154" calcext:value-type="float">
            <text:p>109.1154</text:p>
          </table:table-cell>
          <table:table-cell office:value-type="float" office:value="2.71634" calcext:value-type="float">
            <text:p>2.71634</text:p>
          </table:table-cell>
          <table:table-cell office:value-type="float" office:value="14.803939" calcext:value-type="float">
            <text:p>14.803939</text:p>
          </table:table-cell>
          <table:table-cell office:value-type="float" office:value="5.200616" calcext:value-type="float">
            <text:p>5.200616</text:p>
          </table:table-cell>
          <table:table-cell office:value-type="float" office:value="2.791213" calcext:value-type="float">
            <text:p>2.791213</text:p>
          </table:table-cell>
          <table:table-cell office:value-type="float" office:value="57.025794" calcext:value-type="float">
            <text:p>57.025794</text:p>
          </table:table-cell>
          <table:table-cell office:value-type="float" office:value="7.17371" calcext:value-type="float">
            <text:p>7.17371</text:p>
          </table:table-cell>
          <table:table-cell office:value-type="float" office:value="3.559516" calcext:value-type="float">
            <text:p>3.559516</text:p>
          </table:table-cell>
          <table:table-cell office:value-type="float" office:value="0.48770274" calcext:value-type="float">
            <text:p>0.48770274</text:p>
          </table:table-cell>
          <table:table-cell office:value-type="float" office:value="78.36845" calcext:value-type="float">
            <text:p>78.36845</text:p>
          </table:table-cell>
          <table:table-cell office:value-type="float" office:value="1402.6845" calcext:value-type="float">
            <text:p>1402.6845</text:p>
          </table:table-cell>
          <table:table-cell office:value-type="float" office:value="63.04309" calcext:value-type="float">
            <text:p>63.04309</text:p>
          </table:table-cell>
          <table:table-cell office:value-type="float" office:value="5.9381065" calcext:value-type="float">
            <text:p>5.9381065</text:p>
          </table:table-cell>
          <table:table-cell office:value-type="float" office:value="0.27554014" calcext:value-type="float">
            <text:p>0.27554014</text:p>
          </table:table-cell>
          <table:table-cell office:value-type="float" office:value="9.245845" calcext:value-type="float">
            <text:p>9.245845</text:p>
          </table:table-cell>
          <table:table-cell office:value-type="float" office:value="4.78303661" calcext:value-type="float">
            <text:p>4.78303661</text:p>
          </table:table-cell>
          <table:table-cell office:value-type="float" office:value="13.807323" calcext:value-type="float">
            <text:p>13.807323</text:p>
          </table:table-cell>
          <table:table-cell office:value-type="float" office:value="2.2101808" calcext:value-type="float">
            <text:p>2.2101808</text:p>
          </table:table-cell>
          <table:table-cell office:value-type="float" office:value="4.0438969" calcext:value-type="float">
            <text:p>4.0438969</text:p>
          </table:table-cell>
          <table:table-cell office:value-type="float" office:value="1.605858" calcext:value-type="float">
            <text:p>1.605858</text:p>
          </table:table-cell>
          <table:table-cell office:value-type="float" office:value="113.56106" calcext:value-type="float">
            <text:p>113.56106</text:p>
          </table:table-cell>
          <table:table-cell office:value-type="float" office:value="2.559327" calcext:value-type="float">
            <text:p>2.559327</text:p>
          </table:table-cell>
          <table:table-cell office:value-type="float" office:value="0.769319" calcext:value-type="float">
            <text:p>0.769319</text:p>
          </table:table-cell>
          <table:table-cell office:value-type="float" office:value="14.208" calcext:value-type="float">
            <text:p>14.208</text:p>
          </table:table-cell>
          <table:table-cell office:value-type="float" office:value="17.279538" calcext:value-type="float">
            <text:p>17.279538</text:p>
          </table:table-cell>
          <table:table-cell office:value-type="float" office:value="16.02514" calcext:value-type="float">
            <text:p>16.02514</text:p>
          </table:table-cell>
          <table:table-cell office:value-type="float" office:value="98.16503" calcext:value-type="float">
            <text:p>98.16503</text:p>
          </table:table-cell>
          <table:table-cell office:value-type="float" office:value="2.1196718" calcext:value-type="float">
            <text:p>2.1196718</text:p>
          </table:table-cell>
          <table:table-cell office:value-type="float" office:value="7.311585" calcext:value-type="float">
            <text:p>7.311585</text:p>
          </table:table-cell>
          <table:table-cell office:value-type="float" office:value="3.652243" calcext:value-type="float">
            <text:p>3.652243</text:p>
          </table:table-cell>
          <table:table-cell office:value-type="float" office:value="5.107842" calcext:value-type="float">
            <text:p>5.107842</text:p>
          </table:table-cell>
          <table:table-cell office:value-type="float" office:value="6.536011" calcext:value-type="float">
            <text:p>6.536011</text:p>
          </table:table-cell>
          <table:table-cell office:value-type="float" office:value="5.095731" calcext:value-type="float">
            <text:p>5.095731</text:p>
          </table:table-cell>
          <table:table-cell office:value-type="float" office:value="3.697651" calcext:value-type="float">
            <text:p>3.697651</text:p>
          </table:table-cell>
          <table:table-cell office:value-type="float" office:value="216.89859" calcext:value-type="float">
            <text:p>216.89859</text:p>
          </table:table-cell>
          <table:table-cell office:value-type="float" office:value="87.53765" calcext:value-type="float">
            <text:p>87.53765</text:p>
          </table:table-cell>
          <table:table-cell office:value-type="float" office:value="58.40523" calcext:value-type="float">
            <text:p>58.40523</text:p>
          </table:table-cell>
          <table:table-cell office:value-type="float" office:value="0.40149489" calcext:value-type="float">
            <text:p>0.40149489</text:p>
          </table:table-cell>
          <table:table-cell office:value-type="float" office:value="7.285244" calcext:value-type="float">
            <text:p>7.285244</text:p>
          </table:table-cell>
        </table:table-row>
        <table:table-row table:style-name="ro2">
          <table:table-cell office:value-type="string" calcext:value-type="string">
            <text:p>TCGA-2Z-A9J7-01A-11R-A38C-07</text:p>
          </table:table-cell>
          <table:table-cell office:value-type="string" calcext:value-type="string">
            <text:p>KIRP</text:p>
          </table:table-cell>
          <table:table-cell office:value-type="float" office:value="3.7584609" calcext:value-type="float">
            <text:p>3.7584609</text:p>
          </table:table-cell>
          <table:table-cell office:value-type="float" office:value="7.115507" calcext:value-type="float">
            <text:p>7.115507</text:p>
          </table:table-cell>
          <table:table-cell office:value-type="float" office:value="305.22219" calcext:value-type="float">
            <text:p>305.22219</text:p>
          </table:table-cell>
          <table:table-cell office:value-type="float" office:value="2842.2989" calcext:value-type="float">
            <text:p>2842.2989</text:p>
          </table:table-cell>
          <table:table-cell office:value-type="float" office:value="26.858379" calcext:value-type="float">
            <text:p>26.858379</text:p>
          </table:table-cell>
          <table:table-cell office:value-type="float" office:value="125.26399" calcext:value-type="float">
            <text:p>125.26399</text:p>
          </table:table-cell>
          <table:table-cell office:value-type="float" office:value="16.415966" calcext:value-type="float">
            <text:p>16.415966</text:p>
          </table:table-cell>
          <table:table-cell office:value-type="float" office:value="32.006995" calcext:value-type="float">
            <text:p>32.006995</text:p>
          </table:table-cell>
          <table:table-cell office:value-type="float" office:value="58.52742" calcext:value-type="float">
            <text:p>58.52742</text:p>
          </table:table-cell>
          <table:table-cell office:value-type="float" office:value="97.96401" calcext:value-type="float">
            <text:p>97.96401</text:p>
          </table:table-cell>
          <table:table-cell office:value-type="float" office:value="6.159194" calcext:value-type="float">
            <text:p>6.159194</text:p>
          </table:table-cell>
          <table:table-cell office:value-type="float" office:value="125.349877" calcext:value-type="float">
            <text:p>125.349877</text:p>
          </table:table-cell>
          <table:table-cell office:value-type="float" office:value="10.302972" calcext:value-type="float">
            <text:p>10.302972</text:p>
          </table:table-cell>
          <table:table-cell office:value-type="float" office:value="2.651234" calcext:value-type="float">
            <text:p>2.651234</text:p>
          </table:table-cell>
          <table:table-cell office:value-type="float" office:value="74.192513" calcext:value-type="float">
            <text:p>74.192513</text:p>
          </table:table-cell>
          <table:table-cell office:value-type="float" office:value="6.145338" calcext:value-type="float">
            <text:p>6.145338</text:p>
          </table:table-cell>
          <table:table-cell office:value-type="float" office:value="5.497113" calcext:value-type="float">
            <text:p>5.497113</text:p>
          </table:table-cell>
          <table:table-cell office:value-type="float" office:value="0.14953656" calcext:value-type="float">
            <text:p>0.14953656</text:p>
          </table:table-cell>
          <table:table-cell office:value-type="float" office:value="61.51701" calcext:value-type="float">
            <text:p>61.51701</text:p>
          </table:table-cell>
          <table:table-cell office:value-type="float" office:value="1359.6873" calcext:value-type="float">
            <text:p>1359.6873</text:p>
          </table:table-cell>
          <table:table-cell office:value-type="float" office:value="60.58116" calcext:value-type="float">
            <text:p>60.58116</text:p>
          </table:table-cell>
          <table:table-cell office:value-type="float" office:value="18.1043125" calcext:value-type="float">
            <text:p>18.1043125</text:p>
          </table:table-cell>
          <table:table-cell office:value-type="float" office:value="0.38833858" calcext:value-type="float">
            <text:p>0.38833858</text:p>
          </table:table-cell>
          <table:table-cell office:value-type="float" office:value="11.630436" calcext:value-type="float">
            <text:p>11.630436</text:p>
          </table:table-cell>
          <table:table-cell office:value-type="float" office:value="7.0402978" calcext:value-type="float">
            <text:p>7.0402978</text:p>
          </table:table-cell>
          <table:table-cell office:value-type="float" office:value="12.127481" calcext:value-type="float">
            <text:p>12.127481</text:p>
          </table:table-cell>
          <table:table-cell office:value-type="float" office:value="2.5496488" calcext:value-type="float">
            <text:p>2.5496488</text:p>
          </table:table-cell>
          <table:table-cell office:value-type="float" office:value="1.9380011" calcext:value-type="float">
            <text:p>1.9380011</text:p>
          </table:table-cell>
          <table:table-cell office:value-type="float" office:value="0.4249167" calcext:value-type="float">
            <text:p>0.4249167</text:p>
          </table:table-cell>
          <table:table-cell office:value-type="float" office:value="215.62122" calcext:value-type="float">
            <text:p>215.62122</text:p>
          </table:table-cell>
          <table:table-cell office:value-type="float" office:value="3.53412" calcext:value-type="float">
            <text:p>3.53412</text:p>
          </table:table-cell>
          <table:table-cell office:value-type="float" office:value="1.0572882" calcext:value-type="float">
            <text:p>1.0572882</text:p>
          </table:table-cell>
          <table:table-cell office:value-type="float" office:value="13.04031" calcext:value-type="float">
            <text:p>13.04031</text:p>
          </table:table-cell>
          <table:table-cell office:value-type="float" office:value="3.54544" calcext:value-type="float">
            <text:p>3.54544</text:p>
          </table:table-cell>
          <table:table-cell office:value-type="float" office:value="16.638594" calcext:value-type="float">
            <text:p>16.638594</text:p>
          </table:table-cell>
          <table:table-cell office:value-type="float" office:value="162.10981" calcext:value-type="float">
            <text:p>162.10981</text:p>
          </table:table-cell>
          <table:table-cell office:value-type="float" office:value="0.9843585" calcext:value-type="float">
            <text:p>0.9843585</text:p>
          </table:table-cell>
          <table:table-cell office:value-type="float" office:value="9.61453" calcext:value-type="float">
            <text:p>9.61453</text:p>
          </table:table-cell>
          <table:table-cell office:value-type="float" office:value="3.414325" calcext:value-type="float">
            <text:p>3.414325</text:p>
          </table:table-cell>
          <table:table-cell office:value-type="float" office:value="3.646318" calcext:value-type="float">
            <text:p>3.646318</text:p>
          </table:table-cell>
          <table:table-cell office:value-type="float" office:value="18.383947" calcext:value-type="float">
            <text:p>18.383947</text:p>
          </table:table-cell>
          <table:table-cell office:value-type="float" office:value="2.198738" calcext:value-type="float">
            <text:p>2.198738</text:p>
          </table:table-cell>
          <table:table-cell office:value-type="float" office:value="5.558502" calcext:value-type="float">
            <text:p>5.558502</text:p>
          </table:table-cell>
          <table:table-cell office:value-type="float" office:value="237.24025" calcext:value-type="float">
            <text:p>237.24025</text:p>
          </table:table-cell>
          <table:table-cell office:value-type="float" office:value="153.40858" calcext:value-type="float">
            <text:p>153.40858</text:p>
          </table:table-cell>
          <table:table-cell office:value-type="float" office:value="280.4614" calcext:value-type="float">
            <text:p>280.4614</text:p>
          </table:table-cell>
          <table:table-cell office:value-type="float" office:value="0.04947372" calcext:value-type="float">
            <text:p>0.04947372</text:p>
          </table:table-cell>
          <table:table-cell office:value-type="float" office:value="3.332599" calcext:value-type="float">
            <text:p>3.332599</text:p>
          </table:table-cell>
        </table:table-row>
        <table:table-row table:style-name="ro2">
          <table:table-cell office:value-type="string" calcext:value-type="string">
            <text:p>TCGA-2Z-A9J8-01A-11R-A42S-07</text:p>
          </table:table-cell>
          <table:table-cell office:value-type="string" calcext:value-type="string">
            <text:p>KIRP</text:p>
          </table:table-cell>
          <table:table-cell office:value-type="float" office:value="15.2049926" calcext:value-type="float">
            <text:p>15.2049926</text:p>
          </table:table-cell>
          <table:table-cell office:value-type="float" office:value="14.630799" calcext:value-type="float">
            <text:p>14.630799</text:p>
          </table:table-cell>
          <table:table-cell office:value-type="float" office:value="119.62944" calcext:value-type="float">
            <text:p>119.62944</text:p>
          </table:table-cell>
          <table:table-cell office:value-type="float" office:value="2544.9436" calcext:value-type="float">
            <text:p>2544.9436</text:p>
          </table:table-cell>
          <table:table-cell office:value-type="float" office:value="29.326801" calcext:value-type="float">
            <text:p>29.326801</text:p>
          </table:table-cell>
          <table:table-cell office:value-type="float" office:value="81.99651" calcext:value-type="float">
            <text:p>81.99651</text:p>
          </table:table-cell>
          <table:table-cell office:value-type="float" office:value="9.468996" calcext:value-type="float">
            <text:p>9.468996</text:p>
          </table:table-cell>
          <table:table-cell office:value-type="float" office:value="42.926822" calcext:value-type="float">
            <text:p>42.926822</text:p>
          </table:table-cell>
          <table:table-cell office:value-type="float" office:value="100.680347" calcext:value-type="float">
            <text:p>100.680347</text:p>
          </table:table-cell>
          <table:table-cell office:value-type="float" office:value="181.98093" calcext:value-type="float">
            <text:p>181.98093</text:p>
          </table:table-cell>
          <table:table-cell office:value-type="float" office:value="6.057627" calcext:value-type="float">
            <text:p>6.057627</text:p>
          </table:table-cell>
          <table:table-cell office:value-type="float" office:value="74.617984" calcext:value-type="float">
            <text:p>74.617984</text:p>
          </table:table-cell>
          <table:table-cell office:value-type="float" office:value="8.174406" calcext:value-type="float">
            <text:p>8.174406</text:p>
          </table:table-cell>
          <table:table-cell office:value-type="float" office:value="2.800313" calcext:value-type="float">
            <text:p>2.800313</text:p>
          </table:table-cell>
          <table:table-cell office:value-type="float" office:value="89.036188" calcext:value-type="float">
            <text:p>89.036188</text:p>
          </table:table-cell>
          <table:table-cell office:value-type="float" office:value="15.024622" calcext:value-type="float">
            <text:p>15.024622</text:p>
          </table:table-cell>
          <table:table-cell office:value-type="float" office:value="6.846251" calcext:value-type="float">
            <text:p>6.846251</text:p>
          </table:table-cell>
          <table:table-cell office:value-type="float" office:value="2.0665059" calcext:value-type="float">
            <text:p>2.0665059</text:p>
          </table:table-cell>
          <table:table-cell office:value-type="float" office:value="70.90461" calcext:value-type="float">
            <text:p>70.90461</text:p>
          </table:table-cell>
          <table:table-cell office:value-type="float" office:value="1514.3733" calcext:value-type="float">
            <text:p>1514.3733</text:p>
          </table:table-cell>
          <table:table-cell office:value-type="float" office:value="140.12748" calcext:value-type="float">
            <text:p>140.12748</text:p>
          </table:table-cell>
          <table:table-cell office:value-type="float" office:value="8.9269141" calcext:value-type="float">
            <text:p>8.9269141</text:p>
          </table:table-cell>
          <table:table-cell office:value-type="float" office:value="0.48023142" calcext:value-type="float">
            <text:p>0.48023142</text:p>
          </table:table-cell>
          <table:table-cell office:value-type="float" office:value="14.285499" calcext:value-type="float">
            <text:p>14.285499</text:p>
          </table:table-cell>
          <table:table-cell office:value-type="float" office:value="18.75626361" calcext:value-type="float">
            <text:p>18.75626361</text:p>
          </table:table-cell>
          <table:table-cell office:value-type="float" office:value="11.281866" calcext:value-type="float">
            <text:p>11.281866</text:p>
          </table:table-cell>
          <table:table-cell office:value-type="float" office:value="1.8853774" calcext:value-type="float">
            <text:p>1.8853774</text:p>
          </table:table-cell>
          <table:table-cell office:value-type="float" office:value="3.0530077" calcext:value-type="float">
            <text:p>3.0530077</text:p>
          </table:table-cell>
          <table:table-cell office:value-type="float" office:value="0.7912086" calcext:value-type="float">
            <text:p>0.7912086</text:p>
          </table:table-cell>
          <table:table-cell office:value-type="float" office:value="200.20617" calcext:value-type="float">
            <text:p>200.20617</text:p>
          </table:table-cell>
          <table:table-cell office:value-type="float" office:value="3.11275" calcext:value-type="float">
            <text:p>3.11275</text:p>
          </table:table-cell>
          <table:table-cell office:value-type="float" office:value="1.5563707" calcext:value-type="float">
            <text:p>1.5563707</text:p>
          </table:table-cell>
          <table:table-cell office:value-type="float" office:value="46.69033" calcext:value-type="float">
            <text:p>46.69033</text:p>
          </table:table-cell>
          <table:table-cell office:value-type="float" office:value="9.314796" calcext:value-type="float">
            <text:p>9.314796</text:p>
          </table:table-cell>
          <table:table-cell office:value-type="float" office:value="19.676" calcext:value-type="float">
            <text:p>19.676</text:p>
          </table:table-cell>
          <table:table-cell office:value-type="float" office:value="252.25768" calcext:value-type="float">
            <text:p>252.25768</text:p>
          </table:table-cell>
          <table:table-cell office:value-type="float" office:value="0.8921688" calcext:value-type="float">
            <text:p>0.8921688</text:p>
          </table:table-cell>
          <table:table-cell office:value-type="float" office:value="12.161994" calcext:value-type="float">
            <text:p>12.161994</text:p>
          </table:table-cell>
          <table:table-cell office:value-type="float" office:value="6.86142" calcext:value-type="float">
            <text:p>6.86142</text:p>
          </table:table-cell>
          <table:table-cell office:value-type="float" office:value="6.819912" calcext:value-type="float">
            <text:p>6.819912</text:p>
          </table:table-cell>
          <table:table-cell office:value-type="float" office:value="11.86815" calcext:value-type="float">
            <text:p>11.86815</text:p>
          </table:table-cell>
          <table:table-cell office:value-type="float" office:value="4.016793" calcext:value-type="float">
            <text:p>4.016793</text:p>
          </table:table-cell>
          <table:table-cell office:value-type="float" office:value="7.325495" calcext:value-type="float">
            <text:p>7.325495</text:p>
          </table:table-cell>
          <table:table-cell office:value-type="float" office:value="131.8788" calcext:value-type="float">
            <text:p>131.8788</text:p>
          </table:table-cell>
          <table:table-cell office:value-type="float" office:value="117.01479" calcext:value-type="float">
            <text:p>117.01479</text:p>
          </table:table-cell>
          <table:table-cell office:value-type="float" office:value="213.84776" calcext:value-type="float">
            <text:p>213.84776</text:p>
          </table:table-cell>
          <table:table-cell office:value-type="float" office:value="0.21357969" calcext:value-type="float">
            <text:p>0.21357969</text:p>
          </table:table-cell>
          <table:table-cell office:value-type="float" office:value="5.399107" calcext:value-type="float">
            <text:p>5.399107</text:p>
          </table:table-cell>
        </table:table-row>
        <table:table-row table:style-name="ro2">
          <table:table-cell office:value-type="string" calcext:value-type="string">
            <text:p>TCGA-2Z-A9JQ-01A-11R-A42S-07</text:p>
          </table:table-cell>
          <table:table-cell office:value-type="string" calcext:value-type="string">
            <text:p>KIRP</text:p>
          </table:table-cell>
          <table:table-cell office:value-type="float" office:value="7.5909047" calcext:value-type="float">
            <text:p>7.5909047</text:p>
          </table:table-cell>
          <table:table-cell office:value-type="float" office:value="3.078677" calcext:value-type="float">
            <text:p>3.078677</text:p>
          </table:table-cell>
          <table:table-cell office:value-type="float" office:value="466.6309" calcext:value-type="float">
            <text:p>466.6309</text:p>
          </table:table-cell>
          <table:table-cell office:value-type="float" office:value="4501.7469" calcext:value-type="float">
            <text:p>4501.7469</text:p>
          </table:table-cell>
          <table:table-cell office:value-type="float" office:value="9.518357" calcext:value-type="float">
            <text:p>9.518357</text:p>
          </table:table-cell>
          <table:table-cell office:value-type="float" office:value="228.89948" calcext:value-type="float">
            <text:p>228.89948</text:p>
          </table:table-cell>
          <table:table-cell office:value-type="float" office:value="16.575901" calcext:value-type="float">
            <text:p>16.575901</text:p>
          </table:table-cell>
          <table:table-cell office:value-type="float" office:value="49.145472" calcext:value-type="float">
            <text:p>49.145472</text:p>
          </table:table-cell>
          <table:table-cell office:value-type="float" office:value="73.392229" calcext:value-type="float">
            <text:p>73.392229</text:p>
          </table:table-cell>
          <table:table-cell office:value-type="float" office:value="74.15024" calcext:value-type="float">
            <text:p>74.15024</text:p>
          </table:table-cell>
          <table:table-cell office:value-type="float" office:value="6.326937" calcext:value-type="float">
            <text:p>6.326937</text:p>
          </table:table-cell>
          <table:table-cell office:value-type="float" office:value="74.848877" calcext:value-type="float">
            <text:p>74.848877</text:p>
          </table:table-cell>
          <table:table-cell office:value-type="float" office:value="23.258216" calcext:value-type="float">
            <text:p>23.258216</text:p>
          </table:table-cell>
          <table:table-cell office:value-type="float" office:value="3.461721" calcext:value-type="float">
            <text:p>3.461721</text:p>
          </table:table-cell>
          <table:table-cell office:value-type="float" office:value="61.489617" calcext:value-type="float">
            <text:p>61.489617</text:p>
          </table:table-cell>
          <table:table-cell office:value-type="float" office:value="3.821639" calcext:value-type="float">
            <text:p>3.821639</text:p>
          </table:table-cell>
          <table:table-cell office:value-type="float" office:value="4.181051" calcext:value-type="float">
            <text:p>4.181051</text:p>
          </table:table-cell>
          <table:table-cell office:value-type="float" office:value="0.59166709" calcext:value-type="float">
            <text:p>0.59166709</text:p>
          </table:table-cell>
          <table:table-cell office:value-type="float" office:value="74.8493" calcext:value-type="float">
            <text:p>74.8493</text:p>
          </table:table-cell>
          <table:table-cell office:value-type="float" office:value="938.8824" calcext:value-type="float">
            <text:p>938.8824</text:p>
          </table:table-cell>
          <table:table-cell office:value-type="float" office:value="69.27181" calcext:value-type="float">
            <text:p>69.27181</text:p>
          </table:table-cell>
          <table:table-cell office:value-type="float" office:value="34.7195333" calcext:value-type="float">
            <text:p>34.7195333</text:p>
          </table:table-cell>
          <table:table-cell office:value-type="float" office:value="0.52367906" calcext:value-type="float">
            <text:p>0.52367906</text:p>
          </table:table-cell>
          <table:table-cell office:value-type="float" office:value="22.029855" calcext:value-type="float">
            <text:p>22.029855</text:p>
          </table:table-cell>
          <table:table-cell office:value-type="float" office:value="10.61939592" calcext:value-type="float">
            <text:p>10.61939592</text:p>
          </table:table-cell>
          <table:table-cell office:value-type="float" office:value="11.576491" calcext:value-type="float">
            <text:p>11.576491</text:p>
          </table:table-cell>
          <table:table-cell office:value-type="float" office:value="2.2235688" calcext:value-type="float">
            <text:p>2.2235688</text:p>
          </table:table-cell>
          <table:table-cell office:value-type="float" office:value="2.7701783" calcext:value-type="float">
            <text:p>2.7701783</text:p>
          </table:table-cell>
          <table:table-cell office:value-type="float" office:value="0.2435771" calcext:value-type="float">
            <text:p>0.2435771</text:p>
          </table:table-cell>
          <table:table-cell office:value-type="float" office:value="460.49433" calcext:value-type="float">
            <text:p>460.49433</text:p>
          </table:table-cell>
          <table:table-cell office:value-type="float" office:value="3.950468" calcext:value-type="float">
            <text:p>3.950468</text:p>
          </table:table-cell>
          <table:table-cell office:value-type="float" office:value="1.2331766" calcext:value-type="float">
            <text:p>1.2331766</text:p>
          </table:table-cell>
          <table:table-cell office:value-type="float" office:value="13.6214" calcext:value-type="float">
            <text:p>13.6214</text:p>
          </table:table-cell>
          <table:table-cell office:value-type="float" office:value="3.034322" calcext:value-type="float">
            <text:p>3.034322</text:p>
          </table:table-cell>
          <table:table-cell office:value-type="float" office:value="46.980617" calcext:value-type="float">
            <text:p>46.980617</text:p>
          </table:table-cell>
          <table:table-cell office:value-type="float" office:value="252.2042" calcext:value-type="float">
            <text:p>252.2042</text:p>
          </table:table-cell>
          <table:table-cell office:value-type="float" office:value="0.467374" calcext:value-type="float">
            <text:p>0.467374</text:p>
          </table:table-cell>
          <table:table-cell office:value-type="float" office:value="7.470092" calcext:value-type="float">
            <text:p>7.470092</text:p>
          </table:table-cell>
          <table:table-cell office:value-type="float" office:value="3.101682" calcext:value-type="float">
            <text:p>3.101682</text:p>
          </table:table-cell>
          <table:table-cell office:value-type="float" office:value="2.199803" calcext:value-type="float">
            <text:p>2.199803</text:p>
          </table:table-cell>
          <table:table-cell office:value-type="float" office:value="36.577448" calcext:value-type="float">
            <text:p>36.577448</text:p>
          </table:table-cell>
          <table:table-cell office:value-type="float" office:value="3.45955" calcext:value-type="float">
            <text:p>3.45955</text:p>
          </table:table-cell>
          <table:table-cell office:value-type="float" office:value="7.370707" calcext:value-type="float">
            <text:p>7.370707</text:p>
          </table:table-cell>
          <table:table-cell office:value-type="float" office:value="90.67488" calcext:value-type="float">
            <text:p>90.67488</text:p>
          </table:table-cell>
          <table:table-cell office:value-type="float" office:value="277.36158" calcext:value-type="float">
            <text:p>277.36158</text:p>
          </table:table-cell>
          <table:table-cell office:value-type="float" office:value="362.56455" calcext:value-type="float">
            <text:p>362.56455</text:p>
          </table:table-cell>
          <table:table-cell office:value-type="float" office:value="0" calcext:value-type="float">
            <text:p>0</text:p>
          </table:table-cell>
          <table:table-cell office:value-type="float" office:value="2.860425" calcext:value-type="float">
            <text:p>2.860425</text:p>
          </table:table-cell>
        </table:table-row>
        <table:table-row table:style-name="ro2">
          <table:table-cell office:value-type="string" calcext:value-type="string">
            <text:p>TCGA-30-1861-01A-01R-1568-13</text:p>
          </table:table-cell>
          <table:table-cell office:value-type="string" calcext:value-type="string">
            <text:p>OV</text:p>
          </table:table-cell>
          <table:table-cell office:value-type="float" office:value="5.3290659" calcext:value-type="float">
            <text:p>5.3290659</text:p>
          </table:table-cell>
          <table:table-cell office:value-type="float" office:value="15.767698" calcext:value-type="float">
            <text:p>15.767698</text:p>
          </table:table-cell>
          <table:table-cell office:value-type="float" office:value="58.61848" calcext:value-type="float">
            <text:p>58.61848</text:p>
          </table:table-cell>
          <table:table-cell office:value-type="float" office:value="4202.66" calcext:value-type="float">
            <text:p>4202.66</text:p>
          </table:table-cell>
          <table:table-cell office:value-type="float" office:value="39.863934" calcext:value-type="float">
            <text:p>39.863934</text:p>
          </table:table-cell>
          <table:table-cell office:value-type="float" office:value="120.57011" calcext:value-type="float">
            <text:p>120.57011</text:p>
          </table:table-cell>
          <table:table-cell office:value-type="float" office:value="8.116021" calcext:value-type="float">
            <text:p>8.116021</text:p>
          </table:table-cell>
          <table:table-cell office:value-type="float" office:value="29.733518" calcext:value-type="float">
            <text:p>29.733518</text:p>
          </table:table-cell>
          <table:table-cell office:value-type="float" office:value="38.568188" calcext:value-type="float">
            <text:p>38.568188</text:p>
          </table:table-cell>
          <table:table-cell office:value-type="float" office:value="36.4069" calcext:value-type="float">
            <text:p>36.4069</text:p>
          </table:table-cell>
          <table:table-cell office:value-type="float" office:value="5.429496" calcext:value-type="float">
            <text:p>5.429496</text:p>
          </table:table-cell>
          <table:table-cell office:value-type="float" office:value="47.292917" calcext:value-type="float">
            <text:p>47.292917</text:p>
          </table:table-cell>
          <table:table-cell office:value-type="float" office:value="7.300189" calcext:value-type="float">
            <text:p>7.300189</text:p>
          </table:table-cell>
          <table:table-cell office:value-type="float" office:value="11.583679" calcext:value-type="float">
            <text:p>11.583679</text:p>
          </table:table-cell>
          <table:table-cell office:value-type="float" office:value="84.565575" calcext:value-type="float">
            <text:p>84.565575</text:p>
          </table:table-cell>
          <table:table-cell office:value-type="float" office:value="13.306173" calcext:value-type="float">
            <text:p>13.306173</text:p>
          </table:table-cell>
          <table:table-cell office:value-type="float" office:value="12.002286" calcext:value-type="float">
            <text:p>12.002286</text:p>
          </table:table-cell>
          <table:table-cell office:value-type="float" office:value="0.14389051" calcext:value-type="float">
            <text:p>0.14389051</text:p>
          </table:table-cell>
          <table:table-cell office:value-type="float" office:value="64.95336" calcext:value-type="float">
            <text:p>64.95336</text:p>
          </table:table-cell>
          <table:table-cell office:value-type="float" office:value="1486.8776" calcext:value-type="float">
            <text:p>1486.8776</text:p>
          </table:table-cell>
          <table:table-cell office:value-type="float" office:value="111.12651" calcext:value-type="float">
            <text:p>111.12651</text:p>
          </table:table-cell>
          <table:table-cell office:value-type="float" office:value="5.9125799" calcext:value-type="float">
            <text:p>5.9125799</text:p>
          </table:table-cell>
          <table:table-cell office:value-type="float" office:value="0.4893885" calcext:value-type="float">
            <text:p>0.4893885</text:p>
          </table:table-cell>
          <table:table-cell office:value-type="float" office:value="2.695194" calcext:value-type="float">
            <text:p>2.695194</text:p>
          </table:table-cell>
          <table:table-cell office:value-type="float" office:value="1.65982371" calcext:value-type="float">
            <text:p>1.65982371</text:p>
          </table:table-cell>
          <table:table-cell office:value-type="float" office:value="35.969864" calcext:value-type="float">
            <text:p>35.969864</text:p>
          </table:table-cell>
          <table:table-cell office:value-type="float" office:value="3.5878717" calcext:value-type="float">
            <text:p>3.5878717</text:p>
          </table:table-cell>
          <table:table-cell office:value-type="float" office:value="3.8568236" calcext:value-type="float">
            <text:p>3.8568236</text:p>
          </table:table-cell>
          <table:table-cell office:value-type="float" office:value="8.3793741" calcext:value-type="float">
            <text:p>8.3793741</text:p>
          </table:table-cell>
          <table:table-cell office:value-type="float" office:value="255.5003" calcext:value-type="float">
            <text:p>255.5003</text:p>
          </table:table-cell>
          <table:table-cell office:value-type="float" office:value="8.803873" calcext:value-type="float">
            <text:p>8.803873</text:p>
          </table:table-cell>
          <table:table-cell office:value-type="float" office:value="1.185903" calcext:value-type="float">
            <text:p>1.185903</text:p>
          </table:table-cell>
          <table:table-cell office:value-type="float" office:value="17.50677" calcext:value-type="float">
            <text:p>17.50677</text:p>
          </table:table-cell>
          <table:table-cell office:value-type="float" office:value="46.938092" calcext:value-type="float">
            <text:p>46.938092</text:p>
          </table:table-cell>
          <table:table-cell office:value-type="float" office:value="42.362827" calcext:value-type="float">
            <text:p>42.362827</text:p>
          </table:table-cell>
          <table:table-cell office:value-type="float" office:value="165.72079" calcext:value-type="float">
            <text:p>165.72079</text:p>
          </table:table-cell>
          <table:table-cell office:value-type="float" office:value="1.2409416" calcext:value-type="float">
            <text:p>1.2409416</text:p>
          </table:table-cell>
          <table:table-cell office:value-type="float" office:value="9.500549" calcext:value-type="float">
            <text:p>9.500549</text:p>
          </table:table-cell>
          <table:table-cell office:value-type="float" office:value="4.58531" calcext:value-type="float">
            <text:p>4.58531</text:p>
          </table:table-cell>
          <table:table-cell office:value-type="float" office:value="2.672488" calcext:value-type="float">
            <text:p>2.672488</text:p>
          </table:table-cell>
          <table:table-cell office:value-type="float" office:value="26.423775" calcext:value-type="float">
            <text:p>26.423775</text:p>
          </table:table-cell>
          <table:table-cell office:value-type="float" office:value="5.008592" calcext:value-type="float">
            <text:p>5.008592</text:p>
          </table:table-cell>
          <table:table-cell office:value-type="float" office:value="5.059636" calcext:value-type="float">
            <text:p>5.059636</text:p>
          </table:table-cell>
          <table:table-cell office:value-type="float" office:value="167.59429" calcext:value-type="float">
            <text:p>167.59429</text:p>
          </table:table-cell>
          <table:table-cell office:value-type="float" office:value="103.04646" calcext:value-type="float">
            <text:p>103.04646</text:p>
          </table:table-cell>
          <table:table-cell office:value-type="float" office:value="207.46104" calcext:value-type="float">
            <text:p>207.46104</text:p>
          </table:table-cell>
          <table:table-cell office:value-type="float" office:value="1.43551648" calcext:value-type="float">
            <text:p>1.43551648</text:p>
          </table:table-cell>
          <table:table-cell office:value-type="float" office:value="2.705423" calcext:value-type="float">
            <text:p>2.705423</text:p>
          </table:table-cell>
        </table:table-row>
        <table:table-row table:style-name="ro2">
          <table:table-cell office:value-type="string" calcext:value-type="string">
            <text:p>TCGA-31-1944-01A-01R-1568-13</text:p>
          </table:table-cell>
          <table:table-cell office:value-type="string" calcext:value-type="string">
            <text:p>OV</text:p>
          </table:table-cell>
          <table:table-cell office:value-type="float" office:value="9.9977801" calcext:value-type="float">
            <text:p>9.9977801</text:p>
          </table:table-cell>
          <table:table-cell office:value-type="float" office:value="9.501478" calcext:value-type="float">
            <text:p>9.501478</text:p>
          </table:table-cell>
          <table:table-cell office:value-type="float" office:value="122.96645" calcext:value-type="float">
            <text:p>122.96645</text:p>
          </table:table-cell>
          <table:table-cell office:value-type="float" office:value="1900.6782" calcext:value-type="float">
            <text:p>1900.6782</text:p>
          </table:table-cell>
          <table:table-cell office:value-type="float" office:value="65.123946" calcext:value-type="float">
            <text:p>65.123946</text:p>
          </table:table-cell>
          <table:table-cell office:value-type="float" office:value="49.28592" calcext:value-type="float">
            <text:p>49.28592</text:p>
          </table:table-cell>
          <table:table-cell office:value-type="float" office:value="7.352714" calcext:value-type="float">
            <text:p>7.352714</text:p>
          </table:table-cell>
          <table:table-cell office:value-type="float" office:value="19.298597" calcext:value-type="float">
            <text:p>19.298597</text:p>
          </table:table-cell>
          <table:table-cell office:value-type="float" office:value="45.065594" calcext:value-type="float">
            <text:p>45.065594</text:p>
          </table:table-cell>
          <table:table-cell office:value-type="float" office:value="100.58972" calcext:value-type="float">
            <text:p>100.58972</text:p>
          </table:table-cell>
          <table:table-cell office:value-type="float" office:value="3.672139" calcext:value-type="float">
            <text:p>3.672139</text:p>
          </table:table-cell>
          <table:table-cell office:value-type="float" office:value="25.953076" calcext:value-type="float">
            <text:p>25.953076</text:p>
          </table:table-cell>
          <table:table-cell office:value-type="float" office:value="8.341755" calcext:value-type="float">
            <text:p>8.341755</text:p>
          </table:table-cell>
          <table:table-cell office:value-type="float" office:value="3.887964" calcext:value-type="float">
            <text:p>3.887964</text:p>
          </table:table-cell>
          <table:table-cell office:value-type="float" office:value="30.696146" calcext:value-type="float">
            <text:p>30.696146</text:p>
          </table:table-cell>
          <table:table-cell office:value-type="float" office:value="15.442415" calcext:value-type="float">
            <text:p>15.442415</text:p>
          </table:table-cell>
          <table:table-cell office:value-type="float" office:value="6.477653" calcext:value-type="float">
            <text:p>6.477653</text:p>
          </table:table-cell>
          <table:table-cell office:value-type="float" office:value="0.24535011" calcext:value-type="float">
            <text:p>0.24535011</text:p>
          </table:table-cell>
          <table:table-cell office:value-type="float" office:value="58.59701" calcext:value-type="float">
            <text:p>58.59701</text:p>
          </table:table-cell>
          <table:table-cell office:value-type="float" office:value="1129.235" calcext:value-type="float">
            <text:p>1129.235</text:p>
          </table:table-cell>
          <table:table-cell office:value-type="float" office:value="84.90416" calcext:value-type="float">
            <text:p>84.90416</text:p>
          </table:table-cell>
          <table:table-cell office:value-type="float" office:value="4.0897875" calcext:value-type="float">
            <text:p>4.0897875</text:p>
          </table:table-cell>
          <table:table-cell office:value-type="float" office:value="0.45543589" calcext:value-type="float">
            <text:p>0.45543589</text:p>
          </table:table-cell>
          <table:table-cell office:value-type="float" office:value="5.769488" calcext:value-type="float">
            <text:p>5.769488</text:p>
          </table:table-cell>
          <table:table-cell office:value-type="float" office:value="0.98523367" calcext:value-type="float">
            <text:p>0.98523367</text:p>
          </table:table-cell>
          <table:table-cell office:value-type="float" office:value="51.585324" calcext:value-type="float">
            <text:p>51.585324</text:p>
          </table:table-cell>
          <table:table-cell office:value-type="float" office:value="3.3387096" calcext:value-type="float">
            <text:p>3.3387096</text:p>
          </table:table-cell>
          <table:table-cell office:value-type="float" office:value="3.9078719" calcext:value-type="float">
            <text:p>3.9078719</text:p>
          </table:table-cell>
          <table:table-cell office:value-type="float" office:value="2.478576" calcext:value-type="float">
            <text:p>2.478576</text:p>
          </table:table-cell>
          <table:table-cell office:value-type="float" office:value="174.58562" calcext:value-type="float">
            <text:p>174.58562</text:p>
          </table:table-cell>
          <table:table-cell office:value-type="float" office:value="4.021679" calcext:value-type="float">
            <text:p>4.021679</text:p>
          </table:table-cell>
          <table:table-cell office:value-type="float" office:value="2.4071204" calcext:value-type="float">
            <text:p>2.4071204</text:p>
          </table:table-cell>
          <table:table-cell office:value-type="float" office:value="13.0756" calcext:value-type="float">
            <text:p>13.0756</text:p>
          </table:table-cell>
          <table:table-cell office:value-type="float" office:value="68.123171" calcext:value-type="float">
            <text:p>68.123171</text:p>
          </table:table-cell>
          <table:table-cell office:value-type="float" office:value="24.009829" calcext:value-type="float">
            <text:p>24.009829</text:p>
          </table:table-cell>
          <table:table-cell office:value-type="float" office:value="179.41642" calcext:value-type="float">
            <text:p>179.41642</text:p>
          </table:table-cell>
          <table:table-cell office:value-type="float" office:value="1.720662" calcext:value-type="float">
            <text:p>1.720662</text:p>
          </table:table-cell>
          <table:table-cell office:value-type="float" office:value="7.004419" calcext:value-type="float">
            <text:p>7.004419</text:p>
          </table:table-cell>
          <table:table-cell office:value-type="float" office:value="4.041154" calcext:value-type="float">
            <text:p>4.041154</text:p>
          </table:table-cell>
          <table:table-cell office:value-type="float" office:value="3.069336" calcext:value-type="float">
            <text:p>3.069336</text:p>
          </table:table-cell>
          <table:table-cell office:value-type="float" office:value="7.355722" calcext:value-type="float">
            <text:p>7.355722</text:p>
          </table:table-cell>
          <table:table-cell office:value-type="float" office:value="2.726658" calcext:value-type="float">
            <text:p>2.726658</text:p>
          </table:table-cell>
          <table:table-cell office:value-type="float" office:value="4.223275" calcext:value-type="float">
            <text:p>4.223275</text:p>
          </table:table-cell>
          <table:table-cell office:value-type="float" office:value="288.22152" calcext:value-type="float">
            <text:p>288.22152</text:p>
          </table:table-cell>
          <table:table-cell office:value-type="float" office:value="155.84953" calcext:value-type="float">
            <text:p>155.84953</text:p>
          </table:table-cell>
          <table:table-cell office:value-type="float" office:value="207.8623" calcext:value-type="float">
            <text:p>207.8623</text:p>
          </table:table-cell>
          <table:table-cell office:value-type="float" office:value="1.08573667" calcext:value-type="float">
            <text:p>1.08573667</text:p>
          </table:table-cell>
          <table:table-cell office:value-type="float" office:value="5.378744" calcext:value-type="float">
            <text:p>5.378744</text:p>
          </table:table-cell>
        </table:table-row>
        <table:table-row table:style-name="ro2">
          <table:table-cell office:value-type="string" calcext:value-type="string">
            <text:p>TCGA-32-2632-01A-01R-1850-01</text:p>
          </table:table-cell>
          <table:table-cell office:value-type="string" calcext:value-type="string">
            <text:p>GBM</text:p>
          </table:table-cell>
          <table:table-cell office:value-type="float" office:value="2.0480635" calcext:value-type="float">
            <text:p>2.0480635</text:p>
          </table:table-cell>
          <table:table-cell office:value-type="float" office:value="9.761439" calcext:value-type="float">
            <text:p>9.761439</text:p>
          </table:table-cell>
          <table:table-cell office:value-type="float" office:value="138.25608" calcext:value-type="float">
            <text:p>138.25608</text:p>
          </table:table-cell>
          <table:table-cell office:value-type="float" office:value="2944.129" calcext:value-type="float">
            <text:p>2944.129</text:p>
          </table:table-cell>
          <table:table-cell office:value-type="float" office:value="51.590512" calcext:value-type="float">
            <text:p>51.590512</text:p>
          </table:table-cell>
          <table:table-cell office:value-type="float" office:value="81.05637" calcext:value-type="float">
            <text:p>81.05637</text:p>
          </table:table-cell>
          <table:table-cell office:value-type="float" office:value="5.961789" calcext:value-type="float">
            <text:p>5.961789</text:p>
          </table:table-cell>
          <table:table-cell office:value-type="float" office:value="37.201223" calcext:value-type="float">
            <text:p>37.201223</text:p>
          </table:table-cell>
          <table:table-cell office:value-type="float" office:value="117.466761" calcext:value-type="float">
            <text:p>117.466761</text:p>
          </table:table-cell>
          <table:table-cell office:value-type="float" office:value="152.38274" calcext:value-type="float">
            <text:p>152.38274</text:p>
          </table:table-cell>
          <table:table-cell office:value-type="float" office:value="5.094933" calcext:value-type="float">
            <text:p>5.094933</text:p>
          </table:table-cell>
          <table:table-cell office:value-type="float" office:value="64.310319" calcext:value-type="float">
            <text:p>64.310319</text:p>
          </table:table-cell>
          <table:table-cell office:value-type="float" office:value="5.816035" calcext:value-type="float">
            <text:p>5.816035</text:p>
          </table:table-cell>
          <table:table-cell office:value-type="float" office:value="3.589372" calcext:value-type="float">
            <text:p>3.589372</text:p>
          </table:table-cell>
          <table:table-cell office:value-type="float" office:value="59.785826" calcext:value-type="float">
            <text:p>59.785826</text:p>
          </table:table-cell>
          <table:table-cell office:value-type="float" office:value="6.58292" calcext:value-type="float">
            <text:p>6.58292</text:p>
          </table:table-cell>
          <table:table-cell office:value-type="float" office:value="2.550682" calcext:value-type="float">
            <text:p>2.550682</text:p>
          </table:table-cell>
          <table:table-cell office:value-type="float" office:value="1.05337265" calcext:value-type="float">
            <text:p>1.05337265</text:p>
          </table:table-cell>
          <table:table-cell office:value-type="float" office:value="42.73323" calcext:value-type="float">
            <text:p>42.73323</text:p>
          </table:table-cell>
          <table:table-cell office:value-type="float" office:value="1418.2227" calcext:value-type="float">
            <text:p>1418.2227</text:p>
          </table:table-cell>
          <table:table-cell office:value-type="float" office:value="95.72153" calcext:value-type="float">
            <text:p>95.72153</text:p>
          </table:table-cell>
          <table:table-cell office:value-type="float" office:value="5.1477466" calcext:value-type="float">
            <text:p>5.1477466</text:p>
          </table:table-cell>
          <table:table-cell office:value-type="float" office:value="0.11460424" calcext:value-type="float">
            <text:p>0.11460424</text:p>
          </table:table-cell>
          <table:table-cell office:value-type="float" office:value="10.14033" calcext:value-type="float">
            <text:p>10.14033</text:p>
          </table:table-cell>
          <table:table-cell office:value-type="float" office:value="2.15472193" calcext:value-type="float">
            <text:p>2.15472193</text:p>
          </table:table-cell>
          <table:table-cell office:value-type="float" office:value="21.773236" calcext:value-type="float">
            <text:p>21.773236</text:p>
          </table:table-cell>
          <table:table-cell office:value-type="float" office:value="2.3020317" calcext:value-type="float">
            <text:p>2.3020317</text:p>
          </table:table-cell>
          <table:table-cell office:value-type="float" office:value="2.4931286" calcext:value-type="float">
            <text:p>2.4931286</text:p>
          </table:table-cell>
          <table:table-cell office:value-type="float" office:value="1.2735375" calcext:value-type="float">
            <text:p>1.2735375</text:p>
          </table:table-cell>
          <table:table-cell office:value-type="float" office:value="222.4296" calcext:value-type="float">
            <text:p>222.4296</text:p>
          </table:table-cell>
          <table:table-cell office:value-type="float" office:value="5.572751" calcext:value-type="float">
            <text:p>5.572751</text:p>
          </table:table-cell>
          <table:table-cell office:value-type="float" office:value="2.4139116" calcext:value-type="float">
            <text:p>2.4139116</text:p>
          </table:table-cell>
          <table:table-cell office:value-type="float" office:value="32.71548" calcext:value-type="float">
            <text:p>32.71548</text:p>
          </table:table-cell>
          <table:table-cell office:value-type="float" office:value="101.718735" calcext:value-type="float">
            <text:p>101.718735</text:p>
          </table:table-cell>
          <table:table-cell office:value-type="float" office:value="35.716149" calcext:value-type="float">
            <text:p>35.716149</text:p>
          </table:table-cell>
          <table:table-cell office:value-type="float" office:value="246.85323" calcext:value-type="float">
            <text:p>246.85323</text:p>
          </table:table-cell>
          <table:table-cell office:value-type="float" office:value="0.929636" calcext:value-type="float">
            <text:p>0.929636</text:p>
          </table:table-cell>
          <table:table-cell office:value-type="float" office:value="7.715696" calcext:value-type="float">
            <text:p>7.715696</text:p>
          </table:table-cell>
          <table:table-cell office:value-type="float" office:value="3.288433" calcext:value-type="float">
            <text:p>3.288433</text:p>
          </table:table-cell>
          <table:table-cell office:value-type="float" office:value="2.809997" calcext:value-type="float">
            <text:p>2.809997</text:p>
          </table:table-cell>
          <table:table-cell office:value-type="float" office:value="20.19172" calcext:value-type="float">
            <text:p>20.19172</text:p>
          </table:table-cell>
          <table:table-cell office:value-type="float" office:value="3.277016" calcext:value-type="float">
            <text:p>3.277016</text:p>
          </table:table-cell>
          <table:table-cell office:value-type="float" office:value="3.157153" calcext:value-type="float">
            <text:p>3.157153</text:p>
          </table:table-cell>
          <table:table-cell office:value-type="float" office:value="110.91247" calcext:value-type="float">
            <text:p>110.91247</text:p>
          </table:table-cell>
          <table:table-cell office:value-type="float" office:value="132.42462" calcext:value-type="float">
            <text:p>132.42462</text:p>
          </table:table-cell>
          <table:table-cell office:value-type="float" office:value="232.7614" calcext:value-type="float">
            <text:p>232.7614</text:p>
          </table:table-cell>
          <table:table-cell office:value-type="float" office:value="1.99422399" calcext:value-type="float">
            <text:p>1.99422399</text:p>
          </table:table-cell>
          <table:table-cell office:value-type="float" office:value="5.355839" calcext:value-type="float">
            <text:p>5.355839</text:p>
          </table:table-cell>
        </table:table-row>
        <table:table-row table:style-name="ro2">
          <table:table-cell office:value-type="string" calcext:value-type="string">
            <text:p>TCGA-32-4213-01A-01R-1850-01</text:p>
          </table:table-cell>
          <table:table-cell office:value-type="string" calcext:value-type="string">
            <text:p>GBM</text:p>
          </table:table-cell>
          <table:table-cell office:value-type="float" office:value="2.1145803" calcext:value-type="float">
            <text:p>2.1145803</text:p>
          </table:table-cell>
          <table:table-cell office:value-type="float" office:value="7.396568" calcext:value-type="float">
            <text:p>7.396568</text:p>
          </table:table-cell>
          <table:table-cell office:value-type="float" office:value="128.38533" calcext:value-type="float">
            <text:p>128.38533</text:p>
          </table:table-cell>
          <table:table-cell office:value-type="float" office:value="4757.0804" calcext:value-type="float">
            <text:p>4757.0804</text:p>
          </table:table-cell>
          <table:table-cell office:value-type="float" office:value="40.112167" calcext:value-type="float">
            <text:p>40.112167</text:p>
          </table:table-cell>
          <table:table-cell office:value-type="float" office:value="102.22246" calcext:value-type="float">
            <text:p>102.22246</text:p>
          </table:table-cell>
          <table:table-cell office:value-type="float" office:value="7.263734" calcext:value-type="float">
            <text:p>7.263734</text:p>
          </table:table-cell>
          <table:table-cell office:value-type="float" office:value="33.532954" calcext:value-type="float">
            <text:p>33.532954</text:p>
          </table:table-cell>
          <table:table-cell office:value-type="float" office:value="125.914899" calcext:value-type="float">
            <text:p>125.914899</text:p>
          </table:table-cell>
          <table:table-cell office:value-type="float" office:value="171.30162" calcext:value-type="float">
            <text:p>171.30162</text:p>
          </table:table-cell>
          <table:table-cell office:value-type="float" office:value="7.110122" calcext:value-type="float">
            <text:p>7.110122</text:p>
          </table:table-cell>
          <table:table-cell office:value-type="float" office:value="85.159722" calcext:value-type="float">
            <text:p>85.159722</text:p>
          </table:table-cell>
          <table:table-cell office:value-type="float" office:value="8.071948" calcext:value-type="float">
            <text:p>8.071948</text:p>
          </table:table-cell>
          <table:table-cell office:value-type="float" office:value="6.516473" calcext:value-type="float">
            <text:p>6.516473</text:p>
          </table:table-cell>
          <table:table-cell office:value-type="float" office:value="32.643442" calcext:value-type="float">
            <text:p>32.643442</text:p>
          </table:table-cell>
          <table:table-cell office:value-type="float" office:value="7.592132" calcext:value-type="float">
            <text:p>7.592132</text:p>
          </table:table-cell>
          <table:table-cell office:value-type="float" office:value="3.423208" calcext:value-type="float">
            <text:p>3.423208</text:p>
          </table:table-cell>
          <table:table-cell office:value-type="float" office:value="0.78724228" calcext:value-type="float">
            <text:p>0.78724228</text:p>
          </table:table-cell>
          <table:table-cell office:value-type="float" office:value="39.91507" calcext:value-type="float">
            <text:p>39.91507</text:p>
          </table:table-cell>
          <table:table-cell office:value-type="float" office:value="1328.0578" calcext:value-type="float">
            <text:p>1328.0578</text:p>
          </table:table-cell>
          <table:table-cell office:value-type="float" office:value="58.84516" calcext:value-type="float">
            <text:p>58.84516</text:p>
          </table:table-cell>
          <table:table-cell office:value-type="float" office:value="4.1622585" calcext:value-type="float">
            <text:p>4.1622585</text:p>
          </table:table-cell>
          <table:table-cell office:value-type="float" office:value="0.19637167" calcext:value-type="float">
            <text:p>0.19637167</text:p>
          </table:table-cell>
          <table:table-cell office:value-type="float" office:value="9.698838" calcext:value-type="float">
            <text:p>9.698838</text:p>
          </table:table-cell>
          <table:table-cell office:value-type="float" office:value="2.74685018" calcext:value-type="float">
            <text:p>2.74685018</text:p>
          </table:table-cell>
          <table:table-cell office:value-type="float" office:value="17.15214" calcext:value-type="float">
            <text:p>17.15214</text:p>
          </table:table-cell>
          <table:table-cell office:value-type="float" office:value="2.6212465" calcext:value-type="float">
            <text:p>2.6212465</text:p>
          </table:table-cell>
          <table:table-cell office:value-type="float" office:value="2.1636546" calcext:value-type="float">
            <text:p>2.1636546</text:p>
          </table:table-cell>
          <table:table-cell office:value-type="float" office:value="1.0582574" calcext:value-type="float">
            <text:p>1.0582574</text:p>
          </table:table-cell>
          <table:table-cell office:value-type="float" office:value="309.64284" calcext:value-type="float">
            <text:p>309.64284</text:p>
          </table:table-cell>
          <table:table-cell office:value-type="float" office:value="5.776146" calcext:value-type="float">
            <text:p>5.776146</text:p>
          </table:table-cell>
          <table:table-cell office:value-type="float" office:value="3.5234133" calcext:value-type="float">
            <text:p>3.5234133</text:p>
          </table:table-cell>
          <table:table-cell office:value-type="float" office:value="53.41017" calcext:value-type="float">
            <text:p>53.41017</text:p>
          </table:table-cell>
          <table:table-cell office:value-type="float" office:value="23.577417" calcext:value-type="float">
            <text:p>23.577417</text:p>
          </table:table-cell>
          <table:table-cell office:value-type="float" office:value="31.551164" calcext:value-type="float">
            <text:p>31.551164</text:p>
          </table:table-cell>
          <table:table-cell office:value-type="float" office:value="286.72195" calcext:value-type="float">
            <text:p>286.72195</text:p>
          </table:table-cell>
          <table:table-cell office:value-type="float" office:value="0.934527" calcext:value-type="float">
            <text:p>0.934527</text:p>
          </table:table-cell>
          <table:table-cell office:value-type="float" office:value="12.113086" calcext:value-type="float">
            <text:p>12.113086</text:p>
          </table:table-cell>
          <table:table-cell office:value-type="float" office:value="3.997464" calcext:value-type="float">
            <text:p>3.997464</text:p>
          </table:table-cell>
          <table:table-cell office:value-type="float" office:value="2.039476" calcext:value-type="float">
            <text:p>2.039476</text:p>
          </table:table-cell>
          <table:table-cell office:value-type="float" office:value="13.268886" calcext:value-type="float">
            <text:p>13.268886</text:p>
          </table:table-cell>
          <table:table-cell office:value-type="float" office:value="3.5218" calcext:value-type="float">
            <text:p>3.5218</text:p>
          </table:table-cell>
          <table:table-cell office:value-type="float" office:value="3.772842" calcext:value-type="float">
            <text:p>3.772842</text:p>
          </table:table-cell>
          <table:table-cell office:value-type="float" office:value="139.61294" calcext:value-type="float">
            <text:p>139.61294</text:p>
          </table:table-cell>
          <table:table-cell office:value-type="float" office:value="140.89731" calcext:value-type="float">
            <text:p>140.89731</text:p>
          </table:table-cell>
          <table:table-cell office:value-type="float" office:value="202.03383" calcext:value-type="float">
            <text:p>202.03383</text:p>
          </table:table-cell>
          <table:table-cell office:value-type="float" office:value="2.97319337" calcext:value-type="float">
            <text:p>2.97319337</text:p>
          </table:table-cell>
          <table:table-cell office:value-type="float" office:value="4.111527" calcext:value-type="float">
            <text:p>4.111527</text:p>
          </table:table-cell>
        </table:table-row>
        <table:table-row table:style-name="ro2">
          <table:table-cell office:value-type="string" calcext:value-type="string">
            <text:p>TCGA-33-4532-01A-01R-1201-07</text:p>
          </table:table-cell>
          <table:table-cell office:value-type="string" calcext:value-type="string">
            <text:p>LUSC</text:p>
          </table:table-cell>
          <table:table-cell office:value-type="float" office:value="48.6885589" calcext:value-type="float">
            <text:p>48.6885589</text:p>
          </table:table-cell>
          <table:table-cell office:value-type="float" office:value="4.64231" calcext:value-type="float">
            <text:p>4.64231</text:p>
          </table:table-cell>
          <table:table-cell office:value-type="float" office:value="134.04869" calcext:value-type="float">
            <text:p>134.04869</text:p>
          </table:table-cell>
          <table:table-cell office:value-type="float" office:value="1396.7183" calcext:value-type="float">
            <text:p>1396.7183</text:p>
          </table:table-cell>
          <table:table-cell office:value-type="float" office:value="144.550637" calcext:value-type="float">
            <text:p>144.550637</text:p>
          </table:table-cell>
          <table:table-cell office:value-type="float" office:value="41.09614" calcext:value-type="float">
            <text:p>41.09614</text:p>
          </table:table-cell>
          <table:table-cell office:value-type="float" office:value="14.870735" calcext:value-type="float">
            <text:p>14.870735</text:p>
          </table:table-cell>
          <table:table-cell office:value-type="float" office:value="26.846579" calcext:value-type="float">
            <text:p>26.846579</text:p>
          </table:table-cell>
          <table:table-cell office:value-type="float" office:value="101.698587" calcext:value-type="float">
            <text:p>101.698587</text:p>
          </table:table-cell>
          <table:table-cell office:value-type="float" office:value="62.0426" calcext:value-type="float">
            <text:p>62.0426</text:p>
          </table:table-cell>
          <table:table-cell office:value-type="float" office:value="6.454848" calcext:value-type="float">
            <text:p>6.454848</text:p>
          </table:table-cell>
          <table:table-cell office:value-type="float" office:value="115.028663" calcext:value-type="float">
            <text:p>115.028663</text:p>
          </table:table-cell>
          <table:table-cell office:value-type="float" office:value="7.262987" calcext:value-type="float">
            <text:p>7.262987</text:p>
          </table:table-cell>
          <table:table-cell office:value-type="float" office:value="4.072822" calcext:value-type="float">
            <text:p>4.072822</text:p>
          </table:table-cell>
          <table:table-cell office:value-type="float" office:value="39.114492" calcext:value-type="float">
            <text:p>39.114492</text:p>
          </table:table-cell>
          <table:table-cell office:value-type="float" office:value="5.280094" calcext:value-type="float">
            <text:p>5.280094</text:p>
          </table:table-cell>
          <table:table-cell office:value-type="float" office:value="3.991861" calcext:value-type="float">
            <text:p>3.991861</text:p>
          </table:table-cell>
          <table:table-cell office:value-type="float" office:value="0.12231277" calcext:value-type="float">
            <text:p>0.12231277</text:p>
          </table:table-cell>
          <table:table-cell office:value-type="float" office:value="44.72994" calcext:value-type="float">
            <text:p>44.72994</text:p>
          </table:table-cell>
          <table:table-cell office:value-type="float" office:value="1435.5596" calcext:value-type="float">
            <text:p>1435.5596</text:p>
          </table:table-cell>
          <table:table-cell office:value-type="float" office:value="98.88508" calcext:value-type="float">
            <text:p>98.88508</text:p>
          </table:table-cell>
          <table:table-cell office:value-type="float" office:value="5.7161751" calcext:value-type="float">
            <text:p>5.7161751</text:p>
          </table:table-cell>
          <table:table-cell office:value-type="float" office:value="0.05240113" calcext:value-type="float">
            <text:p>0.05240113</text:p>
          </table:table-cell>
          <table:table-cell office:value-type="float" office:value="12.844315" calcext:value-type="float">
            <text:p>12.844315</text:p>
          </table:table-cell>
          <table:table-cell office:value-type="float" office:value="0.07834145" calcext:value-type="float">
            <text:p>0.07834145</text:p>
          </table:table-cell>
          <table:table-cell office:value-type="float" office:value="24.490866" calcext:value-type="float">
            <text:p>24.490866</text:p>
          </table:table-cell>
          <table:table-cell office:value-type="float" office:value="2.0791212" calcext:value-type="float">
            <text:p>2.0791212</text:p>
          </table:table-cell>
          <table:table-cell office:value-type="float" office:value="8.4126229" calcext:value-type="float">
            <text:p>8.4126229</text:p>
          </table:table-cell>
          <table:table-cell office:value-type="float" office:value="2.4531255" calcext:value-type="float">
            <text:p>2.4531255</text:p>
          </table:table-cell>
          <table:table-cell office:value-type="float" office:value="135.40005" calcext:value-type="float">
            <text:p>135.40005</text:p>
          </table:table-cell>
          <table:table-cell office:value-type="float" office:value="6.544734" calcext:value-type="float">
            <text:p>6.544734</text:p>
          </table:table-cell>
          <table:table-cell office:value-type="float" office:value="1.4874797" calcext:value-type="float">
            <text:p>1.4874797</text:p>
          </table:table-cell>
          <table:table-cell office:value-type="float" office:value="42.96559" calcext:value-type="float">
            <text:p>42.96559</text:p>
          </table:table-cell>
          <table:table-cell office:value-type="float" office:value="23.091891" calcext:value-type="float">
            <text:p>23.091891</text:p>
          </table:table-cell>
          <table:table-cell office:value-type="float" office:value="18.563955" calcext:value-type="float">
            <text:p>18.563955</text:p>
          </table:table-cell>
          <table:table-cell office:value-type="float" office:value="85.9816" calcext:value-type="float">
            <text:p>85.9816</text:p>
          </table:table-cell>
          <table:table-cell office:value-type="float" office:value="4.5534103" calcext:value-type="float">
            <text:p>4.5534103</text:p>
          </table:table-cell>
          <table:table-cell office:value-type="float" office:value="5.981163" calcext:value-type="float">
            <text:p>5.981163</text:p>
          </table:table-cell>
          <table:table-cell office:value-type="float" office:value="3.055599" calcext:value-type="float">
            <text:p>3.055599</text:p>
          </table:table-cell>
          <table:table-cell office:value-type="float" office:value="4.427979" calcext:value-type="float">
            <text:p>4.427979</text:p>
          </table:table-cell>
          <table:table-cell office:value-type="float" office:value="11.027724" calcext:value-type="float">
            <text:p>11.027724</text:p>
          </table:table-cell>
          <table:table-cell office:value-type="float" office:value="3.724028" calcext:value-type="float">
            <text:p>3.724028</text:p>
          </table:table-cell>
          <table:table-cell office:value-type="float" office:value="8.213276" calcext:value-type="float">
            <text:p>8.213276</text:p>
          </table:table-cell>
          <table:table-cell office:value-type="float" office:value="217.67823" calcext:value-type="float">
            <text:p>217.67823</text:p>
          </table:table-cell>
          <table:table-cell office:value-type="float" office:value="81.61711" calcext:value-type="float">
            <text:p>81.61711</text:p>
          </table:table-cell>
          <table:table-cell office:value-type="float" office:value="160.27823" calcext:value-type="float">
            <text:p>160.27823</text:p>
          </table:table-cell>
          <table:table-cell office:value-type="float" office:value="1.0098081" calcext:value-type="float">
            <text:p>1.0098081</text:p>
          </table:table-cell>
          <table:table-cell office:value-type="float" office:value="7.342303" calcext:value-type="float">
            <text:p>7.342303</text:p>
          </table:table-cell>
        </table:table-row>
        <table:table-row table:style-name="ro2">
          <table:table-cell office:value-type="string" calcext:value-type="string">
            <text:p>TCGA-33-6737-01A-11R-1820-07</text:p>
          </table:table-cell>
          <table:table-cell office:value-type="string" calcext:value-type="string">
            <text:p>LUSC</text:p>
          </table:table-cell>
          <table:table-cell office:value-type="float" office:value="25.9118227" calcext:value-type="float">
            <text:p>25.9118227</text:p>
          </table:table-cell>
          <table:table-cell office:value-type="float" office:value="11.077015" calcext:value-type="float">
            <text:p>11.077015</text:p>
          </table:table-cell>
          <table:table-cell office:value-type="float" office:value="55.30894" calcext:value-type="float">
            <text:p>55.30894</text:p>
          </table:table-cell>
          <table:table-cell office:value-type="float" office:value="3593.8386" calcext:value-type="float">
            <text:p>3593.8386</text:p>
          </table:table-cell>
          <table:table-cell office:value-type="float" office:value="45.141951" calcext:value-type="float">
            <text:p>45.141951</text:p>
          </table:table-cell>
          <table:table-cell office:value-type="float" office:value="85.93864" calcext:value-type="float">
            <text:p>85.93864</text:p>
          </table:table-cell>
          <table:table-cell office:value-type="float" office:value="13.293037" calcext:value-type="float">
            <text:p>13.293037</text:p>
          </table:table-cell>
          <table:table-cell office:value-type="float" office:value="10.530935" calcext:value-type="float">
            <text:p>10.530935</text:p>
          </table:table-cell>
          <table:table-cell office:value-type="float" office:value="47.904845" calcext:value-type="float">
            <text:p>47.904845</text:p>
          </table:table-cell>
          <table:table-cell office:value-type="float" office:value="84.23133" calcext:value-type="float">
            <text:p>84.23133</text:p>
          </table:table-cell>
          <table:table-cell office:value-type="float" office:value="7.295384" calcext:value-type="float">
            <text:p>7.295384</text:p>
          </table:table-cell>
          <table:table-cell office:value-type="float" office:value="38.628466" calcext:value-type="float">
            <text:p>38.628466</text:p>
          </table:table-cell>
          <table:table-cell office:value-type="float" office:value="9.237759" calcext:value-type="float">
            <text:p>9.237759</text:p>
          </table:table-cell>
          <table:table-cell office:value-type="float" office:value="2.456272" calcext:value-type="float">
            <text:p>2.456272</text:p>
          </table:table-cell>
          <table:table-cell office:value-type="float" office:value="26.693724" calcext:value-type="float">
            <text:p>26.693724</text:p>
          </table:table-cell>
          <table:table-cell office:value-type="float" office:value="10.386855" calcext:value-type="float">
            <text:p>10.386855</text:p>
          </table:table-cell>
          <table:table-cell office:value-type="float" office:value="4.206449" calcext:value-type="float">
            <text:p>4.206449</text:p>
          </table:table-cell>
          <table:table-cell office:value-type="float" office:value="0.32532139" calcext:value-type="float">
            <text:p>0.32532139</text:p>
          </table:table-cell>
          <table:table-cell office:value-type="float" office:value="82.59727" calcext:value-type="float">
            <text:p>82.59727</text:p>
          </table:table-cell>
          <table:table-cell office:value-type="float" office:value="1361.369" calcext:value-type="float">
            <text:p>1361.369</text:p>
          </table:table-cell>
          <table:table-cell office:value-type="float" office:value="113.77063" calcext:value-type="float">
            <text:p>113.77063</text:p>
          </table:table-cell>
          <table:table-cell office:value-type="float" office:value="3.8506021" calcext:value-type="float">
            <text:p>3.8506021</text:p>
          </table:table-cell>
          <table:table-cell office:value-type="float" office:value="0.08688398" calcext:value-type="float">
            <text:p>0.08688398</text:p>
          </table:table-cell>
          <table:table-cell office:value-type="float" office:value="6.175026" calcext:value-type="float">
            <text:p>6.175026</text:p>
          </table:table-cell>
          <table:table-cell office:value-type="float" office:value="0.24912551" calcext:value-type="float">
            <text:p>0.24912551</text:p>
          </table:table-cell>
          <table:table-cell office:value-type="float" office:value="31.643981" calcext:value-type="float">
            <text:p>31.643981</text:p>
          </table:table-cell>
          <table:table-cell office:value-type="float" office:value="2.1911909" calcext:value-type="float">
            <text:p>2.1911909</text:p>
          </table:table-cell>
          <table:table-cell office:value-type="float" office:value="3.523664" calcext:value-type="float">
            <text:p>3.523664</text:p>
          </table:table-cell>
          <table:table-cell office:value-type="float" office:value="2.8995648" calcext:value-type="float">
            <text:p>2.8995648</text:p>
          </table:table-cell>
          <table:table-cell office:value-type="float" office:value="142.05965" calcext:value-type="float">
            <text:p>142.05965</text:p>
          </table:table-cell>
          <table:table-cell office:value-type="float" office:value="6.113625" calcext:value-type="float">
            <text:p>6.113625</text:p>
          </table:table-cell>
          <table:table-cell office:value-type="float" office:value="2.5124553" calcext:value-type="float">
            <text:p>2.5124553</text:p>
          </table:table-cell>
          <table:table-cell office:value-type="float" office:value="38.08559" calcext:value-type="float">
            <text:p>38.08559</text:p>
          </table:table-cell>
          <table:table-cell office:value-type="float" office:value="24.396832" calcext:value-type="float">
            <text:p>24.396832</text:p>
          </table:table-cell>
          <table:table-cell office:value-type="float" office:value="13.764225" calcext:value-type="float">
            <text:p>13.764225</text:p>
          </table:table-cell>
          <table:table-cell office:value-type="float" office:value="98.98979" calcext:value-type="float">
            <text:p>98.98979</text:p>
          </table:table-cell>
          <table:table-cell office:value-type="float" office:value="2.3176799" calcext:value-type="float">
            <text:p>2.3176799</text:p>
          </table:table-cell>
          <table:table-cell office:value-type="float" office:value="7.278508" calcext:value-type="float">
            <text:p>7.278508</text:p>
          </table:table-cell>
          <table:table-cell office:value-type="float" office:value="4.385162" calcext:value-type="float">
            <text:p>4.385162</text:p>
          </table:table-cell>
          <table:table-cell office:value-type="float" office:value="3.513987" calcext:value-type="float">
            <text:p>3.513987</text:p>
          </table:table-cell>
          <table:table-cell office:value-type="float" office:value="5.378727" calcext:value-type="float">
            <text:p>5.378727</text:p>
          </table:table-cell>
          <table:table-cell office:value-type="float" office:value="3.278939" calcext:value-type="float">
            <text:p>3.278939</text:p>
          </table:table-cell>
          <table:table-cell office:value-type="float" office:value="4.473789" calcext:value-type="float">
            <text:p>4.473789</text:p>
          </table:table-cell>
          <table:table-cell office:value-type="float" office:value="203.61536" calcext:value-type="float">
            <text:p>203.61536</text:p>
          </table:table-cell>
          <table:table-cell office:value-type="float" office:value="86.35377" calcext:value-type="float">
            <text:p>86.35377</text:p>
          </table:table-cell>
          <table:table-cell office:value-type="float" office:value="74.90716" calcext:value-type="float">
            <text:p>74.90716</text:p>
          </table:table-cell>
          <table:table-cell office:value-type="float" office:value="0.7094894" calcext:value-type="float">
            <text:p>0.7094894</text:p>
          </table:table-cell>
          <table:table-cell office:value-type="float" office:value="10.19455" calcext:value-type="float">
            <text:p>10.19455</text:p>
          </table:table-cell>
        </table:table-row>
        <table:table-row table:style-name="ro2">
          <table:table-cell office:value-type="string" calcext:value-type="string">
            <text:p>TCGA-33-AASL-01A-11R-A405-07</text:p>
          </table:table-cell>
          <table:table-cell office:value-type="string" calcext:value-type="string">
            <text:p>LUSC</text:p>
          </table:table-cell>
          <table:table-cell office:value-type="float" office:value="1.4969143" calcext:value-type="float">
            <text:p>1.4969143</text:p>
          </table:table-cell>
          <table:table-cell office:value-type="float" office:value="4.820845" calcext:value-type="float">
            <text:p>4.820845</text:p>
          </table:table-cell>
          <table:table-cell office:value-type="float" office:value="101.05203" calcext:value-type="float">
            <text:p>101.05203</text:p>
          </table:table-cell>
          <table:table-cell office:value-type="float" office:value="1413.576" calcext:value-type="float">
            <text:p>1413.576</text:p>
          </table:table-cell>
          <table:table-cell office:value-type="float" office:value="121.486942" calcext:value-type="float">
            <text:p>121.486942</text:p>
          </table:table-cell>
          <table:table-cell office:value-type="float" office:value="47.09883" calcext:value-type="float">
            <text:p>47.09883</text:p>
          </table:table-cell>
          <table:table-cell office:value-type="float" office:value="12.330016" calcext:value-type="float">
            <text:p>12.330016</text:p>
          </table:table-cell>
          <table:table-cell office:value-type="float" office:value="9.206571" calcext:value-type="float">
            <text:p>9.206571</text:p>
          </table:table-cell>
          <table:table-cell office:value-type="float" office:value="44.477144" calcext:value-type="float">
            <text:p>44.477144</text:p>
          </table:table-cell>
          <table:table-cell office:value-type="float" office:value="29.29644" calcext:value-type="float">
            <text:p>29.29644</text:p>
          </table:table-cell>
          <table:table-cell office:value-type="float" office:value="6.853679" calcext:value-type="float">
            <text:p>6.853679</text:p>
          </table:table-cell>
          <table:table-cell office:value-type="float" office:value="64.534499" calcext:value-type="float">
            <text:p>64.534499</text:p>
          </table:table-cell>
          <table:table-cell office:value-type="float" office:value="4.663206" calcext:value-type="float">
            <text:p>4.663206</text:p>
          </table:table-cell>
          <table:table-cell office:value-type="float" office:value="1.985292" calcext:value-type="float">
            <text:p>1.985292</text:p>
          </table:table-cell>
          <table:table-cell office:value-type="float" office:value="65.39648" calcext:value-type="float">
            <text:p>65.39648</text:p>
          </table:table-cell>
          <table:table-cell office:value-type="float" office:value="5.622099" calcext:value-type="float">
            <text:p>5.622099</text:p>
          </table:table-cell>
          <table:table-cell office:value-type="float" office:value="2.876325" calcext:value-type="float">
            <text:p>2.876325</text:p>
          </table:table-cell>
          <table:table-cell office:value-type="float" office:value="0.2845104" calcext:value-type="float">
            <text:p>0.2845104</text:p>
          </table:table-cell>
          <table:table-cell office:value-type="float" office:value="57.54476" calcext:value-type="float">
            <text:p>57.54476</text:p>
          </table:table-cell>
          <table:table-cell office:value-type="float" office:value="450.3013" calcext:value-type="float">
            <text:p>450.3013</text:p>
          </table:table-cell>
          <table:table-cell office:value-type="float" office:value="126.24798" calcext:value-type="float">
            <text:p>126.24798</text:p>
          </table:table-cell>
          <table:table-cell office:value-type="float" office:value="5.1011167" calcext:value-type="float">
            <text:p>5.1011167</text:p>
          </table:table-cell>
          <table:table-cell office:value-type="float" office:value="0.34300726" calcext:value-type="float">
            <text:p>0.34300726</text:p>
          </table:table-cell>
          <table:table-cell office:value-type="float" office:value="6.792853" calcext:value-type="float">
            <text:p>6.792853</text:p>
          </table:table-cell>
          <table:table-cell office:value-type="float" office:value="0.10283943" calcext:value-type="float">
            <text:p>0.10283943</text:p>
          </table:table-cell>
          <table:table-cell office:value-type="float" office:value="15.492641" calcext:value-type="float">
            <text:p>15.492641</text:p>
          </table:table-cell>
          <table:table-cell office:value-type="float" office:value="1.7402569" calcext:value-type="float">
            <text:p>1.7402569</text:p>
          </table:table-cell>
          <table:table-cell office:value-type="float" office:value="2.8569981" calcext:value-type="float">
            <text:p>2.8569981</text:p>
          </table:table-cell>
          <table:table-cell office:value-type="float" office:value="1.743286" calcext:value-type="float">
            <text:p>1.743286</text:p>
          </table:table-cell>
          <table:table-cell office:value-type="float" office:value="176.55469" calcext:value-type="float">
            <text:p>176.55469</text:p>
          </table:table-cell>
          <table:table-cell office:value-type="float" office:value="3.647473" calcext:value-type="float">
            <text:p>3.647473</text:p>
          </table:table-cell>
          <table:table-cell office:value-type="float" office:value="1.1386251" calcext:value-type="float">
            <text:p>1.1386251</text:p>
          </table:table-cell>
          <table:table-cell office:value-type="float" office:value="23.09263" calcext:value-type="float">
            <text:p>23.09263</text:p>
          </table:table-cell>
          <table:table-cell office:value-type="float" office:value="65.515546" calcext:value-type="float">
            <text:p>65.515546</text:p>
          </table:table-cell>
          <table:table-cell office:value-type="float" office:value="19.291184" calcext:value-type="float">
            <text:p>19.291184</text:p>
          </table:table-cell>
          <table:table-cell office:value-type="float" office:value="95.48236" calcext:value-type="float">
            <text:p>95.48236</text:p>
          </table:table-cell>
          <table:table-cell office:value-type="float" office:value="4.6682783" calcext:value-type="float">
            <text:p>4.6682783</text:p>
          </table:table-cell>
          <table:table-cell office:value-type="float" office:value="5.59018" calcext:value-type="float">
            <text:p>5.59018</text:p>
          </table:table-cell>
          <table:table-cell office:value-type="float" office:value="2.596763" calcext:value-type="float">
            <text:p>2.596763</text:p>
          </table:table-cell>
          <table:table-cell office:value-type="float" office:value="8.174248" calcext:value-type="float">
            <text:p>8.174248</text:p>
          </table:table-cell>
          <table:table-cell office:value-type="float" office:value="13.373688" calcext:value-type="float">
            <text:p>13.373688</text:p>
          </table:table-cell>
          <table:table-cell office:value-type="float" office:value="2.565685" calcext:value-type="float">
            <text:p>2.565685</text:p>
          </table:table-cell>
          <table:table-cell office:value-type="float" office:value="9.076276" calcext:value-type="float">
            <text:p>9.076276</text:p>
          </table:table-cell>
          <table:table-cell office:value-type="float" office:value="226.91744" calcext:value-type="float">
            <text:p>226.91744</text:p>
          </table:table-cell>
          <table:table-cell office:value-type="float" office:value="100.81589" calcext:value-type="float">
            <text:p>100.81589</text:p>
          </table:table-cell>
          <table:table-cell office:value-type="float" office:value="126.07326" calcext:value-type="float">
            <text:p>126.07326</text:p>
          </table:table-cell>
          <table:table-cell office:value-type="float" office:value="0.59597049" calcext:value-type="float">
            <text:p>0.59597049</text:p>
          </table:table-cell>
          <table:table-cell office:value-type="float" office:value="7.343583" calcext:value-type="float">
            <text:p>7.343583</text:p>
          </table:table-cell>
        </table:table-row>
        <table:table-row table:style-name="ro2">
          <table:table-cell office:value-type="string" calcext:value-type="string">
            <text:p>TCGA-34-5234-01A-01R-1635-07</text:p>
          </table:table-cell>
          <table:table-cell office:value-type="string" calcext:value-type="string">
            <text:p>LUSC</text:p>
          </table:table-cell>
          <table:table-cell office:value-type="float" office:value="3.8551281" calcext:value-type="float">
            <text:p>3.8551281</text:p>
          </table:table-cell>
          <table:table-cell office:value-type="float" office:value="5.372617" calcext:value-type="float">
            <text:p>5.372617</text:p>
          </table:table-cell>
          <table:table-cell office:value-type="float" office:value="83.4614" calcext:value-type="float">
            <text:p>83.4614</text:p>
          </table:table-cell>
          <table:table-cell office:value-type="float" office:value="2859.8376" calcext:value-type="float">
            <text:p>2859.8376</text:p>
          </table:table-cell>
          <table:table-cell office:value-type="float" office:value="118.682788" calcext:value-type="float">
            <text:p>118.682788</text:p>
          </table:table-cell>
          <table:table-cell office:value-type="float" office:value="110.73244" calcext:value-type="float">
            <text:p>110.73244</text:p>
          </table:table-cell>
          <table:table-cell office:value-type="float" office:value="8.364135" calcext:value-type="float">
            <text:p>8.364135</text:p>
          </table:table-cell>
          <table:table-cell office:value-type="float" office:value="26.889283" calcext:value-type="float">
            <text:p>26.889283</text:p>
          </table:table-cell>
          <table:table-cell office:value-type="float" office:value="76.577375" calcext:value-type="float">
            <text:p>76.577375</text:p>
          </table:table-cell>
          <table:table-cell office:value-type="float" office:value="64.05241" calcext:value-type="float">
            <text:p>64.05241</text:p>
          </table:table-cell>
          <table:table-cell office:value-type="float" office:value="12.236543" calcext:value-type="float">
            <text:p>12.236543</text:p>
          </table:table-cell>
          <table:table-cell office:value-type="float" office:value="97.771215" calcext:value-type="float">
            <text:p>97.771215</text:p>
          </table:table-cell>
          <table:table-cell office:value-type="float" office:value="17.37011" calcext:value-type="float">
            <text:p>17.37011</text:p>
          </table:table-cell>
          <table:table-cell office:value-type="float" office:value="6.955032" calcext:value-type="float">
            <text:p>6.955032</text:p>
          </table:table-cell>
          <table:table-cell office:value-type="float" office:value="28.205895" calcext:value-type="float">
            <text:p>28.205895</text:p>
          </table:table-cell>
          <table:table-cell office:value-type="float" office:value="3.889856" calcext:value-type="float">
            <text:p>3.889856</text:p>
          </table:table-cell>
          <table:table-cell office:value-type="float" office:value="2.349116" calcext:value-type="float">
            <text:p>2.349116</text:p>
          </table:table-cell>
          <table:table-cell office:value-type="float" office:value="1.088097" calcext:value-type="float">
            <text:p>1.088097</text:p>
          </table:table-cell>
          <table:table-cell office:value-type="float" office:value="15.24759" calcext:value-type="float">
            <text:p>15.24759</text:p>
          </table:table-cell>
          <table:table-cell office:value-type="float" office:value="2242.4359" calcext:value-type="float">
            <text:p>2242.4359</text:p>
          </table:table-cell>
          <table:table-cell office:value-type="float" office:value="77.00458" calcext:value-type="float">
            <text:p>77.00458</text:p>
          </table:table-cell>
          <table:table-cell office:value-type="float" office:value="10.8064138" calcext:value-type="float">
            <text:p>10.8064138</text:p>
          </table:table-cell>
          <table:table-cell office:value-type="float" office:value="0.63682022" calcext:value-type="float">
            <text:p>0.63682022</text:p>
          </table:table-cell>
          <table:table-cell office:value-type="float" office:value="20.632802" calcext:value-type="float">
            <text:p>20.632802</text:p>
          </table:table-cell>
          <table:table-cell office:value-type="float" office:value="0.55713953" calcext:value-type="float">
            <text:p>0.55713953</text:p>
          </table:table-cell>
          <table:table-cell office:value-type="float" office:value="6.823825" calcext:value-type="float">
            <text:p>6.823825</text:p>
          </table:table-cell>
          <table:table-cell office:value-type="float" office:value="1.7847269" calcext:value-type="float">
            <text:p>1.7847269</text:p>
          </table:table-cell>
          <table:table-cell office:value-type="float" office:value="2.246173" calcext:value-type="float">
            <text:p>2.246173</text:p>
          </table:table-cell>
          <table:table-cell office:value-type="float" office:value="1.0516238" calcext:value-type="float">
            <text:p>1.0516238</text:p>
          </table:table-cell>
          <table:table-cell office:value-type="float" office:value="473.96417" calcext:value-type="float">
            <text:p>473.96417</text:p>
          </table:table-cell>
          <table:table-cell office:value-type="float" office:value="8.58839" calcext:value-type="float">
            <text:p>8.58839</text:p>
          </table:table-cell>
          <table:table-cell office:value-type="float" office:value="1.4104804" calcext:value-type="float">
            <text:p>1.4104804</text:p>
          </table:table-cell>
          <table:table-cell office:value-type="float" office:value="68.51907" calcext:value-type="float">
            <text:p>68.51907</text:p>
          </table:table-cell>
          <table:table-cell office:value-type="float" office:value="19.854341" calcext:value-type="float">
            <text:p>19.854341</text:p>
          </table:table-cell>
          <table:table-cell office:value-type="float" office:value="33.176455" calcext:value-type="float">
            <text:p>33.176455</text:p>
          </table:table-cell>
          <table:table-cell office:value-type="float" office:value="327.91211" calcext:value-type="float">
            <text:p>327.91211</text:p>
          </table:table-cell>
          <table:table-cell office:value-type="float" office:value="0.6966847" calcext:value-type="float">
            <text:p>0.6966847</text:p>
          </table:table-cell>
          <table:table-cell office:value-type="float" office:value="15.040669" calcext:value-type="float">
            <text:p>15.040669</text:p>
          </table:table-cell>
          <table:table-cell office:value-type="float" office:value="3.990586" calcext:value-type="float">
            <text:p>3.990586</text:p>
          </table:table-cell>
          <table:table-cell office:value-type="float" office:value="2.684695" calcext:value-type="float">
            <text:p>2.684695</text:p>
          </table:table-cell>
          <table:table-cell office:value-type="float" office:value="8.918443" calcext:value-type="float">
            <text:p>8.918443</text:p>
          </table:table-cell>
          <table:table-cell office:value-type="float" office:value="2.256471" calcext:value-type="float">
            <text:p>2.256471</text:p>
          </table:table-cell>
          <table:table-cell office:value-type="float" office:value="8.194914" calcext:value-type="float">
            <text:p>8.194914</text:p>
          </table:table-cell>
          <table:table-cell office:value-type="float" office:value="150.60435" calcext:value-type="float">
            <text:p>150.60435</text:p>
          </table:table-cell>
          <table:table-cell office:value-type="float" office:value="164.63184" calcext:value-type="float">
            <text:p>164.63184</text:p>
          </table:table-cell>
          <table:table-cell office:value-type="float" office:value="178.63796" calcext:value-type="float">
            <text:p>178.63796</text:p>
          </table:table-cell>
          <table:table-cell office:value-type="float" office:value="0.99245492" calcext:value-type="float">
            <text:p>0.99245492</text:p>
          </table:table-cell>
          <table:table-cell office:value-type="float" office:value="7.484051" calcext:value-type="float">
            <text:p>7.484051</text:p>
          </table:table-cell>
        </table:table-row>
        <table:table-row table:style-name="ro2">
          <table:table-cell office:value-type="string" calcext:value-type="string">
            <text:p>TCGA-34-5239-01A-21R-1820-07</text:p>
          </table:table-cell>
          <table:table-cell office:value-type="string" calcext:value-type="string">
            <text:p>LUSC</text:p>
          </table:table-cell>
          <table:table-cell office:value-type="float" office:value="19.7813951" calcext:value-type="float">
            <text:p>19.7813951</text:p>
          </table:table-cell>
          <table:table-cell office:value-type="float" office:value="12.938839" calcext:value-type="float">
            <text:p>12.938839</text:p>
          </table:table-cell>
          <table:table-cell office:value-type="float" office:value="78.28572" calcext:value-type="float">
            <text:p>78.28572</text:p>
          </table:table-cell>
          <table:table-cell office:value-type="float" office:value="2425.3151" calcext:value-type="float">
            <text:p>2425.3151</text:p>
          </table:table-cell>
          <table:table-cell office:value-type="float" office:value="41.26577" calcext:value-type="float">
            <text:p>41.26577</text:p>
          </table:table-cell>
          <table:table-cell office:value-type="float" office:value="75.85186" calcext:value-type="float">
            <text:p>75.85186</text:p>
          </table:table-cell>
          <table:table-cell office:value-type="float" office:value="8.092826" calcext:value-type="float">
            <text:p>8.092826</text:p>
          </table:table-cell>
          <table:table-cell office:value-type="float" office:value="16.414863" calcext:value-type="float">
            <text:p>16.414863</text:p>
          </table:table-cell>
          <table:table-cell office:value-type="float" office:value="26.603299" calcext:value-type="float">
            <text:p>26.603299</text:p>
          </table:table-cell>
          <table:table-cell office:value-type="float" office:value="73.15013" calcext:value-type="float">
            <text:p>73.15013</text:p>
          </table:table-cell>
          <table:table-cell office:value-type="float" office:value="4.776632" calcext:value-type="float">
            <text:p>4.776632</text:p>
          </table:table-cell>
          <table:table-cell office:value-type="float" office:value="50.181361" calcext:value-type="float">
            <text:p>50.181361</text:p>
          </table:table-cell>
          <table:table-cell office:value-type="float" office:value="10.373738" calcext:value-type="float">
            <text:p>10.373738</text:p>
          </table:table-cell>
          <table:table-cell office:value-type="float" office:value="2.6282" calcext:value-type="float">
            <text:p>2.6282</text:p>
          </table:table-cell>
          <table:table-cell office:value-type="float" office:value="52.060266" calcext:value-type="float">
            <text:p>52.060266</text:p>
          </table:table-cell>
          <table:table-cell office:value-type="float" office:value="13.364462" calcext:value-type="float">
            <text:p>13.364462</text:p>
          </table:table-cell>
          <table:table-cell office:value-type="float" office:value="3.356045" calcext:value-type="float">
            <text:p>3.356045</text:p>
          </table:table-cell>
          <table:table-cell office:value-type="float" office:value="0.78466848" calcext:value-type="float">
            <text:p>0.78466848</text:p>
          </table:table-cell>
          <table:table-cell office:value-type="float" office:value="77.84965" calcext:value-type="float">
            <text:p>77.84965</text:p>
          </table:table-cell>
          <table:table-cell office:value-type="float" office:value="714.9107" calcext:value-type="float">
            <text:p>714.9107</text:p>
          </table:table-cell>
          <table:table-cell office:value-type="float" office:value="55.45378" calcext:value-type="float">
            <text:p>55.45378</text:p>
          </table:table-cell>
          <table:table-cell office:value-type="float" office:value="4.034336" calcext:value-type="float">
            <text:p>4.034336</text:p>
          </table:table-cell>
          <table:table-cell office:value-type="float" office:value="0.45938372" calcext:value-type="float">
            <text:p>0.45938372</text:p>
          </table:table-cell>
          <table:table-cell office:value-type="float" office:value="12.116214" calcext:value-type="float">
            <text:p>12.116214</text:p>
          </table:table-cell>
          <table:table-cell office:value-type="float" office:value="2.89398498" calcext:value-type="float">
            <text:p>2.89398498</text:p>
          </table:table-cell>
          <table:table-cell office:value-type="float" office:value="33.854698" calcext:value-type="float">
            <text:p>33.854698</text:p>
          </table:table-cell>
          <table:table-cell office:value-type="float" office:value="5.1137845" calcext:value-type="float">
            <text:p>5.1137845</text:p>
          </table:table-cell>
          <table:table-cell office:value-type="float" office:value="5.8547392" calcext:value-type="float">
            <text:p>5.8547392</text:p>
          </table:table-cell>
          <table:table-cell office:value-type="float" office:value="1.8398448" calcext:value-type="float">
            <text:p>1.8398448</text:p>
          </table:table-cell>
          <table:table-cell office:value-type="float" office:value="104.65271" calcext:value-type="float">
            <text:p>104.65271</text:p>
          </table:table-cell>
          <table:table-cell office:value-type="float" office:value="3.335697" calcext:value-type="float">
            <text:p>3.335697</text:p>
          </table:table-cell>
          <table:table-cell office:value-type="float" office:value="3.1765662" calcext:value-type="float">
            <text:p>3.1765662</text:p>
          </table:table-cell>
          <table:table-cell office:value-type="float" office:value="21.18466" calcext:value-type="float">
            <text:p>21.18466</text:p>
          </table:table-cell>
          <table:table-cell office:value-type="float" office:value="34.189101" calcext:value-type="float">
            <text:p>34.189101</text:p>
          </table:table-cell>
          <table:table-cell office:value-type="float" office:value="34.952566" calcext:value-type="float">
            <text:p>34.952566</text:p>
          </table:table-cell>
          <table:table-cell office:value-type="float" office:value="109.63423" calcext:value-type="float">
            <text:p>109.63423</text:p>
          </table:table-cell>
          <table:table-cell office:value-type="float" office:value="3.3559611" calcext:value-type="float">
            <text:p>3.3559611</text:p>
          </table:table-cell>
          <table:table-cell office:value-type="float" office:value="8.190821" calcext:value-type="float">
            <text:p>8.190821</text:p>
          </table:table-cell>
          <table:table-cell office:value-type="float" office:value="6.11759" calcext:value-type="float">
            <text:p>6.11759</text:p>
          </table:table-cell>
          <table:table-cell office:value-type="float" office:value="4.808076" calcext:value-type="float">
            <text:p>4.808076</text:p>
          </table:table-cell>
          <table:table-cell office:value-type="float" office:value="9.826718" calcext:value-type="float">
            <text:p>9.826718</text:p>
          </table:table-cell>
          <table:table-cell office:value-type="float" office:value="4.066504" calcext:value-type="float">
            <text:p>4.066504</text:p>
          </table:table-cell>
          <table:table-cell office:value-type="float" office:value="6.708941" calcext:value-type="float">
            <text:p>6.708941</text:p>
          </table:table-cell>
          <table:table-cell office:value-type="float" office:value="163.46285" calcext:value-type="float">
            <text:p>163.46285</text:p>
          </table:table-cell>
          <table:table-cell office:value-type="float" office:value="73.9864" calcext:value-type="float">
            <text:p>73.9864</text:p>
          </table:table-cell>
          <table:table-cell office:value-type="float" office:value="171.77435" calcext:value-type="float">
            <text:p>171.77435</text:p>
          </table:table-cell>
          <table:table-cell office:value-type="float" office:value="1.55398126" calcext:value-type="float">
            <text:p>1.55398126</text:p>
          </table:table-cell>
          <table:table-cell office:value-type="float" office:value="10.845935" calcext:value-type="float">
            <text:p>10.845935</text:p>
          </table:table-cell>
        </table:table-row>
        <table:table-row table:style-name="ro2">
          <table:table-cell office:value-type="string" calcext:value-type="string">
            <text:p>TCGA-34-8454-01A-11R-2326-07</text:p>
          </table:table-cell>
          <table:table-cell office:value-type="string" calcext:value-type="string">
            <text:p>LUSC</text:p>
          </table:table-cell>
          <table:table-cell office:value-type="float" office:value="14.2659805" calcext:value-type="float">
            <text:p>14.2659805</text:p>
          </table:table-cell>
          <table:table-cell office:value-type="float" office:value="13.043761" calcext:value-type="float">
            <text:p>13.043761</text:p>
          </table:table-cell>
          <table:table-cell office:value-type="float" office:value="95.02046" calcext:value-type="float">
            <text:p>95.02046</text:p>
          </table:table-cell>
          <table:table-cell office:value-type="float" office:value="2024.0342" calcext:value-type="float">
            <text:p>2024.0342</text:p>
          </table:table-cell>
          <table:table-cell office:value-type="float" office:value="75.516306" calcext:value-type="float">
            <text:p>75.516306</text:p>
          </table:table-cell>
          <table:table-cell office:value-type="float" office:value="97.76254" calcext:value-type="float">
            <text:p>97.76254</text:p>
          </table:table-cell>
          <table:table-cell office:value-type="float" office:value="6.071467" calcext:value-type="float">
            <text:p>6.071467</text:p>
          </table:table-cell>
          <table:table-cell office:value-type="float" office:value="12.383996" calcext:value-type="float">
            <text:p>12.383996</text:p>
          </table:table-cell>
          <table:table-cell office:value-type="float" office:value="45.70701" calcext:value-type="float">
            <text:p>45.70701</text:p>
          </table:table-cell>
          <table:table-cell office:value-type="float" office:value="62.17271" calcext:value-type="float">
            <text:p>62.17271</text:p>
          </table:table-cell>
          <table:table-cell office:value-type="float" office:value="3.502879" calcext:value-type="float">
            <text:p>3.502879</text:p>
          </table:table-cell>
          <table:table-cell office:value-type="float" office:value="62.164457" calcext:value-type="float">
            <text:p>62.164457</text:p>
          </table:table-cell>
          <table:table-cell office:value-type="float" office:value="5.672632" calcext:value-type="float">
            <text:p>5.672632</text:p>
          </table:table-cell>
          <table:table-cell office:value-type="float" office:value="1.820191" calcext:value-type="float">
            <text:p>1.820191</text:p>
          </table:table-cell>
          <table:table-cell office:value-type="float" office:value="48.819111" calcext:value-type="float">
            <text:p>48.819111</text:p>
          </table:table-cell>
          <table:table-cell office:value-type="float" office:value="12.34969" calcext:value-type="float">
            <text:p>12.34969</text:p>
          </table:table-cell>
          <table:table-cell office:value-type="float" office:value="3.425573" calcext:value-type="float">
            <text:p>3.425573</text:p>
          </table:table-cell>
          <table:table-cell office:value-type="float" office:value="0.87258617" calcext:value-type="float">
            <text:p>0.87258617</text:p>
          </table:table-cell>
          <table:table-cell office:value-type="float" office:value="87.97331" calcext:value-type="float">
            <text:p>87.97331</text:p>
          </table:table-cell>
          <table:table-cell office:value-type="float" office:value="558.6085" calcext:value-type="float">
            <text:p>558.6085</text:p>
          </table:table-cell>
          <table:table-cell office:value-type="float" office:value="79.36787" calcext:value-type="float">
            <text:p>79.36787</text:p>
          </table:table-cell>
          <table:table-cell office:value-type="float" office:value="4.6057085" calcext:value-type="float">
            <text:p>4.6057085</text:p>
          </table:table-cell>
          <table:table-cell office:value-type="float" office:value="1.14592358" calcext:value-type="float">
            <text:p>1.14592358</text:p>
          </table:table-cell>
          <table:table-cell office:value-type="float" office:value="5.546286" calcext:value-type="float">
            <text:p>5.546286</text:p>
          </table:table-cell>
          <table:table-cell office:value-type="float" office:value="0.24943374" calcext:value-type="float">
            <text:p>0.24943374</text:p>
          </table:table-cell>
          <table:table-cell office:value-type="float" office:value="39.741283" calcext:value-type="float">
            <text:p>39.741283</text:p>
          </table:table-cell>
          <table:table-cell office:value-type="float" office:value="4.633458" calcext:value-type="float">
            <text:p>4.633458</text:p>
          </table:table-cell>
          <table:table-cell office:value-type="float" office:value="3.4005093" calcext:value-type="float">
            <text:p>3.4005093</text:p>
          </table:table-cell>
          <table:table-cell office:value-type="float" office:value="2.6810681" calcext:value-type="float">
            <text:p>2.6810681</text:p>
          </table:table-cell>
          <table:table-cell office:value-type="float" office:value="108.62052" calcext:value-type="float">
            <text:p>108.62052</text:p>
          </table:table-cell>
          <table:table-cell office:value-type="float" office:value="2.469004" calcext:value-type="float">
            <text:p>2.469004</text:p>
          </table:table-cell>
          <table:table-cell office:value-type="float" office:value="3.254182" calcext:value-type="float">
            <text:p>3.254182</text:p>
          </table:table-cell>
          <table:table-cell office:value-type="float" office:value="22.35345" calcext:value-type="float">
            <text:p>22.35345</text:p>
          </table:table-cell>
          <table:table-cell office:value-type="float" office:value="85.213204" calcext:value-type="float">
            <text:p>85.213204</text:p>
          </table:table-cell>
          <table:table-cell office:value-type="float" office:value="40.020512" calcext:value-type="float">
            <text:p>40.020512</text:p>
          </table:table-cell>
          <table:table-cell office:value-type="float" office:value="106.16305" calcext:value-type="float">
            <text:p>106.16305</text:p>
          </table:table-cell>
          <table:table-cell office:value-type="float" office:value="2.1388733" calcext:value-type="float">
            <text:p>2.1388733</text:p>
          </table:table-cell>
          <table:table-cell office:value-type="float" office:value="7.464019" calcext:value-type="float">
            <text:p>7.464019</text:p>
          </table:table-cell>
          <table:table-cell office:value-type="float" office:value="5.751239" calcext:value-type="float">
            <text:p>5.751239</text:p>
          </table:table-cell>
          <table:table-cell office:value-type="float" office:value="4.704796" calcext:value-type="float">
            <text:p>4.704796</text:p>
          </table:table-cell>
          <table:table-cell office:value-type="float" office:value="9.007261" calcext:value-type="float">
            <text:p>9.007261</text:p>
          </table:table-cell>
          <table:table-cell office:value-type="float" office:value="3.87402" calcext:value-type="float">
            <text:p>3.87402</text:p>
          </table:table-cell>
          <table:table-cell office:value-type="float" office:value="7.251537" calcext:value-type="float">
            <text:p>7.251537</text:p>
          </table:table-cell>
          <table:table-cell office:value-type="float" office:value="199.49964" calcext:value-type="float">
            <text:p>199.49964</text:p>
          </table:table-cell>
          <table:table-cell office:value-type="float" office:value="82.92362" calcext:value-type="float">
            <text:p>82.92362</text:p>
          </table:table-cell>
          <table:table-cell office:value-type="float" office:value="176.47514" calcext:value-type="float">
            <text:p>176.47514</text:p>
          </table:table-cell>
          <table:table-cell office:value-type="float" office:value="1.79001406" calcext:value-type="float">
            <text:p>1.79001406</text:p>
          </table:table-cell>
          <table:table-cell office:value-type="float" office:value="10.425535" calcext:value-type="float">
            <text:p>10.425535</text:p>
          </table:table-cell>
        </table:table-row>
        <table:table-row table:style-name="ro2">
          <table:table-cell office:value-type="string" calcext:value-type="string">
            <text:p>TCGA-34-8455-01A-11R-2326-07</text:p>
          </table:table-cell>
          <table:table-cell office:value-type="string" calcext:value-type="string">
            <text:p>LUSC</text:p>
          </table:table-cell>
          <table:table-cell office:value-type="float" office:value="44.7264547" calcext:value-type="float">
            <text:p>44.7264547</text:p>
          </table:table-cell>
          <table:table-cell office:value-type="float" office:value="6.507554" calcext:value-type="float">
            <text:p>6.507554</text:p>
          </table:table-cell>
          <table:table-cell office:value-type="float" office:value="116.12525" calcext:value-type="float">
            <text:p>116.12525</text:p>
          </table:table-cell>
          <table:table-cell office:value-type="float" office:value="2840.4113" calcext:value-type="float">
            <text:p>2840.4113</text:p>
          </table:table-cell>
          <table:table-cell office:value-type="float" office:value="60.804189" calcext:value-type="float">
            <text:p>60.804189</text:p>
          </table:table-cell>
          <table:table-cell office:value-type="float" office:value="69.54459" calcext:value-type="float">
            <text:p>69.54459</text:p>
          </table:table-cell>
          <table:table-cell office:value-type="float" office:value="8.033008" calcext:value-type="float">
            <text:p>8.033008</text:p>
          </table:table-cell>
          <table:table-cell office:value-type="float" office:value="18.312155" calcext:value-type="float">
            <text:p>18.312155</text:p>
          </table:table-cell>
          <table:table-cell office:value-type="float" office:value="50.458013" calcext:value-type="float">
            <text:p>50.458013</text:p>
          </table:table-cell>
          <table:table-cell office:value-type="float" office:value="73.82298" calcext:value-type="float">
            <text:p>73.82298</text:p>
          </table:table-cell>
          <table:table-cell office:value-type="float" office:value="6.816441" calcext:value-type="float">
            <text:p>6.816441</text:p>
          </table:table-cell>
          <table:table-cell office:value-type="float" office:value="60.923051" calcext:value-type="float">
            <text:p>60.923051</text:p>
          </table:table-cell>
          <table:table-cell office:value-type="float" office:value="7.451686" calcext:value-type="float">
            <text:p>7.451686</text:p>
          </table:table-cell>
          <table:table-cell office:value-type="float" office:value="3.57708" calcext:value-type="float">
            <text:p>3.57708</text:p>
          </table:table-cell>
          <table:table-cell office:value-type="float" office:value="35.080971" calcext:value-type="float">
            <text:p>35.080971</text:p>
          </table:table-cell>
          <table:table-cell office:value-type="float" office:value="15.771839" calcext:value-type="float">
            <text:p>15.771839</text:p>
          </table:table-cell>
          <table:table-cell office:value-type="float" office:value="2.652991" calcext:value-type="float">
            <text:p>2.652991</text:p>
          </table:table-cell>
          <table:table-cell office:value-type="float" office:value="0.35660686" calcext:value-type="float">
            <text:p>0.35660686</text:p>
          </table:table-cell>
          <table:table-cell office:value-type="float" office:value="68.33138" calcext:value-type="float">
            <text:p>68.33138</text:p>
          </table:table-cell>
          <table:table-cell office:value-type="float" office:value="1128.4594" calcext:value-type="float">
            <text:p>1128.4594</text:p>
          </table:table-cell>
          <table:table-cell office:value-type="float" office:value="100.40569" calcext:value-type="float">
            <text:p>100.40569</text:p>
          </table:table-cell>
          <table:table-cell office:value-type="float" office:value="3.7796343" calcext:value-type="float">
            <text:p>3.7796343</text:p>
          </table:table-cell>
          <table:table-cell office:value-type="float" office:value="0.18728938" calcext:value-type="float">
            <text:p>0.18728938</text:p>
          </table:table-cell>
          <table:table-cell office:value-type="float" office:value="7.695676" calcext:value-type="float">
            <text:p>7.695676</text:p>
          </table:table-cell>
          <table:table-cell office:value-type="float" office:value="0.38233871" calcext:value-type="float">
            <text:p>0.38233871</text:p>
          </table:table-cell>
          <table:table-cell office:value-type="float" office:value="46.201329" calcext:value-type="float">
            <text:p>46.201329</text:p>
          </table:table-cell>
          <table:table-cell office:value-type="float" office:value="3.3503154" calcext:value-type="float">
            <text:p>3.3503154</text:p>
          </table:table-cell>
          <table:table-cell office:value-type="float" office:value="4.3189671" calcext:value-type="float">
            <text:p>4.3189671</text:p>
          </table:table-cell>
          <table:table-cell office:value-type="float" office:value="2.0885408" calcext:value-type="float">
            <text:p>2.0885408</text:p>
          </table:table-cell>
          <table:table-cell office:value-type="float" office:value="123.34442" calcext:value-type="float">
            <text:p>123.34442</text:p>
          </table:table-cell>
          <table:table-cell office:value-type="float" office:value="5.093963" calcext:value-type="float">
            <text:p>5.093963</text:p>
          </table:table-cell>
          <table:table-cell office:value-type="float" office:value="4.374737" calcext:value-type="float">
            <text:p>4.374737</text:p>
          </table:table-cell>
          <table:table-cell office:value-type="float" office:value="23.73434" calcext:value-type="float">
            <text:p>23.73434</text:p>
          </table:table-cell>
          <table:table-cell office:value-type="float" office:value="28.179714" calcext:value-type="float">
            <text:p>28.179714</text:p>
          </table:table-cell>
          <table:table-cell office:value-type="float" office:value="75.639525" calcext:value-type="float">
            <text:p>75.639525</text:p>
          </table:table-cell>
          <table:table-cell office:value-type="float" office:value="107.84615" calcext:value-type="float">
            <text:p>107.84615</text:p>
          </table:table-cell>
          <table:table-cell office:value-type="float" office:value="1.7590887" calcext:value-type="float">
            <text:p>1.7590887</text:p>
          </table:table-cell>
          <table:table-cell office:value-type="float" office:value="12.372823" calcext:value-type="float">
            <text:p>12.372823</text:p>
          </table:table-cell>
          <table:table-cell office:value-type="float" office:value="6.156686" calcext:value-type="float">
            <text:p>6.156686</text:p>
          </table:table-cell>
          <table:table-cell office:value-type="float" office:value="7.142625" calcext:value-type="float">
            <text:p>7.142625</text:p>
          </table:table-cell>
          <table:table-cell office:value-type="float" office:value="8.973809" calcext:value-type="float">
            <text:p>8.973809</text:p>
          </table:table-cell>
          <table:table-cell office:value-type="float" office:value="4.389363" calcext:value-type="float">
            <text:p>4.389363</text:p>
          </table:table-cell>
          <table:table-cell office:value-type="float" office:value="8.152504" calcext:value-type="float">
            <text:p>8.152504</text:p>
          </table:table-cell>
          <table:table-cell office:value-type="float" office:value="283.26383" calcext:value-type="float">
            <text:p>283.26383</text:p>
          </table:table-cell>
          <table:table-cell office:value-type="float" office:value="69.53501" calcext:value-type="float">
            <text:p>69.53501</text:p>
          </table:table-cell>
          <table:table-cell office:value-type="float" office:value="167.54174" calcext:value-type="float">
            <text:p>167.54174</text:p>
          </table:table-cell>
          <table:table-cell office:value-type="float" office:value="1.87848228" calcext:value-type="float">
            <text:p>1.87848228</text:p>
          </table:table-cell>
          <table:table-cell office:value-type="float" office:value="15.011242" calcext:value-type="float">
            <text:p>15.011242</text:p>
          </table:table-cell>
        </table:table-row>
        <table:table-row table:style-name="ro2">
          <table:table-cell office:value-type="string" calcext:value-type="string">
            <text:p>TCGA-34-8456-01A-21R-2326-07</text:p>
          </table:table-cell>
          <table:table-cell office:value-type="string" calcext:value-type="string">
            <text:p>LUSC</text:p>
          </table:table-cell>
          <table:table-cell office:value-type="float" office:value="56.9480843" calcext:value-type="float">
            <text:p>56.9480843</text:p>
          </table:table-cell>
          <table:table-cell office:value-type="float" office:value="13.905626" calcext:value-type="float">
            <text:p>13.905626</text:p>
          </table:table-cell>
          <table:table-cell office:value-type="float" office:value="180.69178" calcext:value-type="float">
            <text:p>180.69178</text:p>
          </table:table-cell>
          <table:table-cell office:value-type="float" office:value="1624.6753" calcext:value-type="float">
            <text:p>1624.6753</text:p>
          </table:table-cell>
          <table:table-cell office:value-type="float" office:value="57.853171" calcext:value-type="float">
            <text:p>57.853171</text:p>
          </table:table-cell>
          <table:table-cell office:value-type="float" office:value="54.17418" calcext:value-type="float">
            <text:p>54.17418</text:p>
          </table:table-cell>
          <table:table-cell office:value-type="float" office:value="11.804418" calcext:value-type="float">
            <text:p>11.804418</text:p>
          </table:table-cell>
          <table:table-cell office:value-type="float" office:value="12.583886" calcext:value-type="float">
            <text:p>12.583886</text:p>
          </table:table-cell>
          <table:table-cell office:value-type="float" office:value="55.160084" calcext:value-type="float">
            <text:p>55.160084</text:p>
          </table:table-cell>
          <table:table-cell office:value-type="float" office:value="42.49584" calcext:value-type="float">
            <text:p>42.49584</text:p>
          </table:table-cell>
          <table:table-cell office:value-type="float" office:value="7.16798" calcext:value-type="float">
            <text:p>7.16798</text:p>
          </table:table-cell>
          <table:table-cell office:value-type="float" office:value="51.891795" calcext:value-type="float">
            <text:p>51.891795</text:p>
          </table:table-cell>
          <table:table-cell office:value-type="float" office:value="8.83905" calcext:value-type="float">
            <text:p>8.83905</text:p>
          </table:table-cell>
          <table:table-cell office:value-type="float" office:value="4.542764" calcext:value-type="float">
            <text:p>4.542764</text:p>
          </table:table-cell>
          <table:table-cell office:value-type="float" office:value="52.071941" calcext:value-type="float">
            <text:p>52.071941</text:p>
          </table:table-cell>
          <table:table-cell office:value-type="float" office:value="12.140837" calcext:value-type="float">
            <text:p>12.140837</text:p>
          </table:table-cell>
          <table:table-cell office:value-type="float" office:value="2.478497" calcext:value-type="float">
            <text:p>2.478497</text:p>
          </table:table-cell>
          <table:table-cell office:value-type="float" office:value="1.0272218" calcext:value-type="float">
            <text:p>1.0272218</text:p>
          </table:table-cell>
          <table:table-cell office:value-type="float" office:value="52.52637" calcext:value-type="float">
            <text:p>52.52637</text:p>
          </table:table-cell>
          <table:table-cell office:value-type="float" office:value="968.0975" calcext:value-type="float">
            <text:p>968.0975</text:p>
          </table:table-cell>
          <table:table-cell office:value-type="float" office:value="112.79635" calcext:value-type="float">
            <text:p>112.79635</text:p>
          </table:table-cell>
          <table:table-cell office:value-type="float" office:value="4.2738516" calcext:value-type="float">
            <text:p>4.2738516</text:p>
          </table:table-cell>
          <table:table-cell office:value-type="float" office:value="0.68910819" calcext:value-type="float">
            <text:p>0.68910819</text:p>
          </table:table-cell>
          <table:table-cell office:value-type="float" office:value="9.449338" calcext:value-type="float">
            <text:p>9.449338</text:p>
          </table:table-cell>
          <table:table-cell office:value-type="float" office:value="0.2800815" calcext:value-type="float">
            <text:p>0.2800815</text:p>
          </table:table-cell>
          <table:table-cell office:value-type="float" office:value="26.84776" calcext:value-type="float">
            <text:p>26.84776</text:p>
          </table:table-cell>
          <table:table-cell office:value-type="float" office:value="3.8769759" calcext:value-type="float">
            <text:p>3.8769759</text:p>
          </table:table-cell>
          <table:table-cell office:value-type="float" office:value="4.0886693" calcext:value-type="float">
            <text:p>4.0886693</text:p>
          </table:table-cell>
          <table:table-cell office:value-type="float" office:value="2.980973" calcext:value-type="float">
            <text:p>2.980973</text:p>
          </table:table-cell>
          <table:table-cell office:value-type="float" office:value="94.37793" calcext:value-type="float">
            <text:p>94.37793</text:p>
          </table:table-cell>
          <table:table-cell office:value-type="float" office:value="2.977183" calcext:value-type="float">
            <text:p>2.977183</text:p>
          </table:table-cell>
          <table:table-cell office:value-type="float" office:value="2.093941" calcext:value-type="float">
            <text:p>2.093941</text:p>
          </table:table-cell>
          <table:table-cell office:value-type="float" office:value="23.56897" calcext:value-type="float">
            <text:p>23.56897</text:p>
          </table:table-cell>
          <table:table-cell office:value-type="float" office:value="29.309904" calcext:value-type="float">
            <text:p>29.309904</text:p>
          </table:table-cell>
          <table:table-cell office:value-type="float" office:value="20.971318" calcext:value-type="float">
            <text:p>20.971318</text:p>
          </table:table-cell>
          <table:table-cell office:value-type="float" office:value="124.08192" calcext:value-type="float">
            <text:p>124.08192</text:p>
          </table:table-cell>
          <table:table-cell office:value-type="float" office:value="2.8191385" calcext:value-type="float">
            <text:p>2.8191385</text:p>
          </table:table-cell>
          <table:table-cell office:value-type="float" office:value="7.425249" calcext:value-type="float">
            <text:p>7.425249</text:p>
          </table:table-cell>
          <table:table-cell office:value-type="float" office:value="6.048305" calcext:value-type="float">
            <text:p>6.048305</text:p>
          </table:table-cell>
          <table:table-cell office:value-type="float" office:value="3.249652" calcext:value-type="float">
            <text:p>3.249652</text:p>
          </table:table-cell>
          <table:table-cell office:value-type="float" office:value="9.731341" calcext:value-type="float">
            <text:p>9.731341</text:p>
          </table:table-cell>
          <table:table-cell office:value-type="float" office:value="7.283446" calcext:value-type="float">
            <text:p>7.283446</text:p>
          </table:table-cell>
          <table:table-cell office:value-type="float" office:value="7.362664" calcext:value-type="float">
            <text:p>7.362664</text:p>
          </table:table-cell>
          <table:table-cell office:value-type="float" office:value="295.96462" calcext:value-type="float">
            <text:p>295.96462</text:p>
          </table:table-cell>
          <table:table-cell office:value-type="float" office:value="49.9515" calcext:value-type="float">
            <text:p>49.9515</text:p>
          </table:table-cell>
          <table:table-cell office:value-type="float" office:value="213.8235" calcext:value-type="float">
            <text:p>213.8235</text:p>
          </table:table-cell>
          <table:table-cell office:value-type="float" office:value="1.16850832" calcext:value-type="float">
            <text:p>1.16850832</text:p>
          </table:table-cell>
          <table:table-cell office:value-type="float" office:value="13.228915" calcext:value-type="float">
            <text:p>13.228915</text:p>
          </table:table-cell>
        </table:table-row>
        <table:table-row table:style-name="ro2">
          <table:table-cell office:value-type="string" calcext:value-type="string">
            <text:p>TCGA-35-4123-01A-01R-1107-07</text:p>
          </table:table-cell>
          <table:table-cell office:value-type="string" calcext:value-type="string">
            <text:p>LUAD</text:p>
          </table:table-cell>
          <table:table-cell office:value-type="float" office:value="3.8992614" calcext:value-type="float">
            <text:p>3.8992614</text:p>
          </table:table-cell>
          <table:table-cell office:value-type="float" office:value="6.857059" calcext:value-type="float">
            <text:p>6.857059</text:p>
          </table:table-cell>
          <table:table-cell office:value-type="float" office:value="54.45886" calcext:value-type="float">
            <text:p>54.45886</text:p>
          </table:table-cell>
          <table:table-cell office:value-type="float" office:value="3486.902" calcext:value-type="float">
            <text:p>3486.902</text:p>
          </table:table-cell>
          <table:table-cell office:value-type="float" office:value="86.177494" calcext:value-type="float">
            <text:p>86.177494</text:p>
          </table:table-cell>
          <table:table-cell office:value-type="float" office:value="147.68671" calcext:value-type="float">
            <text:p>147.68671</text:p>
          </table:table-cell>
          <table:table-cell office:value-type="float" office:value="10.75052" calcext:value-type="float">
            <text:p>10.75052</text:p>
          </table:table-cell>
          <table:table-cell office:value-type="float" office:value="19.52093" calcext:value-type="float">
            <text:p>19.52093</text:p>
          </table:table-cell>
          <table:table-cell office:value-type="float" office:value="31.790176" calcext:value-type="float">
            <text:p>31.790176</text:p>
          </table:table-cell>
          <table:table-cell office:value-type="float" office:value="79.69145" calcext:value-type="float">
            <text:p>79.69145</text:p>
          </table:table-cell>
          <table:table-cell office:value-type="float" office:value="13.239803" calcext:value-type="float">
            <text:p>13.239803</text:p>
          </table:table-cell>
          <table:table-cell office:value-type="float" office:value="79.418452" calcext:value-type="float">
            <text:p>79.418452</text:p>
          </table:table-cell>
          <table:table-cell office:value-type="float" office:value="5.262336" calcext:value-type="float">
            <text:p>5.262336</text:p>
          </table:table-cell>
          <table:table-cell office:value-type="float" office:value="2.755723" calcext:value-type="float">
            <text:p>2.755723</text:p>
          </table:table-cell>
          <table:table-cell office:value-type="float" office:value="29.46202" calcext:value-type="float">
            <text:p>29.46202</text:p>
          </table:table-cell>
          <table:table-cell office:value-type="float" office:value="4.185109" calcext:value-type="float">
            <text:p>4.185109</text:p>
          </table:table-cell>
          <table:table-cell office:value-type="float" office:value="4.531513" calcext:value-type="float">
            <text:p>4.531513</text:p>
          </table:table-cell>
          <table:table-cell office:value-type="float" office:value="1.31809592" calcext:value-type="float">
            <text:p>1.31809592</text:p>
          </table:table-cell>
          <table:table-cell office:value-type="float" office:value="20.43432" calcext:value-type="float">
            <text:p>20.43432</text:p>
          </table:table-cell>
          <table:table-cell office:value-type="float" office:value="1432.0446" calcext:value-type="float">
            <text:p>1432.0446</text:p>
          </table:table-cell>
          <table:table-cell office:value-type="float" office:value="74.96812" calcext:value-type="float">
            <text:p>74.96812</text:p>
          </table:table-cell>
          <table:table-cell office:value-type="float" office:value="5.4964441" calcext:value-type="float">
            <text:p>5.4964441</text:p>
          </table:table-cell>
          <table:table-cell office:value-type="float" office:value="0.35352561" calcext:value-type="float">
            <text:p>0.35352561</text:p>
          </table:table-cell>
          <table:table-cell office:value-type="float" office:value="13.228505" calcext:value-type="float">
            <text:p>13.228505</text:p>
          </table:table-cell>
          <table:table-cell office:value-type="float" office:value="0.15616805" calcext:value-type="float">
            <text:p>0.15616805</text:p>
          </table:table-cell>
          <table:table-cell office:value-type="float" office:value="12.907217" calcext:value-type="float">
            <text:p>12.907217</text:p>
          </table:table-cell>
          <table:table-cell office:value-type="float" office:value="1.6527896" calcext:value-type="float">
            <text:p>1.6527896</text:p>
          </table:table-cell>
          <table:table-cell office:value-type="float" office:value="2.0344976" calcext:value-type="float">
            <text:p>2.0344976</text:p>
          </table:table-cell>
          <table:table-cell office:value-type="float" office:value="2.2091373" calcext:value-type="float">
            <text:p>2.2091373</text:p>
          </table:table-cell>
          <table:table-cell office:value-type="float" office:value="406.25274" calcext:value-type="float">
            <text:p>406.25274</text:p>
          </table:table-cell>
          <table:table-cell office:value-type="float" office:value="7.191966" calcext:value-type="float">
            <text:p>7.191966</text:p>
          </table:table-cell>
          <table:table-cell office:value-type="float" office:value="1.6153388" calcext:value-type="float">
            <text:p>1.6153388</text:p>
          </table:table-cell>
          <table:table-cell office:value-type="float" office:value="34.0635" calcext:value-type="float">
            <text:p>34.0635</text:p>
          </table:table-cell>
          <table:table-cell office:value-type="float" office:value="29.390264" calcext:value-type="float">
            <text:p>29.390264</text:p>
          </table:table-cell>
          <table:table-cell office:value-type="float" office:value="19.003568" calcext:value-type="float">
            <text:p>19.003568</text:p>
          </table:table-cell>
          <table:table-cell office:value-type="float" office:value="178.77215" calcext:value-type="float">
            <text:p>178.77215</text:p>
          </table:table-cell>
          <table:table-cell office:value-type="float" office:value="1.683579" calcext:value-type="float">
            <text:p>1.683579</text:p>
          </table:table-cell>
          <table:table-cell office:value-type="float" office:value="12.007748" calcext:value-type="float">
            <text:p>12.007748</text:p>
          </table:table-cell>
          <table:table-cell office:value-type="float" office:value="4.556545" calcext:value-type="float">
            <text:p>4.556545</text:p>
          </table:table-cell>
          <table:table-cell office:value-type="float" office:value="3.550271" calcext:value-type="float">
            <text:p>3.550271</text:p>
          </table:table-cell>
          <table:table-cell office:value-type="float" office:value="6.586265" calcext:value-type="float">
            <text:p>6.586265</text:p>
          </table:table-cell>
          <table:table-cell office:value-type="float" office:value="1.769132" calcext:value-type="float">
            <text:p>1.769132</text:p>
          </table:table-cell>
          <table:table-cell office:value-type="float" office:value="8.414883" calcext:value-type="float">
            <text:p>8.414883</text:p>
          </table:table-cell>
          <table:table-cell office:value-type="float" office:value="127.9212" calcext:value-type="float">
            <text:p>127.9212</text:p>
          </table:table-cell>
          <table:table-cell office:value-type="float" office:value="101.26001" calcext:value-type="float">
            <text:p>101.26001</text:p>
          </table:table-cell>
          <table:table-cell office:value-type="float" office:value="79.72354" calcext:value-type="float">
            <text:p>79.72354</text:p>
          </table:table-cell>
          <table:table-cell office:value-type="float" office:value="1.5528527" calcext:value-type="float">
            <text:p>1.5528527</text:p>
          </table:table-cell>
          <table:table-cell office:value-type="float" office:value="13.866567" calcext:value-type="float">
            <text:p>13.866567</text:p>
          </table:table-cell>
        </table:table-row>
        <table:table-row table:style-name="ro2">
          <table:table-cell office:value-type="string" calcext:value-type="string">
            <text:p>TCGA-36-1574-01A-01R-1566-13</text:p>
          </table:table-cell>
          <table:table-cell office:value-type="string" calcext:value-type="string">
            <text:p>OV</text:p>
          </table:table-cell>
          <table:table-cell office:value-type="float" office:value="4.7905258" calcext:value-type="float">
            <text:p>4.7905258</text:p>
          </table:table-cell>
          <table:table-cell office:value-type="float" office:value="15.206701" calcext:value-type="float">
            <text:p>15.206701</text:p>
          </table:table-cell>
          <table:table-cell office:value-type="float" office:value="160.51405" calcext:value-type="float">
            <text:p>160.51405</text:p>
          </table:table-cell>
          <table:table-cell office:value-type="float" office:value="2346.2019" calcext:value-type="float">
            <text:p>2346.2019</text:p>
          </table:table-cell>
          <table:table-cell office:value-type="float" office:value="91.58115" calcext:value-type="float">
            <text:p>91.58115</text:p>
          </table:table-cell>
          <table:table-cell office:value-type="float" office:value="35.24911" calcext:value-type="float">
            <text:p>35.24911</text:p>
          </table:table-cell>
          <table:table-cell office:value-type="float" office:value="5.780508" calcext:value-type="float">
            <text:p>5.780508</text:p>
          </table:table-cell>
          <table:table-cell office:value-type="float" office:value="19.847837" calcext:value-type="float">
            <text:p>19.847837</text:p>
          </table:table-cell>
          <table:table-cell office:value-type="float" office:value="28.914027" calcext:value-type="float">
            <text:p>28.914027</text:p>
          </table:table-cell>
          <table:table-cell office:value-type="float" office:value="61.60432" calcext:value-type="float">
            <text:p>61.60432</text:p>
          </table:table-cell>
          <table:table-cell office:value-type="float" office:value="4.520157" calcext:value-type="float">
            <text:p>4.520157</text:p>
          </table:table-cell>
          <table:table-cell office:value-type="float" office:value="62.03021" calcext:value-type="float">
            <text:p>62.03021</text:p>
          </table:table-cell>
          <table:table-cell office:value-type="float" office:value="5.374923" calcext:value-type="float">
            <text:p>5.374923</text:p>
          </table:table-cell>
          <table:table-cell office:value-type="float" office:value="5.332517" calcext:value-type="float">
            <text:p>5.332517</text:p>
          </table:table-cell>
          <table:table-cell office:value-type="float" office:value="86.778902" calcext:value-type="float">
            <text:p>86.778902</text:p>
          </table:table-cell>
          <table:table-cell office:value-type="float" office:value="10.012245" calcext:value-type="float">
            <text:p>10.012245</text:p>
          </table:table-cell>
          <table:table-cell office:value-type="float" office:value="6.729724" calcext:value-type="float">
            <text:p>6.729724</text:p>
          </table:table-cell>
          <table:table-cell office:value-type="float" office:value="0.32626564" calcext:value-type="float">
            <text:p>0.32626564</text:p>
          </table:table-cell>
          <table:table-cell office:value-type="float" office:value="57.61544" calcext:value-type="float">
            <text:p>57.61544</text:p>
          </table:table-cell>
          <table:table-cell office:value-type="float" office:value="1909.6793" calcext:value-type="float">
            <text:p>1909.6793</text:p>
          </table:table-cell>
          <table:table-cell office:value-type="float" office:value="115.89751" calcext:value-type="float">
            <text:p>115.89751</text:p>
          </table:table-cell>
          <table:table-cell office:value-type="float" office:value="6.2158332" calcext:value-type="float">
            <text:p>6.2158332</text:p>
          </table:table-cell>
          <table:table-cell office:value-type="float" office:value="0.32596358" calcext:value-type="float">
            <text:p>0.32596358</text:p>
          </table:table-cell>
          <table:table-cell office:value-type="float" office:value="10.43923" calcext:value-type="float">
            <text:p>10.43923</text:p>
          </table:table-cell>
          <table:table-cell office:value-type="float" office:value="1.02316336" calcext:value-type="float">
            <text:p>1.02316336</text:p>
          </table:table-cell>
          <table:table-cell office:value-type="float" office:value="26.602128" calcext:value-type="float">
            <text:p>26.602128</text:p>
          </table:table-cell>
          <table:table-cell office:value-type="float" office:value="1.7665885" calcext:value-type="float">
            <text:p>1.7665885</text:p>
          </table:table-cell>
          <table:table-cell office:value-type="float" office:value="3.2864172" calcext:value-type="float">
            <text:p>3.2864172</text:p>
          </table:table-cell>
          <table:table-cell office:value-type="float" office:value="1.8261241" calcext:value-type="float">
            <text:p>1.8261241</text:p>
          </table:table-cell>
          <table:table-cell office:value-type="float" office:value="148.97741" calcext:value-type="float">
            <text:p>148.97741</text:p>
          </table:table-cell>
          <table:table-cell office:value-type="float" office:value="8.30172" calcext:value-type="float">
            <text:p>8.30172</text:p>
          </table:table-cell>
          <table:table-cell office:value-type="float" office:value="1.073047" calcext:value-type="float">
            <text:p>1.073047</text:p>
          </table:table-cell>
          <table:table-cell office:value-type="float" office:value="18.5404" calcext:value-type="float">
            <text:p>18.5404</text:p>
          </table:table-cell>
          <table:table-cell office:value-type="float" office:value="75.089067" calcext:value-type="float">
            <text:p>75.089067</text:p>
          </table:table-cell>
          <table:table-cell office:value-type="float" office:value="11.049387" calcext:value-type="float">
            <text:p>11.049387</text:p>
          </table:table-cell>
          <table:table-cell office:value-type="float" office:value="262.63348" calcext:value-type="float">
            <text:p>262.63348</text:p>
          </table:table-cell>
          <table:table-cell office:value-type="float" office:value="1.0860385" calcext:value-type="float">
            <text:p>1.0860385</text:p>
          </table:table-cell>
          <table:table-cell office:value-type="float" office:value="10.792544" calcext:value-type="float">
            <text:p>10.792544</text:p>
          </table:table-cell>
          <table:table-cell office:value-type="float" office:value="3.098636" calcext:value-type="float">
            <text:p>3.098636</text:p>
          </table:table-cell>
          <table:table-cell office:value-type="float" office:value="3.781834" calcext:value-type="float">
            <text:p>3.781834</text:p>
          </table:table-cell>
          <table:table-cell office:value-type="float" office:value="12.600999" calcext:value-type="float">
            <text:p>12.600999</text:p>
          </table:table-cell>
          <table:table-cell office:value-type="float" office:value="2.475055" calcext:value-type="float">
            <text:p>2.475055</text:p>
          </table:table-cell>
          <table:table-cell office:value-type="float" office:value="3.45677" calcext:value-type="float">
            <text:p>3.45677</text:p>
          </table:table-cell>
          <table:table-cell office:value-type="float" office:value="182.60561" calcext:value-type="float">
            <text:p>182.60561</text:p>
          </table:table-cell>
          <table:table-cell office:value-type="float" office:value="126.89399" calcext:value-type="float">
            <text:p>126.89399</text:p>
          </table:table-cell>
          <table:table-cell office:value-type="float" office:value="200.51929" calcext:value-type="float">
            <text:p>200.51929</text:p>
          </table:table-cell>
          <table:table-cell office:value-type="float" office:value="1.9434582" calcext:value-type="float">
            <text:p>1.9434582</text:p>
          </table:table-cell>
          <table:table-cell office:value-type="float" office:value="9.443753" calcext:value-type="float">
            <text:p>9.443753</text:p>
          </table:table-cell>
        </table:table-row>
        <table:table-row table:style-name="ro2">
          <table:table-cell office:value-type="string" calcext:value-type="string">
            <text:p>TCGA-36-1575-01A-01R-1566-13</text:p>
          </table:table-cell>
          <table:table-cell office:value-type="string" calcext:value-type="string">
            <text:p>OV</text:p>
          </table:table-cell>
          <table:table-cell office:value-type="float" office:value="10.1439621" calcext:value-type="float">
            <text:p>10.1439621</text:p>
          </table:table-cell>
          <table:table-cell office:value-type="float" office:value="14.705035" calcext:value-type="float">
            <text:p>14.705035</text:p>
          </table:table-cell>
          <table:table-cell office:value-type="float" office:value="51.18386" calcext:value-type="float">
            <text:p>51.18386</text:p>
          </table:table-cell>
          <table:table-cell office:value-type="float" office:value="1673.6422" calcext:value-type="float">
            <text:p>1673.6422</text:p>
          </table:table-cell>
          <table:table-cell office:value-type="float" office:value="35.755866" calcext:value-type="float">
            <text:p>35.755866</text:p>
          </table:table-cell>
          <table:table-cell office:value-type="float" office:value="69.74023" calcext:value-type="float">
            <text:p>69.74023</text:p>
          </table:table-cell>
          <table:table-cell office:value-type="float" office:value="4.776643" calcext:value-type="float">
            <text:p>4.776643</text:p>
          </table:table-cell>
          <table:table-cell office:value-type="float" office:value="27.598888" calcext:value-type="float">
            <text:p>27.598888</text:p>
          </table:table-cell>
          <table:table-cell office:value-type="float" office:value="13.643342" calcext:value-type="float">
            <text:p>13.643342</text:p>
          </table:table-cell>
          <table:table-cell office:value-type="float" office:value="118.34104" calcext:value-type="float">
            <text:p>118.34104</text:p>
          </table:table-cell>
          <table:table-cell office:value-type="float" office:value="5.076579" calcext:value-type="float">
            <text:p>5.076579</text:p>
          </table:table-cell>
          <table:table-cell office:value-type="float" office:value="82.783914" calcext:value-type="float">
            <text:p>82.783914</text:p>
          </table:table-cell>
          <table:table-cell office:value-type="float" office:value="5.17764" calcext:value-type="float">
            <text:p>5.17764</text:p>
          </table:table-cell>
          <table:table-cell office:value-type="float" office:value="12.547086" calcext:value-type="float">
            <text:p>12.547086</text:p>
          </table:table-cell>
          <table:table-cell office:value-type="float" office:value="62.677574" calcext:value-type="float">
            <text:p>62.677574</text:p>
          </table:table-cell>
          <table:table-cell office:value-type="float" office:value="12.845834" calcext:value-type="float">
            <text:p>12.845834</text:p>
          </table:table-cell>
          <table:table-cell office:value-type="float" office:value="5.421089" calcext:value-type="float">
            <text:p>5.421089</text:p>
          </table:table-cell>
          <table:table-cell office:value-type="float" office:value="0.09872021" calcext:value-type="float">
            <text:p>0.09872021</text:p>
          </table:table-cell>
          <table:table-cell office:value-type="float" office:value="134.27022" calcext:value-type="float">
            <text:p>134.27022</text:p>
          </table:table-cell>
          <table:table-cell office:value-type="float" office:value="1230.0513" calcext:value-type="float">
            <text:p>1230.0513</text:p>
          </table:table-cell>
          <table:table-cell office:value-type="float" office:value="37.80739" calcext:value-type="float">
            <text:p>37.80739</text:p>
          </table:table-cell>
          <table:table-cell office:value-type="float" office:value="4.72125" calcext:value-type="float">
            <text:p>4.72125</text:p>
          </table:table-cell>
          <table:table-cell office:value-type="float" office:value="0.73036841" calcext:value-type="float">
            <text:p>0.73036841</text:p>
          </table:table-cell>
          <table:table-cell office:value-type="float" office:value="7.049061" calcext:value-type="float">
            <text:p>7.049061</text:p>
          </table:table-cell>
          <table:table-cell office:value-type="float" office:value="28.83294098" calcext:value-type="float">
            <text:p>28.83294098</text:p>
          </table:table-cell>
          <table:table-cell office:value-type="float" office:value="50.972766" calcext:value-type="float">
            <text:p>50.972766</text:p>
          </table:table-cell>
          <table:table-cell office:value-type="float" office:value="5.2562554" calcext:value-type="float">
            <text:p>5.2562554</text:p>
          </table:table-cell>
          <table:table-cell office:value-type="float" office:value="10.2248801" calcext:value-type="float">
            <text:p>10.2248801</text:p>
          </table:table-cell>
          <table:table-cell office:value-type="float" office:value="0.1889606" calcext:value-type="float">
            <text:p>0.1889606</text:p>
          </table:table-cell>
          <table:table-cell office:value-type="float" office:value="72.71681" calcext:value-type="float">
            <text:p>72.71681</text:p>
          </table:table-cell>
          <table:table-cell office:value-type="float" office:value="9.294346" calcext:value-type="float">
            <text:p>9.294346</text:p>
          </table:table-cell>
          <table:table-cell office:value-type="float" office:value="2.0435782" calcext:value-type="float">
            <text:p>2.0435782</text:p>
          </table:table-cell>
          <table:table-cell office:value-type="float" office:value="33.145" calcext:value-type="float">
            <text:p>33.145</text:p>
          </table:table-cell>
          <table:table-cell office:value-type="float" office:value="113.215073" calcext:value-type="float">
            <text:p>113.215073</text:p>
          </table:table-cell>
          <table:table-cell office:value-type="float" office:value="7.828698" calcext:value-type="float">
            <text:p>7.828698</text:p>
          </table:table-cell>
          <table:table-cell office:value-type="float" office:value="251.94907" calcext:value-type="float">
            <text:p>251.94907</text:p>
          </table:table-cell>
          <table:table-cell office:value-type="float" office:value="3.0737852" calcext:value-type="float">
            <text:p>3.0737852</text:p>
          </table:table-cell>
          <table:table-cell office:value-type="float" office:value="11.539973" calcext:value-type="float">
            <text:p>11.539973</text:p>
          </table:table-cell>
          <table:table-cell office:value-type="float" office:value="9.253078" calcext:value-type="float">
            <text:p>9.253078</text:p>
          </table:table-cell>
          <table:table-cell office:value-type="float" office:value="3.847049" calcext:value-type="float">
            <text:p>3.847049</text:p>
          </table:table-cell>
          <table:table-cell office:value-type="float" office:value="10.367232" calcext:value-type="float">
            <text:p>10.367232</text:p>
          </table:table-cell>
          <table:table-cell office:value-type="float" office:value="5.438831" calcext:value-type="float">
            <text:p>5.438831</text:p>
          </table:table-cell>
          <table:table-cell office:value-type="float" office:value="12.236819" calcext:value-type="float">
            <text:p>12.236819</text:p>
          </table:table-cell>
          <table:table-cell office:value-type="float" office:value="220.4534" calcext:value-type="float">
            <text:p>220.4534</text:p>
          </table:table-cell>
          <table:table-cell office:value-type="float" office:value="255.42022" calcext:value-type="float">
            <text:p>255.42022</text:p>
          </table:table-cell>
          <table:table-cell office:value-type="float" office:value="144.78592" calcext:value-type="float">
            <text:p>144.78592</text:p>
          </table:table-cell>
          <table:table-cell office:value-type="float" office:value="0.77887703" calcext:value-type="float">
            <text:p>0.77887703</text:p>
          </table:table-cell>
          <table:table-cell office:value-type="float" office:value="4.494894" calcext:value-type="float">
            <text:p>4.494894</text:p>
          </table:table-cell>
        </table:table-row>
        <table:table-row table:style-name="ro2">
          <table:table-cell office:value-type="string" calcext:value-type="string">
            <text:p>TCGA-36-1578-01A-01R-1566-13</text:p>
          </table:table-cell>
          <table:table-cell office:value-type="string" calcext:value-type="string">
            <text:p>OV</text:p>
          </table:table-cell>
          <table:table-cell office:value-type="float" office:value="15.8823889" calcext:value-type="float">
            <text:p>15.8823889</text:p>
          </table:table-cell>
          <table:table-cell office:value-type="float" office:value="7.488621" calcext:value-type="float">
            <text:p>7.488621</text:p>
          </table:table-cell>
          <table:table-cell office:value-type="float" office:value="150.58268" calcext:value-type="float">
            <text:p>150.58268</text:p>
          </table:table-cell>
          <table:table-cell office:value-type="float" office:value="2601.8221" calcext:value-type="float">
            <text:p>2601.8221</text:p>
          </table:table-cell>
          <table:table-cell office:value-type="float" office:value="59.237643" calcext:value-type="float">
            <text:p>59.237643</text:p>
          </table:table-cell>
          <table:table-cell office:value-type="float" office:value="45.97406" calcext:value-type="float">
            <text:p>45.97406</text:p>
          </table:table-cell>
          <table:table-cell office:value-type="float" office:value="6.361108" calcext:value-type="float">
            <text:p>6.361108</text:p>
          </table:table-cell>
          <table:table-cell office:value-type="float" office:value="15.233546" calcext:value-type="float">
            <text:p>15.233546</text:p>
          </table:table-cell>
          <table:table-cell office:value-type="float" office:value="13.819386" calcext:value-type="float">
            <text:p>13.819386</text:p>
          </table:table-cell>
          <table:table-cell office:value-type="float" office:value="105.85364" calcext:value-type="float">
            <text:p>105.85364</text:p>
          </table:table-cell>
          <table:table-cell office:value-type="float" office:value="8.961769" calcext:value-type="float">
            <text:p>8.961769</text:p>
          </table:table-cell>
          <table:table-cell office:value-type="float" office:value="68.197878" calcext:value-type="float">
            <text:p>68.197878</text:p>
          </table:table-cell>
          <table:table-cell office:value-type="float" office:value="10.882371" calcext:value-type="float">
            <text:p>10.882371</text:p>
          </table:table-cell>
          <table:table-cell office:value-type="float" office:value="7.17309" calcext:value-type="float">
            <text:p>7.17309</text:p>
          </table:table-cell>
          <table:table-cell office:value-type="float" office:value="24.44598" calcext:value-type="float">
            <text:p>24.44598</text:p>
          </table:table-cell>
          <table:table-cell office:value-type="float" office:value="19.254203" calcext:value-type="float">
            <text:p>19.254203</text:p>
          </table:table-cell>
          <table:table-cell office:value-type="float" office:value="8.405162" calcext:value-type="float">
            <text:p>8.405162</text:p>
          </table:table-cell>
          <table:table-cell office:value-type="float" office:value="0.45382755" calcext:value-type="float">
            <text:p>0.45382755</text:p>
          </table:table-cell>
          <table:table-cell office:value-type="float" office:value="59.66045" calcext:value-type="float">
            <text:p>59.66045</text:p>
          </table:table-cell>
          <table:table-cell office:value-type="float" office:value="3032.1836" calcext:value-type="float">
            <text:p>3032.1836</text:p>
          </table:table-cell>
          <table:table-cell office:value-type="float" office:value="111.61992" calcext:value-type="float">
            <text:p>111.61992</text:p>
          </table:table-cell>
          <table:table-cell office:value-type="float" office:value="3.2108287" calcext:value-type="float">
            <text:p>3.2108287</text:p>
          </table:table-cell>
          <table:table-cell office:value-type="float" office:value="0.37791403" calcext:value-type="float">
            <text:p>0.37791403</text:p>
          </table:table-cell>
          <table:table-cell office:value-type="float" office:value="10.301" calcext:value-type="float">
            <text:p>10.301</text:p>
          </table:table-cell>
          <table:table-cell office:value-type="float" office:value="24.4337029" calcext:value-type="float">
            <text:p>24.4337029</text:p>
          </table:table-cell>
          <table:table-cell office:value-type="float" office:value="60.474119" calcext:value-type="float">
            <text:p>60.474119</text:p>
          </table:table-cell>
          <table:table-cell office:value-type="float" office:value="7.5967863" calcext:value-type="float">
            <text:p>7.5967863</text:p>
          </table:table-cell>
          <table:table-cell office:value-type="float" office:value="3.2816827" calcext:value-type="float">
            <text:p>3.2816827</text:p>
          </table:table-cell>
          <table:table-cell office:value-type="float" office:value="1.777729" calcext:value-type="float">
            <text:p>1.777729</text:p>
          </table:table-cell>
          <table:table-cell office:value-type="float" office:value="138.55862" calcext:value-type="float">
            <text:p>138.55862</text:p>
          </table:table-cell>
          <table:table-cell office:value-type="float" office:value="6.134042" calcext:value-type="float">
            <text:p>6.134042</text:p>
          </table:table-cell>
          <table:table-cell office:value-type="float" office:value="2.2093498" calcext:value-type="float">
            <text:p>2.2093498</text:p>
          </table:table-cell>
          <table:table-cell office:value-type="float" office:value="27.72216" calcext:value-type="float">
            <text:p>27.72216</text:p>
          </table:table-cell>
          <table:table-cell office:value-type="float" office:value="16.362483" calcext:value-type="float">
            <text:p>16.362483</text:p>
          </table:table-cell>
          <table:table-cell office:value-type="float" office:value="15.521842" calcext:value-type="float">
            <text:p>15.521842</text:p>
          </table:table-cell>
          <table:table-cell office:value-type="float" office:value="132.4977" calcext:value-type="float">
            <text:p>132.4977</text:p>
          </table:table-cell>
          <table:table-cell office:value-type="float" office:value="1.348044" calcext:value-type="float">
            <text:p>1.348044</text:p>
          </table:table-cell>
          <table:table-cell office:value-type="float" office:value="14.555403" calcext:value-type="float">
            <text:p>14.555403</text:p>
          </table:table-cell>
          <table:table-cell office:value-type="float" office:value="6.585268" calcext:value-type="float">
            <text:p>6.585268</text:p>
          </table:table-cell>
          <table:table-cell office:value-type="float" office:value="3.206637" calcext:value-type="float">
            <text:p>3.206637</text:p>
          </table:table-cell>
          <table:table-cell office:value-type="float" office:value="11.955712" calcext:value-type="float">
            <text:p>11.955712</text:p>
          </table:table-cell>
          <table:table-cell office:value-type="float" office:value="3.815349" calcext:value-type="float">
            <text:p>3.815349</text:p>
          </table:table-cell>
          <table:table-cell office:value-type="float" office:value="7.597166" calcext:value-type="float">
            <text:p>7.597166</text:p>
          </table:table-cell>
          <table:table-cell office:value-type="float" office:value="119.75678" calcext:value-type="float">
            <text:p>119.75678</text:p>
          </table:table-cell>
          <table:table-cell office:value-type="float" office:value="141.2263" calcext:value-type="float">
            <text:p>141.2263</text:p>
          </table:table-cell>
          <table:table-cell office:value-type="float" office:value="146.19588" calcext:value-type="float">
            <text:p>146.19588</text:p>
          </table:table-cell>
          <table:table-cell office:value-type="float" office:value="1.21169014" calcext:value-type="float">
            <text:p>1.21169014</text:p>
          </table:table-cell>
          <table:table-cell office:value-type="float" office:value="12.175406" calcext:value-type="float">
            <text:p>12.175406</text:p>
          </table:table-cell>
        </table:table-row>
        <table:table-row table:style-name="ro2">
          <table:table-cell office:value-type="string" calcext:value-type="string">
            <text:p>TCGA-37-3783-01A-01R-1201-07</text:p>
          </table:table-cell>
          <table:table-cell office:value-type="string" calcext:value-type="string">
            <text:p>LUSC</text:p>
          </table:table-cell>
          <table:table-cell office:value-type="float" office:value="2.4296561" calcext:value-type="float">
            <text:p>2.4296561</text:p>
          </table:table-cell>
          <table:table-cell office:value-type="float" office:value="3.780996" calcext:value-type="float">
            <text:p>3.780996</text:p>
          </table:table-cell>
          <table:table-cell office:value-type="float" office:value="65.51145" calcext:value-type="float">
            <text:p>65.51145</text:p>
          </table:table-cell>
          <table:table-cell office:value-type="float" office:value="3535.2461" calcext:value-type="float">
            <text:p>3535.2461</text:p>
          </table:table-cell>
          <table:table-cell office:value-type="float" office:value="148.627769" calcext:value-type="float">
            <text:p>148.627769</text:p>
          </table:table-cell>
          <table:table-cell office:value-type="float" office:value="74.48791" calcext:value-type="float">
            <text:p>74.48791</text:p>
          </table:table-cell>
          <table:table-cell office:value-type="float" office:value="9.88127" calcext:value-type="float">
            <text:p>9.88127</text:p>
          </table:table-cell>
          <table:table-cell office:value-type="float" office:value="11.033966" calcext:value-type="float">
            <text:p>11.033966</text:p>
          </table:table-cell>
          <table:table-cell office:value-type="float" office:value="101.907733" calcext:value-type="float">
            <text:p>101.907733</text:p>
          </table:table-cell>
          <table:table-cell office:value-type="float" office:value="46.74129" calcext:value-type="float">
            <text:p>46.74129</text:p>
          </table:table-cell>
          <table:table-cell office:value-type="float" office:value="7.696205" calcext:value-type="float">
            <text:p>7.696205</text:p>
          </table:table-cell>
          <table:table-cell office:value-type="float" office:value="110.494173" calcext:value-type="float">
            <text:p>110.494173</text:p>
          </table:table-cell>
          <table:table-cell office:value-type="float" office:value="7.055165" calcext:value-type="float">
            <text:p>7.055165</text:p>
          </table:table-cell>
          <table:table-cell office:value-type="float" office:value="2.784528" calcext:value-type="float">
            <text:p>2.784528</text:p>
          </table:table-cell>
          <table:table-cell office:value-type="float" office:value="23.134415" calcext:value-type="float">
            <text:p>23.134415</text:p>
          </table:table-cell>
          <table:table-cell office:value-type="float" office:value="4.541319" calcext:value-type="float">
            <text:p>4.541319</text:p>
          </table:table-cell>
          <table:table-cell office:value-type="float" office:value="1.459857" calcext:value-type="float">
            <text:p>1.459857</text:p>
          </table:table-cell>
          <table:table-cell office:value-type="float" office:value="0.80659504" calcext:value-type="float">
            <text:p>0.80659504</text:p>
          </table:table-cell>
          <table:table-cell office:value-type="float" office:value="14.29294" calcext:value-type="float">
            <text:p>14.29294</text:p>
          </table:table-cell>
          <table:table-cell office:value-type="float" office:value="677.2652" calcext:value-type="float">
            <text:p>677.2652</text:p>
          </table:table-cell>
          <table:table-cell office:value-type="float" office:value="71.93916" calcext:value-type="float">
            <text:p>71.93916</text:p>
          </table:table-cell>
          <table:table-cell office:value-type="float" office:value="11.5012108" calcext:value-type="float">
            <text:p>11.5012108</text:p>
          </table:table-cell>
          <table:table-cell office:value-type="float" office:value="0.6202559" calcext:value-type="float">
            <text:p>0.6202559</text:p>
          </table:table-cell>
          <table:table-cell office:value-type="float" office:value="24.103716" calcext:value-type="float">
            <text:p>24.103716</text:p>
          </table:table-cell>
          <table:table-cell office:value-type="float" office:value="0.19955058" calcext:value-type="float">
            <text:p>0.19955058</text:p>
          </table:table-cell>
          <table:table-cell office:value-type="float" office:value="7.020771" calcext:value-type="float">
            <text:p>7.020771</text:p>
          </table:table-cell>
          <table:table-cell office:value-type="float" office:value="3.1726506" calcext:value-type="float">
            <text:p>3.1726506</text:p>
          </table:table-cell>
          <table:table-cell office:value-type="float" office:value="2.4102166" calcext:value-type="float">
            <text:p>2.4102166</text:p>
          </table:table-cell>
          <table:table-cell office:value-type="float" office:value="2.6052868" calcext:value-type="float">
            <text:p>2.6052868</text:p>
          </table:table-cell>
          <table:table-cell office:value-type="float" office:value="251.91921" calcext:value-type="float">
            <text:p>251.91921</text:p>
          </table:table-cell>
          <table:table-cell office:value-type="float" office:value="5.939663" calcext:value-type="float">
            <text:p>5.939663</text:p>
          </table:table-cell>
          <table:table-cell office:value-type="float" office:value="1.3623737" calcext:value-type="float">
            <text:p>1.3623737</text:p>
          </table:table-cell>
          <table:table-cell office:value-type="float" office:value="46.44959" calcext:value-type="float">
            <text:p>46.44959</text:p>
          </table:table-cell>
          <table:table-cell office:value-type="float" office:value="57.435057" calcext:value-type="float">
            <text:p>57.435057</text:p>
          </table:table-cell>
          <table:table-cell office:value-type="float" office:value="16.05827" calcext:value-type="float">
            <text:p>16.05827</text:p>
          </table:table-cell>
          <table:table-cell office:value-type="float" office:value="235.32673" calcext:value-type="float">
            <text:p>235.32673</text:p>
          </table:table-cell>
          <table:table-cell office:value-type="float" office:value="2.7711008" calcext:value-type="float">
            <text:p>2.7711008</text:p>
          </table:table-cell>
          <table:table-cell office:value-type="float" office:value="10.235357" calcext:value-type="float">
            <text:p>10.235357</text:p>
          </table:table-cell>
          <table:table-cell office:value-type="float" office:value="2.721305" calcext:value-type="float">
            <text:p>2.721305</text:p>
          </table:table-cell>
          <table:table-cell office:value-type="float" office:value="4.761485" calcext:value-type="float">
            <text:p>4.761485</text:p>
          </table:table-cell>
          <table:table-cell office:value-type="float" office:value="8.260654" calcext:value-type="float">
            <text:p>8.260654</text:p>
          </table:table-cell>
          <table:table-cell office:value-type="float" office:value="1.721855" calcext:value-type="float">
            <text:p>1.721855</text:p>
          </table:table-cell>
          <table:table-cell office:value-type="float" office:value="5.991973" calcext:value-type="float">
            <text:p>5.991973</text:p>
          </table:table-cell>
          <table:table-cell office:value-type="float" office:value="128.84332" calcext:value-type="float">
            <text:p>128.84332</text:p>
          </table:table-cell>
          <table:table-cell office:value-type="float" office:value="166.0532" calcext:value-type="float">
            <text:p>166.0532</text:p>
          </table:table-cell>
          <table:table-cell office:value-type="float" office:value="85.78742" calcext:value-type="float">
            <text:p>85.78742</text:p>
          </table:table-cell>
          <table:table-cell office:value-type="float" office:value="1.68798877" calcext:value-type="float">
            <text:p>1.68798877</text:p>
          </table:table-cell>
          <table:table-cell office:value-type="float" office:value="18.87554" calcext:value-type="float">
            <text:p>18.87554</text:p>
          </table:table-cell>
        </table:table-row>
        <table:table-row table:style-name="ro2">
          <table:table-cell office:value-type="string" calcext:value-type="string">
            <text:p>TCGA-37-4132-01A-01R-1100-07</text:p>
          </table:table-cell>
          <table:table-cell office:value-type="string" calcext:value-type="string">
            <text:p>LUSC</text:p>
          </table:table-cell>
          <table:table-cell office:value-type="float" office:value="4.1670658" calcext:value-type="float">
            <text:p>4.1670658</text:p>
          </table:table-cell>
          <table:table-cell office:value-type="float" office:value="4.454222" calcext:value-type="float">
            <text:p>4.454222</text:p>
          </table:table-cell>
          <table:table-cell office:value-type="float" office:value="96.07964" calcext:value-type="float">
            <text:p>96.07964</text:p>
          </table:table-cell>
          <table:table-cell office:value-type="float" office:value="1344.3353" calcext:value-type="float">
            <text:p>1344.3353</text:p>
          </table:table-cell>
          <table:table-cell office:value-type="float" office:value="154.998725" calcext:value-type="float">
            <text:p>154.998725</text:p>
          </table:table-cell>
          <table:table-cell office:value-type="float" office:value="65.854" calcext:value-type="float">
            <text:p>65.854</text:p>
          </table:table-cell>
          <table:table-cell office:value-type="float" office:value="7.061163" calcext:value-type="float">
            <text:p>7.061163</text:p>
          </table:table-cell>
          <table:table-cell office:value-type="float" office:value="11.465688" calcext:value-type="float">
            <text:p>11.465688</text:p>
          </table:table-cell>
          <table:table-cell office:value-type="float" office:value="45.924388" calcext:value-type="float">
            <text:p>45.924388</text:p>
          </table:table-cell>
          <table:table-cell office:value-type="float" office:value="41.4991" calcext:value-type="float">
            <text:p>41.4991</text:p>
          </table:table-cell>
          <table:table-cell office:value-type="float" office:value="7.72424" calcext:value-type="float">
            <text:p>7.72424</text:p>
          </table:table-cell>
          <table:table-cell office:value-type="float" office:value="92.304696" calcext:value-type="float">
            <text:p>92.304696</text:p>
          </table:table-cell>
          <table:table-cell office:value-type="float" office:value="7.343572" calcext:value-type="float">
            <text:p>7.343572</text:p>
          </table:table-cell>
          <table:table-cell office:value-type="float" office:value="6.364029" calcext:value-type="float">
            <text:p>6.364029</text:p>
          </table:table-cell>
          <table:table-cell office:value-type="float" office:value="27.152317" calcext:value-type="float">
            <text:p>27.152317</text:p>
          </table:table-cell>
          <table:table-cell office:value-type="float" office:value="6.695643" calcext:value-type="float">
            <text:p>6.695643</text:p>
          </table:table-cell>
          <table:table-cell office:value-type="float" office:value="1.845406" calcext:value-type="float">
            <text:p>1.845406</text:p>
          </table:table-cell>
          <table:table-cell office:value-type="float" office:value="0.67352514" calcext:value-type="float">
            <text:p>0.67352514</text:p>
          </table:table-cell>
          <table:table-cell office:value-type="float" office:value="29.17506" calcext:value-type="float">
            <text:p>29.17506</text:p>
          </table:table-cell>
          <table:table-cell office:value-type="float" office:value="1631.849" calcext:value-type="float">
            <text:p>1631.849</text:p>
          </table:table-cell>
          <table:table-cell office:value-type="float" office:value="52.64176" calcext:value-type="float">
            <text:p>52.64176</text:p>
          </table:table-cell>
          <table:table-cell office:value-type="float" office:value="10.843246" calcext:value-type="float">
            <text:p>10.843246</text:p>
          </table:table-cell>
          <table:table-cell office:value-type="float" office:value="0.13620114" calcext:value-type="float">
            <text:p>0.13620114</text:p>
          </table:table-cell>
          <table:table-cell office:value-type="float" office:value="12.238629" calcext:value-type="float">
            <text:p>12.238629</text:p>
          </table:table-cell>
          <table:table-cell office:value-type="float" office:value="0.05350055" calcext:value-type="float">
            <text:p>0.05350055</text:p>
          </table:table-cell>
          <table:table-cell office:value-type="float" office:value="13.866618" calcext:value-type="float">
            <text:p>13.866618</text:p>
          </table:table-cell>
          <table:table-cell office:value-type="float" office:value="1.7390729" calcext:value-type="float">
            <text:p>1.7390729</text:p>
          </table:table-cell>
          <table:table-cell office:value-type="float" office:value="2.4168604" calcext:value-type="float">
            <text:p>2.4168604</text:p>
          </table:table-cell>
          <table:table-cell office:value-type="float" office:value="1.5871036" calcext:value-type="float">
            <text:p>1.5871036</text:p>
          </table:table-cell>
          <table:table-cell office:value-type="float" office:value="157.73155" calcext:value-type="float">
            <text:p>157.73155</text:p>
          </table:table-cell>
          <table:table-cell office:value-type="float" office:value="7.45427" calcext:value-type="float">
            <text:p>7.45427</text:p>
          </table:table-cell>
          <table:table-cell office:value-type="float" office:value="1.623448" calcext:value-type="float">
            <text:p>1.623448</text:p>
          </table:table-cell>
          <table:table-cell office:value-type="float" office:value="72.90927" calcext:value-type="float">
            <text:p>72.90927</text:p>
          </table:table-cell>
          <table:table-cell office:value-type="float" office:value="22.645054" calcext:value-type="float">
            <text:p>22.645054</text:p>
          </table:table-cell>
          <table:table-cell office:value-type="float" office:value="54.352265" calcext:value-type="float">
            <text:p>54.352265</text:p>
          </table:table-cell>
          <table:table-cell office:value-type="float" office:value="111.47022" calcext:value-type="float">
            <text:p>111.47022</text:p>
          </table:table-cell>
          <table:table-cell office:value-type="float" office:value="2.98629" calcext:value-type="float">
            <text:p>2.98629</text:p>
          </table:table-cell>
          <table:table-cell office:value-type="float" office:value="9.949352" calcext:value-type="float">
            <text:p>9.949352</text:p>
          </table:table-cell>
          <table:table-cell office:value-type="float" office:value="5.699032" calcext:value-type="float">
            <text:p>5.699032</text:p>
          </table:table-cell>
          <table:table-cell office:value-type="float" office:value="3.606716" calcext:value-type="float">
            <text:p>3.606716</text:p>
          </table:table-cell>
          <table:table-cell office:value-type="float" office:value="7.008052" calcext:value-type="float">
            <text:p>7.008052</text:p>
          </table:table-cell>
          <table:table-cell office:value-type="float" office:value="2.755655" calcext:value-type="float">
            <text:p>2.755655</text:p>
          </table:table-cell>
          <table:table-cell office:value-type="float" office:value="7.208797" calcext:value-type="float">
            <text:p>7.208797</text:p>
          </table:table-cell>
          <table:table-cell office:value-type="float" office:value="139.7329" calcext:value-type="float">
            <text:p>139.7329</text:p>
          </table:table-cell>
          <table:table-cell office:value-type="float" office:value="66.91513" calcext:value-type="float">
            <text:p>66.91513</text:p>
          </table:table-cell>
          <table:table-cell office:value-type="float" office:value="78.85732" calcext:value-type="float">
            <text:p>78.85732</text:p>
          </table:table-cell>
          <table:table-cell office:value-type="float" office:value="1.48323723" calcext:value-type="float">
            <text:p>1.48323723</text:p>
          </table:table-cell>
          <table:table-cell office:value-type="float" office:value="6.193179" calcext:value-type="float">
            <text:p>6.193179</text:p>
          </table:table-cell>
        </table:table-row>
        <table:table-row table:style-name="ro2">
          <table:table-cell office:value-type="string" calcext:value-type="string">
            <text:p>TCGA-37-5819-01A-01R-1635-07</text:p>
          </table:table-cell>
          <table:table-cell office:value-type="string" calcext:value-type="string">
            <text:p>LUSC</text:p>
          </table:table-cell>
          <table:table-cell office:value-type="float" office:value="7.6859588" calcext:value-type="float">
            <text:p>7.6859588</text:p>
          </table:table-cell>
          <table:table-cell office:value-type="float" office:value="6.622256" calcext:value-type="float">
            <text:p>6.622256</text:p>
          </table:table-cell>
          <table:table-cell office:value-type="float" office:value="200.01774" calcext:value-type="float">
            <text:p>200.01774</text:p>
          </table:table-cell>
          <table:table-cell office:value-type="float" office:value="2288.8109" calcext:value-type="float">
            <text:p>2288.8109</text:p>
          </table:table-cell>
          <table:table-cell office:value-type="float" office:value="144.743553" calcext:value-type="float">
            <text:p>144.743553</text:p>
          </table:table-cell>
          <table:table-cell office:value-type="float" office:value="151.05886" calcext:value-type="float">
            <text:p>151.05886</text:p>
          </table:table-cell>
          <table:table-cell office:value-type="float" office:value="18.355664" calcext:value-type="float">
            <text:p>18.355664</text:p>
          </table:table-cell>
          <table:table-cell office:value-type="float" office:value="12.144421" calcext:value-type="float">
            <text:p>12.144421</text:p>
          </table:table-cell>
          <table:table-cell office:value-type="float" office:value="38.327301" calcext:value-type="float">
            <text:p>38.327301</text:p>
          </table:table-cell>
          <table:table-cell office:value-type="float" office:value="52.04923" calcext:value-type="float">
            <text:p>52.04923</text:p>
          </table:table-cell>
          <table:table-cell office:value-type="float" office:value="10.433749" calcext:value-type="float">
            <text:p>10.433749</text:p>
          </table:table-cell>
          <table:table-cell office:value-type="float" office:value="131.006347" calcext:value-type="float">
            <text:p>131.006347</text:p>
          </table:table-cell>
          <table:table-cell office:value-type="float" office:value="8.327465" calcext:value-type="float">
            <text:p>8.327465</text:p>
          </table:table-cell>
          <table:table-cell office:value-type="float" office:value="1.888509" calcext:value-type="float">
            <text:p>1.888509</text:p>
          </table:table-cell>
          <table:table-cell office:value-type="float" office:value="62.870363" calcext:value-type="float">
            <text:p>62.870363</text:p>
          </table:table-cell>
          <table:table-cell office:value-type="float" office:value="2.971559" calcext:value-type="float">
            <text:p>2.971559</text:p>
          </table:table-cell>
          <table:table-cell office:value-type="float" office:value="3.540279" calcext:value-type="float">
            <text:p>3.540279</text:p>
          </table:table-cell>
          <table:table-cell office:value-type="float" office:value="0.31703688" calcext:value-type="float">
            <text:p>0.31703688</text:p>
          </table:table-cell>
          <table:table-cell office:value-type="float" office:value="31.31011" calcext:value-type="float">
            <text:p>31.31011</text:p>
          </table:table-cell>
          <table:table-cell office:value-type="float" office:value="817.5861" calcext:value-type="float">
            <text:p>817.5861</text:p>
          </table:table-cell>
          <table:table-cell office:value-type="float" office:value="86.61409" calcext:value-type="float">
            <text:p>86.61409</text:p>
          </table:table-cell>
          <table:table-cell office:value-type="float" office:value="11.9489414" calcext:value-type="float">
            <text:p>11.9489414</text:p>
          </table:table-cell>
          <table:table-cell office:value-type="float" office:value="0.09847434" calcext:value-type="float">
            <text:p>0.09847434</text:p>
          </table:table-cell>
          <table:table-cell office:value-type="float" office:value="9.004563" calcext:value-type="float">
            <text:p>9.004563</text:p>
          </table:table-cell>
          <table:table-cell office:value-type="float" office:value="0.24076893" calcext:value-type="float">
            <text:p>0.24076893</text:p>
          </table:table-cell>
          <table:table-cell office:value-type="float" office:value="13.349289" calcext:value-type="float">
            <text:p>13.349289</text:p>
          </table:table-cell>
          <table:table-cell office:value-type="float" office:value="3.6284931" calcext:value-type="float">
            <text:p>3.6284931</text:p>
          </table:table-cell>
          <table:table-cell office:value-type="float" office:value="3.0029582" calcext:value-type="float">
            <text:p>3.0029582</text:p>
          </table:table-cell>
          <table:table-cell office:value-type="float" office:value="2.860928" calcext:value-type="float">
            <text:p>2.860928</text:p>
          </table:table-cell>
          <table:table-cell office:value-type="float" office:value="283.63829" calcext:value-type="float">
            <text:p>283.63829</text:p>
          </table:table-cell>
          <table:table-cell office:value-type="float" office:value="2.691289" calcext:value-type="float">
            <text:p>2.691289</text:p>
          </table:table-cell>
          <table:table-cell office:value-type="float" office:value="1.8305307" calcext:value-type="float">
            <text:p>1.8305307</text:p>
          </table:table-cell>
          <table:table-cell office:value-type="float" office:value="52.61459" calcext:value-type="float">
            <text:p>52.61459</text:p>
          </table:table-cell>
          <table:table-cell office:value-type="float" office:value="53.345887" calcext:value-type="float">
            <text:p>53.345887</text:p>
          </table:table-cell>
          <table:table-cell office:value-type="float" office:value="19.144718" calcext:value-type="float">
            <text:p>19.144718</text:p>
          </table:table-cell>
          <table:table-cell office:value-type="float" office:value="147.36571" calcext:value-type="float">
            <text:p>147.36571</text:p>
          </table:table-cell>
          <table:table-cell office:value-type="float" office:value="1.8043171" calcext:value-type="float">
            <text:p>1.8043171</text:p>
          </table:table-cell>
          <table:table-cell office:value-type="float" office:value="12.474649" calcext:value-type="float">
            <text:p>12.474649</text:p>
          </table:table-cell>
          <table:table-cell office:value-type="float" office:value="3.030707" calcext:value-type="float">
            <text:p>3.030707</text:p>
          </table:table-cell>
          <table:table-cell office:value-type="float" office:value="3.68665" calcext:value-type="float">
            <text:p>3.68665</text:p>
          </table:table-cell>
          <table:table-cell office:value-type="float" office:value="10.481523" calcext:value-type="float">
            <text:p>10.481523</text:p>
          </table:table-cell>
          <table:table-cell office:value-type="float" office:value="2.17651" calcext:value-type="float">
            <text:p>2.17651</text:p>
          </table:table-cell>
          <table:table-cell office:value-type="float" office:value="8.507982" calcext:value-type="float">
            <text:p>8.507982</text:p>
          </table:table-cell>
          <table:table-cell office:value-type="float" office:value="178.57189" calcext:value-type="float">
            <text:p>178.57189</text:p>
          </table:table-cell>
          <table:table-cell office:value-type="float" office:value="98.00522" calcext:value-type="float">
            <text:p>98.00522</text:p>
          </table:table-cell>
          <table:table-cell office:value-type="float" office:value="91.96627" calcext:value-type="float">
            <text:p>91.96627</text:p>
          </table:table-cell>
          <table:table-cell office:value-type="float" office:value="0.84180135" calcext:value-type="float">
            <text:p>0.84180135</text:p>
          </table:table-cell>
          <table:table-cell office:value-type="float" office:value="5.134833" calcext:value-type="float">
            <text:p>5.134833</text:p>
          </table:table-cell>
        </table:table-row>
        <table:table-row table:style-name="ro2">
          <table:table-cell office:value-type="string" calcext:value-type="string">
            <text:p>TCGA-38-4631-01A-01R-1755-07</text:p>
          </table:table-cell>
          <table:table-cell office:value-type="string" calcext:value-type="string">
            <text:p>LUAD</text:p>
          </table:table-cell>
          <table:table-cell office:value-type="float" office:value="7.5960258" calcext:value-type="float">
            <text:p>7.5960258</text:p>
          </table:table-cell>
          <table:table-cell office:value-type="float" office:value="3.269523" calcext:value-type="float">
            <text:p>3.269523</text:p>
          </table:table-cell>
          <table:table-cell office:value-type="float" office:value="133.45079" calcext:value-type="float">
            <text:p>133.45079</text:p>
          </table:table-cell>
          <table:table-cell office:value-type="float" office:value="2641.9167" calcext:value-type="float">
            <text:p>2641.9167</text:p>
          </table:table-cell>
          <table:table-cell office:value-type="float" office:value="131.357004" calcext:value-type="float">
            <text:p>131.357004</text:p>
          </table:table-cell>
          <table:table-cell office:value-type="float" office:value="62.65131" calcext:value-type="float">
            <text:p>62.65131</text:p>
          </table:table-cell>
          <table:table-cell office:value-type="float" office:value="13.181878" calcext:value-type="float">
            <text:p>13.181878</text:p>
          </table:table-cell>
          <table:table-cell office:value-type="float" office:value="30.073134" calcext:value-type="float">
            <text:p>30.073134</text:p>
          </table:table-cell>
          <table:table-cell office:value-type="float" office:value="79.459984" calcext:value-type="float">
            <text:p>79.459984</text:p>
          </table:table-cell>
          <table:table-cell office:value-type="float" office:value="65.38986" calcext:value-type="float">
            <text:p>65.38986</text:p>
          </table:table-cell>
          <table:table-cell office:value-type="float" office:value="7.852735" calcext:value-type="float">
            <text:p>7.852735</text:p>
          </table:table-cell>
          <table:table-cell office:value-type="float" office:value="110.21254" calcext:value-type="float">
            <text:p>110.21254</text:p>
          </table:table-cell>
          <table:table-cell office:value-type="float" office:value="3.427653" calcext:value-type="float">
            <text:p>3.427653</text:p>
          </table:table-cell>
          <table:table-cell office:value-type="float" office:value="4.333223" calcext:value-type="float">
            <text:p>4.333223</text:p>
          </table:table-cell>
          <table:table-cell office:value-type="float" office:value="18.703398" calcext:value-type="float">
            <text:p>18.703398</text:p>
          </table:table-cell>
          <table:table-cell office:value-type="float" office:value="4.298611" calcext:value-type="float">
            <text:p>4.298611</text:p>
          </table:table-cell>
          <table:table-cell office:value-type="float" office:value="2.654257" calcext:value-type="float">
            <text:p>2.654257</text:p>
          </table:table-cell>
          <table:table-cell office:value-type="float" office:value="0.24079524" calcext:value-type="float">
            <text:p>0.24079524</text:p>
          </table:table-cell>
          <table:table-cell office:value-type="float" office:value="33.80006" calcext:value-type="float">
            <text:p>33.80006</text:p>
          </table:table-cell>
          <table:table-cell office:value-type="float" office:value="923.2932" calcext:value-type="float">
            <text:p>923.2932</text:p>
          </table:table-cell>
          <table:table-cell office:value-type="float" office:value="96.76475" calcext:value-type="float">
            <text:p>96.76475</text:p>
          </table:table-cell>
          <table:table-cell office:value-type="float" office:value="8.8991477" calcext:value-type="float">
            <text:p>8.8991477</text:p>
          </table:table-cell>
          <table:table-cell office:value-type="float" office:value="0.32772296" calcext:value-type="float">
            <text:p>0.32772296</text:p>
          </table:table-cell>
          <table:table-cell office:value-type="float" office:value="9.470611" calcext:value-type="float">
            <text:p>9.470611</text:p>
          </table:table-cell>
          <table:table-cell office:value-type="float" office:value="0.08354103" calcext:value-type="float">
            <text:p>0.08354103</text:p>
          </table:table-cell>
          <table:table-cell office:value-type="float" office:value="18.841745" calcext:value-type="float">
            <text:p>18.841745</text:p>
          </table:table-cell>
          <table:table-cell office:value-type="float" office:value="2.006286" calcext:value-type="float">
            <text:p>2.006286</text:p>
          </table:table-cell>
          <table:table-cell office:value-type="float" office:value="3.1327434" calcext:value-type="float">
            <text:p>3.1327434</text:p>
          </table:table-cell>
          <table:table-cell office:value-type="float" office:value="20.1702843" calcext:value-type="float">
            <text:p>20.1702843</text:p>
          </table:table-cell>
          <table:table-cell office:value-type="float" office:value="343.55184" calcext:value-type="float">
            <text:p>343.55184</text:p>
          </table:table-cell>
          <table:table-cell office:value-type="float" office:value="5.687442" calcext:value-type="float">
            <text:p>5.687442</text:p>
          </table:table-cell>
          <table:table-cell office:value-type="float" office:value="1.4850843" calcext:value-type="float">
            <text:p>1.4850843</text:p>
          </table:table-cell>
          <table:table-cell office:value-type="float" office:value="25.52369" calcext:value-type="float">
            <text:p>25.52369</text:p>
          </table:table-cell>
          <table:table-cell office:value-type="float" office:value="37.766075" calcext:value-type="float">
            <text:p>37.766075</text:p>
          </table:table-cell>
          <table:table-cell office:value-type="float" office:value="11.18834" calcext:value-type="float">
            <text:p>11.18834</text:p>
          </table:table-cell>
          <table:table-cell office:value-type="float" office:value="167.2719" calcext:value-type="float">
            <text:p>167.2719</text:p>
          </table:table-cell>
          <table:table-cell office:value-type="float" office:value="3.1071359" calcext:value-type="float">
            <text:p>3.1071359</text:p>
          </table:table-cell>
          <table:table-cell office:value-type="float" office:value="8.339128" calcext:value-type="float">
            <text:p>8.339128</text:p>
          </table:table-cell>
          <table:table-cell office:value-type="float" office:value="1.719198" calcext:value-type="float">
            <text:p>1.719198</text:p>
          </table:table-cell>
          <table:table-cell office:value-type="float" office:value="3.477167" calcext:value-type="float">
            <text:p>3.477167</text:p>
          </table:table-cell>
          <table:table-cell office:value-type="float" office:value="8.964672" calcext:value-type="float">
            <text:p>8.964672</text:p>
          </table:table-cell>
          <table:table-cell office:value-type="float" office:value="1.971863" calcext:value-type="float">
            <text:p>1.971863</text:p>
          </table:table-cell>
          <table:table-cell office:value-type="float" office:value="2.94512" calcext:value-type="float">
            <text:p>2.94512</text:p>
          </table:table-cell>
          <table:table-cell office:value-type="float" office:value="196.77254" calcext:value-type="float">
            <text:p>196.77254</text:p>
          </table:table-cell>
          <table:table-cell office:value-type="float" office:value="83.59177" calcext:value-type="float">
            <text:p>83.59177</text:p>
          </table:table-cell>
          <table:table-cell office:value-type="float" office:value="120.23902" calcext:value-type="float">
            <text:p>120.23902</text:p>
          </table:table-cell>
          <table:table-cell office:value-type="float" office:value="1.34188059" calcext:value-type="float">
            <text:p>1.34188059</text:p>
          </table:table-cell>
          <table:table-cell office:value-type="float" office:value="9.55125" calcext:value-type="float">
            <text:p>9.55125</text:p>
          </table:table-cell>
        </table:table-row>
        <table:table-row table:style-name="ro2">
          <table:table-cell office:value-type="string" calcext:value-type="string">
            <text:p>TCGA-39-5016-01A-01R-1443-07</text:p>
          </table:table-cell>
          <table:table-cell office:value-type="string" calcext:value-type="string">
            <text:p>LUSC</text:p>
          </table:table-cell>
          <table:table-cell office:value-type="float" office:value="58.2943651" calcext:value-type="float">
            <text:p>58.2943651</text:p>
          </table:table-cell>
          <table:table-cell office:value-type="float" office:value="6.251749" calcext:value-type="float">
            <text:p>6.251749</text:p>
          </table:table-cell>
          <table:table-cell office:value-type="float" office:value="97.59999" calcext:value-type="float">
            <text:p>97.59999</text:p>
          </table:table-cell>
          <table:table-cell office:value-type="float" office:value="1581.7298" calcext:value-type="float">
            <text:p>1581.7298</text:p>
          </table:table-cell>
          <table:table-cell office:value-type="float" office:value="122.696217" calcext:value-type="float">
            <text:p>122.696217</text:p>
          </table:table-cell>
          <table:table-cell office:value-type="float" office:value="53.28149" calcext:value-type="float">
            <text:p>53.28149</text:p>
          </table:table-cell>
          <table:table-cell office:value-type="float" office:value="6.681893" calcext:value-type="float">
            <text:p>6.681893</text:p>
          </table:table-cell>
          <table:table-cell office:value-type="float" office:value="22.164537" calcext:value-type="float">
            <text:p>22.164537</text:p>
          </table:table-cell>
          <table:table-cell office:value-type="float" office:value="29.050319" calcext:value-type="float">
            <text:p>29.050319</text:p>
          </table:table-cell>
          <table:table-cell office:value-type="float" office:value="57.78304" calcext:value-type="float">
            <text:p>57.78304</text:p>
          </table:table-cell>
          <table:table-cell office:value-type="float" office:value="5.351013" calcext:value-type="float">
            <text:p>5.351013</text:p>
          </table:table-cell>
          <table:table-cell office:value-type="float" office:value="60.91204" calcext:value-type="float">
            <text:p>60.91204</text:p>
          </table:table-cell>
          <table:table-cell office:value-type="float" office:value="10.022853" calcext:value-type="float">
            <text:p>10.022853</text:p>
          </table:table-cell>
          <table:table-cell office:value-type="float" office:value="2.734328" calcext:value-type="float">
            <text:p>2.734328</text:p>
          </table:table-cell>
          <table:table-cell office:value-type="float" office:value="43.666678" calcext:value-type="float">
            <text:p>43.666678</text:p>
          </table:table-cell>
          <table:table-cell office:value-type="float" office:value="9.898732" calcext:value-type="float">
            <text:p>9.898732</text:p>
          </table:table-cell>
          <table:table-cell office:value-type="float" office:value="3.687856" calcext:value-type="float">
            <text:p>3.687856</text:p>
          </table:table-cell>
          <table:table-cell office:value-type="float" office:value="0.73763105" calcext:value-type="float">
            <text:p>0.73763105</text:p>
          </table:table-cell>
          <table:table-cell office:value-type="float" office:value="55.88588" calcext:value-type="float">
            <text:p>55.88588</text:p>
          </table:table-cell>
          <table:table-cell office:value-type="float" office:value="923.8557" calcext:value-type="float">
            <text:p>923.8557</text:p>
          </table:table-cell>
          <table:table-cell office:value-type="float" office:value="89.31686" calcext:value-type="float">
            <text:p>89.31686</text:p>
          </table:table-cell>
          <table:table-cell office:value-type="float" office:value="4.7667453" calcext:value-type="float">
            <text:p>4.7667453</text:p>
          </table:table-cell>
          <table:table-cell office:value-type="float" office:value="0.78738141" calcext:value-type="float">
            <text:p>0.78738141</text:p>
          </table:table-cell>
          <table:table-cell office:value-type="float" office:value="14.503512" calcext:value-type="float">
            <text:p>14.503512</text:p>
          </table:table-cell>
          <table:table-cell office:value-type="float" office:value="0.03703655" calcext:value-type="float">
            <text:p>0.03703655</text:p>
          </table:table-cell>
          <table:table-cell office:value-type="float" office:value="16.925711" calcext:value-type="float">
            <text:p>16.925711</text:p>
          </table:table-cell>
          <table:table-cell office:value-type="float" office:value="2.1620395" calcext:value-type="float">
            <text:p>2.1620395</text:p>
          </table:table-cell>
          <table:table-cell office:value-type="float" office:value="2.9207342" calcext:value-type="float">
            <text:p>2.9207342</text:p>
          </table:table-cell>
          <table:table-cell office:value-type="float" office:value="1.5157938" calcext:value-type="float">
            <text:p>1.5157938</text:p>
          </table:table-cell>
          <table:table-cell office:value-type="float" office:value="148.79058" calcext:value-type="float">
            <text:p>148.79058</text:p>
          </table:table-cell>
          <table:table-cell office:value-type="float" office:value="4.30886" calcext:value-type="float">
            <text:p>4.30886</text:p>
          </table:table-cell>
          <table:table-cell office:value-type="float" office:value="2.3040156" calcext:value-type="float">
            <text:p>2.3040156</text:p>
          </table:table-cell>
          <table:table-cell office:value-type="float" office:value="40.73925" calcext:value-type="float">
            <text:p>40.73925</text:p>
          </table:table-cell>
          <table:table-cell office:value-type="float" office:value="35.211421" calcext:value-type="float">
            <text:p>35.211421</text:p>
          </table:table-cell>
          <table:table-cell office:value-type="float" office:value="17.554395" calcext:value-type="float">
            <text:p>17.554395</text:p>
          </table:table-cell>
          <table:table-cell office:value-type="float" office:value="136.31615" calcext:value-type="float">
            <text:p>136.31615</text:p>
          </table:table-cell>
          <table:table-cell office:value-type="float" office:value="2.7549959" calcext:value-type="float">
            <text:p>2.7549959</text:p>
          </table:table-cell>
          <table:table-cell office:value-type="float" office:value="12.57994" calcext:value-type="float">
            <text:p>12.57994</text:p>
          </table:table-cell>
          <table:table-cell office:value-type="float" office:value="3.760428" calcext:value-type="float">
            <text:p>3.760428</text:p>
          </table:table-cell>
          <table:table-cell office:value-type="float" office:value="5.794084" calcext:value-type="float">
            <text:p>5.794084</text:p>
          </table:table-cell>
          <table:table-cell office:value-type="float" office:value="10.768316" calcext:value-type="float">
            <text:p>10.768316</text:p>
          </table:table-cell>
          <table:table-cell office:value-type="float" office:value="3.20205" calcext:value-type="float">
            <text:p>3.20205</text:p>
          </table:table-cell>
          <table:table-cell office:value-type="float" office:value="4.718461" calcext:value-type="float">
            <text:p>4.718461</text:p>
          </table:table-cell>
          <table:table-cell office:value-type="float" office:value="213.77552" calcext:value-type="float">
            <text:p>213.77552</text:p>
          </table:table-cell>
          <table:table-cell office:value-type="float" office:value="141.33465" calcext:value-type="float">
            <text:p>141.33465</text:p>
          </table:table-cell>
          <table:table-cell office:value-type="float" office:value="213.38795" calcext:value-type="float">
            <text:p>213.38795</text:p>
          </table:table-cell>
          <table:table-cell office:value-type="float" office:value="1.94253331" calcext:value-type="float">
            <text:p>1.94253331</text:p>
          </table:table-cell>
          <table:table-cell office:value-type="float" office:value="10.743729" calcext:value-type="float">
            <text:p>10.743729</text:p>
          </table:table-cell>
        </table:table-row>
        <table:table-row table:style-name="ro2">
          <table:table-cell office:value-type="string" calcext:value-type="string">
            <text:p>TCGA-39-5022-01A-21R-1820-07</text:p>
          </table:table-cell>
          <table:table-cell office:value-type="string" calcext:value-type="string">
            <text:p>LUSC</text:p>
          </table:table-cell>
          <table:table-cell office:value-type="float" office:value="26.8164692" calcext:value-type="float">
            <text:p>26.8164692</text:p>
          </table:table-cell>
          <table:table-cell office:value-type="float" office:value="9.01965" calcext:value-type="float">
            <text:p>9.01965</text:p>
          </table:table-cell>
          <table:table-cell office:value-type="float" office:value="105.73306" calcext:value-type="float">
            <text:p>105.73306</text:p>
          </table:table-cell>
          <table:table-cell office:value-type="float" office:value="2746.7794" calcext:value-type="float">
            <text:p>2746.7794</text:p>
          </table:table-cell>
          <table:table-cell office:value-type="float" office:value="102.405732" calcext:value-type="float">
            <text:p>102.405732</text:p>
          </table:table-cell>
          <table:table-cell office:value-type="float" office:value="80.27129" calcext:value-type="float">
            <text:p>80.27129</text:p>
          </table:table-cell>
          <table:table-cell office:value-type="float" office:value="9.963413" calcext:value-type="float">
            <text:p>9.963413</text:p>
          </table:table-cell>
          <table:table-cell office:value-type="float" office:value="18.579398" calcext:value-type="float">
            <text:p>18.579398</text:p>
          </table:table-cell>
          <table:table-cell office:value-type="float" office:value="42.526658" calcext:value-type="float">
            <text:p>42.526658</text:p>
          </table:table-cell>
          <table:table-cell office:value-type="float" office:value="75.65194" calcext:value-type="float">
            <text:p>75.65194</text:p>
          </table:table-cell>
          <table:table-cell office:value-type="float" office:value="6.543578" calcext:value-type="float">
            <text:p>6.543578</text:p>
          </table:table-cell>
          <table:table-cell office:value-type="float" office:value="35.948206" calcext:value-type="float">
            <text:p>35.948206</text:p>
          </table:table-cell>
          <table:table-cell office:value-type="float" office:value="8.914048" calcext:value-type="float">
            <text:p>8.914048</text:p>
          </table:table-cell>
          <table:table-cell office:value-type="float" office:value="2.20959" calcext:value-type="float">
            <text:p>2.20959</text:p>
          </table:table-cell>
          <table:table-cell office:value-type="float" office:value="44.75447" calcext:value-type="float">
            <text:p>44.75447</text:p>
          </table:table-cell>
          <table:table-cell office:value-type="float" office:value="7.334663" calcext:value-type="float">
            <text:p>7.334663</text:p>
          </table:table-cell>
          <table:table-cell office:value-type="float" office:value="3.65695" calcext:value-type="float">
            <text:p>3.65695</text:p>
          </table:table-cell>
          <table:table-cell office:value-type="float" office:value="1.44965858" calcext:value-type="float">
            <text:p>1.44965858</text:p>
          </table:table-cell>
          <table:table-cell office:value-type="float" office:value="45.19035" calcext:value-type="float">
            <text:p>45.19035</text:p>
          </table:table-cell>
          <table:table-cell office:value-type="float" office:value="976.5409" calcext:value-type="float">
            <text:p>976.5409</text:p>
          </table:table-cell>
          <table:table-cell office:value-type="float" office:value="117.60089" calcext:value-type="float">
            <text:p>117.60089</text:p>
          </table:table-cell>
          <table:table-cell office:value-type="float" office:value="4.7028521" calcext:value-type="float">
            <text:p>4.7028521</text:p>
          </table:table-cell>
          <table:table-cell office:value-type="float" office:value="0.29361397" calcext:value-type="float">
            <text:p>0.29361397</text:p>
          </table:table-cell>
          <table:table-cell office:value-type="float" office:value="11.311921" calcext:value-type="float">
            <text:p>11.311921</text:p>
          </table:table-cell>
          <table:table-cell office:value-type="float" office:value="1.24944784" calcext:value-type="float">
            <text:p>1.24944784</text:p>
          </table:table-cell>
          <table:table-cell office:value-type="float" office:value="26.782244" calcext:value-type="float">
            <text:p>26.782244</text:p>
          </table:table-cell>
          <table:table-cell office:value-type="float" office:value="3.0770725" calcext:value-type="float">
            <text:p>3.0770725</text:p>
          </table:table-cell>
          <table:table-cell office:value-type="float" office:value="2.4256138" calcext:value-type="float">
            <text:p>2.4256138</text:p>
          </table:table-cell>
          <table:table-cell office:value-type="float" office:value="2.7923325" calcext:value-type="float">
            <text:p>2.7923325</text:p>
          </table:table-cell>
          <table:table-cell office:value-type="float" office:value="158.04539" calcext:value-type="float">
            <text:p>158.04539</text:p>
          </table:table-cell>
          <table:table-cell office:value-type="float" office:value="3.809099" calcext:value-type="float">
            <text:p>3.809099</text:p>
          </table:table-cell>
          <table:table-cell office:value-type="float" office:value="3.7035708" calcext:value-type="float">
            <text:p>3.7035708</text:p>
          </table:table-cell>
          <table:table-cell office:value-type="float" office:value="40.55026" calcext:value-type="float">
            <text:p>40.55026</text:p>
          </table:table-cell>
          <table:table-cell office:value-type="float" office:value="37.899667" calcext:value-type="float">
            <text:p>37.899667</text:p>
          </table:table-cell>
          <table:table-cell office:value-type="float" office:value="25.435409" calcext:value-type="float">
            <text:p>25.435409</text:p>
          </table:table-cell>
          <table:table-cell office:value-type="float" office:value="119.97766" calcext:value-type="float">
            <text:p>119.97766</text:p>
          </table:table-cell>
          <table:table-cell office:value-type="float" office:value="1.7521013" calcext:value-type="float">
            <text:p>1.7521013</text:p>
          </table:table-cell>
          <table:table-cell office:value-type="float" office:value="7.971444" calcext:value-type="float">
            <text:p>7.971444</text:p>
          </table:table-cell>
          <table:table-cell office:value-type="float" office:value="5.856347" calcext:value-type="float">
            <text:p>5.856347</text:p>
          </table:table-cell>
          <table:table-cell office:value-type="float" office:value="5.092407" calcext:value-type="float">
            <text:p>5.092407</text:p>
          </table:table-cell>
          <table:table-cell office:value-type="float" office:value="10.610246" calcext:value-type="float">
            <text:p>10.610246</text:p>
          </table:table-cell>
          <table:table-cell office:value-type="float" office:value="3.856532" calcext:value-type="float">
            <text:p>3.856532</text:p>
          </table:table-cell>
          <table:table-cell office:value-type="float" office:value="5.980468" calcext:value-type="float">
            <text:p>5.980468</text:p>
          </table:table-cell>
          <table:table-cell office:value-type="float" office:value="146.20592" calcext:value-type="float">
            <text:p>146.20592</text:p>
          </table:table-cell>
          <table:table-cell office:value-type="float" office:value="111.94644" calcext:value-type="float">
            <text:p>111.94644</text:p>
          </table:table-cell>
          <table:table-cell office:value-type="float" office:value="150.10936" calcext:value-type="float">
            <text:p>150.10936</text:p>
          </table:table-cell>
          <table:table-cell office:value-type="float" office:value="1.18863947" calcext:value-type="float">
            <text:p>1.18863947</text:p>
          </table:table-cell>
          <table:table-cell office:value-type="float" office:value="8.509759" calcext:value-type="float">
            <text:p>8.509759</text:p>
          </table:table-cell>
        </table:table-row>
        <table:table-row table:style-name="ro2">
          <table:table-cell office:value-type="string" calcext:value-type="string">
            <text:p>TCGA-39-5039-01A-01R-1443-07</text:p>
          </table:table-cell>
          <table:table-cell office:value-type="string" calcext:value-type="string">
            <text:p>LUSC</text:p>
          </table:table-cell>
          <table:table-cell office:value-type="float" office:value="9.1518253" calcext:value-type="float">
            <text:p>9.1518253</text:p>
          </table:table-cell>
          <table:table-cell office:value-type="float" office:value="7.113951" calcext:value-type="float">
            <text:p>7.113951</text:p>
          </table:table-cell>
          <table:table-cell office:value-type="float" office:value="155.43556" calcext:value-type="float">
            <text:p>155.43556</text:p>
          </table:table-cell>
          <table:table-cell office:value-type="float" office:value="3814.1449" calcext:value-type="float">
            <text:p>3814.1449</text:p>
          </table:table-cell>
          <table:table-cell office:value-type="float" office:value="57.742404" calcext:value-type="float">
            <text:p>57.742404</text:p>
          </table:table-cell>
          <table:table-cell office:value-type="float" office:value="110.2294" calcext:value-type="float">
            <text:p>110.2294</text:p>
          </table:table-cell>
          <table:table-cell office:value-type="float" office:value="9.909754" calcext:value-type="float">
            <text:p>9.909754</text:p>
          </table:table-cell>
          <table:table-cell office:value-type="float" office:value="28.918587" calcext:value-type="float">
            <text:p>28.918587</text:p>
          </table:table-cell>
          <table:table-cell office:value-type="float" office:value="42.480555" calcext:value-type="float">
            <text:p>42.480555</text:p>
          </table:table-cell>
          <table:table-cell office:value-type="float" office:value="83.86929" calcext:value-type="float">
            <text:p>83.86929</text:p>
          </table:table-cell>
          <table:table-cell office:value-type="float" office:value="9.241604" calcext:value-type="float">
            <text:p>9.241604</text:p>
          </table:table-cell>
          <table:table-cell office:value-type="float" office:value="57.57037" calcext:value-type="float">
            <text:p>57.57037</text:p>
          </table:table-cell>
          <table:table-cell office:value-type="float" office:value="12.088574" calcext:value-type="float">
            <text:p>12.088574</text:p>
          </table:table-cell>
          <table:table-cell office:value-type="float" office:value="3.203033" calcext:value-type="float">
            <text:p>3.203033</text:p>
          </table:table-cell>
          <table:table-cell office:value-type="float" office:value="41.374352" calcext:value-type="float">
            <text:p>41.374352</text:p>
          </table:table-cell>
          <table:table-cell office:value-type="float" office:value="8.719511" calcext:value-type="float">
            <text:p>8.719511</text:p>
          </table:table-cell>
          <table:table-cell office:value-type="float" office:value="3.088488" calcext:value-type="float">
            <text:p>3.088488</text:p>
          </table:table-cell>
          <table:table-cell office:value-type="float" office:value="0.37001349" calcext:value-type="float">
            <text:p>0.37001349</text:p>
          </table:table-cell>
          <table:table-cell office:value-type="float" office:value="21.04409" calcext:value-type="float">
            <text:p>21.04409</text:p>
          </table:table-cell>
          <table:table-cell office:value-type="float" office:value="1947.8319" calcext:value-type="float">
            <text:p>1947.8319</text:p>
          </table:table-cell>
          <table:table-cell office:value-type="float" office:value="102.83992" calcext:value-type="float">
            <text:p>102.83992</text:p>
          </table:table-cell>
          <table:table-cell office:value-type="float" office:value="6.9863036" calcext:value-type="float">
            <text:p>6.9863036</text:p>
          </table:table-cell>
          <table:table-cell office:value-type="float" office:value="0.52215485" calcext:value-type="float">
            <text:p>0.52215485</text:p>
          </table:table-cell>
          <table:table-cell office:value-type="float" office:value="11.237289" calcext:value-type="float">
            <text:p>11.237289</text:p>
          </table:table-cell>
          <table:table-cell office:value-type="float" office:value="0.50737411" calcext:value-type="float">
            <text:p>0.50737411</text:p>
          </table:table-cell>
          <table:table-cell office:value-type="float" office:value="15.164781" calcext:value-type="float">
            <text:p>15.164781</text:p>
          </table:table-cell>
          <table:table-cell office:value-type="float" office:value="1.9437904" calcext:value-type="float">
            <text:p>1.9437904</text:p>
          </table:table-cell>
          <table:table-cell office:value-type="float" office:value="2.1608241" calcext:value-type="float">
            <text:p>2.1608241</text:p>
          </table:table-cell>
          <table:table-cell office:value-type="float" office:value="1.9154199" calcext:value-type="float">
            <text:p>1.9154199</text:p>
          </table:table-cell>
          <table:table-cell office:value-type="float" office:value="224.30745" calcext:value-type="float">
            <text:p>224.30745</text:p>
          </table:table-cell>
          <table:table-cell office:value-type="float" office:value="5.208193" calcext:value-type="float">
            <text:p>5.208193</text:p>
          </table:table-cell>
          <table:table-cell office:value-type="float" office:value="2.748182" calcext:value-type="float">
            <text:p>2.748182</text:p>
          </table:table-cell>
          <table:table-cell office:value-type="float" office:value="22.0948" calcext:value-type="float">
            <text:p>22.0948</text:p>
          </table:table-cell>
          <table:table-cell office:value-type="float" office:value="18.376365" calcext:value-type="float">
            <text:p>18.376365</text:p>
          </table:table-cell>
          <table:table-cell office:value-type="float" office:value="39.495243" calcext:value-type="float">
            <text:p>39.495243</text:p>
          </table:table-cell>
          <table:table-cell office:value-type="float" office:value="179.77331" calcext:value-type="float">
            <text:p>179.77331</text:p>
          </table:table-cell>
          <table:table-cell office:value-type="float" office:value="0.996422" calcext:value-type="float">
            <text:p>0.996422</text:p>
          </table:table-cell>
          <table:table-cell office:value-type="float" office:value="10.904721" calcext:value-type="float">
            <text:p>10.904721</text:p>
          </table:table-cell>
          <table:table-cell office:value-type="float" office:value="3.319018" calcext:value-type="float">
            <text:p>3.319018</text:p>
          </table:table-cell>
          <table:table-cell office:value-type="float" office:value="3.48312" calcext:value-type="float">
            <text:p>3.48312</text:p>
          </table:table-cell>
          <table:table-cell office:value-type="float" office:value="11.548196" calcext:value-type="float">
            <text:p>11.548196</text:p>
          </table:table-cell>
          <table:table-cell office:value-type="float" office:value="2.669234" calcext:value-type="float">
            <text:p>2.669234</text:p>
          </table:table-cell>
          <table:table-cell office:value-type="float" office:value="6.480859" calcext:value-type="float">
            <text:p>6.480859</text:p>
          </table:table-cell>
          <table:table-cell office:value-type="float" office:value="121.51233" calcext:value-type="float">
            <text:p>121.51233</text:p>
          </table:table-cell>
          <table:table-cell office:value-type="float" office:value="119.01572" calcext:value-type="float">
            <text:p>119.01572</text:p>
          </table:table-cell>
          <table:table-cell office:value-type="float" office:value="145.80681" calcext:value-type="float">
            <text:p>145.80681</text:p>
          </table:table-cell>
          <table:table-cell office:value-type="float" office:value="1.30526665" calcext:value-type="float">
            <text:p>1.30526665</text:p>
          </table:table-cell>
          <table:table-cell office:value-type="float" office:value="12.482946" calcext:value-type="float">
            <text:p>12.482946</text:p>
          </table:table-cell>
        </table:table-row>
        <table:table-row table:style-name="ro2">
          <table:table-cell office:value-type="string" calcext:value-type="string">
            <text:p>TCGA-3C-AALJ-01A-31R-A41B-07</text:p>
          </table:table-cell>
          <table:table-cell office:value-type="string" calcext:value-type="string">
            <text:p>BRCA</text:p>
          </table:table-cell>
          <table:table-cell office:value-type="float" office:value="7.152515" calcext:value-type="float">
            <text:p>7.152515</text:p>
          </table:table-cell>
          <table:table-cell office:value-type="float" office:value="14.826867" calcext:value-type="float">
            <text:p>14.826867</text:p>
          </table:table-cell>
          <table:table-cell office:value-type="float" office:value="192.18126" calcext:value-type="float">
            <text:p>192.18126</text:p>
          </table:table-cell>
          <table:table-cell office:value-type="float" office:value="2435.6701" calcext:value-type="float">
            <text:p>2435.6701</text:p>
          </table:table-cell>
          <table:table-cell office:value-type="float" office:value="42.756998" calcext:value-type="float">
            <text:p>42.756998</text:p>
          </table:table-cell>
          <table:table-cell office:value-type="float" office:value="62.59559" calcext:value-type="float">
            <text:p>62.59559</text:p>
          </table:table-cell>
          <table:table-cell office:value-type="float" office:value="6.890962" calcext:value-type="float">
            <text:p>6.890962</text:p>
          </table:table-cell>
          <table:table-cell office:value-type="float" office:value="32.8589" calcext:value-type="float">
            <text:p>32.8589</text:p>
          </table:table-cell>
          <table:table-cell office:value-type="float" office:value="73.572389" calcext:value-type="float">
            <text:p>73.572389</text:p>
          </table:table-cell>
          <table:table-cell office:value-type="float" office:value="37.97452" calcext:value-type="float">
            <text:p>37.97452</text:p>
          </table:table-cell>
          <table:table-cell office:value-type="float" office:value="4.035615" calcext:value-type="float">
            <text:p>4.035615</text:p>
          </table:table-cell>
          <table:table-cell office:value-type="float" office:value="71.797491" calcext:value-type="float">
            <text:p>71.797491</text:p>
          </table:table-cell>
          <table:table-cell office:value-type="float" office:value="7.610533" calcext:value-type="float">
            <text:p>7.610533</text:p>
          </table:table-cell>
          <table:table-cell office:value-type="float" office:value="2.255906" calcext:value-type="float">
            <text:p>2.255906</text:p>
          </table:table-cell>
          <table:table-cell office:value-type="float" office:value="107.661075" calcext:value-type="float">
            <text:p>107.661075</text:p>
          </table:table-cell>
          <table:table-cell office:value-type="float" office:value="6.945934" calcext:value-type="float">
            <text:p>6.945934</text:p>
          </table:table-cell>
          <table:table-cell office:value-type="float" office:value="3.38162" calcext:value-type="float">
            <text:p>3.38162</text:p>
          </table:table-cell>
          <table:table-cell office:value-type="float" office:value="0.44245878" calcext:value-type="float">
            <text:p>0.44245878</text:p>
          </table:table-cell>
          <table:table-cell office:value-type="float" office:value="72.90232" calcext:value-type="float">
            <text:p>72.90232</text:p>
          </table:table-cell>
          <table:table-cell office:value-type="float" office:value="1621.3123" calcext:value-type="float">
            <text:p>1621.3123</text:p>
          </table:table-cell>
          <table:table-cell office:value-type="float" office:value="72.21164" calcext:value-type="float">
            <text:p>72.21164</text:p>
          </table:table-cell>
          <table:table-cell office:value-type="float" office:value="5.453237" calcext:value-type="float">
            <text:p>5.453237</text:p>
          </table:table-cell>
          <table:table-cell office:value-type="float" office:value="0.30935412" calcext:value-type="float">
            <text:p>0.30935412</text:p>
          </table:table-cell>
          <table:table-cell office:value-type="float" office:value="9.990607" calcext:value-type="float">
            <text:p>9.990607</text:p>
          </table:table-cell>
          <table:table-cell office:value-type="float" office:value="8.38591125" calcext:value-type="float">
            <text:p>8.38591125</text:p>
          </table:table-cell>
          <table:table-cell office:value-type="float" office:value="31.026467" calcext:value-type="float">
            <text:p>31.026467</text:p>
          </table:table-cell>
          <table:table-cell office:value-type="float" office:value="2.649978" calcext:value-type="float">
            <text:p>2.649978</text:p>
          </table:table-cell>
          <table:table-cell office:value-type="float" office:value="2.4174186" calcext:value-type="float">
            <text:p>2.4174186</text:p>
          </table:table-cell>
          <table:table-cell office:value-type="float" office:value="2.8372446" calcext:value-type="float">
            <text:p>2.8372446</text:p>
          </table:table-cell>
          <table:table-cell office:value-type="float" office:value="205.1734" calcext:value-type="float">
            <text:p>205.1734</text:p>
          </table:table-cell>
          <table:table-cell office:value-type="float" office:value="3.014638" calcext:value-type="float">
            <text:p>3.014638</text:p>
          </table:table-cell>
          <table:table-cell office:value-type="float" office:value="0.7608015" calcext:value-type="float">
            <text:p>0.7608015</text:p>
          </table:table-cell>
          <table:table-cell office:value-type="float" office:value="20.84863" calcext:value-type="float">
            <text:p>20.84863</text:p>
          </table:table-cell>
          <table:table-cell office:value-type="float" office:value="35.929064" calcext:value-type="float">
            <text:p>35.929064</text:p>
          </table:table-cell>
          <table:table-cell office:value-type="float" office:value="88.114447" calcext:value-type="float">
            <text:p>88.114447</text:p>
          </table:table-cell>
          <table:table-cell office:value-type="float" office:value="106.17836" calcext:value-type="float">
            <text:p>106.17836</text:p>
          </table:table-cell>
          <table:table-cell office:value-type="float" office:value="0.9910711" calcext:value-type="float">
            <text:p>0.9910711</text:p>
          </table:table-cell>
          <table:table-cell office:value-type="float" office:value="6.713522" calcext:value-type="float">
            <text:p>6.713522</text:p>
          </table:table-cell>
          <table:table-cell office:value-type="float" office:value="3.906801" calcext:value-type="float">
            <text:p>3.906801</text:p>
          </table:table-cell>
          <table:table-cell office:value-type="float" office:value="3.481182" calcext:value-type="float">
            <text:p>3.481182</text:p>
          </table:table-cell>
          <table:table-cell office:value-type="float" office:value="21.344756" calcext:value-type="float">
            <text:p>21.344756</text:p>
          </table:table-cell>
          <table:table-cell office:value-type="float" office:value="3.065321" calcext:value-type="float">
            <text:p>3.065321</text:p>
          </table:table-cell>
          <table:table-cell office:value-type="float" office:value="6.36517" calcext:value-type="float">
            <text:p>6.36517</text:p>
          </table:table-cell>
          <table:table-cell office:value-type="float" office:value="196.19683" calcext:value-type="float">
            <text:p>196.19683</text:p>
          </table:table-cell>
          <table:table-cell office:value-type="float" office:value="101.46225" calcext:value-type="float">
            <text:p>101.46225</text:p>
          </table:table-cell>
          <table:table-cell office:value-type="float" office:value="218.16402" calcext:value-type="float">
            <text:p>218.16402</text:p>
          </table:table-cell>
          <table:table-cell office:value-type="float" office:value="0.49944014" calcext:value-type="float">
            <text:p>0.49944014</text:p>
          </table:table-cell>
          <table:table-cell office:value-type="float" office:value="4.856973" calcext:value-type="float">
            <text:p>4.856973</text:p>
          </table:table-cell>
        </table:table-row>
        <table:table-row table:style-name="ro2">
          <table:table-cell office:value-type="string" calcext:value-type="string">
            <text:p>TCGA-3L-AA1B-01A-11R-A37K-07</text:p>
          </table:table-cell>
          <table:table-cell office:value-type="string" calcext:value-type="string">
            <text:p>COAD</text:p>
          </table:table-cell>
          <table:table-cell office:value-type="float" office:value="9.307187" calcext:value-type="float">
            <text:p>9.307187</text:p>
          </table:table-cell>
          <table:table-cell office:value-type="float" office:value="13.128006" calcext:value-type="float">
            <text:p>13.128006</text:p>
          </table:table-cell>
          <table:table-cell office:value-type="float" office:value="128.00935" calcext:value-type="float">
            <text:p>128.00935</text:p>
          </table:table-cell>
          <table:table-cell office:value-type="float" office:value="1792.84" calcext:value-type="float">
            <text:p>1792.84</text:p>
          </table:table-cell>
          <table:table-cell office:value-type="float" office:value="34.906236" calcext:value-type="float">
            <text:p>34.906236</text:p>
          </table:table-cell>
          <table:table-cell office:value-type="float" office:value="64.56429" calcext:value-type="float">
            <text:p>64.56429</text:p>
          </table:table-cell>
          <table:table-cell office:value-type="float" office:value="14.157083" calcext:value-type="float">
            <text:p>14.157083</text:p>
          </table:table-cell>
          <table:table-cell office:value-type="float" office:value="31.624997" calcext:value-type="float">
            <text:p>31.624997</text:p>
          </table:table-cell>
          <table:table-cell office:value-type="float" office:value="95.674782" calcext:value-type="float">
            <text:p>95.674782</text:p>
          </table:table-cell>
          <table:table-cell office:value-type="float" office:value="55.61029" calcext:value-type="float">
            <text:p>55.61029</text:p>
          </table:table-cell>
          <table:table-cell office:value-type="float" office:value="4.205917" calcext:value-type="float">
            <text:p>4.205917</text:p>
          </table:table-cell>
          <table:table-cell office:value-type="float" office:value="64.151806" calcext:value-type="float">
            <text:p>64.151806</text:p>
          </table:table-cell>
          <table:table-cell office:value-type="float" office:value="7.834731" calcext:value-type="float">
            <text:p>7.834731</text:p>
          </table:table-cell>
          <table:table-cell office:value-type="float" office:value="1.501963" calcext:value-type="float">
            <text:p>1.501963</text:p>
          </table:table-cell>
          <table:table-cell office:value-type="float" office:value="49.797472" calcext:value-type="float">
            <text:p>49.797472</text:p>
          </table:table-cell>
          <table:table-cell office:value-type="float" office:value="14.652709" calcext:value-type="float">
            <text:p>14.652709</text:p>
          </table:table-cell>
          <table:table-cell office:value-type="float" office:value="3.968232" calcext:value-type="float">
            <text:p>3.968232</text:p>
          </table:table-cell>
          <table:table-cell office:value-type="float" office:value="0.61938558" calcext:value-type="float">
            <text:p>0.61938558</text:p>
          </table:table-cell>
          <table:table-cell office:value-type="float" office:value="91.08125" calcext:value-type="float">
            <text:p>91.08125</text:p>
          </table:table-cell>
          <table:table-cell office:value-type="float" office:value="1233.3364" calcext:value-type="float">
            <text:p>1233.3364</text:p>
          </table:table-cell>
          <table:table-cell office:value-type="float" office:value="86.58842" calcext:value-type="float">
            <text:p>86.58842</text:p>
          </table:table-cell>
          <table:table-cell office:value-type="float" office:value="3.4048704" calcext:value-type="float">
            <text:p>3.4048704</text:p>
          </table:table-cell>
          <table:table-cell office:value-type="float" office:value="0.88363485" calcext:value-type="float">
            <text:p>0.88363485</text:p>
          </table:table-cell>
          <table:table-cell office:value-type="float" office:value="8.333851" calcext:value-type="float">
            <text:p>8.333851</text:p>
          </table:table-cell>
          <table:table-cell office:value-type="float" office:value="0.15753562" calcext:value-type="float">
            <text:p>0.15753562</text:p>
          </table:table-cell>
          <table:table-cell office:value-type="float" office:value="26.672382" calcext:value-type="float">
            <text:p>26.672382</text:p>
          </table:table-cell>
          <table:table-cell office:value-type="float" office:value="3.6038269" calcext:value-type="float">
            <text:p>3.6038269</text:p>
          </table:table-cell>
          <table:table-cell office:value-type="float" office:value="3.8602563" calcext:value-type="float">
            <text:p>3.8602563</text:p>
          </table:table-cell>
          <table:table-cell office:value-type="float" office:value="6.5937669" calcext:value-type="float">
            <text:p>6.5937669</text:p>
          </table:table-cell>
          <table:table-cell office:value-type="float" office:value="139.36899" calcext:value-type="float">
            <text:p>139.36899</text:p>
          </table:table-cell>
          <table:table-cell office:value-type="float" office:value="2.499155" calcext:value-type="float">
            <text:p>2.499155</text:p>
          </table:table-cell>
          <table:table-cell office:value-type="float" office:value="2.6067872" calcext:value-type="float">
            <text:p>2.6067872</text:p>
          </table:table-cell>
          <table:table-cell office:value-type="float" office:value="15.50909" calcext:value-type="float">
            <text:p>15.50909</text:p>
          </table:table-cell>
          <table:table-cell office:value-type="float" office:value="23.405823" calcext:value-type="float">
            <text:p>23.405823</text:p>
          </table:table-cell>
          <table:table-cell office:value-type="float" office:value="20.616814" calcext:value-type="float">
            <text:p>20.616814</text:p>
          </table:table-cell>
          <table:table-cell office:value-type="float" office:value="69.74905" calcext:value-type="float">
            <text:p>69.74905</text:p>
          </table:table-cell>
          <table:table-cell office:value-type="float" office:value="2.0749251" calcext:value-type="float">
            <text:p>2.0749251</text:p>
          </table:table-cell>
          <table:table-cell office:value-type="float" office:value="8.240978" calcext:value-type="float">
            <text:p>8.240978</text:p>
          </table:table-cell>
          <table:table-cell office:value-type="float" office:value="5.190988" calcext:value-type="float">
            <text:p>5.190988</text:p>
          </table:table-cell>
          <table:table-cell office:value-type="float" office:value="4.16595" calcext:value-type="float">
            <text:p>4.16595</text:p>
          </table:table-cell>
          <table:table-cell office:value-type="float" office:value="11.179526" calcext:value-type="float">
            <text:p>11.179526</text:p>
          </table:table-cell>
          <table:table-cell office:value-type="float" office:value="4.496502" calcext:value-type="float">
            <text:p>4.496502</text:p>
          </table:table-cell>
          <table:table-cell office:value-type="float" office:value="5.691689" calcext:value-type="float">
            <text:p>5.691689</text:p>
          </table:table-cell>
          <table:table-cell office:value-type="float" office:value="175.21976" calcext:value-type="float">
            <text:p>175.21976</text:p>
          </table:table-cell>
          <table:table-cell office:value-type="float" office:value="76.81012" calcext:value-type="float">
            <text:p>76.81012</text:p>
          </table:table-cell>
          <table:table-cell office:value-type="float" office:value="167.16844" calcext:value-type="float">
            <text:p>167.16844</text:p>
          </table:table-cell>
          <table:table-cell office:value-type="float" office:value="0.97601953" calcext:value-type="float">
            <text:p>0.97601953</text:p>
          </table:table-cell>
          <table:table-cell office:value-type="float" office:value="8.519163" calcext:value-type="float">
            <text:p>8.519163</text:p>
          </table:table-cell>
        </table:table-row>
        <table:table-row table:style-name="ro2">
          <table:table-cell office:value-type="string" calcext:value-type="string">
            <text:p>TCGA-3M-AB47-01A-22R-A414-31</text:p>
          </table:table-cell>
          <table:table-cell office:value-type="string" calcext:value-type="string">
            <text:p>STAD</text:p>
          </table:table-cell>
          <table:table-cell office:value-type="float" office:value="10.851776" calcext:value-type="float">
            <text:p>10.851776</text:p>
          </table:table-cell>
          <table:table-cell office:value-type="float" office:value="20.265159" calcext:value-type="float">
            <text:p>20.265159</text:p>
          </table:table-cell>
          <table:table-cell office:value-type="float" office:value="92.76097" calcext:value-type="float">
            <text:p>92.76097</text:p>
          </table:table-cell>
          <table:table-cell office:value-type="float" office:value="3389.3277" calcext:value-type="float">
            <text:p>3389.3277</text:p>
          </table:table-cell>
          <table:table-cell office:value-type="float" office:value="35.40432" calcext:value-type="float">
            <text:p>35.40432</text:p>
          </table:table-cell>
          <table:table-cell office:value-type="float" office:value="84.89487" calcext:value-type="float">
            <text:p>84.89487</text:p>
          </table:table-cell>
          <table:table-cell office:value-type="float" office:value="7.211238" calcext:value-type="float">
            <text:p>7.211238</text:p>
          </table:table-cell>
          <table:table-cell office:value-type="float" office:value="19.27727" calcext:value-type="float">
            <text:p>19.27727</text:p>
          </table:table-cell>
          <table:table-cell office:value-type="float" office:value="47.79383" calcext:value-type="float">
            <text:p>47.79383</text:p>
          </table:table-cell>
          <table:table-cell office:value-type="float" office:value="85.99549" calcext:value-type="float">
            <text:p>85.99549</text:p>
          </table:table-cell>
          <table:table-cell office:value-type="float" office:value="8.374174" calcext:value-type="float">
            <text:p>8.374174</text:p>
          </table:table-cell>
          <table:table-cell office:value-type="float" office:value="19.361387" calcext:value-type="float">
            <text:p>19.361387</text:p>
          </table:table-cell>
          <table:table-cell office:value-type="float" office:value="4.782967" calcext:value-type="float">
            <text:p>4.782967</text:p>
          </table:table-cell>
          <table:table-cell office:value-type="float" office:value="2.472112" calcext:value-type="float">
            <text:p>2.472112</text:p>
          </table:table-cell>
          <table:table-cell office:value-type="float" office:value="56.786516" calcext:value-type="float">
            <text:p>56.786516</text:p>
          </table:table-cell>
          <table:table-cell office:value-type="float" office:value="13.910595" calcext:value-type="float">
            <text:p>13.910595</text:p>
          </table:table-cell>
          <table:table-cell office:value-type="float" office:value="6.993735" calcext:value-type="float">
            <text:p>6.993735</text:p>
          </table:table-cell>
          <table:table-cell office:value-type="float" office:value="1.12673616" calcext:value-type="float">
            <text:p>1.12673616</text:p>
          </table:table-cell>
          <table:table-cell office:value-type="float" office:value="51.19146" calcext:value-type="float">
            <text:p>51.19146</text:p>
          </table:table-cell>
          <table:table-cell office:value-type="float" office:value="1235.5475" calcext:value-type="float">
            <text:p>1235.5475</text:p>
          </table:table-cell>
          <table:table-cell office:value-type="float" office:value="168.90748" calcext:value-type="float">
            <text:p>168.90748</text:p>
          </table:table-cell>
          <table:table-cell office:value-type="float" office:value="4.4987099" calcext:value-type="float">
            <text:p>4.4987099</text:p>
          </table:table-cell>
          <table:table-cell office:value-type="float" office:value="0.18204021" calcext:value-type="float">
            <text:p>0.18204021</text:p>
          </table:table-cell>
          <table:table-cell office:value-type="float" office:value="11.059834" calcext:value-type="float">
            <text:p>11.059834</text:p>
          </table:table-cell>
          <table:table-cell office:value-type="float" office:value="0.35268557" calcext:value-type="float">
            <text:p>0.35268557</text:p>
          </table:table-cell>
          <table:table-cell office:value-type="float" office:value="39.5409" calcext:value-type="float">
            <text:p>39.5409</text:p>
          </table:table-cell>
          <table:table-cell office:value-type="float" office:value="5.2542222" calcext:value-type="float">
            <text:p>5.2542222</text:p>
          </table:table-cell>
          <table:table-cell office:value-type="float" office:value="5.1666697" calcext:value-type="float">
            <text:p>5.1666697</text:p>
          </table:table-cell>
          <table:table-cell office:value-type="float" office:value="7.4216626" calcext:value-type="float">
            <text:p>7.4216626</text:p>
          </table:table-cell>
          <table:table-cell office:value-type="float" office:value="148.73755" calcext:value-type="float">
            <text:p>148.73755</text:p>
          </table:table-cell>
          <table:table-cell office:value-type="float" office:value="4.959098" calcext:value-type="float">
            <text:p>4.959098</text:p>
          </table:table-cell>
          <table:table-cell office:value-type="float" office:value="1.783806" calcext:value-type="float">
            <text:p>1.783806</text:p>
          </table:table-cell>
          <table:table-cell office:value-type="float" office:value="32.70577" calcext:value-type="float">
            <text:p>32.70577</text:p>
          </table:table-cell>
          <table:table-cell office:value-type="float" office:value="20.742923" calcext:value-type="float">
            <text:p>20.742923</text:p>
          </table:table-cell>
          <table:table-cell office:value-type="float" office:value="24.680016" calcext:value-type="float">
            <text:p>24.680016</text:p>
          </table:table-cell>
          <table:table-cell office:value-type="float" office:value="64.0512" calcext:value-type="float">
            <text:p>64.0512</text:p>
          </table:table-cell>
          <table:table-cell office:value-type="float" office:value="2.2250994" calcext:value-type="float">
            <text:p>2.2250994</text:p>
          </table:table-cell>
          <table:table-cell office:value-type="float" office:value="13.092801" calcext:value-type="float">
            <text:p>13.092801</text:p>
          </table:table-cell>
          <table:table-cell office:value-type="float" office:value="7.387736" calcext:value-type="float">
            <text:p>7.387736</text:p>
          </table:table-cell>
          <table:table-cell office:value-type="float" office:value="5.071896" calcext:value-type="float">
            <text:p>5.071896</text:p>
          </table:table-cell>
          <table:table-cell office:value-type="float" office:value="10.050456" calcext:value-type="float">
            <text:p>10.050456</text:p>
          </table:table-cell>
          <table:table-cell office:value-type="float" office:value="15.085243" calcext:value-type="float">
            <text:p>15.085243</text:p>
          </table:table-cell>
          <table:table-cell office:value-type="float" office:value="12.180964" calcext:value-type="float">
            <text:p>12.180964</text:p>
          </table:table-cell>
          <table:table-cell office:value-type="float" office:value="126.279" calcext:value-type="float">
            <text:p>126.279</text:p>
          </table:table-cell>
          <table:table-cell office:value-type="float" office:value="52.93535" calcext:value-type="float">
            <text:p>52.93535</text:p>
          </table:table-cell>
          <table:table-cell office:value-type="float" office:value="135.96457" calcext:value-type="float">
            <text:p>135.96457</text:p>
          </table:table-cell>
          <table:table-cell office:value-type="float" office:value="0.81114002" calcext:value-type="float">
            <text:p>0.81114002</text:p>
          </table:table-cell>
          <table:table-cell office:value-type="float" office:value="14.338403" calcext:value-type="float">
            <text:p>14.338403</text:p>
          </table:table-cell>
        </table:table-row>
        <table:table-row table:style-name="ro2">
          <table:table-cell office:value-type="string" calcext:value-type="string">
            <text:p>TCGA-41-2572-01A-01R-1850-01</text:p>
          </table:table-cell>
          <table:table-cell office:value-type="string" calcext:value-type="string">
            <text:p>GBM</text:p>
          </table:table-cell>
          <table:table-cell office:value-type="float" office:value="1.7661338" calcext:value-type="float">
            <text:p>1.7661338</text:p>
          </table:table-cell>
          <table:table-cell office:value-type="float" office:value="7.318259" calcext:value-type="float">
            <text:p>7.318259</text:p>
          </table:table-cell>
          <table:table-cell office:value-type="float" office:value="167.38268" calcext:value-type="float">
            <text:p>167.38268</text:p>
          </table:table-cell>
          <table:table-cell office:value-type="float" office:value="4908.2978" calcext:value-type="float">
            <text:p>4908.2978</text:p>
          </table:table-cell>
          <table:table-cell office:value-type="float" office:value="33.239301" calcext:value-type="float">
            <text:p>33.239301</text:p>
          </table:table-cell>
          <table:table-cell office:value-type="float" office:value="80.17758" calcext:value-type="float">
            <text:p>80.17758</text:p>
          </table:table-cell>
          <table:table-cell office:value-type="float" office:value="11.503225" calcext:value-type="float">
            <text:p>11.503225</text:p>
          </table:table-cell>
          <table:table-cell office:value-type="float" office:value="25.765487" calcext:value-type="float">
            <text:p>25.765487</text:p>
          </table:table-cell>
          <table:table-cell office:value-type="float" office:value="103.461459" calcext:value-type="float">
            <text:p>103.461459</text:p>
          </table:table-cell>
          <table:table-cell office:value-type="float" office:value="297.63515" calcext:value-type="float">
            <text:p>297.63515</text:p>
          </table:table-cell>
          <table:table-cell office:value-type="float" office:value="5.922307" calcext:value-type="float">
            <text:p>5.922307</text:p>
          </table:table-cell>
          <table:table-cell office:value-type="float" office:value="140.610371" calcext:value-type="float">
            <text:p>140.610371</text:p>
          </table:table-cell>
          <table:table-cell office:value-type="float" office:value="6.361464" calcext:value-type="float">
            <text:p>6.361464</text:p>
          </table:table-cell>
          <table:table-cell office:value-type="float" office:value="5.314412" calcext:value-type="float">
            <text:p>5.314412</text:p>
          </table:table-cell>
          <table:table-cell office:value-type="float" office:value="39.761953" calcext:value-type="float">
            <text:p>39.761953</text:p>
          </table:table-cell>
          <table:table-cell office:value-type="float" office:value="8.572252" calcext:value-type="float">
            <text:p>8.572252</text:p>
          </table:table-cell>
          <table:table-cell office:value-type="float" office:value="2.238754" calcext:value-type="float">
            <text:p>2.238754</text:p>
          </table:table-cell>
          <table:table-cell office:value-type="float" office:value="1.0182322" calcext:value-type="float">
            <text:p>1.0182322</text:p>
          </table:table-cell>
          <table:table-cell office:value-type="float" office:value="59.20758" calcext:value-type="float">
            <text:p>59.20758</text:p>
          </table:table-cell>
          <table:table-cell office:value-type="float" office:value="1372.0482" calcext:value-type="float">
            <text:p>1372.0482</text:p>
          </table:table-cell>
          <table:table-cell office:value-type="float" office:value="48.04139" calcext:value-type="float">
            <text:p>48.04139</text:p>
          </table:table-cell>
          <table:table-cell office:value-type="float" office:value="2.8455235" calcext:value-type="float">
            <text:p>2.8455235</text:p>
          </table:table-cell>
          <table:table-cell office:value-type="float" office:value="0.19802659" calcext:value-type="float">
            <text:p>0.19802659</text:p>
          </table:table-cell>
          <table:table-cell office:value-type="float" office:value="7.052578" calcext:value-type="float">
            <text:p>7.052578</text:p>
          </table:table-cell>
          <table:table-cell office:value-type="float" office:value="1.68165104" calcext:value-type="float">
            <text:p>1.68165104</text:p>
          </table:table-cell>
          <table:table-cell office:value-type="float" office:value="18.949297" calcext:value-type="float">
            <text:p>18.949297</text:p>
          </table:table-cell>
          <table:table-cell office:value-type="float" office:value="1.3783098" calcext:value-type="float">
            <text:p>1.3783098</text:p>
          </table:table-cell>
          <table:table-cell office:value-type="float" office:value="2.2026972" calcext:value-type="float">
            <text:p>2.2026972</text:p>
          </table:table-cell>
          <table:table-cell office:value-type="float" office:value="0.9430702" calcext:value-type="float">
            <text:p>0.9430702</text:p>
          </table:table-cell>
          <table:table-cell office:value-type="float" office:value="214.15493" calcext:value-type="float">
            <text:p>214.15493</text:p>
          </table:table-cell>
          <table:table-cell office:value-type="float" office:value="4.358062" calcext:value-type="float">
            <text:p>4.358062</text:p>
          </table:table-cell>
          <table:table-cell office:value-type="float" office:value="1.213256" calcext:value-type="float">
            <text:p>1.213256</text:p>
          </table:table-cell>
          <table:table-cell office:value-type="float" office:value="25.60518" calcext:value-type="float">
            <text:p>25.60518</text:p>
          </table:table-cell>
          <table:table-cell office:value-type="float" office:value="22.546481" calcext:value-type="float">
            <text:p>22.546481</text:p>
          </table:table-cell>
          <table:table-cell office:value-type="float" office:value="21.751116" calcext:value-type="float">
            <text:p>21.751116</text:p>
          </table:table-cell>
          <table:table-cell office:value-type="float" office:value="367.76666" calcext:value-type="float">
            <text:p>367.76666</text:p>
          </table:table-cell>
          <table:table-cell office:value-type="float" office:value="1.1632865" calcext:value-type="float">
            <text:p>1.1632865</text:p>
          </table:table-cell>
          <table:table-cell office:value-type="float" office:value="11.578535" calcext:value-type="float">
            <text:p>11.578535</text:p>
          </table:table-cell>
          <table:table-cell office:value-type="float" office:value="5.004033" calcext:value-type="float">
            <text:p>5.004033</text:p>
          </table:table-cell>
          <table:table-cell office:value-type="float" office:value="3.262817" calcext:value-type="float">
            <text:p>3.262817</text:p>
          </table:table-cell>
          <table:table-cell office:value-type="float" office:value="17.933795" calcext:value-type="float">
            <text:p>17.933795</text:p>
          </table:table-cell>
          <table:table-cell office:value-type="float" office:value="3.233969" calcext:value-type="float">
            <text:p>3.233969</text:p>
          </table:table-cell>
          <table:table-cell office:value-type="float" office:value="3.97638" calcext:value-type="float">
            <text:p>3.97638</text:p>
          </table:table-cell>
          <table:table-cell office:value-type="float" office:value="120.48329" calcext:value-type="float">
            <text:p>120.48329</text:p>
          </table:table-cell>
          <table:table-cell office:value-type="float" office:value="168.35058" calcext:value-type="float">
            <text:p>168.35058</text:p>
          </table:table-cell>
          <table:table-cell office:value-type="float" office:value="214.3099" calcext:value-type="float">
            <text:p>214.3099</text:p>
          </table:table-cell>
          <table:table-cell office:value-type="float" office:value="1.18290485" calcext:value-type="float">
            <text:p>1.18290485</text:p>
          </table:table-cell>
          <table:table-cell office:value-type="float" office:value="3.938726" calcext:value-type="float">
            <text:p>3.938726</text:p>
          </table:table-cell>
        </table:table-row>
        <table:table-row table:style-name="ro2">
          <table:table-cell office:value-type="string" calcext:value-type="string">
            <text:p>TCGA-41-3915-01A-01R-1850-01</text:p>
          </table:table-cell>
          <table:table-cell office:value-type="string" calcext:value-type="string">
            <text:p>GBM</text:p>
          </table:table-cell>
          <table:table-cell office:value-type="float" office:value="4.295476" calcext:value-type="float">
            <text:p>4.295476</text:p>
          </table:table-cell>
          <table:table-cell office:value-type="float" office:value="17.938761" calcext:value-type="float">
            <text:p>17.938761</text:p>
          </table:table-cell>
          <table:table-cell office:value-type="float" office:value="133.85978" calcext:value-type="float">
            <text:p>133.85978</text:p>
          </table:table-cell>
          <table:table-cell office:value-type="float" office:value="3531.7835" calcext:value-type="float">
            <text:p>3531.7835</text:p>
          </table:table-cell>
          <table:table-cell office:value-type="float" office:value="40.43991" calcext:value-type="float">
            <text:p>40.43991</text:p>
          </table:table-cell>
          <table:table-cell office:value-type="float" office:value="102.47073" calcext:value-type="float">
            <text:p>102.47073</text:p>
          </table:table-cell>
          <table:table-cell office:value-type="float" office:value="7.909159" calcext:value-type="float">
            <text:p>7.909159</text:p>
          </table:table-cell>
          <table:table-cell office:value-type="float" office:value="36.639117" calcext:value-type="float">
            <text:p>36.639117</text:p>
          </table:table-cell>
          <table:table-cell office:value-type="float" office:value="26.930842" calcext:value-type="float">
            <text:p>26.930842</text:p>
          </table:table-cell>
          <table:table-cell office:value-type="float" office:value="158.93055" calcext:value-type="float">
            <text:p>158.93055</text:p>
          </table:table-cell>
          <table:table-cell office:value-type="float" office:value="6.929896" calcext:value-type="float">
            <text:p>6.929896</text:p>
          </table:table-cell>
          <table:table-cell office:value-type="float" office:value="73.419434" calcext:value-type="float">
            <text:p>73.419434</text:p>
          </table:table-cell>
          <table:table-cell office:value-type="float" office:value="6.75809" calcext:value-type="float">
            <text:p>6.75809</text:p>
          </table:table-cell>
          <table:table-cell office:value-type="float" office:value="4.671212" calcext:value-type="float">
            <text:p>4.671212</text:p>
          </table:table-cell>
          <table:table-cell office:value-type="float" office:value="64.683" calcext:value-type="float">
            <text:p>64.683</text:p>
          </table:table-cell>
          <table:table-cell office:value-type="float" office:value="9.261778" calcext:value-type="float">
            <text:p>9.261778</text:p>
          </table:table-cell>
          <table:table-cell office:value-type="float" office:value="9.836029" calcext:value-type="float">
            <text:p>9.836029</text:p>
          </table:table-cell>
          <table:table-cell office:value-type="float" office:value="0.98360067" calcext:value-type="float">
            <text:p>0.98360067</text:p>
          </table:table-cell>
          <table:table-cell office:value-type="float" office:value="94.59885" calcext:value-type="float">
            <text:p>94.59885</text:p>
          </table:table-cell>
          <table:table-cell office:value-type="float" office:value="703.4516" calcext:value-type="float">
            <text:p>703.4516</text:p>
          </table:table-cell>
          <table:table-cell office:value-type="float" office:value="59.46837" calcext:value-type="float">
            <text:p>59.46837</text:p>
          </table:table-cell>
          <table:table-cell office:value-type="float" office:value="3.2814032" calcext:value-type="float">
            <text:p>3.2814032</text:p>
          </table:table-cell>
          <table:table-cell office:value-type="float" office:value="0.21547405" calcext:value-type="float">
            <text:p>0.21547405</text:p>
          </table:table-cell>
          <table:table-cell office:value-type="float" office:value="13.483748" calcext:value-type="float">
            <text:p>13.483748</text:p>
          </table:table-cell>
          <table:table-cell office:value-type="float" office:value="1.76403326" calcext:value-type="float">
            <text:p>1.76403326</text:p>
          </table:table-cell>
          <table:table-cell office:value-type="float" office:value="22.192413" calcext:value-type="float">
            <text:p>22.192413</text:p>
          </table:table-cell>
          <table:table-cell office:value-type="float" office:value="2.7984496" calcext:value-type="float">
            <text:p>2.7984496</text:p>
          </table:table-cell>
          <table:table-cell office:value-type="float" office:value="2.5507094" calcext:value-type="float">
            <text:p>2.5507094</text:p>
          </table:table-cell>
          <table:table-cell office:value-type="float" office:value="1.8181247" calcext:value-type="float">
            <text:p>1.8181247</text:p>
          </table:table-cell>
          <table:table-cell office:value-type="float" office:value="221.84763" calcext:value-type="float">
            <text:p>221.84763</text:p>
          </table:table-cell>
          <table:table-cell office:value-type="float" office:value="5.974723" calcext:value-type="float">
            <text:p>5.974723</text:p>
          </table:table-cell>
          <table:table-cell office:value-type="float" office:value="2.0971025" calcext:value-type="float">
            <text:p>2.0971025</text:p>
          </table:table-cell>
          <table:table-cell office:value-type="float" office:value="30.83369" calcext:value-type="float">
            <text:p>30.83369</text:p>
          </table:table-cell>
          <table:table-cell office:value-type="float" office:value="26.872013" calcext:value-type="float">
            <text:p>26.872013</text:p>
          </table:table-cell>
          <table:table-cell office:value-type="float" office:value="20.726093" calcext:value-type="float">
            <text:p>20.726093</text:p>
          </table:table-cell>
          <table:table-cell office:value-type="float" office:value="240.87858" calcext:value-type="float">
            <text:p>240.87858</text:p>
          </table:table-cell>
          <table:table-cell office:value-type="float" office:value="1.9390717" calcext:value-type="float">
            <text:p>1.9390717</text:p>
          </table:table-cell>
          <table:table-cell office:value-type="float" office:value="12.920023" calcext:value-type="float">
            <text:p>12.920023</text:p>
          </table:table-cell>
          <table:table-cell office:value-type="float" office:value="5.476202" calcext:value-type="float">
            <text:p>5.476202</text:p>
          </table:table-cell>
          <table:table-cell office:value-type="float" office:value="3.090209" calcext:value-type="float">
            <text:p>3.090209</text:p>
          </table:table-cell>
          <table:table-cell office:value-type="float" office:value="13.328347" calcext:value-type="float">
            <text:p>13.328347</text:p>
          </table:table-cell>
          <table:table-cell office:value-type="float" office:value="3.919606" calcext:value-type="float">
            <text:p>3.919606</text:p>
          </table:table-cell>
          <table:table-cell office:value-type="float" office:value="5.794513" calcext:value-type="float">
            <text:p>5.794513</text:p>
          </table:table-cell>
          <table:table-cell office:value-type="float" office:value="174.47445" calcext:value-type="float">
            <text:p>174.47445</text:p>
          </table:table-cell>
          <table:table-cell office:value-type="float" office:value="130.71709" calcext:value-type="float">
            <text:p>130.71709</text:p>
          </table:table-cell>
          <table:table-cell office:value-type="float" office:value="262.88704" calcext:value-type="float">
            <text:p>262.88704</text:p>
          </table:table-cell>
          <table:table-cell office:value-type="float" office:value="2.71813752" calcext:value-type="float">
            <text:p>2.71813752</text:p>
          </table:table-cell>
          <table:table-cell office:value-type="float" office:value="4.935421" calcext:value-type="float">
            <text:p>4.935421</text:p>
          </table:table-cell>
        </table:table-row>
        <table:table-row table:style-name="ro2">
          <table:table-cell office:value-type="string" calcext:value-type="string">
            <text:p>TCGA-43-2578-01A-01R-0851-07</text:p>
          </table:table-cell>
          <table:table-cell office:value-type="string" calcext:value-type="string">
            <text:p>LUSC</text:p>
          </table:table-cell>
          <table:table-cell office:value-type="float" office:value="25.0409229" calcext:value-type="float">
            <text:p>25.0409229</text:p>
          </table:table-cell>
          <table:table-cell office:value-type="float" office:value="8.047069" calcext:value-type="float">
            <text:p>8.047069</text:p>
          </table:table-cell>
          <table:table-cell office:value-type="float" office:value="98.79301" calcext:value-type="float">
            <text:p>98.79301</text:p>
          </table:table-cell>
          <table:table-cell office:value-type="float" office:value="1961.9209" calcext:value-type="float">
            <text:p>1961.9209</text:p>
          </table:table-cell>
          <table:table-cell office:value-type="float" office:value="102.081777" calcext:value-type="float">
            <text:p>102.081777</text:p>
          </table:table-cell>
          <table:table-cell office:value-type="float" office:value="71.80871" calcext:value-type="float">
            <text:p>71.80871</text:p>
          </table:table-cell>
          <table:table-cell office:value-type="float" office:value="17.574903" calcext:value-type="float">
            <text:p>17.574903</text:p>
          </table:table-cell>
          <table:table-cell office:value-type="float" office:value="17.118526" calcext:value-type="float">
            <text:p>17.118526</text:p>
          </table:table-cell>
          <table:table-cell office:value-type="float" office:value="38.936931" calcext:value-type="float">
            <text:p>38.936931</text:p>
          </table:table-cell>
          <table:table-cell office:value-type="float" office:value="36.48623" calcext:value-type="float">
            <text:p>36.48623</text:p>
          </table:table-cell>
          <table:table-cell office:value-type="float" office:value="5.567731" calcext:value-type="float">
            <text:p>5.567731</text:p>
          </table:table-cell>
          <table:table-cell office:value-type="float" office:value="70.027118" calcext:value-type="float">
            <text:p>70.027118</text:p>
          </table:table-cell>
          <table:table-cell office:value-type="float" office:value="10.743652" calcext:value-type="float">
            <text:p>10.743652</text:p>
          </table:table-cell>
          <table:table-cell office:value-type="float" office:value="2.404766" calcext:value-type="float">
            <text:p>2.404766</text:p>
          </table:table-cell>
          <table:table-cell office:value-type="float" office:value="43.839943" calcext:value-type="float">
            <text:p>43.839943</text:p>
          </table:table-cell>
          <table:table-cell office:value-type="float" office:value="6.468731" calcext:value-type="float">
            <text:p>6.468731</text:p>
          </table:table-cell>
          <table:table-cell office:value-type="float" office:value="4.62608" calcext:value-type="float">
            <text:p>4.62608</text:p>
          </table:table-cell>
          <table:table-cell office:value-type="float" office:value="0.40780089" calcext:value-type="float">
            <text:p>0.40780089</text:p>
          </table:table-cell>
          <table:table-cell office:value-type="float" office:value="46.91761" calcext:value-type="float">
            <text:p>46.91761</text:p>
          </table:table-cell>
          <table:table-cell office:value-type="float" office:value="1640.4728" calcext:value-type="float">
            <text:p>1640.4728</text:p>
          </table:table-cell>
          <table:table-cell office:value-type="float" office:value="103.91931" calcext:value-type="float">
            <text:p>103.91931</text:p>
          </table:table-cell>
          <table:table-cell office:value-type="float" office:value="6.5647505" calcext:value-type="float">
            <text:p>6.5647505</text:p>
          </table:table-cell>
          <table:table-cell office:value-type="float" office:value="0.07320669" calcext:value-type="float">
            <text:p>0.07320669</text:p>
          </table:table-cell>
          <table:table-cell office:value-type="float" office:value="11.496187" calcext:value-type="float">
            <text:p>11.496187</text:p>
          </table:table-cell>
          <table:table-cell office:value-type="float" office:value="0.12296676" calcext:value-type="float">
            <text:p>0.12296676</text:p>
          </table:table-cell>
          <table:table-cell office:value-type="float" office:value="35.667491" calcext:value-type="float">
            <text:p>35.667491</text:p>
          </table:table-cell>
          <table:table-cell office:value-type="float" office:value="4.6420334" calcext:value-type="float">
            <text:p>4.6420334</text:p>
          </table:table-cell>
          <table:table-cell office:value-type="float" office:value="4.4687737" calcext:value-type="float">
            <text:p>4.4687737</text:p>
          </table:table-cell>
          <table:table-cell office:value-type="float" office:value="2.9172291" calcext:value-type="float">
            <text:p>2.9172291</text:p>
          </table:table-cell>
          <table:table-cell office:value-type="float" office:value="175.69718" calcext:value-type="float">
            <text:p>175.69718</text:p>
          </table:table-cell>
          <table:table-cell office:value-type="float" office:value="3.900212" calcext:value-type="float">
            <text:p>3.900212</text:p>
          </table:table-cell>
          <table:table-cell office:value-type="float" office:value="2.2446784" calcext:value-type="float">
            <text:p>2.2446784</text:p>
          </table:table-cell>
          <table:table-cell office:value-type="float" office:value="68.43117" calcext:value-type="float">
            <text:p>68.43117</text:p>
          </table:table-cell>
          <table:table-cell office:value-type="float" office:value="43.585264" calcext:value-type="float">
            <text:p>43.585264</text:p>
          </table:table-cell>
          <table:table-cell office:value-type="float" office:value="33.154593" calcext:value-type="float">
            <text:p>33.154593</text:p>
          </table:table-cell>
          <table:table-cell office:value-type="float" office:value="85.74354" calcext:value-type="float">
            <text:p>85.74354</text:p>
          </table:table-cell>
          <table:table-cell office:value-type="float" office:value="2.3143147" calcext:value-type="float">
            <text:p>2.3143147</text:p>
          </table:table-cell>
          <table:table-cell office:value-type="float" office:value="5.907313" calcext:value-type="float">
            <text:p>5.907313</text:p>
          </table:table-cell>
          <table:table-cell office:value-type="float" office:value="3.421197" calcext:value-type="float">
            <text:p>3.421197</text:p>
          </table:table-cell>
          <table:table-cell office:value-type="float" office:value="5.348794" calcext:value-type="float">
            <text:p>5.348794</text:p>
          </table:table-cell>
          <table:table-cell office:value-type="float" office:value="10.490763" calcext:value-type="float">
            <text:p>10.490763</text:p>
          </table:table-cell>
          <table:table-cell office:value-type="float" office:value="2.733466" calcext:value-type="float">
            <text:p>2.733466</text:p>
          </table:table-cell>
          <table:table-cell office:value-type="float" office:value="8.131763" calcext:value-type="float">
            <text:p>8.131763</text:p>
          </table:table-cell>
          <table:table-cell office:value-type="float" office:value="150.26757" calcext:value-type="float">
            <text:p>150.26757</text:p>
          </table:table-cell>
          <table:table-cell office:value-type="float" office:value="61.29219" calcext:value-type="float">
            <text:p>61.29219</text:p>
          </table:table-cell>
          <table:table-cell office:value-type="float" office:value="113.16823" calcext:value-type="float">
            <text:p>113.16823</text:p>
          </table:table-cell>
          <table:table-cell office:value-type="float" office:value="1.24913149" calcext:value-type="float">
            <text:p>1.24913149</text:p>
          </table:table-cell>
          <table:table-cell office:value-type="float" office:value="7.905958" calcext:value-type="float">
            <text:p>7.905958</text:p>
          </table:table-cell>
        </table:table-row>
        <table:table-row table:style-name="ro2">
          <table:table-cell office:value-type="string" calcext:value-type="string">
            <text:p>TCGA-43-6143-01A-11R-1820-07</text:p>
          </table:table-cell>
          <table:table-cell office:value-type="string" calcext:value-type="string">
            <text:p>LUSC</text:p>
          </table:table-cell>
          <table:table-cell office:value-type="float" office:value="13.2699069" calcext:value-type="float">
            <text:p>13.2699069</text:p>
          </table:table-cell>
          <table:table-cell office:value-type="float" office:value="5.679188" calcext:value-type="float">
            <text:p>5.679188</text:p>
          </table:table-cell>
          <table:table-cell office:value-type="float" office:value="114.69953" calcext:value-type="float">
            <text:p>114.69953</text:p>
          </table:table-cell>
          <table:table-cell office:value-type="float" office:value="1214.1426" calcext:value-type="float">
            <text:p>1214.1426</text:p>
          </table:table-cell>
          <table:table-cell office:value-type="float" office:value="147.272278" calcext:value-type="float">
            <text:p>147.272278</text:p>
          </table:table-cell>
          <table:table-cell office:value-type="float" office:value="48.48735" calcext:value-type="float">
            <text:p>48.48735</text:p>
          </table:table-cell>
          <table:table-cell office:value-type="float" office:value="10.143365" calcext:value-type="float">
            <text:p>10.143365</text:p>
          </table:table-cell>
          <table:table-cell office:value-type="float" office:value="17.216306" calcext:value-type="float">
            <text:p>17.216306</text:p>
          </table:table-cell>
          <table:table-cell office:value-type="float" office:value="53.640842" calcext:value-type="float">
            <text:p>53.640842</text:p>
          </table:table-cell>
          <table:table-cell office:value-type="float" office:value="51.16296" calcext:value-type="float">
            <text:p>51.16296</text:p>
          </table:table-cell>
          <table:table-cell office:value-type="float" office:value="5.69875" calcext:value-type="float">
            <text:p>5.69875</text:p>
          </table:table-cell>
          <table:table-cell office:value-type="float" office:value="55.577205" calcext:value-type="float">
            <text:p>55.577205</text:p>
          </table:table-cell>
          <table:table-cell office:value-type="float" office:value="3.697129" calcext:value-type="float">
            <text:p>3.697129</text:p>
          </table:table-cell>
          <table:table-cell office:value-type="float" office:value="2.488195" calcext:value-type="float">
            <text:p>2.488195</text:p>
          </table:table-cell>
          <table:table-cell office:value-type="float" office:value="26.340633" calcext:value-type="float">
            <text:p>26.340633</text:p>
          </table:table-cell>
          <table:table-cell office:value-type="float" office:value="10.784946" calcext:value-type="float">
            <text:p>10.784946</text:p>
          </table:table-cell>
          <table:table-cell office:value-type="float" office:value="4.684126" calcext:value-type="float">
            <text:p>4.684126</text:p>
          </table:table-cell>
          <table:table-cell office:value-type="float" office:value="0.40568223" calcext:value-type="float">
            <text:p>0.40568223</text:p>
          </table:table-cell>
          <table:table-cell office:value-type="float" office:value="50.18684" calcext:value-type="float">
            <text:p>50.18684</text:p>
          </table:table-cell>
          <table:table-cell office:value-type="float" office:value="1007.6727" calcext:value-type="float">
            <text:p>1007.6727</text:p>
          </table:table-cell>
          <table:table-cell office:value-type="float" office:value="68.16212" calcext:value-type="float">
            <text:p>68.16212</text:p>
          </table:table-cell>
          <table:table-cell office:value-type="float" office:value="5.2268136" calcext:value-type="float">
            <text:p>5.2268136</text:p>
          </table:table-cell>
          <table:table-cell office:value-type="float" office:value="0.11898764" calcext:value-type="float">
            <text:p>0.11898764</text:p>
          </table:table-cell>
          <table:table-cell office:value-type="float" office:value="7.249504" calcext:value-type="float">
            <text:p>7.249504</text:p>
          </table:table-cell>
          <table:table-cell office:value-type="float" office:value="0.28480279" calcext:value-type="float">
            <text:p>0.28480279</text:p>
          </table:table-cell>
          <table:table-cell office:value-type="float" office:value="49.250954" calcext:value-type="float">
            <text:p>49.250954</text:p>
          </table:table-cell>
          <table:table-cell office:value-type="float" office:value="5.3499899" calcext:value-type="float">
            <text:p>5.3499899</text:p>
          </table:table-cell>
          <table:table-cell office:value-type="float" office:value="3.9688133" calcext:value-type="float">
            <text:p>3.9688133</text:p>
          </table:table-cell>
          <table:table-cell office:value-type="float" office:value="0.8862672" calcext:value-type="float">
            <text:p>0.8862672</text:p>
          </table:table-cell>
          <table:table-cell office:value-type="float" office:value="64.6784" calcext:value-type="float">
            <text:p>64.6784</text:p>
          </table:table-cell>
          <table:table-cell office:value-type="float" office:value="3.952677" calcext:value-type="float">
            <text:p>3.952677</text:p>
          </table:table-cell>
          <table:table-cell office:value-type="float" office:value="2.2037793" calcext:value-type="float">
            <text:p>2.2037793</text:p>
          </table:table-cell>
          <table:table-cell office:value-type="float" office:value="18.1629" calcext:value-type="float">
            <text:p>18.1629</text:p>
          </table:table-cell>
          <table:table-cell office:value-type="float" office:value="16.659965" calcext:value-type="float">
            <text:p>16.659965</text:p>
          </table:table-cell>
          <table:table-cell office:value-type="float" office:value="29.412525" calcext:value-type="float">
            <text:p>29.412525</text:p>
          </table:table-cell>
          <table:table-cell office:value-type="float" office:value="54.8213" calcext:value-type="float">
            <text:p>54.8213</text:p>
          </table:table-cell>
          <table:table-cell office:value-type="float" office:value="5.2176384" calcext:value-type="float">
            <text:p>5.2176384</text:p>
          </table:table-cell>
          <table:table-cell office:value-type="float" office:value="12.850978" calcext:value-type="float">
            <text:p>12.850978</text:p>
          </table:table-cell>
          <table:table-cell office:value-type="float" office:value="5.006363" calcext:value-type="float">
            <text:p>5.006363</text:p>
          </table:table-cell>
          <table:table-cell office:value-type="float" office:value="3.138645" calcext:value-type="float">
            <text:p>3.138645</text:p>
          </table:table-cell>
          <table:table-cell office:value-type="float" office:value="11.108898" calcext:value-type="float">
            <text:p>11.108898</text:p>
          </table:table-cell>
          <table:table-cell office:value-type="float" office:value="4.535316" calcext:value-type="float">
            <text:p>4.535316</text:p>
          </table:table-cell>
          <table:table-cell office:value-type="float" office:value="9.746207" calcext:value-type="float">
            <text:p>9.746207</text:p>
          </table:table-cell>
          <table:table-cell office:value-type="float" office:value="156.27523" calcext:value-type="float">
            <text:p>156.27523</text:p>
          </table:table-cell>
          <table:table-cell office:value-type="float" office:value="44.58259" calcext:value-type="float">
            <text:p>44.58259</text:p>
          </table:table-cell>
          <table:table-cell office:value-type="float" office:value="122.34971" calcext:value-type="float">
            <text:p>122.34971</text:p>
          </table:table-cell>
          <table:table-cell office:value-type="float" office:value="5.58771879" calcext:value-type="float">
            <text:p>5.58771879</text:p>
          </table:table-cell>
          <table:table-cell office:value-type="float" office:value="19.718101" calcext:value-type="float">
            <text:p>19.718101</text:p>
          </table:table-cell>
        </table:table-row>
        <table:table-row table:style-name="ro2">
          <table:table-cell office:value-type="string" calcext:value-type="string">
            <text:p>TCGA-43-7658-01A-11R-2125-07</text:p>
          </table:table-cell>
          <table:table-cell office:value-type="string" calcext:value-type="string">
            <text:p>LUSC</text:p>
          </table:table-cell>
          <table:table-cell office:value-type="float" office:value="11.4189823" calcext:value-type="float">
            <text:p>11.4189823</text:p>
          </table:table-cell>
          <table:table-cell office:value-type="float" office:value="13.56477" calcext:value-type="float">
            <text:p>13.56477</text:p>
          </table:table-cell>
          <table:table-cell office:value-type="float" office:value="106.96363" calcext:value-type="float">
            <text:p>106.96363</text:p>
          </table:table-cell>
          <table:table-cell office:value-type="float" office:value="1193.3385" calcext:value-type="float">
            <text:p>1193.3385</text:p>
          </table:table-cell>
          <table:table-cell office:value-type="float" office:value="90.984092" calcext:value-type="float">
            <text:p>90.984092</text:p>
          </table:table-cell>
          <table:table-cell office:value-type="float" office:value="56.84623" calcext:value-type="float">
            <text:p>56.84623</text:p>
          </table:table-cell>
          <table:table-cell office:value-type="float" office:value="13.134089" calcext:value-type="float">
            <text:p>13.134089</text:p>
          </table:table-cell>
          <table:table-cell office:value-type="float" office:value="15.336253" calcext:value-type="float">
            <text:p>15.336253</text:p>
          </table:table-cell>
          <table:table-cell office:value-type="float" office:value="54.22538" calcext:value-type="float">
            <text:p>54.22538</text:p>
          </table:table-cell>
          <table:table-cell office:value-type="float" office:value="43.18416" calcext:value-type="float">
            <text:p>43.18416</text:p>
          </table:table-cell>
          <table:table-cell office:value-type="float" office:value="2.85774" calcext:value-type="float">
            <text:p>2.85774</text:p>
          </table:table-cell>
          <table:table-cell office:value-type="float" office:value="47.003243" calcext:value-type="float">
            <text:p>47.003243</text:p>
          </table:table-cell>
          <table:table-cell office:value-type="float" office:value="8.735942" calcext:value-type="float">
            <text:p>8.735942</text:p>
          </table:table-cell>
          <table:table-cell office:value-type="float" office:value="3.468773" calcext:value-type="float">
            <text:p>3.468773</text:p>
          </table:table-cell>
          <table:table-cell office:value-type="float" office:value="80.796648" calcext:value-type="float">
            <text:p>80.796648</text:p>
          </table:table-cell>
          <table:table-cell office:value-type="float" office:value="28.774632" calcext:value-type="float">
            <text:p>28.774632</text:p>
          </table:table-cell>
          <table:table-cell office:value-type="float" office:value="2.698282" calcext:value-type="float">
            <text:p>2.698282</text:p>
          </table:table-cell>
          <table:table-cell office:value-type="float" office:value="0.54065173" calcext:value-type="float">
            <text:p>0.54065173</text:p>
          </table:table-cell>
          <table:table-cell office:value-type="float" office:value="52.65117" calcext:value-type="float">
            <text:p>52.65117</text:p>
          </table:table-cell>
          <table:table-cell office:value-type="float" office:value="675.2387" calcext:value-type="float">
            <text:p>675.2387</text:p>
          </table:table-cell>
          <table:table-cell office:value-type="float" office:value="131.11332" calcext:value-type="float">
            <text:p>131.11332</text:p>
          </table:table-cell>
          <table:table-cell office:value-type="float" office:value="10.5999584" calcext:value-type="float">
            <text:p>10.5999584</text:p>
          </table:table-cell>
          <table:table-cell office:value-type="float" office:value="0.29982822" calcext:value-type="float">
            <text:p>0.29982822</text:p>
          </table:table-cell>
          <table:table-cell office:value-type="float" office:value="11.865926" calcext:value-type="float">
            <text:p>11.865926</text:p>
          </table:table-cell>
          <table:table-cell office:value-type="float" office:value="0.06128345" calcext:value-type="float">
            <text:p>0.06128345</text:p>
          </table:table-cell>
          <table:table-cell office:value-type="float" office:value="41.286532" calcext:value-type="float">
            <text:p>41.286532</text:p>
          </table:table-cell>
          <table:table-cell office:value-type="float" office:value="3.1574391" calcext:value-type="float">
            <text:p>3.1574391</text:p>
          </table:table-cell>
          <table:table-cell office:value-type="float" office:value="6.3784739" calcext:value-type="float">
            <text:p>6.3784739</text:p>
          </table:table-cell>
          <table:table-cell office:value-type="float" office:value="4.4105334" calcext:value-type="float">
            <text:p>4.4105334</text:p>
          </table:table-cell>
          <table:table-cell office:value-type="float" office:value="98.19965" calcext:value-type="float">
            <text:p>98.19965</text:p>
          </table:table-cell>
          <table:table-cell office:value-type="float" office:value="1.886076" calcext:value-type="float">
            <text:p>1.886076</text:p>
          </table:table-cell>
          <table:table-cell office:value-type="float" office:value="2.8883839" calcext:value-type="float">
            <text:p>2.8883839</text:p>
          </table:table-cell>
          <table:table-cell office:value-type="float" office:value="17.924" calcext:value-type="float">
            <text:p>17.924</text:p>
          </table:table-cell>
          <table:table-cell office:value-type="float" office:value="75.689184" calcext:value-type="float">
            <text:p>75.689184</text:p>
          </table:table-cell>
          <table:table-cell office:value-type="float" office:value="23.009684" calcext:value-type="float">
            <text:p>23.009684</text:p>
          </table:table-cell>
          <table:table-cell office:value-type="float" office:value="58.0308" calcext:value-type="float">
            <text:p>58.0308</text:p>
          </table:table-cell>
          <table:table-cell office:value-type="float" office:value="5.9719903" calcext:value-type="float">
            <text:p>5.9719903</text:p>
          </table:table-cell>
          <table:table-cell office:value-type="float" office:value="6.449567" calcext:value-type="float">
            <text:p>6.449567</text:p>
          </table:table-cell>
          <table:table-cell office:value-type="float" office:value="3.132697" calcext:value-type="float">
            <text:p>3.132697</text:p>
          </table:table-cell>
          <table:table-cell office:value-type="float" office:value="5.80393" calcext:value-type="float">
            <text:p>5.80393</text:p>
          </table:table-cell>
          <table:table-cell office:value-type="float" office:value="7.037793" calcext:value-type="float">
            <text:p>7.037793</text:p>
          </table:table-cell>
          <table:table-cell office:value-type="float" office:value="4.296213" calcext:value-type="float">
            <text:p>4.296213</text:p>
          </table:table-cell>
          <table:table-cell office:value-type="float" office:value="4.926162" calcext:value-type="float">
            <text:p>4.926162</text:p>
          </table:table-cell>
          <table:table-cell office:value-type="float" office:value="191.9403" calcext:value-type="float">
            <text:p>191.9403</text:p>
          </table:table-cell>
          <table:table-cell office:value-type="float" office:value="84.54483" calcext:value-type="float">
            <text:p>84.54483</text:p>
          </table:table-cell>
          <table:table-cell office:value-type="float" office:value="130.45605" calcext:value-type="float">
            <text:p>130.45605</text:p>
          </table:table-cell>
          <table:table-cell office:value-type="float" office:value="2.74068077" calcext:value-type="float">
            <text:p>2.74068077</text:p>
          </table:table-cell>
          <table:table-cell office:value-type="float" office:value="5.957155" calcext:value-type="float">
            <text:p>5.957155</text:p>
          </table:table-cell>
        </table:table-row>
        <table:table-row table:style-name="ro2">
          <table:table-cell office:value-type="string" calcext:value-type="string">
            <text:p>TCGA-43-A474-01A-11R-A24H-07</text:p>
          </table:table-cell>
          <table:table-cell office:value-type="string" calcext:value-type="string">
            <text:p>LUSC</text:p>
          </table:table-cell>
          <table:table-cell office:value-type="float" office:value="75.4259159" calcext:value-type="float">
            <text:p>75.4259159</text:p>
          </table:table-cell>
          <table:table-cell office:value-type="float" office:value="9.294567" calcext:value-type="float">
            <text:p>9.294567</text:p>
          </table:table-cell>
          <table:table-cell office:value-type="float" office:value="158.41251" calcext:value-type="float">
            <text:p>158.41251</text:p>
          </table:table-cell>
          <table:table-cell office:value-type="float" office:value="2193.7421" calcext:value-type="float">
            <text:p>2193.7421</text:p>
          </table:table-cell>
          <table:table-cell office:value-type="float" office:value="74.418502" calcext:value-type="float">
            <text:p>74.418502</text:p>
          </table:table-cell>
          <table:table-cell office:value-type="float" office:value="50.87738" calcext:value-type="float">
            <text:p>50.87738</text:p>
          </table:table-cell>
          <table:table-cell office:value-type="float" office:value="9.762018" calcext:value-type="float">
            <text:p>9.762018</text:p>
          </table:table-cell>
          <table:table-cell office:value-type="float" office:value="19.416334" calcext:value-type="float">
            <text:p>19.416334</text:p>
          </table:table-cell>
          <table:table-cell office:value-type="float" office:value="59.234754" calcext:value-type="float">
            <text:p>59.234754</text:p>
          </table:table-cell>
          <table:table-cell office:value-type="float" office:value="51.70049" calcext:value-type="float">
            <text:p>51.70049</text:p>
          </table:table-cell>
          <table:table-cell office:value-type="float" office:value="6.827872" calcext:value-type="float">
            <text:p>6.827872</text:p>
          </table:table-cell>
          <table:table-cell office:value-type="float" office:value="32.421619" calcext:value-type="float">
            <text:p>32.421619</text:p>
          </table:table-cell>
          <table:table-cell office:value-type="float" office:value="12.861982" calcext:value-type="float">
            <text:p>12.861982</text:p>
          </table:table-cell>
          <table:table-cell office:value-type="float" office:value="3.652818" calcext:value-type="float">
            <text:p>3.652818</text:p>
          </table:table-cell>
          <table:table-cell office:value-type="float" office:value="43.447392" calcext:value-type="float">
            <text:p>43.447392</text:p>
          </table:table-cell>
          <table:table-cell office:value-type="float" office:value="8.803578" calcext:value-type="float">
            <text:p>8.803578</text:p>
          </table:table-cell>
          <table:table-cell office:value-type="float" office:value="2.812479" calcext:value-type="float">
            <text:p>2.812479</text:p>
          </table:table-cell>
          <table:table-cell office:value-type="float" office:value="0.08786988" calcext:value-type="float">
            <text:p>0.08786988</text:p>
          </table:table-cell>
          <table:table-cell office:value-type="float" office:value="56.62083" calcext:value-type="float">
            <text:p>56.62083</text:p>
          </table:table-cell>
          <table:table-cell office:value-type="float" office:value="1238.9039" calcext:value-type="float">
            <text:p>1238.9039</text:p>
          </table:table-cell>
          <table:table-cell office:value-type="float" office:value="91.77707" calcext:value-type="float">
            <text:p>91.77707</text:p>
          </table:table-cell>
          <table:table-cell office:value-type="float" office:value="2.8284116" calcext:value-type="float">
            <text:p>2.8284116</text:p>
          </table:table-cell>
          <table:table-cell office:value-type="float" office:value="0.32019562" calcext:value-type="float">
            <text:p>0.32019562</text:p>
          </table:table-cell>
          <table:table-cell office:value-type="float" office:value="11.033138" calcext:value-type="float">
            <text:p>11.033138</text:p>
          </table:table-cell>
          <table:table-cell office:value-type="float" office:value="0.06266444" calcext:value-type="float">
            <text:p>0.06266444</text:p>
          </table:table-cell>
          <table:table-cell office:value-type="float" office:value="24.158682" calcext:value-type="float">
            <text:p>24.158682</text:p>
          </table:table-cell>
          <table:table-cell office:value-type="float" office:value="3.1730248" calcext:value-type="float">
            <text:p>3.1730248</text:p>
          </table:table-cell>
          <table:table-cell office:value-type="float" office:value="4.4008546" calcext:value-type="float">
            <text:p>4.4008546</text:p>
          </table:table-cell>
          <table:table-cell office:value-type="float" office:value="4.2894068" calcext:value-type="float">
            <text:p>4.2894068</text:p>
          </table:table-cell>
          <table:table-cell office:value-type="float" office:value="94.01516" calcext:value-type="float">
            <text:p>94.01516</text:p>
          </table:table-cell>
          <table:table-cell office:value-type="float" office:value="3.87577" calcext:value-type="float">
            <text:p>3.87577</text:p>
          </table:table-cell>
          <table:table-cell office:value-type="float" office:value="2.7459477" calcext:value-type="float">
            <text:p>2.7459477</text:p>
          </table:table-cell>
          <table:table-cell office:value-type="float" office:value="41.76543" calcext:value-type="float">
            <text:p>41.76543</text:p>
          </table:table-cell>
          <table:table-cell office:value-type="float" office:value="30.078401" calcext:value-type="float">
            <text:p>30.078401</text:p>
          </table:table-cell>
          <table:table-cell office:value-type="float" office:value="15.379436" calcext:value-type="float">
            <text:p>15.379436</text:p>
          </table:table-cell>
          <table:table-cell office:value-type="float" office:value="80.54813" calcext:value-type="float">
            <text:p>80.54813</text:p>
          </table:table-cell>
          <table:table-cell office:value-type="float" office:value="3.4458924" calcext:value-type="float">
            <text:p>3.4458924</text:p>
          </table:table-cell>
          <table:table-cell office:value-type="float" office:value="9.243916" calcext:value-type="float">
            <text:p>9.243916</text:p>
          </table:table-cell>
          <table:table-cell office:value-type="float" office:value="2.389131" calcext:value-type="float">
            <text:p>2.389131</text:p>
          </table:table-cell>
          <table:table-cell office:value-type="float" office:value="5.833893" calcext:value-type="float">
            <text:p>5.833893</text:p>
          </table:table-cell>
          <table:table-cell office:value-type="float" office:value="13.52746" calcext:value-type="float">
            <text:p>13.52746</text:p>
          </table:table-cell>
          <table:table-cell office:value-type="float" office:value="4.741727" calcext:value-type="float">
            <text:p>4.741727</text:p>
          </table:table-cell>
          <table:table-cell office:value-type="float" office:value="8.165247" calcext:value-type="float">
            <text:p>8.165247</text:p>
          </table:table-cell>
          <table:table-cell office:value-type="float" office:value="240.36205" calcext:value-type="float">
            <text:p>240.36205</text:p>
          </table:table-cell>
          <table:table-cell office:value-type="float" office:value="85.09823" calcext:value-type="float">
            <text:p>85.09823</text:p>
          </table:table-cell>
          <table:table-cell office:value-type="float" office:value="174.91228" calcext:value-type="float">
            <text:p>174.91228</text:p>
          </table:table-cell>
          <table:table-cell office:value-type="float" office:value="1.16921876" calcext:value-type="float">
            <text:p>1.16921876</text:p>
          </table:table-cell>
          <table:table-cell office:value-type="float" office:value="8.71862" calcext:value-type="float">
            <text:p>8.71862</text:p>
          </table:table-cell>
        </table:table-row>
        <table:table-row table:style-name="ro2">
          <table:table-cell office:value-type="string" calcext:value-type="string">
            <text:p>TCGA-43-A475-01A-11R-A24H-07</text:p>
          </table:table-cell>
          <table:table-cell office:value-type="string" calcext:value-type="string">
            <text:p>LUSC</text:p>
          </table:table-cell>
          <table:table-cell office:value-type="float" office:value="92.6619419" calcext:value-type="float">
            <text:p>92.6619419</text:p>
          </table:table-cell>
          <table:table-cell office:value-type="float" office:value="9.950626" calcext:value-type="float">
            <text:p>9.950626</text:p>
          </table:table-cell>
          <table:table-cell office:value-type="float" office:value="207.93229" calcext:value-type="float">
            <text:p>207.93229</text:p>
          </table:table-cell>
          <table:table-cell office:value-type="float" office:value="1429.2719" calcext:value-type="float">
            <text:p>1429.2719</text:p>
          </table:table-cell>
          <table:table-cell office:value-type="float" office:value="89.885902" calcext:value-type="float">
            <text:p>89.885902</text:p>
          </table:table-cell>
          <table:table-cell office:value-type="float" office:value="58.06627" calcext:value-type="float">
            <text:p>58.06627</text:p>
          </table:table-cell>
          <table:table-cell office:value-type="float" office:value="4.966731" calcext:value-type="float">
            <text:p>4.966731</text:p>
          </table:table-cell>
          <table:table-cell office:value-type="float" office:value="20.019478" calcext:value-type="float">
            <text:p>20.019478</text:p>
          </table:table-cell>
          <table:table-cell office:value-type="float" office:value="45.457444" calcext:value-type="float">
            <text:p>45.457444</text:p>
          </table:table-cell>
          <table:table-cell office:value-type="float" office:value="83.08521" calcext:value-type="float">
            <text:p>83.08521</text:p>
          </table:table-cell>
          <table:table-cell office:value-type="float" office:value="2.822455" calcext:value-type="float">
            <text:p>2.822455</text:p>
          </table:table-cell>
          <table:table-cell office:value-type="float" office:value="64.398661" calcext:value-type="float">
            <text:p>64.398661</text:p>
          </table:table-cell>
          <table:table-cell office:value-type="float" office:value="5.257671" calcext:value-type="float">
            <text:p>5.257671</text:p>
          </table:table-cell>
          <table:table-cell office:value-type="float" office:value="3.574325" calcext:value-type="float">
            <text:p>3.574325</text:p>
          </table:table-cell>
          <table:table-cell office:value-type="float" office:value="53.929954" calcext:value-type="float">
            <text:p>53.929954</text:p>
          </table:table-cell>
          <table:table-cell office:value-type="float" office:value="9.708588" calcext:value-type="float">
            <text:p>9.708588</text:p>
          </table:table-cell>
          <table:table-cell office:value-type="float" office:value="4.413897" calcext:value-type="float">
            <text:p>4.413897</text:p>
          </table:table-cell>
          <table:table-cell office:value-type="float" office:value="1.38957336" calcext:value-type="float">
            <text:p>1.38957336</text:p>
          </table:table-cell>
          <table:table-cell office:value-type="float" office:value="65.08074" calcext:value-type="float">
            <text:p>65.08074</text:p>
          </table:table-cell>
          <table:table-cell office:value-type="float" office:value="877.0343" calcext:value-type="float">
            <text:p>877.0343</text:p>
          </table:table-cell>
          <table:table-cell office:value-type="float" office:value="76.66744" calcext:value-type="float">
            <text:p>76.66744</text:p>
          </table:table-cell>
          <table:table-cell office:value-type="float" office:value="5.5072724" calcext:value-type="float">
            <text:p>5.5072724</text:p>
          </table:table-cell>
          <table:table-cell office:value-type="float" office:value="0.27219591" calcext:value-type="float">
            <text:p>0.27219591</text:p>
          </table:table-cell>
          <table:table-cell office:value-type="float" office:value="9.026394" calcext:value-type="float">
            <text:p>9.026394</text:p>
          </table:table-cell>
          <table:table-cell office:value-type="float" office:value="0.07029345" calcext:value-type="float">
            <text:p>0.07029345</text:p>
          </table:table-cell>
          <table:table-cell office:value-type="float" office:value="26.768223" calcext:value-type="float">
            <text:p>26.768223</text:p>
          </table:table-cell>
          <table:table-cell office:value-type="float" office:value="4.1777208" calcext:value-type="float">
            <text:p>4.1777208</text:p>
          </table:table-cell>
          <table:table-cell office:value-type="float" office:value="2.8781166" calcext:value-type="float">
            <text:p>2.8781166</text:p>
          </table:table-cell>
          <table:table-cell office:value-type="float" office:value="1.8361944" calcext:value-type="float">
            <text:p>1.8361944</text:p>
          </table:table-cell>
          <table:table-cell office:value-type="float" office:value="116.29673" calcext:value-type="float">
            <text:p>116.29673</text:p>
          </table:table-cell>
          <table:table-cell office:value-type="float" office:value="2.519641" calcext:value-type="float">
            <text:p>2.519641</text:p>
          </table:table-cell>
          <table:table-cell office:value-type="float" office:value="2.7374105" calcext:value-type="float">
            <text:p>2.7374105</text:p>
          </table:table-cell>
          <table:table-cell office:value-type="float" office:value="44.95435" calcext:value-type="float">
            <text:p>44.95435</text:p>
          </table:table-cell>
          <table:table-cell office:value-type="float" office:value="37.633191" calcext:value-type="float">
            <text:p>37.633191</text:p>
          </table:table-cell>
          <table:table-cell office:value-type="float" office:value="17.686114" calcext:value-type="float">
            <text:p>17.686114</text:p>
          </table:table-cell>
          <table:table-cell office:value-type="float" office:value="61.95276" calcext:value-type="float">
            <text:p>61.95276</text:p>
          </table:table-cell>
          <table:table-cell office:value-type="float" office:value="3.9693705" calcext:value-type="float">
            <text:p>3.9693705</text:p>
          </table:table-cell>
          <table:table-cell office:value-type="float" office:value="6.437472" calcext:value-type="float">
            <text:p>6.437472</text:p>
          </table:table-cell>
          <table:table-cell office:value-type="float" office:value="8.540736" calcext:value-type="float">
            <text:p>8.540736</text:p>
          </table:table-cell>
          <table:table-cell office:value-type="float" office:value="3.970531" calcext:value-type="float">
            <text:p>3.970531</text:p>
          </table:table-cell>
          <table:table-cell office:value-type="float" office:value="12.01798" calcext:value-type="float">
            <text:p>12.01798</text:p>
          </table:table-cell>
          <table:table-cell office:value-type="float" office:value="6.752698" calcext:value-type="float">
            <text:p>6.752698</text:p>
          </table:table-cell>
          <table:table-cell office:value-type="float" office:value="3.644613" calcext:value-type="float">
            <text:p>3.644613</text:p>
          </table:table-cell>
          <table:table-cell office:value-type="float" office:value="260.88946" calcext:value-type="float">
            <text:p>260.88946</text:p>
          </table:table-cell>
          <table:table-cell office:value-type="float" office:value="72.90712" calcext:value-type="float">
            <text:p>72.90712</text:p>
          </table:table-cell>
          <table:table-cell office:value-type="float" office:value="172.1843" calcext:value-type="float">
            <text:p>172.1843</text:p>
          </table:table-cell>
          <table:table-cell office:value-type="float" office:value="1.43440613" calcext:value-type="float">
            <text:p>1.43440613</text:p>
          </table:table-cell>
          <table:table-cell office:value-type="float" office:value="10.55638" calcext:value-type="float">
            <text:p>10.55638</text:p>
          </table:table-cell>
        </table:table-row>
        <table:table-row table:style-name="ro2">
          <table:table-cell office:value-type="string" calcext:value-type="string">
            <text:p>TCGA-44-2656-01A-02R-A278-07</text:p>
          </table:table-cell>
          <table:table-cell office:value-type="string" calcext:value-type="string">
            <text:p>LUAD</text:p>
          </table:table-cell>
          <table:table-cell office:value-type="float" office:value="6.0023683" calcext:value-type="float">
            <text:p>6.0023683</text:p>
          </table:table-cell>
          <table:table-cell office:value-type="float" office:value="4.625074" calcext:value-type="float">
            <text:p>4.625074</text:p>
          </table:table-cell>
          <table:table-cell office:value-type="float" office:value="21.80529" calcext:value-type="float">
            <text:p>21.80529</text:p>
          </table:table-cell>
          <table:table-cell office:value-type="float" office:value="1792.2703" calcext:value-type="float">
            <text:p>1792.2703</text:p>
          </table:table-cell>
          <table:table-cell office:value-type="float" office:value="32.226887" calcext:value-type="float">
            <text:p>32.226887</text:p>
          </table:table-cell>
          <table:table-cell office:value-type="float" office:value="81.26302" calcext:value-type="float">
            <text:p>81.26302</text:p>
          </table:table-cell>
          <table:table-cell office:value-type="float" office:value="7.33692" calcext:value-type="float">
            <text:p>7.33692</text:p>
          </table:table-cell>
          <table:table-cell office:value-type="float" office:value="42.009452" calcext:value-type="float">
            <text:p>42.009452</text:p>
          </table:table-cell>
          <table:table-cell office:value-type="float" office:value="30.575448" calcext:value-type="float">
            <text:p>30.575448</text:p>
          </table:table-cell>
          <table:table-cell office:value-type="float" office:value="90.98929" calcext:value-type="float">
            <text:p>90.98929</text:p>
          </table:table-cell>
          <table:table-cell office:value-type="float" office:value="6.588534" calcext:value-type="float">
            <text:p>6.588534</text:p>
          </table:table-cell>
          <table:table-cell office:value-type="float" office:value="27.468941" calcext:value-type="float">
            <text:p>27.468941</text:p>
          </table:table-cell>
          <table:table-cell office:value-type="float" office:value="8.080432" calcext:value-type="float">
            <text:p>8.080432</text:p>
          </table:table-cell>
          <table:table-cell office:value-type="float" office:value="2.845939" calcext:value-type="float">
            <text:p>2.845939</text:p>
          </table:table-cell>
          <table:table-cell office:value-type="float" office:value="10.688825" calcext:value-type="float">
            <text:p>10.688825</text:p>
          </table:table-cell>
          <table:table-cell office:value-type="float" office:value="23.235822" calcext:value-type="float">
            <text:p>23.235822</text:p>
          </table:table-cell>
          <table:table-cell office:value-type="float" office:value="11.337425" calcext:value-type="float">
            <text:p>11.337425</text:p>
          </table:table-cell>
          <table:table-cell office:value-type="float" office:value="4.58626034" calcext:value-type="float">
            <text:p>4.58626034</text:p>
          </table:table-cell>
          <table:table-cell office:value-type="float" office:value="23.49502" calcext:value-type="float">
            <text:p>23.49502</text:p>
          </table:table-cell>
          <table:table-cell office:value-type="float" office:value="464.474" calcext:value-type="float">
            <text:p>464.474</text:p>
          </table:table-cell>
          <table:table-cell office:value-type="float" office:value="32.46805" calcext:value-type="float">
            <text:p>32.46805</text:p>
          </table:table-cell>
          <table:table-cell office:value-type="float" office:value="4.4180751" calcext:value-type="float">
            <text:p>4.4180751</text:p>
          </table:table-cell>
          <table:table-cell office:value-type="float" office:value="1.61437986" calcext:value-type="float">
            <text:p>1.61437986</text:p>
          </table:table-cell>
          <table:table-cell office:value-type="float" office:value="12.828592" calcext:value-type="float">
            <text:p>12.828592</text:p>
          </table:table-cell>
          <table:table-cell office:value-type="float" office:value="0.42618366" calcext:value-type="float">
            <text:p>0.42618366</text:p>
          </table:table-cell>
          <table:table-cell office:value-type="float" office:value="17.084419" calcext:value-type="float">
            <text:p>17.084419</text:p>
          </table:table-cell>
          <table:table-cell office:value-type="float" office:value="2.7566614" calcext:value-type="float">
            <text:p>2.7566614</text:p>
          </table:table-cell>
          <table:table-cell office:value-type="float" office:value="8.8663072" calcext:value-type="float">
            <text:p>8.8663072</text:p>
          </table:table-cell>
          <table:table-cell office:value-type="float" office:value="1.6012378" calcext:value-type="float">
            <text:p>1.6012378</text:p>
          </table:table-cell>
          <table:table-cell office:value-type="float" office:value="100.23055" calcext:value-type="float">
            <text:p>100.23055</text:p>
          </table:table-cell>
          <table:table-cell office:value-type="float" office:value="5.191058" calcext:value-type="float">
            <text:p>5.191058</text:p>
          </table:table-cell>
          <table:table-cell office:value-type="float" office:value="11.5789663" calcext:value-type="float">
            <text:p>11.5789663</text:p>
          </table:table-cell>
          <table:table-cell office:value-type="float" office:value="44.00942" calcext:value-type="float">
            <text:p>44.00942</text:p>
          </table:table-cell>
          <table:table-cell office:value-type="float" office:value="10.947591" calcext:value-type="float">
            <text:p>10.947591</text:p>
          </table:table-cell>
          <table:table-cell office:value-type="float" office:value="18.046831" calcext:value-type="float">
            <text:p>18.046831</text:p>
          </table:table-cell>
          <table:table-cell office:value-type="float" office:value="54.04281" calcext:value-type="float">
            <text:p>54.04281</text:p>
          </table:table-cell>
          <table:table-cell office:value-type="float" office:value="3.3717952" calcext:value-type="float">
            <text:p>3.3717952</text:p>
          </table:table-cell>
          <table:table-cell office:value-type="float" office:value="12.917133" calcext:value-type="float">
            <text:p>12.917133</text:p>
          </table:table-cell>
          <table:table-cell office:value-type="float" office:value="33.131796" calcext:value-type="float">
            <text:p>33.131796</text:p>
          </table:table-cell>
          <table:table-cell office:value-type="float" office:value="10.902462" calcext:value-type="float">
            <text:p>10.902462</text:p>
          </table:table-cell>
          <table:table-cell office:value-type="float" office:value="7.626507" calcext:value-type="float">
            <text:p>7.626507</text:p>
          </table:table-cell>
          <table:table-cell office:value-type="float" office:value="16.338887" calcext:value-type="float">
            <text:p>16.338887</text:p>
          </table:table-cell>
          <table:table-cell office:value-type="float" office:value="13.824249" calcext:value-type="float">
            <text:p>13.824249</text:p>
          </table:table-cell>
          <table:table-cell office:value-type="float" office:value="57.32479" calcext:value-type="float">
            <text:p>57.32479</text:p>
          </table:table-cell>
          <table:table-cell office:value-type="float" office:value="49.08928" calcext:value-type="float">
            <text:p>49.08928</text:p>
          </table:table-cell>
          <table:table-cell office:value-type="float" office:value="92.47985" calcext:value-type="float">
            <text:p>92.47985</text:p>
          </table:table-cell>
          <table:table-cell office:value-type="float" office:value="4.4450478" calcext:value-type="float">
            <text:p>4.4450478</text:p>
          </table:table-cell>
          <table:table-cell office:value-type="float" office:value="22.34414" calcext:value-type="float">
            <text:p>22.34414</text:p>
          </table:table-cell>
        </table:table-row>
        <table:table-row table:style-name="ro2">
          <table:table-cell office:value-type="string" calcext:value-type="string">
            <text:p>TCGA-44-2665-01A-01R-A278-07</text:p>
          </table:table-cell>
          <table:table-cell office:value-type="string" calcext:value-type="string">
            <text:p>LUAD</text:p>
          </table:table-cell>
          <table:table-cell office:value-type="float" office:value="6.7582521" calcext:value-type="float">
            <text:p>6.7582521</text:p>
          </table:table-cell>
          <table:table-cell office:value-type="float" office:value="5.6973" calcext:value-type="float">
            <text:p>5.6973</text:p>
          </table:table-cell>
          <table:table-cell office:value-type="float" office:value="110.65453" calcext:value-type="float">
            <text:p>110.65453</text:p>
          </table:table-cell>
          <table:table-cell office:value-type="float" office:value="1112.169" calcext:value-type="float">
            <text:p>1112.169</text:p>
          </table:table-cell>
          <table:table-cell office:value-type="float" office:value="51.025316" calcext:value-type="float">
            <text:p>51.025316</text:p>
          </table:table-cell>
          <table:table-cell office:value-type="float" office:value="81.20016" calcext:value-type="float">
            <text:p>81.20016</text:p>
          </table:table-cell>
          <table:table-cell office:value-type="float" office:value="9.883813" calcext:value-type="float">
            <text:p>9.883813</text:p>
          </table:table-cell>
          <table:table-cell office:value-type="float" office:value="58.520326" calcext:value-type="float">
            <text:p>58.520326</text:p>
          </table:table-cell>
          <table:table-cell office:value-type="float" office:value="54.464695" calcext:value-type="float">
            <text:p>54.464695</text:p>
          </table:table-cell>
          <table:table-cell office:value-type="float" office:value="47.98376" calcext:value-type="float">
            <text:p>47.98376</text:p>
          </table:table-cell>
          <table:table-cell office:value-type="float" office:value="6.811243" calcext:value-type="float">
            <text:p>6.811243</text:p>
          </table:table-cell>
          <table:table-cell office:value-type="float" office:value="55.797029" calcext:value-type="float">
            <text:p>55.797029</text:p>
          </table:table-cell>
          <table:table-cell office:value-type="float" office:value="14.088897" calcext:value-type="float">
            <text:p>14.088897</text:p>
          </table:table-cell>
          <table:table-cell office:value-type="float" office:value="6.640152" calcext:value-type="float">
            <text:p>6.640152</text:p>
          </table:table-cell>
          <table:table-cell office:value-type="float" office:value="18.142167" calcext:value-type="float">
            <text:p>18.142167</text:p>
          </table:table-cell>
          <table:table-cell office:value-type="float" office:value="17.830785" calcext:value-type="float">
            <text:p>17.830785</text:p>
          </table:table-cell>
          <table:table-cell office:value-type="float" office:value="25.044072" calcext:value-type="float">
            <text:p>25.044072</text:p>
          </table:table-cell>
          <table:table-cell office:value-type="float" office:value="2.90284278" calcext:value-type="float">
            <text:p>2.90284278</text:p>
          </table:table-cell>
          <table:table-cell office:value-type="float" office:value="28.98009" calcext:value-type="float">
            <text:p>28.98009</text:p>
          </table:table-cell>
          <table:table-cell office:value-type="float" office:value="279.2602" calcext:value-type="float">
            <text:p>279.2602</text:p>
          </table:table-cell>
          <table:table-cell office:value-type="float" office:value="27.29722" calcext:value-type="float">
            <text:p>27.29722</text:p>
          </table:table-cell>
          <table:table-cell office:value-type="float" office:value="4.4423453" calcext:value-type="float">
            <text:p>4.4423453</text:p>
          </table:table-cell>
          <table:table-cell office:value-type="float" office:value="1.92121562" calcext:value-type="float">
            <text:p>1.92121562</text:p>
          </table:table-cell>
          <table:table-cell office:value-type="float" office:value="15.99105" calcext:value-type="float">
            <text:p>15.99105</text:p>
          </table:table-cell>
          <table:table-cell office:value-type="float" office:value="2.30053836" calcext:value-type="float">
            <text:p>2.30053836</text:p>
          </table:table-cell>
          <table:table-cell office:value-type="float" office:value="10.399014" calcext:value-type="float">
            <text:p>10.399014</text:p>
          </table:table-cell>
          <table:table-cell office:value-type="float" office:value="3.1332432" calcext:value-type="float">
            <text:p>3.1332432</text:p>
          </table:table-cell>
          <table:table-cell office:value-type="float" office:value="8.3596285" calcext:value-type="float">
            <text:p>8.3596285</text:p>
          </table:table-cell>
          <table:table-cell office:value-type="float" office:value="1.3726564" calcext:value-type="float">
            <text:p>1.3726564</text:p>
          </table:table-cell>
          <table:table-cell office:value-type="float" office:value="129.71948" calcext:value-type="float">
            <text:p>129.71948</text:p>
          </table:table-cell>
          <table:table-cell office:value-type="float" office:value="3.582075" calcext:value-type="float">
            <text:p>3.582075</text:p>
          </table:table-cell>
          <table:table-cell office:value-type="float" office:value="9.645943" calcext:value-type="float">
            <text:p>9.645943</text:p>
          </table:table-cell>
          <table:table-cell office:value-type="float" office:value="67.97317" calcext:value-type="float">
            <text:p>67.97317</text:p>
          </table:table-cell>
          <table:table-cell office:value-type="float" office:value="12.235473" calcext:value-type="float">
            <text:p>12.235473</text:p>
          </table:table-cell>
          <table:table-cell office:value-type="float" office:value="26.71268" calcext:value-type="float">
            <text:p>26.71268</text:p>
          </table:table-cell>
          <table:table-cell office:value-type="float" office:value="103.20028" calcext:value-type="float">
            <text:p>103.20028</text:p>
          </table:table-cell>
          <table:table-cell office:value-type="float" office:value="3.6157099" calcext:value-type="float">
            <text:p>3.6157099</text:p>
          </table:table-cell>
          <table:table-cell office:value-type="float" office:value="22.851311" calcext:value-type="float">
            <text:p>22.851311</text:p>
          </table:table-cell>
          <table:table-cell office:value-type="float" office:value="38.377306" calcext:value-type="float">
            <text:p>38.377306</text:p>
          </table:table-cell>
          <table:table-cell office:value-type="float" office:value="16.634046" calcext:value-type="float">
            <text:p>16.634046</text:p>
          </table:table-cell>
          <table:table-cell office:value-type="float" office:value="8.730107" calcext:value-type="float">
            <text:p>8.730107</text:p>
          </table:table-cell>
          <table:table-cell office:value-type="float" office:value="12.166989" calcext:value-type="float">
            <text:p>12.166989</text:p>
          </table:table-cell>
          <table:table-cell office:value-type="float" office:value="20.46567" calcext:value-type="float">
            <text:p>20.46567</text:p>
          </table:table-cell>
          <table:table-cell office:value-type="float" office:value="48.16079" calcext:value-type="float">
            <text:p>48.16079</text:p>
          </table:table-cell>
          <table:table-cell office:value-type="float" office:value="126.95777" calcext:value-type="float">
            <text:p>126.95777</text:p>
          </table:table-cell>
          <table:table-cell office:value-type="float" office:value="87.24145" calcext:value-type="float">
            <text:p>87.24145</text:p>
          </table:table-cell>
          <table:table-cell office:value-type="float" office:value="6.25029733" calcext:value-type="float">
            <text:p>6.25029733</text:p>
          </table:table-cell>
          <table:table-cell office:value-type="float" office:value="16.99601" calcext:value-type="float">
            <text:p>16.99601</text:p>
          </table:table-cell>
        </table:table-row>
        <table:table-row table:style-name="ro2">
          <table:table-cell office:value-type="string" calcext:value-type="string">
            <text:p>TCGA-44-2668-01B-02R-A277-07</text:p>
          </table:table-cell>
          <table:table-cell office:value-type="string" calcext:value-type="string">
            <text:p>LUAD</text:p>
          </table:table-cell>
          <table:table-cell office:value-type="float" office:value="16.5021483" calcext:value-type="float">
            <text:p>16.5021483</text:p>
          </table:table-cell>
          <table:table-cell office:value-type="float" office:value="8.273601" calcext:value-type="float">
            <text:p>8.273601</text:p>
          </table:table-cell>
          <table:table-cell office:value-type="float" office:value="45.7722" calcext:value-type="float">
            <text:p>45.7722</text:p>
          </table:table-cell>
          <table:table-cell office:value-type="float" office:value="1805.5767" calcext:value-type="float">
            <text:p>1805.5767</text:p>
          </table:table-cell>
          <table:table-cell office:value-type="float" office:value="29.267789" calcext:value-type="float">
            <text:p>29.267789</text:p>
          </table:table-cell>
          <table:table-cell office:value-type="float" office:value="56.04963" calcext:value-type="float">
            <text:p>56.04963</text:p>
          </table:table-cell>
          <table:table-cell office:value-type="float" office:value="5.33832" calcext:value-type="float">
            <text:p>5.33832</text:p>
          </table:table-cell>
          <table:table-cell office:value-type="float" office:value="29.174277" calcext:value-type="float">
            <text:p>29.174277</text:p>
          </table:table-cell>
          <table:table-cell office:value-type="float" office:value="25.283297" calcext:value-type="float">
            <text:p>25.283297</text:p>
          </table:table-cell>
          <table:table-cell office:value-type="float" office:value="62.47234" calcext:value-type="float">
            <text:p>62.47234</text:p>
          </table:table-cell>
          <table:table-cell office:value-type="float" office:value="4.559589" calcext:value-type="float">
            <text:p>4.559589</text:p>
          </table:table-cell>
          <table:table-cell office:value-type="float" office:value="8.378176" calcext:value-type="float">
            <text:p>8.378176</text:p>
          </table:table-cell>
          <table:table-cell office:value-type="float" office:value="5.000517" calcext:value-type="float">
            <text:p>5.000517</text:p>
          </table:table-cell>
          <table:table-cell office:value-type="float" office:value="2.307245" calcext:value-type="float">
            <text:p>2.307245</text:p>
          </table:table-cell>
          <table:table-cell office:value-type="float" office:value="22.164757" calcext:value-type="float">
            <text:p>22.164757</text:p>
          </table:table-cell>
          <table:table-cell office:value-type="float" office:value="23.228683" calcext:value-type="float">
            <text:p>23.228683</text:p>
          </table:table-cell>
          <table:table-cell office:value-type="float" office:value="9.466873" calcext:value-type="float">
            <text:p>9.466873</text:p>
          </table:table-cell>
          <table:table-cell office:value-type="float" office:value="5.49692347" calcext:value-type="float">
            <text:p>5.49692347</text:p>
          </table:table-cell>
          <table:table-cell office:value-type="float" office:value="108.96073" calcext:value-type="float">
            <text:p>108.96073</text:p>
          </table:table-cell>
          <table:table-cell office:value-type="float" office:value="358.3483" calcext:value-type="float">
            <text:p>358.3483</text:p>
          </table:table-cell>
          <table:table-cell office:value-type="float" office:value="29.71568" calcext:value-type="float">
            <text:p>29.71568</text:p>
          </table:table-cell>
          <table:table-cell office:value-type="float" office:value="2.1317888" calcext:value-type="float">
            <text:p>2.1317888</text:p>
          </table:table-cell>
          <table:table-cell office:value-type="float" office:value="1.26045682" calcext:value-type="float">
            <text:p>1.26045682</text:p>
          </table:table-cell>
          <table:table-cell office:value-type="float" office:value="9.49918" calcext:value-type="float">
            <text:p>9.49918</text:p>
          </table:table-cell>
          <table:table-cell office:value-type="float" office:value="0.4135862" calcext:value-type="float">
            <text:p>0.4135862</text:p>
          </table:table-cell>
          <table:table-cell office:value-type="float" office:value="34.648887" calcext:value-type="float">
            <text:p>34.648887</text:p>
          </table:table-cell>
          <table:table-cell office:value-type="float" office:value="4.0562688" calcext:value-type="float">
            <text:p>4.0562688</text:p>
          </table:table-cell>
          <table:table-cell office:value-type="float" office:value="12.37067" calcext:value-type="float">
            <text:p>12.37067</text:p>
          </table:table-cell>
          <table:table-cell office:value-type="float" office:value="7.2421837" calcext:value-type="float">
            <text:p>7.2421837</text:p>
          </table:table-cell>
          <table:table-cell office:value-type="float" office:value="96.14228" calcext:value-type="float">
            <text:p>96.14228</text:p>
          </table:table-cell>
          <table:table-cell office:value-type="float" office:value="4.476268" calcext:value-type="float">
            <text:p>4.476268</text:p>
          </table:table-cell>
          <table:table-cell office:value-type="float" office:value="7.6499526" calcext:value-type="float">
            <text:p>7.6499526</text:p>
          </table:table-cell>
          <table:table-cell office:value-type="float" office:value="25.82471" calcext:value-type="float">
            <text:p>25.82471</text:p>
          </table:table-cell>
          <table:table-cell office:value-type="float" office:value="11.512024" calcext:value-type="float">
            <text:p>11.512024</text:p>
          </table:table-cell>
          <table:table-cell office:value-type="float" office:value="12.875439" calcext:value-type="float">
            <text:p>12.875439</text:p>
          </table:table-cell>
          <table:table-cell office:value-type="float" office:value="26.68248" calcext:value-type="float">
            <text:p>26.68248</text:p>
          </table:table-cell>
          <table:table-cell office:value-type="float" office:value="13.3760725" calcext:value-type="float">
            <text:p>13.3760725</text:p>
          </table:table-cell>
          <table:table-cell office:value-type="float" office:value="15.463158" calcext:value-type="float">
            <text:p>15.463158</text:p>
          </table:table-cell>
          <table:table-cell office:value-type="float" office:value="29.740708" calcext:value-type="float">
            <text:p>29.740708</text:p>
          </table:table-cell>
          <table:table-cell office:value-type="float" office:value="25.552276" calcext:value-type="float">
            <text:p>25.552276</text:p>
          </table:table-cell>
          <table:table-cell office:value-type="float" office:value="7.871694" calcext:value-type="float">
            <text:p>7.871694</text:p>
          </table:table-cell>
          <table:table-cell office:value-type="float" office:value="15.379854" calcext:value-type="float">
            <text:p>15.379854</text:p>
          </table:table-cell>
          <table:table-cell office:value-type="float" office:value="19.840595" calcext:value-type="float">
            <text:p>19.840595</text:p>
          </table:table-cell>
          <table:table-cell office:value-type="float" office:value="115.38372" calcext:value-type="float">
            <text:p>115.38372</text:p>
          </table:table-cell>
          <table:table-cell office:value-type="float" office:value="39.35452" calcext:value-type="float">
            <text:p>39.35452</text:p>
          </table:table-cell>
          <table:table-cell office:value-type="float" office:value="58.19945" calcext:value-type="float">
            <text:p>58.19945</text:p>
          </table:table-cell>
          <table:table-cell office:value-type="float" office:value="6.7279772" calcext:value-type="float">
            <text:p>6.7279772</text:p>
          </table:table-cell>
          <table:table-cell office:value-type="float" office:value="33.157679" calcext:value-type="float">
            <text:p>33.157679</text:p>
          </table:table-cell>
        </table:table-row>
        <table:table-row table:style-name="ro2">
          <table:table-cell office:value-type="string" calcext:value-type="string">
            <text:p>TCGA-44-3396-01A-01R-1206-07</text:p>
          </table:table-cell>
          <table:table-cell office:value-type="string" calcext:value-type="string">
            <text:p>LUAD</text:p>
          </table:table-cell>
          <table:table-cell office:value-type="float" office:value="6.7486243" calcext:value-type="float">
            <text:p>6.7486243</text:p>
          </table:table-cell>
          <table:table-cell office:value-type="float" office:value="9.198349" calcext:value-type="float">
            <text:p>9.198349</text:p>
          </table:table-cell>
          <table:table-cell office:value-type="float" office:value="133.07333" calcext:value-type="float">
            <text:p>133.07333</text:p>
          </table:table-cell>
          <table:table-cell office:value-type="float" office:value="3945.4868" calcext:value-type="float">
            <text:p>3945.4868</text:p>
          </table:table-cell>
          <table:table-cell office:value-type="float" office:value="48.229123" calcext:value-type="float">
            <text:p>48.229123</text:p>
          </table:table-cell>
          <table:table-cell office:value-type="float" office:value="73.33027" calcext:value-type="float">
            <text:p>73.33027</text:p>
          </table:table-cell>
          <table:table-cell office:value-type="float" office:value="8.258249" calcext:value-type="float">
            <text:p>8.258249</text:p>
          </table:table-cell>
          <table:table-cell office:value-type="float" office:value="32.586799" calcext:value-type="float">
            <text:p>32.586799</text:p>
          </table:table-cell>
          <table:table-cell office:value-type="float" office:value="44.995558" calcext:value-type="float">
            <text:p>44.995558</text:p>
          </table:table-cell>
          <table:table-cell office:value-type="float" office:value="81.81712" calcext:value-type="float">
            <text:p>81.81712</text:p>
          </table:table-cell>
          <table:table-cell office:value-type="float" office:value="4.086307" calcext:value-type="float">
            <text:p>4.086307</text:p>
          </table:table-cell>
          <table:table-cell office:value-type="float" office:value="41.606008" calcext:value-type="float">
            <text:p>41.606008</text:p>
          </table:table-cell>
          <table:table-cell office:value-type="float" office:value="8.157917" calcext:value-type="float">
            <text:p>8.157917</text:p>
          </table:table-cell>
          <table:table-cell office:value-type="float" office:value="1.876039" calcext:value-type="float">
            <text:p>1.876039</text:p>
          </table:table-cell>
          <table:table-cell office:value-type="float" office:value="44.392892" calcext:value-type="float">
            <text:p>44.392892</text:p>
          </table:table-cell>
          <table:table-cell office:value-type="float" office:value="8.133894" calcext:value-type="float">
            <text:p>8.133894</text:p>
          </table:table-cell>
          <table:table-cell office:value-type="float" office:value="7.184105" calcext:value-type="float">
            <text:p>7.184105</text:p>
          </table:table-cell>
          <table:table-cell office:value-type="float" office:value="1.08599654" calcext:value-type="float">
            <text:p>1.08599654</text:p>
          </table:table-cell>
          <table:table-cell office:value-type="float" office:value="43.24989" calcext:value-type="float">
            <text:p>43.24989</text:p>
          </table:table-cell>
          <table:table-cell office:value-type="float" office:value="913.0273" calcext:value-type="float">
            <text:p>913.0273</text:p>
          </table:table-cell>
          <table:table-cell office:value-type="float" office:value="71.9642" calcext:value-type="float">
            <text:p>71.9642</text:p>
          </table:table-cell>
          <table:table-cell office:value-type="float" office:value="4.5468137" calcext:value-type="float">
            <text:p>4.5468137</text:p>
          </table:table-cell>
          <table:table-cell office:value-type="float" office:value="0.58701799" calcext:value-type="float">
            <text:p>0.58701799</text:p>
          </table:table-cell>
          <table:table-cell office:value-type="float" office:value="8.156764" calcext:value-type="float">
            <text:p>8.156764</text:p>
          </table:table-cell>
          <table:table-cell office:value-type="float" office:value="0.41687154" calcext:value-type="float">
            <text:p>0.41687154</text:p>
          </table:table-cell>
          <table:table-cell office:value-type="float" office:value="23.334451" calcext:value-type="float">
            <text:p>23.334451</text:p>
          </table:table-cell>
          <table:table-cell office:value-type="float" office:value="2.6878058" calcext:value-type="float">
            <text:p>2.6878058</text:p>
          </table:table-cell>
          <table:table-cell office:value-type="float" office:value="2.6584459" calcext:value-type="float">
            <text:p>2.6584459</text:p>
          </table:table-cell>
          <table:table-cell office:value-type="float" office:value="2.3461403" calcext:value-type="float">
            <text:p>2.3461403</text:p>
          </table:table-cell>
          <table:table-cell office:value-type="float" office:value="251.88417" calcext:value-type="float">
            <text:p>251.88417</text:p>
          </table:table-cell>
          <table:table-cell office:value-type="float" office:value="2.700561" calcext:value-type="float">
            <text:p>2.700561</text:p>
          </table:table-cell>
          <table:table-cell office:value-type="float" office:value="3.4118144" calcext:value-type="float">
            <text:p>3.4118144</text:p>
          </table:table-cell>
          <table:table-cell office:value-type="float" office:value="24.49916" calcext:value-type="float">
            <text:p>24.49916</text:p>
          </table:table-cell>
          <table:table-cell office:value-type="float" office:value="48.966749" calcext:value-type="float">
            <text:p>48.966749</text:p>
          </table:table-cell>
          <table:table-cell office:value-type="float" office:value="17.737863" calcext:value-type="float">
            <text:p>17.737863</text:p>
          </table:table-cell>
          <table:table-cell office:value-type="float" office:value="152.95127" calcext:value-type="float">
            <text:p>152.95127</text:p>
          </table:table-cell>
          <table:table-cell office:value-type="float" office:value="2.1456978" calcext:value-type="float">
            <text:p>2.1456978</text:p>
          </table:table-cell>
          <table:table-cell office:value-type="float" office:value="8.363036" calcext:value-type="float">
            <text:p>8.363036</text:p>
          </table:table-cell>
          <table:table-cell office:value-type="float" office:value="7.193619" calcext:value-type="float">
            <text:p>7.193619</text:p>
          </table:table-cell>
          <table:table-cell office:value-type="float" office:value="4.312678" calcext:value-type="float">
            <text:p>4.312678</text:p>
          </table:table-cell>
          <table:table-cell office:value-type="float" office:value="10.804049" calcext:value-type="float">
            <text:p>10.804049</text:p>
          </table:table-cell>
          <table:table-cell office:value-type="float" office:value="3.840039" calcext:value-type="float">
            <text:p>3.840039</text:p>
          </table:table-cell>
          <table:table-cell office:value-type="float" office:value="3.889501" calcext:value-type="float">
            <text:p>3.889501</text:p>
          </table:table-cell>
          <table:table-cell office:value-type="float" office:value="138.497" calcext:value-type="float">
            <text:p>138.497</text:p>
          </table:table-cell>
          <table:table-cell office:value-type="float" office:value="147.24842" calcext:value-type="float">
            <text:p>147.24842</text:p>
          </table:table-cell>
          <table:table-cell office:value-type="float" office:value="185.18671" calcext:value-type="float">
            <text:p>185.18671</text:p>
          </table:table-cell>
          <table:table-cell office:value-type="float" office:value="1.35417628" calcext:value-type="float">
            <text:p>1.35417628</text:p>
          </table:table-cell>
          <table:table-cell office:value-type="float" office:value="13.22457" calcext:value-type="float">
            <text:p>13.22457</text:p>
          </table:table-cell>
        </table:table-row>
        <table:table-row table:style-name="ro2">
          <table:table-cell office:value-type="string" calcext:value-type="string">
            <text:p>TCGA-44-3918-01A-01R-1107-07</text:p>
          </table:table-cell>
          <table:table-cell office:value-type="string" calcext:value-type="string">
            <text:p>LUAD</text:p>
          </table:table-cell>
          <table:table-cell office:value-type="float" office:value="4.5068797" calcext:value-type="float">
            <text:p>4.5068797</text:p>
          </table:table-cell>
          <table:table-cell office:value-type="float" office:value="7.035701" calcext:value-type="float">
            <text:p>7.035701</text:p>
          </table:table-cell>
          <table:table-cell office:value-type="float" office:value="52.98555" calcext:value-type="float">
            <text:p>52.98555</text:p>
          </table:table-cell>
          <table:table-cell office:value-type="float" office:value="2698.5532" calcext:value-type="float">
            <text:p>2698.5532</text:p>
          </table:table-cell>
          <table:table-cell office:value-type="float" office:value="73.910866" calcext:value-type="float">
            <text:p>73.910866</text:p>
          </table:table-cell>
          <table:table-cell office:value-type="float" office:value="67.73102" calcext:value-type="float">
            <text:p>67.73102</text:p>
          </table:table-cell>
          <table:table-cell office:value-type="float" office:value="6.131059" calcext:value-type="float">
            <text:p>6.131059</text:p>
          </table:table-cell>
          <table:table-cell office:value-type="float" office:value="25.638275" calcext:value-type="float">
            <text:p>25.638275</text:p>
          </table:table-cell>
          <table:table-cell office:value-type="float" office:value="35.614262" calcext:value-type="float">
            <text:p>35.614262</text:p>
          </table:table-cell>
          <table:table-cell office:value-type="float" office:value="61.41148" calcext:value-type="float">
            <text:p>61.41148</text:p>
          </table:table-cell>
          <table:table-cell office:value-type="float" office:value="10.094656" calcext:value-type="float">
            <text:p>10.094656</text:p>
          </table:table-cell>
          <table:table-cell office:value-type="float" office:value="41.557904" calcext:value-type="float">
            <text:p>41.557904</text:p>
          </table:table-cell>
          <table:table-cell office:value-type="float" office:value="10.949588" calcext:value-type="float">
            <text:p>10.949588</text:p>
          </table:table-cell>
          <table:table-cell office:value-type="float" office:value="4.061796" calcext:value-type="float">
            <text:p>4.061796</text:p>
          </table:table-cell>
          <table:table-cell office:value-type="float" office:value="54.940108" calcext:value-type="float">
            <text:p>54.940108</text:p>
          </table:table-cell>
          <table:table-cell office:value-type="float" office:value="6.218398" calcext:value-type="float">
            <text:p>6.218398</text:p>
          </table:table-cell>
          <table:table-cell office:value-type="float" office:value="5.035811" calcext:value-type="float">
            <text:p>5.035811</text:p>
          </table:table-cell>
          <table:table-cell office:value-type="float" office:value="1.37181152" calcext:value-type="float">
            <text:p>1.37181152</text:p>
          </table:table-cell>
          <table:table-cell office:value-type="float" office:value="40.16754" calcext:value-type="float">
            <text:p>40.16754</text:p>
          </table:table-cell>
          <table:table-cell office:value-type="float" office:value="1535.486" calcext:value-type="float">
            <text:p>1535.486</text:p>
          </table:table-cell>
          <table:table-cell office:value-type="float" office:value="60.08439" calcext:value-type="float">
            <text:p>60.08439</text:p>
          </table:table-cell>
          <table:table-cell office:value-type="float" office:value="4.726924" calcext:value-type="float">
            <text:p>4.726924</text:p>
          </table:table-cell>
          <table:table-cell office:value-type="float" office:value="0.38492952" calcext:value-type="float">
            <text:p>0.38492952</text:p>
          </table:table-cell>
          <table:table-cell office:value-type="float" office:value="21.326043" calcext:value-type="float">
            <text:p>21.326043</text:p>
          </table:table-cell>
          <table:table-cell office:value-type="float" office:value="0.35867461" calcext:value-type="float">
            <text:p>0.35867461</text:p>
          </table:table-cell>
          <table:table-cell office:value-type="float" office:value="17.94228" calcext:value-type="float">
            <text:p>17.94228</text:p>
          </table:table-cell>
          <table:table-cell office:value-type="float" office:value="2.334819" calcext:value-type="float">
            <text:p>2.334819</text:p>
          </table:table-cell>
          <table:table-cell office:value-type="float" office:value="2.9758074" calcext:value-type="float">
            <text:p>2.9758074</text:p>
          </table:table-cell>
          <table:table-cell office:value-type="float" office:value="2.7623463" calcext:value-type="float">
            <text:p>2.7623463</text:p>
          </table:table-cell>
          <table:table-cell office:value-type="float" office:value="297.38104" calcext:value-type="float">
            <text:p>297.38104</text:p>
          </table:table-cell>
          <table:table-cell office:value-type="float" office:value="3.494116" calcext:value-type="float">
            <text:p>3.494116</text:p>
          </table:table-cell>
          <table:table-cell office:value-type="float" office:value="1.6768079" calcext:value-type="float">
            <text:p>1.6768079</text:p>
          </table:table-cell>
          <table:table-cell office:value-type="float" office:value="30.76665" calcext:value-type="float">
            <text:p>30.76665</text:p>
          </table:table-cell>
          <table:table-cell office:value-type="float" office:value="27.132134" calcext:value-type="float">
            <text:p>27.132134</text:p>
          </table:table-cell>
          <table:table-cell office:value-type="float" office:value="26.709143" calcext:value-type="float">
            <text:p>26.709143</text:p>
          </table:table-cell>
          <table:table-cell office:value-type="float" office:value="176.06605" calcext:value-type="float">
            <text:p>176.06605</text:p>
          </table:table-cell>
          <table:table-cell office:value-type="float" office:value="1.2799192" calcext:value-type="float">
            <text:p>1.2799192</text:p>
          </table:table-cell>
          <table:table-cell office:value-type="float" office:value="10.192529" calcext:value-type="float">
            <text:p>10.192529</text:p>
          </table:table-cell>
          <table:table-cell office:value-type="float" office:value="5.805691" calcext:value-type="float">
            <text:p>5.805691</text:p>
          </table:table-cell>
          <table:table-cell office:value-type="float" office:value="5.427548" calcext:value-type="float">
            <text:p>5.427548</text:p>
          </table:table-cell>
          <table:table-cell office:value-type="float" office:value="8.101868" calcext:value-type="float">
            <text:p>8.101868</text:p>
          </table:table-cell>
          <table:table-cell office:value-type="float" office:value="3.744866" calcext:value-type="float">
            <text:p>3.744866</text:p>
          </table:table-cell>
          <table:table-cell office:value-type="float" office:value="6.051686" calcext:value-type="float">
            <text:p>6.051686</text:p>
          </table:table-cell>
          <table:table-cell office:value-type="float" office:value="275.06815" calcext:value-type="float">
            <text:p>275.06815</text:p>
          </table:table-cell>
          <table:table-cell office:value-type="float" office:value="129.63139" calcext:value-type="float">
            <text:p>129.63139</text:p>
          </table:table-cell>
          <table:table-cell office:value-type="float" office:value="146.35276" calcext:value-type="float">
            <text:p>146.35276</text:p>
          </table:table-cell>
          <table:table-cell office:value-type="float" office:value="0.96152275" calcext:value-type="float">
            <text:p>0.96152275</text:p>
          </table:table-cell>
          <table:table-cell office:value-type="float" office:value="15.269879" calcext:value-type="float">
            <text:p>15.269879</text:p>
          </table:table-cell>
        </table:table-row>
        <table:table-row table:style-name="ro2">
          <table:table-cell office:value-type="string" calcext:value-type="string">
            <text:p>TCGA-44-3918-01A-01R-A278-07</text:p>
          </table:table-cell>
          <table:table-cell office:value-type="string" calcext:value-type="string">
            <text:p>LUAD</text:p>
          </table:table-cell>
          <table:table-cell office:value-type="float" office:value="5.1224053" calcext:value-type="float">
            <text:p>5.1224053</text:p>
          </table:table-cell>
          <table:table-cell office:value-type="float" office:value="4.035612" calcext:value-type="float">
            <text:p>4.035612</text:p>
          </table:table-cell>
          <table:table-cell office:value-type="float" office:value="9.85719" calcext:value-type="float">
            <text:p>9.85719</text:p>
          </table:table-cell>
          <table:table-cell office:value-type="float" office:value="1049.8285" calcext:value-type="float">
            <text:p>1049.8285</text:p>
          </table:table-cell>
          <table:table-cell office:value-type="float" office:value="71.366835" calcext:value-type="float">
            <text:p>71.366835</text:p>
          </table:table-cell>
          <table:table-cell office:value-type="float" office:value="47.29447" calcext:value-type="float">
            <text:p>47.29447</text:p>
          </table:table-cell>
          <table:table-cell office:value-type="float" office:value="5.568143" calcext:value-type="float">
            <text:p>5.568143</text:p>
          </table:table-cell>
          <table:table-cell office:value-type="float" office:value="41.848953" calcext:value-type="float">
            <text:p>41.848953</text:p>
          </table:table-cell>
          <table:table-cell office:value-type="float" office:value="24.664657" calcext:value-type="float">
            <text:p>24.664657</text:p>
          </table:table-cell>
          <table:table-cell office:value-type="float" office:value="55.81643" calcext:value-type="float">
            <text:p>55.81643</text:p>
          </table:table-cell>
          <table:table-cell office:value-type="float" office:value="7.961495" calcext:value-type="float">
            <text:p>7.961495</text:p>
          </table:table-cell>
          <table:table-cell office:value-type="float" office:value="20.559624" calcext:value-type="float">
            <text:p>20.559624</text:p>
          </table:table-cell>
          <table:table-cell office:value-type="float" office:value="9.879178" calcext:value-type="float">
            <text:p>9.879178</text:p>
          </table:table-cell>
          <table:table-cell office:value-type="float" office:value="4.53472" calcext:value-type="float">
            <text:p>4.53472</text:p>
          </table:table-cell>
          <table:table-cell office:value-type="float" office:value="9.110517" calcext:value-type="float">
            <text:p>9.110517</text:p>
          </table:table-cell>
          <table:table-cell office:value-type="float" office:value="17.158855" calcext:value-type="float">
            <text:p>17.158855</text:p>
          </table:table-cell>
          <table:table-cell office:value-type="float" office:value="11.534581" calcext:value-type="float">
            <text:p>11.534581</text:p>
          </table:table-cell>
          <table:table-cell office:value-type="float" office:value="3.53512889" calcext:value-type="float">
            <text:p>3.53512889</text:p>
          </table:table-cell>
          <table:table-cell office:value-type="float" office:value="26.11831" calcext:value-type="float">
            <text:p>26.11831</text:p>
          </table:table-cell>
          <table:table-cell office:value-type="float" office:value="614.2173" calcext:value-type="float">
            <text:p>614.2173</text:p>
          </table:table-cell>
          <table:table-cell office:value-type="float" office:value="22.92255" calcext:value-type="float">
            <text:p>22.92255</text:p>
          </table:table-cell>
          <table:table-cell office:value-type="float" office:value="4.404273" calcext:value-type="float">
            <text:p>4.404273</text:p>
          </table:table-cell>
          <table:table-cell office:value-type="float" office:value="2.21422702" calcext:value-type="float">
            <text:p>2.21422702</text:p>
          </table:table-cell>
          <table:table-cell office:value-type="float" office:value="19.525057" calcext:value-type="float">
            <text:p>19.525057</text:p>
          </table:table-cell>
          <table:table-cell office:value-type="float" office:value="0.54781777" calcext:value-type="float">
            <text:p>0.54781777</text:p>
          </table:table-cell>
          <table:table-cell office:value-type="float" office:value="13.112529" calcext:value-type="float">
            <text:p>13.112529</text:p>
          </table:table-cell>
          <table:table-cell office:value-type="float" office:value="2.5032373" calcext:value-type="float">
            <text:p>2.5032373</text:p>
          </table:table-cell>
          <table:table-cell office:value-type="float" office:value="8.1162271" calcext:value-type="float">
            <text:p>8.1162271</text:p>
          </table:table-cell>
          <table:table-cell office:value-type="float" office:value="1.9363031" calcext:value-type="float">
            <text:p>1.9363031</text:p>
          </table:table-cell>
          <table:table-cell office:value-type="float" office:value="142.18466" calcext:value-type="float">
            <text:p>142.18466</text:p>
          </table:table-cell>
          <table:table-cell office:value-type="float" office:value="3.519294" calcext:value-type="float">
            <text:p>3.519294</text:p>
          </table:table-cell>
          <table:table-cell office:value-type="float" office:value="6.417" calcext:value-type="float">
            <text:p>6.417</text:p>
          </table:table-cell>
          <table:table-cell office:value-type="float" office:value="39.82287" calcext:value-type="float">
            <text:p>39.82287</text:p>
          </table:table-cell>
          <table:table-cell office:value-type="float" office:value="9.989749" calcext:value-type="float">
            <text:p>9.989749</text:p>
          </table:table-cell>
          <table:table-cell office:value-type="float" office:value="30.133791" calcext:value-type="float">
            <text:p>30.133791</text:p>
          </table:table-cell>
          <table:table-cell office:value-type="float" office:value="62.68278" calcext:value-type="float">
            <text:p>62.68278</text:p>
          </table:table-cell>
          <table:table-cell office:value-type="float" office:value="5.2858008" calcext:value-type="float">
            <text:p>5.2858008</text:p>
          </table:table-cell>
          <table:table-cell office:value-type="float" office:value="18.798769" calcext:value-type="float">
            <text:p>18.798769</text:p>
          </table:table-cell>
          <table:table-cell office:value-type="float" office:value="32.050373" calcext:value-type="float">
            <text:p>32.050373</text:p>
          </table:table-cell>
          <table:table-cell office:value-type="float" office:value="23.534142" calcext:value-type="float">
            <text:p>23.534142</text:p>
          </table:table-cell>
          <table:table-cell office:value-type="float" office:value="6.548725" calcext:value-type="float">
            <text:p>6.548725</text:p>
          </table:table-cell>
          <table:table-cell office:value-type="float" office:value="14.53415" calcext:value-type="float">
            <text:p>14.53415</text:p>
          </table:table-cell>
          <table:table-cell office:value-type="float" office:value="17.173824" calcext:value-type="float">
            <text:p>17.173824</text:p>
          </table:table-cell>
          <table:table-cell office:value-type="float" office:value="96.12029" calcext:value-type="float">
            <text:p>96.12029</text:p>
          </table:table-cell>
          <table:table-cell office:value-type="float" office:value="64.03956" calcext:value-type="float">
            <text:p>64.03956</text:p>
          </table:table-cell>
          <table:table-cell office:value-type="float" office:value="65.65529" calcext:value-type="float">
            <text:p>65.65529</text:p>
          </table:table-cell>
          <table:table-cell office:value-type="float" office:value="6.82932781" calcext:value-type="float">
            <text:p>6.82932781</text:p>
          </table:table-cell>
          <table:table-cell office:value-type="float" office:value="33.412112" calcext:value-type="float">
            <text:p>33.412112</text:p>
          </table:table-cell>
        </table:table-row>
        <table:table-row table:style-name="ro2">
          <table:table-cell office:value-type="string" calcext:value-type="string">
            <text:p>TCGA-44-3918-01B-02R-A277-07</text:p>
          </table:table-cell>
          <table:table-cell office:value-type="string" calcext:value-type="string">
            <text:p>LUAD</text:p>
          </table:table-cell>
          <table:table-cell office:value-type="float" office:value="9.720899" calcext:value-type="float">
            <text:p>9.720899</text:p>
          </table:table-cell>
          <table:table-cell office:value-type="float" office:value="8.527146" calcext:value-type="float">
            <text:p>8.527146</text:p>
          </table:table-cell>
          <table:table-cell office:value-type="float" office:value="15.21682" calcext:value-type="float">
            <text:p>15.21682</text:p>
          </table:table-cell>
          <table:table-cell office:value-type="float" office:value="1028.0755" calcext:value-type="float">
            <text:p>1028.0755</text:p>
          </table:table-cell>
          <table:table-cell office:value-type="float" office:value="30.178265" calcext:value-type="float">
            <text:p>30.178265</text:p>
          </table:table-cell>
          <table:table-cell office:value-type="float" office:value="30.04118" calcext:value-type="float">
            <text:p>30.04118</text:p>
          </table:table-cell>
          <table:table-cell office:value-type="float" office:value="4.14112" calcext:value-type="float">
            <text:p>4.14112</text:p>
          </table:table-cell>
          <table:table-cell office:value-type="float" office:value="39.187629" calcext:value-type="float">
            <text:p>39.187629</text:p>
          </table:table-cell>
          <table:table-cell office:value-type="float" office:value="27.507627" calcext:value-type="float">
            <text:p>27.507627</text:p>
          </table:table-cell>
          <table:table-cell office:value-type="float" office:value="62.30929" calcext:value-type="float">
            <text:p>62.30929</text:p>
          </table:table-cell>
          <table:table-cell office:value-type="float" office:value="6.644539" calcext:value-type="float">
            <text:p>6.644539</text:p>
          </table:table-cell>
          <table:table-cell office:value-type="float" office:value="7.719966" calcext:value-type="float">
            <text:p>7.719966</text:p>
          </table:table-cell>
          <table:table-cell office:value-type="float" office:value="5.063278" calcext:value-type="float">
            <text:p>5.063278</text:p>
          </table:table-cell>
          <table:table-cell office:value-type="float" office:value="5.984081" calcext:value-type="float">
            <text:p>5.984081</text:p>
          </table:table-cell>
          <table:table-cell office:value-type="float" office:value="22.942035" calcext:value-type="float">
            <text:p>22.942035</text:p>
          </table:table-cell>
          <table:table-cell office:value-type="float" office:value="28.228158" calcext:value-type="float">
            <text:p>28.228158</text:p>
          </table:table-cell>
          <table:table-cell office:value-type="float" office:value="17.006113" calcext:value-type="float">
            <text:p>17.006113</text:p>
          </table:table-cell>
          <table:table-cell office:value-type="float" office:value="6.89433182" calcext:value-type="float">
            <text:p>6.89433182</text:p>
          </table:table-cell>
          <table:table-cell office:value-type="float" office:value="90.5299" calcext:value-type="float">
            <text:p>90.5299</text:p>
          </table:table-cell>
          <table:table-cell office:value-type="float" office:value="364.4153" calcext:value-type="float">
            <text:p>364.4153</text:p>
          </table:table-cell>
          <table:table-cell office:value-type="float" office:value="18.72139" calcext:value-type="float">
            <text:p>18.72139</text:p>
          </table:table-cell>
          <table:table-cell office:value-type="float" office:value="3.2056148" calcext:value-type="float">
            <text:p>3.2056148</text:p>
          </table:table-cell>
          <table:table-cell office:value-type="float" office:value="1.68750247" calcext:value-type="float">
            <text:p>1.68750247</text:p>
          </table:table-cell>
          <table:table-cell office:value-type="float" office:value="15.47571" calcext:value-type="float">
            <text:p>15.47571</text:p>
          </table:table-cell>
          <table:table-cell office:value-type="float" office:value="1.07408563" calcext:value-type="float">
            <text:p>1.07408563</text:p>
          </table:table-cell>
          <table:table-cell office:value-type="float" office:value="38.398362" calcext:value-type="float">
            <text:p>38.398362</text:p>
          </table:table-cell>
          <table:table-cell office:value-type="float" office:value="4.9348944" calcext:value-type="float">
            <text:p>4.9348944</text:p>
          </table:table-cell>
          <table:table-cell office:value-type="float" office:value="16.0127743" calcext:value-type="float">
            <text:p>16.0127743</text:p>
          </table:table-cell>
          <table:table-cell office:value-type="float" office:value="4.7998673" calcext:value-type="float">
            <text:p>4.7998673</text:p>
          </table:table-cell>
          <table:table-cell office:value-type="float" office:value="70.35338" calcext:value-type="float">
            <text:p>70.35338</text:p>
          </table:table-cell>
          <table:table-cell office:value-type="float" office:value="2.378302" calcext:value-type="float">
            <text:p>2.378302</text:p>
          </table:table-cell>
          <table:table-cell office:value-type="float" office:value="9.6635278" calcext:value-type="float">
            <text:p>9.6635278</text:p>
          </table:table-cell>
          <table:table-cell office:value-type="float" office:value="54.34646" calcext:value-type="float">
            <text:p>54.34646</text:p>
          </table:table-cell>
          <table:table-cell office:value-type="float" office:value="9.629604" calcext:value-type="float">
            <text:p>9.629604</text:p>
          </table:table-cell>
          <table:table-cell office:value-type="float" office:value="22.819338" calcext:value-type="float">
            <text:p>22.819338</text:p>
          </table:table-cell>
          <table:table-cell office:value-type="float" office:value="17.31155" calcext:value-type="float">
            <text:p>17.31155</text:p>
          </table:table-cell>
          <table:table-cell office:value-type="float" office:value="17.6521128" calcext:value-type="float">
            <text:p>17.6521128</text:p>
          </table:table-cell>
          <table:table-cell office:value-type="float" office:value="20.706683" calcext:value-type="float">
            <text:p>20.706683</text:p>
          </table:table-cell>
          <table:table-cell office:value-type="float" office:value="46.57149" calcext:value-type="float">
            <text:p>46.57149</text:p>
          </table:table-cell>
          <table:table-cell office:value-type="float" office:value="31.195297" calcext:value-type="float">
            <text:p>31.195297</text:p>
          </table:table-cell>
          <table:table-cell office:value-type="float" office:value="8.626426" calcext:value-type="float">
            <text:p>8.626426</text:p>
          </table:table-cell>
          <table:table-cell office:value-type="float" office:value="25.060089" calcext:value-type="float">
            <text:p>25.060089</text:p>
          </table:table-cell>
          <table:table-cell office:value-type="float" office:value="31.09506" calcext:value-type="float">
            <text:p>31.09506</text:p>
          </table:table-cell>
          <table:table-cell office:value-type="float" office:value="207.51313" calcext:value-type="float">
            <text:p>207.51313</text:p>
          </table:table-cell>
          <table:table-cell office:value-type="float" office:value="31.84045" calcext:value-type="float">
            <text:p>31.84045</text:p>
          </table:table-cell>
          <table:table-cell office:value-type="float" office:value="77.01822" calcext:value-type="float">
            <text:p>77.01822</text:p>
          </table:table-cell>
          <table:table-cell office:value-type="float" office:value="3.81478751" calcext:value-type="float">
            <text:p>3.81478751</text:p>
          </table:table-cell>
          <table:table-cell office:value-type="float" office:value="44.808205" calcext:value-type="float">
            <text:p>44.808205</text:p>
          </table:table-cell>
        </table:table-row>
        <table:table-row table:style-name="ro2">
          <table:table-cell office:value-type="string" calcext:value-type="string">
            <text:p>TCGA-44-3919-01A-02R-1107-07</text:p>
          </table:table-cell>
          <table:table-cell office:value-type="string" calcext:value-type="string">
            <text:p>LUAD</text:p>
          </table:table-cell>
          <table:table-cell office:value-type="float" office:value="6.2206484" calcext:value-type="float">
            <text:p>6.2206484</text:p>
          </table:table-cell>
          <table:table-cell office:value-type="float" office:value="11.494927" calcext:value-type="float">
            <text:p>11.494927</text:p>
          </table:table-cell>
          <table:table-cell office:value-type="float" office:value="62.70227" calcext:value-type="float">
            <text:p>62.70227</text:p>
          </table:table-cell>
          <table:table-cell office:value-type="float" office:value="2577.0498" calcext:value-type="float">
            <text:p>2577.0498</text:p>
          </table:table-cell>
          <table:table-cell office:value-type="float" office:value="42.708809" calcext:value-type="float">
            <text:p>42.708809</text:p>
          </table:table-cell>
          <table:table-cell office:value-type="float" office:value="78.82444" calcext:value-type="float">
            <text:p>78.82444</text:p>
          </table:table-cell>
          <table:table-cell office:value-type="float" office:value="8.100759" calcext:value-type="float">
            <text:p>8.100759</text:p>
          </table:table-cell>
          <table:table-cell office:value-type="float" office:value="34.462326" calcext:value-type="float">
            <text:p>34.462326</text:p>
          </table:table-cell>
          <table:table-cell office:value-type="float" office:value="24.374329" calcext:value-type="float">
            <text:p>24.374329</text:p>
          </table:table-cell>
          <table:table-cell office:value-type="float" office:value="102.87502" calcext:value-type="float">
            <text:p>102.87502</text:p>
          </table:table-cell>
          <table:table-cell office:value-type="float" office:value="6.271794" calcext:value-type="float">
            <text:p>6.271794</text:p>
          </table:table-cell>
          <table:table-cell office:value-type="float" office:value="29.427" calcext:value-type="float">
            <text:p>29.427</text:p>
          </table:table-cell>
          <table:table-cell office:value-type="float" office:value="8.364709" calcext:value-type="float">
            <text:p>8.364709</text:p>
          </table:table-cell>
          <table:table-cell office:value-type="float" office:value="2.558518" calcext:value-type="float">
            <text:p>2.558518</text:p>
          </table:table-cell>
          <table:table-cell office:value-type="float" office:value="48.705049" calcext:value-type="float">
            <text:p>48.705049</text:p>
          </table:table-cell>
          <table:table-cell office:value-type="float" office:value="10.399575" calcext:value-type="float">
            <text:p>10.399575</text:p>
          </table:table-cell>
          <table:table-cell office:value-type="float" office:value="5.935186" calcext:value-type="float">
            <text:p>5.935186</text:p>
          </table:table-cell>
          <table:table-cell office:value-type="float" office:value="1.61404945" calcext:value-type="float">
            <text:p>1.61404945</text:p>
          </table:table-cell>
          <table:table-cell office:value-type="float" office:value="77.60542" calcext:value-type="float">
            <text:p>77.60542</text:p>
          </table:table-cell>
          <table:table-cell office:value-type="float" office:value="861.086" calcext:value-type="float">
            <text:p>861.086</text:p>
          </table:table-cell>
          <table:table-cell office:value-type="float" office:value="71.35071" calcext:value-type="float">
            <text:p>71.35071</text:p>
          </table:table-cell>
          <table:table-cell office:value-type="float" office:value="5.7148505" calcext:value-type="float">
            <text:p>5.7148505</text:p>
          </table:table-cell>
          <table:table-cell office:value-type="float" office:value="0.32258569" calcext:value-type="float">
            <text:p>0.32258569</text:p>
          </table:table-cell>
          <table:table-cell office:value-type="float" office:value="9.983357" calcext:value-type="float">
            <text:p>9.983357</text:p>
          </table:table-cell>
          <table:table-cell office:value-type="float" office:value="0.67755868" calcext:value-type="float">
            <text:p>0.67755868</text:p>
          </table:table-cell>
          <table:table-cell office:value-type="float" office:value="31.113573" calcext:value-type="float">
            <text:p>31.113573</text:p>
          </table:table-cell>
          <table:table-cell office:value-type="float" office:value="3.5355441" calcext:value-type="float">
            <text:p>3.5355441</text:p>
          </table:table-cell>
          <table:table-cell office:value-type="float" office:value="2.8448486" calcext:value-type="float">
            <text:p>2.8448486</text:p>
          </table:table-cell>
          <table:table-cell office:value-type="float" office:value="1.9307028" calcext:value-type="float">
            <text:p>1.9307028</text:p>
          </table:table-cell>
          <table:table-cell office:value-type="float" office:value="192.22619" calcext:value-type="float">
            <text:p>192.22619</text:p>
          </table:table-cell>
          <table:table-cell office:value-type="float" office:value="3.868921" calcext:value-type="float">
            <text:p>3.868921</text:p>
          </table:table-cell>
          <table:table-cell office:value-type="float" office:value="3.3362068" calcext:value-type="float">
            <text:p>3.3362068</text:p>
          </table:table-cell>
          <table:table-cell office:value-type="float" office:value="31.88986" calcext:value-type="float">
            <text:p>31.88986</text:p>
          </table:table-cell>
          <table:table-cell office:value-type="float" office:value="37.934642" calcext:value-type="float">
            <text:p>37.934642</text:p>
          </table:table-cell>
          <table:table-cell office:value-type="float" office:value="31.067947" calcext:value-type="float">
            <text:p>31.067947</text:p>
          </table:table-cell>
          <table:table-cell office:value-type="float" office:value="117.33611" calcext:value-type="float">
            <text:p>117.33611</text:p>
          </table:table-cell>
          <table:table-cell office:value-type="float" office:value="2.4369661" calcext:value-type="float">
            <text:p>2.4369661</text:p>
          </table:table-cell>
          <table:table-cell office:value-type="float" office:value="10.2242" calcext:value-type="float">
            <text:p>10.2242</text:p>
          </table:table-cell>
          <table:table-cell office:value-type="float" office:value="5.704975" calcext:value-type="float">
            <text:p>5.704975</text:p>
          </table:table-cell>
          <table:table-cell office:value-type="float" office:value="4.103091" calcext:value-type="float">
            <text:p>4.103091</text:p>
          </table:table-cell>
          <table:table-cell office:value-type="float" office:value="9.649217" calcext:value-type="float">
            <text:p>9.649217</text:p>
          </table:table-cell>
          <table:table-cell office:value-type="float" office:value="4.857475" calcext:value-type="float">
            <text:p>4.857475</text:p>
          </table:table-cell>
          <table:table-cell office:value-type="float" office:value="7.62327" calcext:value-type="float">
            <text:p>7.62327</text:p>
          </table:table-cell>
          <table:table-cell office:value-type="float" office:value="228.37756" calcext:value-type="float">
            <text:p>228.37756</text:p>
          </table:table-cell>
          <table:table-cell office:value-type="float" office:value="99.63824" calcext:value-type="float">
            <text:p>99.63824</text:p>
          </table:table-cell>
          <table:table-cell office:value-type="float" office:value="172.07159" calcext:value-type="float">
            <text:p>172.07159</text:p>
          </table:table-cell>
          <table:table-cell office:value-type="float" office:value="1.62519129" calcext:value-type="float">
            <text:p>1.62519129</text:p>
          </table:table-cell>
          <table:table-cell office:value-type="float" office:value="11.240221" calcext:value-type="float">
            <text:p>11.240221</text:p>
          </table:table-cell>
        </table:table-row>
        <table:table-row table:style-name="ro2">
          <table:table-cell office:value-type="string" calcext:value-type="string">
            <text:p>TCGA-44-5645-01B-04R-A277-07</text:p>
          </table:table-cell>
          <table:table-cell office:value-type="string" calcext:value-type="string">
            <text:p>LUAD</text:p>
          </table:table-cell>
          <table:table-cell office:value-type="float" office:value="11.9633328" calcext:value-type="float">
            <text:p>11.9633328</text:p>
          </table:table-cell>
          <table:table-cell office:value-type="float" office:value="7.40551" calcext:value-type="float">
            <text:p>7.40551</text:p>
          </table:table-cell>
          <table:table-cell office:value-type="float" office:value="28.89814" calcext:value-type="float">
            <text:p>28.89814</text:p>
          </table:table-cell>
          <table:table-cell office:value-type="float" office:value="1116.8685" calcext:value-type="float">
            <text:p>1116.8685</text:p>
          </table:table-cell>
          <table:table-cell office:value-type="float" office:value="22.877603" calcext:value-type="float">
            <text:p>22.877603</text:p>
          </table:table-cell>
          <table:table-cell office:value-type="float" office:value="34.46757" calcext:value-type="float">
            <text:p>34.46757</text:p>
          </table:table-cell>
          <table:table-cell office:value-type="float" office:value="9.548111" calcext:value-type="float">
            <text:p>9.548111</text:p>
          </table:table-cell>
          <table:table-cell office:value-type="float" office:value="45.799104" calcext:value-type="float">
            <text:p>45.799104</text:p>
          </table:table-cell>
          <table:table-cell office:value-type="float" office:value="39.594395" calcext:value-type="float">
            <text:p>39.594395</text:p>
          </table:table-cell>
          <table:table-cell office:value-type="float" office:value="82.10542" calcext:value-type="float">
            <text:p>82.10542</text:p>
          </table:table-cell>
          <table:table-cell office:value-type="float" office:value="5.613211" calcext:value-type="float">
            <text:p>5.613211</text:p>
          </table:table-cell>
          <table:table-cell office:value-type="float" office:value="8.335513" calcext:value-type="float">
            <text:p>8.335513</text:p>
          </table:table-cell>
          <table:table-cell office:value-type="float" office:value="10.673659" calcext:value-type="float">
            <text:p>10.673659</text:p>
          </table:table-cell>
          <table:table-cell office:value-type="float" office:value="6.474833" calcext:value-type="float">
            <text:p>6.474833</text:p>
          </table:table-cell>
          <table:table-cell office:value-type="float" office:value="13.324507" calcext:value-type="float">
            <text:p>13.324507</text:p>
          </table:table-cell>
          <table:table-cell office:value-type="float" office:value="39.694263" calcext:value-type="float">
            <text:p>39.694263</text:p>
          </table:table-cell>
          <table:table-cell office:value-type="float" office:value="14.186401" calcext:value-type="float">
            <text:p>14.186401</text:p>
          </table:table-cell>
          <table:table-cell office:value-type="float" office:value="14.03876383" calcext:value-type="float">
            <text:p>14.03876383</text:p>
          </table:table-cell>
          <table:table-cell office:value-type="float" office:value="64.97285" calcext:value-type="float">
            <text:p>64.97285</text:p>
          </table:table-cell>
          <table:table-cell office:value-type="float" office:value="291.1742" calcext:value-type="float">
            <text:p>291.1742</text:p>
          </table:table-cell>
          <table:table-cell office:value-type="float" office:value="25.10486" calcext:value-type="float">
            <text:p>25.10486</text:p>
          </table:table-cell>
          <table:table-cell office:value-type="float" office:value="4.1552981" calcext:value-type="float">
            <text:p>4.1552981</text:p>
          </table:table-cell>
          <table:table-cell office:value-type="float" office:value="2.36337659" calcext:value-type="float">
            <text:p>2.36337659</text:p>
          </table:table-cell>
          <table:table-cell office:value-type="float" office:value="8.311451" calcext:value-type="float">
            <text:p>8.311451</text:p>
          </table:table-cell>
          <table:table-cell office:value-type="float" office:value="3.01067868" calcext:value-type="float">
            <text:p>3.01067868</text:p>
          </table:table-cell>
          <table:table-cell office:value-type="float" office:value="42.293831" calcext:value-type="float">
            <text:p>42.293831</text:p>
          </table:table-cell>
          <table:table-cell office:value-type="float" office:value="6.2439497" calcext:value-type="float">
            <text:p>6.2439497</text:p>
          </table:table-cell>
          <table:table-cell office:value-type="float" office:value="20.7194328" calcext:value-type="float">
            <text:p>20.7194328</text:p>
          </table:table-cell>
          <table:table-cell office:value-type="float" office:value="2.8602092" calcext:value-type="float">
            <text:p>2.8602092</text:p>
          </table:table-cell>
          <table:table-cell office:value-type="float" office:value="44.35891" calcext:value-type="float">
            <text:p>44.35891</text:p>
          </table:table-cell>
          <table:table-cell office:value-type="float" office:value="4.99568" calcext:value-type="float">
            <text:p>4.99568</text:p>
          </table:table-cell>
          <table:table-cell office:value-type="float" office:value="13.0833886" calcext:value-type="float">
            <text:p>13.0833886</text:p>
          </table:table-cell>
          <table:table-cell office:value-type="float" office:value="74.79452" calcext:value-type="float">
            <text:p>74.79452</text:p>
          </table:table-cell>
          <table:table-cell office:value-type="float" office:value="1.538393" calcext:value-type="float">
            <text:p>1.538393</text:p>
          </table:table-cell>
          <table:table-cell office:value-type="float" office:value="20.067984" calcext:value-type="float">
            <text:p>20.067984</text:p>
          </table:table-cell>
          <table:table-cell office:value-type="float" office:value="14.64712" calcext:value-type="float">
            <text:p>14.64712</text:p>
          </table:table-cell>
          <table:table-cell office:value-type="float" office:value="20.3367347" calcext:value-type="float">
            <text:p>20.3367347</text:p>
          </table:table-cell>
          <table:table-cell office:value-type="float" office:value="23.646716" calcext:value-type="float">
            <text:p>23.646716</text:p>
          </table:table-cell>
          <table:table-cell office:value-type="float" office:value="78.771606" calcext:value-type="float">
            <text:p>78.771606</text:p>
          </table:table-cell>
          <table:table-cell office:value-type="float" office:value="24.205182" calcext:value-type="float">
            <text:p>24.205182</text:p>
          </table:table-cell>
          <table:table-cell office:value-type="float" office:value="8.86517" calcext:value-type="float">
            <text:p>8.86517</text:p>
          </table:table-cell>
          <table:table-cell office:value-type="float" office:value="48.521616" calcext:value-type="float">
            <text:p>48.521616</text:p>
          </table:table-cell>
          <table:table-cell office:value-type="float" office:value="40.435251" calcext:value-type="float">
            <text:p>40.435251</text:p>
          </table:table-cell>
          <table:table-cell office:value-type="float" office:value="76.52846" calcext:value-type="float">
            <text:p>76.52846</text:p>
          </table:table-cell>
          <table:table-cell office:value-type="float" office:value="21.64131" calcext:value-type="float">
            <text:p>21.64131</text:p>
          </table:table-cell>
          <table:table-cell office:value-type="float" office:value="58.87725" calcext:value-type="float">
            <text:p>58.87725</text:p>
          </table:table-cell>
          <table:table-cell office:value-type="float" office:value="4.80084011" calcext:value-type="float">
            <text:p>4.80084011</text:p>
          </table:table-cell>
          <table:table-cell office:value-type="float" office:value="22.763612" calcext:value-type="float">
            <text:p>22.763612</text:p>
          </table:table-cell>
        </table:table-row>
        <table:table-row table:style-name="ro2">
          <table:table-cell office:value-type="string" calcext:value-type="string">
            <text:p>TCGA-44-6145-01A-11R-1755-07</text:p>
          </table:table-cell>
          <table:table-cell office:value-type="string" calcext:value-type="string">
            <text:p>LUAD</text:p>
          </table:table-cell>
          <table:table-cell office:value-type="float" office:value="25.8083085" calcext:value-type="float">
            <text:p>25.8083085</text:p>
          </table:table-cell>
          <table:table-cell office:value-type="float" office:value="14.826163" calcext:value-type="float">
            <text:p>14.826163</text:p>
          </table:table-cell>
          <table:table-cell office:value-type="float" office:value="108.2681" calcext:value-type="float">
            <text:p>108.2681</text:p>
          </table:table-cell>
          <table:table-cell office:value-type="float" office:value="2173.136" calcext:value-type="float">
            <text:p>2173.136</text:p>
          </table:table-cell>
          <table:table-cell office:value-type="float" office:value="49.292396" calcext:value-type="float">
            <text:p>49.292396</text:p>
          </table:table-cell>
          <table:table-cell office:value-type="float" office:value="116.09482" calcext:value-type="float">
            <text:p>116.09482</text:p>
          </table:table-cell>
          <table:table-cell office:value-type="float" office:value="9.863547" calcext:value-type="float">
            <text:p>9.863547</text:p>
          </table:table-cell>
          <table:table-cell office:value-type="float" office:value="17.770017" calcext:value-type="float">
            <text:p>17.770017</text:p>
          </table:table-cell>
          <table:table-cell office:value-type="float" office:value="28.896895" calcext:value-type="float">
            <text:p>28.896895</text:p>
          </table:table-cell>
          <table:table-cell office:value-type="float" office:value="87.07662" calcext:value-type="float">
            <text:p>87.07662</text:p>
          </table:table-cell>
          <table:table-cell office:value-type="float" office:value="4.193916" calcext:value-type="float">
            <text:p>4.193916</text:p>
          </table:table-cell>
          <table:table-cell office:value-type="float" office:value="25.832669" calcext:value-type="float">
            <text:p>25.832669</text:p>
          </table:table-cell>
          <table:table-cell office:value-type="float" office:value="8.395938" calcext:value-type="float">
            <text:p>8.395938</text:p>
          </table:table-cell>
          <table:table-cell office:value-type="float" office:value="2.725695" calcext:value-type="float">
            <text:p>2.725695</text:p>
          </table:table-cell>
          <table:table-cell office:value-type="float" office:value="46.567715" calcext:value-type="float">
            <text:p>46.567715</text:p>
          </table:table-cell>
          <table:table-cell office:value-type="float" office:value="9.188471" calcext:value-type="float">
            <text:p>9.188471</text:p>
          </table:table-cell>
          <table:table-cell office:value-type="float" office:value="4.815284" calcext:value-type="float">
            <text:p>4.815284</text:p>
          </table:table-cell>
          <table:table-cell office:value-type="float" office:value="1.57596408" calcext:value-type="float">
            <text:p>1.57596408</text:p>
          </table:table-cell>
          <table:table-cell office:value-type="float" office:value="70.20849" calcext:value-type="float">
            <text:p>70.20849</text:p>
          </table:table-cell>
          <table:table-cell office:value-type="float" office:value="612.3475" calcext:value-type="float">
            <text:p>612.3475</text:p>
          </table:table-cell>
          <table:table-cell office:value-type="float" office:value="75.38512" calcext:value-type="float">
            <text:p>75.38512</text:p>
          </table:table-cell>
          <table:table-cell office:value-type="float" office:value="6.3988187" calcext:value-type="float">
            <text:p>6.3988187</text:p>
          </table:table-cell>
          <table:table-cell office:value-type="float" office:value="0.41851537" calcext:value-type="float">
            <text:p>0.41851537</text:p>
          </table:table-cell>
          <table:table-cell office:value-type="float" office:value="11.535073" calcext:value-type="float">
            <text:p>11.535073</text:p>
          </table:table-cell>
          <table:table-cell office:value-type="float" office:value="0.50971842" calcext:value-type="float">
            <text:p>0.50971842</text:p>
          </table:table-cell>
          <table:table-cell office:value-type="float" office:value="35.208755" calcext:value-type="float">
            <text:p>35.208755</text:p>
          </table:table-cell>
          <table:table-cell office:value-type="float" office:value="3.8966449" calcext:value-type="float">
            <text:p>3.8966449</text:p>
          </table:table-cell>
          <table:table-cell office:value-type="float" office:value="2.9046864" calcext:value-type="float">
            <text:p>2.9046864</text:p>
          </table:table-cell>
          <table:table-cell office:value-type="float" office:value="1.109891" calcext:value-type="float">
            <text:p>1.109891</text:p>
          </table:table-cell>
          <table:table-cell office:value-type="float" office:value="141.52681" calcext:value-type="float">
            <text:p>141.52681</text:p>
          </table:table-cell>
          <table:table-cell office:value-type="float" office:value="4.108338" calcext:value-type="float">
            <text:p>4.108338</text:p>
          </table:table-cell>
          <table:table-cell office:value-type="float" office:value="4.9953305" calcext:value-type="float">
            <text:p>4.9953305</text:p>
          </table:table-cell>
          <table:table-cell office:value-type="float" office:value="42.25521" calcext:value-type="float">
            <text:p>42.25521</text:p>
          </table:table-cell>
          <table:table-cell office:value-type="float" office:value="21.13432" calcext:value-type="float">
            <text:p>21.13432</text:p>
          </table:table-cell>
          <table:table-cell office:value-type="float" office:value="17.273291" calcext:value-type="float">
            <text:p>17.273291</text:p>
          </table:table-cell>
          <table:table-cell office:value-type="float" office:value="73.87091" calcext:value-type="float">
            <text:p>73.87091</text:p>
          </table:table-cell>
          <table:table-cell office:value-type="float" office:value="1.4060299" calcext:value-type="float">
            <text:p>1.4060299</text:p>
          </table:table-cell>
          <table:table-cell office:value-type="float" office:value="13.491407" calcext:value-type="float">
            <text:p>13.491407</text:p>
          </table:table-cell>
          <table:table-cell office:value-type="float" office:value="7.048859" calcext:value-type="float">
            <text:p>7.048859</text:p>
          </table:table-cell>
          <table:table-cell office:value-type="float" office:value="4.763736" calcext:value-type="float">
            <text:p>4.763736</text:p>
          </table:table-cell>
          <table:table-cell office:value-type="float" office:value="8.035044" calcext:value-type="float">
            <text:p>8.035044</text:p>
          </table:table-cell>
          <table:table-cell office:value-type="float" office:value="5.677589" calcext:value-type="float">
            <text:p>5.677589</text:p>
          </table:table-cell>
          <table:table-cell office:value-type="float" office:value="5.492489" calcext:value-type="float">
            <text:p>5.492489</text:p>
          </table:table-cell>
          <table:table-cell office:value-type="float" office:value="181.89741" calcext:value-type="float">
            <text:p>181.89741</text:p>
          </table:table-cell>
          <table:table-cell office:value-type="float" office:value="65.74724" calcext:value-type="float">
            <text:p>65.74724</text:p>
          </table:table-cell>
          <table:table-cell office:value-type="float" office:value="113.09658" calcext:value-type="float">
            <text:p>113.09658</text:p>
          </table:table-cell>
          <table:table-cell office:value-type="float" office:value="1.44915847" calcext:value-type="float">
            <text:p>1.44915847</text:p>
          </table:table-cell>
          <table:table-cell office:value-type="float" office:value="8.798221" calcext:value-type="float">
            <text:p>8.798221</text:p>
          </table:table-cell>
        </table:table-row>
        <table:table-row table:style-name="ro2">
          <table:table-cell office:value-type="string" calcext:value-type="string">
            <text:p>TCGA-44-6146-01A-11R-1755-07</text:p>
          </table:table-cell>
          <table:table-cell office:value-type="string" calcext:value-type="string">
            <text:p>LUAD</text:p>
          </table:table-cell>
          <table:table-cell office:value-type="float" office:value="14.9958529" calcext:value-type="float">
            <text:p>14.9958529</text:p>
          </table:table-cell>
          <table:table-cell office:value-type="float" office:value="11.101745" calcext:value-type="float">
            <text:p>11.101745</text:p>
          </table:table-cell>
          <table:table-cell office:value-type="float" office:value="73.73154" calcext:value-type="float">
            <text:p>73.73154</text:p>
          </table:table-cell>
          <table:table-cell office:value-type="float" office:value="2088.157" calcext:value-type="float">
            <text:p>2088.157</text:p>
          </table:table-cell>
          <table:table-cell office:value-type="float" office:value="36.157987" calcext:value-type="float">
            <text:p>36.157987</text:p>
          </table:table-cell>
          <table:table-cell office:value-type="float" office:value="101.71614" calcext:value-type="float">
            <text:p>101.71614</text:p>
          </table:table-cell>
          <table:table-cell office:value-type="float" office:value="6.710079" calcext:value-type="float">
            <text:p>6.710079</text:p>
          </table:table-cell>
          <table:table-cell office:value-type="float" office:value="36.017301" calcext:value-type="float">
            <text:p>36.017301</text:p>
          </table:table-cell>
          <table:table-cell office:value-type="float" office:value="93.537955" calcext:value-type="float">
            <text:p>93.537955</text:p>
          </table:table-cell>
          <table:table-cell office:value-type="float" office:value="115.52378" calcext:value-type="float">
            <text:p>115.52378</text:p>
          </table:table-cell>
          <table:table-cell office:value-type="float" office:value="3.842274" calcext:value-type="float">
            <text:p>3.842274</text:p>
          </table:table-cell>
          <table:table-cell office:value-type="float" office:value="23.52899" calcext:value-type="float">
            <text:p>23.52899</text:p>
          </table:table-cell>
          <table:table-cell office:value-type="float" office:value="8.872462" calcext:value-type="float">
            <text:p>8.872462</text:p>
          </table:table-cell>
          <table:table-cell office:value-type="float" office:value="1.901567" calcext:value-type="float">
            <text:p>1.901567</text:p>
          </table:table-cell>
          <table:table-cell office:value-type="float" office:value="51.354083" calcext:value-type="float">
            <text:p>51.354083</text:p>
          </table:table-cell>
          <table:table-cell office:value-type="float" office:value="22.726986" calcext:value-type="float">
            <text:p>22.726986</text:p>
          </table:table-cell>
          <table:table-cell office:value-type="float" office:value="8.405519" calcext:value-type="float">
            <text:p>8.405519</text:p>
          </table:table-cell>
          <table:table-cell office:value-type="float" office:value="0.79784366" calcext:value-type="float">
            <text:p>0.79784366</text:p>
          </table:table-cell>
          <table:table-cell office:value-type="float" office:value="83.91566" calcext:value-type="float">
            <text:p>83.91566</text:p>
          </table:table-cell>
          <table:table-cell office:value-type="float" office:value="503.0984" calcext:value-type="float">
            <text:p>503.0984</text:p>
          </table:table-cell>
          <table:table-cell office:value-type="float" office:value="66.97131" calcext:value-type="float">
            <text:p>66.97131</text:p>
          </table:table-cell>
          <table:table-cell office:value-type="float" office:value="6.3259116" calcext:value-type="float">
            <text:p>6.3259116</text:p>
          </table:table-cell>
          <table:table-cell office:value-type="float" office:value="0.09731245" calcext:value-type="float">
            <text:p>0.09731245</text:p>
          </table:table-cell>
          <table:table-cell office:value-type="float" office:value="10.388996" calcext:value-type="float">
            <text:p>10.388996</text:p>
          </table:table-cell>
          <table:table-cell office:value-type="float" office:value="0.94700217" calcext:value-type="float">
            <text:p>0.94700217</text:p>
          </table:table-cell>
          <table:table-cell office:value-type="float" office:value="39.492338" calcext:value-type="float">
            <text:p>39.492338</text:p>
          </table:table-cell>
          <table:table-cell office:value-type="float" office:value="5.6419309" calcext:value-type="float">
            <text:p>5.6419309</text:p>
          </table:table-cell>
          <table:table-cell office:value-type="float" office:value="5.7861822" calcext:value-type="float">
            <text:p>5.7861822</text:p>
          </table:table-cell>
          <table:table-cell office:value-type="float" office:value="1.7866159" calcext:value-type="float">
            <text:p>1.7866159</text:p>
          </table:table-cell>
          <table:table-cell office:value-type="float" office:value="228.58037" calcext:value-type="float">
            <text:p>228.58037</text:p>
          </table:table-cell>
          <table:table-cell office:value-type="float" office:value="4.194376" calcext:value-type="float">
            <text:p>4.194376</text:p>
          </table:table-cell>
          <table:table-cell office:value-type="float" office:value="5.2984383" calcext:value-type="float">
            <text:p>5.2984383</text:p>
          </table:table-cell>
          <table:table-cell office:value-type="float" office:value="23.94929" calcext:value-type="float">
            <text:p>23.94929</text:p>
          </table:table-cell>
          <table:table-cell office:value-type="float" office:value="7.236097" calcext:value-type="float">
            <text:p>7.236097</text:p>
          </table:table-cell>
          <table:table-cell office:value-type="float" office:value="32.38569" calcext:value-type="float">
            <text:p>32.38569</text:p>
          </table:table-cell>
          <table:table-cell office:value-type="float" office:value="65.912" calcext:value-type="float">
            <text:p>65.912</text:p>
          </table:table-cell>
          <table:table-cell office:value-type="float" office:value="0.9257377" calcext:value-type="float">
            <text:p>0.9257377</text:p>
          </table:table-cell>
          <table:table-cell office:value-type="float" office:value="15.475384" calcext:value-type="float">
            <text:p>15.475384</text:p>
          </table:table-cell>
          <table:table-cell office:value-type="float" office:value="10.152695" calcext:value-type="float">
            <text:p>10.152695</text:p>
          </table:table-cell>
          <table:table-cell office:value-type="float" office:value="6.257704" calcext:value-type="float">
            <text:p>6.257704</text:p>
          </table:table-cell>
          <table:table-cell office:value-type="float" office:value="8.293788" calcext:value-type="float">
            <text:p>8.293788</text:p>
          </table:table-cell>
          <table:table-cell office:value-type="float" office:value="9.177478" calcext:value-type="float">
            <text:p>9.177478</text:p>
          </table:table-cell>
          <table:table-cell office:value-type="float" office:value="6.67643" calcext:value-type="float">
            <text:p>6.67643</text:p>
          </table:table-cell>
          <table:table-cell office:value-type="float" office:value="238.65746" calcext:value-type="float">
            <text:p>238.65746</text:p>
          </table:table-cell>
          <table:table-cell office:value-type="float" office:value="48.4645" calcext:value-type="float">
            <text:p>48.4645</text:p>
          </table:table-cell>
          <table:table-cell office:value-type="float" office:value="189.0994" calcext:value-type="float">
            <text:p>189.0994</text:p>
          </table:table-cell>
          <table:table-cell office:value-type="float" office:value="1.01357784" calcext:value-type="float">
            <text:p>1.01357784</text:p>
          </table:table-cell>
          <table:table-cell office:value-type="float" office:value="8.623116" calcext:value-type="float">
            <text:p>8.623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rita Maurya</meta:initial-creator>
    <meta:creation-date>2025-02-27T00:14:11.189348129</meta:creation-date>
    <dc:date>2025-02-27T00:16:33.236304281</dc:date>
    <dc:creator>Sarita Maurya</dc:creator>
    <meta:editing-duration>PT2M24S</meta:editing-duration>
    <meta:editing-cycles>1</meta:editing-cycles>
    <meta:document-statistic meta:table-count="1" meta:cell-count="8600" meta:object-count="0"/>
    <meta:generator>LibreOffice/7.3.7.2$Linux_X86_64 LibreOffice_project/30$Build-2</meta:generator>
  </office:meta>
</office:document-meta>
</file>